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2.0167in"/>
    </style:style>
    <style:style style:name="Table1.B" style:family="table-column">
      <style:table-column-properties style:column-width="1.5104in"/>
    </style:style>
    <style:style style:name="Table1.C" style:family="table-column">
      <style:table-column-properties style:column-width="1.4903in"/>
    </style:style>
    <style:style style:name="Table1.D" style:family="table-column">
      <style:table-column-properties style:column-width="1.6743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875in" fo:margin-left="0in" fo:margin-top="0in" fo:margin-bottom="0in" table:align="left"/>
    </style:style>
    <style:style style:name="Table2.A" style:family="table-column">
      <style:table-column-properties style:column-width="0.9056in"/>
    </style:style>
    <style:style style:name="Table2.B" style:family="table-column">
      <style:table-column-properties style:column-width="2.8229in"/>
    </style:style>
    <style:style style:name="Table2.C" style:family="table-column">
      <style:table-column-properties style:column-width="2.95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4.0313in" fo:margin-left="0.4729in" fo:margin-top="0in" fo:margin-bottom="0in" table:align="left"/>
    </style:style>
    <style:style style:name="Table3.A" style:family="table-column">
      <style:table-column-properties style:column-width="1.0306in"/>
    </style:style>
    <style:style style:name="Table3.B" style:family="table-column">
      <style:table-column-properties style:column-width="0.9896in"/>
    </style:style>
    <style:style style:name="Table3.C" style:family="table-column">
      <style:table-column-properties style:column-width="1.0208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5.0625in" fo:margin-left="0.4729in" fo:margin-top="0in" fo:margin-bottom="0in" table:align="left"/>
    </style:style>
    <style:style style:name="Table4.A" style:family="table-column">
      <style:table-column-properties style:column-width="1.0097in"/>
    </style:style>
    <style:style style:name="Table4.C" style:family="table-column">
      <style:table-column-properties style:column-width="1.0208in"/>
    </style:style>
    <style:style style:name="Table4.D" style:family="table-column">
      <style:table-column-properties style:column-width="0.9896in"/>
    </style:style>
    <style:style style:name="Table4.E" style:family="table-column">
      <style:table-column-properties style:column-width="1.032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E1" style:family="table-cell">
      <style:table-cell-properties fo:padding-left="0.0785in" fo:padding-right="0.075in" fo:padding-top="0in" fo:padding-bottom="0in" fo:border="0.5pt solid #000000"/>
    </style:style>
    <style:style style:name="Table5" style:family="table">
      <style:table-properties style:width="5.0625in" fo:margin-left="0.4729in" fo:margin-top="0in" fo:margin-bottom="0in" table:align="left"/>
    </style:style>
    <style:style style:name="Table5.A" style:family="table-column">
      <style:table-column-properties style:column-width="1.0097in"/>
    </style:style>
    <style:style style:name="Table5.C" style:family="table-column">
      <style:table-column-properties style:column-width="1.0208in"/>
    </style:style>
    <style:style style:name="Table5.D" style:family="table-column">
      <style:table-column-properties style:column-width="0.9896in"/>
    </style:style>
    <style:style style:name="Table5.E" style:family="table-column">
      <style:table-column-properties style:column-width="1.032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E1" style:family="table-cell">
      <style:table-cell-properties fo:padding-left="0.0785in" fo:padding-right="0.075in" fo:padding-top="0in" fo:padding-bottom="0in" fo:border="0.5pt solid #000000"/>
    </style:style>
    <style:style style:name="Table6" style:family="table">
      <style:table-properties style:width="4.0313in" fo:margin-left="0.4729in" fo:margin-top="0in" fo:margin-bottom="0in" table:align="left"/>
    </style:style>
    <style:style style:name="Table6.A" style:family="table-column">
      <style:table-column-properties style:column-width="1.0306in"/>
    </style:style>
    <style:style style:name="Table6.B" style:family="table-column">
      <style:table-column-properties style:column-width="0.9896in"/>
    </style:style>
    <style:style style:name="Table6.C" style:family="table-column">
      <style:table-column-properties style:column-width="1.0208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D1" style:family="table-cell">
      <style:table-cell-properties fo:padding-left="0.0785in" fo:padding-right="0.075in" fo:padding-top="0in" fo:padding-bottom="0in" fo:border="0.5pt solid #000000"/>
    </style:style>
    <style:style style:name="Table7" style:family="table">
      <style:table-properties style:width="5.0625in" fo:margin-left="0.4729in" fo:margin-top="0in" fo:margin-bottom="0in" table:align="left"/>
    </style:style>
    <style:style style:name="Table7.A" style:family="table-column">
      <style:table-column-properties style:column-width="1.0097in"/>
    </style:style>
    <style:style style:name="Table7.C" style:family="table-column">
      <style:table-column-properties style:column-width="1.0208in"/>
    </style:style>
    <style:style style:name="Table7.D" style:family="table-column">
      <style:table-column-properties style:column-width="0.9896in"/>
    </style:style>
    <style:style style:name="Table7.E" style:family="table-column">
      <style:table-column-properties style:column-width="1.0326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E1" style:family="table-cell">
      <style:table-cell-properties fo:padding-left="0.0785in" fo:padding-right="0.075in" fo:padding-top="0in" fo:padding-bottom="0in" fo:border="0.5pt solid #000000"/>
    </style:style>
    <style:style style:name="Table8" style:family="table">
      <style:table-properties style:width="5.5125in" fo:margin-left="0.4729in" fo:margin-top="0in" fo:margin-bottom="0in" table:align="left"/>
    </style:style>
    <style:style style:name="Table8.A" style:family="table-column">
      <style:table-column-properties style:column-width="1.0292in"/>
    </style:style>
    <style:style style:name="Table8.B" style:family="table-column">
      <style:table-column-properties style:column-width="4.4826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4.3333in" fo:margin-left="0.5382in" fo:margin-top="0in" fo:margin-bottom="0in" table:align="left"/>
    </style:style>
    <style:style style:name="Table9.A" style:family="table-column">
      <style:table-column-properties style:column-width="0.6188in"/>
    </style:style>
    <style:style style:name="Table9.B" style:family="table-column">
      <style:table-column-properties style:column-width="0.6194in"/>
    </style:style>
    <style:style style:name="Table9.G" style:family="table-column">
      <style:table-column-properties style:column-width="0.617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9.2" style:family="table-row">
      <style:table-row-properties style:min-row-height="0.3056in" fo:keep-together="auto"/>
    </style:style>
    <style:style style:name="Table10" style:family="table">
      <style:table-properties style:width="5.5097in" fo:margin-left="0.5486in" fo:margin-top="0in" fo:margin-bottom="0in" table:align="left"/>
    </style:style>
    <style:style style:name="Table10.A" style:family="table-column">
      <style:table-column-properties style:column-width="0.6118in"/>
    </style:style>
    <style:style style:name="Table10.C" style:family="table-column">
      <style:table-column-properties style:column-width="0.612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0.2" style:family="table-row">
      <style:table-row-properties style:min-row-height="0.3056in" fo:keep-together="auto"/>
    </style:style>
    <style:style style:name="Table11" style:family="table">
      <style:table-properties style:width="1.9792in" fo:margin-left="1.1396in" fo:margin-top="0in" fo:margin-bottom="0in" table:align="left"/>
    </style:style>
    <style:style style:name="Table11.A" style:family="table-column">
      <style:table-column-properties style:column-width="0.7417in"/>
    </style:style>
    <style:style style:name="Table11.B" style:family="table-column">
      <style:table-column-properties style:column-width="1.2368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0.5pt solid #000000"/>
    </style:style>
    <style:style style:name="Table12" style:family="table">
      <style:table-properties style:width="1.4972in" fo:margin-left="0.9833in" fo:margin-top="0in" fo:margin-bottom="0in" table:align="left"/>
    </style:style>
    <style:style style:name="Table12.A" style:family="table-column">
      <style:table-column-properties style:column-width="0.3507in"/>
    </style:style>
    <style:style style:name="Table12.B" style:family="table-column">
      <style:table-column-properties style:column-width="1.1458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2.266in" fo:margin-left="0.9833in" fo:margin-top="0in" fo:margin-bottom="0in" table:align="left"/>
    </style:style>
    <style:style style:name="Table13.A" style:family="table-column">
      <style:table-column-properties style:column-width="0.3507in"/>
    </style:style>
    <style:style style:name="Table13.B" style:family="table-column">
      <style:table-column-properties style:column-width="1.9146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B1" style:family="table-cell">
      <style:table-cell-properties fo:padding-left="0.0785in" fo:padding-right="0.075in" fo:padding-top="0in" fo:padding-bottom="0in" fo:border="0.5pt solid #000000"/>
    </style:style>
    <style:style style:name="Table14" style:family="table">
      <style:table-properties style:width="4.2451in" fo:margin-left="0.9833in" fo:margin-top="0in" fo:margin-bottom="0in" table:align="left"/>
    </style:style>
    <style:style style:name="Table14.A" style:family="table-column">
      <style:table-column-properties style:column-width="0.3493in"/>
    </style:style>
    <style:style style:name="Table14.B" style:family="table-column">
      <style:table-column-properties style:column-width="3.8951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B1" style:family="table-cell">
      <style:table-cell-properties fo:padding-left="0.0785in" fo:padding-right="0.075in" fo:padding-top="0in" fo:padding-bottom="0in" fo:border="0.5pt solid #000000"/>
    </style:style>
    <style:style style:name="Table15" style:family="table">
      <style:table-properties style:width="1.2104in" fo:margin-left="0.9833in" fo:margin-top="0in" fo:margin-bottom="0in" table:align="left"/>
    </style:style>
    <style:style style:name="Table15.A" style:family="table-column">
      <style:table-column-properties style:column-width="0.3486in"/>
    </style:style>
    <style:style style:name="Table15.B" style:family="table-column">
      <style:table-column-properties style:column-width="0.8611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B1" style:family="table-cell">
      <style:table-cell-properties fo:padding-left="0.0785in" fo:padding-right="0.075in" fo:padding-top="0in" fo:padding-bottom="0in" fo:border="0.5pt solid #000000"/>
    </style:style>
    <style:style style:name="Table16" style:family="table">
      <style:table-properties style:width="4.0313in" fo:margin-left="0.4729in" fo:margin-top="0in" fo:margin-bottom="0in" table:align="left"/>
    </style:style>
    <style:style style:name="Table16.A" style:family="table-column">
      <style:table-column-properties style:column-width="1.0306in"/>
    </style:style>
    <style:style style:name="Table16.B" style:family="table-column">
      <style:table-column-properties style:column-width="0.9896in"/>
    </style:style>
    <style:style style:name="Table16.C" style:family="table-column">
      <style:table-column-properties style:column-width="1.0208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D1" style:family="table-cell">
      <style:table-cell-properties fo:padding-left="0.0785in" fo:padding-right="0.075in" fo:padding-top="0in" fo:padding-bottom="0in" fo:border="0.5pt solid #000000"/>
    </style:style>
    <style:style style:name="Table17" style:family="table">
      <style:table-properties style:width="5.0625in" fo:margin-left="0.4729in" fo:margin-top="0in" fo:margin-bottom="0in" table:align="left"/>
    </style:style>
    <style:style style:name="Table17.A" style:family="table-column">
      <style:table-column-properties style:column-width="1.0097in"/>
    </style:style>
    <style:style style:name="Table17.C" style:family="table-column">
      <style:table-column-properties style:column-width="1.0208in"/>
    </style:style>
    <style:style style:name="Table17.D" style:family="table-column">
      <style:table-column-properties style:column-width="0.9896in"/>
    </style:style>
    <style:style style:name="Table17.E" style:family="table-column">
      <style:table-column-properties style:column-width="1.0326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E1" style:family="table-cell">
      <style:table-cell-properties fo:padding-left="0.0785in" fo:padding-right="0.075in" fo:padding-top="0in" fo:padding-bottom="0in" fo:border="0.5pt solid #000000"/>
    </style:style>
    <style:style style:name="Table18" style:family="table">
      <style:table-properties style:width="5.0625in" fo:margin-left="0.4729in" fo:margin-top="0in" fo:margin-bottom="0in" table:align="left"/>
    </style:style>
    <style:style style:name="Table18.A" style:family="table-column">
      <style:table-column-properties style:column-width="1.0097in"/>
    </style:style>
    <style:style style:name="Table18.C" style:family="table-column">
      <style:table-column-properties style:column-width="1.0208in"/>
    </style:style>
    <style:style style:name="Table18.D" style:family="table-column">
      <style:table-column-properties style:column-width="0.9896in"/>
    </style:style>
    <style:style style:name="Table18.E" style:family="table-column">
      <style:table-column-properties style:column-width="1.0326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E1" style:family="table-cell">
      <style:table-cell-properties fo:padding-left="0.0785in" fo:padding-right="0.075in" fo:padding-top="0in" fo:padding-bottom="0in" fo:border="0.5pt solid #000000"/>
    </style:style>
    <style:style style:name="Table19" style:family="table">
      <style:table-properties style:width="2.3958in" fo:margin-left="0.9833in" fo:margin-top="0in" fo:margin-bottom="0in" table:align="left"/>
    </style:style>
    <style:style style:name="Table19.A" style:family="table-column">
      <style:table-column-properties style:column-width="0.3479in"/>
    </style:style>
    <style:style style:name="Table19.B" style:family="table-column">
      <style:table-column-properties style:column-width="2.0472in"/>
    </style:style>
    <style:style style:name="Table19.1" style:family="table-row">
      <style:table-row-properties fo:keep-together="auto"/>
    </style:style>
    <style:style style:name="Table19.A1" style:family="table-cell">
      <style:table-cell-properties fo:padding-left="0.0785in" fo:padding-right="0.075in" fo:padding-top="0in" fo:padding-bottom="0in" fo:border-left="0.5pt solid #000000" fo:border-right="none" fo:border-top="0.5pt solid #000000" fo:border-bottom="0.5pt solid #000000"/>
    </style:style>
    <style:style style:name="Table19.B1" style:family="table-cell">
      <style:table-cell-properties fo:padding-left="0.0785in" fo:padding-right="0.075in" fo:padding-top="0in" fo:padding-bottom="0in" fo:border="0.5pt solid #000000"/>
    </style:style>
    <style:style style:name="Table20" style:family="table">
      <style:table-properties style:width="4.0313in" fo:margin-left="0.4729in" fo:margin-top="0in" fo:margin-bottom="0in" table:align="left"/>
    </style:style>
    <style:style style:name="Table20.A" style:family="table-column">
      <style:table-column-properties style:column-width="1.0306in"/>
    </style:style>
    <style:style style:name="Table20.B" style:family="table-column">
      <style:table-column-properties style:column-width="0.9896in"/>
    </style:style>
    <style:style style:name="Table20.C" style:family="table-column">
      <style:table-column-properties style:column-width="1.0208in"/>
    </style:style>
    <style:style style:name="Table20.1" style:family="table-row">
      <style:table-row-properties fo:keep-together="auto"/>
    </style:style>
    <style:style style:name="Table20.A1" style:family="table-cell">
      <style:table-cell-properties fo:padding-left="0.0785in" fo:padding-right="0.075in" fo:padding-top="0in" fo:padding-bottom="0in" fo:border-left="0.5pt solid #000000" fo:border-right="none" fo:border-top="0.5pt solid #000000" fo:border-bottom="0.5pt solid #000000"/>
    </style:style>
    <style:style style:name="Table20.D1" style:family="table-cell">
      <style:table-cell-properties fo:padding-left="0.0785in" fo:padding-right="0.075in" fo:padding-top="0in" fo:padding-bottom="0in" fo:border="0.5pt solid #000000"/>
    </style:style>
    <style:style style:name="Table21" style:family="table">
      <style:table-properties style:width="5.0625in" fo:margin-left="0.4729in" fo:margin-top="0in" fo:margin-bottom="0in" table:align="left"/>
    </style:style>
    <style:style style:name="Table21.A" style:family="table-column">
      <style:table-column-properties style:column-width="1.0097in"/>
    </style:style>
    <style:style style:name="Table21.C" style:family="table-column">
      <style:table-column-properties style:column-width="1.0208in"/>
    </style:style>
    <style:style style:name="Table21.D" style:family="table-column">
      <style:table-column-properties style:column-width="0.9896in"/>
    </style:style>
    <style:style style:name="Table21.E" style:family="table-column">
      <style:table-column-properties style:column-width="1.0326in"/>
    </style:style>
    <style:style style:name="Table21.1" style:family="table-row">
      <style:table-row-properties fo:keep-together="auto"/>
    </style:style>
    <style:style style:name="Table21.A1" style:family="table-cell">
      <style:table-cell-properties fo:padding-left="0.0785in" fo:padding-right="0.075in" fo:padding-top="0in" fo:padding-bottom="0in" fo:border-left="0.5pt solid #000000" fo:border-right="none" fo:border-top="0.5pt solid #000000" fo:border-bottom="0.5pt solid #000000"/>
    </style:style>
    <style:style style:name="Table21.E1" style:family="table-cell">
      <style:table-cell-properties fo:padding-left="0.0785in" fo:padding-right="0.075in" fo:padding-top="0in" fo:padding-bottom="0in" fo:border="0.5pt solid #000000"/>
    </style:style>
    <style:style style:name="Table22" style:family="table">
      <style:table-properties style:width="5.0521in" fo:margin-left="0.4889in" fo:margin-top="0in" fo:margin-bottom="0in" table:align="left"/>
    </style:style>
    <style:style style:name="Table22.A" style:family="table-column">
      <style:table-column-properties style:column-width="1.0542in"/>
    </style:style>
    <style:style style:name="Table22.B" style:family="table-column">
      <style:table-column-properties style:column-width="1.1979in"/>
    </style:style>
    <style:style style:name="Table22.C" style:family="table-column">
      <style:table-column-properties style:column-width="2.8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3" style:family="table">
      <style:table-properties style:width="6.6771in" fo:margin-left="0in" fo:margin-top="0in" fo:margin-bottom="0in" table:align="left"/>
    </style:style>
    <style:style style:name="Table23.A" style:family="table-column">
      <style:table-column-properties style:column-width="1.3125in"/>
    </style:style>
    <style:style style:name="Table23.B" style:family="table-column">
      <style:table-column-properties style:column-width="1.4375in"/>
    </style:style>
    <style:style style:name="Table23.C" style:family="table-column">
      <style:table-column-properties style:column-width="3.9271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C1" style:family="table-cell">
      <style:table-cell-properties fo:padding-left="0.0785in" fo:padding-right="0.075in" fo:padding-top="0in" fo:padding-bottom="0in" fo:border="0.5pt solid #000000"/>
    </style:style>
    <style:style style:name="Table24" style:family="table">
      <style:table-properties style:width="6.6924in" fo:margin-left="0in" fo:margin-top="0in" fo:margin-bottom="0in" table:align="left"/>
    </style:style>
    <style:style style:name="Table24.A" style:family="table-column">
      <style:table-column-properties style:column-width="1.7563in"/>
    </style:style>
    <style:style style:name="Table24.B" style:family="table-column">
      <style:table-column-properties style:column-width="0.7167in"/>
    </style:style>
    <style:style style:name="Table24.C" style:family="table-column">
      <style:table-column-properties style:column-width="0.4292in"/>
    </style:style>
    <style:style style:name="Table24.D" style:family="table-column">
      <style:table-column-properties style:column-width="0.4694in"/>
    </style:style>
    <style:style style:name="Table24.E" style:family="table-column">
      <style:table-column-properties style:column-width="3.3208in"/>
    </style:style>
    <style:style style:name="Table24.1" style:family="table-row">
      <style:table-row-properties fo:keep-together="auto"/>
    </style:style>
    <style:style style:name="Table24.A1" style:family="table-cell">
      <style:table-cell-properties fo:padding-left="0.0785in" fo:padding-right="0.075in" fo:padding-top="0in" fo:padding-bottom="0in" fo:border-left="0.5pt solid #000000" fo:border-right="none" fo:border-top="0.5pt solid #000000" fo:border-bottom="0.5pt solid #000000"/>
    </style:style>
    <style:style style:name="Table24.E1" style:family="table-cell">
      <style:table-cell-properties fo:padding-left="0.0785in" fo:padding-right="0.075in" fo:padding-top="0in" fo:padding-bottom="0in" fo:border="0.5pt solid #000000"/>
    </style:style>
    <style:style style:name="Table25" style:family="table">
      <style:table-properties style:width="6.6924in" fo:margin-left="0in" fo:margin-top="0in" fo:margin-bottom="0in" table:align="left"/>
    </style:style>
    <style:style style:name="Table25.A" style:family="table-column">
      <style:table-column-properties style:column-width="1.7694in"/>
    </style:style>
    <style:style style:name="Table25.B" style:family="table-column">
      <style:table-column-properties style:column-width="0.7167in"/>
    </style:style>
    <style:style style:name="Table25.C" style:family="table-column">
      <style:table-column-properties style:column-width="0.4292in"/>
    </style:style>
    <style:style style:name="Table25.D" style:family="table-column">
      <style:table-column-properties style:column-width="0.4694in"/>
    </style:style>
    <style:style style:name="Table25.E" style:family="table-column">
      <style:table-column-properties style:column-width="3.3076in"/>
    </style:style>
    <style:style style:name="Table25.1" style:family="table-row">
      <style:table-row-properties fo:keep-together="auto"/>
    </style:style>
    <style:style style:name="Table25.A1" style:family="table-cell">
      <style:table-cell-properties fo:padding-left="0.0785in" fo:padding-right="0.075in" fo:padding-top="0in" fo:padding-bottom="0in" fo:border-left="0.5pt solid #000000" fo:border-right="none" fo:border-top="0.5pt solid #000000" fo:border-bottom="0.5pt solid #000000"/>
    </style:style>
    <style:style style:name="Table25.E1" style:family="table-cell">
      <style:table-cell-properties fo:padding-left="0.0785in" fo:padding-right="0.075in" fo:padding-top="0in" fo:padding-bottom="0in" fo:border="0.5pt solid #000000"/>
    </style:style>
    <style:style style:name="Table26" style:family="table">
      <style:table-properties style:width="6.9264in" fo:margin-left="0in" fo:margin-top="0in" fo:margin-bottom="0in" table:align="left"/>
    </style:style>
    <style:style style:name="Table26.A" style:family="table-column">
      <style:table-column-properties style:column-width="1.8104in"/>
    </style:style>
    <style:style style:name="Table26.B" style:family="table-column">
      <style:table-column-properties style:column-width="1.7715in"/>
    </style:style>
    <style:style style:name="Table26.C" style:family="table-column">
      <style:table-column-properties style:column-width="1.6722in"/>
    </style:style>
    <style:style style:name="Table26.D" style:family="table-column">
      <style:table-column-properties style:column-width="1.6715in"/>
    </style:style>
    <style:style style:name="Table26.1" style:family="table-row">
      <style:table-row-properties fo:keep-together="auto"/>
    </style:style>
    <style:style style:name="Table26.A1" style:family="table-cell">
      <style:table-cell-properties fo:padding-left="0.0785in" fo:padding-right="0.075in" fo:padding-top="0in" fo:padding-bottom="0in" fo:border-left="0.5pt solid #000000" fo:border-right="none" fo:border-top="0.5pt solid #000000" fo:border-bottom="0.5pt solid #000000"/>
    </style:style>
    <style:style style:name="Table26.D1" style:family="table-cell">
      <style:table-cell-properties fo:padding-left="0.0785in" fo:padding-right="0.075in" fo:padding-top="0in" fo:padding-bottom="0in" fo:border="0.5pt solid #000000"/>
    </style:style>
    <style:style style:name="P1" style:family="paragraph" style:parent-style-name="Standard">
      <style:text-properties style:font-name="Courier New" fo:font-size="12pt" fo:font-weight="normal" style:font-name-asian="Courier New1" style:font-size-asian="12pt" style:font-weight-asian="normal" style:font-name-complex="Courier New1" style:font-size-complex="12pt"/>
    </style:style>
    <style:style style:name="P2" style:family="paragraph" style:parent-style-name="Standard" style:list-style-name="WWNum3">
      <style:text-properties style:font-name="Courier New" fo:font-size="12pt" fo:font-weight="normal" style:font-name-asian="Courier New1" style:font-size-asian="12pt" style:font-weight-asian="normal" style:font-name-complex="Courier New1" style:font-size-complex="12pt"/>
    </style:style>
    <style:style style:name="P3" style:family="paragraph" style:parent-style-name="Standard">
      <style:text-properties style:font-name="Courier New" style:font-name-asian="Courier New1" style:font-name-complex="Courier New1"/>
    </style:style>
    <style:style style:name="P4" style:family="paragraph" style:parent-style-name="Standard" style:list-style-name="WWNum3">
      <style:text-properties style:font-name="Courier New" style:font-name-asian="Courier New1" style:font-name-complex="Courier New1"/>
    </style:style>
    <style:style style:name="P5" style:family="paragraph" style:parent-style-name="Standard" style:list-style-name="WWNum3">
      <style:text-properties style:font-name="Courier New" style:text-underline-style="none" style:font-name-asian="Courier New1" style:font-name-complex="Courier New1"/>
    </style:style>
    <style:style style:name="P6" style:family="paragraph" style:parent-style-name="Standard">
      <style:text-properties style:font-name="Times New Roman" fo:font-size="12pt" fo:font-weight="normal" style:font-name-asian="Times New Roman1" style:font-size-asian="12pt" style:font-weight-asian="normal" style:font-name-complex="Times New Roman1" style:font-size-complex="12pt"/>
    </style:style>
    <style:style style:name="P7" style:family="paragraph" style:parent-style-name="Standard" style:list-style-name="WWNum3">
      <style:text-properties style:font-name="Times New Roman" fo:font-size="12pt" fo:font-weight="normal" style:font-name-asian="Times New Roman1" style:font-size-asian="12pt" style:font-weight-asian="normal" style:font-name-complex="Times New Roman1" style:font-size-complex="12pt"/>
    </style:style>
    <style:style style:name="P8" style:family="paragraph" style:parent-style-name="Standard" style:list-style-name="WWNum3"/>
    <style:style style:name="P9" style:family="paragraph" style:parent-style-name="Standard">
      <style:paragraph-properties fo:text-align="center" style:justify-single-word="false"/>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4"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1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padding="0in" fo:border="none" fo:keep-with-next="auto"/>
    </style:style>
    <style:style style:name="P18" style:family="paragraph" style:parent-style-name="Standard">
      <style:paragraph-properties fo:margin-left="0in" fo:margin-right="0in" fo:margin-top="0in" fo:margin-bottom="0.0835in" loext:contextual-spacing="false" fo:line-height="100%" fo:text-indent="0in" style:auto-text-indent="false"/>
    </style:style>
    <style:style style:name="P19"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style:font-name="Arial" fo:font-size="16pt" fo:font-weight="bold" style:font-name-asian="Arial1" style:font-size-asian="16pt" style:font-weight-asian="bold" style:font-name-complex="Arial1" style:font-size-complex="16pt"/>
    </style:style>
    <style:style style:name="P20"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page" fo:padding="0in" fo:border="none" fo:keep-with-next="alway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29"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30" style:family="paragraph" style:parent-style-name="Standard">
      <style:paragraph-properties fo:margin-left="0in" fo:margin-right="0in" fo:text-indent="0in" style:auto-text-indent="false"/>
      <style:text-properties style:font-name="Courier New" fo:font-size="10pt" style:font-name-asian="Courier New1" style:font-size-asian="10pt" style:font-name-complex="Courier New1" style:font-size-complex="10pt"/>
    </style:style>
    <style:style style:name="P3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style>
    <style:style style:name="P32"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35" style:family="paragraph" style:parent-style-name="Standard">
      <style:paragraph-properties fo:margin-left="0in" fo:margin-right="0in" fo:margin-top="0in" fo:margin-bottom="0.0835in" loext:contextual-spacing="false" fo:line-height="100%" fo:text-indent="0in" style:auto-text-indent="false"/>
    </style:style>
    <style:style style:name="P36"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37"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38" style:family="paragraph" style:parent-style-name="Standard">
      <style:paragraph-properties fo:margin-left="0.5in" fo:margin-right="0in" fo:margin-top="0.0417in" fo:margin-bottom="0in" loext:contextual-spacing="false" fo:line-height="100%" fo:text-indent="0in" style:auto-text-indent="false">
        <style:tab-stops>
          <style:tab-stop style:position="6.6925in" style:type="right"/>
        </style:tab-stops>
      </style:paragraph-properties>
    </style:style>
    <style:style style:name="P39" style:family="paragraph" style:parent-style-name="Standard">
      <style:paragraph-properties fo:margin-left="0.5in" fo:margin-right="0in" fo:margin-top="0in" fo:margin-bottom="0.0835in" loext:contextual-spacing="false" fo:line-height="100%" fo:text-indent="0in" style:auto-text-indent="false"/>
    </style:style>
    <style:style style:name="P40" style:family="paragraph" style:parent-style-name="Standard">
      <style:paragraph-properties fo:margin-top="0in" fo:margin-bottom="0.0835in" loext:contextual-spacing="false" fo:line-height="100%"/>
    </style:style>
    <style:style style:name="P41" style:family="paragraph" style:parent-style-name="Standard">
      <style:paragraph-properties fo:margin-left="0.4902in" fo:margin-right="0in" fo:text-indent="0in" style:auto-text-indent="false"/>
    </style:style>
    <style:style style:name="P42" style:family="paragraph" style:parent-style-name="Standard">
      <style:paragraph-properties fo:margin-left="0.4902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43"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44" style:family="paragraph" style:parent-style-name="Standard">
      <style:paragraph-properties fo:margin-left="0.4902in" fo:margin-right="0in" fo:text-indent="0in" style:auto-text-indent="false"/>
      <style:text-properties fo:font-size="12pt" fo:font-weight="normal" style:font-size-asian="12pt" style:font-weight-asian="normal" style:font-size-complex="12pt"/>
    </style:style>
    <style:style style:name="P45"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46"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47" style:family="paragraph" style:parent-style-name="Standard" style:list-style-name="WWNum4">
      <style:paragraph-properties fo:margin-left="0.5in" fo:margin-right="0in" fo:text-indent="-0.25in" style:auto-text-indent="false"/>
    </style:style>
    <style:style style:name="P48" style:family="paragraph" style:parent-style-name="Standard" style:list-style-name="WWNum5">
      <style:paragraph-properties fo:margin-left="0.5in" fo:margin-right="0in" fo:text-indent="-0.25in" style:auto-text-indent="false"/>
    </style:style>
    <style:style style:name="P49" style:family="paragraph" style:parent-style-name="Standard" style:list-style-name="WWNum9">
      <style:paragraph-properties fo:margin-left="0.5in" fo:margin-right="0in" fo:text-indent="-0.25in" style:auto-text-indent="false"/>
    </style:style>
    <style:style style:name="P50" style:family="paragraph" style:parent-style-name="Standard" style:list-style-name="WWNum1">
      <style:paragraph-properties fo:margin-left="0.5in" fo:margin-right="0in" fo:text-indent="-0.25in" style:auto-text-indent="false"/>
    </style:style>
    <style:style style:name="P51" style:family="paragraph" style:parent-style-name="Standard" style:list-style-name="WWNum7">
      <style:paragraph-properties fo:margin-left="0.5in" fo:margin-right="0in" fo:text-indent="-0.25in" style:auto-text-indent="false"/>
    </style:style>
    <style:style style:name="P52" style:family="paragraph" style:parent-style-name="Standard" style:list-style-name="WWNum11">
      <style:paragraph-properties fo:margin-left="0.5in" fo:margin-right="0in" fo:text-indent="-0.25in" style:auto-text-indent="false"/>
    </style:style>
    <style:style style:name="P53" style:family="paragraph" style:parent-style-name="Standard" style:list-style-name="WWNum14">
      <style:paragraph-properties fo:margin-left="0.5in" fo:margin-right="0in" fo:text-indent="-0.25in" style:auto-text-indent="false"/>
    </style:style>
    <style:style style:name="P54" style:family="paragraph" style:parent-style-name="Standard">
      <style:paragraph-properties fo:margin-left="0.7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55" style:family="paragraph" style:parent-style-name="Standard">
      <style:paragraph-properties fo:margin-left="0in" fo:margin-right="0in" fo:text-indent="0.5in" style:auto-text-indent="false"/>
    </style:style>
    <style:style style:name="P56" style:family="paragraph" style:parent-style-name="Standard">
      <style:paragraph-properties fo:margin-left="0in" fo:margin-right="0in" fo:text-indent="0.5in" style:auto-text-indent="false"/>
      <style:text-properties style:font-name="Courier New" style:font-name-asian="Courier New1" style:font-name-complex="Courier New1"/>
    </style:style>
    <style:style style:name="P57" style:family="paragraph" style:parent-style-name="Standard">
      <style:paragraph-properties fo:margin-left="0in" fo:margin-right="0in" fo:margin-top="0in" fo:margin-bottom="0.0835in" loext:contextual-spacing="false" fo:line-height="100%" fo:text-indent="0.5in" style:auto-text-indent="false"/>
    </style:style>
    <style:style style:name="P58" style:family="paragraph" style:parent-style-name="Standard">
      <style:paragraph-properties fo:margin-left="0.5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59" style:family="paragraph" style:parent-style-name="Standard">
      <style:paragraph-properties fo:margin-left="0.5in" fo:margin-right="0in" fo:margin-top="0in" fo:margin-bottom="0.0835in" loext:contextual-spacing="false" fo:line-height="100%" fo:text-indent="0in" style:auto-text-indent="false"/>
    </style:style>
    <style:style style:name="P60" style:family="paragraph" style:parent-style-name="Standard">
      <style:paragraph-properties fo:margin-left="0in" fo:margin-right="0in" fo:margin-top="0in" fo:margin-bottom="0.0835in" loext:contextual-spacing="false" fo:line-height="100%" fo:text-indent="0.5in" style:auto-text-indent="false"/>
    </style:style>
    <style:style style:name="P6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62" style:family="paragraph" style:parent-style-name="Standard">
      <style:paragraph-properties fo:margin-left="0in" fo:margin-right="0in" fo:text-indent="0.5in" style:auto-text-indent="false"/>
    </style:style>
    <style:style style:name="P63" style:family="paragraph" style:parent-style-name="Standard">
      <style:paragraph-properties fo:margin-left="0.4902in" fo:margin-right="0in" fo:text-indent="0in" style:auto-text-indent="false"/>
    </style:style>
    <style:style style:name="P64"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65" style:family="paragraph" style:parent-style-name="Standard" style:list-style-name="WWNum3">
      <style:paragraph-properties fo:margin-left="0in" fo:margin-right="0in" fo:margin-top="0in" fo:margin-bottom="0.0835in" loext:contextual-spacing="false" fo:line-height="100%" fo:text-indent="-0.5in" style:auto-text-indent="false"/>
    </style:style>
    <style:style style:name="P66" style:family="paragraph" style:parent-style-name="Standard" style:list-style-name="WWNum3">
      <style:paragraph-properties fo:margin-left="0in" fo:margin-right="0in" fo:text-indent="-0.5in" style:auto-text-indent="false"/>
    </style:style>
    <style:style style:name="P67" style:family="paragraph" style:parent-style-name="Standard">
      <style:paragraph-properties fo:margin-left="0in" fo:margin-right="0in" fo:text-indent="0.5in" style:auto-text-indent="false"/>
    </style:style>
    <style:style style:name="P68" style:family="paragraph" style:parent-style-name="Standard">
      <style:paragraph-properties fo:margin-left="0in" fo:margin-right="0in" fo:margin-top="0in" fo:margin-bottom="0.0835in" loext:contextual-spacing="false" fo:line-height="100%" fo:text-indent="0.5in" style:auto-text-indent="false"/>
    </style:style>
    <style:style style:name="P6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70" style:family="paragraph" style:parent-style-name="Standard">
      <style:paragraph-properties fo:margin-left="0in" fo:margin-right="0in" fo:margin-top="0in" fo:margin-bottom="0.0835in" loext:contextual-spacing="false" fo:line-height="100%" fo:text-indent="0in" style:auto-text-indent="false"/>
    </style:style>
    <style:style style:name="P7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72" style:family="paragraph" style:parent-style-name="Standard">
      <style:paragraph-properties fo:margin-left="0in" fo:margin-right="0in" fo:margin-top="0in" fo:margin-bottom="0.0835in" loext:contextual-spacing="false" fo:line-height="100%" fo:text-indent="0.5in" style:auto-text-indent="false"/>
    </style:style>
    <style:style style:name="P73"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74"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5"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6"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7"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8" style:family="paragraph" style:parent-style-name="Standard" style:list-style-name="WWNum6">
      <style:paragraph-properties fo:margin-left="0.5in" fo:margin-right="0in" fo:margin-top="0in" fo:margin-bottom="0.0835in" loext:contextual-spacing="false" fo:line-height="100%" fo:text-indent="-0.25in" style:auto-text-indent="false"/>
    </style:style>
    <style:style style:name="P79" style:family="paragraph" style:parent-style-name="Standard" style:list-style-name="WWNum10">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0" style:family="paragraph" style:parent-style-name="Standard" style:list-style-name="WWNum8">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1" style:family="paragraph" style:parent-style-name="Standard" style:list-style-name="WWNum13">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2" style:family="paragraph" style:parent-style-name="Standard" style:list-style-name="WWNum2">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3" style:family="paragraph" style:parent-style-name="Heading_20_1" style:list-style-name="WWNum3" style:master-page-name="First_20_Page">
      <style:paragraph-properties fo:margin-left="0.3in" fo:margin-right="0in" fo:margin-top="0.1665in" fo:margin-bottom="0.0835in" loext:contextual-spacing="false" fo:line-height="100%" fo:text-indent="-0.3in" style:auto-text-indent="false" style:page-number="1"/>
    </style:style>
    <style:style style:name="P84" style:family="paragraph" style:parent-style-name="Heading_20_1">
      <style:paragraph-properties fo:margin-left="0in" fo:margin-right="0in" fo:text-indent="-0.0102in" style:auto-text-indent="false" fo:break-before="page"/>
    </style:style>
    <style:style style:name="P85" style:family="paragraph" style:parent-style-name="Heading_20_3">
      <style:paragraph-properties fo:margin-left="0in" fo:margin-right="0in" fo:text-indent="-0.5in" style:auto-text-indent="false"/>
    </style:style>
    <style:style style:name="P86" style:family="paragraph" style:parent-style-name="Heading_20_3" style:list-style-name="WWNum3">
      <style:paragraph-properties fo:margin-left="0in" fo:margin-right="0in" fo:text-indent="-0.5in" style:auto-text-indent="false"/>
    </style:style>
    <style:style style:name="P87" style:family="paragraph" style:parent-style-name="Heading_20_3" style:list-style-name="WWNum12">
      <style:paragraph-properties fo:margin-left="0in" fo:margin-right="0in" fo:text-indent="-0.5in" style:auto-text-indent="false"/>
    </style:style>
    <style:style style:name="P88" style:family="paragraph" style:parent-style-name="Heading_20_3" style:list-style-name="WWNum3">
      <style:paragraph-properties fo:margin-left="0in" fo:margin-right="0in" fo:text-indent="-0.5in" style:auto-text-indent="false">
        <style:tab-stops>
          <style:tab-stop style:position="0.0043in"/>
        </style:tab-stops>
      </style:paragraph-properties>
    </style:style>
    <style:style style:name="P89" style:family="paragraph" style:parent-style-name="Heading_20_3" style:list-style-name="WWNum3">
      <style:paragraph-properties fo:margin-left="0in" fo:margin-right="0in" fo:margin-top="0.1665in" fo:margin-bottom="0.0835in" loext:contextual-spacing="false" fo:line-height="100%" fo:text-indent="-0.5in" style:auto-text-indent="false" fo:keep-with-next="always"/>
    </style:style>
    <style:style style:name="P90" style:family="paragraph" style:parent-style-name="Heading_20_3" style:list-style-name="WWNum3">
      <style:paragraph-properties fo:margin-left="0in" fo:margin-right="0in" fo:text-indent="0in" style:auto-text-indent="false"/>
    </style:style>
    <style:style style:name="P91" style:family="paragraph" style:parent-style-name="Heading_20_3">
      <style:paragraph-properties fo:margin-left="0in" fo:margin-right="0in" fo:text-indent="0in" style:auto-text-indent="false"/>
    </style:style>
    <style:style style:name="P92" style:family="paragraph" style:parent-style-name="Heading_20_3">
      <style:paragraph-properties fo:margin-left="0.5in" fo:margin-right="0in" fo:text-indent="0in" style:auto-text-indent="false"/>
    </style:style>
    <style:style style:name="P93" style:family="paragraph" style:parent-style-name="Heading_20_2" style:list-style-name="WWNum3"/>
    <style:style style:name="P94" style:family="paragraph" style:parent-style-name="Heading_20_2" style:list-style-name="WWNum3">
      <style:paragraph-properties fo:margin-left="0in" fo:margin-right="0in" fo:text-indent="-0.3957in" style:auto-text-indent="false"/>
    </style:style>
    <style:style style:name="P95" style:family="paragraph" style:parent-style-name="Heading_20_2" style:list-style-name="WWNum3">
      <style:paragraph-properties fo:margin-left="0in" fo:margin-right="0in" fo:text-indent="-0.3957in" style:auto-text-indent="false" fo:break-before="page"/>
    </style:style>
    <style:style style:name="P96" style:family="paragraph" style:parent-style-name="Heading_20_2">
      <style:paragraph-properties fo:margin-left="0in" fo:margin-right="0in" fo:text-indent="0in" style:auto-text-indent="false"/>
    </style:style>
    <style:style style:name="P97" style:family="paragraph" style:parent-style-name="Heading_20_2">
      <style:paragraph-properties fo:margin-left="0in" fo:margin-right="0in" fo:margin-top="0.1665in" fo:margin-bottom="0.0835in" loext:contextual-spacing="false" fo:line-height="100%" fo:text-indent="0in" style:auto-text-indent="false"/>
    </style:style>
    <style:style style:name="P98" style:family="paragraph" style:parent-style-name="Heading_20_2">
      <style:paragraph-properties fo:margin-left="0in" fo:margin-right="0in" fo:text-indent="0in" style:auto-text-indent="false" fo:break-before="page"/>
    </style:style>
    <style:style style:name="P99" style:family="paragraph" style:parent-style-name="Heading_20_2">
      <style:paragraph-properties fo:margin-left="0in" fo:margin-right="0in" fo:margin-top="0.1665in" fo:margin-bottom="0.0835in" loext:contextual-spacing="false" fo:line-height="100%" fo:text-indent="0in" style:auto-text-indent="false"/>
    </style:style>
    <style:style style:name="P100" style:family="paragraph" style:parent-style-name="Heading_20_2">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6"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7"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8"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9"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2" style:family="text">
      <style:text-properties fo:font-variant="normal" fo:text-transform="none" fo:color="#050505"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50505"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4" style:family="text">
      <style:text-properties fo:font-style="italic" style:font-style-asian="italic"/>
    </style:style>
    <style:style style:name="T15" style:family="text">
      <style:text-properties style:font-name="Courier New" style:font-name-asian="Courier New1" style:font-name-complex="Courier New1"/>
    </style:style>
    <style:style style:name="T16" style:family="text">
      <style:text-properties style:font-name="Courier New" fo:font-size="12pt" fo:font-weight="normal" style:font-name-asian="Courier New1" style:font-size-asian="12pt" style:font-weight-asian="normal" style:font-name-complex="Courier New1" style:font-size-complex="12pt"/>
    </style:style>
    <style:style style:name="T17" style:family="text">
      <style:text-properties style:font-name="Courier New" fo:font-size="12pt" fo:font-style="normal" fo:font-weight="normal" style:font-name-asian="Courier New1" style:font-size-asian="12pt" style:font-style-asian="normal" style:font-weight-asian="normal" style:font-name-complex="Courier New1" style:font-size-complex="12pt"/>
    </style:style>
    <style:style style:name="T18" style:family="text">
      <style:text-properties style:font-name="Courier New" fo:font-size="12pt" fo:font-weight="bold" style:font-name-asian="Courier New1" style:font-size-asian="12pt" style:font-weight-asian="bold" style:font-name-complex="Courier New1" style:font-size-complex="12pt"/>
    </style:style>
    <style:style style:name="T19" style:family="text">
      <style:text-properties style:font-name="Courier New" fo:font-size="12pt" style:font-name-asian="Courier New1" style:font-size-asian="12pt" style:font-name-complex="Courier New1" style:font-size-complex="12pt"/>
    </style:style>
    <style:style style:name="T20" style:family="text">
      <style:text-properties style:font-name="Courier New" fo:font-weight="bold" style:font-name-asian="Courier New1" style:font-weight-asian="bold" style:font-name-complex="Courier New1"/>
    </style:style>
    <style:style style:name="T21" style:family="text">
      <style:text-properties style:font-name="Courier New" fo:font-size="14pt" fo:font-weight="bold" style:font-name-asian="Courier New1" style:font-size-asian="14pt" style:font-weight-asian="bold" style:font-name-complex="Courier New1" style:font-size-complex="14pt"/>
    </style:style>
    <style:style style:name="T22" style:family="text">
      <style:text-properties fo:font-size="12pt" fo:font-weight="normal" style:font-size-asian="12pt" style:font-weight-asian="normal" style:font-size-complex="12pt"/>
    </style:style>
    <style:style style:name="T23" style:family="text">
      <style:text-properties fo:font-size="12pt" style:text-underline-style="none" fo:font-weight="normal" style:font-size-asian="12pt" style:font-weight-asian="normal" style:font-size-complex="12pt"/>
    </style:style>
    <style:style style:name="T24" style:family="text">
      <style:text-properties fo:font-size="12pt" style:font-size-asian="12pt" style:font-size-complex="12pt"/>
    </style:style>
    <style:style style:name="T25" style:family="text">
      <style:text-properties fo:font-size="14pt" fo:font-weight="bold" style:font-size-asian="14pt" style:font-weight-asian="bold" style:font-size-complex="14pt"/>
    </style:style>
    <style:style style:name="T26" style:family="text">
      <style:text-properties style:font-name="Times New Roman" fo:font-size="12pt" fo:font-weight="normal" style:font-name-asian="Times New Roman1" style:font-size-asian="12pt" style:font-weight-asian="normal" style:font-name-complex="Times New Roman1" style:font-size-complex="12pt"/>
    </style:style>
    <style:style style:name="T27" style:family="text">
      <style:text-properties style:font-name="Times New Roman" fo:font-size="12pt" style:font-name-asian="Times New Roman1" style:font-size-asian="12pt" style:font-name-complex="Times New Roman1" style:font-size-complex="12pt"/>
    </style:style>
    <style:style style:name="T28" style:family="text">
      <style:text-properties style:font-name="Times New Roman" style:font-name-asian="Times New Roman1" style:font-name-complex="Times New Roman1"/>
    </style:style>
    <style:style style:name="T29" style:family="text">
      <style:text-properties style:text-underline-style="none"/>
    </style:style>
    <style:style style:name="T30" style:family="text">
      <style:text-properties style:font-name="Arial" style:font-name-asian="Arial1" style:font-name-complex="Arial1"/>
    </style:style>
    <style:style style:name="T31" style:family="text">
      <style:text-properties style:font-name="Arial" fo:font-size="14pt" fo:font-weight="bold" style:font-name-asian="Arial1" style:font-size-asian="14pt" style:font-weight-asian="bold" style:font-name-complex="Arial1" style:font-size-complex="14pt"/>
    </style:style>
    <style:style style:name="T32" style:family="text">
      <style:text-properties fo:font-weight="bold" style:font-weight-asian="bold"/>
    </style:style>
    <style:style style:name="T3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15314999" text:style-name="WWNum3">
        <text:list-item>
          <text:p text:style-name="P83"/>
        </text:list-item>
      </text:list>
      <text:p text:style-name="P10"/>
      <text:p text:style-name="P10"/>
      <text:p text:style-name="P10"/>
      <text:p text:style-name="P10"/>
      <text:p text:style-name="P10"/>
      <text:p text:style-name="P10"/>
      <text:p text:style-name="P10"/>
      <text:p text:style-name="P10"/>
      <text:p text:style-name="P14"><text:span text:style-name="T1">ZILF Reference Guide</text:span></text:p>
      <text:p text:style-name="P14"><text:span text:style-name="T2">Henrik Åsman et al.</text:span></text:p>
      <text:p text:style-name="P19"/>
      <text:p text:style-name="P17">Copyright (C) 2020,2021 Henrik Åsman</text:p>
      <text:p text:style-name="P15">Copying and distribution of this file, with or without modification, are permitted in any medium without royalty provided the copyright notice and this notice are preserved. This file is offered as-is, without any warranty.</text:p>
      <text:p text:style-name="P19"/>
      <text:p text:style-name="P19"/>
      <text:p text:style-name="P20"><text:span text:style-name="T5">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gjdgxs" text:style-name="Index_20_Link" text:visited-style-name="Index_20_Link"><text:span text:style-name="T12">ZIL Reference Guide</text:span></text:a><text:span text:style-name="T12"><text:tab/></text:span><text:span text:style-name="T13">13</text:span></text:p>
          <text:p text:style-name="P36"><text:a xlink:type="simple" xlink:href="#_mywnxf3fiu70" text:style-name="Index_20_Link" text:visited-style-name="Index_20_Link"><text:span text:style-name="T3">Introduction</text:span></text:a><text:span text:style-name="T3"><text:tab/>13</text:span></text:p>
          <text:p text:style-name="P36"><text:a xlink:type="simple" xlink:href="#_1fob9te" text:style-name="Index_20_Link" text:visited-style-name="Index_20_Link"><text:span text:style-name="T12">Goal of document</text:span></text:a><text:span text:style-name="T12"><text:tab/>13</text:span></text:p>
          <text:p text:style-name="P36"><text:a xlink:type="simple" xlink:href="#_b20u9bk893hd" text:style-name="Index_20_Link" text:visited-style-name="Index_20_Link"><text:span text:style-name="T3">Syntax</text:span></text:a><text:span text:style-name="T3"><text:tab/>14</text:span></text:p>
          <text:p text:style-name="P36"><text:a xlink:type="simple" xlink:href="#_3znysh7" text:style-name="Index_20_Link" text:visited-style-name="Index_20_Link"><text:span text:style-name="T12">Regarding TRUE and FALSE</text:span></text:a><text:span text:style-name="T12"><text:tab/>14</text:span></text:p>
          <text:p text:style-name="P36"><text:a xlink:type="simple" xlink:href="#_dl0605y5f1ij" text:style-name="Index_20_Link" text:visited-style-name="Index_20_Link"><text:span text:style-name="T3">Regarding ATOMs and other primitive types</text:span></text:a><text:span text:style-name="T3"><text:tab/>14</text:span></text:p>
          <text:p text:style-name="P36"><text:a xlink:type="simple" xlink:href="#_abjaximl47uh" text:style-name="Index_20_Link" text:visited-style-name="Index_20_Link"><text:span text:style-name="T3">DECL and ADECL</text:span></text:a><text:span text:style-name="T3"><text:tab/>16</text:span></text:p>
          <text:p text:style-name="P36"><text:a xlink:type="simple" xlink:href="#_1oqmf530yxtw" text:style-name="Index_20_Link" text:visited-style-name="Index_20_Link"><text:span text:style-name="T3">OBLISTs</text:span></text:a><text:span text:style-name="T3"><text:tab/>16</text:span></text:p>
          <text:p text:style-name="P36"><text:a xlink:type="simple" xlink:href="#_7j6s0iv1pveb" text:style-name="Index_20_Link" text:visited-style-name="Index_20_Link"><text:span text:style-name="T3">Dynamic and static (lexical) blocking</text:span></text:a><text:span text:style-name="T3"><text:tab/>16</text:span></text:p>
          <text:p text:style-name="P36"><text:a xlink:type="simple" xlink:href="#_sk75egzk7fk" text:style-name="Index_20_Link" text:visited-style-name="Index_20_Link"><text:span text:style-name="T3">% and %%</text:span></text:a><text:span text:style-name="T3"><text:tab/>16</text:span></text:p>
          <text:p text:style-name="P36"><text:a xlink:type="simple" xlink:href="#_9p1vu0r47dql" text:style-name="Index_20_Link" text:visited-style-name="Index_20_Link"><text:span text:style-name="T3">Segments</text:span></text:a><text:span text:style-name="T3"><text:tab/>17</text:span></text:p>
          <text:p text:style-name="P36"><text:a xlink:type="simple" xlink:href="#_h4j6rqqhk7zu" text:style-name="Index_20_Link" text:visited-style-name="Index_20_Link"><text:span text:style-name="T3">What is the “new parser”?</text:span></text:a><text:span text:style-name="T3"><text:tab/>18</text:span></text:p>
          <text:p text:style-name="P36"><text:a xlink:type="simple" xlink:href="#_2et92p0" text:style-name="Index_20_Link" text:visited-style-name="Index_20_Link"><text:span text:style-name="T12">MDL built-ins and ZIL library (use outside ROUTINE)</text:span></text:a><text:span text:style-name="T12"><text:tab/>19</text:span></text:p>
          <text:p text:style-name="P38"><text:a xlink:type="simple" xlink:href="#_tyjcwt" text:style-name="Index_20_Link" text:visited-style-name="Index_20_Link"><text:span text:style-name="T12">* (multiply)</text:span></text:a><text:span text:style-name="T12"><text:tab/>19</text:span></text:p>
          <text:p text:style-name="P38"><text:a xlink:type="simple" xlink:href="#_3dy6vkm" text:style-name="Index_20_Link" text:visited-style-name="Index_20_Link"><text:span text:style-name="T12">+ (add)</text:span></text:a><text:span text:style-name="T12"><text:tab/>19</text:span></text:p>
          <text:p text:style-name="P38"><text:a xlink:type="simple" xlink:href="#_1t3h5sf" text:style-name="Index_20_Link" text:visited-style-name="Index_20_Link"><text:span text:style-name="T12">- (subtract)</text:span></text:a><text:span text:style-name="T12"><text:tab/>19</text:span></text:p>
          <text:p text:style-name="P38"><text:a xlink:type="simple" xlink:href="#_4d34og8" text:style-name="Index_20_Link" text:visited-style-name="Index_20_Link"><text:span text:style-name="T12">/ (divide)</text:span></text:a><text:span text:style-name="T12"><text:tab/>20</text:span></text:p>
          <text:p text:style-name="P38"><text:a xlink:type="simple" xlink:href="#_2s8eyo1" text:style-name="Index_20_Link" text:visited-style-name="Index_20_Link"><text:span text:style-name="T12">0?</text:span></text:a><text:span text:style-name="T12"><text:tab/>20</text:span></text:p>
          <text:p text:style-name="P38"><text:a xlink:type="simple" xlink:href="#_17dp8vu" text:style-name="Index_20_Link" text:visited-style-name="Index_20_Link"><text:span text:style-name="T12">1?</text:span></text:a><text:span text:style-name="T12"><text:tab/>20</text:span></text:p>
          <text:p text:style-name="P38"><text:a xlink:type="simple" xlink:href="#_3rdcrjn" text:style-name="Index_20_Link" text:visited-style-name="Index_20_Link"><text:span text:style-name="T12">==?</text:span></text:a><text:span text:style-name="T12"><text:tab/>20</text:span></text:p>
          <text:p text:style-name="P38"><text:a xlink:type="simple" xlink:href="#_26in1rg" text:style-name="Index_20_Link" text:visited-style-name="Index_20_Link"><text:span text:style-name="T12">=?</text:span></text:a><text:span text:style-name="T12"><text:tab/>21</text:span></text:p>
          <text:p text:style-name="P38"><text:a xlink:type="simple" xlink:href="#_lnxbz9" text:style-name="Index_20_Link" text:visited-style-name="Index_20_Link"><text:span text:style-name="T12">ADD-TELL-TOKENS</text:span></text:a><text:span text:style-name="T12"><text:tab/>21</text:span></text:p>
          <text:p text:style-name="P38"><text:a xlink:type="simple" xlink:href="#_35nkun2" text:style-name="Index_20_Link" text:visited-style-name="Index_20_Link"><text:span text:style-name="T12">ADD-WORD</text:span></text:a><text:span text:style-name="T12"><text:tab/>22</text:span></text:p>
          <text:p text:style-name="P38"><text:a xlink:type="simple" xlink:href="#_1ksv4uv" text:style-name="Index_20_Link" text:visited-style-name="Index_20_Link"><text:span text:style-name="T12">ADJ-SYNONYM</text:span></text:a><text:span text:style-name="T12"><text:tab/>24</text:span></text:p>
          <text:p text:style-name="P38"><text:a xlink:type="simple" xlink:href="#_44sinio" text:style-name="Index_20_Link" text:visited-style-name="Index_20_Link"><text:span text:style-name="T12">AGAIN</text:span></text:a><text:span text:style-name="T12"><text:tab/>25</text:span></text:p>
          <text:p text:style-name="P38"><text:a xlink:type="simple" xlink:href="#_2jxsxqh" text:style-name="Index_20_Link" text:visited-style-name="Index_20_Link"><text:span text:style-name="T12">ALLTYPES</text:span></text:a><text:span text:style-name="T12"><text:tab/>25</text:span></text:p>
          <text:p text:style-name="P38"><text:a xlink:type="simple" xlink:href="#_z337ya" text:style-name="Index_20_Link" text:visited-style-name="Index_20_Link"><text:span text:style-name="T12">AND</text:span></text:a><text:span text:style-name="T12"><text:tab/>25</text:span></text:p>
          <text:p text:style-name="P38"><text:a xlink:type="simple" xlink:href="#_3j2qqm3" text:style-name="Index_20_Link" text:visited-style-name="Index_20_Link"><text:span text:style-name="T12">AND?</text:span></text:a><text:span text:style-name="T12"><text:tab/>26</text:span></text:p>
          <text:p text:style-name="P38"><text:a xlink:type="simple" xlink:href="#_1y810tw" text:style-name="Index_20_Link" text:visited-style-name="Index_20_Link"><text:span text:style-name="T12">ANDB</text:span></text:a><text:span text:style-name="T12"><text:tab/>26</text:span></text:p>
          <text:p text:style-name="P38"><text:a xlink:type="simple" xlink:href="#_4i7ojhp" text:style-name="Index_20_Link" text:visited-style-name="Index_20_Link"><text:span text:style-name="T12">APPLICABLE?</text:span></text:a><text:span text:style-name="T12"><text:tab/>26</text:span></text:p>
          <text:p text:style-name="P38"><text:a xlink:type="simple" xlink:href="#_2xcytpi" text:style-name="Index_20_Link" text:visited-style-name="Index_20_Link"><text:span text:style-name="T12">APPLY</text:span></text:a><text:span text:style-name="T12"><text:tab/>27</text:span></text:p>
          <text:p text:style-name="P38"><text:a xlink:type="simple" xlink:href="#_1ci93xb" text:style-name="Index_20_Link" text:visited-style-name="Index_20_Link"><text:span text:style-name="T12">APPLYTYPE</text:span></text:a><text:span text:style-name="T12"><text:tab/>27</text:span></text:p>
          <text:p text:style-name="P38"><text:a xlink:type="simple" xlink:href="#_3whwml4" text:style-name="Index_20_Link" text:visited-style-name="Index_20_Link"><text:span text:style-name="T12">ASCII</text:span></text:a><text:span text:style-name="T12"><text:tab/>27</text:span></text:p>
          <text:p text:style-name="P38"><text:a xlink:type="simple" xlink:href="#_vvnecpubmg7n" text:style-name="Index_20_Link" text:visited-style-name="Index_20_Link"><text:span text:style-name="T12">ASK-FOR-PICTURE-FILE?</text:span></text:a><text:span text:style-name="T12"><text:tab/>28</text:span></text:p>
          <text:p text:style-name="P38"><text:a xlink:type="simple" xlink:href="#_26v3ex3ch09u" text:style-name="Index_20_Link" text:visited-style-name="Index_20_Link"><text:span text:style-name="T12">ASSIGNED?</text:span></text:a><text:span text:style-name="T12"><text:tab/>28</text:span></text:p>
          <text:p text:style-name="P38"><text:soft-page-break/><text:a xlink:type="simple" xlink:href="#_qsh70q" text:style-name="Index_20_Link" text:visited-style-name="Index_20_Link"><text:span text:style-name="T12">ASSOCIATIONS</text:span></text:a><text:span text:style-name="T12"><text:tab/>28</text:span></text:p>
          <text:p text:style-name="P38"><text:a xlink:type="simple" xlink:href="#_3as4poj" text:style-name="Index_20_Link" text:visited-style-name="Index_20_Link"><text:span text:style-name="T12">ATOM</text:span></text:a><text:span text:style-name="T12"><text:tab/>29</text:span></text:p>
          <text:p text:style-name="P38"><text:a xlink:type="simple" xlink:href="#_1pxezwc" text:style-name="Index_20_Link" text:visited-style-name="Index_20_Link"><text:span text:style-name="T12">AVALUE</text:span></text:a><text:span text:style-name="T12"><text:tab/>29</text:span></text:p>
          <text:p text:style-name="P38"><text:a xlink:type="simple" xlink:href="#_49x2ik5" text:style-name="Index_20_Link" text:visited-style-name="Index_20_Link"><text:span text:style-name="T12">BACK</text:span></text:a><text:span text:style-name="T12"><text:tab/>29</text:span></text:p>
          <text:p text:style-name="P38"><text:a xlink:type="simple" xlink:href="#_hwuj8ctfid25" text:style-name="Index_20_Link" text:visited-style-name="Index_20_Link"><text:span text:style-name="T12">BEGIN-SEGMENT</text:span></text:a><text:span text:style-name="T12"><text:tab/>30</text:span></text:p>
          <text:p text:style-name="P38"><text:a xlink:type="simple" xlink:href="#_2p2csry" text:style-name="Index_20_Link" text:visited-style-name="Index_20_Link"><text:span text:style-name="T12">BIND</text:span></text:a><text:span text:style-name="T12"><text:tab/>30</text:span></text:p>
          <text:p text:style-name="P38"><text:a xlink:type="simple" xlink:href="#_147n2zr" text:style-name="Index_20_Link" text:visited-style-name="Index_20_Link"><text:span text:style-name="T12">BIT-SYNONYM</text:span></text:a><text:span text:style-name="T12"><text:tab/>31</text:span></text:p>
          <text:p text:style-name="P38"><text:a xlink:type="simple" xlink:href="#_hmbjnz9x3847" text:style-name="Index_20_Link" text:visited-style-name="Index_20_Link"><text:span text:style-name="T12">BLOAT</text:span></text:a><text:span text:style-name="T12"><text:tab/>31</text:span></text:p>
          <text:p text:style-name="P38"><text:a xlink:type="simple" xlink:href="#_8lrb54otx54z" text:style-name="Index_20_Link" text:visited-style-name="Index_20_Link"><text:span text:style-name="T12">BLOCK</text:span></text:a><text:span text:style-name="T12"><text:tab/>31</text:span></text:p>
          <text:p text:style-name="P38"><text:a xlink:type="simple" xlink:href="#_23ckvvd" text:style-name="Index_20_Link" text:visited-style-name="Index_20_Link"><text:span text:style-name="T12">BOUND?</text:span></text:a><text:span text:style-name="T12"><text:tab/>32</text:span></text:p>
          <text:p text:style-name="P38"><text:a xlink:type="simple" xlink:href="#_ihv636" text:style-name="Index_20_Link" text:visited-style-name="Index_20_Link"><text:span text:style-name="T12">BUZZ</text:span></text:a><text:span text:style-name="T12"><text:tab/>32</text:span></text:p>
          <text:p text:style-name="P38"><text:a xlink:type="simple" xlink:href="#_32hioqz" text:style-name="Index_20_Link" text:visited-style-name="Index_20_Link"><text:span text:style-name="T12">BYTE</text:span></text:a><text:span text:style-name="T12"><text:tab/>32</text:span></text:p>
          <text:p text:style-name="P38"><text:a xlink:type="simple" xlink:href="#_1hmsyys" text:style-name="Index_20_Link" text:visited-style-name="Index_20_Link"><text:span text:style-name="T12">CHECK-VERSION?</text:span></text:a><text:span text:style-name="T12"><text:tab/>33</text:span></text:p>
          <text:p text:style-name="P38"><text:a xlink:type="simple" xlink:href="#_wjue849k3fn1" text:style-name="Index_20_Link" text:visited-style-name="Index_20_Link"><text:span text:style-name="T12">CHECKPOINT</text:span></text:a><text:span text:style-name="T12"><text:tab/>33</text:span></text:p>
          <text:p text:style-name="P38"><text:a xlink:type="simple" xlink:href="#_41mghml" text:style-name="Index_20_Link" text:visited-style-name="Index_20_Link"><text:span text:style-name="T12">CHRSET</text:span></text:a><text:span text:style-name="T12"><text:tab/>33</text:span></text:p>
          <text:p text:style-name="P38"><text:a xlink:type="simple" xlink:href="#_2grqrue" text:style-name="Index_20_Link" text:visited-style-name="Index_20_Link"><text:span text:style-name="T12">CHTYPE</text:span></text:a><text:span text:style-name="T12"><text:tab/>34</text:span></text:p>
          <text:p text:style-name="P38"><text:a xlink:type="simple" xlink:href="#_vx1227" text:style-name="Index_20_Link" text:visited-style-name="Index_20_Link"><text:span text:style-name="T12">CLOSE</text:span></text:a><text:span text:style-name="T12"><text:tab/>35</text:span></text:p>
          <text:p text:style-name="P38"><text:a xlink:type="simple" xlink:href="#_3fwokq0" text:style-name="Index_20_Link" text:visited-style-name="Index_20_Link"><text:span text:style-name="T12">COMPILATION-FLAG</text:span></text:a><text:span text:style-name="T12"><text:tab/>35</text:span></text:p>
          <text:p text:style-name="P38"><text:a xlink:type="simple" xlink:href="#_1v1yuxt" text:style-name="Index_20_Link" text:visited-style-name="Index_20_Link"><text:span text:style-name="T12">COMPILATION-FLAG-DEFAULT</text:span></text:a><text:span text:style-name="T12"><text:tab/>35</text:span></text:p>
          <text:p text:style-name="P38"><text:a xlink:type="simple" xlink:href="#_4f1mdlm" text:style-name="Index_20_Link" text:visited-style-name="Index_20_Link"><text:span text:style-name="T12">COMPILATION-FLAG-VALUE</text:span></text:a><text:span text:style-name="T12"><text:tab/>36</text:span></text:p>
          <text:p text:style-name="P38"><text:a xlink:type="simple" xlink:href="#_2u6wntf" text:style-name="Index_20_Link" text:visited-style-name="Index_20_Link"><text:span text:style-name="T12">COMPILING?</text:span></text:a><text:span text:style-name="T12"><text:tab/>36</text:span></text:p>
          <text:p text:style-name="P38"><text:a xlink:type="simple" xlink:href="#_xlwhh4mde7i8" text:style-name="Index_20_Link" text:visited-style-name="Index_20_Link"><text:span text:style-name="T3">COND</text:span></text:a><text:span text:style-name="T3"><text:tab/>36</text:span></text:p>
          <text:p text:style-name="P38"><text:a xlink:type="simple" xlink:href="#_19c6y18" text:style-name="Index_20_Link" text:visited-style-name="Index_20_Link"><text:span text:style-name="T12">CONS</text:span></text:a><text:span text:style-name="T12"><text:tab/>37</text:span></text:p>
          <text:p text:style-name="P38"><text:a xlink:type="simple" xlink:href="#_3tbugp1" text:style-name="Index_20_Link" text:visited-style-name="Index_20_Link"><text:span text:style-name="T12">CONSTANT</text:span></text:a><text:span text:style-name="T12"><text:tab/>37</text:span></text:p>
          <text:p text:style-name="P38"><text:a xlink:type="simple" xlink:href="#_28h4qwu" text:style-name="Index_20_Link" text:visited-style-name="Index_20_Link"><text:span text:style-name="T12">CRLF</text:span></text:a><text:span text:style-name="T12"><text:tab/>38</text:span></text:p>
          <text:p text:style-name="P38"><text:a xlink:type="simple" xlink:href="#_nmf14n" text:style-name="Index_20_Link" text:visited-style-name="Index_20_Link"><text:span text:style-name="T12">DECL-CHECK</text:span></text:a><text:span text:style-name="T12"><text:tab/>38</text:span></text:p>
          <text:p text:style-name="P38"><text:a xlink:type="simple" xlink:href="#_37m2jsg" text:style-name="Index_20_Link" text:visited-style-name="Index_20_Link"><text:span text:style-name="T12">DECL?</text:span></text:a><text:span text:style-name="T12"><text:tab/>38</text:span></text:p>
          <text:p text:style-name="P38"><text:a xlink:type="simple" xlink:href="#_1mrcu09" text:style-name="Index_20_Link" text:visited-style-name="Index_20_Link"><text:span text:style-name="T12">DEFAULT-DEFINITION</text:span></text:a><text:span text:style-name="T12"><text:tab/>40</text:span></text:p>
          <text:p text:style-name="P38"><text:a xlink:type="simple" xlink:href="#_x17krqkxj4m" text:style-name="Index_20_Link" text:visited-style-name="Index_20_Link"><text:span text:style-name="T12">DEFAULTS-DEFINED</text:span></text:a><text:span text:style-name="T12"><text:tab/>41</text:span></text:p>
          <text:p text:style-name="P38"><text:a xlink:type="simple" xlink:href="#_440mph5j49mp" text:style-name="Index_20_Link" text:visited-style-name="Index_20_Link"><text:span text:style-name="T12">DEFINE</text:span></text:a><text:span text:style-name="T12"><text:tab/>41</text:span></text:p>
          <text:p text:style-name="P38"><text:a xlink:type="simple" xlink:href="#_2lwamvv" text:style-name="Index_20_Link" text:visited-style-name="Index_20_Link"><text:span text:style-name="T12">DEFINE-GLOBALS</text:span></text:a><text:span text:style-name="T12"><text:tab/>42</text:span></text:p>
          <text:p text:style-name="P38"><text:a xlink:type="simple" xlink:href="#_ezen0wv867do" text:style-name="Index_20_Link" text:visited-style-name="Index_20_Link"><text:span text:style-name="T12">DEFINE-SEGMENT</text:span></text:a><text:span text:style-name="T12"><text:tab/>42</text:span></text:p>
          <text:p text:style-name="P38"><text:a xlink:type="simple" xlink:href="#_fp08y1wku28e" text:style-name="Index_20_Link" text:visited-style-name="Index_20_Link"><text:span text:style-name="T12">DEFINE20</text:span></text:a><text:span text:style-name="T12"><text:tab/>42</text:span></text:p>
          <text:p text:style-name="P38"><text:a xlink:type="simple" xlink:href="#_3l18frh" text:style-name="Index_20_Link" text:visited-style-name="Index_20_Link"><text:span text:style-name="T12">DEFINITIONS</text:span></text:a><text:span text:style-name="T12"><text:tab/>43</text:span></text:p>
          <text:p text:style-name="P38"><text:a xlink:type="simple" xlink:href="#_206ipza" text:style-name="Index_20_Link" text:visited-style-name="Index_20_Link"><text:span text:style-name="T12">DEFMAC</text:span></text:a><text:span text:style-name="T12"><text:tab/>43</text:span></text:p>
          <text:p text:style-name="P38"><text:a xlink:type="simple" xlink:href="#_4k668n3" text:style-name="Index_20_Link" text:visited-style-name="Index_20_Link"><text:span text:style-name="T12">DEFSTRUCT</text:span></text:a><text:span text:style-name="T12"><text:tab/>44</text:span></text:p>
          <text:p text:style-name="P38"><text:soft-page-break/><text:a xlink:type="simple" xlink:href="#_2zbgiuw" text:style-name="Index_20_Link" text:visited-style-name="Index_20_Link"><text:span text:style-name="T12">DELAY-DEFINITION</text:span></text:a><text:span text:style-name="T12"><text:tab/>46</text:span></text:p>
          <text:p text:style-name="P38"><text:a xlink:type="simple" xlink:href="#_1egqt2p" text:style-name="Index_20_Link" text:visited-style-name="Index_20_Link"><text:span text:style-name="T12">DIR-SYNONYM</text:span></text:a><text:span text:style-name="T12"><text:tab/>47</text:span></text:p>
          <text:p text:style-name="P38"><text:a xlink:type="simple" xlink:href="#_3ygebqi" text:style-name="Index_20_Link" text:visited-style-name="Index_20_Link"><text:span text:style-name="T12">DIRECTIONS</text:span></text:a><text:span text:style-name="T12"><text:tab/>47</text:span></text:p>
          <text:p text:style-name="P38"><text:a xlink:type="simple" xlink:href="#_2dlolyb" text:style-name="Index_20_Link" text:visited-style-name="Index_20_Link"><text:span text:style-name="T12">EMPTY?</text:span></text:a><text:span text:style-name="T12"><text:tab/>47</text:span></text:p>
          <text:p text:style-name="P38"><text:a xlink:type="simple" xlink:href="#_sqyw64" text:style-name="Index_20_Link" text:visited-style-name="Index_20_Link"><text:span text:style-name="T12">END-DEFINITIONS</text:span></text:a><text:span text:style-name="T12"><text:tab/>47</text:span></text:p>
          <text:p text:style-name="P38"><text:a xlink:type="simple" xlink:href="#_bu3e0bvulku" text:style-name="Index_20_Link" text:visited-style-name="Index_20_Link"><text:span text:style-name="T12">END-SEGMENT</text:span></text:a><text:span text:style-name="T12"><text:tab/>48</text:span></text:p>
          <text:p text:style-name="P38"><text:a xlink:type="simple" xlink:href="#_fnw3xztabu65" text:style-name="Index_20_Link" text:visited-style-name="Index_20_Link"><text:span text:style-name="T12">ENDBLOCK</text:span></text:a><text:span text:style-name="T12"><text:tab/>48</text:span></text:p>
          <text:p text:style-name="P38"><text:a xlink:type="simple" xlink:href="#_icufndfo5bds" text:style-name="Index_20_Link" text:visited-style-name="Index_20_Link"><text:span text:style-name="T12">ENDLOAD</text:span></text:a><text:span text:style-name="T12"><text:tab/>48</text:span></text:p>
          <text:p text:style-name="P38"><text:a xlink:type="simple" xlink:href="#_1rvwp1q" text:style-name="Index_20_Link" text:visited-style-name="Index_20_Link"><text:span text:style-name="T12">ENDPACKAGE</text:span></text:a><text:span text:style-name="T12"><text:tab/>48</text:span></text:p>
          <text:p text:style-name="P38"><text:a xlink:type="simple" xlink:href="#_4bvk7pj" text:style-name="Index_20_Link" text:visited-style-name="Index_20_Link"><text:span text:style-name="T12">ENDSECTION</text:span></text:a><text:span text:style-name="T12"><text:tab/>48</text:span></text:p>
          <text:p text:style-name="P38"><text:a xlink:type="simple" xlink:href="#_2r0uhxc" text:style-name="Index_20_Link" text:visited-style-name="Index_20_Link"><text:span text:style-name="T12">ENTRY</text:span></text:a><text:span text:style-name="T12"><text:tab/>49</text:span></text:p>
          <text:p text:style-name="P38"><text:a xlink:type="simple" xlink:href="#_1664s55" text:style-name="Index_20_Link" text:visited-style-name="Index_20_Link"><text:span text:style-name="T12">EQVB</text:span></text:a><text:span text:style-name="T12"><text:tab/>49</text:span></text:p>
          <text:p text:style-name="P38"><text:a xlink:type="simple" xlink:href="#_3q5sasy" text:style-name="Index_20_Link" text:visited-style-name="Index_20_Link"><text:span text:style-name="T12">ERROR</text:span></text:a><text:span text:style-name="T12"><text:tab/>49</text:span></text:p>
          <text:p text:style-name="P38"><text:a xlink:type="simple" xlink:href="#_25b2l0r" text:style-name="Index_20_Link" text:visited-style-name="Index_20_Link"><text:span text:style-name="T12">EVAL</text:span></text:a><text:span text:style-name="T12"><text:tab/>50</text:span></text:p>
          <text:p text:style-name="P38"><text:a xlink:type="simple" xlink:href="#_bpmjvni0hgho" text:style-name="Index_20_Link" text:visited-style-name="Index_20_Link"><text:span text:style-name="T3">EVAL-IN-SEGMENT</text:span></text:a><text:span text:style-name="T3"><text:tab/>50</text:span></text:p>
          <text:p text:style-name="P38"><text:a xlink:type="simple" xlink:href="#_ftm493ovourk" text:style-name="Index_20_Link" text:visited-style-name="Index_20_Link"><text:span text:style-name="T3">EVALTYPE</text:span></text:a><text:span text:style-name="T3"><text:tab/>50</text:span></text:p>
          <text:p text:style-name="P38"><text:a xlink:type="simple" xlink:href="#_34g0dwd" text:style-name="Index_20_Link" text:visited-style-name="Index_20_Link"><text:span text:style-name="T12">EXPAND</text:span></text:a><text:span text:style-name="T12"><text:tab/>51</text:span></text:p>
          <text:p text:style-name="P38"><text:a xlink:type="simple" xlink:href="#_1jlao46" text:style-name="Index_20_Link" text:visited-style-name="Index_20_Link"><text:span text:style-name="T12">FILE-FLAGS</text:span></text:a><text:span text:style-name="T12"><text:tab/>51</text:span></text:p>
          <text:p text:style-name="P38"><text:a xlink:type="simple" xlink:href="#_43ky6rz" text:style-name="Index_20_Link" text:visited-style-name="Index_20_Link"><text:span text:style-name="T12">FILE-LENGTH</text:span></text:a><text:span text:style-name="T12"><text:tab/>52</text:span></text:p>
          <text:p text:style-name="P38"><text:a xlink:type="simple" xlink:href="#_2iq8gzs" text:style-name="Index_20_Link" text:visited-style-name="Index_20_Link"><text:span text:style-name="T12">FLOAD</text:span></text:a><text:span text:style-name="T12"><text:tab/>52</text:span></text:p>
          <text:p text:style-name="P38"><text:a xlink:type="simple" xlink:href="#_xvir7l" text:style-name="Index_20_Link" text:visited-style-name="Index_20_Link"><text:span text:style-name="T12">FORM</text:span></text:a><text:span text:style-name="T12"><text:tab/>52</text:span></text:p>
          <text:p text:style-name="P38"><text:a xlink:type="simple" xlink:href="#_rvdiawa60ol4" text:style-name="Index_20_Link" text:visited-style-name="Index_20_Link"><text:span text:style-name="T12">FREQUENT-WORDS?</text:span></text:a><text:span text:style-name="T12"><text:tab/>53</text:span></text:p>
          <text:p text:style-name="P38"><text:a xlink:type="simple" xlink:href="#_m3e5asphu6rd" text:style-name="Index_20_Link" text:visited-style-name="Index_20_Link"><text:span text:style-name="T12">FUNCTION</text:span></text:a><text:span text:style-name="T12"><text:tab/>53</text:span></text:p>
          <text:p text:style-name="P38"><text:a xlink:type="simple" xlink:href="#_1x0gk37" text:style-name="Index_20_Link" text:visited-style-name="Index_20_Link"><text:span text:style-name="T12">FUNNY-GLOBALS?</text:span></text:a><text:span text:style-name="T12"><text:tab/>54</text:span></text:p>
          <text:p text:style-name="P38"><text:a xlink:type="simple" xlink:href="#_4h042r0" text:style-name="Index_20_Link" text:visited-style-name="Index_20_Link"><text:span text:style-name="T12">G=?</text:span></text:a><text:span text:style-name="T12"><text:tab/>54</text:span></text:p>
          <text:p text:style-name="P38"><text:a xlink:type="simple" xlink:href="#_2w5ecyt" text:style-name="Index_20_Link" text:visited-style-name="Index_20_Link"><text:span text:style-name="T12">G?</text:span></text:a><text:span text:style-name="T12"><text:tab/>55</text:span></text:p>
          <text:p text:style-name="P38"><text:a xlink:type="simple" xlink:href="#_1baon6m" text:style-name="Index_20_Link" text:visited-style-name="Index_20_Link"><text:span text:style-name="T12">GASSIGNED?</text:span></text:a><text:span text:style-name="T12"><text:tab/>55</text:span></text:p>
          <text:p text:style-name="P38"><text:a xlink:type="simple" xlink:href="#_3vac5uf" text:style-name="Index_20_Link" text:visited-style-name="Index_20_Link"><text:span text:style-name="T12">GBOUND?</text:span></text:a><text:span text:style-name="T12"><text:tab/>55</text:span></text:p>
          <text:p text:style-name="P38"><text:a xlink:type="simple" xlink:href="#_2afmg28" text:style-name="Index_20_Link" text:visited-style-name="Index_20_Link"><text:span text:style-name="T12">GC</text:span></text:a><text:span text:style-name="T12"><text:tab/>55</text:span></text:p>
          <text:p text:style-name="P38"><text:a xlink:type="simple" xlink:href="#_pkwqa1" text:style-name="Index_20_Link" text:visited-style-name="Index_20_Link"><text:span text:style-name="T12">GC-MON</text:span></text:a><text:span text:style-name="T12"><text:tab/>56</text:span></text:p>
          <text:p text:style-name="P38"><text:a xlink:type="simple" xlink:href="#_k62wjra3zbsy" text:style-name="Index_20_Link" text:visited-style-name="Index_20_Link"><text:span text:style-name="T12">GDECL</text:span></text:a><text:span text:style-name="T12"><text:tab/>56</text:span></text:p>
          <text:p text:style-name="P38"><text:a xlink:type="simple" xlink:href="#_39kk8xu" text:style-name="Index_20_Link" text:visited-style-name="Index_20_Link"><text:span text:style-name="T12">GET-DECL</text:span></text:a><text:span text:style-name="T12"><text:tab/>57</text:span></text:p>
          <text:p text:style-name="P38"><text:a xlink:type="simple" xlink:href="#_1opuj5n" text:style-name="Index_20_Link" text:visited-style-name="Index_20_Link"><text:span text:style-name="T12">GETB</text:span></text:a><text:span text:style-name="T12"><text:tab/>57</text:span></text:p>
          <text:p text:style-name="P38"><text:a xlink:type="simple" xlink:href="#_48pi1tg" text:style-name="Index_20_Link" text:visited-style-name="Index_20_Link"><text:span text:style-name="T12">GETPROP</text:span></text:a><text:span text:style-name="T12"><text:tab/>58</text:span></text:p>
          <text:p text:style-name="P38"><text:a xlink:type="simple" xlink:href="#_2nusc19" text:style-name="Index_20_Link" text:visited-style-name="Index_20_Link"><text:span text:style-name="T12">GLOBAL</text:span></text:a><text:span text:style-name="T12"><text:tab/>58</text:span></text:p>
          <text:p text:style-name="P38"><text:a xlink:type="simple" xlink:href="#_1302m92" text:style-name="Index_20_Link" text:visited-style-name="Index_20_Link"><text:span text:style-name="T12">GROW</text:span></text:a><text:span text:style-name="T12"><text:tab/>58</text:span></text:p>
          <text:p text:style-name="P38"><text:soft-page-break/><text:a xlink:type="simple" xlink:href="#_3mzq4wv" text:style-name="Index_20_Link" text:visited-style-name="Index_20_Link"><text:span text:style-name="T12">GUNASSIGN</text:span></text:a><text:span text:style-name="T12"><text:tab/>59</text:span></text:p>
          <text:p text:style-name="P38"><text:a xlink:type="simple" xlink:href="#_2250f4o" text:style-name="Index_20_Link" text:visited-style-name="Index_20_Link"><text:span text:style-name="T12">GVAL</text:span></text:a><text:span text:style-name="T12"><text:tab/>59</text:span></text:p>
          <text:p text:style-name="P38"><text:a xlink:type="simple" xlink:href="#_haapch" text:style-name="Index_20_Link" text:visited-style-name="Index_20_Link"><text:span text:style-name="T12">IFFLAG</text:span></text:a><text:span text:style-name="T12"><text:tab/>60</text:span></text:p>
          <text:p text:style-name="P38"><text:a xlink:type="simple" xlink:href="#_319y80a" text:style-name="Index_20_Link" text:visited-style-name="Index_20_Link"><text:span text:style-name="T12">ILIST</text:span></text:a><text:span text:style-name="T12"><text:tab/>60</text:span></text:p>
          <text:p text:style-name="P38"><text:a xlink:type="simple" xlink:href="#_1gf8i83" text:style-name="Index_20_Link" text:visited-style-name="Index_20_Link"><text:span text:style-name="T12">IMAGE</text:span></text:a><text:span text:style-name="T12"><text:tab/>60</text:span></text:p>
          <text:p text:style-name="P38"><text:a xlink:type="simple" xlink:href="#_40ew0vw" text:style-name="Index_20_Link" text:visited-style-name="Index_20_Link"><text:span text:style-name="T12">INCLUDE</text:span></text:a><text:span text:style-name="T12"><text:tab/>61</text:span></text:p>
          <text:p text:style-name="P38"><text:a xlink:type="simple" xlink:href="#_2fk6b3p" text:style-name="Index_20_Link" text:visited-style-name="Index_20_Link"><text:span text:style-name="T12">INCLUDE-WHEN</text:span></text:a><text:span text:style-name="T12"><text:tab/>61</text:span></text:p>
          <text:p text:style-name="P38"><text:a xlink:type="simple" xlink:href="#_upglbi" text:style-name="Index_20_Link" text:visited-style-name="Index_20_Link"><text:span text:style-name="T12">INDENT-TO</text:span></text:a><text:span text:style-name="T12"><text:tab/>62</text:span></text:p>
          <text:p text:style-name="P38"><text:a xlink:type="simple" xlink:href="#_3ep43zb" text:style-name="Index_20_Link" text:visited-style-name="Index_20_Link"><text:span text:style-name="T12">INDEX</text:span></text:a><text:span text:style-name="T12"><text:tab/>62</text:span></text:p>
          <text:p text:style-name="P38"><text:a xlink:type="simple" xlink:href="#_1tuee74" text:style-name="Index_20_Link" text:visited-style-name="Index_20_Link"><text:span text:style-name="T12">INDICATOR</text:span></text:a><text:span text:style-name="T12"><text:tab/>62</text:span></text:p>
          <text:p text:style-name="P38"><text:a xlink:type="simple" xlink:href="#_4du1wux" text:style-name="Index_20_Link" text:visited-style-name="Index_20_Link"><text:span text:style-name="T12">INSERT</text:span></text:a><text:span text:style-name="T12"><text:tab/>63</text:span></text:p>
          <text:p text:style-name="P38"><text:a xlink:type="simple" xlink:href="#_2szc72q" text:style-name="Index_20_Link" text:visited-style-name="Index_20_Link"><text:span text:style-name="T12">INSERT-FILE</text:span></text:a><text:span text:style-name="T12"><text:tab/>63</text:span></text:p>
          <text:p text:style-name="P38"><text:a xlink:type="simple" xlink:href="#_184mhaj" text:style-name="Index_20_Link" text:visited-style-name="Index_20_Link"><text:span text:style-name="T12">ISTRING</text:span></text:a><text:span text:style-name="T12"><text:tab/>64</text:span></text:p>
          <text:p text:style-name="P38"><text:a xlink:type="simple" xlink:href="#_3s49zyc" text:style-name="Index_20_Link" text:visited-style-name="Index_20_Link"><text:span text:style-name="T12">ITABLE</text:span></text:a><text:span text:style-name="T12"><text:tab/>64</text:span></text:p>
          <text:p text:style-name="P38"><text:a xlink:type="simple" xlink:href="#_279ka65" text:style-name="Index_20_Link" text:visited-style-name="Index_20_Link"><text:span text:style-name="T12">ITEM</text:span></text:a><text:span text:style-name="T12"><text:tab/>65</text:span></text:p>
          <text:p text:style-name="P38"><text:a xlink:type="simple" xlink:href="#_meukdy" text:style-name="Index_20_Link" text:visited-style-name="Index_20_Link"><text:span text:style-name="T12">IVECTOR</text:span></text:a><text:span text:style-name="T12"><text:tab/>65</text:span></text:p>
          <text:p text:style-name="P38"><text:a xlink:type="simple" xlink:href="#_36ei31r" text:style-name="Index_20_Link" text:visited-style-name="Index_20_Link"><text:span text:style-name="T12">L=?</text:span></text:a><text:span text:style-name="T12"><text:tab/>65</text:span></text:p>
          <text:p text:style-name="P38"><text:a xlink:type="simple" xlink:href="#_1ljsd9k" text:style-name="Index_20_Link" text:visited-style-name="Index_20_Link"><text:span text:style-name="T12">L?</text:span></text:a><text:span text:style-name="T12"><text:tab/>66</text:span></text:p>
          <text:p text:style-name="P38"><text:a xlink:type="simple" xlink:href="#_45jfvxd" text:style-name="Index_20_Link" text:visited-style-name="Index_20_Link"><text:span text:style-name="T12">LANGUAGE</text:span></text:a><text:span text:style-name="T12"><text:tab/>66</text:span></text:p>
          <text:p text:style-name="P38"><text:a xlink:type="simple" xlink:href="#_2koq656" text:style-name="Index_20_Link" text:visited-style-name="Index_20_Link"><text:span text:style-name="T12">LEGAL?</text:span></text:a><text:span text:style-name="T12"><text:tab/>66</text:span></text:p>
          <text:p text:style-name="P38"><text:a xlink:type="simple" xlink:href="#_zu0gcz" text:style-name="Index_20_Link" text:visited-style-name="Index_20_Link"><text:span text:style-name="T12">LENGTH</text:span></text:a><text:span text:style-name="T12"><text:tab/>67</text:span></text:p>
          <text:p text:style-name="P38"><text:a xlink:type="simple" xlink:href="#_3jtnz0s" text:style-name="Index_20_Link" text:visited-style-name="Index_20_Link"><text:span text:style-name="T12">LENGTH?</text:span></text:a><text:span text:style-name="T12"><text:tab/>67</text:span></text:p>
          <text:p text:style-name="P38"><text:a xlink:type="simple" xlink:href="#_1yyy98l" text:style-name="Index_20_Link" text:visited-style-name="Index_20_Link"><text:span text:style-name="T12">LINK</text:span></text:a><text:span text:style-name="T12"><text:tab/>67</text:span></text:p>
          <text:p text:style-name="P38"><text:a xlink:type="simple" xlink:href="#_4iylrwe" text:style-name="Index_20_Link" text:visited-style-name="Index_20_Link"><text:span text:style-name="T12">LIST</text:span></text:a><text:span text:style-name="T12"><text:tab/>68</text:span></text:p>
          <text:p text:style-name="P38"><text:a xlink:type="simple" xlink:href="#_2y3w247" text:style-name="Index_20_Link" text:visited-style-name="Index_20_Link"><text:span text:style-name="T12">LONG-WORDS?</text:span></text:a><text:span text:style-name="T12"><text:tab/>68</text:span></text:p>
          <text:p text:style-name="P38"><text:a xlink:type="simple" xlink:href="#_1d96cc0" text:style-name="Index_20_Link" text:visited-style-name="Index_20_Link"><text:span text:style-name="T12">LOOKUP</text:span></text:a><text:span text:style-name="T12"><text:tab/>69</text:span></text:p>
          <text:p text:style-name="P38"><text:a xlink:type="simple" xlink:href="#_3x8tuzt" text:style-name="Index_20_Link" text:visited-style-name="Index_20_Link"><text:span text:style-name="T12">LPARSE</text:span></text:a><text:span text:style-name="T12"><text:tab/>69</text:span></text:p>
          <text:p text:style-name="P38"><text:a xlink:type="simple" xlink:href="#_2ce457m" text:style-name="Index_20_Link" text:visited-style-name="Index_20_Link"><text:span text:style-name="T12">LSH</text:span></text:a><text:span text:style-name="T12"><text:tab/>69</text:span></text:p>
          <text:p text:style-name="P38"><text:a xlink:type="simple" xlink:href="#_rjefff" text:style-name="Index_20_Link" text:visited-style-name="Index_20_Link"><text:span text:style-name="T12">LTABLE</text:span></text:a><text:span text:style-name="T12"><text:tab/>70</text:span></text:p>
          <text:p text:style-name="P38"><text:a xlink:type="simple" xlink:href="#_3bj1y38" text:style-name="Index_20_Link" text:visited-style-name="Index_20_Link"><text:span text:style-name="T12">LVAL</text:span></text:a><text:span text:style-name="T12"><text:tab/>70</text:span></text:p>
          <text:p text:style-name="P38"><text:a xlink:type="simple" xlink:href="#_1qoc8b1" text:style-name="Index_20_Link" text:visited-style-name="Index_20_Link"><text:span text:style-name="T12">M-HPOS</text:span></text:a><text:span text:style-name="T12"><text:tab/>70</text:span></text:p>
          <text:p text:style-name="P38"><text:a xlink:type="simple" xlink:href="#_i66rqxfsowd5" text:style-name="Index_20_Link" text:visited-style-name="Index_20_Link"><text:span text:style-name="T3">MAKE-GVAL</text:span></text:a><text:span text:style-name="T3"><text:tab/>70</text:span></text:p>
          <text:p text:style-name="P38"><text:a xlink:type="simple" xlink:href="#_vq8v1tpbcqxn" text:style-name="Index_20_Link" text:visited-style-name="Index_20_Link"><text:span text:style-name="T3">MAPF</text:span></text:a><text:span text:style-name="T3"><text:tab/>71</text:span></text:p>
          <text:p text:style-name="P38"><text:a xlink:type="simple" xlink:href="#_2pta16n" text:style-name="Index_20_Link" text:visited-style-name="Index_20_Link"><text:span text:style-name="T12">MAPLEAVE</text:span></text:a><text:span text:style-name="T12"><text:tab/>72</text:span></text:p>
          <text:p text:style-name="P38"><text:a xlink:type="simple" xlink:href="#_14ykbeg" text:style-name="Index_20_Link" text:visited-style-name="Index_20_Link"><text:span text:style-name="T12">MAPR</text:span></text:a><text:span text:style-name="T12"><text:tab/>72</text:span></text:p>
          <text:p text:style-name="P38"><text:a xlink:type="simple" xlink:href="#_3oy7u29" text:style-name="Index_20_Link" text:visited-style-name="Index_20_Link"><text:span text:style-name="T12">MAPRET</text:span></text:a><text:span text:style-name="T12"><text:tab/>73</text:span></text:p>
          <text:p text:style-name="P38"><text:soft-page-break/><text:a xlink:type="simple" xlink:href="#_243i4a2" text:style-name="Index_20_Link" text:visited-style-name="Index_20_Link"><text:span text:style-name="T12">MAPSTOP</text:span></text:a><text:span text:style-name="T12"><text:tab/>73</text:span></text:p>
          <text:p text:style-name="P38"><text:a xlink:type="simple" xlink:href="#_j8sehv" text:style-name="Index_20_Link" text:visited-style-name="Index_20_Link"><text:span text:style-name="T12">MAX</text:span></text:a><text:span text:style-name="T12"><text:tab/>73</text:span></text:p>
          <text:p text:style-name="P38"><text:a xlink:type="simple" xlink:href="#_338fx5o" text:style-name="Index_20_Link" text:visited-style-name="Index_20_Link"><text:span text:style-name="T12">MEMBER</text:span></text:a><text:span text:style-name="T12"><text:tab/>73</text:span></text:p>
          <text:p text:style-name="P38"><text:a xlink:type="simple" xlink:href="#_1idq7dh" text:style-name="Index_20_Link" text:visited-style-name="Index_20_Link"><text:span text:style-name="T12">MEMQ</text:span></text:a><text:span text:style-name="T12"><text:tab/>74</text:span></text:p>
          <text:p text:style-name="P38"><text:a xlink:type="simple" xlink:href="#_42ddq1a" text:style-name="Index_20_Link" text:visited-style-name="Index_20_Link"><text:span text:style-name="T12">MIN</text:span></text:a><text:span text:style-name="T12"><text:tab/>74</text:span></text:p>
          <text:p text:style-name="P38"><text:a xlink:type="simple" xlink:href="#_2hio093" text:style-name="Index_20_Link" text:visited-style-name="Index_20_Link"><text:span text:style-name="T12">MOBLIST</text:span></text:a><text:span text:style-name="T12"><text:tab/>74</text:span></text:p>
          <text:p text:style-name="P38"><text:a xlink:type="simple" xlink:href="#_wnyagw" text:style-name="Index_20_Link" text:visited-style-name="Index_20_Link"><text:span text:style-name="T12">MOD</text:span></text:a><text:span text:style-name="T12"><text:tab/>74</text:span></text:p>
          <text:p text:style-name="P38"><text:a xlink:type="simple" xlink:href="#_3gnlt4p" text:style-name="Index_20_Link" text:visited-style-name="Index_20_Link"><text:span text:style-name="T12">MSETG</text:span></text:a><text:span text:style-name="T12"><text:tab/>75</text:span></text:p>
          <text:p text:style-name="P38"><text:a xlink:type="simple" xlink:href="#_1vsw3ci" text:style-name="Index_20_Link" text:visited-style-name="Index_20_Link"><text:span text:style-name="T12">N==?</text:span></text:a><text:span text:style-name="T12"><text:tab/>75</text:span></text:p>
          <text:p text:style-name="P38"><text:a xlink:type="simple" xlink:href="#_4fsjm0b" text:style-name="Index_20_Link" text:visited-style-name="Index_20_Link"><text:span text:style-name="T12">N=?</text:span></text:a><text:span text:style-name="T12"><text:tab/>75</text:span></text:p>
          <text:p text:style-name="P38"><text:a xlink:type="simple" xlink:href="#_2uxtw84" text:style-name="Index_20_Link" text:visited-style-name="Index_20_Link"><text:span text:style-name="T12">NEVER-ZAP-TO-SOURCE-DIRECTORY?</text:span></text:a><text:span text:style-name="T12"><text:tab/>76</text:span></text:p>
          <text:p text:style-name="P38"><text:a xlink:type="simple" xlink:href="#_w6kncfyhc9ue" text:style-name="Index_20_Link" text:visited-style-name="Index_20_Link"><text:span text:style-name="T12">NEW-ADD-WORD</text:span></text:a><text:span text:style-name="T12"><text:tab/>76</text:span></text:p>
          <text:p text:style-name="P38"><text:a xlink:type="simple" xlink:href="#_1a346fx" text:style-name="Index_20_Link" text:visited-style-name="Index_20_Link"><text:span text:style-name="T12">NEWTYPE</text:span></text:a><text:span text:style-name="T12"><text:tab/>76</text:span></text:p>
          <text:p text:style-name="P38"><text:a xlink:type="simple" xlink:href="#_3u2rp3q" text:style-name="Index_20_Link" text:visited-style-name="Index_20_Link"><text:span text:style-name="T12">NEXT</text:span></text:a><text:span text:style-name="T12"><text:tab/>77</text:span></text:p>
          <text:p text:style-name="P38"><text:a xlink:type="simple" xlink:href="#_2981zbj" text:style-name="Index_20_Link" text:visited-style-name="Index_20_Link"><text:span text:style-name="T12">NOT</text:span></text:a><text:span text:style-name="T12"><text:tab/>77</text:span></text:p>
          <text:p text:style-name="P38"><text:a xlink:type="simple" xlink:href="#_odc9jc" text:style-name="Index_20_Link" text:visited-style-name="Index_20_Link"><text:span text:style-name="T12">NTH</text:span></text:a><text:span text:style-name="T12"><text:tab/>77</text:span></text:p>
          <text:p text:style-name="P38"><text:a xlink:type="simple" xlink:href="#_38czs75" text:style-name="Index_20_Link" text:visited-style-name="Index_20_Link"><text:span text:style-name="T12">OBJECT</text:span></text:a><text:span text:style-name="T12"><text:tab/>78</text:span></text:p>
          <text:p text:style-name="P38"><text:a xlink:type="simple" xlink:href="#_1nia2ey" text:style-name="Index_20_Link" text:visited-style-name="Index_20_Link"><text:span text:style-name="T12">OBLIST?</text:span></text:a><text:span text:style-name="T12"><text:tab/>79</text:span></text:p>
          <text:p text:style-name="P38"><text:a xlink:type="simple" xlink:href="#_47hxl2r" text:style-name="Index_20_Link" text:visited-style-name="Index_20_Link"><text:span text:style-name="T12">OFFSET</text:span></text:a><text:span text:style-name="T12"><text:tab/>79</text:span></text:p>
          <text:p text:style-name="P38"><text:a xlink:type="simple" xlink:href="#_2mn7vak" text:style-name="Index_20_Link" text:visited-style-name="Index_20_Link"><text:span text:style-name="T12">OPEN</text:span></text:a><text:span text:style-name="T12"><text:tab/>80</text:span></text:p>
          <text:p text:style-name="P38"><text:a xlink:type="simple" xlink:href="#_11si5id" text:style-name="Index_20_Link" text:visited-style-name="Index_20_Link"><text:span text:style-name="T12">OR</text:span></text:a><text:span text:style-name="T12"><text:tab/>80</text:span></text:p>
          <text:p text:style-name="P38"><text:a xlink:type="simple" xlink:href="#_3ls5o66" text:style-name="Index_20_Link" text:visited-style-name="Index_20_Link"><text:span text:style-name="T12">OR?</text:span></text:a><text:span text:style-name="T12"><text:tab/>81</text:span></text:p>
          <text:p text:style-name="P38"><text:a xlink:type="simple" xlink:href="#_20xfydz" text:style-name="Index_20_Link" text:visited-style-name="Index_20_Link"><text:span text:style-name="T12">ORB</text:span></text:a><text:span text:style-name="T12"><text:tab/>81</text:span></text:p>
          <text:p text:style-name="P38"><text:a xlink:type="simple" xlink:href="#_4kx3h1s" text:style-name="Index_20_Link" text:visited-style-name="Index_20_Link"><text:span text:style-name="T12">ORDER-FLAGS?</text:span></text:a><text:span text:style-name="T12"><text:tab/>81</text:span></text:p>
          <text:p text:style-name="P38"><text:a xlink:type="simple" xlink:href="#_302dr9l" text:style-name="Index_20_Link" text:visited-style-name="Index_20_Link"><text:span text:style-name="T12">ORDER-OBJECTS?</text:span></text:a><text:span text:style-name="T12"><text:tab/>81</text:span></text:p>
          <text:p text:style-name="P38"><text:a xlink:type="simple" xlink:href="#_1f7o1he" text:style-name="Index_20_Link" text:visited-style-name="Index_20_Link"><text:span text:style-name="T12">ORDER-TREE?</text:span></text:a><text:span text:style-name="T12"><text:tab/>82</text:span></text:p>
          <text:p text:style-name="P38"><text:a xlink:type="simple" xlink:href="#_3z7bk57" text:style-name="Index_20_Link" text:visited-style-name="Index_20_Link"><text:span text:style-name="T12">PACKAGE</text:span></text:a><text:span text:style-name="T12"><text:tab/>83</text:span></text:p>
          <text:p text:style-name="P38"><text:a xlink:type="simple" xlink:href="#_2eclud0" text:style-name="Index_20_Link" text:visited-style-name="Index_20_Link"><text:span text:style-name="T12">PARSE</text:span></text:a><text:span text:style-name="T12"><text:tab/>84</text:span></text:p>
          <text:p text:style-name="P38"><text:a xlink:type="simple" xlink:href="#_uagkh4g68sm4" text:style-name="Index_20_Link" text:visited-style-name="Index_20_Link"><text:span text:style-name="T12">PICFILE</text:span></text:a><text:span text:style-name="T12"><text:tab/>85</text:span></text:p>
          <text:p text:style-name="P38"><text:a xlink:type="simple" xlink:href="#_yoal25lo9g0s" text:style-name="Index_20_Link" text:visited-style-name="Index_20_Link"><text:span text:style-name="T12">PLTABLE</text:span></text:a><text:span text:style-name="T12"><text:tab/>85</text:span></text:p>
          <text:p text:style-name="P38"><text:a xlink:type="simple" xlink:href="#_3dhjn8m" text:style-name="Index_20_Link" text:visited-style-name="Index_20_Link"><text:span text:style-name="T12">PNAME</text:span></text:a><text:span text:style-name="T12"><text:tab/>85</text:span></text:p>
          <text:p text:style-name="P38"><text:a xlink:type="simple" xlink:href="#_1smtxgf" text:style-name="Index_20_Link" text:visited-style-name="Index_20_Link"><text:span text:style-name="T12">PREP-SYNONYM</text:span></text:a><text:span text:style-name="T12"><text:tab/>85</text:span></text:p>
          <text:p text:style-name="P38"><text:a xlink:type="simple" xlink:href="#_4cmhg48" text:style-name="Index_20_Link" text:visited-style-name="Index_20_Link"><text:span text:style-name="T12">PRIMTYPE</text:span></text:a><text:span text:style-name="T12"><text:tab/>86</text:span></text:p>
          <text:p text:style-name="P38"><text:a xlink:type="simple" xlink:href="#_2rrrqc1" text:style-name="Index_20_Link" text:visited-style-name="Index_20_Link"><text:span text:style-name="T12">PRIN1</text:span></text:a><text:span text:style-name="T12"><text:tab/>86</text:span></text:p>
          <text:p text:style-name="P38"><text:a xlink:type="simple" xlink:href="#_16x20ju" text:style-name="Index_20_Link" text:visited-style-name="Index_20_Link"><text:span text:style-name="T12">PRINC</text:span></text:a><text:span text:style-name="T12"><text:tab/>86</text:span></text:p>
          <text:p text:style-name="P38"><text:a xlink:type="simple" xlink:href="#_3qwpj7n" text:style-name="Index_20_Link" text:visited-style-name="Index_20_Link"><text:span text:style-name="T12">PRINT</text:span></text:a><text:span text:style-name="T12"><text:tab/>86</text:span></text:p>
          <text:p text:style-name="P38"><text:soft-page-break/><text:a xlink:type="simple" xlink:href="#_261ztfg" text:style-name="Index_20_Link" text:visited-style-name="Index_20_Link"><text:span text:style-name="T12">PRINT-MANY</text:span></text:a><text:span text:style-name="T12"><text:tab/>87</text:span></text:p>
          <text:p text:style-name="P38"><text:a xlink:type="simple" xlink:href="#_l7a3n9" text:style-name="Index_20_Link" text:visited-style-name="Index_20_Link"><text:span text:style-name="T12">PRINTTYPE</text:span></text:a><text:span text:style-name="T12"><text:tab/>87</text:span></text:p>
          <text:p text:style-name="P38"><text:a xlink:type="simple" xlink:href="#_356xmb2" text:style-name="Index_20_Link" text:visited-style-name="Index_20_Link"><text:span text:style-name="T12">PROG</text:span></text:a><text:span text:style-name="T12"><text:tab/>88</text:span></text:p>
          <text:p text:style-name="P38"><text:a xlink:type="simple" xlink:href="#_1kc7wiv" text:style-name="Index_20_Link" text:visited-style-name="Index_20_Link"><text:span text:style-name="T12">PROPDEF</text:span></text:a><text:span text:style-name="T12"><text:tab/>89</text:span></text:p>
          <text:p text:style-name="P38"><text:a xlink:type="simple" xlink:href="#_44bvf6o" text:style-name="Index_20_Link" text:visited-style-name="Index_20_Link"><text:span text:style-name="T12">PTABLE</text:span></text:a><text:span text:style-name="T12"><text:tab/>91</text:span></text:p>
          <text:p text:style-name="P38"><text:a xlink:type="simple" xlink:href="#_2jh5peh" text:style-name="Index_20_Link" text:visited-style-name="Index_20_Link"><text:span text:style-name="T12">PUT</text:span></text:a><text:span text:style-name="T12"><text:tab/>92</text:span></text:p>
          <text:p text:style-name="P38"><text:a xlink:type="simple" xlink:href="#_ymfzma" text:style-name="Index_20_Link" text:visited-style-name="Index_20_Link"><text:span text:style-name="T12">PUT-DECL</text:span></text:a><text:span text:style-name="T12"><text:tab/>92</text:span></text:p>
          <text:p text:style-name="P38"><text:a xlink:type="simple" xlink:href="#_ioyxaf8hq901" text:style-name="Index_20_Link" text:visited-style-name="Index_20_Link"><text:span text:style-name="T12">PUT-PURE-HERE</text:span></text:a><text:span text:style-name="T12"><text:tab/>92</text:span></text:p>
          <text:p text:style-name="P38"><text:a xlink:type="simple" xlink:href="#_3im3ia3" text:style-name="Index_20_Link" text:visited-style-name="Index_20_Link"><text:span text:style-name="T12">PUTB</text:span></text:a><text:span text:style-name="T12"><text:tab/>92</text:span></text:p>
          <text:p text:style-name="P38"><text:a xlink:type="simple" xlink:href="#_1xrdshw" text:style-name="Index_20_Link" text:visited-style-name="Index_20_Link"><text:span text:style-name="T12">PUTPROP</text:span></text:a><text:span text:style-name="T12"><text:tab/>93</text:span></text:p>
          <text:p text:style-name="P38"><text:a xlink:type="simple" xlink:href="#_4hr1b5p" text:style-name="Index_20_Link" text:visited-style-name="Index_20_Link"><text:span text:style-name="T12">PUTREST</text:span></text:a><text:span text:style-name="T12"><text:tab/>94</text:span></text:p>
          <text:p text:style-name="P38"><text:a xlink:type="simple" xlink:href="#_2wwbldi" text:style-name="Index_20_Link" text:visited-style-name="Index_20_Link"><text:span text:style-name="T12">QUIT</text:span></text:a><text:span text:style-name="T12"><text:tab/>94</text:span></text:p>
          <text:p text:style-name="P38"><text:a xlink:type="simple" xlink:href="#_1c1lvlb" text:style-name="Index_20_Link" text:visited-style-name="Index_20_Link"><text:span text:style-name="T12">QUOTE</text:span></text:a><text:span text:style-name="T12"><text:tab/>94</text:span></text:p>
          <text:p text:style-name="P38"><text:a xlink:type="simple" xlink:href="#_3w19e94" text:style-name="Index_20_Link" text:visited-style-name="Index_20_Link"><text:span text:style-name="T12">READSTRING</text:span></text:a><text:span text:style-name="T12"><text:tab/>95</text:span></text:p>
          <text:p text:style-name="P38"><text:a xlink:type="simple" xlink:href="#_2b6jogx" text:style-name="Index_20_Link" text:visited-style-name="Index_20_Link"><text:span text:style-name="T12">REMOVE</text:span></text:a><text:span text:style-name="T12"><text:tab/>95</text:span></text:p>
          <text:p text:style-name="P38"><text:a xlink:type="simple" xlink:href="#_qbtyoq" text:style-name="Index_20_Link" text:visited-style-name="Index_20_Link"><text:span text:style-name="T12">RENTRY</text:span></text:a><text:span text:style-name="T12"><text:tab/>96</text:span></text:p>
          <text:p text:style-name="P38"><text:a xlink:type="simple" xlink:href="#_3abhhcj" text:style-name="Index_20_Link" text:visited-style-name="Index_20_Link"><text:span text:style-name="T12">REPEAT</text:span></text:a><text:span text:style-name="T12"><text:tab/>96</text:span></text:p>
          <text:p text:style-name="P38"><text:a xlink:type="simple" xlink:href="#_1pgrrkc" text:style-name="Index_20_Link" text:visited-style-name="Index_20_Link"><text:span text:style-name="T12">REPLACE-DEFINITION</text:span></text:a><text:span text:style-name="T12"><text:tab/>97</text:span></text:p>
          <text:p text:style-name="P38"><text:a xlink:type="simple" xlink:href="#_49gfa85" text:style-name="Index_20_Link" text:visited-style-name="Index_20_Link"><text:span text:style-name="T12">REST</text:span></text:a><text:span text:style-name="T12"><text:tab/>97</text:span></text:p>
          <text:p text:style-name="P38"><text:a xlink:type="simple" xlink:href="#_2olpkfy" text:style-name="Index_20_Link" text:visited-style-name="Index_20_Link"><text:span text:style-name="T12">RETURN</text:span></text:a><text:span text:style-name="T12"><text:tab/>97</text:span></text:p>
          <text:p text:style-name="P38"><text:a xlink:type="simple" xlink:href="#_13qzunr" text:style-name="Index_20_Link" text:visited-style-name="Index_20_Link"><text:span text:style-name="T12">ROOM</text:span></text:a><text:span text:style-name="T12"><text:tab/>98</text:span></text:p>
          <text:p text:style-name="P38"><text:a xlink:type="simple" xlink:href="#_3nqndbk" text:style-name="Index_20_Link" text:visited-style-name="Index_20_Link"><text:span text:style-name="T12">ROOT</text:span></text:a><text:span text:style-name="T12"><text:tab/>99</text:span></text:p>
          <text:p text:style-name="P38"><text:a xlink:type="simple" xlink:href="#_22vxnjd" text:style-name="Index_20_Link" text:visited-style-name="Index_20_Link"><text:span text:style-name="T12">ROUTINE</text:span></text:a><text:span text:style-name="T12"><text:tab/>100</text:span></text:p>
          <text:p text:style-name="P38"><text:a xlink:type="simple" xlink:href="#_i17xr6" text:style-name="Index_20_Link" text:visited-style-name="Index_20_Link"><text:span text:style-name="T12">ROUTINE-FLAGS</text:span></text:a><text:span text:style-name="T12"><text:tab/>101</text:span></text:p>
          <text:p text:style-name="P38"><text:a xlink:type="simple" xlink:href="#_320vgez" text:style-name="Index_20_Link" text:visited-style-name="Index_20_Link"><text:span text:style-name="T12">SET</text:span></text:a><text:span text:style-name="T12"><text:tab/>101</text:span></text:p>
          <text:p text:style-name="P38"><text:a xlink:type="simple" xlink:href="#_1h65qms" text:style-name="Index_20_Link" text:visited-style-name="Index_20_Link"><text:span text:style-name="T12">SET-DEFSTRUCT-FILE-DEFAULTS</text:span></text:a><text:span text:style-name="T12"><text:tab/>101</text:span></text:p>
          <text:p text:style-name="P38"><text:a xlink:type="simple" xlink:href="#_415t9al" text:style-name="Index_20_Link" text:visited-style-name="Index_20_Link"><text:span text:style-name="T12">SETG</text:span></text:a><text:span text:style-name="T12"><text:tab/>102</text:span></text:p>
          <text:p text:style-name="P38"><text:a xlink:type="simple" xlink:href="#_2gb3jie" text:style-name="Index_20_Link" text:visited-style-name="Index_20_Link"><text:span text:style-name="T12">SETG20</text:span></text:a><text:span text:style-name="T12"><text:tab/>102</text:span></text:p>
          <text:p text:style-name="P38"><text:a xlink:type="simple" xlink:href="#_vgdtq7" text:style-name="Index_20_Link" text:visited-style-name="Index_20_Link"><text:span text:style-name="T12">SORT</text:span></text:a><text:span text:style-name="T12"><text:tab/>102</text:span></text:p>
          <text:p text:style-name="P38"><text:a xlink:type="simple" xlink:href="#_3fg1ce0" text:style-name="Index_20_Link" text:visited-style-name="Index_20_Link"><text:span text:style-name="T12">SPNAME</text:span></text:a><text:span text:style-name="T12"><text:tab/>103</text:span></text:p>
          <text:p text:style-name="P38"><text:a xlink:type="simple" xlink:href="#_1ulbmlt" text:style-name="Index_20_Link" text:visited-style-name="Index_20_Link"><text:span text:style-name="T12">STRING</text:span></text:a><text:span text:style-name="T12"><text:tab/>103</text:span></text:p>
          <text:p text:style-name="P38"><text:a xlink:type="simple" xlink:href="#_4ekz59m" text:style-name="Index_20_Link" text:visited-style-name="Index_20_Link"><text:span text:style-name="T12">STRUCTURED?</text:span></text:a><text:span text:style-name="T12"><text:tab/>103</text:span></text:p>
          <text:p text:style-name="P38"><text:a xlink:type="simple" xlink:href="#_2tq9fhf" text:style-name="Index_20_Link" text:visited-style-name="Index_20_Link"><text:span text:style-name="T12">SUBSTRUC</text:span></text:a><text:span text:style-name="T12"><text:tab/>104</text:span></text:p>
          <text:p text:style-name="P38"><text:a xlink:type="simple" xlink:href="#_18vjpp8" text:style-name="Index_20_Link" text:visited-style-name="Index_20_Link"><text:span text:style-name="T12">SUPPRESS-WARNINGS?</text:span></text:a><text:span text:style-name="T12"><text:tab/>104</text:span></text:p>
          <text:p text:style-name="P38"><text:a xlink:type="simple" xlink:href="#_s1gwiysqrg1z" text:style-name="Index_20_Link" text:visited-style-name="Index_20_Link"><text:span text:style-name="T3">SYNONYM</text:span></text:a><text:span text:style-name="T3"><text:tab/>105</text:span></text:p>
          <text:p text:style-name="P38"><text:a xlink:type="simple" xlink:href="#_3sv78d1" text:style-name="Index_20_Link" text:visited-style-name="Index_20_Link"><text:span text:style-name="T12">SYNTAX</text:span></text:a><text:span text:style-name="T12"><text:tab/>105</text:span></text:p>
          <text:p text:style-name="P38"><text:soft-page-break/><text:a xlink:type="simple" xlink:href="#_p6ra8x7xj7ul" text:style-name="Index_20_Link" text:visited-style-name="Index_20_Link"><text:span text:style-name="T3">TABLE</text:span></text:a><text:span text:style-name="T3"><text:tab/>107</text:span></text:p>
          <text:p text:style-name="P38"><text:a xlink:type="simple" xlink:href="#_n5rssn" text:style-name="Index_20_Link" text:visited-style-name="Index_20_Link"><text:span text:style-name="T12">TELL-TOKENS</text:span></text:a><text:span text:style-name="T12"><text:tab/>108</text:span></text:p>
          <text:p text:style-name="P38"><text:a xlink:type="simple" xlink:href="#_375fbgg" text:style-name="Index_20_Link" text:visited-style-name="Index_20_Link"><text:span text:style-name="T12">TIME</text:span></text:a><text:span text:style-name="T12"><text:tab/>108</text:span></text:p>
          <text:p text:style-name="P38"><text:a xlink:type="simple" xlink:href="#_tvejozqi61yf" text:style-name="Index_20_Link" text:visited-style-name="Index_20_Link"><text:span text:style-name="T3">TOP</text:span></text:a><text:span text:style-name="T3"><text:tab/>108</text:span></text:p>
          <text:p text:style-name="P38"><text:a xlink:type="simple" xlink:href="#_1maplo9" text:style-name="Index_20_Link" text:visited-style-name="Index_20_Link"><text:span text:style-name="T12">TUPLE</text:span></text:a><text:span text:style-name="T12"><text:tab/>109</text:span></text:p>
          <text:p text:style-name="P38"><text:a xlink:type="simple" xlink:href="#_46ad4c2" text:style-name="Index_20_Link" text:visited-style-name="Index_20_Link"><text:span text:style-name="T12">TYPE</text:span></text:a><text:span text:style-name="T12"><text:tab/>109</text:span></text:p>
          <text:p text:style-name="P38"><text:a xlink:type="simple" xlink:href="#_2lfnejv" text:style-name="Index_20_Link" text:visited-style-name="Index_20_Link"><text:span text:style-name="T12">TYPE?</text:span></text:a><text:span text:style-name="T12"><text:tab/>110</text:span></text:p>
          <text:p text:style-name="P38"><text:a xlink:type="simple" xlink:href="#_10kxoro" text:style-name="Index_20_Link" text:visited-style-name="Index_20_Link"><text:span text:style-name="T12">TYPEPRIM</text:span></text:a><text:span text:style-name="T12"><text:tab/>110</text:span></text:p>
          <text:p text:style-name="P38"><text:a xlink:type="simple" xlink:href="#_3kkl7fh" text:style-name="Index_20_Link" text:visited-style-name="Index_20_Link"><text:span text:style-name="T12">UNASSIGN</text:span></text:a><text:span text:style-name="T12"><text:tab/>110</text:span></text:p>
          <text:p text:style-name="P38"><text:a xlink:type="simple" xlink:href="#_1zpvhna" text:style-name="Index_20_Link" text:visited-style-name="Index_20_Link"><text:span text:style-name="T12">UNPARSE</text:span></text:a><text:span text:style-name="T12"><text:tab/>110</text:span></text:p>
          <text:p text:style-name="P38"><text:a xlink:type="simple" xlink:href="#_4jpj0b3" text:style-name="Index_20_Link" text:visited-style-name="Index_20_Link"><text:span text:style-name="T12">USE</text:span></text:a><text:span text:style-name="T12"><text:tab/>111</text:span></text:p>
          <text:p text:style-name="P38"><text:a xlink:type="simple" xlink:href="#_2yutaiw" text:style-name="Index_20_Link" text:visited-style-name="Index_20_Link"><text:span text:style-name="T12">USE-WHEN</text:span></text:a><text:span text:style-name="T12"><text:tab/>111</text:span></text:p>
          <text:p text:style-name="P38"><text:a xlink:type="simple" xlink:href="#_1e03kqp" text:style-name="Index_20_Link" text:visited-style-name="Index_20_Link"><text:span text:style-name="T12">VALID-TYPE?</text:span></text:a><text:span text:style-name="T12"><text:tab/>112</text:span></text:p>
          <text:p text:style-name="P38"><text:a xlink:type="simple" xlink:href="#_3xzr3ei" text:style-name="Index_20_Link" text:visited-style-name="Index_20_Link"><text:span text:style-name="T12">VALUE</text:span></text:a><text:span text:style-name="T12"><text:tab/>112</text:span></text:p>
          <text:p text:style-name="P38"><text:a xlink:type="simple" xlink:href="#_2d51dmb" text:style-name="Index_20_Link" text:visited-style-name="Index_20_Link"><text:span text:style-name="T12">VECTOR</text:span></text:a><text:span text:style-name="T12"><text:tab/>112</text:span></text:p>
          <text:p text:style-name="P38"><text:a xlink:type="simple" xlink:href="#_sabnu4" text:style-name="Index_20_Link" text:visited-style-name="Index_20_Link"><text:span text:style-name="T12">VERB-SYNONYM</text:span></text:a><text:span text:style-name="T12"><text:tab/>113</text:span></text:p>
          <text:p text:style-name="P38"><text:a xlink:type="simple" xlink:href="#_3c9z6hx" text:style-name="Index_20_Link" text:visited-style-name="Index_20_Link"><text:span text:style-name="T12">VERSION</text:span></text:a><text:span text:style-name="T12"><text:tab/>113</text:span></text:p>
          <text:p text:style-name="P38"><text:a xlink:type="simple" xlink:href="#_1rf9gpq" text:style-name="Index_20_Link" text:visited-style-name="Index_20_Link"><text:span text:style-name="T12">VERSION?</text:span></text:a><text:span text:style-name="T12"><text:tab/>114</text:span></text:p>
          <text:p text:style-name="P38"><text:a xlink:type="simple" xlink:href="#_4bewzdj" text:style-name="Index_20_Link" text:visited-style-name="Index_20_Link"><text:span text:style-name="T12">VOC</text:span></text:a><text:span text:style-name="T12"><text:tab/>114</text:span></text:p>
          <text:p text:style-name="P38"><text:a xlink:type="simple" xlink:href="#_3x3pvmcunlrd" text:style-name="Index_20_Link" text:visited-style-name="Index_20_Link"><text:span text:style-name="T3">WARN-AS-ERROR?</text:span></text:a><text:span text:style-name="T3"><text:tab/>117</text:span></text:p>
          <text:p text:style-name="P38"><text:a xlink:type="simple" xlink:href="#_m3ye0kwa1dbk" text:style-name="Index_20_Link" text:visited-style-name="Index_20_Link"><text:span text:style-name="T3">XFLOAD</text:span></text:a><text:span text:style-name="T3"><text:tab/>117</text:span></text:p>
          <text:p text:style-name="P38"><text:a xlink:type="simple" xlink:href="#_61qomf484he5" text:style-name="Index_20_Link" text:visited-style-name="Index_20_Link"><text:span text:style-name="T3">XORB</text:span></text:a><text:span text:style-name="T3"><text:tab/>117</text:span></text:p>
          <text:p text:style-name="P38"><text:a xlink:type="simple" xlink:href="#_15phjt5" text:style-name="Index_20_Link" text:visited-style-name="Index_20_Link"><text:span text:style-name="T12">ZGET</text:span></text:a><text:span text:style-name="T12"><text:tab/>117</text:span></text:p>
          <text:p text:style-name="P38"><text:a xlink:type="simple" xlink:href="#_3pp52gy" text:style-name="Index_20_Link" text:visited-style-name="Index_20_Link"><text:span text:style-name="T12">ZIP-OPTIONS</text:span></text:a><text:span text:style-name="T12"><text:tab/>118</text:span></text:p>
          <text:p text:style-name="P38"><text:a xlink:type="simple" xlink:href="#_ywjsywklgkdy" text:style-name="Index_20_Link" text:visited-style-name="Index_20_Link"><text:span text:style-name="T3">ZPACKAGE</text:span></text:a><text:span text:style-name="T3"><text:tab/>118</text:span></text:p>
          <text:p text:style-name="P38"><text:a xlink:type="simple" xlink:href="#_t3zlmykriflu" text:style-name="Index_20_Link" text:visited-style-name="Index_20_Link"><text:span text:style-name="T3">ZPUT</text:span></text:a><text:span text:style-name="T3"><text:tab/>118</text:span></text:p>
          <text:p text:style-name="P38"><text:a xlink:type="simple" xlink:href="#_jzpmwk" text:style-name="Index_20_Link" text:visited-style-name="Index_20_Link"><text:span text:style-name="T12">ZREST</text:span></text:a><text:span text:style-name="T12"><text:tab/>119</text:span></text:p>
          <text:p text:style-name="P38"><text:a xlink:type="simple" xlink:href="#_33zd5kd" text:style-name="Index_20_Link" text:visited-style-name="Index_20_Link"><text:span text:style-name="T12">ZSECTION</text:span></text:a><text:span text:style-name="T12"><text:tab/>119</text:span></text:p>
          <text:p text:style-name="P38"><text:a xlink:type="simple" xlink:href="#_pz3bxyvddut7" text:style-name="Index_20_Link" text:visited-style-name="Index_20_Link"><text:span text:style-name="T3">ZSTART</text:span></text:a><text:span text:style-name="T3"><text:tab/>119</text:span></text:p>
          <text:p text:style-name="P38"><text:a xlink:type="simple" xlink:href="#_bszx47zazyks" text:style-name="Index_20_Link" text:visited-style-name="Index_20_Link"><text:span text:style-name="T12">ZSTR-OFF</text:span></text:a><text:span text:style-name="T12"><text:tab/>119</text:span></text:p>
          <text:p text:style-name="P38"><text:a xlink:type="simple" xlink:href="#_iulduu9el473" text:style-name="Index_20_Link" text:visited-style-name="Index_20_Link"><text:span text:style-name="T12">ZSTR-ON</text:span></text:a><text:span text:style-name="T12"><text:tab/>120</text:span></text:p>
          <text:p text:style-name="P38"><text:a xlink:type="simple" xlink:href="#_e8lte2wqvsv9" text:style-name="Index_20_Link" text:visited-style-name="Index_20_Link"><text:span text:style-name="T3">ZZPACKAGE</text:span></text:a><text:span text:style-name="T3"><text:tab/>120</text:span></text:p>
          <text:p text:style-name="P38"><text:a xlink:type="simple" xlink:href="#_x1gn6x1zsmpw" text:style-name="Index_20_Link" text:visited-style-name="Index_20_Link"><text:span text:style-name="T3">ZZSECTION</text:span></text:a><text:span text:style-name="T3"><text:tab/>120</text:span></text:p>
          <text:p text:style-name="P36"><text:a xlink:type="simple" xlink:href="#_1j4nfs6" text:style-name="Index_20_Link" text:visited-style-name="Index_20_Link"><text:span text:style-name="T12">Z-code built-ins (use inside ROUTINE)</text:span></text:a><text:span text:style-name="T12"><text:tab/>121</text:span></text:p>
          <text:p text:style-name="P38"><text:a xlink:type="simple" xlink:href="#_434ayfz" text:style-name="Index_20_Link" text:visited-style-name="Index_20_Link"><text:span text:style-name="T12">*, MUL</text:span></text:a><text:span text:style-name="T12"><text:tab/>121</text:span></text:p>
          <text:p text:style-name="P38"><text:a xlink:type="simple" xlink:href="#_2i9l8ns" text:style-name="Index_20_Link" text:visited-style-name="Index_20_Link"><text:span text:style-name="T12">+, ADD</text:span></text:a><text:span text:style-name="T12"><text:tab/>121</text:span></text:p>
          <text:p text:style-name="P38"><text:soft-page-break/><text:a xlink:type="simple" xlink:href="#_xevivl" text:style-name="Index_20_Link" text:visited-style-name="Index_20_Link"><text:span text:style-name="T12">-, SUB</text:span></text:a><text:span text:style-name="T12"><text:tab/>121</text:span></text:p>
          <text:p text:style-name="P38"><text:a xlink:type="simple" xlink:href="#_3hej1je" text:style-name="Index_20_Link" text:visited-style-name="Index_20_Link"><text:span text:style-name="T12">/, DIV</text:span></text:a><text:span text:style-name="T12"><text:tab/>122</text:span></text:p>
          <text:p text:style-name="P38"><text:a xlink:type="simple" xlink:href="#_1wjtbr7" text:style-name="Index_20_Link" text:visited-style-name="Index_20_Link"><text:span text:style-name="T12">0?, ZERO?</text:span></text:a><text:span text:style-name="T12"><text:tab/>122</text:span></text:p>
          <text:p text:style-name="P38"><text:a xlink:type="simple" xlink:href="#_4gjguf0" text:style-name="Index_20_Link" text:visited-style-name="Index_20_Link"><text:span text:style-name="T12">1?</text:span></text:a><text:span text:style-name="T12"><text:tab/>122</text:span></text:p>
          <text:p text:style-name="P38"><text:a xlink:type="simple" xlink:href="#_2vor4mt" text:style-name="Index_20_Link" text:visited-style-name="Index_20_Link"><text:span text:style-name="T12">=?, ==?, EQUAL?</text:span></text:a><text:span text:style-name="T12"><text:tab/>122</text:span></text:p>
          <text:p text:style-name="P38"><text:a xlink:type="simple" xlink:href="#_1au1eum" text:style-name="Index_20_Link" text:visited-style-name="Index_20_Link"><text:span text:style-name="T12">AGAIN</text:span></text:a><text:span text:style-name="T12"><text:tab/>123</text:span></text:p>
          <text:p text:style-name="P38"><text:a xlink:type="simple" xlink:href="#_3utoxif" text:style-name="Index_20_Link" text:visited-style-name="Index_20_Link"><text:span text:style-name="T12">AND</text:span></text:a><text:span text:style-name="T12"><text:tab/>124</text:span></text:p>
          <text:p text:style-name="P38"><text:a xlink:type="simple" xlink:href="#_29yz7q8" text:style-name="Index_20_Link" text:visited-style-name="Index_20_Link"><text:span text:style-name="T12">APPLY</text:span></text:a><text:span text:style-name="T12"><text:tab/>124</text:span></text:p>
          <text:p text:style-name="P38"><text:a xlink:type="simple" xlink:href="#_p49hy1" text:style-name="Index_20_Link" text:visited-style-name="Index_20_Link"><text:span text:style-name="T12">ASH, ASHIFT</text:span></text:a><text:span text:style-name="T12"><text:tab/>124</text:span></text:p>
          <text:p text:style-name="P38"><text:a xlink:type="simple" xlink:href="#_393x0lu" text:style-name="Index_20_Link" text:visited-style-name="Index_20_Link"><text:span text:style-name="T12">ASSIGNED?</text:span></text:a><text:span text:style-name="T12"><text:tab/>125</text:span></text:p>
          <text:p text:style-name="P38"><text:a xlink:type="simple" xlink:href="#_1o97atn" text:style-name="Index_20_Link" text:visited-style-name="Index_20_Link"><text:span text:style-name="T12">BACK</text:span></text:a><text:span text:style-name="T12"><text:tab/>125</text:span></text:p>
          <text:p text:style-name="P38"><text:a xlink:type="simple" xlink:href="#_488uthg" text:style-name="Index_20_Link" text:visited-style-name="Index_20_Link"><text:span text:style-name="T12">BAND, ANDB</text:span></text:a><text:span text:style-name="T12"><text:tab/>125</text:span></text:p>
          <text:p text:style-name="P38"><text:a xlink:type="simple" xlink:href="#_2ne53p9" text:style-name="Index_20_Link" text:visited-style-name="Index_20_Link"><text:span text:style-name="T12">BCOM</text:span></text:a><text:span text:style-name="T12"><text:tab/>126</text:span></text:p>
          <text:p text:style-name="P38"><text:a xlink:type="simple" xlink:href="#_12jfdx2" text:style-name="Index_20_Link" text:visited-style-name="Index_20_Link"><text:span text:style-name="T12">BIND</text:span></text:a><text:span text:style-name="T12"><text:tab/>126</text:span></text:p>
          <text:p text:style-name="P38"><text:a xlink:type="simple" xlink:href="#_3mj2wkv" text:style-name="Index_20_Link" text:visited-style-name="Index_20_Link"><text:span text:style-name="T12">BOR, ORB</text:span></text:a><text:span text:style-name="T12"><text:tab/>127</text:span></text:p>
          <text:p text:style-name="P38"><text:a xlink:type="simple" xlink:href="#_21od6so" text:style-name="Index_20_Link" text:visited-style-name="Index_20_Link"><text:span text:style-name="T12">BTST</text:span></text:a><text:span text:style-name="T12"><text:tab/>127</text:span></text:p>
          <text:p text:style-name="P38"><text:a xlink:type="simple" xlink:href="#_gtnh0h" text:style-name="Index_20_Link" text:visited-style-name="Index_20_Link"><text:span text:style-name="T12">BUFOUT</text:span></text:a><text:span text:style-name="T12"><text:tab/>127</text:span></text:p>
          <text:p text:style-name="P38"><text:a xlink:type="simple" xlink:href="#_30tazoa" text:style-name="Index_20_Link" text:visited-style-name="Index_20_Link"><text:span text:style-name="T12">CATCH</text:span></text:a><text:span text:style-name="T12"><text:tab/>128</text:span></text:p>
          <text:p text:style-name="P38"><text:a xlink:type="simple" xlink:href="#_1fyl9w3" text:style-name="Index_20_Link" text:visited-style-name="Index_20_Link"><text:span text:style-name="T12">CHECKU</text:span></text:a><text:span text:style-name="T12"><text:tab/>128</text:span></text:p>
          <text:p text:style-name="P38"><text:a xlink:type="simple" xlink:href="#_3zy8sjw" text:style-name="Index_20_Link" text:visited-style-name="Index_20_Link"><text:span text:style-name="T12">CLEAR</text:span></text:a><text:span text:style-name="T12"><text:tab/>129</text:span></text:p>
          <text:p text:style-name="P38"><text:a xlink:type="simple" xlink:href="#_2f3j2rp" text:style-name="Index_20_Link" text:visited-style-name="Index_20_Link"><text:span text:style-name="T12">COLOR</text:span></text:a><text:span text:style-name="T12"><text:tab/>129</text:span></text:p>
          <text:p text:style-name="P38"><text:a xlink:type="simple" xlink:href="#_u8tczi" text:style-name="Index_20_Link" text:visited-style-name="Index_20_Link"><text:span text:style-name="T12">COND</text:span></text:a><text:span text:style-name="T12"><text:tab/>129</text:span></text:p>
          <text:p text:style-name="P38"><text:a xlink:type="simple" xlink:href="#_3e8gvnb" text:style-name="Index_20_Link" text:visited-style-name="Index_20_Link"><text:span text:style-name="T12">CRLF</text:span></text:a><text:span text:style-name="T12"><text:tab/>131</text:span></text:p>
          <text:p text:style-name="P38"><text:a xlink:type="simple" xlink:href="#_1tdr5v4" text:style-name="Index_20_Link" text:visited-style-name="Index_20_Link"><text:span text:style-name="T12">CURGET</text:span></text:a><text:span text:style-name="T12"><text:tab/>131</text:span></text:p>
          <text:p text:style-name="P38"><text:a xlink:type="simple" xlink:href="#_4ddeoix" text:style-name="Index_20_Link" text:visited-style-name="Index_20_Link"><text:span text:style-name="T12">CURSET</text:span></text:a><text:span text:style-name="T12"><text:tab/>131</text:span></text:p>
          <text:p text:style-name="P38"><text:a xlink:type="simple" xlink:href="#_2sioyqq" text:style-name="Index_20_Link" text:visited-style-name="Index_20_Link"><text:span text:style-name="T12">DCLEAR</text:span></text:a><text:span text:style-name="T12"><text:tab/>132</text:span></text:p>
          <text:p text:style-name="P38"><text:a xlink:type="simple" xlink:href="#_17nz8yj" text:style-name="Index_20_Link" text:visited-style-name="Index_20_Link"><text:span text:style-name="T12">DEC</text:span></text:a><text:span text:style-name="T12"><text:tab/>132</text:span></text:p>
          <text:p text:style-name="P38"><text:a xlink:type="simple" xlink:href="#_3rnmrmc" text:style-name="Index_20_Link" text:visited-style-name="Index_20_Link"><text:span text:style-name="T12">DIRIN</text:span></text:a><text:span text:style-name="T12"><text:tab/>133</text:span></text:p>
          <text:p text:style-name="P38"><text:a xlink:type="simple" xlink:href="#_26sx1u5" text:style-name="Index_20_Link" text:visited-style-name="Index_20_Link"><text:span text:style-name="T12">DIROUT</text:span></text:a><text:span text:style-name="T12"><text:tab/>133</text:span></text:p>
          <text:p text:style-name="P38"><text:a xlink:type="simple" xlink:href="#_ly7c1y" text:style-name="Index_20_Link" text:visited-style-name="Index_20_Link"><text:span text:style-name="T12">DISPLAY</text:span></text:a><text:span text:style-name="T12"><text:tab/>133</text:span></text:p>
          <text:p text:style-name="P38"><text:a xlink:type="simple" xlink:href="#_35xuupr" text:style-name="Index_20_Link" text:visited-style-name="Index_20_Link"><text:span text:style-name="T12">DLESS?</text:span></text:a><text:span text:style-name="T12"><text:tab/>134</text:span></text:p>
          <text:p text:style-name="P38"><text:a xlink:type="simple" xlink:href="#_1l354xk" text:style-name="Index_20_Link" text:visited-style-name="Index_20_Link"><text:span text:style-name="T12">DO</text:span></text:a><text:span text:style-name="T12"><text:tab/>134</text:span></text:p>
          <text:p text:style-name="P38"><text:a xlink:type="simple" xlink:href="#_452snld" text:style-name="Index_20_Link" text:visited-style-name="Index_20_Link"><text:span text:style-name="T12">ERASE</text:span></text:a><text:span text:style-name="T12"><text:tab/>138</text:span></text:p>
          <text:p text:style-name="P38"><text:a xlink:type="simple" xlink:href="#_2k82xt6" text:style-name="Index_20_Link" text:visited-style-name="Index_20_Link"><text:span text:style-name="T12">F?</text:span></text:a><text:span text:style-name="T12"><text:tab/>138</text:span></text:p>
          <text:p text:style-name="P38"><text:a xlink:type="simple" xlink:href="#_zdd80z" text:style-name="Index_20_Link" text:visited-style-name="Index_20_Link"><text:span text:style-name="T12">FCLEAR</text:span></text:a><text:span text:style-name="T12"><text:tab/>139</text:span></text:p>
          <text:p text:style-name="P38"><text:a xlink:type="simple" xlink:href="#_3jd0qos" text:style-name="Index_20_Link" text:visited-style-name="Index_20_Link"><text:span text:style-name="T12">FIRST?</text:span></text:a><text:span text:style-name="T12"><text:tab/>139</text:span></text:p>
          <text:p text:style-name="P38"><text:soft-page-break/><text:a xlink:type="simple" xlink:href="#_1yib0wl" text:style-name="Index_20_Link" text:visited-style-name="Index_20_Link"><text:span text:style-name="T12">FONT</text:span></text:a><text:span text:style-name="T12"><text:tab/>139</text:span></text:p>
          <text:p text:style-name="P38"><text:a xlink:type="simple" xlink:href="#_4ihyjke" text:style-name="Index_20_Link" text:visited-style-name="Index_20_Link"><text:span text:style-name="T12">FSET</text:span></text:a><text:span text:style-name="T12"><text:tab/>140</text:span></text:p>
          <text:p text:style-name="P38"><text:a xlink:type="simple" xlink:href="#_2xn8ts7" text:style-name="Index_20_Link" text:visited-style-name="Index_20_Link"><text:span text:style-name="T12">FSET?</text:span></text:a><text:span text:style-name="T12"><text:tab/>140</text:span></text:p>
          <text:p text:style-name="P38"><text:a xlink:type="simple" xlink:href="#_1csj400" text:style-name="Index_20_Link" text:visited-style-name="Index_20_Link"><text:span text:style-name="T12">FSTACK</text:span></text:a><text:span text:style-name="T12"><text:tab/>140</text:span></text:p>
          <text:p text:style-name="P38"><text:a xlink:type="simple" xlink:href="#_3ws6mnt" text:style-name="Index_20_Link" text:visited-style-name="Index_20_Link"><text:span text:style-name="T12">G?, GRTR?</text:span></text:a><text:span text:style-name="T12"><text:tab/>141</text:span></text:p>
          <text:p text:style-name="P38"><text:a xlink:type="simple" xlink:href="#_2bxgwvm" text:style-name="Index_20_Link" text:visited-style-name="Index_20_Link"><text:span text:style-name="T12">G=?</text:span></text:a><text:span text:style-name="T12"><text:tab/>141</text:span></text:p>
          <text:p text:style-name="P38"><text:a xlink:type="simple" xlink:href="#_r2r73f" text:style-name="Index_20_Link" text:visited-style-name="Index_20_Link"><text:span text:style-name="T12">GET</text:span></text:a><text:span text:style-name="T12"><text:tab/>141</text:span></text:p>
          <text:p text:style-name="P38"><text:a xlink:type="simple" xlink:href="#_3b2epr8" text:style-name="Index_20_Link" text:visited-style-name="Index_20_Link"><text:span text:style-name="T12">GETB</text:span></text:a><text:span text:style-name="T12"><text:tab/>141</text:span></text:p>
          <text:p text:style-name="P38"><text:a xlink:type="simple" xlink:href="#_1q7ozz1" text:style-name="Index_20_Link" text:visited-style-name="Index_20_Link"><text:span text:style-name="T12">GETP</text:span></text:a><text:span text:style-name="T12"><text:tab/>142</text:span></text:p>
          <text:p text:style-name="P38"><text:a xlink:type="simple" xlink:href="#_4a7cimu" text:style-name="Index_20_Link" text:visited-style-name="Index_20_Link"><text:span text:style-name="T12">GETPT</text:span></text:a><text:span text:style-name="T12"><text:tab/>142</text:span></text:p>
          <text:p text:style-name="P38"><text:a xlink:type="simple" xlink:href="#_2pcmsun" text:style-name="Index_20_Link" text:visited-style-name="Index_20_Link"><text:span text:style-name="T12">GVAL</text:span></text:a><text:span text:style-name="T12"><text:tab/>142</text:span></text:p>
          <text:p text:style-name="P38"><text:a xlink:type="simple" xlink:href="#_14hx32g" text:style-name="Index_20_Link" text:visited-style-name="Index_20_Link"><text:span text:style-name="T12">HLIGHT</text:span></text:a><text:span text:style-name="T12"><text:tab/>143</text:span></text:p>
          <text:p text:style-name="P38"><text:a xlink:type="simple" xlink:href="#_3ohklq9" text:style-name="Index_20_Link" text:visited-style-name="Index_20_Link"><text:span text:style-name="T12">IFFLAG</text:span></text:a><text:span text:style-name="T12"><text:tab/>143</text:span></text:p>
          <text:p text:style-name="P38"><text:a xlink:type="simple" xlink:href="#_23muvy2" text:style-name="Index_20_Link" text:visited-style-name="Index_20_Link"><text:span text:style-name="T12">IGRTR?</text:span></text:a><text:span text:style-name="T12"><text:tab/>143</text:span></text:p>
          <text:p text:style-name="P38"><text:a xlink:type="simple" xlink:href="#_is565v" text:style-name="Index_20_Link" text:visited-style-name="Index_20_Link"><text:span text:style-name="T12">IN?</text:span></text:a><text:span text:style-name="T12"><text:tab/>144</text:span></text:p>
          <text:p text:style-name="P38"><text:a xlink:type="simple" xlink:href="#_32rsoto" text:style-name="Index_20_Link" text:visited-style-name="Index_20_Link"><text:span text:style-name="T12">INC</text:span></text:a><text:span text:style-name="T12"><text:tab/>144</text:span></text:p>
          <text:p text:style-name="P38"><text:a xlink:type="simple" xlink:href="#_1hx2z1h" text:style-name="Index_20_Link" text:visited-style-name="Index_20_Link"><text:span text:style-name="T12">INPUT</text:span></text:a><text:span text:style-name="T12"><text:tab/>144</text:span></text:p>
          <text:p text:style-name="P38"><text:a xlink:type="simple" xlink:href="#_41wqhpa" text:style-name="Index_20_Link" text:visited-style-name="Index_20_Link"><text:span text:style-name="T12">INTBL?</text:span></text:a><text:span text:style-name="T12"><text:tab/>145</text:span></text:p>
          <text:p text:style-name="P38"><text:a xlink:type="simple" xlink:href="#_2h20rx3" text:style-name="Index_20_Link" text:visited-style-name="Index_20_Link"><text:span text:style-name="T12">IRESTORE</text:span></text:a><text:span text:style-name="T12"><text:tab/>145</text:span></text:p>
          <text:p text:style-name="P38"><text:a xlink:type="simple" xlink:href="#_w7b24w" text:style-name="Index_20_Link" text:visited-style-name="Index_20_Link"><text:span text:style-name="T12">ISAVE</text:span></text:a><text:span text:style-name="T12"><text:tab/>146</text:span></text:p>
          <text:p text:style-name="P38"><text:a xlink:type="simple" xlink:href="#_3g6yksp" text:style-name="Index_20_Link" text:visited-style-name="Index_20_Link"><text:span text:style-name="T12">ITABLE</text:span></text:a><text:span text:style-name="T12"><text:tab/>146</text:span></text:p>
          <text:p text:style-name="P38"><text:a xlink:type="simple" xlink:href="#_1vc8v0i" text:style-name="Index_20_Link" text:visited-style-name="Index_20_Link"><text:span text:style-name="T12">L?, LESS?</text:span></text:a><text:span text:style-name="T12"><text:tab/>147</text:span></text:p>
          <text:p text:style-name="P38"><text:a xlink:type="simple" xlink:href="#_4fbwdob" text:style-name="Index_20_Link" text:visited-style-name="Index_20_Link"><text:span text:style-name="T12">L=?</text:span></text:a><text:span text:style-name="T12"><text:tab/>147</text:span></text:p>
          <text:p text:style-name="P38"><text:a xlink:type="simple" xlink:href="#_2uh6nw4" text:style-name="Index_20_Link" text:visited-style-name="Index_20_Link"><text:span text:style-name="T12">LEX</text:span></text:a><text:span text:style-name="T12"><text:tab/>147</text:span></text:p>
          <text:p text:style-name="P38"><text:a xlink:type="simple" xlink:href="#_19mgy3x" text:style-name="Index_20_Link" text:visited-style-name="Index_20_Link"><text:span text:style-name="T12">LOC</text:span></text:a><text:span text:style-name="T12"><text:tab/>147</text:span></text:p>
          <text:p text:style-name="P38"><text:a xlink:type="simple" xlink:href="#_3tm4grq" text:style-name="Index_20_Link" text:visited-style-name="Index_20_Link"><text:span text:style-name="T12">LOWCORE-TABLE</text:span></text:a><text:span text:style-name="T12"><text:tab/>148</text:span></text:p>
          <text:p text:style-name="P38"><text:a xlink:type="simple" xlink:href="#_28reqzj" text:style-name="Index_20_Link" text:visited-style-name="Index_20_Link"><text:span text:style-name="T12">LOWCORE</text:span></text:a><text:span text:style-name="T12"><text:tab/>148</text:span></text:p>
          <text:p text:style-name="P38"><text:a xlink:type="simple" xlink:href="#_nwp17c" text:style-name="Index_20_Link" text:visited-style-name="Index_20_Link"><text:span text:style-name="T12">LSH, SHIFT</text:span></text:a><text:span text:style-name="T12"><text:tab/>148</text:span></text:p>
          <text:p text:style-name="P38"><text:a xlink:type="simple" xlink:href="#_37wcjv5" text:style-name="Index_20_Link" text:visited-style-name="Index_20_Link"><text:span text:style-name="T12">LTABLE</text:span></text:a><text:span text:style-name="T12"><text:tab/>149</text:span></text:p>
          <text:p text:style-name="P38"><text:a xlink:type="simple" xlink:href="#_1n1mu2y" text:style-name="Index_20_Link" text:visited-style-name="Index_20_Link"><text:span text:style-name="T12">LVAL</text:span></text:a><text:span text:style-name="T12"><text:tab/>149</text:span></text:p>
          <text:p text:style-name="P38"><text:a xlink:type="simple" xlink:href="#_471acqr" text:style-name="Index_20_Link" text:visited-style-name="Index_20_Link"><text:span text:style-name="T12">MAP-CONTENTS</text:span></text:a><text:span text:style-name="T12"><text:tab/>149</text:span></text:p>
          <text:p text:style-name="P38"><text:a xlink:type="simple" xlink:href="#_2m6kmyk" text:style-name="Index_20_Link" text:visited-style-name="Index_20_Link"><text:span text:style-name="T12">MAP-DIRECTIONS</text:span></text:a><text:span text:style-name="T12"><text:tab/>150</text:span></text:p>
          <text:p text:style-name="P38"><text:a xlink:type="simple" xlink:href="#_11bux6d" text:style-name="Index_20_Link" text:visited-style-name="Index_20_Link"><text:span text:style-name="T12">MARGIN</text:span></text:a><text:span text:style-name="T12"><text:tab/>151</text:span></text:p>
          <text:p text:style-name="P38"><text:a xlink:type="simple" xlink:href="#_3lbifu6" text:style-name="Index_20_Link" text:visited-style-name="Index_20_Link"><text:span text:style-name="T12">MENU</text:span></text:a><text:span text:style-name="T12"><text:tab/>151</text:span></text:p>
          <text:p text:style-name="P38"><text:a xlink:type="simple" xlink:href="#_20gsq1z" text:style-name="Index_20_Link" text:visited-style-name="Index_20_Link"><text:span text:style-name="T12">MOD</text:span></text:a><text:span text:style-name="T12"><text:tab/>152</text:span></text:p>
          <text:p text:style-name="P38"><text:a xlink:type="simple" xlink:href="#_4kgg8ps" text:style-name="Index_20_Link" text:visited-style-name="Index_20_Link"><text:span text:style-name="T12">MOUSE-INFO</text:span></text:a><text:span text:style-name="T12"><text:tab/>152</text:span></text:p>
          <text:p text:style-name="P38"><text:soft-page-break/><text:a xlink:type="simple" xlink:href="#_2zlqixl" text:style-name="Index_20_Link" text:visited-style-name="Index_20_Link"><text:span text:style-name="T12">MOUSE-LIMIT</text:span></text:a><text:span text:style-name="T12"><text:tab/>152</text:span></text:p>
          <text:p text:style-name="P38"><text:a xlink:type="simple" xlink:href="#_1er0t5e" text:style-name="Index_20_Link" text:visited-style-name="Index_20_Link"><text:span text:style-name="T12">MOVE</text:span></text:a><text:span text:style-name="T12"><text:tab/>153</text:span></text:p>
          <text:p text:style-name="P38"><text:a xlink:type="simple" xlink:href="#_3yqobt7" text:style-name="Index_20_Link" text:visited-style-name="Index_20_Link"><text:span text:style-name="T12">N=?, N==?</text:span></text:a><text:span text:style-name="T12"><text:tab/>153</text:span></text:p>
          <text:p text:style-name="P38"><text:a xlink:type="simple" xlink:href="#_2dvym10" text:style-name="Index_20_Link" text:visited-style-name="Index_20_Link"><text:span text:style-name="T12">NEXT?</text:span></text:a><text:span text:style-name="T12"><text:tab/>153</text:span></text:p>
          <text:p text:style-name="P38"><text:a xlink:type="simple" xlink:href="#_t18w8t" text:style-name="Index_20_Link" text:visited-style-name="Index_20_Link"><text:span text:style-name="T12">NEXTP</text:span></text:a><text:span text:style-name="T12"><text:tab/>154</text:span></text:p>
          <text:p text:style-name="P38"><text:a xlink:type="simple" xlink:href="#_3d0wewm" text:style-name="Index_20_Link" text:visited-style-name="Index_20_Link"><text:span text:style-name="T12">NOT</text:span></text:a><text:span text:style-name="T12"><text:tab/>154</text:span></text:p>
          <text:p text:style-name="P38"><text:a xlink:type="simple" xlink:href="#_1s66p4f" text:style-name="Index_20_Link" text:visited-style-name="Index_20_Link"><text:span text:style-name="T12">OR</text:span></text:a><text:span text:style-name="T12"><text:tab/>154</text:span></text:p>
          <text:p text:style-name="P38"><text:a xlink:type="simple" xlink:href="#_4c5u7s8" text:style-name="Index_20_Link" text:visited-style-name="Index_20_Link"><text:span text:style-name="T12">ORIGINAL?</text:span></text:a><text:span text:style-name="T12"><text:tab/>155</text:span></text:p>
          <text:p text:style-name="P38"><text:a xlink:type="simple" xlink:href="#_2rb4i01" text:style-name="Index_20_Link" text:visited-style-name="Index_20_Link"><text:span text:style-name="T12">PICINF</text:span></text:a><text:span text:style-name="T12"><text:tab/>155</text:span></text:p>
          <text:p text:style-name="P38"><text:a xlink:type="simple" xlink:href="#_16ges7u" text:style-name="Index_20_Link" text:visited-style-name="Index_20_Link"><text:span text:style-name="T12">PICSET</text:span></text:a><text:span text:style-name="T12"><text:tab/>155</text:span></text:p>
          <text:p text:style-name="P38"><text:a xlink:type="simple" xlink:href="#_3qg2avn" text:style-name="Index_20_Link" text:visited-style-name="Index_20_Link"><text:span text:style-name="T12">PLTABLE</text:span></text:a><text:span text:style-name="T12"><text:tab/>155</text:span></text:p>
          <text:p text:style-name="P38"><text:a xlink:type="simple" xlink:href="#_25lcl3g" text:style-name="Index_20_Link" text:visited-style-name="Index_20_Link"><text:span text:style-name="T12">POP</text:span></text:a><text:span text:style-name="T12"><text:tab/>156</text:span></text:p>
          <text:p text:style-name="P38"><text:a xlink:type="simple" xlink:href="#_kqmvb9" text:style-name="Index_20_Link" text:visited-style-name="Index_20_Link"><text:span text:style-name="T12">PRINT</text:span></text:a><text:span text:style-name="T12"><text:tab/>156</text:span></text:p>
          <text:p text:style-name="P38"><text:a xlink:type="simple" xlink:href="#_34qadz2" text:style-name="Index_20_Link" text:visited-style-name="Index_20_Link"><text:span text:style-name="T12">PRINTB</text:span></text:a><text:span text:style-name="T12"><text:tab/>156</text:span></text:p>
          <text:p text:style-name="P38"><text:a xlink:type="simple" xlink:href="#_1jvko6v" text:style-name="Index_20_Link" text:visited-style-name="Index_20_Link"><text:span text:style-name="T12">PRINTC</text:span></text:a><text:span text:style-name="T12"><text:tab/>157</text:span></text:p>
          <text:p text:style-name="P38"><text:a xlink:type="simple" xlink:href="#_43v86uo" text:style-name="Index_20_Link" text:visited-style-name="Index_20_Link"><text:span text:style-name="T12">PRINTD</text:span></text:a><text:span text:style-name="T12"><text:tab/>157</text:span></text:p>
          <text:p text:style-name="P38"><text:a xlink:type="simple" xlink:href="#_2j0ih2h" text:style-name="Index_20_Link" text:visited-style-name="Index_20_Link"><text:span text:style-name="T12">PRINTF</text:span></text:a><text:span text:style-name="T12"><text:tab/>157</text:span></text:p>
          <text:p text:style-name="P38"><text:a xlink:type="simple" xlink:href="#_y5sraa" text:style-name="Index_20_Link" text:visited-style-name="Index_20_Link"><text:span text:style-name="T12">PRINTI</text:span></text:a><text:span text:style-name="T12"><text:tab/>157</text:span></text:p>
          <text:p text:style-name="P38"><text:a xlink:type="simple" xlink:href="#_3i5g9y3" text:style-name="Index_20_Link" text:visited-style-name="Index_20_Link"><text:span text:style-name="T12">PRINTN</text:span></text:a><text:span text:style-name="T12"><text:tab/>158</text:span></text:p>
          <text:p text:style-name="P38"><text:a xlink:type="simple" xlink:href="#_1xaqk5w" text:style-name="Index_20_Link" text:visited-style-name="Index_20_Link"><text:span text:style-name="T12">PRINTR</text:span></text:a><text:span text:style-name="T12"><text:tab/>158</text:span></text:p>
          <text:p text:style-name="P38"><text:a xlink:type="simple" xlink:href="#_4hae2tp" text:style-name="Index_20_Link" text:visited-style-name="Index_20_Link"><text:span text:style-name="T12">PRINTT</text:span></text:a><text:span text:style-name="T12"><text:tab/>158</text:span></text:p>
          <text:p text:style-name="P38"><text:a xlink:type="simple" xlink:href="#_2wfod1i" text:style-name="Index_20_Link" text:visited-style-name="Index_20_Link"><text:span text:style-name="T12">PRINTU</text:span></text:a><text:span text:style-name="T12"><text:tab/>159</text:span></text:p>
          <text:p text:style-name="P38"><text:a xlink:type="simple" xlink:href="#_1bkyn9b" text:style-name="Index_20_Link" text:visited-style-name="Index_20_Link"><text:span text:style-name="T12">PROG</text:span></text:a><text:span text:style-name="T12"><text:tab/>159</text:span></text:p>
          <text:p text:style-name="P38"><text:a xlink:type="simple" xlink:href="#_3vkm5x4" text:style-name="Index_20_Link" text:visited-style-name="Index_20_Link"><text:span text:style-name="T12">PTABLE</text:span></text:a><text:span text:style-name="T12"><text:tab/>160</text:span></text:p>
          <text:p text:style-name="P38"><text:a xlink:type="simple" xlink:href="#_2apwg4x" text:style-name="Index_20_Link" text:visited-style-name="Index_20_Link"><text:span text:style-name="T12">PTSIZE</text:span></text:a><text:span text:style-name="T12"><text:tab/>160</text:span></text:p>
          <text:p text:style-name="P38"><text:a xlink:type="simple" xlink:href="#_pv6qcq" text:style-name="Index_20_Link" text:visited-style-name="Index_20_Link"><text:span text:style-name="T12">PUSH</text:span></text:a><text:span text:style-name="T12"><text:tab/>161</text:span></text:p>
          <text:p text:style-name="P38"><text:a xlink:type="simple" xlink:href="#_39uu90j" text:style-name="Index_20_Link" text:visited-style-name="Index_20_Link"><text:span text:style-name="T12">PUT</text:span></text:a><text:span text:style-name="T12"><text:tab/>161</text:span></text:p>
          <text:p text:style-name="P38"><text:a xlink:type="simple" xlink:href="#_1p04j8c" text:style-name="Index_20_Link" text:visited-style-name="Index_20_Link"><text:span text:style-name="T12">PUTB</text:span></text:a><text:span text:style-name="T12"><text:tab/>161</text:span></text:p>
          <text:p text:style-name="P38"><text:a xlink:type="simple" xlink:href="#_48zs1w5" text:style-name="Index_20_Link" text:visited-style-name="Index_20_Link"><text:span text:style-name="T12">PUTP</text:span></text:a><text:span text:style-name="T12"><text:tab/>162</text:span></text:p>
          <text:p text:style-name="P38"><text:a xlink:type="simple" xlink:href="#_2o52c3y" text:style-name="Index_20_Link" text:visited-style-name="Index_20_Link"><text:span text:style-name="T12">QUIT</text:span></text:a><text:span text:style-name="T12"><text:tab/>162</text:span></text:p>
          <text:p text:style-name="P38"><text:a xlink:type="simple" xlink:href="#_13acmbr" text:style-name="Index_20_Link" text:visited-style-name="Index_20_Link"><text:span text:style-name="T12">RANDOM</text:span></text:a><text:span text:style-name="T12"><text:tab/>162</text:span></text:p>
          <text:p text:style-name="P38"><text:a xlink:type="simple" xlink:href="#_3na04zk" text:style-name="Index_20_Link" text:visited-style-name="Index_20_Link"><text:span text:style-name="T12">READ</text:span></text:a><text:span text:style-name="T12"><text:tab/>163</text:span></text:p>
          <text:p text:style-name="P38"><text:a xlink:type="simple" xlink:href="#_22faf7d" text:style-name="Index_20_Link" text:visited-style-name="Index_20_Link"><text:span text:style-name="T12">REMOVE</text:span></text:a><text:span text:style-name="T12"><text:tab/>164</text:span></text:p>
          <text:p text:style-name="P38"><text:a xlink:type="simple" xlink:href="#_hkkpf6" text:style-name="Index_20_Link" text:visited-style-name="Index_20_Link"><text:span text:style-name="T12">REPEAT</text:span></text:a><text:span text:style-name="T12"><text:tab/>164</text:span></text:p>
          <text:p text:style-name="P38"><text:a xlink:type="simple" xlink:href="#_31k882z" text:style-name="Index_20_Link" text:visited-style-name="Index_20_Link"><text:span text:style-name="T12">REST</text:span></text:a><text:span text:style-name="T12"><text:tab/>165</text:span></text:p>
          <text:p text:style-name="P38"><text:a xlink:type="simple" xlink:href="#_1gpiias" text:style-name="Index_20_Link" text:visited-style-name="Index_20_Link"><text:span text:style-name="T12">RESTART</text:span></text:a><text:span text:style-name="T12"><text:tab/>165</text:span></text:p>
          <text:p text:style-name="P38"><text:soft-page-break/><text:a xlink:type="simple" xlink:href="#_40p60yl" text:style-name="Index_20_Link" text:visited-style-name="Index_20_Link"><text:span text:style-name="T12">RESTORE</text:span></text:a><text:span text:style-name="T12"><text:tab/>166</text:span></text:p>
          <text:p text:style-name="P38"><text:a xlink:type="simple" xlink:href="#_2fugb6e" text:style-name="Index_20_Link" text:visited-style-name="Index_20_Link"><text:span text:style-name="T12">RETURN</text:span></text:a><text:span text:style-name="T12"><text:tab/>166</text:span></text:p>
          <text:p text:style-name="P38"><text:a xlink:type="simple" xlink:href="#_uzqle7" text:style-name="Index_20_Link" text:visited-style-name="Index_20_Link"><text:span text:style-name="T12">RFALSE</text:span></text:a><text:span text:style-name="T12"><text:tab/>167</text:span></text:p>
          <text:p text:style-name="P38"><text:a xlink:type="simple" xlink:href="#_3eze420" text:style-name="Index_20_Link" text:visited-style-name="Index_20_Link"><text:span text:style-name="T12">RFATAL</text:span></text:a><text:span text:style-name="T12"><text:tab/>167</text:span></text:p>
          <text:p text:style-name="P38"><text:a xlink:type="simple" xlink:href="#_1u4oe9t" text:style-name="Index_20_Link" text:visited-style-name="Index_20_Link"><text:span text:style-name="T12">RSTACK</text:span></text:a><text:span text:style-name="T12"><text:tab/>167</text:span></text:p>
          <text:p text:style-name="P38"><text:a xlink:type="simple" xlink:href="#_4e4bwxm" text:style-name="Index_20_Link" text:visited-style-name="Index_20_Link"><text:span text:style-name="T12">RTRUE</text:span></text:a><text:span text:style-name="T12"><text:tab/>167</text:span></text:p>
          <text:p text:style-name="P38"><text:a xlink:type="simple" xlink:href="#_2t9m75f" text:style-name="Index_20_Link" text:visited-style-name="Index_20_Link"><text:span text:style-name="T12">SAVE</text:span></text:a><text:span text:style-name="T12"><text:tab/>168</text:span></text:p>
          <text:p text:style-name="P38"><text:a xlink:type="simple" xlink:href="#_18ewhd8" text:style-name="Index_20_Link" text:visited-style-name="Index_20_Link"><text:span text:style-name="T12">SCREEN</text:span></text:a><text:span text:style-name="T12"><text:tab/>168</text:span></text:p>
          <text:p text:style-name="P38"><text:a xlink:type="simple" xlink:href="#_3sek011" text:style-name="Index_20_Link" text:visited-style-name="Index_20_Link"><text:span text:style-name="T12">SCROLL</text:span></text:a><text:span text:style-name="T12"><text:tab/>168</text:span></text:p>
          <text:p text:style-name="P38"><text:a xlink:type="simple" xlink:href="#_27jua8u" text:style-name="Index_20_Link" text:visited-style-name="Index_20_Link"><text:span text:style-name="T12">SET</text:span></text:a><text:span text:style-name="T12"><text:tab/>169</text:span></text:p>
          <text:p text:style-name="P38"><text:a xlink:type="simple" xlink:href="#_mp4kgn" text:style-name="Index_20_Link" text:visited-style-name="Index_20_Link"><text:span text:style-name="T12">SETG</text:span></text:a><text:span text:style-name="T12"><text:tab/>169</text:span></text:p>
          <text:p text:style-name="P38"><text:a xlink:type="simple" xlink:href="#_36os34g" text:style-name="Index_20_Link" text:visited-style-name="Index_20_Link"><text:span text:style-name="T12">SOUND</text:span></text:a><text:span text:style-name="T12"><text:tab/>169</text:span></text:p>
          <text:p text:style-name="P38"><text:a xlink:type="simple" xlink:href="#_1lu2dc9" text:style-name="Index_20_Link" text:visited-style-name="Index_20_Link"><text:span text:style-name="T12">SPLIT</text:span></text:a><text:span text:style-name="T12"><text:tab/>170</text:span></text:p>
          <text:p text:style-name="P38"><text:a xlink:type="simple" xlink:href="#_45tpw02" text:style-name="Index_20_Link" text:visited-style-name="Index_20_Link"><text:span text:style-name="T12">T?</text:span></text:a><text:span text:style-name="T12"><text:tab/>170</text:span></text:p>
          <text:p text:style-name="P38"><text:a xlink:type="simple" xlink:href="#_2kz067v" text:style-name="Index_20_Link" text:visited-style-name="Index_20_Link"><text:span text:style-name="T12">TABLE</text:span></text:a><text:span text:style-name="T12"><text:tab/>170</text:span></text:p>
          <text:p text:style-name="P38"><text:a xlink:type="simple" xlink:href="#_104agfo" text:style-name="Index_20_Link" text:visited-style-name="Index_20_Link"><text:span text:style-name="T12">TELL</text:span></text:a><text:span text:style-name="T12"><text:tab/>171</text:span></text:p>
          <text:p text:style-name="P38"><text:a xlink:type="simple" xlink:href="#_3k3xz3h" text:style-name="Index_20_Link" text:visited-style-name="Index_20_Link"><text:span text:style-name="T12">THROW</text:span></text:a><text:span text:style-name="T12"><text:tab/>171</text:span></text:p>
          <text:p text:style-name="P38"><text:a xlink:type="simple" xlink:href="#_1z989ba" text:style-name="Index_20_Link" text:visited-style-name="Index_20_Link"><text:span text:style-name="T12">USL</text:span></text:a><text:span text:style-name="T12"><text:tab/>172</text:span></text:p>
          <text:p text:style-name="P38"><text:a xlink:type="simple" xlink:href="#_4j8vrz3" text:style-name="Index_20_Link" text:visited-style-name="Index_20_Link"><text:span text:style-name="T12">VALUE</text:span></text:a><text:span text:style-name="T12"><text:tab/>172</text:span></text:p>
          <text:p text:style-name="P38"><text:a xlink:type="simple" xlink:href="#_2ye626w" text:style-name="Index_20_Link" text:visited-style-name="Index_20_Link"><text:span text:style-name="T12">VERIFY</text:span></text:a><text:span text:style-name="T12"><text:tab/>172</text:span></text:p>
          <text:p text:style-name="P38"><text:a xlink:type="simple" xlink:href="#_1djgcep" text:style-name="Index_20_Link" text:visited-style-name="Index_20_Link"><text:span text:style-name="T12">VERSION?</text:span></text:a><text:span text:style-name="T12"><text:tab/>173</text:span></text:p>
          <text:p text:style-name="P38"><text:a xlink:type="simple" xlink:href="#_3xj3v2i" text:style-name="Index_20_Link" text:visited-style-name="Index_20_Link"><text:span text:style-name="T12">WINATTR</text:span></text:a><text:span text:style-name="T12"><text:tab/>173</text:span></text:p>
          <text:p text:style-name="P38"><text:a xlink:type="simple" xlink:href="#_2coe5ab" text:style-name="Index_20_Link" text:visited-style-name="Index_20_Link"><text:span text:style-name="T12">WINGET</text:span></text:a><text:span text:style-name="T12"><text:tab/>173</text:span></text:p>
          <text:p text:style-name="P38"><text:a xlink:type="simple" xlink:href="#_rtofi4" text:style-name="Index_20_Link" text:visited-style-name="Index_20_Link"><text:span text:style-name="T12">WINPOS</text:span></text:a><text:span text:style-name="T12"><text:tab/>174</text:span></text:p>
          <text:p text:style-name="P38"><text:a xlink:type="simple" xlink:href="#_3btby5x" text:style-name="Index_20_Link" text:visited-style-name="Index_20_Link"><text:span text:style-name="T12">WINPUT</text:span></text:a><text:span text:style-name="T12"><text:tab/>174</text:span></text:p>
          <text:p text:style-name="P38"><text:a xlink:type="simple" xlink:href="#_1qym8dq" text:style-name="Index_20_Link" text:visited-style-name="Index_20_Link"><text:span text:style-name="T12">WINSIZE</text:span></text:a><text:span text:style-name="T12"><text:tab/>174</text:span></text:p>
          <text:p text:style-name="P38"><text:a xlink:type="simple" xlink:href="#_4ay9r1j" text:style-name="Index_20_Link" text:visited-style-name="Index_20_Link"><text:span text:style-name="T12">XPUSH</text:span></text:a><text:span text:style-name="T12"><text:tab/>174</text:span></text:p>
          <text:p text:style-name="P38"><text:a xlink:type="simple" xlink:href="#_2q3k19c" text:style-name="Index_20_Link" text:visited-style-name="Index_20_Link"><text:span text:style-name="T12">ZWSTR</text:span></text:a><text:span text:style-name="T12"><text:tab/>175</text:span></text:p>
          <text:p text:style-name="P36"><text:a xlink:type="simple" xlink:href="#_hg55qag1kvng" text:style-name="Index_20_Link" text:visited-style-name="Index_20_Link"><text:span text:style-name="T12">Appendix A: Other Z-machine OP-codes</text:span></text:a><text:span text:style-name="T12"><text:tab/>176</text:span></text:p>
          <text:p text:style-name="P36"><text:a xlink:type="simple" xlink:href="#_3p8hu4y" text:style-name="Index_20_Link" text:visited-style-name="Index_20_Link"><text:span text:style-name="T12">Appendix B – Field-spec for header</text:span></text:a><text:span text:style-name="T12"><text:tab/>176</text:span></text:p>
          <text:p text:style-name="P38"><text:a xlink:type="simple" xlink:href="#_24ds4cr" text:style-name="Index_20_Link" text:visited-style-name="Index_20_Link"><text:span text:style-name="T12">Ordinary header</text:span></text:a><text:span text:style-name="T12"><text:tab/>177</text:span></text:p>
          <text:p text:style-name="P38"><text:a xlink:type="simple" xlink:href="#_jj2ekk" text:style-name="Index_20_Link" text:visited-style-name="Index_20_Link"><text:span text:style-name="T12">Extended header</text:span></text:a><text:span text:style-name="T12"><text:tab/>179</text:span></text:p>
          <text:p text:style-name="P37"><text:a xlink:type="simple" xlink:href="#_lzl71kiszlvw" text:style-name="Index_20_Link" text:visited-style-name="Index_20_Link"><text:span text:style-name="T12">Appendix C - Reserved constants, globals &amp; locals</text:span></text:a><text:span text:style-name="T12"><text:tab/>180</text:span></text:p>
        </text:index-body>
      </text:table-of-content>
      <text:p text:style-name="P10"/>
      <text:p text:style-name="P84"><text:bookmark text:name="_gjdgxs"/>ZIL Reference Guide</text:p>
      <text:list xml:id="list63203549730962" text:continue-numbering="true" text:style-name="WWNum3">
        <text:list-item>
          <text:list>
            <text:list-item>
              <text:p text:style-name="P94"><text:bookmark text:name="_mywnxf3fiu70"/>Introduction</text:p>
            </text:list-item>
          </text:list>
        </text:list-item>
      </text:list>
      <text:p text:style-name="P15"><text:span text:style-name="T3">Historically Zork (the mainframe version) was developed in MDL at M.I.T. </text:span>o<text:span text:style-name="T3">n an PDP-10 ITS. When Infocom faced the task of moving Zork to 8-bit computers they created a virtual machine that was able to run a subset of MDL (just enough to get a stripped down version of Zork to </text:span>run: the game we now call Zork<text:span text:style-name="T3"> I). This virtual machine is now often called a "Z-Machine", and exists in many versions on many platforms.</text:span></text:p>
      <text:p text:style-name="P15"><text:span text:style-name="T3">The Z-machine runs this subset of commands and reads the game data from a formatted data-structure suited </text:span>for<text:span text:style-name="T3"> Interactive Fiction. <text:s/></text:span></text:p>
      <text:p text:style-name="P15"><text:span text:style-name="T3">Infocom</text:span>’s<text:span text:style-name="T3"> </text:span>development<text:span text:style-name="T3"> environment was </text:span>always<text:span text:style-name="T3"> MDL on PDP-10. In this environment they had access to MDL and a library of </text:span><text:span text:style-name="T7">FUNCTIONS</text:span><text:span text:style-name="T3"> designed to help build the data-structure. In the environment there was also </text:span><text:span text:style-name="T7">ZILCH</text:span><text:span text:style-name="T3"> that compiled the code </text:span><text:span text:style-name="T3"><office:annotation office:name="__Annotation__3176_3695253710"><dc:creator>Henrik Åsman</dc:creator><dc:date>2020-08-30T19:38:14</dc:date><text:p><text:span text:style-name="T33">No. There should absolutely be more about the historic process.</text:span></text:p></office:annotation></text:span><text:span text:style-name="T3"><office:annotation office:name="__Annotation__3174_3695253710"><dc:creator>Jason Compton</dc:creator><dc:date>2020-08-30T16:50:43</dc:date><text:p><text:span text:style-name="T33">Any reason not to specifically name ZAP here?</text:span></text:p></office:annotation></text:span><text:span text:style-name="T3">to a format</text:span><office:annotation-end office:name="__Annotation__3174_3695253710"/><office:annotation-end office:name="__Annotation__3176_3695253710"/><text:span text:style-name="T3"> that the Z-machine could understand. <text:s/></text:span></text:p>
      <text:p text:style-name="P15"><text:span text:style-name="T3">This means that everything that is inside a ROUTINE is code that compiles to instructions that the Z-machine understands and everything that is outside the ROUTINE is MDL that is used to build the data-structure. </text:span><office:annotation office:name="__Annotation__3187_3695253710"><dc:creator>Henrik Åsman</dc:creator><dc:date>2020-08-30T19:44:01</dc:date><text:p><text:span text:style-name="T33">I'm trying to explain that there is different scope for commands. Originally they worked in a MDL environment with full access to MDL, then there where GVALs and CONSTANTS that was compiler directives to ZILCH. Finally there is the actual instructions that the Z-machine can run. This absolutely needs rephrashing,</text:span></text:p></office:annotation><office:annotation office:name="__Annotation__3185_3695253710"><dc:creator>Jason Compton</dc:creator><dc:date>2020-08-30T16:51:43</dc:date><text:p><text:span text:style-name="T33">I'm unclear what you're trying to say here. Maybe you forgot to finish the last sentence? If not, try to phrase this a different way.</text:span></text:p></office:annotation><text:span text:style-name="T3">There are two </text:span>classes<text:span text:style-name="T3"> of commands. And some instructions to ZILCH, the compiler</text:span><office:annotation-end office:name="__Annotation__3185_3695253710"/><office:annotation-end office:name="__Annotation__3187_3695253710"/></text:p>
      <text:p text:style-name="P15"><text:span text:style-name="T3">The full developing environment for Infocom doesn't </text:span>exist<text:span text:style-name="T3"> today, </text:span>al<text:span text:style-name="T3">though parts </text:span>exist<text:span text:style-name="T3"> in a PDP-10 ITS emulation project. As of today there is a </text:span><text:span text:style-name="T3"><office:annotation office:name="__Annotation__3201_3695253710"><dc:creator>Henrik Åsman</dc:creator><dc:date>2020-08-30T19:45:40</dc:date><text:p><text:span text:style-name="T33">Not really Confusion. The MDL on the PDP-10 is still incomplete, but they have the interpreter.</text:span></text:p></office:annotation></text:span><text:span text:style-name="T3"><office:annotation office:name="__Annotation__3199_3695253710"><dc:creator>Jason Compton</dc:creator><dc:date>2020-08-30T16:52:09</dc:date><text:p><text:span text:style-name="T33">Name it? (Is it Confusion?)</text:span></text:p></office:annotation></text:span><text:span text:style-name="T3">MDL interpreter</text:span><office:annotation-end office:name="__Annotation__3199_3695253710"/><office:annotation-end office:name="__Annotation__3201_3695253710"/><text:span text:style-name="T3"> and some code of ZILCH, but primarily the MDL compiler is still missing. Efforts are </text:span>underway<text:span text:style-name="T3"> to piece together the PDP-10 ITS environment from old tapes and eventually it </text:span>may<text:span text:style-name="T3"> succeed.</text:span></text:p>
      <text:p text:style-name="P15"><text:span text:style-name="T3">Luckily there is now </text:span>another<text:span text:style-name="T3"> way to write and compile ZIL</text:span>:<text:span text:style-name="T3"> the compiler known as ZILF.</text:span></text:p>
      <text:p text:style-name="P15"><text:span text:style-name="T3">The ZILF environment contains a subset of MDL and the Infocom library of </text:span><text:span text:style-name="T7">FUNCTIONS</text:span><text:span text:style-name="T3"> (to build the data-structure and </text:span><text:span text:style-name="T7">ROUTINES</text:span><text:span text:style-name="T3">). ZILF also can compile all this to a format that then can run in a Z-machine. <text:s/></text:span></text:p>
      <text:p text:style-name="P15"><text:span text:style-name="T3">This document is divided in basically two parts.</text:span></text:p>
      <text:p text:style-name="P15"><text:span text:style-name="T3">The first part is the things that only work outside a </text:span><text:span text:style-name="T7">ROUTINE</text:span><text:span text:style-name="T3">. These commands </text:span>are processed<text:span text:style-name="T3"> during compilation to build the data-structure. Here you need to pay attention to order and declare things before they are used.</text:span></text:p>
      <text:p text:style-name="P15"><text:span text:style-name="T3">The second part is things that only work inside a </text:span><text:span text:style-name="T8">ROUTINE</text:span><text:span text:style-name="T3">. These commands </text:span>are processed<text:span text:style-name="T3"> by t</text:span>he<text:span text:style-name="T3"> Z-machine during runtime.</text:span></text:p>
      <text:p text:style-name="P15"><text:span text:style-name="T3">Sources:</text:span></text:p>
      <text:p text:style-name="P15"><text:span text:style-name="T2"><text:tab/>Learning ZIL, Steve E. Meretzky</text:span></text:p>
      <text:p text:style-name="P15"><text:span text:style-name="T2"><text:tab/>ZIL Course, Marc S. Blank</text:span></text:p>
      <text:list xml:id="list63204126905068" text:continue-numbering="true" text:style-name="WWNum3">
        <text:list-item>
          <text:list>
            <text:list-item>
              <text:p text:style-name="P93"><text:bookmark text:name="_1fob9te"/>Goal of document</text:p>
            </text:list-item>
          </text:list>
        </text:list-item>
      </text:list>
      <text:p text:style-name="P27">[<text:span text:style-name="T14">This NOT a manual on how to write games. The goal is to list all instructions and syntaxes with short examples to use when reading game code. It should also list syntax and behaviour that is specific for ZILF.</text:span>]</text:p>
      <text:list xml:id="list63205122666992" text:continue-numbering="true" text:style-name="WWNum3">
        <text:list-item>
          <text:list>
            <text:list-item>
              <text:p text:style-name="P93"><text:bookmark text:name="_b20u9bk893hd"/>Syntax</text:p>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4">Typename</text:span></text:p>
          </table:table-cell>
          <table:table-cell table:style-name="Table1.A1" office:value-type="string">
            <text:p text:style-name="P15"><text:span text:style-name="T4">Size</text:span></text:p>
          </table:table-cell>
          <table:table-cell table:style-name="Table1.A1" office:value-type="string">
            <text:p text:style-name="P15"><text:span text:style-name="T4">Min-Max</text:span></text:p>
          </table:table-cell>
          <table:table-cell table:style-name="Table1.D1" office:value-type="string">
            <text:p text:style-name="P15"><text:span text:style-name="T4">Examples</text:span></text:p>
          </table:table-cell>
        </table:table-row>
        <table:table-row table:style-name="Table1.1">
          <table:table-cell table:style-name="Table1.A1" office:value-type="string">
            <text:p text:style-name="P15"><text:span text:style-name="T3">FIX</text:span></text:p>
          </table:table-cell>
          <table:table-cell table:style-name="Table1.A1" office:value-type="string">
            <text:p text:style-name="P15"><text:span text:style-name="T3">32-bit signed integer</text:span></text:p>
          </table:table-cell>
          <table:table-cell table:style-name="Table1.A1" office:value-type="string">
            <text:p text:style-name="P15"><text:span text:style-name="T3">-2147483648 to 2147483648</text:span></text:p>
          </table:table-cell>
          <table:table-cell table:style-name="Table1.D1" office:value-type="string">
            <text:p text:style-name="P15"><text:span text:style-name="T7">616<text:line-break/>*747*<text:line-break/>#2 10110111</text:span></text:p>
          </table:table-cell>
        </table:table-row>
        <table:table-row table:style-name="Table1.1">
          <table:table-cell table:style-name="Table1.A1" office:value-type="string">
            <text:p text:style-name="P15"><text:span text:style-name="T3">CHARACTER</text:span></text:p>
          </table:table-cell>
          <table:table-cell table:style-name="Table1.A1" office:value-type="string">
            <text:p text:style-name="P15"><text:span text:style-name="T3">8-bit</text:span></text:p>
          </table:table-cell>
          <table:table-cell table:style-name="Table1.A1" office:value-type="string">
            <text:p text:style-name="P15"><text:span text:style-name="T3">0 to 255</text:span></text:p>
          </table:table-cell>
          <table:table-cell table:style-name="Table1.D1" office:value-type="string">
            <text:p text:style-name="P15"><text:span text:style-name="T7">!\A</text:span></text:p>
          </table:table-cell>
        </table:table-row>
        <table:table-row table:style-name="Table1.1">
          <table:table-cell table:style-name="Table1.A1" office:value-type="string">
            <text:p text:style-name="P15"><text:span text:style-name="T3">BYTE</text:span></text:p>
          </table:table-cell>
          <table:table-cell table:style-name="Table1.A1" office:value-type="string">
            <text:p text:style-name="P15"><text:span text:style-name="T3">8-bit</text:span></text:p>
          </table:table-cell>
          <table:table-cell table:style-name="Table1.A1" office:value-type="string">
            <text:p text:style-name="P15"><text:span text:style-name="T3">0 to 255</text:span></text:p>
          </table:table-cell>
          <table:table-cell table:style-name="Table1.D1" office:value-type="string">
            <text:p text:style-name="P15"><text:span text:style-name="T7">65</text:span></text:p>
          </table:table-cell>
        </table:table-row>
        <table:table-row table:style-name="Table1.1">
          <table:table-cell table:style-name="Table1.A1" office:value-type="string">
            <text:p text:style-name="P15"><text:span text:style-name="T3">FALSE</text:span></text:p>
          </table:table-cell>
          <table:table-cell table:style-name="Table1.A1" office:value-type="string">
            <text:p text:style-name="P10"/>
          </table:table-cell>
          <table:table-cell table:style-name="Table1.A1" office:value-type="string">
            <text:p text:style-name="P10"/>
          </table:table-cell>
          <table:table-cell table:style-name="Table1.D1" office:value-type="string">
            <text:p text:style-name="P15"><text:span text:style-name="T7">&lt;&gt;</text:span></text:p>
          </table:table-cell>
        </table:table-row>
        <table:table-row table:style-name="Table1.1">
          <table:table-cell table:style-name="Table1.A1" office:value-type="string">
            <text:p text:style-name="P15"><text:span text:style-name="T7">&lt;CHTYPE value type&gt;<text:line-break/>&lt;GVAL value&gt;<text:line-break/>&lt;LIST values ...)<text:line-break/>&lt;LVAL value&gt;<text:line-break/>&lt;VECTOR values ...&gt;<text:line-break/>&lt;QUOTE value&gt;</text:span></text:p>
          </table:table-cell>
          <table:table-cell table:style-name="Table1.A1" office:value-type="string">
            <text:p text:style-name="P15"><text:span text:style-name="T7">#type value<text:line-break/>,value<text:line-break/>(values ...)<text:line-break/>.value<text:line-break/>[values ...]<text:line-break/>'value</text:span></text:p>
          </table:table-cell>
          <table:table-cell table:style-name="Table1.A1" office:value-type="string">
            <text:p text:style-name="P12"/>
          </table:table-cell>
          <table:table-cell table:style-name="Table1.D1" office:value-type="string">
            <text:p text:style-name="P12"/>
          </table:table-cell>
        </table:table-row>
      </table:table>
      <text:p text:style-name="P96"><text:bookmark text:name="_3znysh7"/>Regarding TRUE and FALSE</text:p>
      <text:p text:style-name="P15"><text:span text:style-name="T3">True and false are handled </text:span>differently<text:span text:style-name="T3"> depending on if you are "outside" or "inside" routines. </text:span></text:p>
      <text:p text:style-name="P15"><text:span text:style-name="T3">Outside routines </text:span><text:span text:style-name="T8">FALSE</text:span><text:span text:style-name="T3"> is </text:span>its own<text:span text:style-name="T3"> TYPE which evaluates to an empty list &lt;&gt;.</text:span></text:p>
      <text:p text:style-name="P15"><text:span text:style-name="T3">Inside routines the value 0 is considered </text:span><text:span text:style-name="T8">FALSE</text:span><text:span text:style-name="T3">, all other values </text:span>are considered<text:span text:style-name="T3"> </text:span><text:span text:style-name="T8">TRUE</text:span><text:span text:style-name="T3">.</text:span></text:p>
      <text:p text:style-name="P15"><text:span text:style-name="T3">Example:</text:span></text:p>
      <text:p text:style-name="P15"><text:span text:style-name="T7"><text:tab/>&lt;=? &lt;&gt; 0&gt;<text:tab/><text:tab/>--&gt; <text:tab/>FALSE "outside", but TRUE "inside"</text:span></text:p>
      <text:p text:style-name="P97"><text:bookmark text:name="_dl0605y5f1ij"/>Regarding ATOMs and other primitive types</text:p>
      <text:p text:style-name="P40">ZILF recognizes the following primitive types: <text:span text:style-name="T15">ATOM</text:span>, <text:span text:style-name="T15">FIX</text:span>, <text:span text:style-name="T15">LIST</text:span>, <text:span text:style-name="T15">STRING</text:span>, <text:span text:style-name="T15">TABLE</text:span> and <text:span text:style-name="T15">VECTOR</text:span>. Everything that ZILF encounters when it reads the code falls into one of these types (or derived types of these primitive ones).<text:line-break/></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1"><text:span text:style-name="T15">FIX</text:span></text:p>
          </table:table-cell>
          <table:table-cell table:style-name="Table2.A1" office:value-type="string">
            <text:p text:style-name="P21">32-bit signed integer. Any number is a <text:span text:style-name="T15">FIX</text:span>. <text:span text:style-name="T15">CHARACTER</text:span> and <text:span text:style-name="T15">BYTE</text:span> are examples of <text:span text:style-name="T15">TYPE</text:span>s whose <text:span text:style-name="T15">PRIMTYPE</text:span> is <text:span text:style-name="T15">FIX</text:span>.</text:p>
          </table:table-cell>
          <table:table-cell table:style-name="Table2.A1" office:value-type="string">
            <text:p text:style-name="P21"><text:span text:style-name="T15">616<text:line-break/>*747*</text:span></text:p>
            <text:p text:style-name="P40"><text:span text:style-name="T15">#2 10110111<text:line-break/>!\A</text:span></text:p>
          </table:table-cell>
        </table:table-row>
        <table:table-row table:style-name="Table2.1">
          <table:table-cell table:style-name="Table2.A1" office:value-type="string">
            <text:p text:style-name="P21"><text:span text:style-name="T15">LIST</text:span></text:p>
          </table:table-cell>
          <table:table-cell table:style-name="Table2.A1" office:value-type="string">
            <text:p text:style-name="P21">Linked list (forward looking).A <text:span text:style-name="T15">LIST</text:span> is enclosed by parentheses. <text:span text:style-name="T15">FORM</text:span>, <text:span text:style-name="T15">FUNCTION</text:span> and <text:span text:style-name="T15">MACRO</text:span> are examples of <text:span text:style-name="T15">TYPE</text:span>s whose <text:span text:style-name="T15">PRIMTYPE</text:span> is <text:span text:style-name="T15">LIST</text:span>.</text:p>
          </table:table-cell>
          <table:table-cell table:style-name="Table2.A1" office:value-type="string">
            <text:p text:style-name="P21"><text:span text:style-name="T15">(1 2 3)<text:line-break/>&lt;+ 1 2&gt;<text:line-break/>&lt;&gt;<text:line-break/>#FUNCTION &lt;() &lt;+ 1 2&gt;&gt;</text:span></text:p>
          </table:table-cell>
        </table:table-row>
        <table:table-row table:style-name="Table2.1">
          <table:table-cell table:style-name="Table2.A1" office:value-type="string">
            <text:p text:style-name="P21"><text:span text:style-name="T15">STRING</text:span></text:p>
          </table:table-cell>
          <table:table-cell table:style-name="Table2.A1" office:value-type="string">
            <text:p text:style-name="P21">A continuous byte array containing characters. A <text:span text:style-name="T15">STRING</text:span> is enclosed by double-quotes.</text:p>
          </table:table-cell>
          <table:table-cell table:style-name="Table2.A1" office:value-type="string">
            <text:p text:style-name="P40"><text:span text:style-name="T15">"Hello, world!"</text:span></text:p>
          </table:table-cell>
        </table:table-row>
        <table:table-row table:style-name="Table2.1">
          <table:table-cell table:style-name="Table2.A1" office:value-type="string">
            <text:p text:style-name="P21"><text:span text:style-name="T15">TABLE</text:span></text:p>
          </table:table-cell>
          <table:table-cell table:style-name="Table2.A1" office:value-type="string">
            <text:p text:style-name="Standard">A continuous byte or word array. This <text:span text:style-name="T15">TYPE</text:span> is specific for ZIL and is a simplified <text:span text:style-name="T15">VECTOR</text:span> without any <text:span text:style-name="T15">TYPE</text:span> information about the individual elements. A <text:span text:style-name="T15">TABLE</text:span> is zero-based and element at index 0 can be specified to contain the length of the <text:span text:style-name="T15">TABLE</text:span>.</text:p>
          </table:table-cell>
          <table:table-cell table:style-name="Table2.A1" office:value-type="string">
            <text:p text:style-name="P21"><text:span text:style-name="T15">#TABLE [5 6 7]</text:span></text:p>
            <text:p text:style-name="P21"><text:span text:style-name="T15">&lt;TABLE (BYTE) 5 6 7&gt;<text:line-break/>&lt;TABLE (BYTE LENGTH) 5 6 7&gt;</text:span></text:p>
          </table:table-cell>
        </table:table-row>
        <table:table-row table:style-name="Table2.1">
          <table:table-cell table:style-name="Table2.A1" office:value-type="string">
            <text:p text:style-name="P21"><text:span text:style-name="T15">VECTOR</text:span></text:p>
          </table:table-cell>
          <table:table-cell table:style-name="Table2.A1" office:value-type="string">
            <text:p text:style-name="P21">A continuous array of elements. A <text:span text:style-name="T15">VECTOR</text:span> is enclosed by square brackets. Each element holds information about its <text:span text:style-name="T15">TYPE</text:span>. MDL has a <text:span text:style-name="T15">UVECTOR</text:span> <text:span text:style-name="T15">TYPE</text:span> that contains uniform elements (same <text:span text:style-name="T15">TYPE</text:span>) but ZILF handles these as <text:span text:style-name="T15">VECTOR</text:span>s.</text:p>
          </table:table-cell>
          <table:table-cell table:style-name="Table2.A1" office:value-type="string">
            <text:p text:style-name="P21"><text:span text:style-name="T15">[1 !\A "Hello" (1 2 3)]<text:line-break/>![1 2 3 4 5!]</text:span></text:p>
          </table:table-cell>
        </table:table-row>
      </table:table>
      <text:p text:style-name="P40"/>
      <text:p text:style-name="P40">Everything that does not have one of the above as its <text:span text:style-name="T15">PRIMTYPE</text:span> is an <text:span text:style-name="T15">ATOM</text:span>. One can think of an <text:span text:style-name="T15">ATOM</text:span> as a variable that can hold one of the other <text:span text:style-name="T15">TYPE</text:span>s. Every <text:span text:style-name="T15">ATOM</text:span> can have a global value and a local value. Every <text:span text:style-name="T15">ATOM</text:span> also has a <text:span text:style-name="T15">PNAME</text:span> (“print name”) that ZILF uses when it needs to print the name of the <text:span text:style-name="T15">ATOM</text:span>.</text:p>
      <text:p text:style-name="P40">Examples:</text:p>
      <text:p text:style-name="P40"><text:tab/><text:span text:style-name="T15">;"Assign the global ATOM BAR the FIX 123"<text:line-break/><text:tab/>&lt;SETG BAR 123&gt;</text:span></text:p>
      <text:p text:style-name="P40"><text:tab/><text:span text:style-name="T15">;"Assign the local ATOM BAR the VECTOR [1 2 3]"<text:line-break/><text:tab/>&lt;SET BAR [1 2 3]&gt;</text:span></text:p>
      <text:p text:style-name="P40"><text:tab/><text:span text:style-name="T15">;"Assign the global ATOM BARBAR the global value of ATOM BAR"<text:line-break/><text:tab/>&lt;SETG BARBAR &lt;GVAL BAR&gt;&gt;<text:line-break/><text:tab/>,BARBAR<text:tab/><text:tab/><text:tab/><text:tab/><text:tab/>--&gt;<text:tab/>123</text:span></text:p>
      <text:p text:style-name="P40"><text:tab/><text:span text:style-name="T15">;"Assign the local ATOM FOOBAR the ATOM BAR"<text:line-break/><text:tab/>&lt;SET FOOBAR BAR&gt;<text:line-break/><text:tab/>.FOOBAR<text:tab/><text:tab/><text:tab/><text:tab/><text:tab/>--&gt;<text:tab/>BAR<text:line-break/><text:tab/>&lt;LVAL &lt;LVAL FOOBAR&gt;&gt;<text:tab/><text:tab/>--&gt;<text:tab/>[1 2 3]<text:line-break/><text:tab/>,.FOOBAR<text:tab/><text:tab/><text:tab/><text:tab/><text:tab/>--&gt;<text:tab/>123</text:span></text:p>
      <text:p text:style-name="P40"><text:tab/><text:span text:style-name="T15">;"Assign the global ATOM FUNC a FUNCTION"<text:line-break/><text:tab/>&lt;DEFINE FUNC () &lt;+ 1 2&gt;&gt;</text:span></text:p>
      <text:p text:style-name="P40"><text:tab/><text:span text:style-name="T15">;"Assign the global ATOM BAZ a FORM"<text:line-break/><text:tab/>&lt;SETG BAZ '&lt;+ 1 2&gt;&gt;<text:line-break/><text:tab/>,BAZ<text:tab/><text:tab/><text:tab/><text:tab/><text:tab/><text:tab/>--&gt;<text:tab/>&lt;+ 1 2&gt;<text:line-break/><text:tab/>&lt;EVAL ,BAZ&gt;<text:tab/><text:tab/><text:tab/><text:tab/>--&gt;<text:tab/>3</text:span></text:p>
      <text:p text:style-name="P96"><text:bookmark text:name="_abjaximl47uh"/>DECL and ADECL</text:p>
      <text:p text:style-name="P97"><text:bookmark text:name="_1oqmf530yxtw"/>OBLISTs</text:p>
      <text:p text:style-name="P40"><text:span text:style-name="T15">OBLIST</text:span> (“object list”) is basically a<text:span text:style-name="T15"> LIST</text:span> of <text:span text:style-name="T15">ATOM</text:span>s. ZILF have initially two predefined <text:span text:style-name="T15">OBLIST</text:span>s, <text:span text:style-name="T15">INITIAL</text:span> and <text:span text:style-name="T15">ROOT</text:span>. <text:span text:style-name="T15">INITIAL</text:span> is empty but every <text:span text:style-name="T15">ATOM</text:span> your program creates will be stored here. <text:span text:style-name="T15">ROOT</text:span> contains the <text:span text:style-name="T15">ATOM</text:span>s for all built-in <text:span text:style-name="T15">FUNCTION</text:span>s. <text:span text:style-name="T15">MOBLIST</text:span> can be used to create new <text:span text:style-name="T15">OBLIST</text:span>s.</text:p>
      <text:p text:style-name="P40">If there is ambiguity about which <text:span text:style-name="T15">ATOM</text:span> to use it is possible to specify which <text:span text:style-name="T15">OBLIST</text:span>s <text:span text:style-name="T15">ATOM</text:span> to use with trailers, <text:span text:style-name="T15">!-</text:span>. The syntax for this is</text:p>
      <text:p text:style-name="P40"><text:tab/><text:span text:style-name="T15">atom!-oblist</text:span></text:p>
      <text:p text:style-name="P40">Example:</text:p>
      <text:p text:style-name="P40"><text:tab/><text:span text:style-name="T15">&lt;SETG FOO 123&gt; ;"Create FOO!-INITIAL and assign it a GVAL"<text:line-break/><text:tab/>&lt;SETG FOO!-NOBL 456&gt; ;"Create FOO!-NOBL and assign it a GVAL"<text:line-break/><text:tab/>,FOO!-INITIAL<text:tab/><text:tab/>--&gt;<text:tab/>123<text:line-break/><text:tab/>,FOO!-NOBL<text:tab/><text:tab/>--&gt;<text:tab/>456<text:line-break/><text:tab/>&lt;MOBLIST NOBL&gt;<text:tab/><text:tab/>--&gt;<text:tab/>#OBLIST (("FOO" FOO!-NOBL))</text:span></text:p>
      <text:p text:style-name="P40">ZILF has a <text:span text:style-name="T15">LVAL</text:span>, <text:span text:style-name="T15">OBLIST</text:span>, that is a <text:span text:style-name="T15">LIST</text:span> of <text:span text:style-name="T15">OBLIST</text:span>s. Initially this <text:span text:style-name="T15">LIST</text:span> contains <text:span text:style-name="T15">INITIAL</text:span> and <text:span text:style-name="T15">ROOT</text:span>. When ZILF resolves which <text:span text:style-name="T15">ATOM</text:span> to use it searches through these <text:span text:style-name="T15">LIST</text:span>s, starting with <text:span text:style-name="T15">&lt;1 .OBLIST&gt;</text:span>. It is because of this you normally don’t need to specify <text:span text:style-name="T15">!-INITIAL</text:span>. <text:span text:style-name="T15">&lt;GVAL FOO&gt;</text:span> in the above example will first look for, and find, the <text:span text:style-name="T15">ATOM</text:span> in the <text:span text:style-name="T15">OBLIST</text:span> <text:span text:style-name="T15">INITIAL</text:span>.</text:p>
      <text:p text:style-name="P40"><text:span text:style-name="T15">OBLIST</text:span>s are not only used to identify <text:span text:style-name="T15">ATOM</text:span>s. The MDL version of Zork, for example, uses <text:span text:style-name="T15">OBLIST</text:span>s to handle the vocabulary.</text:p>
      <text:p text:style-name="P40">For more on <text:span text:style-name="T15">OBLIST</text:span>s, see <text:span text:style-name="T15">ATOM</text:span>, <text:span text:style-name="T15">INSERT</text:span>, <text:span text:style-name="T15">LOOKUP</text:span>, <text:span text:style-name="T15">MOBLIST</text:span>, <text:span text:style-name="T15">OBLIST?</text:span>, <text:span text:style-name="T15">REMOVE</text:span>, <text:span text:style-name="T15">ROOT</text:span> and <text:span text:style-name="T14">The MDL Programming Language, chapter 15</text:span>.</text:p>
      <text:p text:style-name="P97"><text:bookmark text:name="_7j6s0iv1pveb"/>Dynamic and static (lexical) blocking</text:p>
      <text:p text:style-name="P40">To prevent collisions between <text:span text:style-name="T15">ATOM</text:span>s identifiers there are two types of blocking used in ZILF.</text:p>
      <text:p text:style-name="P40">The first type is dynamic blocking and is achieved by pushing and pulling <text:span text:style-name="T15">LVAL</text:span>s from the stack. This assures that every <text:span text:style-name="T15">ATOM</text:span> can have a global value, <text:span text:style-name="T15">GVAL</text:span>, and a local value <text:span text:style-name="T15">LVAL</text:span>. that is unique for every program block that is defined by, for example, a <text:span text:style-name="T15">FUNCTION</text:span>, <text:span text:style-name="T15">BIND</text:span>, <text:span text:style-name="T15">PROG</text:span> or <text:span text:style-name="T15">REPEAT</text:span>.</text:p>
      <text:p text:style-name="P40">Sometimes this is not enough and there is another type of blocking, static or lexical blocking, to assure that there is no collision between identifiers of <text:span text:style-name="T15">ATOM</text:span>s, for example when library programs are shared among many different peoples.</text:p>
      <text:p text:style-name="P40">By using <text:span text:style-name="T15">BLOCK</text:span> and <text:span text:style-name="T15">ENDBLOCK</text:span> a program block can have another <text:span text:style-name="T15">LIST</text:span> of <text:span text:style-name="T15">OBLIST</text:span>s where it looks up the <text:span text:style-name="T15">ATOM</text:span>s.</text:p>
      <text:p text:style-name="P40">See <text:span text:style-name="T15">BLOCK</text:span> for example of this.</text:p>
      <text:p text:style-name="P40">For more on lexical blocking, see <text:span text:style-name="T14">The MDL Programming Language, chapter 15</text:span>.</text:p>
      <text:p text:style-name="P97"><text:bookmark text:name="_sk75egzk7fk"/>% and %%</text:p>
      <text:p text:style-name="P40">When ZILF interprets MDL, either during compilation or when using ZILF in interpreter mode, it goes through three stages repeatedly, <text:span text:style-name="T15">READ</text:span>, <text:span text:style-name="T15">EVAL</text:span> and <text:span text:style-name="T15">PRINT</text:span>. </text:p>
      <text:p text:style-name="P40">READ reads ASCII-text and when it has something enclosed in matching brackets the result is passed to EVAL for evaluation that in its turn passes the result of the evaluation to PRINT that prints the evaluated result. The flow is like below:</text:p>
      <text:p text:style-name="P40">printable text → <text:span text:style-name="T15">READ</text:span> → [MDL objects] → <text:span text:style-name="T15">EVAL</text:span> → [MDL objects] → <text:span text:style-name="T15">PRINT</text:span> → printable text</text:p>
      <text:p text:style-name="P40">Consider a simple statement like: <text:span text:style-name="T15">&lt;+ 1 2&gt;</text:span></text:p>
      <text:p text:style-name="P40"><text:span text:style-name="T15">READ</text:span> reads from left to right and when it encounters the closing bracket the MDL object <text:span text:style-name="T15">&lt;+ 1 2&gt;</text:span>, a <text:span text:style-name="T15">FORM</text:span>, is passed to <text:span text:style-name="T15">EVAL</text:span>. <text:span text:style-name="T15">EVAL</text:span> evaluates this MDL object and the resulting MDL object, 3, is passed to <text:span text:style-name="T15">PRINT</text:span> for printing.</text:p>
      <text:p text:style-name="P40"><text:span text:style-name="T15">%</text:span> and <text:span text:style-name="T15">%%</text:span> are “<text:span text:style-name="T15">READ</text:span> macros” that are used to modify this process. Whenever <text:span text:style-name="T15">READ</text:span> encounters <text:span text:style-name="T15">%</text:span> or <text:span text:style-name="T15">%%</text:span> it immediately passes the MDL object that follows the <text:span text:style-name="T15">%</text:span>, or <text:span text:style-name="T15">%%</text:span>, to <text:span text:style-name="T15">EVAL</text:span> before it continues the <text:span text:style-name="T15">READ</text:span>.</text:p>
      <text:p text:style-name="P40">In case of <text:span text:style-name="T15">%</text:span> the result of the <text:span text:style-name="T15">EVAL</text:span> is inserted in place of the MDL object that follows the <text:span text:style-name="T15">%</text:span> and is used by the following <text:span text:style-name="T15">READ</text:span>.</text:p>
      <text:p text:style-name="P40">In case of <text:span text:style-name="T15">%%</text:span> the result of the <text:span text:style-name="T15">EVAL</text:span> is ignored and nothing is inserted in place of the MDL object that follows the <text:span text:style-name="T15">%%</text:span> (eventual side effects of the <text:span text:style-name="T15">EVAL</text:span> remains, of course).</text:p>
      <text:p text:style-name="P40"><text:soft-page-break/>Example:</text:p>
      <text:p text:style-name="P40"><text:span text:style-name="T15"><text:tab/>&lt;DEFINE INITA () &lt;SETG A 0&gt;&gt;<text:line-break/><text:tab/>&lt;DEFINE INCA () &lt;SETG A &lt;+ ,A 1&gt;&gt;&gt;</text:span></text:p>
      <text:p text:style-name="P40"><text:span text:style-name="T15"><text:tab/>;"1st INIT-A, 1st INC-A, 2nd INC-A, 2nd INIT-A, 3rd INC-A"<text:line-break/><text:tab/>[&lt;INIT-A&gt; &lt;INC-A&gt; &lt;INC-A&gt; (&lt;INIT-A&gt;) &lt;INC-A&gt;] <text:line-break/><text:tab/><text:tab/><text:tab/><text:tab/><text:tab/><text:tab/><text:tab/><text:tab/><text:tab/>--&gt;<text:tab/>[0 1 2 (0) 1]</text:span></text:p>
      <text:p text:style-name="P40"><text:span text:style-name="T15"><text:tab/>;"1st INIT-A, 3rd INC-A, 1st INC-A, 2nd INC-A, 2nd INIT-A"<text:line-break/><text:tab/>[%&lt;INIT-A&gt; &lt;INC-A&gt; &lt;INC-A&gt; (&lt;INIT-A&gt;) %&lt;INC-A&gt;] <text:line-break/><text:tab/><text:tab/><text:tab/><text:tab/><text:tab/><text:tab/><text:tab/><text:tab/><text:tab/>--&gt;<text:tab/>[0 2 3 (0) 1]</text:span></text:p>
      <text:p text:style-name="P40"><text:span text:style-name="T15"><text:tab/>;"2nd INIT-A, 3rd INC-A, 1st INIT-A, 2nd INC-A, 3rd INC-A"<text:line-break/><text:tab/>[&lt;INIT-A&gt; &lt;INC-A&gt; &lt;INC-A&gt; (%&lt;INIT-A&gt;) %&lt;INC-A&gt;] <text:line-break/><text:tab/><text:tab/><text:tab/><text:tab/><text:tab/><text:tab/><text:tab/><text:tab/><text:tab/>--&gt;<text:tab/>[0 1 2 (0) 1]</text:span></text:p>
      <text:p text:style-name="P40"><text:span text:style-name="T15"><text:tab/>;"1st INIT-A, 1st INC-A, 2nd INC-A, 2nd INIT-A, 3rd INC-A"<text:line-break/><text:tab/>[%%&lt;INIT-A&gt; %&lt;INC-A&gt; %&lt;INC-A&gt; (%%&lt;INIT-A&gt;) %&lt;INC-A&gt;] <text:line-break/><text:tab/><text:tab/><text:tab/><text:tab/><text:tab/><text:tab/><text:tab/><text:tab/><text:tab/>--&gt;<text:tab/>[1 2 () 1]</text:span></text:p>
      <text:p text:style-name="P97"><text:bookmark text:name="_9p1vu0r47dql"/>Segments</text:p>
      <text:p text:style-name="P40">Segments are used to copy elements from one structure <text:span text:style-name="T15">TYPE</text:span> to another structure <text:span text:style-name="T15">TYPE</text:span>. Segments take the form <text:span text:style-name="T15">!&lt;function args …!&gt;</text:span> where the second exclamation point is optional. The implicit form of <text:span text:style-name="T15">LVAL</text:span> and <text:span text:style-name="T15">GVAL</text:span> is legal. The segment is <text:span text:style-name="T15">EVAL</text:span>uated and must be <text:span text:style-name="T15">EVAL</text:span>uated inside another structure and the result of the <text:span text:style-name="T15">EVAL</text:span> must be a structure, otherwise an error is raised.</text:p>
      <text:p text:style-name="P40">Examples:</text:p>
      <text:p text:style-name="P40"><text:span text:style-name="T15"><text:tab/>&lt;SET L0 [4 5]&gt;<text:line-break/><text:tab/>&lt;SET L1 (1 2 3 .L0)&gt;<text:tab/><text:tab/>--&gt;<text:tab/>(1 2 3 [4 5])<text:line-break/><text:tab/>&lt;SET L2 [!&lt;LVAL L1!&gt;]&gt;<text:tab/><text:tab/>--&gt;<text:tab/>[1 2 3 [4 5]]<text:line-break/><text:tab/>&lt;1 .L0 6&gt;<text:line-break/><text:tab/>.L1<text:tab/><text:tab/><text:tab/><text:tab/><text:tab/><text:tab/>--&gt;<text:tab/>(1 2 3 [6 5])<text:line-break/><text:tab/>.L2<text:tab/><text:tab/><text:tab/><text:tab/><text:tab/><text:tab/>--&gt;<text:tab/>[1 2 3 [6 5]]<text:line-break/><text:tab/>[!&lt;SUBSTRUC .L1 0 3&gt; (!.L0)]<text:tab/>--&gt;<text:tab/>[1 2 3 (6 5)]</text:span></text:p>
      <text:p text:style-name="P96"><text:bookmark text:name="_h4j6rqqhk7zu"/>What is the “new parser”?</text:p>
      <text:p text:style-name="Standard"><text:span text:style-name="T14">[Explain what type of animal the </text:span><text:span text:style-name="T14"><office:annotation office:name="__Annotation__4013_3695253710"><dc:creator>Jason Compton</dc:creator><dc:date>2020-08-31T03:55:47</dc:date><text:p><text:span text:style-name="T33">As mentioned, the term "new", although historical, is confusing, so be careful to explain that it's "new as of 1988" but shouldn't be confused with ZILF's new parser, which is of course newer than the new parser but works more like the old parser. :)</text:span></text:p></office:annotation></text:span><text:span text:style-name="T14">new</text:span><office:annotation-end office:name="__Annotation__4013_3695253710"/><text:span text:style-name="T14"> parser is.]</text:span></text:p>
      <text:p text:style-name="P98"><text:bookmark text:name="_2et92p0"/>MDL built-ins and ZIL library (use outside ROUTINE)</text:p>
      <text:p text:style-name="P15"><text:span text:style-name="T3">The syntax for most of these commands are much like the syntax in MDL.</text:span></text:p>
      <text:p text:style-name="P15"><text:span text:style-name="T3">All these commands </text:span>are possible<text:span text:style-name="T3"> to run, test and debug during the interactive mode of ZILF (start ZILF without any options).</text:span></text:p>
      <text:p text:style-name="P15">Sources:</text:p>
      <text:p text:style-name="P15"><text:tab/><text:span text:style-name="T15">MDL built-in<text:tab/></text:span><text:tab/>MDL built-in function. Part of MUDDLE.56 on ITS. <text:line-break/><text:tab/><text:tab/><text:tab/><text:tab/><text:tab/><text:span text:style-name="T14">The MDL Programming Language, <text:line-break/><text:tab/><text:tab/><text:tab/><text:tab/><text:tab/><text:tab/>S. W. Galley and Greg Pfister<text:line-break/><text:tab/><text:tab/><text:tab/><text:tab/><text:tab/>MUDDLE F/SUBRS (MUDMAN for MUDDLE 55), <text:line-break/><text:tab/><text:tab/><text:tab/><text:tab/><text:tab/><text:tab/>P. David Lebling and S. W. Galley</text:span></text:p>
      <text:p text:style-name="P15"><text:span text:style-name="T14"><text:tab/></text:span><text:span text:style-name="T15">MDL package system<text:tab/></text:span>Support for lexical blocking.<text:line-break/><text:tab/><text:tab/><text:tab/><text:tab/><text:tab/><text:span text:style-name="T14">The MDL Programming Environment, P. David Lebling</text:span></text:p>
      <text:p text:style-name="P15"><text:span text:style-name="T14"><text:tab/></text:span><text:span text:style-name="T15">ZIL library<text:tab/><text:tab/></text:span>Functions added through ZIL/ZILCH at Infocom to support<text:line-break/><text:tab/><text:tab/><text:tab/><text:tab/><text:tab/>building of interactive fiction.<text:line-break/><text:tab/><text:tab/><text:tab/><text:tab/><text:tab/><text:span text:style-name="T14">ZIL Language Guide, Jesse McGrew<text:line-break/><text:tab/><text:tab/><text:tab/><text:tab/><text:tab/>ZILF source code and test cases, Jesse McGrew<text:line-break/><text:tab/><text:tab/><text:tab/><text:tab/><text:tab/>Learning ZIL, Steven E. Meretzky<text:line-break/><text:tab/><text:tab/><text:tab/><text:tab/><text:tab/>ZIL, Marc S. Blank</text:span></text:p>
      <text:p text:style-name="P15"><text:span text:style-name="T14"><text:tab/></text:span><text:span text:style-name="T15">ZILF compiler<text:tab/><text:tab/></text:span><text:span text:style-name="T14">ZILF source code and test cases, Jesse McGrew</text:span><text:span text:style-name="T15"> <text:line-break/><text:tab/>directive</text:span></text:p>
      <text:list xml:id="list63203831486596" text:continue-numbering="true" text:style-name="WWNum3">
        <text:list-item>
          <text:list>
            <text:list-item>
              <text:list>
                <text:list-item>
                  <text:p text:style-name="P86"><text:bookmark text:name="_tyjcwt"/>* (multiply)</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Multiply </text:span><text:span text:style-name="T7">numbers</text:span><text:span text:style-name="T3">.</text:span></text:p>
      <text:p text:style-name="P15"><text:span text:style-name="T3">Example:</text:span></text:p>
      <text:p text:style-name="P27"><text:span text:style-name="T22"><text:tab/></text:span><text:span text:style-name="T16">&lt;* 2 3 4&gt;<text:tab/>--&gt;<text:tab/>24</text:span></text:p>
      <text:list xml:id="list63205017096562" text:continue-numbering="true" text:style-name="WWNum3">
        <text:list-item>
          <text:list>
            <text:list-item>
              <text:list>
                <text:list-item>
                  <text:p text:style-name="P89"><text:bookmark text:name="_3dy6vkm"/><text:span text:style-name="T25">+ (add) <text:s text:c="2"/></text:span></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Add </text:span><text:span text:style-name="T7">numbers</text:span><text:span text:style-name="T3">.</text:span></text:p>
      <text:p text:style-name="P15"><text:span text:style-name="T3">Example:</text:span></text:p>
      <text:p text:style-name="P27"><text:span text:style-name="T22"><text:tab/></text:span><text:span text:style-name="T16">&lt;+ 2 3 4&gt;<text:tab/>--&gt;<text:tab/>7</text:span></text:p>
      <text:list xml:id="list63204366744967" text:continue-numbering="true" text:style-name="WWNum3">
        <text:list-item>
          <text:list>
            <text:list-item>
              <text:list>
                <text:list-item>
                  <text:p text:style-name="P86"><text:bookmark text:name="_1t3h5sf"/><text:span text:style-name="T25">- (subtract)</text:span></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Subtract first </text:span><text:span text:style-name="T7">number</text:span><text:span text:style-name="T3"> by subsequent </text:span><text:span text:style-name="T7">numbers</text:span></text:p>
      <text:p text:style-name="P15"><text:span text:style-name="T3">If only one </text:span><text:span text:style-name="T7">number</text:span><text:span text:style-name="T3"> is provided, it's subtracted from zero (i.e. negated). </text:span></text:p>
      <text:p text:style-name="P15"><text:span text:style-name="T3">Examples:</text:span></text:p>
      <text:p text:style-name="P27"><text:span text:style-name="T22"><text:tab/></text:span><text:span text:style-name="T16">&lt;- 8 3 4&gt;<text:tab/>--&gt;<text:tab/>1<text:line-break/><text:tab/>&lt;- 5&gt;<text:tab/>--&gt;<text:tab/>-5</text:span></text:p>
      <text:list xml:id="list63204531803802" text:continue-numbering="true" text:style-name="WWNum3">
        <text:list-item>
          <text:list>
            <text:list-item>
              <text:list>
                <text:list-item>
                  <text:p text:style-name="P90"><text:bookmark text:name="_4d34og8"/><text:span text:style-name="T25">/ (divide)</text:span></text:p>
                </text:list-item>
              </text:list>
            </text:list-item>
          </text:list>
        </text:list-item>
      </text:list>
      <text:p text:style-name="P41"><text:span text:style-name="T16">&lt;/ numbers ...&gt;</text:span></text:p>
      <text:p text:style-name="P42"/>
      <text:p text:style-name="P41"><text:soft-page-break/><text:span text:style-name="T16">MDL </text:span><text:span text:style-name="T15">built-in</text:span></text:p>
      <text:p text:style-name="P42"/>
      <text:p text:style-name="P15"><text:span text:style-name="T3">Divide first </text:span><text:span text:style-name="T7">number</text:span><text:span text:style-name="T3"> by subsequent </text:span><text:span text:style-name="T7">numbers</text:span><text:span text:style-name="T3">.</text:span></text:p>
      <text:p text:style-name="P15"><text:span text:style-name="T3">Example:</text:span></text:p>
      <text:p text:style-name="P27"><text:span text:style-name="T22"><text:tab/></text:span><text:span text:style-name="T16">&lt;</text:span><text:span text:style-name="T15">/</text:span><text:span text:style-name="T16"> 20 5 2&gt;<text:tab/>--&gt;<text:tab/>2</text:span></text:p>
      <text:list xml:id="list63203779669938" text:continue-numbering="true" text:style-name="WWNum3">
        <text:list-item>
          <text:list>
            <text:list-item>
              <text:list>
                <text:list-item>
                  <text:p text:style-name="P90"><text:bookmark text:name="_2s8eyo1"/><text:span text:style-name="T25">0?</text:span></text:p>
                </text:list-item>
              </text:list>
            </text:list-item>
          </text:list>
        </text:list-item>
      </text:list>
      <text:p text:style-name="P41"><text:span text:style-name="T16">&lt;0? value&gt;</text:span></text:p>
      <text:p text:style-name="P42"/>
      <text:p text:style-name="P41"><text:span text:style-name="T16">MDL </text:span><text:span text:style-name="T15">built-in</text:span><text:span text:style-name="T16"><text:line-break/></text:span></text:p>
      <text:p text:style-name="P27"><text:span text:style-name="T22">Predicate. True if </text:span><text:span text:style-name="T16">value</text:span><text:span text:style-name="T22"> is 0 otherwise false.</text:span></text:p>
      <text:list xml:id="list63204186490356" text:continue-numbering="true" text:style-name="WWNum3">
        <text:list-item>
          <text:list>
            <text:list-item>
              <text:list>
                <text:list-item>
                  <text:p text:style-name="P90"><text:bookmark text:name="_17dp8vu"/><text:span text:style-name="T25">1?</text:span></text:p>
                </text:list-item>
              </text:list>
            </text:list-item>
          </text:list>
        </text:list-item>
      </text:list>
      <text:p text:style-name="P41"><text:span text:style-name="T16">&lt;1? value&gt;</text:span></text:p>
      <text:p text:style-name="P42"/>
      <text:p text:style-name="P41"><text:span text:style-name="T16">MDL </text:span><text:span text:style-name="T15">built-in</text:span></text:p>
      <text:p text:style-name="P42"/>
      <text:p text:style-name="P27"><text:span text:style-name="T22">Predicate. True if </text:span><text:span text:style-name="T16">value</text:span><text:span text:style-name="T22"> is 1 otherwise false.</text:span></text:p>
      <text:list xml:id="list63204003249475" text:continue-numbering="true" text:style-name="WWNum3">
        <text:list-item>
          <text:list>
            <text:list-item>
              <text:list>
                <text:list-item>
                  <text:p text:style-name="P90"><text:bookmark text:name="_3rdcrjn"/><text:span text:style-name="T25">==?</text:span></text:p>
                </text:list-item>
              </text:list>
            </text:list-item>
          </text:list>
        </text:list-item>
      </text:list>
      <text:p text:style-name="P41"><text:span text:style-name="T16">&lt;==? value1 value2&gt;</text:span></text:p>
      <text:p text:style-name="P42"/>
      <text:p text:style-name="P41"><text:span text:style-name="T16">MDL </text:span><text:span text:style-name="T15">built-in</text:span></text:p>
      <text:p text:style-name="P42"/>
      <text:p text:style-name="P15">This is a p<text:span text:style-name="T3">redicate</text:span> that returns <text:span text:style-name="T15">TRUE</text:span><text:span text:style-name="T3"> if </text:span><text:span text:style-name="T7">value1</text:span><text:span text:style-name="T3"> and </text:span><text:span text:style-name="T7">value2</text:span><text:span text:style-name="T3"> <text:s/>is the same object, otherwise it returns </text:span><text:span text:style-name="T15">FALSE</text:span><text:span text:style-name="T3">.</text:span></text:p>
      <text:p text:style-name="P15">For <text:span text:style-name="T15">ATOM</text:span>s whose <text:span text:style-name="T15">TYPE</text:span> are structured (for example <text:span text:style-name="T15">LIST</text:span>s and <text:span text:style-name="T15">VECTOR</text:span>s) the <text:span text:style-name="T15">ATOM</text:span>s must refer (point) to the same structure to be considered <text:span text:style-name="T15">==</text:span>. These <text:span text:style-name="T15">ATOM</text:span>s are actually pointers that point to an memory address and the two <text:span text:style-name="T15">ATOM</text:span>s must point to the same address to be <text:span text:style-name="T15">==</text:span>.</text:p>
      <text:p text:style-name="P15">For <text:span text:style-name="T15">ATOM</text:span>s whose <text:span text:style-name="T15">TYPE</text:span> is not structured the <text:span text:style-name="T15">ATOM</text:span>s are considered <text:span text:style-name="T15">==</text:span> if they are of the same <text:span text:style-name="T15">TYPE</text:span> and contain the same value.</text:p>
      <text:p text:style-name="P15"><text:span text:style-name="T3">ZILF defines "the same object" more loosely than MDL d</text:span>o<text:span text:style-name="T3">:</text:span></text:p>
      <text:list xml:id="list1487015944" text:style-name="WWNum4">
        <text:list-item>
          <text:p text:style-name="P47"><text:span text:style-name="T16">STRING</text:span><text:span text:style-name="T22">s are considered </text:span><text:span text:style-name="T16">==?</text:span><text:span text:style-name="T22"> if they contain the same text.</text:span></text:p>
        </text:list-item>
        <text:list-item>
          <text:p text:style-name="P47"><text:span text:style-name="T16">LVAL</text:span><text:span text:style-name="T22">s and </text:span><text:span text:style-name="T16">GVAL</text:span><text:span text:style-name="T22">s are considered </text:span><text:span text:style-name="T16">==?</text:span><text:span text:style-name="T22"> if they refer to the same ATOMs.</text:span></text:p>
        </text:list-item>
      </text:list>
      <text:p text:style-name="P6"/>
      <text:p text:style-name="P15"><text:span text:style-name="T3">Examples:</text:span></text:p>
      <text:p text:style-name="P15"><text:span text:style-name="T7"><text:tab/>&lt;SET X 1&gt;<text:line-break/><text:tab/>&lt;==? .X 1&gt;<text:tab/><text:tab/><text:tab/>--&gt;<text:tab/>True</text:span></text:p>
      <text:p text:style-name="P15"><text:span text:style-name="T7"><text:tab/>&lt;SET X (1 2 3)&gt;<text:line-break/><text:tab/>&lt;==? .X (1 2 3)&gt;<text:tab/><text:tab/>--&gt;<text:tab/>False</text:span></text:p>
      <text:p text:style-name="P15"><text:span text:style-name="T7"><text:tab/>&lt;==? "Hello" "Hello"&gt;<text:tab/>--&gt;<text:tab/>True (in ZILF, but not in MDL)</text:span></text:p>
      <text:list xml:id="list63204376341498" text:continue-list="list63204003249475" text:style-name="WWNum3">
        <text:list-item>
          <text:list>
            <text:list-item>
              <text:list>
                <text:list-item>
                  <text:p text:style-name="P90"><text:bookmark text:name="_26in1rg"/><text:span text:style-name="T25">=?</text:span></text:p>
                </text:list-item>
              </text:list>
            </text:list-item>
          </text:list>
        </text:list-item>
      </text:list>
      <text:p text:style-name="P41"><text:span text:style-name="T16">&lt;=? value1 value2&gt;</text:span></text:p>
      <text:p text:style-name="P42"/>
      <text:p text:style-name="P41"><text:span text:style-name="T16">MDL </text:span><text:span text:style-name="T15">built-in</text:span></text:p>
      <text:p text:style-name="P42"><text:soft-page-break/></text:p>
      <text:p text:style-name="P15">This is a p<text:span text:style-name="T3">redicate</text:span> that returns<text:span text:style-name="T3"> </text:span><text:span text:style-name="T15">TRUE</text:span><text:span text:style-name="T3"> if </text:span><text:span text:style-name="T7">value1</text:span><text:span text:style-name="T3"> and </text:span><text:span text:style-name="T7">value2</text:span><text:span text:style-name="T3"> is of the same </text:span><text:span text:style-name="T7">TYPE</text:span><text:span text:style-name="T3"> and structurally equal, otherwise it returns </text:span><text:span text:style-name="T15">FALSE</text:span><text:span text:style-name="T3">.</text:span></text:p>
      <text:p text:style-name="P15"><text:span text:style-name="T3">Examples:</text:span></text:p>
      <text:p text:style-name="P15"><text:span text:style-name="T7"><text:tab/>&lt;SET X 1&gt;<text:line-break/><text:tab/>&lt;=?<text:tab/>.X 1&gt;<text:tab/><text:tab/>--&gt;<text:tab/>True</text:span></text:p>
      <text:p text:style-name="P41"><text:span text:style-name="T16">&lt;SET X (1 2 3)&gt;<text:line-break/>&lt;=? .X (1 2 3)&gt;<text:tab/><text:tab/>--&gt;<text:tab/>True</text:span></text:p>
      <text:list xml:id="list63205506433572" text:continue-numbering="true" text:style-name="WWNum3">
        <text:list-item>
          <text:list>
            <text:list-item>
              <text:list>
                <text:list-item>
                  <text:p text:style-name="P90"><text:bookmark text:name="_lnxbz9"/><text:span text:style-name="T25">ADD-TELL-TOKENS</text:span></text:p>
                </text:list-item>
              </text:list>
            </text:list-item>
          </text:list>
        </text:list-item>
      </text:list>
      <text:p text:style-name="P41"><text:span text:style-name="T16">&lt;ADD-TELL-TOKENS {pattern form} ...&gt;</text:span></text:p>
      <text:p text:style-name="P42"/>
      <text:p text:style-name="P41"><text:span text:style-name="T16">ZIL library</text:span></text:p>
      <text:p text:style-name="P28"/>
      <text:p text:style-name="P15"><text:span text:style-name="T3">Add a new </text:span><text:span text:style-name="T7">pattern</text:span><text:span text:style-name="T3"> and </text:span><text:span text:style-name="T7">form</text:span><text:span text:style-name="T3"> to the current </text:span><text:span text:style-name="T7">TELL-TOKENS</text:span><text:span text:style-name="T3">. These can then be used in </text:span><text:span text:style-name="T7">TELL</text:span><text:span text:style-name="T3">.</text:span></text:p>
      <text:p text:style-name="P15"><text:span text:style-name="T3">Each </text:span><text:span text:style-name="T7">pattern</text:span><text:span text:style-name="T3"> starts with either:</text:span></text:p>
      <text:list xml:id="list2364942938" text:style-name="WWNum5">
        <text:list-item>
          <text:p text:style-name="P48"><text:span text:style-name="T22">Any single </text:span><text:span text:style-name="T16">ATOM</text:span><text:span text:style-name="T22"> except * (asterisk)</text:span></text:p>
        </text:list-item>
        <text:list-item>
          <text:p text:style-name="P48"><text:span text:style-name="T22">A </text:span><text:span text:style-name="T16">LIST</text:span><text:span text:style-name="T22"> of </text:span><text:span text:style-name="T16">ATOM</text:span><text:span text:style-name="T22">s, which will define them as synonyms</text:span></text:p>
        </text:list-item>
      </text:list>
      <text:p text:style-name="P6"/>
      <text:p text:style-name="P15"><text:span text:style-name="T3">A simple </text:span><text:span text:style-name="T7">pattern</text:span><text:span text:style-name="T3">, like CR, consists of a name and nothing else. More often, patterns also define placeholders to match -- and optionally capture -- parameter values when the token is used inside a </text:span><text:span text:style-name="T7">TELL</text:span><text:span text:style-name="T3">. The rest of the </text:span><text:span text:style-name="T7">pattern</text:span><text:span text:style-name="T3"> consists of any number of:</text:span></text:p>
      <text:list xml:id="list3546083627" text:style-name="WWNum9">
        <text:list-item>
          <text:p text:style-name="P49"><text:span text:style-name="T22">An asterisk ( * ), to match and capture any value.</text:span></text:p>
        </text:list-item>
        <text:list-item>
          <text:p text:style-name="P49"><text:span text:style-name="T22">An </text:span><text:span text:style-name="T16">ADECL</text:span><text:span text:style-name="T22"> whose left side is an asterisk (like *:</text:span><text:span text:style-name="T16">FIX</text:span><text:span text:style-name="T22"> ), to match and capture any value that matches the </text:span><text:span text:style-name="T16">DECL</text:span><text:span text:style-name="T22"> pattern on the right side.</text:span></text:p>
        </text:list-item>
        <text:list-item>
          <text:p text:style-name="P49"><text:span text:style-name="T22">A </text:span><text:span text:style-name="T16">GVAL</text:span><text:span text:style-name="T22"> (like </text:span><text:span text:style-name="T16">,PRSO</text:span><text:span text:style-name="T22"> or equivalently </text:span><text:span text:style-name="T16">&lt;GVAL PRSO&gt;</text:span><text:span text:style-name="T22"> ), to match that exact </text:span><text:span text:style-name="T16">GVAL</text:span><text:span text:style-name="T22"> without capturing it.</text:span></text:p>
        </text:list-item>
      </text:list>
      <text:p text:style-name="P6"/>
      <text:p text:style-name="P15"><text:span text:style-name="T3">Each pattern is followed by a form that will be copied and inserted in place of the TELL when the pattern is matched. Each element of the form must be either:</text:span></text:p>
      <text:list xml:id="list2039401252" text:style-name="WWNum1">
        <text:list-item>
          <text:p text:style-name="P50"><text:span text:style-name="T22">An </text:span><text:span text:style-name="T16">ATOM</text:span><text:span text:style-name="T22">, </text:span><text:span text:style-name="T16">FIX</text:span><text:span text:style-name="T22">, </text:span><text:span text:style-name="T16">STRING</text:span><text:span text:style-name="T22">, or </text:span><text:span text:style-name="T16">FALSE</text:span><text:span text:style-name="T22">.</text:span></text:p>
        </text:list-item>
        <text:list-item>
          <text:p text:style-name="P50"><text:span text:style-name="T22">An </text:span><text:span text:style-name="T16">LVAL</text:span><text:span text:style-name="T22"> or </text:span><text:span text:style-name="T16">GVAL</text:span></text:p>
        </text:list-item>
        <text:list-item>
          <text:p text:style-name="P50"><text:span text:style-name="T22">An empty </text:span><text:span text:style-name="T16">FORM</text:span></text:p>
        </text:list-item>
      </text:list>
      <text:p text:style-name="P54"/>
      <text:p text:style-name="P15"><text:span text:style-name="T3">The </text:span><text:span text:style-name="T7">form</text:span><text:span text:style-name="T3"> must contain exactly one </text:span><text:span text:style-name="T7">LVAL</text:span><text:span text:style-name="T3"> for each element of the </text:span><text:span text:style-name="T7">pattern</text:span><text:span text:style-name="T3"> that captures a value. These </text:span><text:span text:style-name="T7">LVAL</text:span><text:span text:style-name="T3">s are positional placeholders that will be replaced by the captured values, in order. The specific </text:span><text:span text:style-name="T7">ATOM</text:span><text:span text:style-name="T3"> referenced by each </text:span><text:span text:style-name="T7">LVAL</text:span><text:span text:style-name="T3"> is ignored.</text:span></text:p>
      <text:p text:style-name="P15"><text:span text:style-name="T3"><office:annotation office:name="__Annotation__4436_3695253710"><dc:creator>Jason Compton</dc:creator><dc:date>2020-08-30T20:29:36</dc:date><text:p><text:span text:style-name="T33">Recommend repeating all ZILF stdlib tokens in the TELL section as well. (You may have seen me mention my *extreme* frustration and confusion with the re-use of "T" a time or two...)</text:span></text:p></office:annotation></text:span><text:span text:style-name="T3">Example (zillib 0.9 adds these tokens)</text:span><office:annotation-end office:name="__Annotation__4436_3695253710"/><text:span text:style-name="T3">:</text:span></text:p>
      <text:p text:style-name="P45"><text:span text:style-name="T7">&lt;ADD-TELL-TOKENS<text:line-break/> <text:s text:c="3"/>T * <text:s text:c="17"/>&lt;PRINT-DEF .X&gt;<text:line-break/> <text:s text:c="3"/>A * <text:s text:c="17"/>&lt;PRINT-INDEF .X&gt;<text:line-break/> <text:s text:c="3"/>CT * <text:s text:c="16"/>&lt;PRINT-CDEF .X&gt;<text:line-break/> <text:s text:c="3"/>CA * <text:s text:c="16"/>&lt;PRINT-CINDEF .X&gt;<text:line-break/> <text:s text:c="3"/>NOUN-PHRASE * <text:s text:c="7"/>&lt;PRINT-NOUN-PHRASE .X&gt;<text:line-break/> <text:s text:c="3"/>OBJSPEC * <text:s text:c="11"/>&lt;PRINT-OBJSPEC .X&gt;<text:line-break/> <text:s text:c="3"/>SYNTAX-LINE * <text:s text:c="7"/>&lt;PRINT-SYNTAX-LINE .X&gt;<text:line-break/> <text:s text:c="3"/>WORD * <text:s text:c="14"/>&lt;PRINT-WORD .X&gt;<text:line-break/> <text:s text:c="3"/>MATCHING-WORD * * * <text:s/>&lt;PRINT-MATCHING-WORD .X .Y .Z&gt;&gt;</text:span></text:p>
      <text:list xml:id="list63204195405271" text:continue-list="list63205506433572" text:style-name="WWNum3">
        <text:list-item>
          <text:list>
            <text:list-item>
              <text:list>
                <text:list-item>
                  <text:p text:style-name="P90"><text:bookmark text:name="_35nkun2"/><text:span text:style-name="T25">ADD-WORD</text:span></text:p>
                </text:list-item>
              </text:list>
            </text:list-item>
          </text:list>
        </text:list-item>
      </text:list>
      <text:p text:style-name="P41"><text:span text:style-name="T16">&lt;ADD-WORD atom-or-string [part-of-speech] [value] [flags]&gt;</text:span></text:p>
      <text:p text:style-name="P43"/>
      <text:p text:style-name="P41"><text:span text:style-name="T15">ZIL parser library</text:span></text:p>
      <text:p text:style-name="P43"/>
      <text:p text:style-name="P40"><text:span text:style-name="T15">ADD-WORD</text:span> requires the new parser (<text:span text:style-name="T15">&lt;SETG NEW-PARSER? T&gt;</text:span>). Note that the standard library that's included with ZILF, zillib, doesn't support the new parser.</text:p>
      <text:p text:style-name="P40">The new parser needs a couple of boot-strap <text:span text:style-name="T15">FUNCTION</text:span>s, <text:span text:style-name="T15">GVAL</text:span>s and <text:span text:style-name="T15">DEFSTRUCT</text:span>s to work.</text:p>
      <text:p text:style-name="P40"><text:tab/><text:span text:style-name="T15">CLASSIFIED</text:span><text:tab/><text:tab/>A global <text:span text:style-name="T15">LIST</text:span> that defines the <text:span text:style-name="T15">part-of-speech</text:span> <text:line-break/><text:tab/><text:tab/><text:tab/><text:tab/><text:tab/>and its value.<text:line-break/><text:tab/><text:span text:style-name="T15">GET-CLASSIFICATION</text:span><text:tab/>A <text:span text:style-name="T15">FUNCTION</text:span> that can return the <text:span text:style-name="T15">part-of-speech</text:span> from <text:line-break/><text:tab/><text:tab/><text:tab/><text:tab/><text:tab/><text:span text:style-name="T15">CLASSIFIED</text:span>.<text:line-break/><text:tab/><text:span text:style-name="T15">VERB-DATA</text:span><text:tab/><text:tab/><text:tab/>A <text:span text:style-name="T15">DEFSTRUCT</text:span>.<text:line-break/><text:tab/><text:span text:style-name="T15">VWORD</text:span><text:tab/><text:tab/><text:tab/>A <text:span text:style-name="T15">DEFSTRUCT</text:span>.</text:p>
      <text:p text:style-name="P40"><text:soft-page-break/>There also needs to be a call to <text:span text:style-name="T15">SET-DEFSTRUCT-FILE-DEFAULTS</text:span> to set up the <text:span text:style-name="T15">DEFSTRUCT</text:span>s.</text:p>
      <text:p text:style-name="P40">There’s also two <text:span text:style-name="T15">COMPILATION-FLAG</text:span>s that control how the vocabulary is set up.</text:p>
      <text:p text:style-name="P40"><text:tab/><text:span text:style-name="T15">WORD-FLAGS-IN-TABLE<text:tab/><text:tab/></text:span>Creates the <text:span text:style-name="T15">GVAL WORD-FLAG-TABLE</text:span>.<text:span text:style-name="T15"><text:line-break/><text:tab/>ONE-BYTE-PARTS-OF-SPEECH<text:tab/></text:span>Control if the <text:span text:style-name="T15">part-of-speech</text:span> value should <text:line-break/><text:tab/><text:tab/><text:tab/><text:tab/><text:tab/><text:tab/>occupy a byte or a word (If the size of each entry in the<text:line-break/><text:tab/><text:tab/><text:tab/><text:tab/><text:tab/><text:tab/> vocabulary is 9 or 10 bytes)</text:p>
      <text:p text:style-name="P40">INFOCOM only used the new parser in three published games (Arthur, Shogun and Zork Zero) and two unpublished projects (Abyss and Restaurant). ADD-WORD and NEW-ADD-WORD is in these games called with these values</text:p>
      <text:p text:style-name="P55"><text:span text:style-name="T20">part-of-speech<text:tab/>value<text:tab/><text:tab/>flags<text:tab/><text:tab/>flag-value</text:span></text:p>
      <text:p text:style-name="Standard"><text:span text:style-name="T15"><text:tab/>ADJ<text:tab/><text:tab/><text:tab/>&lt;&gt;<text:tab/><text:tab/><text:tab/>FIRST-PERSON <text:s text:c="6"/>8<text:line-break/><text:tab/>ADV<text:tab/><text:tab/><text:tab/>&lt;VOC string&gt;<text:tab/>PLURAL-FLAG<text:tab/> <text:s text:c="2"/>16<text:line-break/><text:tab/>APOSTR<text:tab/><text:tab/><text:tab/><text:tab/><text:tab/>SECOND-PERSON<text:tab/> <text:s text:c="2"/>32<text:line-break/><text:tab/>ARTICLE<text:tab/><text:tab/><text:tab/><text:tab/><text:tab/>THIRD-PERSON <text:s text:c="5"/>64<text:line-break/><text:tab/>ASKWORD<text:tab/><text:tab/><text:tab/><text:tab/><text:tab/>PRESENT-TENSE <text:s text:c="3"/>256<text:line-break/><text:tab/>CANDO<text:tab/><text:tab/><text:tab/><text:tab/><text:tab/>PAST-TENSE <text:s text:c="6"/>512<text:line-break/><text:tab/>COMMA<text:tab/><text:tab/><text:tab/><text:tab/><text:tab/>FUTURE-TENSE<text:tab/> 1024<text:line-break/><text:tab/>END-OF-INPUT<text:tab/><text:tab/><text:tab/><text:tab/>POSSESSIVE<text:tab/>16384<text:line-break/><text:tab/>MISCWORD<text:line-break/><text:tab/>NOUN<text:line-break/><text:tab/>OFWORD<text:line-break/><text:tab/>PARTICLE<text:line-break/><text:tab/>PREP<text:line-break/><text:tab/>QUANT<text:line-break/><text:tab/>QUOTE<text:line-break/><text:tab/>QWORD</text:span></text:p>
      <text:p text:style-name="Standard"><text:span text:style-name="T15"><text:tab/>TOBE</text:span></text:p>
      <text:p text:style-name="P55"><text:span text:style-name="T15">VERB</text:span></text:p>
      <text:p text:style-name="P56"/>
      <text:p text:style-name="P18">Examples:</text:p>
      <text:p text:style-name="P18"><text:span text:style-name="T15"><text:tab/>&lt;VERSION 5&gt;</text:span></text:p>
      <text:p text:style-name="P18"><text:span text:style-name="T15"><text:tab/>&lt;COMPILATION-FLAG WORD-FLAGS-IN-TABLE T&gt;<text:line-break/><text:tab/>&lt;COMPILATION-FLAG ONE-BYTE-PARTS-OF-SPEECH &lt;&gt;&gt;</text:span></text:p>
      <text:p text:style-name="P18"><text:span text:style-name="T15"><text:tab/>&lt;SETG NEW-PARSER? T&gt;</text:span></text:p>
      <text:p text:style-name="P18"><text:span text:style-name="T15"><text:tab/>&lt;SETG CLASSIFICATIONS '(ADJ 1 BUZZ 2 DIR 4 NOUN 8 PREP 16<text:line-break/><text:tab/><text:tab/><text:tab/><text:tab/><text:tab/> <text:s text:c="3"/>VERB 32 PARTICLE 64 ARTICLE 128<text:line-break/><text:tab/><text:tab/><text:tab/><text:tab/><text:tab/> <text:s text:c="3"/>ASKWORD 256 QUOTE 512)&gt;</text:span></text:p>
      <text:p text:style-name="P18"><text:span text:style-name="T15"><text:tab/>&lt;DEFINE GET-CLASSIFICATION (TYPE "AUX" P)<text:line-break/><text:tab/> <text:s text:c="3"/>&lt;COND (&lt;SET P &lt;MEMQ .TYPE ,CLASSIFICATIONS&gt;&gt; &lt;2 .P&gt;)<text:line-break/><text:tab/><text:tab/> <text:s text:c="9"/>(T &lt;ERROR NO-SUCH-WORD-TYPE!-ERRORS&gt;)&gt;&gt;</text:span></text:p>
      <text:p text:style-name="P18"><text:span text:style-name="T15"><text:tab/>&lt;SET-DEFSTRUCT-FILE-DEFAULTS ('START-OFFSET 0) <text:line-break/><text:tab/><text:tab/><text:tab/><text:tab/><text:tab/><text:tab/> <text:s text:c="3"/>('PUT ZPUT) <text:line-break/><text:tab/><text:tab/><text:tab/><text:tab/><text:tab/><text:tab/> <text:s text:c="3"/>('NTH ZGET)&gt;</text:span></text:p>
      <text:p text:style-name="P18"><text:span text:style-name="T15"><text:tab/>&lt;DEFSTRUCT VERB-DATA (TABLE ('INIT-ARGS (TEMP-TABLE)))<text:line-break/><text:tab/> <text:s text:c="3"/>(VERB-ZERO ANY -1)<text:line-break/><text:tab/> <text:s text:c="3"/>(VERB-RESERVED FALSE)<text:line-break/><text:tab/> <text:s text:c="3"/>(VERB-ONE &lt;OR FALSE TABLE&gt;)<text:line-break/><text:tab/> <text:s text:c="3"/>(VERB-TWO &lt;OR FALSE TABLE&gt;)&gt;</text:span></text:p>
      <text:p text:style-name="P18"><text:span text:style-name="T15"><text:tab/>&lt;DEFSTRUCT VWORD (TABLE ('INIT-ARGS (TEMP-TABLE)))<text:line-break/><text:tab/> <text:s text:c="3"/>(WORD-LEXICAL-WORD ANY)<text:line-break/><text:tab/> <text:s text:c="3"/>(WORD-CLASSIFICATION-NUMBER FIX) <text:line-break/><text:tab/> <text:s text:c="3"/>(WORD-FLAGS FIX)<text:line-break/><text:tab/> <text:s text:c="3"/>(WORD-SEMANTIC-STUFF ANY)<text:line-break/><text:tab/> <text:s text:c="3"/>(WORD-VERB-STUFF ANY)<text:line-break/><text:tab/> <text:s text:c="3"/>(WORD-ADJ-ID ANY)<text:line-break/><text:tab/> <text:s text:c="3"/>(WORD-DIR-ID ANY)&gt;</text:span></text:p>
      <text:p text:style-name="P18"><text:span text:style-name="T15"><text:tab/>&lt;SYNTAX SING = V-SING&gt;<text:line-break/><text:tab/>&lt;ROUTINE V-SING () &lt;&gt;&gt;</text:span></text:p>
      <text:p text:style-name="P18"><text:span text:style-name="T15"><text:tab/>&lt;SYNTAX ATTACK OBJECT WITH OBJECT = V-ATTACK&gt;<text:line-break/><text:tab/>&lt;ROUTINE V-ATTACK () &lt;&gt;&gt;</text:span></text:p>
      <text:p text:style-name="P18"><text:span text:style-name="T15"><text:tab/>&lt;ADD-WORD FOO NOUN &lt;&gt; 12345&gt;<text:line-break/><text:tab/>&lt;ADD-WORD BAR PREP&gt;<text:line-break/><text:tab/>&lt;SYNONYM BAR BAZ&gt;</text:span></text:p>
      <text:p text:style-name="P18"><text:span text:style-name="T15"><text:tab/>&lt;ROUTINE GO () &lt;TEST-NEW-PARSER&gt;&gt;</text:span></text:p>
      <text:p text:style-name="P18"><text:span text:style-name="T15"><text:tab/>&lt;ROUTINE TEST-NEW-PARSER ("AUX" S)<text:line-break/><text:tab/><text:tab/>;"Should affect VOCAB word size"<text:line-break/><text:tab/><text:tab/>&lt;SET S &lt;GETB ,VOCAB &lt;+ 1 &lt;GETB ,VOCAB 0&gt;&gt;&gt;&gt;<text:line-break/><text:tab/><text:tab/>&lt;TELL "VOCAB word-size = " N .S CR&gt;</text:span></text:p>
      <text:p text:style-name="P18"><text:span text:style-name="T15"><text:tab/><text:tab/>;"Verbs should have verb data"<text:line-break/><text:tab/><text:tab/>&lt;TELL "Verb data = " N &lt;GET ,W?SING 3&gt; CR&gt;</text:span></text:p>
      <text:p text:style-name="P18"><text:span text:style-name="T15"><text:tab/><text:tab/>;"Should affect syntax format"<text:line-break/><text:tab/><text:tab/>&lt;TELL "Verb WORD 3 (Byte 6-7) in VOCAB is pointer:" CR&gt;<text:line-break/><text:tab/><text:tab/>&lt;TELL " <text:s text:c="2"/>WORD 0 = " N &lt;GET &lt;GET ,W?ATTACK 3&gt; 0&gt; CR&gt;<text:line-break/><text:tab/><text:tab/>&lt;TELL " <text:s text:c="2"/>WORD 1 = " N &lt;GET &lt;GET ,W?ATTACK 3&gt; 1&gt; CR&gt;<text:line-break/><text:tab/><text:tab/>&lt;TELL " <text:s text:c="2"/>WORD 2 = " N &lt;GET &lt;GET ,W?ATTACK 3&gt; 2&gt; CR&gt;<text:line-break/><text:tab/><text:tab/>&lt;TELL " <text:s text:c="2"/>WORD 3 = " N &lt;GET &lt;GET ,W?ATTACK 3&gt; 3&gt; CR&gt;</text:span></text:p>
      <text:p text:style-name="P18"><text:span text:style-name="T15"><text:tab/><text:tab/>;"WORD-FLAG-TABLE should list words and flags"<text:line-break/><text:tab/><text:tab/>&lt;TELL "WORD-FLAG-TABLE contain words and flags" CR&gt;<text:line-break/><text:tab/><text:tab/>&lt;TELL " <text:s text:c="2"/>Entry size = " N &lt;GET ,WORD-FLAG-TABLE 0&gt; CR&gt;<text:line-break/><text:tab/><text:tab/>&lt;TELL " <text:s text:c="2"/>W?FOO = " N ,W?FOO CR&gt;<text:line-break/><text:tab/><text:tab/>&lt;TELL " <text:s text:c="2"/>Word = " N &lt;GET ,WORD-FLAG-TABLE 1&gt; CR&gt;<text:line-break/><text:tab/><text:tab/>&lt;TELL " <text:s text:c="2"/>Flag = " N &lt;GET ,WORD-FLAG-TABLE 2&gt; CR&gt;</text:span></text:p>
      <text:p text:style-name="P18"><text:span text:style-name="T15"><text:tab/><text:tab/>;"Synonyms should use pointers, part-of-speech = 0"<text:line-break/><text:tab/><text:tab/>&lt;TELL "SYNONYM points to parent" CR&gt;<text:line-break/><text:tab/><text:tab/>&lt;TELL " <text:s text:c="2"/>W?BAR = " N ,W?BAR CR&gt;<text:line-break/><text:tab/><text:tab/>&lt;TELL " <text:s text:c="2"/>W?BAZ = " N ,W?BAR CR&gt;<text:line-break/><text:tab/><text:tab/>&lt;TELL " <text:s text:c="2"/>WORD 3 in W?BAR = " N &lt;GET ,W?BAR 3&gt; CR&gt;<text:line-break/><text:tab/><text:tab/>&lt;TELL " <text:s text:c="2"/>WORD 3 in W?BAZ = " N &lt;GET ,W?BAZ 3&gt; CR&gt;<text:line-break/><text:tab/><text:tab/>&lt;TELL " <text:s text:c="2"/>WORD 4 (PoS) in W?BAR = " N &lt;GET ,W?BAR 4&gt; CR&gt;<text:line-break/><text:tab/><text:tab/>&lt;TELL " <text:s text:c="2"/>WORD 4 (PoS) in W?BAZ = " N &lt;GET ,W?BAZ 4&gt; CR&gt;<text:line-break/><text:tab/>&gt;</text:span></text:p>
      <text:list xml:id="list63204949063869" text:continue-numbering="true" text:style-name="WWNum3">
        <text:list-item>
          <text:list>
            <text:list-item>
              <text:list>
                <text:list-item>
                  <text:p text:style-name="P90"><text:bookmark text:name="_1ksv4uv"/><text:span text:style-name="T25">ADJ-SYNONYM</text:span></text:p>
                </text:list-item>
              </text:list>
            </text:list-item>
          </text:list>
        </text:list-item>
      </text:list>
      <text:p text:style-name="P41"><text:span text:style-name="T16">&lt;ADJ-SYNONYM original synonyms ...&gt;</text:span></text:p>
      <text:p text:style-name="P43"/>
      <text:p text:style-name="P41"><text:span text:style-name="T15">ZIL parser library</text:span></text:p>
      <text:p text:style-name="P43"/>
      <text:p text:style-name="P18"><text:span text:style-name="T15">ADJ-SYNONYM</text:span> creates one or more <text:span text:style-name="T15">synonyms</text:span> to the <text:span text:style-name="T15">original</text:span> adjective.</text:p>
      <text:p text:style-name="P18">ZILF treats <text:span text:style-name="T15">ADJ-SYNONYM</text:span> as an alias to <text:span text:style-name="T15">SYNONYM</text:span>.</text:p>
      <text:p text:style-name="P18"><office:annotation office:name="__Annotation__4914_3695253710"><dc:creator>Henrik Åsman</dc:creator><dc:date>2020-08-30T19:28:49</dc:date><text:p><text:span text:style-name="T33">I'm not sure, but I got the impression that ADJ-SYNONYM worked with the "new parser" when compiled with ZILCH, but not when it was compiled with ZILF.</text:span></text:p></office:annotation><office:annotation office:name="__Annotation__4912_3695253710"><dc:creator>Jason Compton</dc:creator><dc:date>2020-08-30T17:11:55</dc:date><text:p><text:span text:style-name="T33">Are we sure about this? It appears that in both the z5 and z6 of Zork Zero *created by ZILCH* that ADJ-SYNONYM worked as intended... https://intfiction.org/t/zilf-synonyms-for-adjectives/46842/18</text:span></text:p></office:annotation>Note that due to the way words, especially adjectives and nouns, <text:s/>are stored in the vocabulary synonyms for adjectives only work in version 3 (ZIP) games.<office:annotation-end office:name="__Annotation__4912_3695253710"/><office:annotation-end office:name="__Annotation__4914_3695253710"/></text:p>
      <text:list xml:id="list63205533523098" text:continue-numbering="true" text:style-name="WWNum3">
        <text:list-item>
          <text:list>
            <text:list-item>
              <text:list>
                <text:list-item>
                  <text:p text:style-name="P90"><text:bookmark text:name="_44sinio"/><text:span text:style-name="T25">AGAIN</text:span></text:p>
                </text:list-item>
              </text:list>
            </text:list-item>
          </text:list>
        </text:list-item>
      </text:list>
      <text:p text:style-name="P41"><text:soft-page-break/><text:span text:style-name="T16">&lt;AGAIN [activation]&gt;</text:span></text:p>
      <text:p text:style-name="P42"/>
      <text:p text:style-name="P41"><text:span text:style-name="T16">MDL </text:span><text:span text:style-name="T15">built-in</text:span></text:p>
      <text:p text:style-name="P42"/>
      <text:p text:style-name="P15"><text:span text:style-name="T7">AGAIN</text:span><text:span text:style-name="T3"> means “start doing this again”, where “this” is specified by the </text:span><text:span text:style-name="T7">activation</text:span><text:span text:style-name="T3">. If no </text:span><text:span text:style-name="T7">activation</text:span><text:span text:style-name="T3"> is supplied </text:span><text:span text:style-name="T7">AGAIN</text:span><text:span text:style-name="T3"> starts evaluating from the last automatically created </text:span><text:span text:style-name="T7">activation</text:span><text:span text:style-name="T3"> (</text:span><text:span text:style-name="T7">PROG</text:span><text:span text:style-name="T3"> and </text:span><text:span text:style-name="T7">REPEAT</text:span><text:span text:style-name="T3"> automatically creates an activation). The evaluation is not redone completely: in particular, no re-binding (of arguments, </text:span><text:span text:style-name="T8">"AUX"</text:span><text:span text:style-name="T3"> variables, etc.) is done.</text:span></text:p>
      <text:p text:style-name="P15"><text:span text:style-name="T3">Examples:</text:span></text:p>
      <text:p text:style-name="P58"><text:span text:style-name="T7">&lt;DEFINE TEST-AUTO-ACT ()<text:line-break/><text:tab/>&lt;PROG ((X 0))<text:line-break/><text:tab/><text:tab/>&lt;SET X &lt;+ .X 1&gt;&gt;<text:line-break/><text:tab/><text:tab/>&lt;PRIN1 .X&gt;<text:line-break/><text:tab/><text:tab/>&lt;COND (&lt;=? .X 5&gt; &lt;RETURN T&gt;)&gt;<text:line-break/><text:tab/><text:tab/>&lt;AGAIN&gt;<text:line-break/><text:tab/>&gt;<text:line-break/>&gt;<text:line-break/><text:line-break/>&lt;DEFINE TEST-NAMED-ACT-1 ACT ("AUX" (X 0))<text:line-break/><text:tab/>&lt;SET X &lt;+ .X 1&gt;&gt;<text:line-break/><text:tab/>&lt;PRIN1 .X&gt;<text:line-break/><text:tab/>&lt;COND (&lt;=? .X 5&gt; &lt;RETURN T .ACT&gt;)&gt;<text:line-break/><text:tab/>&lt;AGAIN .ACT&gt;<text:line-break/>&gt;<text:line-break/><text:line-break/>&lt;DEFINE TEST-NAMED-ACT-2 ("NAME" ACT "AUX" (X 0))<text:line-break/><text:tab/>&lt;SET X &lt;+ .X 1&gt;&gt;<text:line-break/><text:tab/>&lt;PRIN1 .X&gt;<text:line-break/><text:tab/>&lt;COND (&lt;=? .X 5&gt; &lt;RETURN T .ACT&gt;)&gt;<text:line-break/><text:tab/>&lt;AGAIN .ACT&gt;<text:line-break/>&gt;</text:span></text:p>
      <text:list xml:id="list63205000329193" text:continue-numbering="true" text:style-name="WWNum3">
        <text:list-item>
          <text:list>
            <text:list-item>
              <text:list>
                <text:list-item>
                  <text:p text:style-name="P90"><text:bookmark text:name="_2jxsxqh"/><text:span text:style-name="T25">ALLTYPES</text:span></text:p>
                </text:list-item>
              </text:list>
            </text:list-item>
          </text:list>
        </text:list-item>
      </text:list>
      <text:p text:style-name="P41"><text:span text:style-name="T16">&lt;ALLTYPES&gt;</text:span></text:p>
      <text:p text:style-name="P42"/>
      <text:p text:style-name="P41"><text:span text:style-name="T16">MDL </text:span><text:span text:style-name="T15">built-in</text:span></text:p>
      <text:p text:style-name="P42"/>
      <text:p text:style-name="P15"><text:span text:style-name="T3">returns a </text:span><text:span text:style-name="T7">VECTOR</text:span><text:span text:style-name="T3"> containing the </text:span><text:span text:style-name="T7">ATOM</text:span><text:span text:style-name="T3">s which can currently be returned by </text:span><text:span text:style-name="T7">TYPE</text:span><text:span text:style-name="T3"> or </text:span><text:span text:style-name="T7">PRIMTYPE</text:span><text:span text:style-name="T3">.</text:span></text:p>
      <text:list xml:id="list63204053724670" text:continue-numbering="true" text:style-name="WWNum3">
        <text:list-item>
          <text:list>
            <text:list-item>
              <text:list>
                <text:list-item>
                  <text:p text:style-name="P90"><text:bookmark text:name="_z337ya"/><text:span text:style-name="T25">AND</text:span></text:p>
                </text:list-item>
              </text:list>
            </text:list-item>
          </text:list>
        </text:list-item>
      </text:list>
      <text:p text:style-name="P41"><text:span text:style-name="T15">&lt;AND expressions...&gt;</text:span></text:p>
      <text:p text:style-name="P43"/>
      <text:p text:style-name="P41"><text:span text:style-name="T15">MDL built-in</text:span></text:p>
      <text:p text:style-name="P43"/>
      <text:p text:style-name="P15"><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5"><text:span text:style-name="T3">Because false is its own </text:span><text:span text:style-name="T7">TYPE</text:span><text:span text:style-name="T3"> outside a routine </text:span><text:span text:style-name="T7">AND</text:span><text:span text:style-name="T3"> returns </text:span><text:span text:style-name="T8">#FALSE</text:span><text:span text:style-name="T3"> if </text:span>one of the<text:span text:style-name="T3"> </text:span><text:span text:style-name="T7">expressions</text:span><text:span text:style-name="T3"> is false <text:s/>or the value of the last </text:span><text:span text:style-name="T7">expression</text:span><text:span text:style-name="T3"> if all </text:span><text:span text:style-name="T7">expressions</text:span><text:span text:style-name="T3"> are true.</text:span></text:p>
      <text:p text:style-name="P15"><text:span text:style-name="T3">Example:</text:span></text:p>
      <text:p text:style-name="P45"><text:span text:style-name="T7">&lt;AND &lt;=? 1 1&gt; &lt;N=? 1 2&gt;&gt;<text:tab/><text:tab/>--&gt;<text:tab/>True<text:line-break/>&lt;AND &lt;=? 1 2&gt; &lt;SET X 2&gt;&gt;<text:tab/><text:tab/>--&gt; <text:tab/>X never set to 2 because<text:line-break/><text:tab/><text:tab/><text:tab/><text:tab/><text:tab/><text:tab/><text:tab/><text:tab/>first predicate evaluates<text:line-break/><text:tab/><text:tab/><text:tab/><text:tab/><text:tab/><text:tab/><text:tab/><text:tab/>to false<text:line-break/>&lt;SET X &lt;AND 1 2 3 0 4&gt;&gt;<text:tab/><text:tab/>--&gt;<text:tab/>X is set to 4<text:line-break/>&lt;SET X &lt;AND 1 2 3 &lt;&gt; 4&gt;&gt;<text:tab/><text:tab/>--&gt;<text:tab/>X is set to #FALSE<text:line-break/>&lt;SET X &lt;AND 1 4 3 2&gt;&gt;<text:tab/><text:tab/>--&gt; <text:tab/>X is set to 2</text:span></text:p>
      <text:list xml:id="list63205048001559" text:continue-numbering="true" text:style-name="WWNum3">
        <text:list-item>
          <text:list>
            <text:list-item>
              <text:list>
                <text:list-item>
                  <text:p text:style-name="P90"><text:bookmark text:name="_3j2qqm3"/><text:span text:style-name="T25">AND?</text:span></text:p>
                </text:list-item>
              </text:list>
            </text:list-item>
          </text:list>
        </text:list-item>
      </text:list>
      <text:p text:style-name="P41"><text:span text:style-name="T16">&lt;AND? expressions ...&gt;</text:span></text:p>
      <text:p text:style-name="P42"/>
      <text:p text:style-name="P41"><text:span text:style-name="T16">MDL </text:span><text:span text:style-name="T15">built-in</text:span></text:p>
      <text:p text:style-name="P42"/>
      <text:p text:style-name="P15"><text:span text:style-name="T3">Returns the same result as </text:span><text:span text:style-name="T7">AND</text:span><text:span text:style-name="T3"> with the difference that all </text:span><text:span text:style-name="T7">expressions</text:span><text:span text:style-name="T3"> are evaluated.</text:span></text:p>
      <text:p text:style-name="P15"><text:span text:style-name="T3">Examples:</text:span></text:p>
      <text:p text:style-name="P45"><text:span text:style-name="T7">&lt;AND? &lt;=? 1 1&gt; &lt;N=? 1 2&gt;&gt;<text:tab/>--&gt;<text:tab/>True<text:line-break/>&lt;AND? &lt;=? 1 2&gt; &lt;SET X 2&gt;&gt;<text:tab/>--&gt; <text:tab/>X is set to 2 because<text:line-break/><text:tab/><text:tab/><text:tab/><text:tab/><text:tab/><text:tab/><text:tab/>all expressions are<text:line-break/><text:tab/><text:tab/><text:tab/><text:tab/><text:tab/><text:tab/><text:tab/>evaluated</text:span></text:p>
      <text:list xml:id="list63203873034486" text:continue-numbering="true" text:style-name="WWNum3">
        <text:list-item>
          <text:list>
            <text:list-item>
              <text:list>
                <text:list-item>
                  <text:p text:style-name="P90"><text:bookmark text:name="_1y810tw"/><text:span text:style-name="T25">ANDB</text:span></text:p>
                </text:list-item>
              </text:list>
            </text:list-item>
          </text:list>
        </text:list-item>
      </text:list>
      <text:p text:style-name="P41"><text:span text:style-name="T16">&lt;ANDB numbers ...&gt;</text:span></text:p>
      <text:p text:style-name="P42"/>
      <text:p text:style-name="P41"><text:span text:style-name="T16">MDL </text:span><text:span text:style-name="T15">built-in</text:span></text:p>
      <text:p text:style-name="P42"/>
      <text:p text:style-name="P15"><text:soft-page-break/><text:span text:style-name="T3">Bitwise AND. </text:span></text:p>
      <text:p text:style-name="P15"><text:span text:style-name="T3">Examples: </text:span></text:p>
      <text:p text:style-name="P15"><text:span text:style-name="T3"><text:tab/></text:span><text:span text:style-name="T7">&lt;ANDB 33 96&gt;<text:tab/><text:tab/>--&gt;<text:tab/>32<text:line-break/><text:tab/>&lt;ANDB 33 96 64&gt;<text:tab/>--&gt;<text:tab/>0</text:span></text:p>
      <text:list xml:id="list63204019328808" text:continue-numbering="true" text:style-name="WWNum3">
        <text:list-item>
          <text:list>
            <text:list-item>
              <text:list>
                <text:list-item>
                  <text:p text:style-name="P90"><text:bookmark text:name="_4i7ojhp"/><text:span text:style-name="T25">APPLICABLE?</text:span></text:p>
                </text:list-item>
              </text:list>
            </text:list-item>
          </text:list>
        </text:list-item>
      </text:list>
      <text:p text:style-name="P41"><text:span text:style-name="T16">&lt;APPLICABLE? value&gt;</text:span></text:p>
      <text:p text:style-name="P42"/>
      <text:p text:style-name="P41"><text:span text:style-name="T16">MDL </text:span><text:span text:style-name="T15">built-in</text:span></text:p>
      <text:p text:style-name="P28"/>
      <text:p text:style-name="P15"><text:span text:style-name="T3">Predicate. Returns true if </text:span><text:span text:style-name="T7">TYPE</text:span><text:span text:style-name="T3"> of </text:span><text:span text:style-name="T8">value</text:span><text:span text:style-name="T3"> is of an applicable </text:span><text:span text:style-name="T7">TYPE</text:span><text:span text:style-name="T3">.</text:span></text:p>
      <text:p text:style-name="P15"><text:span text:style-name="T3">Applicable </text:span><text:span text:style-name="T7">TYPE</text:span><text:span text:style-name="T3">s:<text:line-break/></text:span><text:span text:style-name="T7"><text:tab/>FIX<text:line-break/><text:tab/>FSUBR<text:line-break/><text:tab/>FUNCTION<text:line-break/><text:tab/>MACRO<text:line-break/><text:tab/>OFFSET<text:line-break/><text:tab/>SUBR</text:span></text:p>
      <text:p text:style-name="P15"><text:span text:style-name="T3">Example:</text:span></text:p>
      <text:p text:style-name="P15"><text:span text:style-name="T7"><text:tab/>&lt;DEFINE SQR (X) &lt;* .X .X&gt;&gt;<text:line-break/><text:line-break/><text:tab/>&lt;APPLICABLE? ,SQR&gt;<text:tab/><text:tab/><text:tab/><text:tab/>--&gt;<text:tab/>True</text:span></text:p>
      <text:list xml:id="list63204108294677" text:continue-numbering="true" text:style-name="WWNum3">
        <text:list-item>
          <text:list>
            <text:list-item>
              <text:list>
                <text:list-item>
                  <text:p text:style-name="P90"><text:bookmark text:name="_2xcytpi"/><text:span text:style-name="T25">APPLY</text:span></text:p>
                </text:list-item>
              </text:list>
            </text:list-item>
          </text:list>
        </text:list-item>
      </text:list>
      <text:p text:style-name="P41"><text:span text:style-name="T16">&lt;APPLY applicable args ...&gt;</text:span></text:p>
      <text:p text:style-name="P42"/>
      <text:p text:style-name="P41"><text:span text:style-name="T16">MDL </text:span><text:span text:style-name="T15">built-in</text:span></text:p>
      <text:p text:style-name="P43"/>
      <text:p text:style-name="P15"><text:span text:style-name="T3">Call the </text:span><text:span text:style-name="T7">applicable</text:span><text:span text:style-name="T3"> with </text:span><text:span text:style-name="T7">args</text:span><text:span text:style-name="T3">. </text:span><text:span text:style-name="T7">&lt;APPLY applicable args ...&gt;</text:span><text:span text:style-name="T3"> is equivalent to </text:span><text:span text:style-name="T7">&lt;applicable args ...&gt;. applicable</text:span><text:span text:style-name="T3"> must be an atom that </text:span><text:span text:style-name="T7">APPLICABLE?</text:span><text:span text:style-name="T3"> evaluates to true (usually </text:span><text:span text:style-name="T7">FUNCTION</text:span><text:span text:style-name="T3">, </text:span><text:span text:style-name="T7">SUBR</text:span><text:span text:style-name="T3">, </text:span><text:span text:style-name="T7">FSUBR</text:span><text:span text:style-name="T3"> &amp; </text:span><text:span text:style-name="T7">MACRO</text:span><text:span text:style-name="T3">)</text:span><text:span text:style-name="T7">.</text:span><text:span text:style-name="T3"> </text:span><text:span text:style-name="T7">APPLY</text:span><text:span text:style-name="T3"> is often used when the </text:span><text:span text:style-name="T7">applicable</text:span><text:span text:style-name="T3"> to be called is resolved during run-time (dispatch-table).</text:span></text:p>
      <text:p text:style-name="P15"><text:span text:style-name="T3">Examples:</text:span></text:p>
      <text:p text:style-name="P15"><text:span text:style-name="T7"><text:tab/>&lt;CONSTANT DISPATCH-TBL &lt;VECTOR FUNC1 FUNC2&gt;&gt;<text:line-break/><text:tab/>&lt;DEFINE FUNC1 (X) &lt;* .X .X&gt;&gt;<text:line-break/><text:tab/>&lt;DEFINE FUNC2 (X) &lt;* .X .X .X&gt;&gt; <text:line-break/><text:tab/>&lt;APPLY ,&lt;NTH ,DISPATCH-TBL 1&gt; 2&gt;<text:tab/><text:tab/>--&gt; <text:tab/>4<text:line-break/><text:tab/>&lt;APPLY ,&lt;NTH ,DISPATCH-TBL 2&gt; 2&gt;<text:tab/><text:tab/>--&gt; <text:tab/>8</text:span></text:p>
      <text:list xml:id="list63203973153596" text:continue-numbering="true" text:style-name="WWNum3">
        <text:list-item>
          <text:list>
            <text:list-item>
              <text:list>
                <text:list-item>
                  <text:p text:style-name="P90"><text:bookmark text:name="_1ci93xb"/><text:span text:style-name="T25">APPLYTYPE</text:span></text:p>
                </text:list-item>
              </text:list>
            </text:list-item>
          </text:list>
        </text:list-item>
      </text:list>
      <text:p text:style-name="P41"><text:span text:style-name="T16">&lt;APPLYTYPE atom [handler]&gt;</text:span></text:p>
      <text:p text:style-name="P43"/>
      <text:p text:style-name="P41"><text:span text:style-name="T15">MDL built-in</text:span></text:p>
      <text:p text:style-name="P43"/>
      <text:p text:style-name="P18"><text:span text:style-name="T15">APPLYTYPE</text:span> tells the <text:span text:style-name="T15">TYPE</text:span> <text:span text:style-name="T15">atom</text:span> how it should be applied in a <text:span text:style-name="T15">FORM</text:span>. If <text:span text:style-name="T15">APPLY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18">Note that it is possible to replace the <text:span text:style-name="T15">handler</text:span> with a new <text:span text:style-name="T15">handler</text:span>, even on the predefined <text:span text:style-name="T15">TYPE</text:span>s (see <text:span text:style-name="T15">EVALTYPE</text:span> for example on this).</text:p>
      <text:p text:style-name="P18">See <text:span text:style-name="T15">EVALTYPE</text:span>, <text:span text:style-name="T15">NEWTYPE</text:span> and <text:span text:style-name="T15">PRINTTYPE</text:span>.</text:p>
      <text:p text:style-name="P18">Example:</text:p>
      <text:p text:style-name="P39"><text:span text:style-name="T15">&lt;NEWTYPE WINNER LIST&gt;<text:line-break/>&lt;APPLYTYPE WINNER&gt;<text:tab/><text:tab/><text:tab/><text:tab/><text:tab/>--&gt;<text:tab/>#FALSE<text:line-break/>&lt;APPLYTYPE WINNER &lt;FUNCTION (W "TUPLE" T) (!.W !.T)&gt;&gt;<text:line-break/>&lt;#WINNER (A B C) &lt;+ 1 2&gt; q&gt;<text:tab/><text:tab/><text:tab/>--&gt; <text:tab/>(A B C 3 q)</text:span></text:p>
      <text:list xml:id="list63205212817344" text:continue-numbering="true" text:style-name="WWNum3">
        <text:list-item>
          <text:list>
            <text:list-item>
              <text:list>
                <text:list-item>
                  <text:p text:style-name="P90"><text:bookmark text:name="_3whwml4"/><text:span text:style-name="T25">ASCII</text:span></text:p>
                </text:list-item>
              </text:list>
            </text:list-item>
          </text:list>
        </text:list-item>
      </text:list>
      <text:p text:style-name="P41"><text:span text:style-name="T16">&lt;ASCII {number | character}&gt;</text:span></text:p>
      <text:p text:style-name="P42"/>
      <text:p text:style-name="P41"><text:span text:style-name="T16">MDL </text:span><text:span text:style-name="T15">built-in</text:span></text:p>
      <text:p text:style-name="P42"/>
      <text:p text:style-name="P15"><text:span text:style-name="T3">Converts </text:span><text:span text:style-name="T7">number</text:span><text:span text:style-name="T3"> to </text:span><text:span text:style-name="T7">character</text:span><text:span text:style-name="T3"> or </text:span><text:span text:style-name="T7">character</text:span><text:span text:style-name="T3"> to </text:span><text:span text:style-name="T7">number</text:span><text:span text:style-name="T3">.</text:span></text:p>
      <text:p text:style-name="P15"><text:soft-page-break/><text:span text:style-name="T3">Examples:</text:span></text:p>
      <text:p text:style-name="P27"><text:span text:style-name="T16"><text:tab/>&lt;ASCII !\A&gt;<text:tab/><text:tab/>--&gt;<text:tab/>65</text:span></text:p>
      <text:p text:style-name="P27"><text:span text:style-name="T16"><text:tab/>&lt;ASCII 65&gt;<text:tab/><text:tab/>--&gt;<text:tab/>!\A</text:span></text:p>
      <text:p text:style-name="P85"><text:bookmark text:name="_vvnecpubmg7n"/>ASK-FOR-PICTURE-FILE?</text:p>
      <text:list xml:id="list63204973526065" text:continue-numbering="true" text:style-name="WWNum3">
        <text:list-item>
          <text:list>
            <text:list-item>
              <text:list>
                <text:list-item>
                  <text:p text:style-name="P8"><text:span text:style-name="T15">&lt;ASK-FOR-PICTURE-FILE?&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office:annotation office:name="__Annotation__5389_3695253710"><dc:creator>Jason Compton</dc:creator><dc:date>2020-08-30T17:23:17</dc:date><text:p><text:span text:style-name="T33">Should this guide include best-guess/good-faith efforts to explain what these types of "ignored in ZILF" commands did in ZILCH-land?</text:span></text:p></office:annotation><office:annotation office:name="__Annotation__5393_3695253710"><dc:creator>Henrik Åsman</dc:creator><dc:date>2020-08-31T13:10:04</dc:date><text:p><text:span text:style-name="T33">Used in Arthur, Shogun, Zork0.</text:span></text:p></office:annotation><office:annotation office:name="__Annotation__5391_3695253710"><dc:creator>Henrik Åsman</dc:creator><dc:date>2020-08-30T19:30:02</dc:date><text:p><text:span text:style-name="T33">Good idea. Guess I need to "grep" the obsessive... for an educated guess.</text:span></text:p></office:annotation>ZILF ignores this and always returns <text:span text:style-name="T15">FALSE</text:span>.<office:annotation-end office:name="__Annotation__5389_3695253710"/><office:annotation-end office:name="__Annotation__5391_3695253710"/><office:annotation-end office:name="__Annotation__5393_3695253710"/></text:p>
      <text:list xml:id="list63205014447924" text:continue-numbering="true" text:style-name="WWNum3">
        <text:list-item>
          <text:list>
            <text:list-item>
              <text:list>
                <text:list-item>
                  <text:p text:style-name="P90"><text:bookmark text:name="_26v3ex3ch09u"/><text:span text:style-name="T25">ASSIGNED?</text:span></text:p>
                </text:list-item>
              </text:list>
            </text:list-item>
          </text:list>
        </text:list-item>
      </text:list>
      <text:p text:style-name="P41"><text:span text:style-name="T16">&lt;ASSIGNED? atom [environment]&gt;</text:span></text:p>
      <text:p text:style-name="P42"/>
      <text:p text:style-name="P41"><text:span text:style-name="T16">MDL </text:span><text:span text:style-name="T15">built-in</text:span></text:p>
      <text:p text:style-name="P42"/>
      <text:p text:style-name="P15"><text:span text:style-name="T3">Predicate. Returns true </text:span>if the <text:span text:style-name="T15">atom</text:span><text:span text:style-name="T3"> has </text:span>an<text:span text:style-name="T3"> </text:span><text:span text:style-name="T7">LVAL</text:span><text:span text:style-name="T3"> (local value).</text:span></text:p>
      <text:p text:style-name="P15"><text:span text:style-name="T3">It i</text:span>s<text:span text:style-name="T3"> possible to supply an environment for </text:span><text:span text:style-name="T7">ASSIGNED?</text:span><text:span text:style-name="T3">. See </text:span><text:span text:style-name="T2"><text:s/></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3"><text:tab/>&lt;</text:span><text:span text:style-name="T7">ASSIGNED? X&gt;<text:tab/>--&gt;<text:tab/>False<text:line-break/><text:tab/>&lt;SET X 1&gt;<text:line-break/><text:tab/>&lt;ASSIGNED? X&gt;<text:tab/>--&gt;<text:tab/>True</text:span></text:p>
      <text:list xml:id="list63205115016704" text:continue-numbering="true" text:style-name="WWNum3">
        <text:list-item>
          <text:list>
            <text:list-item>
              <text:list>
                <text:list-item>
                  <text:p text:style-name="P90"><text:bookmark text:name="_qsh70q"/><text:span text:style-name="T25">ASSOCIATIONS</text:span></text:p>
                </text:list-item>
              </text:list>
            </text:list-item>
          </text:list>
        </text:list-item>
      </text:list>
      <text:p text:style-name="P41"><text:span text:style-name="T16">&lt;ASSOCIATIONS&gt;</text:span></text:p>
      <text:p text:style-name="P43"/>
      <text:p text:style-name="P41"><text:span text:style-name="T15">MDL built-in</text:span></text:p>
      <text:p text:style-name="P43"/>
      <text:p text:style-name="P18"><text:span text:style-name="T15">ASSOCIATIONS</text:span> gives access to the association chain. <text:span text:style-name="T15">ASSOCIATIONS</text:span> returns the first entry in the chain or FALSE if the chain is empty. Each entry is of the <text:span text:style-name="T15">TYPE</text:span> <text:span text:style-name="T15">ASOC</text:span>. An <text:span text:style-name="T15">ASOC</text:span> contains three elements: <text:span text:style-name="T15">ITEM</text:span>, <text:span text:style-name="T15">INDICATOR</text:span> and <text:span text:style-name="T15">VALUE</text:span>. An <text:span text:style-name="T15">ASOC</text:span> looks like a <text:span text:style-name="T15">LIST</text:span> but behaves differently.</text:p>
      <text:p text:style-name="P18">Note that ZILF adds new <text:span text:style-name="T15">ASSOCIATIONS</text:span> last in the chain instead of at the top that’s usually done in MDL.</text:p>
      <text:p text:style-name="P18">See <text:span text:style-name="T15">AVALUE</text:span>, <text:span text:style-name="T15">GETPROP</text:span>, <text:span text:style-name="T15">INDICATOR</text:span>, <text:span text:style-name="T15">ITEM</text:span>, <text:span text:style-name="T15">NEXT</text:span> and <text:span text:style-name="T15">PUTPROP</text:span> on how to extract, create and traverse the chain.</text:p>
      <text:p text:style-name="P18">Example:</text:p>
      <text:p text:style-name="P18"><text:tab/><text:span text:style-name="T15">;"Put all ASOCs in a LIST"<text:line-break/><text:tab/>&lt;PROG ((A &lt;ASSOCIATIONS&gt;))<text:line-break/><text:tab/><text:tab/> &lt;COND (&lt;NOT .A&gt; '())<text:line-break/><text:tab/><text:tab/><text:tab/> (T (.A !&lt;MAPF ,LIST<text:line-break/><text:tab/><text:tab/><text:tab/><text:tab/> &lt;FUNCTION () &lt;COND (&lt;SET A &lt;NEXT .A&gt;&gt; .A)<text:line-break/><text:tab/><text:tab/><text:tab/><text:tab/><text:tab/> <text:tab/><text:tab/><text:tab/>(T &lt;MAPSTOP&gt;)&gt;&gt;&gt;))&gt;&gt;</text:span></text:p>
      <text:list xml:id="list63205401563114" text:continue-numbering="true" text:style-name="WWNum3">
        <text:list-item>
          <text:list>
            <text:list-item>
              <text:list>
                <text:list-item>
                  <text:p text:style-name="P90"><text:bookmark text:name="_3as4poj"/><text:span text:style-name="T25">ATOM</text:span></text:p>
                </text:list-item>
              </text:list>
            </text:list-item>
          </text:list>
        </text:list-item>
      </text:list>
      <text:p text:style-name="P41"><text:span text:style-name="T16">&lt;ATOM pname&gt;</text:span></text:p>
      <text:p text:style-name="P43"/>
      <text:p text:style-name="P41"><text:span text:style-name="T15">MDL built-in</text:span></text:p>
      <text:p text:style-name="P43"/>
      <text:p text:style-name="P18"><text:span text:style-name="T15">ATOM</text:span> returns a newly created <text:span text:style-name="T15">ATOM</text:span> with <text:span text:style-name="T15">pname</text:span> (string). The <text:span text:style-name="T15">ATOM</text:span> is not on any <text:span text:style-name="T15">OBLIST</text:span> and therefore has the trailer <text:span text:style-name="T15">!-#FALSE ()</text:span> attached to it.</text:p>
      <text:p text:style-name="P18">Examples:</text:p>
      <text:p text:style-name="P18"><text:tab/><text:span text:style-name="T15">&lt;ATOM "FOO"&gt;<text:tab/><text:tab/><text:tab/><text:tab/><text:tab/>--&gt;<text:tab/>FOO!-#FALSE ()</text:span></text:p>
      <text:p text:style-name="P57"><text:soft-page-break/><text:span text:style-name="T15">&lt;==? &lt;ATOM "FOO"&gt; &lt;ATOM "FOO"&gt;&gt;<text:tab/>--&gt;<text:tab/>#FALSE</text:span></text:p>
      <text:list xml:id="list63203756354295" text:continue-numbering="true" text:style-name="WWNum3">
        <text:list-item>
          <text:list>
            <text:list-item>
              <text:list>
                <text:list-item>
                  <text:p text:style-name="P90"><text:bookmark text:name="_1pxezwc"/><text:span text:style-name="T25">AVALUE</text:span></text:p>
                </text:list-item>
              </text:list>
            </text:list-item>
          </text:list>
        </text:list-item>
      </text:list>
      <text:p text:style-name="P41"><text:span text:style-name="T16">&lt;AVALUE asoc&gt;</text:span></text:p>
      <text:p text:style-name="P43"/>
      <text:p text:style-name="P41"><text:span text:style-name="T15">MDL built-in</text:span></text:p>
      <text:p text:style-name="P43"/>
      <text:p text:style-name="P18"><text:span text:style-name="T15">AVALUE</text:span> returns the value part from an <text:span text:style-name="T15">asoc</text:span> entry, of <text:span text:style-name="T15">TYPE</text:span> <text:span text:style-name="T15">ASOC</text:span>, in the <text:span text:style-name="T15">ASSOCIATION</text:span> chain.</text:p>
      <text:p text:style-name="P18">See <text:span text:style-name="T15">ASSOCIATIONS</text:span>, <text:span text:style-name="T15">GETPROP</text:span>, <text:span text:style-name="T15">INDICATOR</text:span>, <text:span text:style-name="T15">ITEM</text:span>, <text:span text:style-name="T15">NEXT</text:span> and <text:span text:style-name="T15">PUTPROP</text:span>.</text:p>
      <text:p text:style-name="P18">Example:</text:p>
      <text:p text:style-name="P18"><text:span text:style-name="T15"><text:tab/>&lt;DEFINE LAST-ASOC ()<text:line-break/><text:tab/><text:tab/>&lt;REPEAT ((A &lt;ASSOCIATIONS&gt;))<text:line-break/><text:tab/><text:tab/><text:tab/>&lt;COND (&lt;=? .A &lt;&gt;&gt; &lt;RETURN &lt;&gt;&gt;)<text:line-break/><text:tab/><text:tab/><text:tab/>(&lt;=? &lt;NEXT .A&gt; &lt;&gt;&gt; &lt;RETURN .A&gt;)&gt;<text:line-break/><text:tab/><text:tab/>&lt;SET A &lt;NEXT .A&gt;&gt;&gt;&gt;</text:span></text:p>
      <text:p text:style-name="P18"><text:span text:style-name="T15"><text:tab/>&lt;PUTPROP NEW-ASOC TEXT "Hello, world!"&gt;<text:line-break/><text:tab/>&lt;SET A &lt;LAST-ASOC&gt;&gt;<text:line-break/><text:tab/>&lt;AVALUE .A&gt;<text:tab/><text:tab/><text:tab/><text:tab/>--&gt;<text:tab/>"Hello, world!"</text:span></text:p>
      <text:list xml:id="list63204996110275" text:continue-numbering="true" text:style-name="WWNum3">
        <text:list-item>
          <text:list>
            <text:list-item>
              <text:list>
                <text:list-item>
                  <text:p text:style-name="P90"><text:bookmark text:name="_49x2ik5"/><text:span text:style-name="T25">BACK</text:span></text:p>
                </text:list-item>
              </text:list>
            </text:list-item>
          </text:list>
        </text:list-item>
      </text:list>
      <text:p text:style-name="P41"><text:span text:style-name="T16">&lt;BACK array [count]&gt;</text:span></text:p>
      <text:p text:style-name="P42"/>
      <text:p text:style-name="P41"><text:span text:style-name="T16">MDL </text:span><text:span text:style-name="T15">built-in</text:span></text:p>
      <text:p text:style-name="P42"/>
      <text:p text:style-name="P15"><text:span text:style-name="T3">Moves </text:span><text:span text:style-name="T7">count</text:span><text:span text:style-name="T3"> elements back in </text:span><text:span text:style-name="T7">array</text:span><text:span text:style-name="T3">. If </text:span><text:span text:style-name="T7">count</text:span><text:span text:style-name="T3"> moves </text:span>past the start<text:span text:style-name="T3"> of the </text:span><text:span text:style-name="T7">array</text:span><text:span text:style-name="T3"> an error is raised. Default value for </text:span><text:span text:style-name="T7">count</text:span><text:span text:style-name="T3"> is 1.</text:span></text:p>
      <text:p text:style-name="P15"><text:span text:style-name="T7">BACK</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5"><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5"><text:span text:style-name="T3">Also see </text:span><text:span text:style-name="T7">LENGTH</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7"><text:tab/>&lt;SETG STRUCT1 [1 2 3 4 5]&gt;<text:tab/><text:tab/>--&gt;<text:tab/>STRUCT1 = [1 2 3 4 5]<text:line-break/><text:tab/>&lt;SETG STRUCT2 &lt;REST ,STRUCT1 2&gt;&gt;<text:tab/>--&gt;<text:tab/>STRUCT2 = [3 4 5]<text:line-break/><text:tab/>&lt;BACK ,STRUCT2 1&gt;<text:tab/><text:tab/><text:tab/><text:tab/>--&gt;<text:tab/>STRUCT2 = [2 3 4 5]</text:span></text:p>
      <text:p text:style-name="P85"><text:bookmark text:name="_hwuj8ctfid25"/>BEGIN-SEGMENT</text:p>
      <text:list xml:id="list63204913934223" text:continue-numbering="true" text:style-name="WWNum3">
        <text:list-item>
          <text:p text:style-name="P8"><text:span text:style-name="T15">&lt;BEGIN-SEGMENT&gt;</text:span></text:p>
        </text:list-item>
        <text:list-item>
          <text:p text:style-name="P8"/>
        </text:list-item>
        <text:list-item>
          <text:p text:style-name="P8"><text:span text:style-name="T15">ZIL library</text:span></text:p>
        </text:list-item>
        <text:list-item>
          <text:p text:style-name="P5"/>
        </text:list-item>
      </text:list>
      <text:p text:style-name="P18"><office:annotation office:name="__Annotation__5694_3695253710"><dc:creator>Henrik Åsman</dc:creator><dc:date>2020-08-31T13:10:18</dc:date><text:p><text:span text:style-name="T33">Used in Abyss, Arthur, Journey, Restaurant, Shogun, Zork0.</text:span></text:p></office:annotation>ZILF ignores this and always returns <text:span text:style-name="T15">FALSE</text:span>.<office:annotation-end office:name="__Annotation__5694_3695253710"/></text:p>
      <text:list xml:id="list63203782877368" text:continue-numbering="true" text:style-name="WWNum3">
        <text:list-item>
          <text:list>
            <text:list-item>
              <text:list>
                <text:list-item>
                  <text:p text:style-name="P90"><text:bookmark text:name="_2p2csry"/><text:span text:style-name="T25">BIND</text:span></text:p>
                </text:list-item>
              </text:list>
            </text:list-item>
          </text:list>
        </text:list-item>
      </text:list>
      <text:p text:style-name="P41"><text:span text:style-name="T16">&lt;BIND [activation] (bindings ...) [decl] expressions ...&gt;</text:span></text:p>
      <text:p text:style-name="P27"><text:span text:style-name="T16"><text:tab/></text:span></text:p>
      <text:p text:style-name="P27"><text:span text:style-name="T16"><text:tab/>MDL </text:span><text:span text:style-name="T15">built-in</text:span></text:p>
      <text:p text:style-name="P28"/>
      <text:p text:style-name="P15"><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and </text:span><text:span text:style-name="T7">REPEAT</text:span><text:span text:style-name="T3"> but </text:span><text:span text:style-name="T7">BIND</text:span><text:span text:style-name="T3"> </text:span>doesn't<text:span text:style-name="T3"> create a default </text:span><text:span text:style-name="T7">activation</text:span><text:span text:style-name="T3"> (like </text:span><text:span text:style-name="T7">PROG</text:span><text:span text:style-name="T3"> and </text:span><text:span text:style-name="T7">REPEAT</text:span><text:span text:style-name="T3">) at the start of the block and don't have an automatic </text:span><text:span text:style-name="T7">AGAIN</text:span><text:span text:style-name="T3"> at the end of the block (like </text:span><text:span text:style-name="T7">REPEAT</text:span><text:span text:style-name="T3">).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closest surrounding <text:s/></text:span><text:span text:style-name="T7">activation</text:span><text:span text:style-name="T3"> within the current function.</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pan text:style-name="T3">Also see </text:span><text:span text:style-name="T7">AGAIN</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oft-page-break/><text:span text:style-name="T3">Example:</text:span></text:p>
      <text:p text:style-name="P15"><text:span text:style-name="T3"><text:tab/></text:span><text:span text:style-name="T7">&lt;BIND ((X 1)) #DECL ((X) FIX) <text:line-break/><text:tab/><text:tab/>&lt;BIND ((X 2)) &lt;PRIN1 .X&gt;&gt; &lt;PRIN1 .X&gt;&gt;<text:line-break/><text:tab/>--&gt; "21"</text:span></text:p>
      <text:p text:style-name="P15"><text:span text:style-name="T7"><text:tab/>&lt;DEFINE TEST-BIND-AS-REPEAT ()<text:line-break/><text:tab/><text:tab/>&lt;PRINC "START "&gt;<text:line-break/><text:tab/><text:tab/>&lt;BIND ACT ((X 0))<text:line-break/><text:tab/><text:tab/><text:tab/>&lt;SET X &lt;+ .X 1&gt;&gt;<text:line-break/><text:tab/><text:tab/><text:tab/>&lt;PRIN1 .X&gt;<text:line-break/><text:tab/><text:tab/><text:tab/>&lt;COND (&lt;=? .X 3&gt; &lt;RETURN T .ACT&gt;)&gt;<text:tab/>;"--&gt; exit <text:line-break/><text:tab/><text:tab/><text:tab/><text:tab/><text:tab/><text:tab/><text:tab/><text:tab/><text:tab/><text:tab/><text:tab/></text:span><text:span text:style-name="T15"> </text:span><text:span text:style-name="T7">block"<text:line-break/><text:tab/><text:tab/><text:tab/>&lt;AGAIN .ACT&gt; <text:s text:c="20"/><text:tab/>;"--&gt; repeat"<text:line-break/><text:tab/><text:tab/>&gt;<text:line-break/><text:tab/><text:tab/>&lt;PRINC " END"&gt;<text:line-break/><text:tab/>&gt;<text:line-break/><text:tab/>&lt;TEST-BIND-AS-REPEAT&gt;<text:tab/>--&gt; "START 123 END"</text:span></text:p>
      <text:list xml:id="list63205133181124" text:continue-numbering="true" text:style-name="WWNum3">
        <text:list-item>
          <text:list>
            <text:list-item>
              <text:list>
                <text:list-item>
                  <text:p text:style-name="P90"><text:bookmark text:name="_147n2zr"/><text:span text:style-name="T25">BIT-SYNONYM</text:span></text:p>
                </text:list-item>
              </text:list>
            </text:list-item>
          </text:list>
        </text:list-item>
      </text:list>
      <text:p text:style-name="P41"><text:span text:style-name="T16">&lt;BIT-SYNONYM first synonyms ...&gt;</text:span></text:p>
      <text:p text:style-name="P43"/>
      <text:p text:style-name="P41"><text:span text:style-name="T15">ZIL parser library</text:span></text:p>
      <text:p text:style-name="P43"/>
      <text:p text:style-name="P18"><text:span text:style-name="T15">BIT-SYNONYM</text:span> creates synonyms to flag-bits.</text:p>
      <text:p text:style-name="P18">Example:</text:p>
      <text:p text:style-name="P18"><text:span text:style-name="T15"><text:tab/>&lt;BIT-SYNONYM TAKEBIT GETBIT PICKBIT&gt;<text:line-break/><text:tab/>&lt;BIT-SYNONYM LIGHTBIT DAYBIT&gt;</text:span></text:p>
      <text:p text:style-name="P91"><text:bookmark text:name="_hmbjnz9x3847"/>BLOAT</text:p>
      <text:p text:style-name="P41"><text:span text:style-name="T15">&lt;BLOAT&gt;</text:span></text:p>
      <text:p text:style-name="P43"/>
      <text:p text:style-name="P41"><text:span text:style-name="T15">MDL built-in</text:span></text:p>
      <text:p text:style-name="P43"/>
      <text:list xml:id="list63205226062939" text:continue-numbering="true" text:style-name="WWNum3">
        <text:list-item>
          <text:list>
            <text:list-item>
              <text:list>
                <text:list-item>
                  <text:p text:style-name="P65">ZILF ignores this and always returns <text:span text:style-name="T15">FALSE</text:span>.</text:p>
                </text:list-item>
                <text:list-item>
                  <text:p text:style-name="P65"><text:span text:style-name="T15">BLOAT</text:span> is used in MDL to temporarily expand available storage space to avoid unnecessary garbage collection when loading large files. </text:p>
                </text:list-item>
                <text:list-item>
                  <text:p text:style-name="P90"><text:bookmark text:name="_8lrb54otx54z"/><text:span text:style-name="T25">BLOCK</text:span></text:p>
                </text:list-item>
              </text:list>
            </text:list-item>
          </text:list>
        </text:list-item>
      </text:list>
      <text:p text:style-name="P41"><text:span text:style-name="T16">&lt;BLOCK (oblist ...)&gt;</text:span></text:p>
      <text:p text:style-name="P43"/>
      <text:p text:style-name="P41"><text:span text:style-name="T15">MDL built-in</text:span></text:p>
      <text:p text:style-name="P43"/>
      <text:p text:style-name="P18"><text:span text:style-name="T15">BLOCK</text:span> pushes current binding of the local <text:span text:style-name="T15">ATOM</text:span> <text:span text:style-name="T15">OBLIST</text:span> and rebinds it with the <text:span text:style-name="T15">LIST</text:span> of <text:span text:style-name="T15">oblist </text:span>supplied as argument and returns the new <text:span text:style-name="T15">&lt;LVAL OBLIST&gt;</text:span>.. Usually you want <text:span text:style-name="T15">&lt;ROOT&gt;</text:span> as the last <text:span text:style-name="T15">oblist</text:span> in<text:span text:style-name="T15"> LIST</text:span>. <text:s/><text:span text:style-name="T15">&lt;ENDBLOCK&gt;</text:span> then restores the local <text:span text:style-name="T15">ATOM</text:span> <text:span text:style-name="T15">OBLIST</text:span> to its previous value. </text:p>
      <text:p text:style-name="P18">Example:</text:p>
      <text:p text:style-name="P18"><text:span text:style-name="T15"><text:tab/>&lt;SETG FOO 111&gt;<text:line-break/><text:tab/>&lt;SET BAR 222&gt;<text:line-break/><text:tab/>&lt;DEFINE TEST-BLOCK () &lt;PRINT "OUTSIDE BLOCK"&gt;&gt;<text:line-break/><text:tab/>&lt;BLOCK (&lt;MOBLIST NEW-OBLIST&gt; &lt;ROOT&gt;)&gt;<text:line-break/><text:tab/>&lt;SETG FOO 333&gt;<text:line-break/><text:tab/>&lt;SET BAR 444&gt;<text:line-break/><text:tab/>&lt;DEFINE TEST-BLOCK () &lt;PRINT "INSIDE BLOCK"&gt;&gt;<text:line-break/><text:tab/>&lt;GVAL FOO&gt;<text:tab/><text:tab/><text:tab/><text:tab/><text:tab/><text:tab/>--&gt;<text:tab/>333<text:line-break/><text:tab/>&lt;LVAL BAR&gt;<text:tab/><text:tab/><text:tab/><text:tab/><text:tab/><text:tab/>--&gt;<text:tab/>444<text:line-break/><text:tab/>&lt;TEST-BLOCK&gt;<text:tab/><text:tab/><text:tab/><text:tab/><text:tab/><text:tab/>--&gt;<text:tab/>"INSIDE BLOCK"<text:line-break/><text:tab/>&lt;ENDBLOCK&gt;<text:line-break/><text:tab/>&lt;GVAL FOO&gt;<text:tab/><text:tab/><text:tab/><text:tab/><text:tab/><text:tab/>--&gt;<text:tab/>111<text:line-break/><text:tab/>&lt;LVAL BAR&gt;<text:tab/><text:tab/><text:tab/><text:tab/><text:tab/><text:tab/>--&gt;<text:tab/>222<text:line-break/><text:tab/>&lt;TEST-BLOCK&gt;<text:tab/><text:tab/><text:tab/><text:tab/><text:tab/><text:tab/>--&gt;<text:tab/>"OUTSIDE BLOCK"</text:span></text:p>
      <text:list xml:id="list63205613092376" text:continue-numbering="true" text:style-name="WWNum3">
        <text:list-item>
          <text:list>
            <text:list-item>
              <text:list>
                <text:list-item>
                  <text:p text:style-name="P90"><text:bookmark text:name="_23ckvvd"/><text:span text:style-name="T25">BOUND?</text:span></text:p>
                </text:list-item>
              </text:list>
            </text:list-item>
          </text:list>
        </text:list-item>
      </text:list>
      <text:p text:style-name="P41"><text:span text:style-name="T16">&lt;BOUND? atom [environment]&gt;</text:span></text:p>
      <text:p text:style-name="P42"/>
      <text:p text:style-name="P41"><text:span text:style-name="T16">MDL </text:span><text:span text:style-name="T15">built-in</text:span></text:p>
      <text:p text:style-name="P42"/>
      <text:p text:style-name="P15"><text:span text:style-name="T7">BOUND?</text:span><text:span text:style-name="T3"> is a predicate that returns true </text:span>if the <text:span text:style-name="T15">atom</text:span><text:span text:style-name="T3"> ever had a local value in the </text:span><text:span text:style-name="T7">environment</text:span><text:span text:style-name="T3">.</text:span></text:p>
      <text:p text:style-name="P15"><text:span text:style-name="T3">If no </text:span><text:span text:style-name="T7">environment</text:span><text:span text:style-name="T3"> is supplied, the </text:span><text:span text:style-name="T7">environment</text:span><text:span text:style-name="T3"> defaults to current scope. See </text:span><text:span text:style-name="T7">EVAL</text:span><text:span text:style-name="T3"> for more </text:span>about the<text:span text:style-name="T3"> </text:span><text:span text:style-name="T7">environment</text:span><text:span text:style-name="T3">.</text:span></text:p>
      <text:p text:style-name="P15"><text:span text:style-name="T3">Examples:</text:span></text:p>
      <text:p text:style-name="P27"><text:span text:style-name="T16"><text:tab/>&lt;SET X 42&gt;<text:line-break/><text:tab/>&lt;ASSIGNED? X&gt;<text:tab/>--&gt;<text:tab/>True<text:line-break/><text:tab/>&lt;GBOUND? X&gt;<text:tab/>--&gt;<text:tab/>True<text:line-break/><text:tab/>&lt;GUNASSIGN X&gt;<text:line-break/><text:tab/>&lt;GASSIGNED? X&gt;<text:tab/>--&gt;<text:tab/>False<text:line-break/><text:tab/>&lt;GBOUND? X&gt;<text:tab/>--&gt;<text:tab/>True</text:span></text:p>
      <text:list xml:id="list63205179092003" text:continue-numbering="true" text:style-name="WWNum3">
        <text:list-item>
          <text:list>
            <text:list-item>
              <text:list>
                <text:list-item>
                  <text:p text:style-name="P90"><text:bookmark text:name="_ihv636"/><text:span text:style-name="T25">BUZZ</text:span></text:p>
                </text:list-item>
              </text:list>
            </text:list-item>
          </text:list>
        </text:list-item>
      </text:list>
      <text:p text:style-name="P41"><text:soft-page-break/><text:span text:style-name="T16">&lt;BUZZ atoms ...&gt;</text:span></text:p>
      <text:p text:style-name="P43"/>
      <text:p text:style-name="P41"><text:span text:style-name="T15">ZIL parser library</text:span></text:p>
      <text:p text:style-name="P43"/>
      <text:p text:style-name="P18"><text:span text:style-name="T15">BUZZ</text:span> creates words in the vocabulary with the <text:span text:style-name="T15">part-of-speech</text:span> <text:span text:style-name="T15">BUZZ</text:span>. These are words that can be ignored by the parser or have special handling in the parser.</text:p>
      <text:p text:style-name="P18">Example:</text:p>
      <text:p text:style-name="P57"><text:span text:style-name="T15">&lt;BUZZ A AN AND ANY ALL EVERY EVERYTHING BUT EXCEPT OF ONE <text:line-break/><text:tab/><text:tab/> THE THEN UNDO OOPS \. \, \"&gt; <text:s/></text:span></text:p>
      <text:list xml:id="list63204076219751" text:continue-numbering="true" text:style-name="WWNum3">
        <text:list-item>
          <text:list>
            <text:list-item>
              <text:list>
                <text:list-item>
                  <text:p text:style-name="P90"><text:bookmark text:name="_32hioqz"/><text:span text:style-name="T25">BYTE</text:span></text:p>
                </text:list-item>
              </text:list>
            </text:list-item>
          </text:list>
        </text:list-item>
      </text:list>
      <text:p text:style-name="P41"><text:span text:style-name="T16">&lt;BYTE number&gt;<text:line-break/>#BYTE number<text:tab/><text:tab/><text:tab/>;"Alternative syntax (MDL </text:span><text:span text:style-name="T15">built-in</text:span><text:span text:style-name="T16">)"<text:line-break/>&lt;CHTYPE number BYTE&gt;<text:tab/><text:tab/>;"Alternative syntax (MDL </text:span><text:span text:style-name="T15">built-in</text:span><text:span text:style-name="T16">)"</text:span></text:p>
      <text:p text:style-name="P42"/>
      <text:p text:style-name="P41"><text:span text:style-name="T16">ZIL library</text:span></text:p>
      <text:p text:style-name="P28"/>
      <text:p text:style-name="P15"><text:span text:style-name="T7">BYTE</text:span><text:span text:style-name="T3"> changes </text:span><text:span text:style-name="T7">number</text:span><text:span text:style-name="T3"> of </text:span><text:span text:style-name="T7">TYPE</text:span><text:span text:style-name="T3"> to </text:span><text:span text:style-name="T7">#BYTE</text:span><text:span text:style-name="T3">.</text:span></text:p>
      <text:p text:style-name="P15"><text:span text:style-name="T3">Examples:</text:span></text:p>
      <text:p text:style-name="P15"><text:span text:style-name="T7"><text:tab/>&lt;BYTE 42&gt;<text:tab/><text:tab/><text:tab/>--&gt;<text:tab/>#BYTE 42<text:line-break/><text:tab/>#BYTE 42<text:tab/><text:tab/><text:tab/>--&gt;<text:tab/>#BYTE 42<text:line-break/><text:tab/>&lt;CHTYPE 42 BYTE&gt;<text:tab/>--&gt;<text:tab/>#BYTE 42</text:span></text:p>
      <text:list xml:id="list63204404177993" text:continue-numbering="true" text:style-name="WWNum3">
        <text:list-item>
          <text:list>
            <text:list-item>
              <text:list>
                <text:list-item>
                  <text:p text:style-name="P90"><text:bookmark text:name="_1hmsyys"/><text:span text:style-name="T25">CHECK-VERSION?</text:span></text:p>
                </text:list-item>
              </text:list>
            </text:list-item>
          </text:list>
        </text:list-item>
      </text:list>
      <text:p text:style-name="P41"><text:span text:style-name="T16">&lt;CHECK-VERSION? </text:span><text:span text:style-name="T15">v</text:span><text:span text:style-name="T16">ersion-spec&gt;</text:span></text:p>
      <text:p text:style-name="P43"/>
      <text:p text:style-name="P41"><text:span text:style-name="T15">ZIL library</text:span></text:p>
      <text:p text:style-name="P43"/>
      <text:p text:style-name="P18"><text:span text:style-name="T15">CHECK-VERSION?</text:span> is a predicate that returns <text:span text:style-name="T15">TRUE</text:span> if current setting of<text:span text:style-name="T15"> VERSION</text:span> is <text:span text:style-name="T15">version-spec</text:span>. Valid values for <text:span text:style-name="T15">version-spec</text:span> are <text:span text:style-name="T15">ZIP</text:span>, <text:span text:style-name="T15">EZIP</text:span>, <text:span text:style-name="T15">XZIP</text:span>, <text:span text:style-name="T15">YZIP </text:span>and the values 3-8.</text:p>
      <text:p text:style-name="P27">Examples:</text:p>
      <text:p text:style-name="P27"><text:span text:style-name="T15"><text:tab/>&lt;VERSION XZIP&gt;<text:line-break/><text:tab/>&lt;CHECK-VERSION? ZIP&gt;<text:tab/>--&gt;<text:tab/>#FALSE<text:line-break/><text:tab/>&lt;CHECK-VERSION? 5&gt;<text:tab/><text:tab/>--&gt;<text:tab/>T</text:span></text:p>
      <text:p text:style-name="P85"><text:bookmark text:name="_wjue849k3fn1"/>CHECKPOINT</text:p>
      <text:p text:style-name="P55"><text:span text:style-name="T15">&lt;CHECKPOINT&gt;</text:span></text:p>
      <text:list xml:id="list63204463921959" text:continue-numbering="true" text:style-name="WWNum3">
        <text:list-item>
          <text:p text:style-name="P8"/>
        </text:list-item>
      </text:list>
      <text:p text:style-name="P55"><text:span text:style-name="T15">ZIL library</text:span></text:p>
      <text:list xml:id="list63203571894954" text:continue-numbering="true" text:style-name="WWNum3">
        <text:list-item>
          <text:p text:style-name="P5"/>
        </text:list-item>
      </text:list>
      <text:p text:style-name="P18"><office:annotation office:name="__Annotation__6179_3695253710"><dc:creator>Henrik Åsman</dc:creator><dc:date>2020-08-31T13:14:05</dc:date><text:p><text:span text:style-name="T33">Only used in Bureaucracy.</text:span></text:p></office:annotation>ZILF ignores this and always returns <text:span text:style-name="T15">FALSE</text:span>.<office:annotation-end office:name="__Annotation__6179_3695253710"/></text:p>
      <text:list xml:id="list63204937836794" text:continue-numbering="true" text:style-name="WWNum3">
        <text:list-item>
          <text:list>
            <text:list-item>
              <text:list>
                <text:list-item>
                  <text:p text:style-name="P90"><text:bookmark text:name="_41mghml"/><text:span text:style-name="T25">CHRSET</text:span></text:p>
                </text:list-item>
              </text:list>
            </text:list-item>
          </text:list>
        </text:list-item>
      </text:list>
      <text:p text:style-name="P55"><text:span text:style-name="T16">&lt;CHRSET alphabet-number {string | character | </text:span></text:p>
      <text:p text:style-name="P41"><text:span text:style-name="T16"><text:tab/><text:tab/><text:tab/><text:tab/><text:tab/>number | byte} ...&gt;</text:span></text:p>
      <text:p text:style-name="P43"/>
      <text:p text:style-name="P41"><text:span text:style-name="T15">ZIL library</text:span></text:p>
      <text:p text:style-name="P43"/>
      <text:p text:style-name="P18"><text:span text:style-name="T15">CHRSET</text:span> can be used in version 5+ to replace one or more of the standard character alphabets. </text:p>
      <text:p text:style-name="P18"><text:soft-page-break/>The ZSCII alphabet table is divided up in three blocks of 26 characters each, totaling 78 characters. The default layout is:</text:p>
      <text:p text:style-name="P18"><text:tab/><text:span text:style-name="T15"> <text:s text:c="2"/>Z-char 6789abcdef0123456789abcdef<text:line-break/><text:tab/>current <text:s text:c="2"/>--------------------------<text:line-break/><text:tab/> <text:s/>A0 <text:s text:c="5"/>abcdefghijklmnopqrstuvwxyz<text:line-break/><text:tab/> <text:s/>A1 <text:s text:c="5"/>ABCDEFGHIJKLMNOPQRSTUVWXYZ<text:line-break/><text:tab/> <text:s/>A2 <text:s text:c="6"/>^0123456789.,!?_#'"/\-:()<text:line-break/><text:tab/> <text:s text:c="9"/>--------------------------</text:span></text:p>
      <text:p text:style-name="P18">Text is then encoded into 2-byte words with 5-bits per character. The left-over bit is always 0 except on the last word where it is 1 to indicate that tis is the last 2-byte word in the text.</text:p>
      <text:p text:style-name="P18"><text:span text:style-name="T15"><text:tab/> <text:s text:c="2"/>--first byte------- <text:s text:c="2"/>--second byte---<text:line-break/><text:tab/> <text:s text:c="2"/>7 <text:s text:c="3"/>6 5 4 3 2 <text:s/>1 0 <text:s text:c="2"/>7 6 5 <text:s/>4 3 2 1 0<text:line-break/><text:tab/> <text:s text:c="2"/>bit <text:s/>--first-- <text:s/>--second--- <text:s/>--third--</text:span></text:p>
      <text:p text:style-name="P18">Initially the A0 is the current alphabet. The characters 2, 3, 4 and 5 change alphabet according to this table:</text:p>
      <text:p text:style-name="P18"><text:span text:style-name="T15"><text:tab/> <text:s text:c="12"/>from A0 <text:s/>from A1 <text:s/>from A2<text:line-break/><text:tab/> <text:s/>Z-char 2 <text:s text:c="5"/>A1 <text:s text:c="6"/>A2 <text:s text:c="6"/>A0<text:line-break/><text:tab/> <text:s/>Z-char 3 <text:s text:c="5"/>A2 <text:s text:c="6"/>A0 <text:s text:c="6"/>A1<text:line-break/><text:tab/> <text:s/>Z-char 4 <text:s text:c="5"/>A1 <text:s text:c="6"/>A2 <text:s text:c="6"/>A0<text:line-break/><text:tab/> <text:s/>Z-char 5 <text:s text:c="5"/>A2 <text:s text:c="6"/>A0 <text:s text:c="6"/>A1</text:span></text:p>
      <text:p text:style-name="P18">Character 2 and 3 change the alphabet for the next character (“shift”) and character 4 and 5 change the alphabet permanent (“shift lock”).</text:p>
      <text:p text:style-name="P18"><text:span text:style-name="T15">CHARSET</text:span> change one character in one alphabet or change an alphabet altogether.</text:p>
      <text:p text:style-name="P18">Example:</text:p>
      <text:p text:style-name="P18"><text:span text:style-name="T15"><text:tab/>;" <text:s text:c="3"/>1 <text:s text:c="8"/>2 <text:s text:c="8"/>3 <text:line-break/><text:tab/> <text:s/>67890123456789012345678901<text:line-break/><text:tab/> <text:s/>zyxwvutsrqponmlkjihgfedcba<text:line-break/><text:line-break/><text:tab/><text:tab/> <text:s text:c="2"/>z=6 <text:s text:c="2"/>i=23 <text:s/>l=20<text:line-break/><text:tab/><text:tab/> 1 00110 10111 10100"</text:span></text:p>
      <text:p text:style-name="P18"><text:span text:style-name="T15"><text:tab/>&lt;VERSION 5&gt;</text:span></text:p>
      <text:p text:style-name="P18"><text:span text:style-name="T15"><text:tab/>&lt;CHRSET 0 "zyxwvutsrqponmlkjihgfedcba"&gt;<text:line-break/><text:tab/>&lt;CONSTANT ENCODED-TEXT &lt;TABLE #2 1001101011110100&gt;&gt;<text:line-break/><text:tab/>&lt;CONSTANT MYTEXT "zil"&gt;</text:span></text:p>
      <text:p text:style-name="P18"><text:span text:style-name="T15"><text:tab/>&lt;ROUTINE GO () &lt;TEST-CHRSET&gt;&gt;</text:span></text:p>
      <text:p text:style-name="P18"><text:span text:style-name="T15"><text:tab/>&lt;ROUTINE TEST-CHRSET ()<text:line-break/><text:tab/><text:tab/>&lt;PRINTB ,ENCODED-TEXT&gt; &lt;CRLF&gt;<text:line-break/><text:tab/><text:tab/>&lt;PRINT ,MYTEXT&gt; &lt;CRLF&gt;<text:line-break/><text:tab/><text:tab/>&lt;PRINTN &lt;GET ,ENCODED-TEXT 0&gt;&gt; &lt;CRLF&gt;<text:line-break/><text:tab/><text:tab/>&lt;PRINTN &lt;GET &lt;* 4 ,MYTEXT&gt; 0&gt;&gt; &lt;CRLF&gt; ;"Multiply by 4 to<text:line-break/><text:tab/><text:tab/><text:tab/><text:tab/><text:tab/><text:tab/><text:tab/><text:tab/><text:tab/><text:tab/>get packed <text:line-break/><text:tab/><text:tab/><text:tab/><text:tab/><text:tab/><text:tab/><text:tab/><text:tab/><text:tab/><text:tab/>address in v 5."<text:line-break/><text:tab/><text:tab/>&lt;PRINTN &lt;- &lt;GET &lt;* 4 ,MYTEXT&gt; 0&gt; &lt;GET ,ENCODED-TEXT 0&gt;&gt;&gt;<text:line-break/><text:tab/><text:tab/>&lt;CRLF&gt;&gt;</text:span></text:p>
      <text:p text:style-name="P18"><text:span text:style-name="T15"><text:tab/>--&gt;<text:tab/><text:line-break/><text:tab/><text:tab/>zil<text:line-break/><text:tab/><text:tab/>zil<text:line-break/><text:tab/><text:tab/>-25868<text:line-break/><text:tab/><text:tab/>-25868<text:line-break/><text:tab/><text:tab/>0</text:span></text:p>
      <text:list xml:id="list63203645361538" text:continue-numbering="true" text:style-name="WWNum3">
        <text:list-item>
          <text:list>
            <text:list-item>
              <text:list>
                <text:list-item>
                  <text:p text:style-name="P90"><text:bookmark text:name="_2grqrue"/><text:span text:style-name="T25">CHTYPE</text:span></text:p>
                </text:list-item>
              </text:list>
            </text:list-item>
          </text:list>
        </text:list-item>
      </text:list>
      <text:p text:style-name="P41"><text:span text:style-name="T16">&lt;CHTYPE value type&gt;<text:line-break/>#type value<text:tab/><text:tab/><text:tab/>;"Alternative syntax"<text:line-break/><text:line-break/>MDL </text:span><text:span text:style-name="T15">built-in</text:span></text:p>
      <text:p text:style-name="P42"/>
      <text:p text:style-name="P15"><text:span text:style-name="T7">CHTYPE</text:span><text:span text:style-name="T3"> returns a new object that has </text:span><text:span text:style-name="T7">TYPE</text:span><text:span text:style-name="T3"> </text:span><text:span text:style-name="T7">type</text:span><text:span text:style-name="T3"> and the same “data part” as </text:span><text:span text:style-name="T7">value</text:span><text:span text:style-name="T3">. The </text:span><text:span text:style-name="T7">PRIMTYPE</text:span><text:span text:style-name="T3"> of </text:span><text:span text:style-name="T7">value</text:span><text:span text:style-name="T3"> must be the same as the </text:span><text:span text:style-name="T7">TYPEPRIM</text:span><text:span text:style-name="T3"> of </text:span><text:span text:style-name="T7">type</text:span><text:span text:style-name="T3"> otherwise an error will be generated. </text:span></text:p>
      <text:p text:style-name="P15"><text:span text:style-name="T3">There is a abbreviated form to change type by typing </text:span><text:span text:style-name="T7">#type value </text:span><text:span text:style-name="T3">instead.</text:span></text:p>
      <text:p text:style-name="P15"><text:span text:style-name="T3">Examples:</text:span></text:p>
      <text:p text:style-name="P41"><text:span text:style-name="T16">&lt;CHTYPE !\A FIX&gt;</text:span><text:tab/><text:span text:style-name="T16">--&gt; 65</text:span></text:p>
      <text:p text:style-name="P41"><text:span text:style-name="T16">#FIX !\A</text:span><text:tab/><text:tab/><text:tab/><text:span text:style-name="T16">--&gt; 65</text:span></text:p>
      <text:p text:style-name="P41"><text:span text:style-name="T16">#LIST [1 2 3]</text:span><text:tab/><text:tab/><text:span text:style-name="T16">--&gt; ERROR</text:span></text:p>
      <text:list xml:id="list63204701804120" text:continue-numbering="true" text:style-name="WWNum3">
        <text:list-item>
          <text:list>
            <text:list-item>
              <text:list>
                <text:list-item>
                  <text:p text:style-name="P90"><text:bookmark text:name="_vx1227"/><text:span text:style-name="T25">CLOSE</text:span></text:p>
                </text:list-item>
              </text:list>
            </text:list-item>
          </text:list>
        </text:list-item>
      </text:list>
      <text:p text:style-name="P41"><text:span text:style-name="T16">&lt;CLOSE channel&gt;</text:span></text:p>
      <text:p text:style-name="P43"/>
      <text:p text:style-name="P41"><text:span text:style-name="T15">MDL built-in</text:span></text:p>
      <text:p text:style-name="P43"/>
      <text:p text:style-name="P18"><text:span text:style-name="T15">CLOSE</text:span> the <text:span text:style-name="T15">channel</text:span> opened by <text:span text:style-name="T15">OPEN</text:span> and returns the <text:span text:style-name="T15">channel</text:span>.</text:p>
      <text:p text:style-name="P18">See <text:span text:style-name="T15">READSTRING</text:span> for example.</text:p>
      <text:list xml:id="list63204501140592" text:continue-numbering="true" text:style-name="WWNum3">
        <text:list-item>
          <text:list>
            <text:list-item>
              <text:list>
                <text:list-item>
                  <text:p text:style-name="P86"><text:bookmark text:name="_3fwokq0"/><text:span text:style-name="T25">COMPILATION-FLAG</text:span></text:p>
                </text:list-item>
              </text:list>
            </text:list-item>
          </text:list>
        </text:list-item>
      </text:list>
      <text:p text:style-name="P41"><text:span text:style-name="T16">&lt;COMPILATION-FLAG atom-or-string [value]&gt;</text:span></text:p>
      <text:p text:style-name="P43"/>
      <text:p text:style-name="P41"><text:span text:style-name="T15">ZIL library</text:span></text:p>
      <text:p text:style-name="P29"/>
      <text:p text:style-name="P40"><text:soft-page-break/>This defines a <text:span text:style-name="T15">COMPILATION-FLAG</text:span> named <text:span text:style-name="T15">atom-or-string</text:span> with initialized to <text:span text:style-name="T15">value</text:span>. If no <text:span text:style-name="T15">value</text:span> is supplied it defaults to <text:span text:style-name="T15">TRUE</text:span>. The name of the flag can either be an <text:span text:style-name="T15">ATOM</text:span> or a <text:span text:style-name="T15">STRING</text:span> whose text becomes the <text:span text:style-name="T15">ATOM</text:span>.</text:p>
      <text:p text:style-name="P40">The flag can then be read by <text:span text:style-name="T15">COMPILATION-FLAG-VALUE</text:span> or used as a <text:span text:style-name="T15">condition</text:span> in <text:span text:style-name="T15">IFFLAG</text:span>.</text:p>
      <text:p text:style-name="P40">A call to <text:span text:style-name="T15">COMPILATION-FLAG</text:span> with an already defined <text:span text:style-name="T15">ATOM</text:span> changes the value of the <text:span text:style-name="T15">ATOM</text:span>.</text:p>
      <text:p text:style-name="P40">Examples:</text:p>
      <text:p text:style-name="P40"><text:span text:style-name="T15"><text:s/><text:tab/>&lt;COMPILATION-FLAG MYFLAG&gt;<text:line-break/><text:tab/>&lt;COMPILATION-FLAG-VALUE MYFLAG&gt;<text:tab/>--&gt;<text:tab/>T<text:line-break/><text:tab/>&lt;COMPILATION-FLAG “MYFLAG” 123&gt;<text:line-break/><text:tab/>&lt;COMPILATION-FLAG-VALUE MYFLAG&gt;<text:tab/>--&gt;<text:tab/>123</text:span></text:p>
      <text:list xml:id="list63204890608926" text:continue-numbering="true" text:style-name="WWNum3">
        <text:list-item>
          <text:list>
            <text:list-item>
              <text:list>
                <text:list-item>
                  <text:p text:style-name="P90"><text:bookmark text:name="_1v1yuxt"/><text:span text:style-name="T25">COMPILATION-FLAG-DEFAULT</text:span></text:p>
                </text:list-item>
              </text:list>
            </text:list-item>
          </text:list>
        </text:list-item>
      </text:list>
      <text:p text:style-name="P41"><text:span text:style-name="T16">&lt;COMPILATION-FLAG-DEFAULT atom-or-string value&gt;</text:span></text:p>
      <text:p text:style-name="P43"/>
      <text:p text:style-name="P41"><text:span text:style-name="T15">ZIL library</text:span></text:p>
      <text:p text:style-name="P3"/>
      <text:p text:style-name="P40">This defines a <text:span text:style-name="T15">COMPILATION-FLAG</text:span> named <text:span text:style-name="T15">atom-or-string</text:span> with initialized to <text:span text:style-name="T15">value</text:span>. If no <text:span text:style-name="T15">value</text:span> is supplied it defaults to <text:span text:style-name="T15">TRUE</text:span>. The name of the flag can either be an <text:span text:style-name="T15">ATOM</text:span> or a <text:span text:style-name="T15">STRING</text:span> whose text becomes the <text:span text:style-name="T15">ATOM</text:span>.</text:p>
      <text:p text:style-name="P40">The flag can then be read by <text:span text:style-name="T15">COMPILATION-FLAG-VALUE</text:span> or used as a <text:span text:style-name="T15">condition</text:span> in <text:span text:style-name="T15">IFFLAG</text:span>.</text:p>
      <text:p text:style-name="P40">A call to <text:span text:style-name="T15">COMPILATION-FLAG-DEFAULT</text:span> with an already defined <text:span text:style-name="T15">ATOM</text:span> doesn't change the value of the <text:span text:style-name="T15">ATOM</text:span>.</text:p>
      <text:p text:style-name="P40">Examples:</text:p>
      <text:p text:style-name="P40"><text:span text:style-name="T15"><text:s/><text:tab/>&lt;COMPILATION-FLAG-DEFAULT MYFLAG T&gt;<text:line-break/><text:tab/>&lt;COMPILATION-FLAG-VALUE MYFLAG&gt;<text:tab/>--&gt;<text:tab/>T<text:line-break/><text:tab/>&lt;COMPILATION-FLAG “MYFLAG” 123&gt;<text:line-break/><text:tab/>&lt;COMPILATION-FLAG-VALUE MYFLAG&gt;<text:tab/>--&gt;<text:tab/>123<text:line-break/><text:tab/>&lt;COMPILATION-FLAG-DEFAULT MYFLAG T&gt;<text:line-break/><text:tab/>&lt;COMPILATION-FLAG-VALUE MYFLAG&gt;<text:tab/>--&gt;<text:tab/>123</text:span></text:p>
      <text:list xml:id="list63204981740393" text:continue-numbering="true" text:style-name="WWNum3">
        <text:list-item>
          <text:list>
            <text:list-item>
              <text:list>
                <text:list-item>
                  <text:p text:style-name="P90"><text:bookmark text:name="_4f1mdlm"/><text:span text:style-name="T25">COMPILATION-FLAG-VALUE</text:span></text:p>
                </text:list-item>
              </text:list>
            </text:list-item>
          </text:list>
        </text:list-item>
      </text:list>
      <text:p text:style-name="P41"><text:span text:style-name="T16">&lt;COMPILATION-FLAG-VALUE atom-or-string&gt;</text:span></text:p>
      <text:p text:style-name="P43"/>
      <text:p text:style-name="P41"><text:span text:style-name="T15">ZIL library</text:span></text:p>
      <text:p text:style-name="P43"/>
      <text:p text:style-name="P18">This returns the value of the <text:span text:style-name="T15">COMPILATION-FLAG</text:span> <text:span text:style-name="T15">atom-or-string</text:span>. If no <text:span text:style-name="T15">atom-or-string</text:span> is defined it returns <text:span text:style-name="T15">FALSE</text:span>.</text:p>
      <text:p text:style-name="P18">Examples:</text:p>
      <text:p text:style-name="P18"><text:span text:style-name="T15"><text:tab/>&lt;COMPILATION-FLAG MYFLAG 123&gt;<text:line-break/><text:tab/>&lt;COMPILATION-FLAG-VALUE MYFLAG&gt;<text:tab/><text:tab/>--&gt;<text:tab/>123</text:span></text:p>
      <text:p text:style-name="P18"><text:span text:style-name="T15"><text:tab/>&lt;COMPILATION-FLAG-VALUE ASDFGHJKL&gt;<text:tab/><text:tab/>--&gt;<text:tab/>#FALSE</text:span></text:p>
      <text:list xml:id="list63205240512806" text:continue-numbering="true" text:style-name="WWNum3">
        <text:list-item>
          <text:list>
            <text:list-item>
              <text:list>
                <text:list-item>
                  <text:p text:style-name="P90"><text:bookmark text:name="_2u6wntf"/>COMPILING?</text:p>
                </text:list-item>
                <text:list-item>
                  <text:p text:style-name="P8"><text:span text:style-name="T15">&lt;COMPILING?&gt;<text:line-break/><text:line-break/>ZIL library</text:span></text:p>
                </text:list-item>
              </text:list>
            </text:list-item>
          </text:list>
        </text:list-item>
      </text:list>
      <text:p text:style-name="P3"/>
      <text:p text:style-name="P40">ZILF ignores this and always returns <text:span text:style-name="T15">TRUE</text:span>.</text:p>
      <text:p text:style-name="P40">Presumably <text:span text:style-name="T15">COMPILING?</text:span> is used in the MDL environment to determine if the game is compiled with ZILCH or running in the interpreter.</text:p>
      <text:list xml:id="list63204673525456" text:continue-numbering="true" text:style-name="WWNum3">
        <text:list-item>
          <text:list>
            <text:list-item>
              <text:list>
                <text:list-item>
                  <text:p text:style-name="P90"><text:bookmark text:name="_xlwhh4mde7i8"/><text:span text:style-name="T25">COND</text:span></text:p>
                </text:list-item>
              </text:list>
            </text:list-item>
          </text:list>
        </text:list-item>
      </text:list>
      <text:p text:style-name="P41"><text:span text:style-name="T16">&lt;COND (condition body ...) ...&gt;</text:span></text:p>
      <text:p text:style-name="P43"/>
      <text:p text:style-name="P41"><text:span text:style-name="T15">MDL built-in</text:span></text:p>
      <text:p text:style-name="P43"/>
      <text:p text:style-name="P18"><text:span text:style-name="T15">COND</text:span> (“conditional“) evaluates <text:span text:style-name="T15">condition</text:span> in each<text:span text:style-name="T15">(condition body ...)</text:span> and if the <text:span text:style-name="T15">condition</text:span> is not <text:span text:style-name="T15">FALSE</text:span> it continues to evaluate all the <text:span text:style-name="T15">body</text:span>-parts in this <text:span text:style-name="T15">LIST</text:span>. <text:span text:style-name="T15">COND</text:span> only evaluates the first non-<text:span text:style-name="T15">FALSE</text:span> <text:span text:style-name="T15">condition</text:span> (it ignores the rest) and returns the value of the last performed evaluation.</text:p>
      <text:p text:style-name="P18">Examples:</text:p>
      <text:p text:style-name="P57"><text:soft-page-break/>;<text:span text:style-name="T15">"IF-THEN..."<text:line-break/></text:span><text:tab/><text:span text:style-name="T15">&lt;COND (&lt;AND &lt;=? 1 1&gt; &lt;=? 2 2&gt;&gt; &lt;PRINC "IF-THEN ..."&gt; &lt;CRLF&gt;)&gt;</text:span></text:p>
      <text:p text:style-name="P57">;<text:span text:style-name="T15">"IF-THEN-ELSE..."<text:line-break/></text:span><text:tab/><text:span text:style-name="T15">&lt;COND (&lt;AND &lt;=? 1 1&gt; &lt;=? 2 2&gt;&gt;<text:line-break/><text:tab/><text:tab/>&lt;PRINC "THEN ..."&gt;<text:line-break/><text:tab/><text:tab/>&lt;CRLF&gt;<text:line-break/><text:tab/>)<text:line-break/><text:tab/>(ELSE<text:tab/><text:tab/><text:tab/><text:tab/><text:tab/><text:tab/>;"ELSE = T, Catch-all"<text:line-break/><text:tab/><text:tab/>&lt;TELL "ELSE ..."&gt;<text:line-break/><text:tab/><text:tab/>&lt;CRLF&gt;<text:line-break/><text:tab/>)&gt;</text:span></text:p>
      <text:p text:style-name="P57">;<text:span text:style-name="T15">"IF-THEN-ELSEIF-ELSEIF-ELSE... or SWITCH"<text:line-break/><text:tab/>&lt;SET SWITCH 2&gt;<text:line-break/></text:span><text:tab/><text:span text:style-name="T15">&lt;COND<text:line-break/><text:tab/><text:tab/>(&lt;=? .SWITCH 1&gt;<text:line-break/><text:tab/><text:tab/><text:tab/>&lt;PRINC "Variable SWITCH = 1"&gt; &lt;CRLF&gt;)<text:line-break/><text:tab/><text:tab/>(&lt;=? .SWITCH 2&gt;<text:line-break/><text:tab/><text:tab/><text:tab/>&lt;PRINC "Variable SWITCH = 2"&gt; &lt;CRLF&gt;)<text:line-break/><text:tab/><text:tab/>(&lt;=? .SWITCH 3&gt;<text:line-break/><text:tab/><text:tab/><text:tab/>&lt;PRINC "Variable SWITCH = 3"&gt; &lt;CRLF&gt;)<text:line-break/><text:tab/><text:tab/>(T<text:line-break/><text:tab/><text:tab/><text:tab/>&lt;PRINC "Variable SWITCH not in (1 2 3)"&gt; &lt;CRLF&gt;)<text:line-break/><text:tab/>&gt;</text:span></text:p>
      <text:p text:style-name="P57">;<text:span text:style-name="T15">"Trigger on FIRST non-FALSE"<text:line-break/><text:tab/>&lt;COND (&lt;SET A &lt;&gt;&gt; &lt;PRINC "Won’t execute (always FALSE)"&gt;)<text:line-break/><text:tab/><text:tab/> (&lt;SET A 3&gt; &lt;PRINC "Execute (SET returns non-FALSE)"&gt;)&gt;</text:span></text:p>
      <text:list xml:id="list63204810617113" text:continue-numbering="true" text:style-name="WWNum3">
        <text:list-item>
          <text:list>
            <text:list-item>
              <text:list>
                <text:list-item>
                  <text:p text:style-name="P90"><text:bookmark text:name="_19c6y18"/><text:span text:style-name="T25">CONS</text:span></text:p>
                </text:list-item>
              </text:list>
            </text:list-item>
          </text:list>
        </text:list-item>
      </text:list>
      <text:p text:style-name="P41"><text:span text:style-name="T16">&lt;CONS first list&gt;</text:span></text:p>
      <text:p text:style-name="P42"/>
      <text:p text:style-name="P41"><text:span text:style-name="T16">MDL </text:span><text:span text:style-name="T15">built-in </text:span></text:p>
      <text:p text:style-name="P42"/>
      <text:p text:style-name="P15"><text:span text:style-name="T7">CONS</text:span><text:span text:style-name="T3"> (“construct”) adds </text:span><text:span text:style-name="T7">first</text:span><text:span text:style-name="T3"> to the front of </text:span><text:span text:style-name="T7">list</text:span><text:span text:style-name="T3">, without copying </text:span><text:span text:style-name="T7">list</text:span><text:span text:style-name="T3">, and returns the resulting </text:span><text:span text:style-name="T7">LIST</text:span><text:span text:style-name="T3">. References to </text:span><text:span text:style-name="T7">list</text:span><text:span text:style-name="T3"> are not affected.</text:span></text:p>
      <text:p text:style-name="P15"><text:span text:style-name="T3">Examples:</text:span></text:p>
      <text:p text:style-name="P15"><text:span text:style-name="T3"><text:tab/></text:span><text:span text:style-name="T7">&lt;CONS 1 (2 3)&gt;<text:tab/><text:tab/><text:tab/>--&gt;<text:tab/>(1 2 3)</text:span></text:p>
      <text:p text:style-name="P15"><text:span text:style-name="T7"><text:tab/>&lt;SET S1 (!\B !\C)&gt;<text:line-break/><text:tab/>&lt;SET S2 &lt;CONS !\A .S1&gt;&gt;<text:line-break/><text:tab/>&lt;PUT .S1 2 !\D&gt;<text:line-break/><text:tab/>.S2<text:tab/><text:tab/><text:tab/><text:tab/><text:tab/>--&gt;<text:tab/>(!\A !\B !\D)</text:span></text:p>
      <text:list xml:id="list63204610046419" text:continue-numbering="true" text:style-name="WWNum3">
        <text:list-item>
          <text:list>
            <text:list-item>
              <text:list>
                <text:list-item>
                  <text:p text:style-name="P90"><text:bookmark text:name="_3tbugp1"/><text:span text:style-name="T25">CONSTANT</text:span></text:p>
                </text:list-item>
              </text:list>
            </text:list-item>
          </text:list>
        </text:list-item>
      </text:list>
      <text:p text:style-name="P41"><text:span text:style-name="T16">&lt;CONSTANT atom value&gt;<text:line-break/><text:line-break/>ZIL library</text:span></text:p>
      <text:p text:style-name="P42"/>
      <text:p text:style-name="P15"><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CONSTANT</text:span><text:span text:style-name="T3"> instead of a </text:span><text:span text:style-name="T7">GLOBAL</text:span><text:span text:style-name="T3"> when possible can be vital information the compiler can use for optimization. </text:span></text:p>
      <text:p text:style-name="P15"><text:span text:style-name="T7">MSETG</text:span><text:span text:style-name="T3"> is an alias for </text:span><text:span text:style-name="T7">CONSTANT</text:span><text:span text:style-name="T3">. </text:span></text:p>
      <text:p text:style-name="P15"><text:span text:style-name="T3">Example:</text:span></text:p>
      <text:p text:style-name="P15"><text:span text:style-name="T7"><text:tab/>&lt;CONSTANT MSG-CANT-DO-THAT "You can't do that!"&gt;<text:line-break/><text:tab/>...<text:line-break/><text:tab/>&lt;TELL ,MSG-CANT-DO-THAT CR&gt;</text:span></text:p>
      <text:list xml:id="list63204430066477" text:continue-numbering="true" text:style-name="WWNum3">
        <text:list-item>
          <text:list>
            <text:list-item>
              <text:list>
                <text:list-item>
                  <text:p text:style-name="P90"><text:bookmark text:name="_28h4qwu"/><text:span text:style-name="T25">CRLF</text:span></text:p>
                </text:list-item>
              </text:list>
            </text:list-item>
          </text:list>
        </text:list-item>
      </text:list>
      <text:p text:style-name="P41"><text:span text:style-name="T16">&lt;CRLF [channel]&gt;</text:span></text:p>
      <text:p text:style-name="P42"/>
      <text:p text:style-name="P41"><text:span text:style-name="T16">MDL </text:span><text:span text:style-name="T15">built-in</text:span></text:p>
      <text:p text:style-name="P42"/>
      <text:p text:style-name="P15"><text:span text:style-name="T3">Prints a carriage-return and a line-feed to </text:span><text:span text:style-name="T7">channel</text:span><text:span text:style-name="T3"> (default for </text:span><text:span text:style-name="T7">channel</text:span><text:span text:style-name="T3"> is </text:span><text:span text:style-name="T7">&lt;LVAL OUTCHAN&gt;</text:span>;<text:span text:style-name="T3"> the console). </text:span><text:span text:style-name="T7">CRLF</text:span><text:span text:style-name="T3"> returns true.</text:span></text:p>
      <text:p text:style-name="P15"><text:span text:style-name="T3">Example:</text:span></text:p>
      <text:p text:style-name="P27"><text:span text:style-name="T16"><text:tab/>&lt;CRLF&gt;<text:tab/>--&gt;<text:tab/>"\n"</text:span></text:p>
      <text:list xml:id="list63204881197030" text:continue-numbering="true" text:style-name="WWNum3">
        <text:list-item>
          <text:list>
            <text:list-item>
              <text:list>
                <text:list-item>
                  <text:p text:style-name="P90"><text:bookmark text:name="_nmf14n"/><text:span text:style-name="T25">DECL-CHECK</text:span></text:p>
                </text:list-item>
              </text:list>
            </text:list-item>
          </text:list>
        </text:list-item>
      </text:list>
      <text:p text:style-name="P41"><text:span text:style-name="T16">&lt;DECL-CHECK boolean&gt;</text:span></text:p>
      <text:p text:style-name="P43"/>
      <text:p text:style-name="P41"><text:span text:style-name="T15">MDL built-in</text:span></text:p>
      <text:p text:style-name="P43"/>
      <text:p text:style-name="P18"><text:span text:style-name="T15">DECL-CHECK</text:span> turns off or on type declaration checking. It is initially on.</text:p>
      <text:p text:style-name="P18">Examples:</text:p>
      <text:p text:style-name="P18"><text:tab/><text:span text:style-name="T15">&lt;DECL-CHECK &lt;&gt;&gt;<text:line-break/><text:tab/>&lt;GDECL (FOO) FIX&gt;<text:line-break/><text:tab/>&lt;SETG FOO &lt;&gt;&gt;<text:tab/><text:tab/><text:tab/><text:tab/>--&gt;<text:tab/>Ok!</text:span></text:p>
      <text:p text:style-name="P18"><text:soft-page-break/><text:span text:style-name="T15"><text:tab/>&lt;DECL-CHECK T&gt;<text:line-break/><text:tab/>&lt;SETG FOO &lt;&gt;&gt;<text:tab/><text:tab/><text:tab/><text:tab/>--&gt;<text:tab/>Error</text:span></text:p>
      <text:list xml:id="list63205670207400" text:continue-numbering="true" text:style-name="WWNum3">
        <text:list-item>
          <text:list>
            <text:list-item>
              <text:list>
                <text:list-item>
                  <text:p text:style-name="P90"><text:bookmark text:name="_37m2jsg"/><text:span text:style-name="T25">DECL?</text:span></text:p>
                </text:list-item>
              </text:list>
            </text:list-item>
          </text:list>
        </text:list-item>
      </text:list>
      <text:p text:style-name="P41"><text:span text:style-name="T16">&lt;DECL? value pattern&gt;</text:span></text:p>
      <text:p text:style-name="P43"/>
      <text:p text:style-name="P41"><text:span text:style-name="T15">MDL built-in</text:span></text:p>
      <text:p text:style-name="P29"/>
      <text:p text:style-name="P18">Predicate. <text:span text:style-name="T15">DECL?</text:span> returns <text:span text:style-name="T15">TRUE</text:span> if <text:span text:style-name="T15">value</text:span> checks against <text:span text:style-name="T15">pattern</text:span>, otherwise <text:span text:style-name="T15">FALSE</text:span>. For the format of the <text:span text:style-name="T15">pattern</text:span>, see <text:span text:style-name="T15">GDECL</text:span>.</text:p>
      <text:p text:style-name="P18">Examples:<text:line-break/><text:tab/><text:span text:style-name="T15">;"Simple DECL"</text:span><text:line-break/><text:tab/><text:span text:style-name="T15">&lt;DECL? 1 FIX&gt;<text:tab/><text:tab/><text:tab/><text:tab/><text:tab/><text:tab/><text:tab/><text:tab/>--&gt;<text:tab/>T<text:line-break/><text:tab/>&lt;DECL? "hi" STRING&gt;<text:tab/><text:tab/><text:tab/><text:tab/><text:tab/><text:tab/><text:tab/>--&gt;<text:tab/>T<text:line-break/><text:tab/>&lt;DECL? FOO STRING&gt;<text:tab/><text:tab/><text:tab/><text:tab/><text:tab/><text:tab/><text:tab/>--&gt;<text:tab/>#FALSE<text:line-break/><text:tab/><text:line-break/><text:tab/>;"OR DECL"<text:line-break/><text:tab/>&lt;DECL? 1 '&lt;OR FIX FALSE&gt;&gt;<text:tab/><text:tab/><text:tab/><text:tab/><text:tab/>--&gt;<text:tab/>T<text:line-break/><text:tab/>&lt;DECL? "hi" '&lt;OR VECTOR STRING&gt;&gt;<text:tab/><text:tab/><text:tab/><text:tab/>--&gt;<text:tab/>T<text:line-break/><text:tab/>&lt;DECL? FOO '&lt;OR STRING FIX&gt;&gt;<text:tab/><text:tab/><text:tab/><text:tab/><text:tab/>--&gt;<text:tab/>#FALSE<text:line-break/><text:line-break/><text:tab/>;"Structure DECL"<text:line-break/><text:tab/>&lt;DECL? '(1) '&lt;LIST FIX&gt;<text:tab/><text:tab/><text:tab/><text:tab/><text:tab/><text:tab/>--&gt;<text:tab/>T<text:line-break/><text:tab/>&lt;DECL? '(1) '&lt;LIST ATOM&gt;&gt;<text:tab/><text:tab/><text:tab/><text:tab/><text:tab/>--&gt;<text:tab/>#FALSE<text:line-break/><text:tab/>&lt;DECL? '&lt;1&gt; '&lt;LIST FIX&gt;&gt;<text:tab/><text:tab/><text:tab/><text:tab/><text:tab/><text:tab/>--&gt;<text:tab/>#FALSE<text:line-break/><text:tab/>&lt;DECL? '&lt;1&gt; '&lt;&lt;OR FORM LIST&gt; FIX&gt;&gt;<text:tab/><text:tab/><text:tab/><text:tab/>--&gt;<text:tab/>T<text:line-break/><text:tab/>&lt;DECL? '&lt;1&gt; '&lt;&lt;OR &lt;PRIMTYPE LIST&gt; &lt;PRIMTYPE STRING&gt;&gt; FIX&gt;&gt;<text:line-break/><text:tab/><text:tab/><text:tab/><text:tab/><text:tab/><text:tab/><text:tab/><text:tab/><text:tab/><text:tab/><text:tab/>--&gt;<text:tab/>T<text:line-break/><text:tab/>&lt;DECL? '(1) '&lt;&lt;PRIMTYPE LIST&gt; FIX&gt;&gt;<text:tab/><text:tab/><text:tab/>--&gt;<text:tab/>T<text:line-break/><text:tab/>&lt;DECL? '&lt;1&gt; '&lt;&lt;PRIMTYPE LIST&gt; FIX&gt;&gt;<text:tab/><text:tab/><text:tab/>--&gt;<text:tab/>T<text:line-break/><text:line-break/><text:tab/>;"NTH DECL"<text:line-break/><text:tab/>&lt;DECL? '["hi" 456 789 1011] '&lt;VECTOR STRING [4 FIX]&gt;&gt;<text:line-break/><text:tab/><text:tab/><text:tab/><text:tab/><text:tab/><text:tab/><text:tab/><text:tab/><text:tab/><text:tab/><text:tab/>--&gt;<text:tab/>#FALSE<text:line-break/><text:tab/>&lt;DECL? '["hi" 456 789 1011] '&lt;VECTOR STRING [3 FIX]&gt;&gt;<text:line-break/><text:tab/><text:tab/><text:tab/><text:tab/><text:tab/><text:tab/><text:tab/><text:tab/><text:tab/><text:tab/><text:tab/>--&gt;<text:tab/>T<text:line-break/><text:tab/>&lt;DECL? '["hi" 456 789 1011] '&lt;VECTOR [3 FIX]&gt;&gt;<text:tab/>--&gt;<text:tab/>#FALSE<text:line-break/><text:tab/>&lt;DECL? '["hi" 456 789 1011] '&lt;VECTOR STRING [2 FIX]&gt;&gt;<text:line-break/><text:tab/><text:tab/><text:tab/><text:tab/><text:tab/><text:tab/><text:tab/><text:tab/><text:tab/><text:tab/><text:tab/>--&gt;<text:tab/>T<text:line-break/><text:tab/>&lt;DECL? '["hi" 456 789 1011] '&lt;VECTOR STRING [2 FIX] FIX&gt;&gt;<text:line-break/><text:tab/><text:tab/><text:tab/><text:tab/><text:tab/><text:tab/><text:tab/><text:tab/><text:tab/><text:tab/><text:tab/>--&gt;<text:tab/>T<text:line-break/><text:tab/>&lt;DECL? '["hi" 456 789 1011] '&lt;VECTOR STRING [2 FIX] ATOM&gt;&gt;<text:line-break/><text:tab/><text:tab/><text:tab/><text:tab/><text:tab/><text:tab/><text:tab/><text:tab/><text:tab/><text:tab/><text:tab/>--&gt;<text:tab/>#FALSE<text:line-break/><text:tab/>&lt;DECL? '(1 MONEY 2 SHOW 3 READY 4 GO) '&lt;LIST [4 FIX ATOM]&gt;&gt;<text:line-break/><text:tab/><text:tab/><text:tab/><text:tab/><text:tab/><text:tab/><text:tab/><text:tab/><text:tab/><text:tab/><text:tab/>--&gt;<text:tab/>T<text:line-break/><text:tab/>&lt;DECL? '(1 MONEY 2 SHOW 3 READY 4 GO) '&lt;LIST [4 FIX]&gt;&gt;<text:line-break/><text:tab/><text:tab/><text:tab/><text:tab/><text:tab/><text:tab/><text:tab/><text:tab/><text:tab/><text:tab/><text:tab/>--&gt;<text:tab/>#FALSE<text:line-break/><text:tab/>&lt;DECL? '(1 MONEY 2 SHOW 3 READY 4 GO) <text:line-break/><text:tab/><text:tab/><text:tab/><text:tab/>'&lt;LIST [3 FIX ATOM] FIX ATOM&gt;&gt;<text:tab/>--&gt;<text:tab/>T<text:line-break/><text:tab/>&lt;DECL? '(1 MONEY 2 SHOW 3 READY 4 GO) '&lt;LIST [3 FIX ATOM]&gt;&gt;<text:line-break/><text:tab/><text:tab/><text:tab/><text:tab/><text:tab/><text:tab/><text:tab/><text:tab/><text:tab/><text:tab/><text:tab/>--&gt;<text:tab/>T<text:line-break/><text:line-break/><text:tab/>;"REST DECL"<text:line-break/><text:tab/>&lt;DECL? '["hi" 456 789 1011] '&lt;VECTOR STRING FIX [REST FIX]&gt;&gt;<text:line-break/><text:tab/><text:tab/><text:tab/><text:tab/><text:tab/><text:tab/><text:tab/><text:tab/><text:tab/><text:tab/><text:tab/>--&gt;<text:tab/>T<text:line-break/><text:tab/>&lt;DECL? '(FOO BAR) '&lt;LIST STRING [REST FIX]&gt;&gt;<text:tab/><text:tab/>--&gt;<text:tab/>#FALSE<text:line-break/><text:tab/>&lt;DECL? '(FOO BAR) '&lt;LIST ATOM [REST FIX]&gt;&gt;<text:tab/><text:tab/>--&gt;<text:tab/>#FALSE<text:line-break/><text:tab/>&lt;DECL? '(FOO BAR) '&lt;LIST ATOM ATOM [REST FIX]&gt;&gt;<text:tab/>--&gt;<text:tab/>T<text:line-break/><text:line-break/><text:tab/>;"OPT DECL"<text:line-break/><text:tab/>&lt;DECL? '(FOO BAR) '&lt;LIST [OPT FIX FIX] [REST ATOM]&gt;&gt;<text:line-break/><text:tab/><text:tab/><text:tab/><text:tab/><text:tab/><text:tab/><text:tab/><text:tab/><text:tab/><text:tab/><text:tab/>--&gt;<text:tab/>T<text:line-break/><text:tab/>&lt;DECL? '(1 FOO BAR) '&lt;LIST [OPT FIX FIX] [REST ATOM]&gt;&gt;<text:line-break/><text:tab/><text:tab/><text:tab/><text:tab/><text:tab/><text:tab/><text:tab/><text:tab/><text:tab/><text:tab/><text:tab/>--&gt;<text:tab/>T<text:line-break/><text:tab/>&lt;DECL? '(1 2 FOO BAR) '&lt;LIST [OPT FIX] [REST ATOM]&gt;&gt;<text:line-break/><text:tab/><text:tab/><text:tab/><text:tab/><text:tab/><text:tab/><text:tab/><text:tab/><text:tab/><text:tab/><text:tab/>--&gt;<text:tab/>#FALSE<text:line-break/><text:tab/>&lt;DECL? '(1 2 FOO BAR) '&lt;LIST [OPT FIX FIX] [REST ATOM]&gt;&gt;<text:line-break/><text:tab/><text:tab/><text:tab/><text:tab/><text:tab/><text:tab/><text:tab/><text:tab/><text:tab/><text:tab/><text:tab/>--&gt;<text:tab/>T<text:line-break/><text:tab/>&lt;DECL? '(1 2) '&lt;LIST [OPT FIX FIX] [REST ATOM]&gt;&gt;<text:tab/>--&gt;<text:tab/>T<text:line-break/><text:tab/><text:line-break/><text:tab/>;"QUOTE DECL"<text:line-break/><text:tab/>&lt;DECL? FOO ''FOO&gt;<text:tab/><text:tab/><text:tab/><text:tab/><text:tab/><text:tab/><text:tab/>--&gt;<text:tab/>T<text:line-break/><text:tab/>&lt;DECL? FOO ''BAR&gt;<text:tab/><text:tab/><text:tab/><text:tab/><text:tab/><text:tab/><text:tab/>--&gt;<text:tab/>#FALSE<text:line-break/><text:tab/>&lt;DECL? '&lt;OR FIX FALSE&gt; ''&lt;OR FIX FALSE&gt;&gt;<text:tab/><text:tab/>--&gt;<text:tab/>T<text:line-break/><text:tab/>&lt;DECL? 123 ''&lt;OR FIX FALSE&gt;&gt;<text:tab/><text:tab/><text:tab/><text:tab/><text:tab/>--&gt;<text:tab/>#FALSE<text:line-break/><text:line-break/><text:tab/>;"Segment DECL"<text:line-break/><text:tab/>&lt;DECL? '(1 2 3) '&lt;LIST FIX FIX&gt;&gt;<text:tab/><text:tab/><text:tab/><text:tab/>--&gt;<text:tab/>T<text:line-break/><text:tab/>&lt;DECL? '(1 2 3) '!&lt;LIST FIX FIX&gt;&gt;<text:tab/><text:tab/><text:tab/><text:tab/>--&gt;<text:tab/>#FALSE<text:line-break/><text:tab/>&lt;DECL? '(1 2) '!&lt;LIST FIX FIX&gt;&gt;<text:tab/><text:tab/><text:tab/><text:tab/>--&gt;<text:tab/>T<text:line-break/><text:tab/>&lt;DECL? '(1 2) '!&lt;LIST [REST FIX FIX]&gt;&gt;<text:tab/><text:tab/><text:tab/>--&gt;<text:tab/>T<text:line-break/><text:tab/>&lt;DECL? '(1 2 3) '!&lt;LIST [REST FIX FIX]&gt;&gt;<text:tab/><text:tab/>--&gt;<text:tab/>#FALSE<text:line-break/><text:tab/>&lt;DECL? '(1 2 3 4) '!&lt;LIST [REST FIX FIX]&gt;&gt;<text:tab/><text:tab/>--&gt;<text:tab/>T<text:line-break/><text:line-break/><text:tab/>;"LVAL/GVAL DECL"<text:line-break/><text:tab/>&lt;DECL? '.X LVAL&gt;<text:tab/><text:tab/><text:tab/><text:tab/><text:tab/><text:tab/><text:tab/>--&gt;<text:tab/>T<text:line-break/><text:tab/>&lt;DECL? '.X GVAL&gt;<text:tab/><text:tab/><text:tab/><text:tab/><text:tab/><text:tab/><text:tab/>--&gt;<text:tab/>#FALSE<text:line-break/><text:tab/>&lt;DECL? ',X GVAL&gt;<text:tab/><text:tab/><text:tab/><text:tab/><text:tab/><text:tab/><text:tab/>--&gt;<text:tab/>T<text:line-break/><text:tab/>&lt;DECL? ',X LVAL&gt;<text:tab/><text:tab/><text:tab/><text:tab/><text:tab/><text:tab/><text:tab/>--&gt;<text:tab/>#FALSE<text:line-break/><text:tab/>&lt;DECL? '.X '&lt;PRIMTYPE ATOM&gt;&gt;<text:tab/><text:tab/><text:tab/><text:tab/><text:tab/>--&gt;<text:tab/>T<text:line-break/><text:tab/>&lt;DECL? ',X '&lt;PRIMTYPE ATOM&gt;&gt;<text:tab/><text:tab/><text:tab/><text:tab/><text:tab/>--&gt;<text:tab/>T<text:tab/></text:span></text:p>
      <text:list xml:id="list63204778952993" text:continue-numbering="true" text:style-name="WWNum3">
        <text:list-item>
          <text:list>
            <text:list-item>
              <text:list>
                <text:list-item>
                  <text:p text:style-name="P90"><text:bookmark text:name="_1mrcu09"/><text:span text:style-name="T25">DEFAULT-DEFINITION</text:span></text:p>
                </text:list-item>
              </text:list>
            </text:list-item>
          </text:list>
        </text:list-item>
      </text:list>
      <text:p text:style-name="P41"><text:span text:style-name="T16">&lt;DEFAULT-DEFINITION name body ...&gt;</text:span></text:p>
      <text:p text:style-name="P42"/>
      <text:p text:style-name="P41"><text:span text:style-name="T16">ZIL library</text:span></text:p>
      <text:p text:style-name="P42"/>
      <text:p text:style-name="P15"><text:span text:style-name="T3">This defines a “replaceable” block with the given </text:span><text:span text:style-name="T7">name</text:span><text:span text:style-name="T3">. </text:span></text:p>
      <text:p text:style-name="P15"><text:span text:style-name="T3">If neither </text:span><text:span text:style-name="T7">DELAY-DEFINITION</text:span><text:span text:style-name="T3"> nor </text:span><text:span text:style-name="T7">REPLACE-DEFINITION</text:span><text:span text:style-name="T3"> was previously called for the given </text:span><text:span text:style-name="T7">name</text:span><text:span text:style-name="T3">, then the </text:span><text:span text:style-name="T7">body</text:span><text:span text:style-name="T2"> </text:span><text:span text:style-name="T3">is evaluated, and this function returns the result of evaluating the last element of the </text:span><text:span text:style-name="T7">body</text:span><text:span text:style-name="T3">.</text:span></text:p>
      <text:p text:style-name="P15"><text:span text:style-name="T3">If the block was replaced (via </text:span><text:span text:style-name="T7">REPLACE-DEFINITION</text:span><text:span text:style-name="T3">), the replacement </text:span><text:span text:style-name="T7">body</text:span><text:span text:style-name="T2"> </text:span><text:span text:style-name="T3">supplied earlier is used instead.</text:span></text:p>
      <text:p text:style-name="P15"><text:span text:style-name="T3">If the block was delayed (via </text:span><text:span text:style-name="T7">DELAY-DEFINITION</text:span><text:span text:style-name="T3">), the </text:span><text:span text:style-name="T7">body</text:span><text:span text:style-name="T2"> </text:span><text:span text:style-name="T3">is ignored, and this function returns </text:span><text:span text:style-name="T7">FALSE</text:span><text:span text:style-name="T3">.</text:span></text:p>
      <text:p text:style-name="P15"><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5">See <text:span text:style-name="T15">DELAY-DEFINITION</text:span> and <text:span text:style-name="T15">REPLACE-DEFINITION</text:span>.</text:p>
      <text:p text:style-name="P15"><text:span text:style-name="T3">Examples:</text:span></text:p>
      <text:p text:style-name="P15"><text:span text:style-name="T7"><text:tab/>&lt;REPLACE-DEFINITION MY-ROUTINE<text:line-break/><text:tab/><text:tab/>&lt;ROUTINE MY-ROUTINE () <text:line-break/><text:tab/><text:tab/><text:tab/>&lt;TELL "Replaced version of MY-ROUTINE" CR&gt;<text:line-break/><text:tab/><text:tab/>&gt;<text:line-break/><text:tab/>&gt;</text:span></text:p>
      <text:p text:style-name="P15"><text:span text:style-name="T7"><text:tab/>&lt;DEFAULT-DEFINITION MY-ROUTINE<text:line-break/><text:tab/><text:tab/>&lt;ROUTINE MY-ROUTINE () <text:line-break/><text:tab/><text:tab/><text:tab/>&lt;TELL "Original version of MY-ROUTINE" CR&gt;<text:line-break/><text:tab/><text:tab/>&gt;<text:line-break/><text:tab/>&gt;</text:span></text:p>
      <text:p text:style-name="P15"><text:span text:style-name="T7"><text:tab/>&lt;MY-ROUTINE&gt;<text:tab/><text:tab/>--&gt;<text:tab/>"Replaced version of MY-ROUTINE"</text:span></text:p>
      <text:p text:style-name="P15"><text:span text:style-name="T7"><text:tab/></text:span></text:p>
      <text:p text:style-name="P15"><text:span text:style-name="T7"><text:tab/>;"Alternative way"<text:line-break/><text:tab/>&lt;ROUTINE MY-ROUTINE () <text:line-break/><text:tab/><text:tab/>&lt;TELL "Original version of MY-ROUTINE" CR&gt;<text:line-break/><text:tab/>&gt;</text:span></text:p>
      <text:p text:style-name="P15"><text:span text:style-name="T7"><text:tab/>&lt;SET REDEFINE T&gt;<text:line-break/><text:tab/><text:tab/>&lt;ROUTINE MY-ROUTINE () <text:line-break/><text:tab/><text:tab/><text:tab/>&lt;TELL "Replaced version of MY-ROUTINE" CR&gt;<text:line-break/><text:tab/><text:tab/>&gt;<text:line-break/><text:tab/>&lt;SET REDEFINE &lt;&gt;&gt;</text:span></text:p>
      <text:p text:style-name="P15"><text:span text:style-name="T7"><text:tab/>&lt;MY-ROUTINE&gt;<text:tab/><text:tab/>--&gt;<text:tab/>"Replaced version of MY-ROUTINE"</text:span></text:p>
      <text:p text:style-name="P91"><text:bookmark text:name="_x17krqkxj4m"/>DEFAULTS-DEFINED</text:p>
      <text:list xml:id="list63203895403567" text:continue-numbering="true" text:style-name="WWNum3">
        <text:list-item>
          <text:list>
            <text:list-item>
              <text:list>
                <text:list-item>
                  <text:p text:style-name="P8"><text:span text:style-name="T15">&lt;DEFAULTS-DEFINED&gt;</text:span></text:p>
                </text:list-item>
                <text:list-item>
                  <text:p text:style-name="P8"/>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text:p>
      <text:list xml:id="list63204891305754" text:continue-numbering="true" text:style-name="WWNum3">
        <text:list-item>
          <text:list>
            <text:list-item>
              <text:list>
                <text:list-item>
                  <text:p text:style-name="P90"><text:bookmark text:name="_440mph5j49mp"/><text:span text:style-name="T25">DEFINE</text:span></text:p>
                </text:list-item>
              </text:list>
            </text:list-item>
          </text:list>
        </text:list-item>
      </text:list>
      <text:p text:style-name="P41"><text:span text:style-name="T16">&lt;DEFINE name [activation] arg-list [decl] expressions ...&gt;</text:span></text:p>
      <text:p text:style-name="P42"/>
      <text:p text:style-name="P41"><text:soft-page-break/><text:span text:style-name="T16">MDL </text:span><text:span text:style-name="T15">built-in</text:span></text:p>
      <text:p text:style-name="P42"/>
      <text:p text:style-name="P15"><text:span text:style-name="T3">DEFINE assigns the global variable </text:span><text:span text:style-name="T7">name</text:span><text:span text:style-name="T3"> with a </text:span><text:span text:style-name="T7">FUNCTION</text:span><text:span text:style-name="T3">. See </text:span><text:span text:style-name="T7">FUNCTION</text:span><text:span text:style-name="T3"> for an explanation of </text:span><text:span text:style-name="T7">activation</text:span><text:span text:style-name="T3">, </text:span><text:span text:style-name="T7">arg-list</text:span><text:span text:style-name="T3">, </text:span><text:span text:style-name="T7">decl</text:span><text:span text:style-name="T3"> and </text:span><text:span text:style-name="T7">expressions</text:span><text:span text:style-name="T3">.</text:span></text:p>
      <text:p text:style-name="P15"><text:span text:style-name="T7">&lt;DEFINE name ...&gt;</text:span><text:span text:style-name="T3"> is </text:span>equivalent<text:span text:style-name="T3"> to </text:span><text:span text:style-name="T7">&lt;SETG name #FUNCTION ...&gt;</text:span><text:span text:style-name="T3"> with the exception that </text:span><text:span text:style-name="T7">DEFINE</text:span><text:span text:style-name="T3"> protects from </text:span>overwriting a name<text:span text:style-name="T3"> with a new </text:span><text:span text:style-name="T7">FUNCTION</text:span><text:span text:style-name="T3"> (this behaviour can be changed by setting </text:span><text:span text:style-name="T7">REDEFINE</text:span><text:span text:style-name="T3"> to true, instead of false).</text:span></text:p>
      <text:p text:style-name="P15"><text:span text:style-name="T3">Example:</text:span></text:p>
      <text:p text:style-name="P15"><text:span text:style-name="T3"><text:s/><text:tab/></text:span><text:span text:style-name="T7">&lt;DEFINE MYADD (X1 X2) &lt;+ .X1 .X2&gt;&gt;<text:line-break/><text:tab/>&lt;MYADD 4 5&gt;<text:tab/><text:tab/><text:tab/><text:tab/><text:tab/><text:tab/>--&gt;<text:tab/>9</text:span></text:p>
      <text:p text:style-name="P15"><text:span text:style-name="T7"><text:tab/>&lt;DEFINE SQUARE (X) &lt;* .X .X&gt;&gt;<text:line-break/><text:tab/>&lt;SQUARE 5&gt;<text:tab/><text:tab/><text:tab/><text:tab/><text:tab/><text:tab/>--&gt;<text:tab/>25</text:span></text:p>
      <text:p text:style-name="P15"><text:span text:style-name="T7"><text:tab/>&lt;DEFINE POWER-TO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63204642837352" text:continue-numbering="true" text:style-name="WWNum3">
        <text:list-item>
          <text:list>
            <text:list-item>
              <text:list>
                <text:list-item>
                  <text:p text:style-name="P90"><text:bookmark text:name="_2lwamvv"/><text:span text:style-name="T25">DEFINE-GLOBALS</text:span></text:p>
                </text:list-item>
              </text:list>
            </text:list-item>
          </text:list>
        </text:list-item>
      </text:list>
      <text:p text:style-name="P41"><text:span text:style-name="T16">&lt;DEFINE-GLOBALS group-name</text:span></text:p>
      <text:p text:style-name="P41"><text:span text:style-name="T16"><text:s text:c="4"/>(atom-or-adecl [{BYTE | WORD}] [initializer]) ...&gt;</text:span></text:p>
      <text:p text:style-name="P42"/>
      <text:p text:style-name="P41"><text:span text:style-name="T16">ZIL libary</text:span></text:p>
      <text:p text:style-name="P42"/>
      <text:p text:style-name="P15"><text:span text:style-name="T3">Defines a set of macros that can be used for global storage in Z-code, similar to global variables.</text:span></text:p>
      <text:p text:style-name="P15"><text:span text:style-name="T3">Each </text:span><text:span text:style-name="T7">atom-or-adecl</text:span><text:span text:style-name="T3"> becomes the name of a new macro which can be called with no arguments (to read the global value) or one argument (to write it). The optional </text:span><text:span text:style-name="T7">initializer</text:span><text:span text:style-name="T3"> sets the initial value, as in </text:span><text:span text:style-name="T7">GLOBAL</text:span><text:span text:style-name="T3">. </text:span><text:span text:style-name="T7">BYTE</text:span><text:span text:style-name="T3"> or </text:span><text:span text:style-name="T7">WORD</text:span><text:span text:style-name="T3"> can be specified to set the global’s size; </text:span><text:span text:style-name="T7">WORD</text:span><text:span text:style-name="T3"> is the default.</text:span></text:p>
      <text:p text:style-name="P15"><text:span text:style-name="T3">ZILF ignores the </text:span><text:span text:style-name="T7">group-name</text:span><text:span text:style-name="T3">. </text:span></text:p>
      <text:p text:style-name="P15"><text:span text:style-name="T3">See </text:span><text:span text:style-name="T7">FUNNY-GLOBALS?</text:span><text:span text:style-name="T3"> for a more convenient way to bypass the Z-machine’s global variable limit. (In fact, ZILF implements </text:span><text:span text:style-name="T7">DEFINE-GLOBALS</text:span><text:span text:style-name="T3"> by turning on </text:span><text:span text:style-name="T7">FUNNY-GLOBALS?</text:span><text:span text:style-name="T3"> and defining a global variable for each macro.)</text:span></text:p>
      <text:p text:style-name="P85"><text:bookmark text:name="_ezen0wv867do"/>DEFINE-SEGMENT</text:p>
      <text:list xml:id="list63204412635500" text:continue-numbering="true" text:style-name="WWNum3">
        <text:list-item>
          <text:list>
            <text:list-item>
              <text:list>
                <text:list-item>
                  <text:p text:style-name="P8"><text:span text:style-name="T15">&lt;DEFINE-SEGMENT&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office:annotation office:name="__Annotation__7829_3695253710"><dc:creator>Henrik Åsman</dc:creator><dc:date>2020-08-31T13:17:39</dc:date><text:p><text:span text:style-name="T33">Used in Arthur, Journey, Shogun, Zork0.</text:span></text:p></office:annotation>ZILF ignores this and always returns <text:span text:style-name="T15">FALSE</text:span>.<office:annotation-end office:name="__Annotation__7829_3695253710"/></text:p>
      <text:list xml:id="list63204757718756" text:continue-numbering="true" text:style-name="WWNum3">
        <text:list-item>
          <text:list>
            <text:list-item>
              <text:list>
                <text:list-item>
                  <text:p text:style-name="P90"><text:bookmark text:name="_fp08y1wku28e"/><text:span text:style-name="T25">DEFINE20</text:span></text:p>
                </text:list-item>
              </text:list>
            </text:list-item>
          </text:list>
        </text:list-item>
      </text:list>
      <text:p text:style-name="P41"><text:span text:style-name="T16">&lt;DEFINE20 name [activation] arg-list [decl] expressions ...&gt;</text:span></text:p>
      <text:p text:style-name="P42"/>
      <text:p text:style-name="P41"><text:span text:style-name="T16">ZIL library</text:span></text:p>
      <text:p text:style-name="P28"/>
      <text:p text:style-name="P15"><text:span text:style-name="T7">DEFINE20</text:span><text:span text:style-name="T3"> is an alias for </text:span><text:span text:style-name="T7">DEFINE</text:span><text:span text:style-name="T3"> except that it isn’t affected by MDL-ZIL mode: it always defines a MDL function. </text:span></text:p>
      <text:p text:style-name="P15"><text:span text:style-name="T7">DEFINE20</text:span><text:span text:style-name="T3"> (and </text:span><text:span text:style-name="T7">SETG20</text:span><text:span text:style-name="T3">) are used in "MDL-ZIL"-files, where routines are defined with </text:span><text:span text:style-name="T7">DEFINE</text:span><text:span text:style-name="T3"> instead of </text:span><text:span text:style-name="T7">ROUTINE</text:span><text:span text:style-name="T3">, global variables are created with </text:span><text:span text:style-name="T7">SETG</text:span><text:span text:style-name="T3"> instead of </text:span><text:span text:style-name="T7">GLOBAL</text:span><text:span text:style-name="T3">, etc. Presumably that was a way to run the games in MDL during development to avoid recompiling them. </text:span><text:span text:style-name="T7">SETG20</text:span><text:span text:style-name="T3"> and </text:span><text:span text:style-name="T7">DEFINE20</text:span><text:span text:style-name="T3"> are aliases for the MDL versions of </text:span><text:span text:style-name="T7">SETG</text:span><text:span text:style-name="T3"> and </text:span><text:span text:style-name="T7">DEFINE</text:span><text:span text:style-name="T3">.</text:span></text:p>
      <text:list xml:id="list63204436334863" text:continue-numbering="true" text:style-name="WWNum3">
        <text:list-item>
          <text:list>
            <text:list-item>
              <text:list>
                <text:list-item>
                  <text:p text:style-name="P90"><text:bookmark text:name="_3l18frh"/><text:span text:style-name="T25">DEFINITIONS</text:span></text:p>
                </text:list-item>
              </text:list>
            </text:list-item>
          </text:list>
        </text:list-item>
      </text:list>
      <text:p text:style-name="P41"><text:span text:style-name="T16">&lt;DEFINITIONS package-name&gt;</text:span></text:p>
      <text:p text:style-name="P43"/>
      <text:p text:style-name="P41"><text:span text:style-name="T15">MDL package system</text:span></text:p>
      <text:p text:style-name="P43"/>
      <text:p text:style-name="P18"><text:soft-page-break/><text:span text:style-name="T15">DEFINITIONS</text:span> is exactly as <text:span text:style-name="T15">PACKAGE</text:span> except that there is no internal <text:span text:style-name="T15">OBLIST</text:span> with <text:span text:style-name="T15">DEFINITIONS</text:span>, every <text:span text:style-name="T15">ATOM</text:span> created inside the <text:span text:style-name="T15">DEFINITIONS</text:span> is on the external <text:span text:style-name="T15">OBLIST</text:span> automatically.</text:p>
      <text:p text:style-name="P18">To activate a package-name <text:span text:style-name="T15">INCLUDE</text:span> or <text:span text:style-name="T15">INCLUDE-WHEN</text:span> is used.</text:p>
      <text:p text:style-name="P18">See <text:span text:style-name="T15">END-DEFINITIONS</text:span>, <text:span text:style-name="T15">INCLUDE</text:span>, <text:span text:style-name="T15">INCLUDE-WHEN</text:span>, <text:span text:style-name="T15">PACKAGE</text:span> and <text:span text:style-name="T15">RENTRY</text:span>.</text:p>
      <text:p text:style-name="P18">Examples:</text:p>
      <text:p text:style-name="P18"><text:tab/><text:span text:style-name="T15">;"Define PACKAGE"<text:line-break/><text:tab/>&lt;REMOVE ANSWER&gt; ;"Secure that ATOM not on any OBLIST"</text:span> <text:line-break/><text:span text:style-name="T15"><text:tab/>&lt;DEFINITIONS "FOO"&gt;<text:line-break/><text:tab/>&lt;SETG ANSWER 42&gt;<text:line-break/><text:tab/>&lt;END-DEFINITIONS&gt;</text:span></text:p>
      <text:p text:style-name="P18"><text:span text:style-name="T15">&lt;TYPE? &lt;GETPROP FOO!-PACKAGE OBLIST&gt; OBLIST&gt;<text:tab/><text:tab/><text:tab/>--&gt;<text:tab/>OBLIST<text:line-break/>&lt;GASSIGNED? ANSWER&gt;<text:tab/><text:tab/><text:tab/><text:tab/><text:tab/><text:tab/><text:tab/><text:tab/>--&gt;<text:tab/>#FALSE<text:line-break/>&lt;GASSIGNED? ANSWER!-FOO!-PACKAGE&gt;<text:tab/><text:tab/><text:tab/><text:tab/><text:tab/>--&gt;<text:tab/>T<text:line-break/>,ANSWER!-FOO!-PACKAGE<text:tab/><text:tab/><text:tab/><text:tab/><text:tab/><text:tab/><text:tab/>--&gt;<text:tab/>42</text:span></text:p>
      <text:p text:style-name="P18"><text:span text:style-name="T15">&lt;REMOVE ANSWER&gt; ;"Secure that ATOM not on any OBLIST"</text:span> <text:line-break/><text:span text:style-name="T15">&lt;INCLUDE "FOO"&gt;<text:line-break/>,ANSWER<text:tab/><text:tab/><text:tab/><text:tab/><text:tab/><text:tab/><text:tab/><text:tab/><text:tab/><text:tab/>--&gt;<text:tab/>42</text:span></text:p>
      <text:list xml:id="list63205710098584" text:continue-numbering="true" text:style-name="WWNum3">
        <text:list-item>
          <text:list>
            <text:list-item>
              <text:list>
                <text:list-item>
                  <text:p text:style-name="P90"><text:bookmark text:name="_206ipza"/><text:span text:style-name="T25">DEFMAC</text:span></text:p>
                </text:list-item>
              </text:list>
            </text:list-item>
          </text:list>
        </text:list-item>
      </text:list>
      <text:p text:style-name="P41"><text:span text:style-name="T16">&lt;DEFMAC</text:span><text:span text:style-name="T15"> name [activation] arg-list [decl] expressions ...</text:span><text:span text:style-name="T16">&gt;</text:span></text:p>
      <text:p text:style-name="P43"/>
      <text:p text:style-name="P41"><text:span text:style-name="T15">MDL built-in</text:span></text:p>
      <text:p text:style-name="P43"/>
      <text:p text:style-name="P18"><text:span text:style-name="T15">DEFMAC</text:span> has the same syntax as <text:span text:style-name="T15">DEFINE</text:span>, but defines a <text:span text:style-name="T15">MACRO</text:span> instead of a <text:span text:style-name="T15">FUNCTION</text:span>. A <text:span text:style-name="T15">MACRO</text:span> is evaluated two times, the first evaluation inserts the arguments in the <text:span text:style-name="T15">MACRO</text:span> and creates an object that is evaluated during the second evaluation. The first evaluation is done at “top-level”, in other words during compilation. <text:span text:style-name="T15">EXPAND</text:span> is used to perform the first evaluation.</text:p>
      <text:p text:style-name="P18">Note that two identical calls to a <text:span text:style-name="T15">MACRO</text:span> always generate the same result from the first evaluation.</text:p>
      <text:p text:style-name="P18">Example:</text:p>
      <text:p text:style-name="P18"><text:span text:style-name="T15"><text:tab/>&lt;DEFMAC INC (ATM "OPTIONAL" (N 1))<text:line-break/><text:tab/><text:tab/>&lt;FORM SET .ATM<text:line-break/><text:tab/><text:tab/><text:tab/>&lt;FORM + &lt;FORM LVAL .ATM&gt; .N&gt;&gt;&gt;<text:line-break/><text:tab/>&lt;SET X 1&gt;<text:line-break/><text:tab/>&lt;INC X 2&gt;<text:tab/><text:tab/><text:tab/><text:tab/><text:tab/><text:tab/><text:tab/>--&gt;<text:tab/>3<text:line-break/><text:tab/>&lt;EXPAND '&lt;INC X 2&gt;&gt;<text:tab/><text:tab/><text:tab/><text:tab/><text:tab/>--&gt;<text:tab/>&lt;SET X &lt;+ .X 2&gt;&gt;</text:span></text:p>
      <text:list xml:id="list63205685466222" text:continue-numbering="true" text:style-name="WWNum3">
        <text:list-item>
          <text:list>
            <text:list-item>
              <text:list>
                <text:list-item>
                  <text:p text:style-name="P90"><text:bookmark text:name="_4k668n3"/><text:span text:style-name="T25">DEFSTRUCT</text:span></text:p>
                </text:list-item>
              </text:list>
            </text:list-item>
          </text:list>
        </text:list-item>
      </text:list>
      <text:p text:style-name="P41"><text:span text:style-name="T16">&lt;DEFSTRUCT</text:span><text:span text:style-name="T15"> </text:span><text:span text:style-name="T16">type-name <text:line-break/><text:tab/> <text:s text:c="3"/>{base-type | (base-type struct-options ...)}</text:span></text:p>
      <text:p text:style-name="P41"><text:span text:style-name="T16"><text:s text:c="4"/>(field-name decl [field-options ...]) ...&gt;</text:span></text:p>
      <text:p text:style-name="P43"/>
      <text:p text:style-name="P41"><text:span text:style-name="T15">MDL built-in</text:span></text:p>
      <text:p text:style-name="P43"/>
      <text:p text:style-name="P18"><text:span text:style-name="T15">DEFSTRUCT</text:span> creates abstract record structures and creates an user-defined <text:span text:style-name="T15">TYPE.</text:span> In practice <text:span text:style-name="T15">DEFSTRUCT</text:span> builds a couple of <text:span text:style-name="T15">MACRO</text:span>s that can be used to create and access instances of the structure.</text:p>
      <text:p text:style-name="P18"><text:span text:style-name="T15">type-name</text:span> is the name of the new structure-type. There will also be a new <text:span text:style-name="T15">TYPE</text:span> with <text:span text:style-name="T15">type-name</text:span> and the <text:span text:style-name="T15">MACRO</text:span>, <text:span text:style-name="T15">MAKE-[type-name]</text:span> is created that can be used to create new instances of this new <text:span text:style-name="T15">TYPE</text:span>.</text:p>
      <text:p text:style-name="P18">The <text:span text:style-name="T15">base-type</text:span> is the container <text:span text:style-name="T15">TYPE</text:span> for this new structure-type. It is usually a <text:span text:style-name="T15">VECTOR</text:span>, <text:span text:style-name="T15">LIST</text:span> or <text:span text:style-name="T15">TABLE</text:span>. The <text:span text:style-name="T15">struct-options</text:span> are used to change the default behaviour of the <text:span text:style-name="T15">base-type</text:span>. It is possible to change the default behaviour with <text:span text:style-name="T15">SET-DEFSTRUCT-DEFAULT-FILE</text:span>. The <text:span text:style-name="T15">struct-options</text:span> are: </text:p>
      <text:p text:style-name="P18"><text:tab/><text:span text:style-name="T15">'CONSTRUCTOR</text:span><text:tab/>Defines a new constructor for the <text:span text:style-name="T15">MAKE-</text:span> <text:span text:style-name="T15">MACRO</text:span>. See examples <text:line-break/><text:tab/><text:tab/><text:tab/><text:tab/>below on how to define a new constructor. If there is no definition <text:line-break/><text:tab/><text:tab/><text:tab/><text:tab/>specified after <text:span text:style-name="T15">'CONSTRUCTOR</text:span> no <text:span text:style-name="T15">MACRO</text:span> will be created for this <text:line-break/><text:tab/><text:tab/><text:tab/><text:tab/><text:span text:style-name="T15">type-name</text:span>.<text:line-break/><text:tab/><text:span text:style-name="T15">'INIT-ARGS</text:span><text:tab/>Defines if there are arguments when the <text:span text:style-name="T15">base-type</text:span> is created. For <text:line-break/><text:tab/><text:tab/><text:tab/><text:tab/>example <text:span text:style-name="T15">(PURE)</text:span> when using <text:span text:style-name="T15">TABLE</text:span> as a container. Default is that <text:line-break/><text:tab/><text:tab/><text:tab/><text:tab/>there are no arguments.<text:tab/><text:line-break/><text:tab/><text:span text:style-name="T15">'NODECL</text:span><text:tab/><text:tab/>Specifies that no <text:span text:style-name="T15">TYPE</text:span>-checking should occur when storing values in <text:line-break/><text:tab/><text:tab/><text:tab/><text:tab/>container <text:span text:style-name="T15">base-type</text:span>. Default is that there is <text:span text:style-name="T15">TYPE</text:span>-checking.<text:line-break/><text:tab/><text:span text:style-name="T15">'NOTYPE<text:tab/></text:span><text:tab/>Specifies that no new <text:span text:style-name="T15">TYPE</text:span> is created for this <text:span text:style-name="T15">type-name</text:span>. Default <text:line-break/><text:tab/><text:tab/><text:tab/><text:tab/>is that a new <text:span text:style-name="T15">TYPE</text:span> is created.</text:p>
      <text:p text:style-name="P18">Then follows all the fields in the record. Every field has a <text:span text:style-name="T15">field-name</text:span> and a <text:span text:style-name="T15">TYPE</text:span> declaration, <text:span text:style-name="T15">decl</text:span>. The <text:span text:style-name="T15">decl</text:span> follows the ordinary syntax for declarations, see <text:span text:style-name="T15">GDECL</text:span>. The <text:span text:style-name="T15">field-options</text:span> are optional, but they can be one or more of these:</text:p>
      <text:p text:style-name="P57"><text:span text:style-name="T15">default-value</text:span><text:tab/>A default value for this field.<text:line-break/><text:tab/><text:span text:style-name="T15">'NTH</text:span><text:tab/><text:tab/><text:tab/><text:span text:style-name="T15">FUNCTION</text:span> to read fields from the container. Default <text:span text:style-name="T15">FUNCTION</text:span> is <text:line-break/><text:tab/><text:tab/><text:tab/><text:tab/><text:span text:style-name="T15">NTH</text:span>.<text:line-break/><text:tab/><text:span text:style-name="T15">'OFFSET</text:span><text:tab/><text:tab/>Index in container to store this value.<text:line-break/><text:tab/><text:tab/><text:tab/><text:tab/><text:span text:style-name="T15">FUNCTION</text:span> is<text:tab/><text:span text:style-name="T15">NTH</text:span>.<text:tab/><text:line-break/><text:tab/><text:span text:style-name="T15">'PUT</text:span><text:tab/><text:tab/><text:tab/><text:span text:style-name="T15">FUNCTION</text:span> to insert value in this field in the container. Default <text:line-break/><text:tab/><text:tab/><text:tab/><text:tab/><text:span text:style-name="T15">FUNCTION</text:span> is<text:tab/><text:span text:style-name="T15">PUT</text:span>.</text:p>
      <text:p text:style-name="P18">For every field in the record there is a <text:span text:style-name="T15">MACRO</text:span> created with the <text:span text:style-name="T15">field-name</text:span> that can be used to read and insert values in the field. </text:p>
      <text:p text:style-name="P18">Examples:</text:p>
      <text:p text:style-name="P18"><text:tab/><text:span text:style-name="T15">;"Create new object"<text:line-break/><text:tab/>&lt;DEFSTRUCT BOOK LIST (TITLE STRING) (AUTHOR STRING) <text:line-break/><text:tab/><text:tab/><text:tab/><text:tab/><text:tab/> (SUBJECT STRING) (BOOK-ID FIX)&gt;<text:line-break/><text:tab/>&lt;SET BOOK1 &lt;MAKE-BOOK 'TITLE "C Programming" <text:line-break/><text:tab/><text:tab/><text:tab/><text:tab/><text:tab/> <text:s/>'AUTHOR "Nuha Ali" <text:line-break/><text:tab/><text:tab/><text:tab/><text:tab/><text:tab/> <text:s/>'SUBJECT "C-Programming Tutorial"<text:line-break/><text:tab/><text:tab/><text:tab/><text:tab/><text:tab/> <text:s/>'BOOK-ID 478&gt;&gt;<text:line-break/><text:tab/>&lt;SET BOOK2 &lt;MAKE-BOOK 'TITLE "Telecom Billing" <text:line-break/><text:tab/><text:tab/><text:tab/><text:tab/><text:tab/> <text:s/>'AUTHOR "Zara Ali" <text:line-break/><text:tab/><text:tab/><text:tab/><text:tab/><text:tab/> <text:s/>'SUBJECT "C-Programming Tutorial"<text:line-break/><text:tab/><text:tab/><text:tab/><text:tab/><text:tab/> <text:s/>'BOOK-ID 501&gt;&gt;<text:line-break/><text:tab/>&lt;TITLE .BOOK1&gt;<text:tab/><text:tab/><text:tab/><text:tab/>--&gt;<text:tab/>"C Programming"<text:line-break/><text:tab/>&lt;TYPE .BOOK1&gt;<text:tab/><text:tab/><text:tab/><text:tab/>--&gt;<text:tab/>BOOK<text:line-break/><text:tab/>&lt;1 .BOOK2&gt;<text:tab/><text:tab/><text:tab/><text:tab/>--&gt;<text:tab/>"Telecom Billing"<text:line-break/><text:tab/>&lt;AUTHOR .BOOK2 "Paul Auster"&gt;<text:line-break/><text:tab/>&lt;AUTHOR .BOOK2&gt;<text:tab/><text:tab/><text:tab/>--&gt;<text:tab/>"Paul Auster"<text:line-break/><text:tab/>&lt;MAKE-BOOK&gt;<text:tab/><text:tab/><text:tab/><text:tab/>--&gt;<text:tab/>("" "" "" 0)</text:span></text:p>
      <text:p text:style-name="P18"><text:span text:style-name="T15"><text:tab/>;"Put values into existing object"<text:line-break/><text:tab/>&lt;DEFSTRUCT POINT VECTOR (POINT-X FIX) (POINT-Y FIX)&gt;<text:line-break/><text:tab/>&lt;SET MY-VECTOR [123 456 789 1011]&gt;<text:line-break/><text:tab/>&lt;MAKE-POINT 'POINT .MY-VECTOR 'POINT-Y 999 'POINT-X 888&gt;<text:line-break/><text:tab/><text:tab/><text:tab/><text:tab/><text:tab/><text:tab/><text:tab/>--&gt;<text:tab/>[888 999 789 1011]</text:span></text:p>
      <text:p text:style-name="P18"><text:span text:style-name="T15"><text:tab/>;"Use field value-default and offset"<text:line-break/><text:tab/>&lt;DEFSTRUCT RPOINT VECTOR (RPOINT-X FIX 'OFFSET 2) <text:line-break/><text:tab/><text:tab/><text:tab/><text:tab/><text:tab/><text:tab/>(RPOINT-Y FIX 456 'OFFSET 1)&gt;<text:line-break/><text:tab/>&lt;MAKE-RPOINT 'RPOINT-X 123&gt;<text:tab/>--&gt;<text:tab/>#RPOINT [456 123]<text:line-break/><text:tab/>&lt;RPOINT-Y #RPOINT [234 567]&gt;<text:tab/>--&gt;<text:tab/>234</text:span></text:p>
      <text:p text:style-name="P18"><text:span text:style-name="T15"><text:tab/>;"Create struct without creating TYPE"<text:line-break/><text:tab/>&lt;DEFSTRUCT PTNT (VECTOR 'NOTYPE) (PTNT-X FIX) (PTNT-Y FIX)&gt;<text:line-break/><text:tab/>&lt;VALID-TYPE? PTNT&gt;<text:tab/><text:tab/><text:tab/>--&gt;<text:tab/>#FALSE<text:line-break/><text:tab/>&lt;PTNT-X [123 456]&gt;<text:tab/><text:tab/><text:tab/>--&gt;<text:tab/>123</text:span></text:p>
      <text:p text:style-name="P18"><text:span text:style-name="T15"><text:tab/>;"Create struct without declaration checks"<text:line-break/><text:tab/>&lt;DEFSTRUCT PTND (VECTOR 'NODECL) (PTND-X FIX) (PTND-Y FIX)&gt;<text:line-break/><text:tab/>&lt;CHTYPE [FOO BAR] PTND&gt;<text:tab/><text:tab/>--&gt;<text:tab/>[FOO BAR]<text:line-break/><text:tab/>&lt;CHTYPE [FOO BAR] POINT&gt;<text:tab/><text:tab/>--&gt;<text:tab/>ERROR</text:span></text:p>
      <text:p text:style-name="P18"><text:span text:style-name="T15"><text:tab/>;"Create struct with suppressed constructor"<text:line-break/><text:tab/>&lt;DEFSTRUCT P-C (VECTOR 'CONSTRUCTOR) (P-C FIX) (P-C-Y FIX)&gt;<text:line-break/><text:tab/>&lt;GASSIGNED? MAKE-P-C&gt;<text:tab/><text:tab/>--&gt;<text:tab/>#FALSE<text:line-break/><text:tab/>&lt;VALID-TYPE? P-C&gt;<text:tab/><text:tab/><text:tab/>--&gt;<text:tab/>P-C</text:span></text:p>
      <text:p text:style-name="P18"><text:soft-page-break/><text:span text:style-name="T15"><text:tab/>;"Create struct with INIT-ARGS"<text:line-break/><text:tab/>&lt;DEFSTRUCT PT-TBL (TABLE ('INIT-ARGS (PURE))) <text:line-break/><text:tab/><text:tab/>(PT-TBL-X FIX) (PT-TBL-Y FIX)&gt;<text:line-break/><text:tab/>&lt;MAKE-PT-TBL 123 456&gt;<text:tab/>--&gt; #PT-TBL %&lt;TABLE (PURE) 123 456&gt;</text:span></text:p>
      <text:p text:style-name="P18"><text:span text:style-name="T15"><text:tab/>;"Positional constructor arguments"<text:line-break/><text:tab/>&lt;DEFSTRUCT FOO VECTOR (FOO-A ATOM) (FOO-B &lt;OR FIX FALSE&gt;)&gt;<text:line-break/><text:tab/>&lt;MAKE-FOO BAR&gt;<text:tab/><text:tab/><text:tab/><text:tab/>--&gt;<text:tab/>#FOO [BAR #FALSE ()]</text:span></text:p>
      <text:p text:style-name="P18"><text:span text:style-name="T15"><text:tab/>;"Custom constructor"<text:line-break/><text:tab/>&lt;SETG NEXT-ID 0&gt;<text:line-break/><text:tab/>&lt;DEFSTRUCT RGBA (VECTOR 'CONSTRUCTOR<text:line-break/><text:tab/><text:tab/>('CONSTRUCTOR MAKE-RGBA <text:line-break/><text:tab/><text:tab/>('RED 'GREEN 'BLUE "OPT" ('ALPHA 255) <text:line-break/><text:tab/><text:tab/>"AUX" (RGBA-ID '&lt;SETG NEXT-ID &lt;+ ,NEXT-ID 1&gt;&gt;))))<text:line-break/><text:tab/><text:tab/>(RED FIX) (GREEN FIX) (BLUE FIX) (ALPHA FIX) <text:line-break/><text:tab/><text:tab/>(RGBA-ID FIX)&gt;<text:line-break/><text:tab/>&lt;RED &lt;MAKE-RGBA 10 20 30&gt;&gt;<text:tab/><text:tab/>--&gt;<text:tab/>10<text:line-break/><text:tab/>&lt;RGBA-ID &lt;MAKE-RGBA 11 22 33&gt;&gt;<text:tab/>--&gt;<text:tab/>1<text:line-break/><text:tab/>&lt;ALPHA &lt;MAKE-RGBA 11 22 33&gt;&gt;<text:tab/><text:tab/>--&gt;<text:tab/>255<text:line-break/><text:tab/>&lt;ALPHA &lt;MAKE-RGBA 11 22 33 44&gt;&gt;<text:tab/>--&gt;<text:tab/>44<text:line-break/><text:tab/><text:line-break/><text:tab/>;"Eval or not to eval arguments"<text:line-break/><text:tab/>&lt;DEFSTRUCT E-PT VECTOR (E-PT-X FIX) (E-PT-Y &lt;OR FIX FORM&gt;)&gt;<text:line-break/><text:tab/>&lt;MAKE-E-PT &lt;+ 1 2&gt; '&lt;+ 3 4&gt;&gt;<text:tab/><text:tab/>--&gt;<text:tab/>#E-PT [3 &lt;+ 3 4&gt;]</text:span></text:p>
      <text:p text:style-name="P18"><text:span text:style-name="T15"><text:tab/>;"Explicit default values"<text:line-break/><text:tab/>&lt;DEFSTRUCT PT2 VECTOR (PT2-X FIX 123) (PT2-Y FIX 456) <text:line-break/><text:tab/><text:tab/><text:tab/><text:tab/><text:tab/> <text:s/>(PT2-ID FIX &lt;ALLOCATE-ID&gt;)&gt;<text:line-break/><text:tab/>&lt;SETG NEXT-ID 1&gt;<text:line-break/><text:tab/>&lt;DEFINE ALLOCATE-ID ("AUX" (R ,NEXT-ID))<text:line-break/><text:tab/><text:tab/>&lt;SETG NEXT-ID &lt;+ ,NEXT-ID 1&gt;&gt; .R&gt;<text:line-break/><text:tab/>&lt;PT2-ID &lt;MAKE-PT2&gt;&gt;<text:tab/><text:tab/><text:tab/><text:tab/>--&gt;<text:tab/>1<text:line-break/><text:tab/>&lt;PT2-ID &lt;MAKE-PT2&gt;&gt;<text:tab/><text:tab/><text:tab/><text:tab/>--&gt;<text:tab/>2<text:line-break/><text:tab/>&lt;PT2-ID &lt;MAKE-PT2 'PT2-ID 1001&gt;&gt;<text:tab/>--&gt;<text:tab/>1001<text:line-break/><text:tab/>&lt;PT2-ID &lt;MAKE-PT2&gt;&gt;<text:tab/><text:tab/><text:tab/><text:tab/>--&gt;<text:tab/>3<text:line-break/><text:tab/>&lt;PT2-X &lt;MAKE-PT2 'PT2-Y 0&gt;&gt;<text:tab/><text:tab/>--&gt;<text:tab/>123<text:line-break/><text:tab/>&lt;PT2-Y &lt;MAKE-PT2 'PT2-Y 0&gt;&gt;<text:tab/><text:tab/>--&gt;<text:tab/>0<text:line-break/><text:tab/>&lt;PT2-ID &lt;MAKE-PT2&gt;&gt;<text:tab/><text:tab/><text:tab/><text:tab/>--&gt;<text:tab/>6</text:span></text:p>
      <text:list xml:id="list63204575549678" text:continue-numbering="true" text:style-name="WWNum3">
        <text:list-item>
          <text:list>
            <text:list-item>
              <text:list>
                <text:list-item>
                  <text:p text:style-name="P90"><text:bookmark text:name="_2zbgiuw"/><text:span text:style-name="T25">DELAY-DEFINITION</text:span></text:p>
                </text:list-item>
              </text:list>
            </text:list-item>
          </text:list>
        </text:list-item>
      </text:list>
      <text:p text:style-name="P41"><text:span text:style-name="T16">&lt;DELAY-DEFINITION name&gt;</text:span></text:p>
      <text:p text:style-name="P43"/>
      <text:p text:style-name="P41"><text:span text:style-name="T15">ZIL library</text:span></text:p>
      <text:p text:style-name="P43"/>
      <text:p text:style-name="P18"><text:span text:style-name="T15">DELAY-DEFINITION</text:span> tells ZILF that a <text:span text:style-name="T15">REPLACE-DEFINITION</text:span> for <text:span text:style-name="T15">name</text:span> should be expected thus the <text:span text:style-name="T15">DEFAULT-DEFINITION</text:span> never is evaluated for the <text:span text:style-name="T15">name</text:span>. This means that <text:span text:style-name="T15">REPLACE-DEFINITION</text:span> can appear after the <text:span text:style-name="T15">DEFAULT-DEFINITION</text:span>. </text:p>
      <text:p text:style-name="P18"><text:span text:style-name="T15">DELAY-DEFINITION</text:span> also means that the <text:span text:style-name="T15">body</text:span> of <text:span text:style-name="T15">REPLACE-DEFINITION</text:span> will be evaluated at the place of <text:span text:style-name="T15">REPLACE-DEFINITION</text:span>.</text:p>
      <text:p text:style-name="P40">See <text:span text:style-name="T15">DEFAULT-DEFINITION</text:span> and <text:span text:style-name="T15">REPLACE-DEFINITION</text:span>.</text:p>
      <text:p text:style-name="P18">Examples:</text:p>
      <text:p text:style-name="P18"><text:tab/>;<text:span text:style-name="T15">"REPLACE can be defined after DEFAULT"<text:line-break/><text:tab/>&lt;DELAY-DEFINITION FOO-ROUTINE&gt;<text:line-break/><text:tab/>&lt;DEFAULT-DEFINITION FOO-ROUTINE &lt;DEFINE FOO () 123&gt;&gt;<text:line-break/><text:tab/>&lt;REPLACE-DEFINITION FOO-ROUTINE &lt;DEFINE FOO () 456&gt;&gt;</text:span></text:p>
      <text:p text:style-name="P18"><text:span text:style-name="T15"><text:tab/>&lt;FOO&gt;<text:tab/><text:tab/><text:tab/><text:tab/>--&gt;<text:tab/>456</text:span></text:p>
      <text:p text:style-name="P18"><text:span text:style-name="T15"><text:tab/></text:span>;<text:span text:style-name="T15">"DELAY means that REPLACE is evaluated at right place"<text:line-break/><text:tab/>&lt;DELAY-DEFINITION BAR-ROUTINE&gt;<text:line-break/><text:tab/>&lt;SETG BAR-RESULT 789&gt;<text:line-break/><text:tab/>&lt;REPLACE-DEFINITION BAR-ROUTINE<text:line-break/><text:tab/><text:tab/>&lt;EVAL &lt;FORM DEFINE BAR '() ,BAR-RESULT&gt;&gt;&gt;<text:line-break/><text:tab/>&lt;SETG BAR-RESULT 123&gt;<text:line-break/><text:tab/>&lt;DEFAULT-DEFINITION BAR-ROUTINE<text:line-break/><text:tab/><text:tab/>&lt;EVAL &lt;FORM DEFINE BAR '() ,BAR-RESULT&gt;&gt;&gt;</text:span></text:p>
      <text:p text:style-name="P57"><text:span text:style-name="T15">&lt;BAR&gt;<text:tab/><text:tab/><text:tab/><text:tab/>--&gt;<text:tab/>789 ;"123 without DELAY"</text:span></text:p>
      <text:list xml:id="list63205594150040" text:continue-numbering="true" text:style-name="WWNum3">
        <text:list-item>
          <text:list>
            <text:list-item>
              <text:list>
                <text:list-item>
                  <text:p text:style-name="P90"><text:bookmark text:name="_1egqt2p"/><text:span text:style-name="T25">DIR-SYNONYM</text:span></text:p>
                </text:list-item>
              </text:list>
            </text:list-item>
          </text:list>
        </text:list-item>
      </text:list>
      <text:p text:style-name="P41"><text:span text:style-name="T16">&lt;DIR-SYNONYM original synonyms ...&gt;</text:span></text:p>
      <text:p text:style-name="P43"/>
      <text:p text:style-name="P41"><text:span text:style-name="T15">ZIL parser library</text:span></text:p>
      <text:p text:style-name="P43"/>
      <text:p text:style-name="P40"><text:span text:style-name="T15">DIR-SYNONYM</text:span> creates one or more <text:span text:style-name="T15">synonyms</text:span> to the <text:span text:style-name="T15">original</text:span> direction.</text:p>
      <text:p text:style-name="P40">ZILF treats <text:span text:style-name="T15">DIR-SYNONYM</text:span> as an alias to <text:span text:style-name="T15">SYNONYM</text:span>.<text:span text:style-name="T15"> </text:span></text:p>
      <text:list xml:id="list63205707243801" text:continue-numbering="true" text:style-name="WWNum3">
        <text:list-item>
          <text:list>
            <text:list-item>
              <text:list>
                <text:list-item>
                  <text:p text:style-name="P90"><text:bookmark text:name="_3ygebqi"/><text:span text:style-name="T25">DIRECTIONS</text:span></text:p>
                </text:list-item>
              </text:list>
            </text:list-item>
          </text:list>
        </text:list-item>
      </text:list>
      <text:p text:style-name="P41"><text:span text:style-name="T16">&lt;DIRECTIONS atoms ...&gt;</text:span></text:p>
      <text:p text:style-name="P43"/>
      <text:p text:style-name="P41"><text:span text:style-name="T15">ZIL parser library</text:span></text:p>
      <text:p text:style-name="P43"/>
      <text:p text:style-name="P40"><text:span text:style-name="T15">DIRECTIONS</text:span> creates words in the vocabulary with the <text:span text:style-name="T15">part-of-speech</text:span> <text:span text:style-name="T15">DIRECTION</text:span>. <text:span text:style-name="T15">DIRECTIONS</text:span> are often defined in the parser and the order is usually tightly tied to the parser. Be careful if you change these. You can use <text:span text:style-name="T15">DIR-SYNONYM</text:span> if you, for example, want to add <text:span text:style-name="T15">FORE</text:span>, <text:span text:style-name="T15">AFT</text:span>, <text:span text:style-name="T15">PORT</text:span> and <text:span text:style-name="T15">STARBOARD</text:span>.</text:p>
      <text:p text:style-name="P40">Example:</text:p>
      <text:p text:style-name="P57"><text:span text:style-name="T15">&lt;DIRECTIONS NORTH SOUTH EAST WEST NE NW SE SW IN OUT UP DOWN&gt; </text:span></text:p>
      <text:list xml:id="list63205492005115" text:continue-numbering="true" text:style-name="WWNum3">
        <text:list-item>
          <text:list>
            <text:list-item>
              <text:list>
                <text:list-item>
                  <text:p text:style-name="P90"><text:bookmark text:name="_2dlolyb"/><text:span text:style-name="T25">EMPTY?</text:span></text:p>
                </text:list-item>
              </text:list>
            </text:list-item>
          </text:list>
        </text:list-item>
      </text:list>
      <text:p text:style-name="P41"><text:span text:style-name="T16">&lt;EMPTY? structure&gt;</text:span></text:p>
      <text:p text:style-name="P42"/>
      <text:p text:style-name="P41"><text:span text:style-name="T16">MDL </text:span><text:span text:style-name="T15">built-in</text:span></text:p>
      <text:p text:style-name="P42"><text:soft-page-break/></text:p>
      <text:p text:style-name="P15"><text:span text:style-name="T3">Predicate. Returns true if </text:span><text:span text:style-name="T7">structure</text:span><text:span text:style-name="T3"> contains no elements, otherwise false.</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Examples:</text:span></text:p>
      <text:p text:style-name="P15"><text:span text:style-name="T7"><text:tab/>&lt;EMPTY? [1 2 3]&gt;<text:tab/>--&gt;<text:tab/>False<text:line-break/><text:tab/>&lt;EMPTY? []&gt;<text:tab/><text:tab/>--&gt;<text:tab/>True</text:span></text:p>
      <text:list xml:id="list63204181095586" text:continue-numbering="true" text:style-name="WWNum3">
        <text:list-item>
          <text:list>
            <text:list-item>
              <text:list>
                <text:list-item>
                  <text:p text:style-name="P90"><text:bookmark text:name="_sqyw64"/><text:span text:style-name="T25">END-DEFINITIONS</text:span></text:p>
                </text:list-item>
              </text:list>
            </text:list-item>
          </text:list>
        </text:list-item>
      </text:list>
      <text:p text:style-name="P41"><text:span text:style-name="T16">&lt;END-DEFINITIONS&gt;</text:span></text:p>
      <text:p text:style-name="P43"/>
      <text:p text:style-name="P41"><text:span text:style-name="T15">MDL package system</text:span></text:p>
      <text:p text:style-name="P29"/>
      <text:p text:style-name="P18"><text:span text:style-name="T15">END-DEFINITIONS</text:span> is an alias to <text:span text:style-name="T15">ENDBLOCK</text:span>.</text:p>
      <text:p text:style-name="P18">See <text:span text:style-name="T15">DEFINITIONS</text:span>.</text:p>
      <text:p text:style-name="P85"><text:bookmark text:name="_bu3e0bvulku"/>END-SEGMENT</text:p>
      <text:list xml:id="list63204974465012" text:continue-numbering="true" text:style-name="WWNum3">
        <text:list-item>
          <text:list>
            <text:list-item>
              <text:list>
                <text:list-item>
                  <text:p text:style-name="P8"><text:span text:style-name="T15">&lt;END-SEGMENT&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office:annotation office:name="__Annotation__8856_3695253710"><dc:creator>Henrik Åsman</dc:creator><dc:date>2020-08-31T13:19:13</dc:date><text:p><text:span text:style-name="T33">Used in Abyss, Arthur, Journey, Restaurant, Shogun, Zork0.</text:span></text:p></office:annotation>ZILF ignores this and always returns <text:span text:style-name="T15">FALSE</text:span>.<office:annotation-end office:name="__Annotation__8856_3695253710"/></text:p>
      <text:list xml:id="list63204030526053" text:continue-numbering="true" text:style-name="WWNum3">
        <text:list-item>
          <text:list>
            <text:list-item>
              <text:list>
                <text:list-item>
                  <text:p text:style-name="P90"><text:bookmark text:name="_fnw3xztabu65"/><text:span text:style-name="T25">ENDBLOCK</text:span></text:p>
                </text:list-item>
              </text:list>
            </text:list-item>
          </text:list>
        </text:list-item>
      </text:list>
      <text:p text:style-name="P41"><text:span text:style-name="T16">&lt;ENDBLOCK&gt;</text:span></text:p>
      <text:p text:style-name="P43"/>
      <text:p text:style-name="P41"><text:span text:style-name="T15">MDL built-in</text:span></text:p>
      <text:p text:style-name="P43"/>
      <text:p text:style-name="P18"><text:span text:style-name="T15">ENDBLOCK</text:span> pops back, rebinds and returns the local <text:span text:style-name="T15">ATOM</text:span> <text:span text:style-name="T15">OBLIST</text:span> to the state it had before the call to <text:span text:style-name="T15">BLOCK</text:span>. <text:span text:style-name="T15">ENDBLOCK</text:span> without previous <text:span text:style-name="T15">BLOCK</text:span> (or <text:span text:style-name="T15">PACKAGE</text:span>, <text:span text:style-name="T15">DEFINITIONS</text:span>, etc) results in an error.</text:p>
      <text:p text:style-name="P27">Example:</text:p>
      <text:p text:style-name="P27"><text:tab/><text:span text:style-name="T15">XYZZY!-MY-OBLIST</text:span></text:p>
      <text:p text:style-name="P55"><text:span text:style-name="T15">&lt;SETG FIRST!- FOO&gt;</text:span></text:p>
      <text:p text:style-name="P55"><text:span text:style-name="T15">&lt;BLOCK (&lt;GETPROP MY-OBLIST OBLIST&gt; &lt;ROOT&gt;)&gt;</text:span></text:p>
      <text:p text:style-name="P55"><text:span text:style-name="T15">&lt;SETG SECOND!- FOO&gt;</text:span></text:p>
      <text:p text:style-name="P55"><text:span text:style-name="T15">&lt;ENDBLOCK&gt;</text:span></text:p>
      <text:p text:style-name="P55"><text:span text:style-name="T15">&lt;=? ,FIRST!- ,SECOND!-&gt;<text:tab/><text:tab/><text:tab/><text:tab/><text:tab/>--&gt;<text:tab/>#FALSE</text:span></text:p>
      <text:p text:style-name="P85"><text:bookmark text:name="_icufndfo5bds"/>ENDLOAD</text:p>
      <text:p text:style-name="P41"><text:span text:style-name="T15">&lt;ENDLOAD&gt;</text:span></text:p>
      <text:p text:style-name="P43"/>
      <text:p text:style-name="P41"><text:span text:style-name="T15">ZIL library</text:span></text:p>
      <text:p text:style-name="P43"/>
      <text:p text:style-name="P18"><text:soft-page-break/>ZILF ignores this and always returns <text:span text:style-name="T15">FALSE</text:span>.</text:p>
      <text:list xml:id="list63204208921670" text:continue-numbering="true" text:style-name="WWNum3">
        <text:list-item>
          <text:list>
            <text:list-item>
              <text:list>
                <text:list-item>
                  <text:p text:style-name="P90"><text:bookmark text:name="_1rvwp1q"/><text:span text:style-name="T25">ENDPACKAGE</text:span></text:p>
                </text:list-item>
              </text:list>
            </text:list-item>
          </text:list>
        </text:list-item>
      </text:list>
      <text:p text:style-name="P41"><text:span text:style-name="T16">&lt;ENDPACKAGE&gt;</text:span></text:p>
      <text:p text:style-name="P43"/>
      <text:p text:style-name="P41"><text:span text:style-name="T15">MDL package system</text:span></text:p>
      <text:p text:style-name="P3"/>
      <text:p text:style-name="P40"><text:span text:style-name="T15">ENDPACKAGE</text:span> is an alias to <text:span text:style-name="T15">ENDBLOCK</text:span>.</text:p>
      <text:p text:style-name="P40">See <text:span text:style-name="T15">PACKAGE</text:span>.</text:p>
      <text:list xml:id="list63205399736222" text:continue-numbering="true" text:style-name="WWNum3">
        <text:list-item>
          <text:list>
            <text:list-item>
              <text:list>
                <text:list-item>
                  <text:p text:style-name="P90"><text:bookmark text:name="_4bvk7pj"/><text:span text:style-name="T25">ENDSECTION</text:span></text:p>
                </text:list-item>
              </text:list>
            </text:list-item>
          </text:list>
        </text:list-item>
      </text:list>
      <text:p text:style-name="P41"><text:span text:style-name="T16">&lt;ENDSECTION&gt;</text:span></text:p>
      <text:p text:style-name="P43"/>
      <text:p text:style-name="P41"><text:span text:style-name="T15">MDL package system</text:span></text:p>
      <text:p text:style-name="P3"/>
      <text:p text:style-name="P40"><text:span text:style-name="T15">ENDSECTION</text:span> is an alias to <text:span text:style-name="T15">ENDBLOCK</text:span>.</text:p>
      <text:p text:style-name="P40">See <text:span text:style-name="T15">DEFINITIONS</text:span>.</text:p>
      <text:list xml:id="list63205265922485" text:continue-numbering="true" text:style-name="WWNum3">
        <text:list-item>
          <text:list>
            <text:list-item>
              <text:list>
                <text:list-item>
                  <text:p text:style-name="P90"><text:bookmark text:name="_2r0uhxc"/><text:span text:style-name="T25">ENTRY</text:span></text:p>
                </text:list-item>
              </text:list>
            </text:list-item>
          </text:list>
        </text:list-item>
      </text:list>
      <text:p text:style-name="P41"><text:span text:style-name="T16">&lt;ENTRY atoms ...&gt;</text:span></text:p>
      <text:p text:style-name="P43"/>
      <text:p text:style-name="P41"><text:span text:style-name="T15">MDL package system</text:span></text:p>
      <text:p text:style-name="P43"/>
      <text:p text:style-name="P18"><text:span text:style-name="T15">ENTRY</text:span> creates/moves one or more <text:span text:style-name="T15">ATOM</text:span>s to the external <text:span text:style-name="T15">OBLIST</text:span> in a <text:span text:style-name="T15">PACKAGE</text:span>. <text:span text:style-name="T15">ENTRY</text:span> is only valid inside a <text:span text:style-name="T15">PACKAGE</text:span>, if it's used outside an error is raised.</text:p>
      <text:p text:style-name="P18">See <text:span text:style-name="T15">PACKAGE</text:span>, <text:span text:style-name="T15">RENTRY</text:span>, <text:span text:style-name="T15">USE</text:span>, <text:span text:style-name="T15">USE-WHEN</text:span>.</text:p>
      <text:p text:style-name="P18">Examples:</text:p>
      <text:p text:style-name="P57"><text:span text:style-name="T15">&lt;REMOVE ANSWER&gt; ;"Secure that ATOM not on any OBLIST"<text:line-break/><text:tab/>&lt;PACKAGE "FOO"&gt;<text:line-break/><text:tab/>&lt;SETG ANSWER 42&gt;<text:line-break/><text:tab/>&lt;1 .OBLIST&gt;<text:tab/>--&gt;<text:tab/>#OBLIST (("ANSWER" ANSWER))<text:line-break/><text:tab/>&lt;2 .OBLIST&gt;<text:tab/>--&gt;<text:tab/>#OBLIST (("IFOO" IFOO))<text:line-break/><text:tab/>&lt;ENTRY ANSWER&gt;<text:line-break/><text:tab/>&lt;1 .OBLIST&gt;<text:tab/>--&gt;<text:tab/>#OBLIST ()<text:line-break/><text:tab/>&lt;2 .OBLIST&gt;<text:tab/>--&gt;<text:tab/>#OBLIST (("IFOO" IFOO) ("ANSWER" ANSWER))<text:line-break/><text:tab/>&lt;ENDPACKAGE&gt;</text:span></text:p>
      <text:p text:style-name="P57"><text:span text:style-name="T15">,ANSWER<text:tab/><text:tab/>--&gt;<text:tab/>42</text:span></text:p>
      <text:list xml:id="list63204550801871" text:continue-numbering="true" text:style-name="WWNum3">
        <text:list-item>
          <text:list>
            <text:list-item>
              <text:list>
                <text:list-item>
                  <text:p text:style-name="P90"><text:bookmark text:name="_1664s55"/><text:span text:style-name="T25">EQVB</text:span></text:p>
                </text:list-item>
              </text:list>
            </text:list-item>
          </text:list>
        </text:list-item>
      </text:list>
      <text:p text:style-name="P41"><text:span text:style-name="T16">&lt;EQVB numbers ...&gt;</text:span></text:p>
      <text:p text:style-name="P42"/>
      <text:p text:style-name="P41"><text:span text:style-name="T16">MDL </text:span><text:span text:style-name="T15">built-in</text:span></text:p>
      <text:p text:style-name="P42"/>
      <text:p text:style-name="P15"><text:span text:style-name="T3">Bitwise equivalence (inverse of exclusive “or”). Uses 32-bit. </text:span></text:p>
      <text:p text:style-name="P15"><text:span text:style-name="T3">Examples:</text:span></text:p>
      <text:p text:style-name="P45"><text:span text:style-name="T7">&lt;XORB 250 245&gt;<text:tab/>--&gt;<text:tab/>00000000 00000000 00000000 11111010<text:line-break/><text:tab/><text:tab/><text:tab/><text:tab/><text:tab/>00000000 00000000 00000000 11110101<text:line-break/><text:tab/><text:tab/><text:tab/><text:tab/><text:tab/>-----------------------------------<text:line-break/><text:tab/><text:tab/><text:tab/><text:tab/></text:span><text:span text:style-name="T15"><text:tab/></text:span><text:span text:style-name="T7">11111111 11111111 11111111 11110000</text:span><text:span text:style-name="T15"> </text:span><text:span text:style-name="T7">=</text:span><text:span text:style-name="T15"> </text:span><text:span text:style-name="T7">-16 </text:span></text:p>
      <text:list xml:id="list63205414729782" text:continue-numbering="true" text:style-name="WWNum3">
        <text:list-item>
          <text:list>
            <text:list-item>
              <text:list>
                <text:list-item>
                  <text:p text:style-name="P90"><text:bookmark text:name="_3q5sasy"/><text:span text:style-name="T25">ERROR</text:span></text:p>
                </text:list-item>
              </text:list>
            </text:list-item>
          </text:list>
        </text:list-item>
      </text:list>
      <text:p text:style-name="P41"><text:span text:style-name="T16">&lt;ERROR values ...&gt;</text:span></text:p>
      <text:p text:style-name="P43"/>
      <text:p text:style-name="P41"><text:soft-page-break/><text:span text:style-name="T15">MDL built-in</text:span></text:p>
      <text:p text:style-name="P43"/>
      <text:p text:style-name="P18"><text:span text:style-name="T15">ERROR</text:span> raises an error (<text:span text:style-name="T15">[error MDL0001]</text:span>) and listing values as resources. The values are usually a text explaining the error, offending ATOM, routine where it occurred and last any other information.</text:p>
      <text:p text:style-name="P18">Example:</text:p>
      <text:p text:style-name="P18"><text:span text:style-name="T15"><text:tab/>&lt;SET A 616&gt;<text:line-break/><text:tab/>&lt;ERROR "MY TYPE OF ERROR." .A&gt;</text:span></text:p>
      <text:p text:style-name="P18"><text:span text:style-name="T15"><text:tab/>--&gt;<text:tab/><text:line-break/><text:tab/>[error MDL0001] &lt;stdin&gt;:1: ERROR: "MY TYPE OF ERROR." 616</text:span></text:p>
      <text:list xml:id="list63205458400754" text:continue-numbering="true" text:style-name="WWNum3">
        <text:list-item>
          <text:list>
            <text:list-item>
              <text:list>
                <text:list-item>
                  <text:p text:style-name="P90"><text:bookmark text:name="_25b2l0r"/><text:span text:style-name="T25">EVAL</text:span></text:p>
                </text:list-item>
              </text:list>
            </text:list-item>
          </text:list>
        </text:list-item>
      </text:list>
      <text:p text:style-name="P41"><text:span text:style-name="T16">&lt;EVAL value [environment]&gt;</text:span></text:p>
      <text:p text:style-name="P42"/>
      <text:p text:style-name="P41"><text:span text:style-name="T16">MDL </text:span><text:span text:style-name="T15">built-in</text:span></text:p>
      <text:p text:style-name="P42"/>
      <text:p text:style-name="P15"><text:span text:style-name="T3">This evaluates </text:span><text:span text:style-name="T7">value</text:span><text:span text:style-name="T3"> (usually a </text:span><text:span text:style-name="T7">FORM</text:span><text:span text:style-name="T3"> created by </text:span><text:span text:style-name="T7">FORM</text:span><text:span text:style-name="T3"> or </text:span><text:span text:style-name="T7">QUOTE</text:span><text:span text:style-name="T3">).</text:span><text:span text:style-name="T7"> </text:span></text:p>
      <text:p text:style-name="P15"><text:span text:style-name="T3">It i</text:span>s<text:span text:style-name="T3"> possible to supply an </text:span><text:span text:style-name="T7">environment</text:span><text:span text:style-name="T3"> for </text:span><text:span text:style-name="T7">EVAL</text:span><text:span text:style-name="T3">. This tells </text:span><text:span text:style-name="T7">EVAL</text:span><text:span text:style-name="T3"> from which </text:span><text:span text:style-name="T7">environment</text:span><text:span text:style-name="T3"> </text:span><text:span text:style-name="T7">EVAL</text:span><text:span text:style-name="T3"> should take variable bindings. See </text:span><text:span text:style-name="T2">The MDL Programming Language, chap. 9.7</text:span><text:span text:style-name="T3"> for more </text:span>about the <text:span text:style-name="T15">environment</text:span><text:span text:style-name="T3">.</text:span></text:p>
      <text:p text:style-name="P15"><text:span text:style-name="T3">Examples:</text:span></text:p>
      <text:p text:style-name="P15"><text:span text:style-name="T7"><text:tab/>&lt;SET F '&lt;+ 1 2&gt;&gt;</text:span></text:p>
      <text:p text:style-name="P15"><text:span text:style-name="T7"><text:tab/>.F<text:tab/><text:tab/><text:tab/><text:tab/><text:tab/>--&gt;<text:tab/>&lt;+ 1 2&gt;<text:line-break/><text:tab/>&lt;EVAL .F&gt;<text:tab/><text:tab/><text:tab/><text:tab/>--&gt;<text:tab/>3</text:span></text:p>
      <text:p text:style-name="P15"><text:span text:style-name="T7"><text:tab/>&lt;SET A 0&gt;<text:line-break/><text:tab/>&lt;DEFINE WRONG ('B "AUX" (A 1)) &lt;EVAL .B&gt;&gt;<text:line-break/><text:tab/>&lt;DEFINE RIGHT ("BIND" E 'B "AUX" (A 1)) &lt;EVAL .B .E&gt;&gt;</text:span></text:p>
      <text:p text:style-name="P15"><text:span text:style-name="T7"><text:tab/>&lt;WRONG .A&gt;<text:tab/><text:tab/><text:tab/>--&gt;<text:tab/>1<text:line-break/><text:tab/>&lt;RIGHT .A&gt;<text:tab/><text:tab/><text:tab/>--&gt;<text:tab/>0</text:span></text:p>
      <text:p text:style-name="P91"><text:bookmark text:name="_bpmjvni0hgho"/>EVAL-IN-SEGMENT</text:p>
      <text:list xml:id="list63205486692519" text:continue-numbering="true" text:style-name="WWNum3">
        <text:list-item>
          <text:list>
            <text:list-item>
              <text:list>
                <text:list-item>
                  <text:p text:style-name="P8"><text:span text:style-name="T15">&lt;EVAL-IN-SEGMENT dummy1 value[dummy2]&gt;<text:line-break/><text:line-break/>ZIL library</text:span></text:p>
                </text:list-item>
              </text:list>
            </text:list-item>
          </text:list>
        </text:list-item>
      </text:list>
      <text:p text:style-name="Standard"/>
      <text:p text:style-name="P40">ZILF ignores <text:span text:style-name="T15">dummy1</text:span> and the optional <text:span text:style-name="T15">dummy2</text:span>. ZILF then calls <text:span text:style-name="T15">EVAL</text:span> on the <text:span text:style-name="T15">value</text:span> and returns its result.</text:p>
      <text:p text:style-name="P40">Example:</text:p>
      <text:p text:style-name="P40"><text:span text:style-name="T15"><text:tab/>&lt;SET F '&lt;+ 1 2&gt;&gt;</text:span></text:p>
      <text:list xml:id="list63205476486844" text:continue-numbering="true" text:style-name="WWNum3">
        <text:list-item>
          <text:list>
            <text:list-item>
              <text:list>
                <text:list-item>
                  <text:p text:style-name="P66"><text:tab/>.F<text:tab/><text:tab/><text:tab/><text:tab/><text:tab/><text:tab/><text:tab/><text:tab/>--&gt;<text:tab/>&lt;+ 1 2&gt;<text:line-break/><text:tab/><text:span text:style-name="T15">&lt;EVAL-IN-SEGMENT "HINTS" .F (1 2 3)&gt;<text:tab/>--&gt;<text:tab/>3</text:span></text:p>
                </text:list-item>
                <text:list-item>
                  <text:p text:style-name="P90"><text:bookmark text:name="_ftm493ovourk"/><text:span text:style-name="T25">EVALTYPE</text:span></text:p>
                </text:list-item>
              </text:list>
            </text:list-item>
          </text:list>
        </text:list-item>
      </text:list>
      <text:p text:style-name="P41"><text:span text:style-name="T16">&lt;EVALTYPE atom [handler]&gt;</text:span></text:p>
      <text:p text:style-name="P43"/>
      <text:p text:style-name="P41"><text:span text:style-name="T15">MDL built-in</text:span></text:p>
      <text:p text:style-name="P43"/>
      <text:p text:style-name="P40"><text:span text:style-name="T15">EVALTYPE</text:span> tells the <text:span text:style-name="T15">TYPE</text:span> <text:span text:style-name="T15">atom</text:span> how it should be evaluated by <text:span text:style-name="T15">EVAL</text:span>. If <text:span text:style-name="T15">EVAL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40">Note that it is possible to replace the <text:span text:style-name="T15">handler</text:span> with a new <text:span text:style-name="T15">handler</text:span>, even on the predefined <text:span text:style-name="T15">TYPE</text:span>s.</text:p>
      <text:p text:style-name="P40">See <text:span text:style-name="T15">APPLYTYPE</text:span>, <text:span text:style-name="T15">NEWTYPE</text:span> and <text:span text:style-name="T15">PRINTTYPE</text:span>.</text:p>
      <text:p text:style-name="P40">Example:</text:p>
      <text:p text:style-name="P39"><text:span text:style-name="T15">&lt;NEWTYPE GRITCH LIST&gt;<text:line-break/>&lt;EVALTYPE GRITCH&gt;<text:tab/><text:tab/><text:tab/><text:tab/><text:tab/>--&gt;<text:tab/>#FALSE<text:line-break/>&lt;EVALTYPE GRITCH LIST&gt; ;"Evaluate GRITCH as a LIST"<text:line-break/>&lt;EVALTYPE GRITCH&gt;<text:tab/><text:tab/><text:tab/><text:tab/><text:tab/>--&gt;<text:tab/>LIST<text:line-break/>#GRITCH (A &lt;+ 1 2 3&gt; !&lt;SET A "BC"&gt;)<text:tab/>--&gt; <text:tab/>(A 6 !\B !\C)</text:span></text:p>
      <text:p text:style-name="P39"><text:span text:style-name="T15">;"Make it like LISP!"<text:line-break/>&lt;EVALTYPE LIST FORM&gt; <text:s/>;"Evaluate LISTs as FORMs!"<text:line-break/>&lt;EVALTYPE ATOM ,LVAL&gt; ;"Evaluate bare ATOM as LVAL!"<text:line-break/>(+ 1 2)<text:tab/><text:tab/><text:tab/><text:tab/><text:tab/><text:tab/><text:tab/>--&gt;<text:tab/>3<text:line-break/>(SET 'A 5)<text:line-break/>A<text:tab/><text:tab/><text:tab/><text:tab/><text:tab/><text:tab/><text:tab/><text:tab/>--&gt;<text:tab/>5</text:span></text:p>
      <text:list xml:id="list63204120040940" text:continue-numbering="true" text:style-name="WWNum3">
        <text:list-item>
          <text:list>
            <text:list-item>
              <text:list>
                <text:list-item>
                  <text:p text:style-name="P90"><text:bookmark text:name="_34g0dwd"/><text:soft-page-break/><text:span text:style-name="T25">EXPAND</text:span></text:p>
                </text:list-item>
              </text:list>
            </text:list-item>
          </text:list>
        </text:list-item>
      </text:list>
      <text:p text:style-name="P41"><text:span text:style-name="T16">&lt;EXPAND value&gt;</text:span></text:p>
      <text:p text:style-name="P43"/>
      <text:p text:style-name="P41"><text:span text:style-name="T15">MDL built-in</text:span></text:p>
      <text:p text:style-name="P43"/>
      <text:p text:style-name="P18"><text:span text:style-name="T15">EXPAND</text:span> performs the first <text:span text:style-name="T15">EVAL</text:span> of the <text:span text:style-name="T15">value</text:span>. In case the <text:span text:style-name="T15">value</text:span> is a <text:span text:style-name="T15">MACRO</text:span> only the first <text:span text:style-name="T15">EVAL</text:span> is done. </text:p>
      <text:p text:style-name="P18">Example:</text:p>
      <text:p text:style-name="P18"><text:span text:style-name="T15"><text:tab/>&lt;DEFMAC INC2 (ATM "OPTIONAL" (N 1))<text:line-break/><text:tab/><text:tab/>&lt;PARSE "&lt;SET %.ATM &lt;+ %.ATM %.N&gt;&gt;"&gt;&gt;<text:line-break/><text:tab/>&lt;EXPAND '&lt;INC2 X&gt;&gt;<text:tab/><text:tab/><text:tab/>--&gt;<text:tab/>&lt;SET X &lt;+ X 1&gt;&gt;</text:span></text:p>
      <text:list xml:id="list63203901135385" text:continue-numbering="true" text:style-name="WWNum3">
        <text:list-item>
          <text:list>
            <text:list-item>
              <text:list>
                <text:list-item>
                  <text:p text:style-name="P90"><text:bookmark text:name="_1jlao46"/><text:span text:style-name="T25">FILE-FLAGS</text:span></text:p>
                </text:list-item>
              </text:list>
            </text:list-item>
          </text:list>
        </text:list-item>
      </text:list>
      <text:p text:style-name="P41"><text:span text:style-name="T16">&lt;FILE-FLAGS {CLEAN-STACK? | MDL-ZIL? | SEN</text:span><text:span text:style-name="T15">TENCE-ENDS? | <text:line-break/><text:tab/><text:tab/><text:tab/><text:tab/>ZAP-TO-SOURCE-DIRECTORY?</text:span><text:span text:style-name="T16">}</text:span><text:span text:style-name="T15"> ...</text:span><text:span text:style-name="T16">&gt;</text:span></text:p>
      <text:p text:style-name="P42"/>
      <text:p text:style-name="P41"><text:span text:style-name="T16">ZIL library</text:span></text:p>
      <text:p text:style-name="P42"/>
      <text:p text:style-name="P15">This sets flags to control how ZILF should compile. To clear, call FILE-FLAGS without any flags. The flags are:</text:p>
      <text:p text:style-name="P58"><text:span text:style-name="T7">CLEAN-STACK?</text:span><text:span text:style-name="T3"> <text:tab/><text:tab/><text:tab/></text:span>T<text:span text:style-name="T3">ells the compiler to generate extra code to remove<text:line-break/><text:tab/><text:tab/><text:tab/><text:tab/><text:tab/>unneeded values from the stack. Without it, the<text:line-break/></text:span><text:tab/><text:tab/><text:tab/><text:tab/><text:tab/><text:span text:style-name="T3">compiler will generate smaller code in some cases, at<text:line-break/></text:span><text:tab/><text:tab/><text:tab/><text:tab/><text:tab/><text:span text:style-name="T3">the risk of potentially causing stack overflow at<text:line-break/><text:tab/><text:tab/><text:tab/><text:tab/><text:tab/>runtime.<text:line-break/></text:span><text:span text:style-name="T15">MDL-ZIL?</text:span> <text:tab/><text:tab/><text:tab/><text:tab/>Tells the compiler to treat <text:span text:style-name="T15">SETG</text:span> (at top-level) as<text:line-break/><text:tab/><text:tab/><text:tab/><text:tab/><text:tab/><text:span text:style-name="T15">GLOBAL</text:span> and <text:span text:style-name="T15">DEFINE</text:span> as <text:span text:style-name="T15">ROUTINE</text:span> (<text:span text:style-name="T15">SETG20</text:span> and <text:line-break/><text:tab/><text:tab/><text:tab/><text:tab/><text:tab/><text:span text:style-name="T15">DEFINE20</text:span> always works as in MDL). Presumably<text:line-break/><text:tab/><text:tab/><text:tab/><text:tab/><text:tab/>that was a way to run the games in MDL during<text:line-break/><text:tab/><text:tab/><text:tab/><text:tab/><text:tab/>development without recompiling them.<text:line-break/><text:span text:style-name="T15">SENTENCE-ENDS?</text:span> <text:tab/><text:tab/><text:tab/>Tells the compiler (only version 6) to treat two spaces <text:line-break/><text:tab/><text:tab/><text:tab/><text:tab/><text:tab/>after a period or a question mark as the end of a<text:line-break/><text:tab/><text:tab/><text:tab/><text:tab/><text:tab/>sentence in TELL. <text:line-break/><text:tab/><text:tab/><text:tab/><text:tab/><text:tab/>Note: a space followed by an embedded newline wil<text:line-break/><text:tab/><text:tab/><text:tab/><text:tab/><text:tab/>produce two spaces instead of collapsing.<text:line-break/><text:span text:style-name="T15">ZAP-TO-SOURCE-DIRECTORY?</text:span> <text:tab/>ZILF ignores this.</text:p>
      <text:p text:style-name="P15">Examples:</text:p>
      <text:p text:style-name="P15"><text:span text:style-name="T15"><text:tab/>&lt;FILE-FLAGS CLEAN-STACK? MDL-ZIL?&gt;<text:tab/>--&gt; Set both flags</text:span></text:p>
      <text:p text:style-name="P61"><text:span text:style-name="T15">&lt;FILE-FLAGS MDL-ZIL?&gt;<text:line-break/><text:tab/>&lt;SETG X 123&gt;<text:tab/><text:tab/><text:tab/><text:tab/><text:tab/>;"This compiles as GLOBAL"<text:line-break/><text:tab/>&lt;DEFINE MDL-ZIL-TEST () &lt;TELL N X CR&gt;&gt; <text:tab/>;"This compiles as a<text:line-break/><text:tab/><text:tab/><text:tab/><text:tab/><text:tab/><text:tab/><text:tab/><text:tab/><text:tab/> ROUTINE"</text:span></text:p>
      <text:p text:style-name="P61"><text:span text:style-name="T15">&lt;FILE-FLAGS SENTENCE-ENDS?&gt;<text:line-break/><text:tab/>&lt;ROUTINE SENTENCE-ENDS-TEST ()<text:line-break/><text:tab/><text:tab/>&lt;TELL \"Hi. <text:s/>Hi. <text:s text:c="2"/>Hi.| <text:s/>Hi! <text:s/>Hi? <text:s/>Hi. \nHi.\" CR&gt;"&gt;<text:line-break/><text:tab/>--&gt;<text:tab/>"Hi.\u000bHi.\u000b Hi.\n <text:s/>Hi!\u000bHi?\u000bHi. <text:s/>Hi.\n"</text:span></text:p>
      <text:list xml:id="list63203797886593" text:continue-numbering="true" text:style-name="WWNum3">
        <text:list-item>
          <text:list>
            <text:list-item>
              <text:list>
                <text:list-item>
                  <text:p text:style-name="P90"><text:bookmark text:name="_43ky6rz"/><text:span text:style-name="T25">FILE-LENGTH</text:span></text:p>
                </text:list-item>
              </text:list>
            </text:list-item>
          </text:list>
        </text:list-item>
      </text:list>
      <text:p text:style-name="P41"><text:span text:style-name="T16">&lt;FILE-LENGTH channel&gt;</text:span></text:p>
      <text:p text:style-name="P43"/>
      <text:p text:style-name="P41"><text:span text:style-name="T15">MDL built-in</text:span></text:p>
      <text:p text:style-name="P43"/>
      <text:p text:style-name="P18"><text:span text:style-name="T15">FILE-LENGTH</text:span> returns the size, in bytes, of the file on <text:span text:style-name="T15">channel</text:span>. <text:span text:style-name="T15">FILE-LENGTH</text:span> returns <text:span text:style-name="T15">FALSE</text:span> if the file is closed.</text:p>
      <text:p text:style-name="P18">Example:</text:p>
      <text:p text:style-name="P18"><text:tab/>;<text:span text:style-name="T15">"ZILF ver 0.9"<text:line-break/><text:tab/>&lt;SET CH &lt;OPEN "READ" "../zillib/parser.zil"&gt;&gt;<text:line-break/><text:tab/>&lt;FILE-LENGTH .CH&gt;<text:tab/><text:tab/><text:tab/><text:tab/><text:tab/>--&gt;<text:tab/>115629<text:line-break/><text:tab/>&lt;CLOSE .CH&gt;</text:span></text:p>
      <text:list xml:id="list63205699013383" text:continue-numbering="true" text:style-name="WWNum3">
        <text:list-item>
          <text:list>
            <text:list-item>
              <text:list>
                <text:list-item>
                  <text:p text:style-name="P90"><text:bookmark text:name="_2iq8gzs"/><text:span text:style-name="T25">FLOAD</text:span></text:p>
                </text:list-item>
              </text:list>
            </text:list-item>
          </text:list>
        </text:list-item>
      </text:list>
      <text:p text:style-name="P41"><text:span text:style-name="T16">&lt;FLOAD filename&gt;</text:span></text:p>
      <text:p text:style-name="P43"/>
      <text:p text:style-name="P41"><text:span text:style-name="T15">MDL built-in</text:span></text:p>
      <text:p text:style-name="P43"/>
      <text:p text:style-name="P18">ZILF ignores all but the first argument and treats <text:span text:style-name="T15">FLOAD</text:span> as an alias to <text:span text:style-name="T15">INSERT-FILE</text:span>.</text:p>
      <text:list xml:id="list63204249397018" text:continue-numbering="true" text:style-name="WWNum3">
        <text:list-item>
          <text:list>
            <text:list-item>
              <text:list>
                <text:list-item>
                  <text:p text:style-name="P90"><text:bookmark text:name="_xvir7l"/><text:span text:style-name="T25">FORM</text:span></text:p>
                </text:list-item>
              </text:list>
            </text:list-item>
          </text:list>
        </text:list-item>
      </text:list>
      <text:p text:style-name="P41"><text:span text:style-name="T16">&lt;FORM values ...&gt;</text:span></text:p>
      <text:p text:style-name="P42"/>
      <text:p text:style-name="P41"><text:soft-page-break/><text:span text:style-name="T16">MDL </text:span><text:span text:style-name="T15">built-in</text:span></text:p>
      <text:p text:style-name="P42"/>
      <text:p text:style-name="P15"><text:span text:style-name="T3">This creates a </text:span><text:span text:style-name="T7">FORM</text:span><text:span text:style-name="T3"> without </text:span>evaluating<text:span text:style-name="T3"> it. This is analogous to </text:span><text:span text:style-name="T7">LIST</text:span><text:span text:style-name="T3"> and </text:span><text:span text:style-name="T7">VECTOR</text:span><text:span text:style-name="T3"> but with "</text:span><text:span text:style-name="T7">&lt;&gt;</text:span><text:span text:style-name="T3">" instead of "</text:span><text:span text:style-name="T7">()</text:span><text:span text:style-name="T3">" or "</text:span><text:span text:style-name="T7">[]</text:span><text:span text:style-name="T3">". In many cases it is possible to use </text:span><text:span text:style-name="T7">QUOTE</text:span><text:span text:style-name="T3"> to achieve the same result.</text:span></text:p>
      <text:p text:style-name="P15"><text:span text:style-name="T3">Examples:</text:span></text:p>
      <text:p text:style-name="P15"><text:span text:style-name="T3"><text:tab/></text:span><text:span text:style-name="T7">&lt;FORM + 1 2&gt;<text:tab/><text:tab/>--&gt;<text:tab/>&lt;+ 1 2&gt;</text:span></text:p>
      <text:p text:style-name="P15"><text:span text:style-name="T7"><text:tab/>&lt;DEFINE INC-FORM (A)<text:line-break/><text:tab/><text:tab/>&lt;FORM SET .A &lt;FORM + 1 &lt;FORM LVAL .A&gt;&gt;&gt;&gt;</text:span></text:p>
      <text:p text:style-name="P15"><text:span text:style-name="T7"><text:tab/>&lt;INC-FORM X&gt;<text:tab/><text:tab/>--&gt;<text:tab/>&lt;SET X &lt;+ 1 .X&gt;</text:span></text:p>
      <text:p text:style-name="P85"><text:bookmark text:name="_rvdiawa60ol4"/>FREQUENT-WORDS?</text:p>
      <text:list xml:id="list63204459807128" text:continue-numbering="true" text:style-name="WWNum3">
        <text:list-item>
          <text:list>
            <text:list-item>
              <text:list>
                <text:list-item>
                  <text:p text:style-name="P8"><text:span text:style-name="T15">&lt;FREQUENT-WORDS?&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 Frequent words table is built by ZAPF instead.</text:p>
      <text:list xml:id="list63204735583567" text:continue-numbering="true" text:style-name="WWNum3">
        <text:list-item>
          <text:list>
            <text:list-item>
              <text:list>
                <text:list-item>
                  <text:p text:style-name="P90"><text:bookmark text:name="_m3e5asphu6rd"/><text:span text:style-name="T25">FUNCTION</text:span></text:p>
                </text:list-item>
              </text:list>
            </text:list-item>
          </text:list>
        </text:list-item>
      </text:list>
      <text:p text:style-name="P41"><text:span text:style-name="T16">&lt;FUNCTION [activation] arg-list [decl] expressions ...&gt;</text:span></text:p>
      <text:p text:style-name="P41"><text:span text:style-name="T16">#FUNCTION ([activation] arg-list [decl] expressions ...)</text:span></text:p>
      <text:p text:style-name="P42"/>
      <text:p text:style-name="P41"><text:span text:style-name="T16">MDL </text:span><text:span text:style-name="T15">built-in</text:span></text:p>
      <text:p text:style-name="P42"/>
      <text:p text:style-name="P15"><text:span text:style-name="T3">This creates a </text:span><text:span text:style-name="T7">FUNCTION</text:span><text:span text:style-name="T3">. When a </text:span><text:span text:style-name="T7">FUNCTION</text:span><text:span text:style-name="T3"> is called it evaluates all the </text:span><text:span text:style-name="T7">expressions</text:span><text:span text:style-name="T3"> and </text:span>returns<text:span text:style-name="T3"> the result of the last expression.</text:span></text:p>
      <text:p text:style-name="P15"><text:span text:style-name="T3">The </text:span><text:span text:style-name="T7">arg-list</text:span><text:span text:style-name="T3"> is a </text:span><text:span text:style-name="T7">LIST</text:span><text:span text:style-name="T3"> of arguments for the </text:span><text:span text:style-name="T7">FUNCTION</text:span><text:span text:style-name="T3">. Besides the arguments to the </text:span><text:span text:style-name="T7">FUNCTION</text:span><text:span text:style-name="T3">, </text:span><text:span text:style-name="T7">arg-list</text:span><text:span text:style-name="T3"> can also contain these tokens (in this order):</text:span></text:p>
      <text:p text:style-name="P15"><text:span text:style-name="T3"><text:tab/></text:span><text:span text:style-name="T7">"BIND"</text:span><text:span text:style-name="T3"><text:tab/>Followed by an </text:span><text:span text:style-name="T7">ATOM</text:span><text:span text:style-name="T3"> that binds the </text:span><text:span text:style-name="T7">ATOM</text:span><text:span text:style-name="T3"> to the </text:span><text:span text:style-name="T7">ENVIRONMENT</text:span><text:span text:style-name="T3"> <text:line-break/><text:tab/><text:tab/><text:tab/>when the </text:span><text:span text:style-name="T7">FUNCTION</text:span><text:span text:style-name="T3"> was applied. See </text:span><text:span text:style-name="T7">EVAL</text:span><text:span text:style-name="T3"> for example on this.<text:line-break/><text:tab/></text:span><text:span text:style-name="T7">Arguments</text:span><text:span text:style-name="T3"><text:tab/>The required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text:line-break/><text:tab/></text:span><text:span text:style-name="T7">"OPT"</text:span><text:span text:style-name="T3"><text:tab/>The optional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 and can be defined with<text:line-break/><text:tab/><text:tab/><text:tab/>a default value. </text:span><text:span text:style-name="T7">"OPTIONAL"</text:span><text:span text:style-name="T3"> is an alias for </text:span><text:span text:style-name="T7">"OPT"</text:span><text:span text:style-name="T3">.<text:line-break/><text:tab/></text:span><text:span text:style-name="T7">"ARGS"</text:span><text:span text:style-name="T3"><text:tab/>Followed by an </text:span><text:span text:style-name="T7">ATOM</text:span><text:span text:style-name="T3"> that is bound a </text:span><text:span text:style-name="T7">LIST</text:span><text:span text:style-name="T3"> of all remaining arguments,<text:line-break/><text:tab/><text:tab/><text:tab/>unevaluated. If </text:span><text:span text:style-name="T7">"ARGS"</text:span><text:span text:style-name="T3"> appears in arg-list, </text:span><text:span text:style-name="T7">"TUPLE"</text:span><text:span text:style-name="T3"> should not appear.<text:line-break/><text:tab/></text:span><text:span text:style-name="T7">"TUPLE"</text:span><text:span text:style-name="T3"><text:tab/>Followed by an </text:span><text:span text:style-name="T7">ATOM</text:span><text:span text:style-name="T3"> that is bound a </text:span><text:span text:style-name="T7">TUPLE</text:span><text:span text:style-name="T3"> of all remaining arguments,<text:line-break/><text:tab/><text:tab/><text:tab/>evaluated. If </text:span><text:span text:style-name="T7">"TUPLE"</text:span><text:span text:style-name="T3"> appears in arg-list, </text:span><text:span text:style-name="T7">"ARGS"</text:span><text:span text:style-name="T3"> should not appear.<text:line-break/><text:tab/><text:tab/><text:tab/>See </text:span><text:span text:style-name="T7">TUPLE</text:span><text:span text:style-name="T3"> for example on this.<text:line-break/><text:tab/></text:span><text:span text:style-name="T7">"AUX"</text:span><text:span text:style-name="T3"><text:tab/>Followed by any number of </text:span><text:span text:style-name="T7">ATOM</text:span><text:span text:style-name="T3">s that becomes local variables inside<text:line-break/><text:tab/><text:tab/><text:tab/>this </text:span><text:span text:style-name="T7">FUNCTION</text:span><text:span text:style-name="T3"> and can be defined with a default value. </text:span><text:span text:style-name="T7">"EXTRA"</text:span><text:span text:style-name="T3"><text:line-break/><text:tab/><text:tab/><text:tab/>is a alias for </text:span><text:span text:style-name="T7">"AUX"</text:span><text:span text:style-name="T3">.<text:line-break/><text:tab/></text:span><text:span text:style-name="T7">"NAME"</text:span><text:span text:style-name="T3"><text:tab/>Followed by an </text:span><text:span text:style-name="T7">ATOM</text:span><text:span text:style-name="T3"> that becomes the </text:span><text:span text:style-name="T7">activation</text:span><text:span text:style-name="T3"> for this </text:span><text:span text:style-name="T7">FUNCTION</text:span><text:span text:style-name="T3">.<text:line-break/><text:tab/><text:tab/><text:tab/>This is equivalent to naming the </text:span><text:span text:style-name="T7">activation</text:span><text:span text:style-name="T3"> before the </text:span><text:span text:style-name="T7">arg-list</text:span><text:span text:style-name="T3">.<text:line-break/><text:tab/><text:tab/><text:tab/></text:span><text:span text:style-name="T7">"ACT"</text:span><text:span text:style-name="T3"> is an alias for </text:span><text:span text:style-name="T7">"NAME"</text:span><text:span text:style-name="T3">. See </text:span><text:span text:style-name="T7">AGAIN</text:span><text:span text:style-name="T3"> for example on this.</text:span></text:p>
      <text:p text:style-name="P15"><text:span text:style-name="T3">Default values for </text:span><text:span text:style-name="T8">"OPT"</text:span><text:span text:style-name="T3"> and </text:span><text:span text:style-name="T8">"AUX"</text:span><text:span text:style-name="T3"> are defined by a two-element </text:span><text:span text:style-name="T8">LIST</text:span><text:span text:style-name="T3"> whose first element is the </text:span><text:span text:style-name="T8">ATOM</text:span><text:span text:style-name="T3"> and the second element is assigned to. </text:span></text:p>
      <text:p text:style-name="P15"><text:span text:style-name="T3"><text:tab/></text:span><text:span text:style-name="T7">&lt;FUNCTION ("AUX" (X 1) (Y 2)) &lt;+ .X .Y&gt;&gt;</text:span></text:p>
      <text:p text:style-name="P15"><text:span text:style-name="T3">Means that the local variables </text:span><text:span text:style-name="T7">X</text:span><text:span text:style-name="T3"> and </text:span><text:span text:style-name="T7">Y</text:span><text:span text:style-name="T3"> are initially assigned 1 and 2.</text:span></text:p>
      <text:p text:style-name="P15"><text:span text:style-name="T7">FUNCTION</text:span><text:span text:style-name="T3"> is its own </text:span><text:span text:style-name="T7">TYPE</text:span><text:span text:style-name="T3"> and it is perfectly legal to, for example, use </text:span><text:span text:style-name="T7">#FUNCTION</text:span><text:span text:style-name="T3"> instead to create a </text:span><text:span text:style-name="T7">FUNCTION</text:span><text:span text:style-name="T3">. </text:span></text:p>
      <text:p text:style-name="P15"><text:span text:style-name="T3">Usually a </text:span><text:span text:style-name="T7">FUNCTION</text:span><text:span text:style-name="T3"> is assigned to a global variable. This can be done by assigning a global </text:span><text:span text:style-name="T7">ATOM</text:span><text:span text:style-name="T3"> the </text:span><text:span text:style-name="T7">FUNCTION</text:span><text:span text:style-name="T3"> with </text:span><text:span text:style-name="T7">SETG</text:span><text:span text:style-name="T3"> (this is more commonly done with </text:span><text:span text:style-name="T7">DEFINE)</text:span><text:span text:style-name="T3">.</text:span></text:p>
      <text:p text:style-name="P15"><text:span text:style-name="T3">Examples:</text:span></text:p>
      <text:p text:style-name="P15"><text:span text:style-name="T3"><text:tab/></text:span><text:span text:style-name="T7">&lt;&lt;FUNCTION (X1 X2) &lt;+ .X1 .X2&gt;&gt; 5 4&gt;<text:tab/>--&gt;<text:tab/>9</text:span></text:p>
      <text:p text:style-name="P15"><text:span text:style-name="T7"><text:tab/>&lt;SETG SQUARE &lt;FUNCTION (X) &lt;* .X .X&gt;&gt;&gt;<text:line-break/><text:tab/>&lt;SQUARE 5&gt;<text:tab/><text:tab/><text:tab/><text:tab/><text:tab/><text:tab/>--&gt;<text:tab/>25</text:span></text:p>
      <text:p text:style-name="P15"><text:span text:style-name="T7"><text:tab/>&lt;SETG POWER-TO &lt;FUNCTION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63205292554565" text:continue-numbering="true" text:style-name="WWNum3">
        <text:list-item>
          <text:list>
            <text:list-item>
              <text:list>
                <text:list-item>
                  <text:p text:style-name="P90"><text:bookmark text:name="_1x0gk37"/><text:span text:style-name="T25">FUNNY-GLOBALS?</text:span></text:p>
                </text:list-item>
              </text:list>
            </text:list-item>
          </text:list>
        </text:list-item>
      </text:list>
      <text:p text:style-name="P41"><text:span text:style-name="T16">&lt;FUNNY-GLOBALS? [boolean]&gt;</text:span></text:p>
      <text:p text:style-name="P42"/>
      <text:p text:style-name="P41"><text:span text:style-name="T16">ZIL library</text:span></text:p>
      <text:p text:style-name="P28"/>
      <text:p text:style-name="P15"><text:soft-page-break/><text:span text:style-name="T3">When enabled, “funny globals” mode lets the game define more than the usual 240 global variables.</text:span></text:p>
      <text:p text:style-name="P15"><text:span text:style-name="T3">If needed, ZILF will move the extra variables into a table (GLOBAL-VARS-TABLE) and generate table instructions to access them (</text:span><text:span text:style-name="T7">PUT</text:span><text:span text:style-name="T3"> and </text:span><text:span text:style-name="T7">GET</text:span><text:span text:style-name="T3">, or in the case of </text:span><text:span text:style-name="T7">BYTE</text:span><text:span text:style-name="T3"> globals created with </text:span><text:span text:style-name="T7">DEFINE-GLOBALS</text:span><text:span text:style-name="T3">, </text:span><text:span text:style-name="T7">PUTB</text:span><text:span text:style-name="T3"> and </text:span><text:span text:style-name="T7">GETB</text:span><text:span text:style-name="T3">).</text:span></text:p>
      <text:p text:style-name="P15"><text:span text:style-name="T3">This translation is mostly transparent to game source code, but it can’t be used for global variables that are ever referenced indirectly by number. ZILF uses a simple heuristic to try to identify those variables and reserve “real” global variable slots for them.</text:span></text:p>
      <text:list xml:id="list63203980678663" text:continue-numbering="true" text:style-name="WWNum3">
        <text:list-item>
          <text:list>
            <text:list-item>
              <text:list>
                <text:list-item>
                  <text:p text:style-name="P90"><text:bookmark text:name="_4h042r0"/><text:span text:style-name="T25">G=?</text:span></text:p>
                </text:list-item>
              </text:list>
            </text:list-item>
          </text:list>
        </text:list-item>
      </text:list>
      <text:p text:style-name="P41"><text:span text:style-name="T16">&lt;G=? value1 value2&gt;</text:span></text:p>
      <text:p text:style-name="P42"/>
      <text:p text:style-name="P41"><text:span text:style-name="T16">MDL </text:span><text:span text:style-name="T15">built-in</text:span></text:p>
      <text:p text:style-name="P42"/>
      <text:p text:style-name="P27"><text:span text:style-name="T22">Predicate. True if </text:span><text:span text:style-name="T16">value1</text:span><text:span text:style-name="T22"> is greater or equal than </text:span><text:span text:style-name="T16">value2</text:span><text:span text:style-name="T22"> otherwise false.</text:span></text:p>
      <text:list xml:id="list63204155509983" text:continue-numbering="true" text:style-name="WWNum3">
        <text:list-item>
          <text:list>
            <text:list-item>
              <text:list>
                <text:list-item>
                  <text:p text:style-name="P90"><text:bookmark text:name="_2w5ecyt"/><text:span text:style-name="T25">G?</text:span></text:p>
                </text:list-item>
              </text:list>
            </text:list-item>
          </text:list>
        </text:list-item>
      </text:list>
      <text:p text:style-name="P41"><text:span text:style-name="T16">&lt;G? value1 value2&gt;</text:span></text:p>
      <text:p text:style-name="P42"/>
      <text:p text:style-name="P41"><text:span text:style-name="T16">MDL </text:span><text:span text:style-name="T15">built-in</text:span></text:p>
      <text:p text:style-name="P42"/>
      <text:p text:style-name="P27"><text:span text:style-name="T22">Predicate. True if </text:span><text:span text:style-name="T16">value1</text:span><text:span text:style-name="T22"> is greater than </text:span><text:span text:style-name="T16">value2</text:span><text:span text:style-name="T22"> otherwise false.</text:span></text:p>
      <text:list xml:id="list63204707558590" text:continue-numbering="true" text:style-name="WWNum3">
        <text:list-item>
          <text:list>
            <text:list-item>
              <text:list>
                <text:list-item>
                  <text:p text:style-name="P90"><text:bookmark text:name="_1baon6m"/><text:span text:style-name="T25">GASSIGNED?</text:span></text:p>
                </text:list-item>
              </text:list>
            </text:list-item>
          </text:list>
        </text:list-item>
      </text:list>
      <text:p text:style-name="P41"><text:span text:style-name="T16">&lt;GASSIGNED? Atom&gt;</text:span></text:p>
      <text:p text:style-name="P42"/>
      <text:p text:style-name="P41"><text:span text:style-name="T16">MDL </text:span><text:span text:style-name="T15">built-in</text:span></text:p>
      <text:p text:style-name="P42"/>
      <text:p text:style-name="P15"><text:span text:style-name="T3">Predicate. Returns true </text:span>if the <text:span text:style-name="T15">atom</text:span><text:span text:style-name="T3"> has </text:span>an<text:span text:style-name="T3"> </text:span><text:span text:style-name="T8">G</text:span><text:span text:style-name="T7">VAL</text:span><text:span text:style-name="T3"> (global value).</text:span></text:p>
      <text:p text:style-name="P15"><text:span text:style-name="T3">Example:</text:span></text:p>
      <text:p text:style-name="P45"><text:span text:style-name="T3"><text:tab/>&lt;</text:span><text:span text:style-name="T7">GASSIGNED? X&gt;<text:tab/>--&gt;<text:tab/>False<text:line-break/><text:tab/>&lt;SETG X 1&gt;<text:line-break/><text:tab/>&lt;GASSIGNED? X&gt;<text:tab/>--&gt;<text:tab/>True</text:span></text:p>
      <text:list xml:id="list63204786979912" text:continue-numbering="true" text:style-name="WWNum3">
        <text:list-item>
          <text:list>
            <text:list-item>
              <text:list>
                <text:list-item>
                  <text:p text:style-name="P90"><text:bookmark text:name="_3vac5uf"/><text:span text:style-name="T25">GBOUND?</text:span></text:p>
                </text:list-item>
              </text:list>
            </text:list-item>
          </text:list>
        </text:list-item>
      </text:list>
      <text:p text:style-name="P41"><text:span text:style-name="T16">&lt;GBOUND? atom&gt;</text:span></text:p>
      <text:p text:style-name="P42"/>
      <text:p text:style-name="P41"><text:span text:style-name="T16">MDL </text:span><text:span text:style-name="T15">built-in</text:span></text:p>
      <text:p text:style-name="P42"/>
      <text:p text:style-name="P15"><text:span text:style-name="T7">GBOUND?</text:span><text:span text:style-name="T3"> Is a predicate that returns true if the </text:span><text:span text:style-name="T8">atom</text:span><text:span text:style-name="T3"> ever had a global value.</text:span></text:p>
      <text:p text:style-name="P15"><text:span text:style-name="T3">Examples:</text:span></text:p>
      <text:p text:style-name="P27"><text:span text:style-name="T16"><text:tab/>&lt;SETG X 42&gt;<text:line-break/><text:tab/>&lt;GASSIGNED? X&gt;<text:tab/>--&gt;<text:tab/>True<text:line-break/><text:tab/>&lt;GBOUND? X&gt;<text:tab/>--&gt;<text:tab/>True<text:line-break/><text:tab/>&lt;GUNASSIGN X&gt;<text:line-break/><text:tab/>&lt;GASSIGNED? X&gt;<text:tab/>--&gt;<text:tab/>False<text:line-break/><text:tab/>&lt;GBOUND? X&gt;<text:tab/>--&gt;<text:tab/>True</text:span></text:p>
      <text:list xml:id="list63205469221701" text:continue-numbering="true" text:style-name="WWNum3">
        <text:list-item>
          <text:list>
            <text:list-item>
              <text:list>
                <text:list-item>
                  <text:p text:style-name="P90"><text:bookmark text:name="_2afmg28"/><text:span text:style-name="T25">GC</text:span></text:p>
                </text:list-item>
              </text:list>
            </text:list-item>
          </text:list>
        </text:list-item>
      </text:list>
      <text:p text:style-name="P41"><text:span text:style-name="T16">&lt;GC&gt;</text:span></text:p>
      <text:p text:style-name="P43"/>
      <text:p text:style-name="P41"><text:span text:style-name="T16">MDL </text:span><text:span text:style-name="T15">built-in</text:span></text:p>
      <text:p text:style-name="P42"/>
      <text:p text:style-name="P15"><text:soft-page-break/><text:span text:style-name="T3">This </text:span>causes garbage<text:span text:style-name="T3"> collection.</text:span></text:p>
      <text:p text:style-name="P15"><text:span text:style-name="T3">In ZILF </text:span><text:span text:style-name="T7">GC</text:span><text:span text:style-name="T3"> ignores all arguments and always </text:span>returns<text:span text:style-name="T3"> true. ZILF relies on the garbage collection in the NET framework and only implements this for </text:span>compatibility<text:span text:style-name="T3">.</text:span></text:p>
      <text:p text:style-name="P15"><text:span text:style-name="T3">Examples:</text:span></text:p>
      <text:p text:style-name="P15"><text:span text:style-name="T7"><text:tab/>&lt;GC&gt;<text:tab/><text:tab/><text:tab/>--&gt;<text:tab/>T</text:span></text:p>
      <text:p text:style-name="P15"><text:span text:style-name="T7"><text:tab/>&lt;GC 0 T 5&gt;<text:tab/>--&gt;<text:tab/>T </text:span></text:p>
      <text:list xml:id="list63205827797929" text:continue-numbering="true" text:style-name="WWNum3">
        <text:list-item>
          <text:list>
            <text:list-item>
              <text:list>
                <text:list-item>
                  <text:p text:style-name="P90"><text:bookmark text:name="_pkwqa1"/>GC-MON</text:p>
                </text:list-item>
              </text:list>
            </text:list-item>
          </text:list>
        </text:list-item>
      </text:list>
      <text:p text:style-name="P41"><text:span text:style-name="T15">&lt;GC-MON&gt;</text:span></text:p>
      <text:p text:style-name="P43"/>
      <text:p text:style-name="P41"><text:span text:style-name="T15">MDL built-in</text:span></text:p>
      <text:p text:style-name="P43"/>
      <text:p text:style-name="P40">ZILF ignores this and always returns <text:span text:style-name="T15">FALSE</text:span>.</text:p>
      <text:list xml:id="list63204586334594" text:continue-numbering="true" text:style-name="WWNum3">
        <text:list-item>
          <text:list>
            <text:list-item>
              <text:list>
                <text:list-item>
                  <text:p text:style-name="P90"><text:bookmark text:name="_k62wjra3zbsy"/><text:span text:style-name="T25">GDECL</text:span></text:p>
                </text:list-item>
              </text:list>
            </text:list-item>
          </text:list>
        </text:list-item>
      </text:list>
      <text:p text:style-name="P41"><text:span text:style-name="T16">&lt;GDECL (atoms ...) decl ...&gt;</text:span></text:p>
      <text:p text:style-name="P43"/>
      <text:p text:style-name="P41"><text:span text:style-name="T15">MDL built-in</text:span></text:p>
      <text:p text:style-name="P43"/>
      <text:p text:style-name="P18"><text:span text:style-name="T15">GDECL</text:span> declares the type/structure of the global value of <text:span text:style-name="T15">ATOM</text:span>s. <text:span text:style-name="T15">GDECL</text:span> pairs a <text:span text:style-name="T15">LIST</text:span> of <text:span text:style-name="T15">atoms</text:span> with a <text:span text:style-name="T15">decl</text:span> pattern, this can then be repeated indefinitely. </text:p>
      <text:p text:style-name="P18">The <text:span text:style-name="T15">decl</text:span> pattern can contain the following:</text:p>
      <text:p text:style-name="P18"><text:tab/>A <text:span text:style-name="T15">TYPE</text:span> name<text:tab/><text:tab/>The <text:span text:style-name="T15">atoms</text:span> <text:span text:style-name="T15">TYPE</text:span> must be of this <text:span text:style-name="T15">TYPE</text:span>. This can be generalized<text:line-break/><text:tab/><text:tab/><text:tab/><text:tab/>slightly by using <text:span text:style-name="T15">&lt;PRIMTYPE type&gt;</text:span>, which means that the <text:span text:style-name="T15">atom</text:span>s<text:line-break/><text:tab/><text:tab/><text:tab/><text:tab/><text:span text:style-name="T15">TYPE</text:span> must have the same <text:span text:style-name="T15">PRIMTYPE</text:span> as <text:span text:style-name="T15">type</text:span>.<text:line-break/><text:tab/><text:span text:style-name="T15">ANY</text:span><text:tab/><text:tab/><text:tab/>The <text:span text:style-name="T15">atom</text:span> can be of any <text:span text:style-name="T15">TYPE</text:span>.<text:line-break/><text:tab/><text:span text:style-name="T15">STRUCTURED<text:tab/></text:span>Means that <text:span text:style-name="T15">&lt;STRUCTURED? atom&gt;</text:span> must be <text:span text:style-name="T15">TRUE</text:span> (<text:span text:style-name="T15">atom</text:span> is for<text:line-break/><text:tab/><text:tab/><text:tab/><text:tab/>example a <text:span text:style-name="T15">LIST</text:span>, <text:span text:style-name="T15">VECTOR</text:span> or <text:span text:style-name="T15">STRING</text:span>).<text:line-break/><text:tab/><text:span text:style-name="T15">APPLICABLE<text:tab/></text:span>Means that <text:span text:style-name="T15">&lt;APPLICABLE? atom&gt;</text:span> must be <text:span text:style-name="T15">TRUE</text:span> (<text:span text:style-name="T15">atom</text:span> is for<text:line-break/><text:tab/><text:tab/><text:tab/><text:tab/>example a <text:span text:style-name="T15">FIX</text:span>, <text:span text:style-name="T15">FUNCTION</text:span> or <text:span text:style-name="T15">MACRO</text:span>).<text:line-break/><text:tab/>A <text:span text:style-name="T15">QUOTE</text:span>d <text:span text:style-name="T15">ATOM<text:tab/></text:span>Means that the <text:span text:style-name="T15">atom</text:span> must be <text:span text:style-name="T15">=?</text:span> with the <text:span text:style-name="T15">QUOTE</text:span>d <text:span text:style-name="T15">ATOM</text:span>.</text:p>
      <text:p text:style-name="P18">If the <text:s/><text:span text:style-name="T15">decl</text:span> pattern is <text:span text:style-name="T15">STRUCTURED</text:span> it is possible to specify a pattern for the structure. This has the following syntax:</text:p>
      <text:p text:style-name="P18"><text:tab/><text:span text:style-name="T15">&lt;structure patterns ...&gt;<text:tab/></text:span>This means that the <text:span text:style-name="T15">structure</text:span> must follow the <text:line-break/><text:tab/><text:tab/><text:tab/><text:tab/><text:tab/><text:tab/>defined <text:span text:style-name="T15">pattern</text:span> (so long it is defined). Items in the <text:line-break/><text:tab/><text:tab/><text:tab/><text:tab/><text:tab/><text:tab/><text:span text:style-name="T15">structure</text:span> at positions beyond the defined <text:line-break/><text:tab/><text:tab/><text:tab/><text:tab/><text:tab/><text:tab/><text:span text:style-name="T15">pattern</text:span> can be of any <text:span text:style-name="T15">TYPE</text:span>.</text:p>
      <text:p text:style-name="P18">This means that, for example, <text:span text:style-name="T15">&lt;GDECL (X) &lt;LIST FIX ANY FIX&gt;&gt;</text:span> is declaring that <text:span text:style-name="T15">X</text:span> must be a <text:span text:style-name="T15">LIST</text:span> (at least of <text:span text:style-name="T15">LENGTH</text:span> 3), with a <text:span text:style-name="T15">FIX</text:span> in position 1 and 3 and any <text:span text:style-name="T15">TYPE</text:span> in position 2 and position 4 and beyond.</text:p>
      <text:p text:style-name="P18"><text:tab/><text:span text:style-name="T15">&lt;SETG X (1 2 3)&gt;</text:span><text:tab/><text:tab/>is legal<text:line-break/><text:tab/><text:span text:style-name="T15">&lt;SETG X (1 2 3 4)&gt;</text:span><text:tab/><text:tab/>is legal<text:line-break/><text:tab/><text:span text:style-name="T15">&lt;SETG X (1 2 3 !\A)&gt;</text:span><text:tab/>is legal<text:line-break/><text:tab/><text:span text:style-name="T15">&lt;SETG X (1 2)&gt;</text:span><text:tab/><text:tab/><text:tab/>is illegal<text:line-break/><text:tab/><text:span text:style-name="T15">&lt;SETG X (!\A 2 3)&gt;<text:tab/><text:tab/></text:span>is illegal</text:p>
      <text:p text:style-name="P40">Normally the pattern for structures defines that the structure should at least contain these elements, but it can contain additional items. If you want to disallow additional items , a <text:span text:style-name="T15">SEGMENT</text:span> is used instead of a <text:span text:style-name="T15">FORM</text:span>. <text:span text:style-name="T15">&lt;GDECL (X) !&lt;LIST FIX ANY FIX&gt;&gt;</text:span> means that the <text:span text:style-name="T15">LIST</text:span> must have exactly <text:span text:style-name="T15">LENGTH</text:span> 3. </text:p>
      <text:p text:style-name="P40"><text:tab/><text:span text:style-name="T15">&lt;SETG X (1 2 3)&gt;</text:span><text:tab/><text:tab/>is legal<text:line-break/><text:tab/><text:span text:style-name="T15">&lt;SETG X (1 2 3 4)&gt;</text:span><text:tab/><text:tab/>is illegal<text:line-break/><text:tab/><text:span text:style-name="T15">&lt;SETG X (1 2 3 !\A)&gt;</text:span><text:tab/>is illegal<text:line-break/><text:tab/><text:span text:style-name="T15">&lt;SETG X (1 2)&gt;</text:span><text:tab/><text:tab/><text:tab/>is illegal<text:line-break/><text:tab/><text:span text:style-name="T15">&lt;SETG X (!\A 2 3)&gt;<text:tab/><text:tab/></text:span>is illegal</text:p>
      <text:p text:style-name="P18">The pattern in this construction can in turn be defined to repeat itself by the syntax:</text:p>
      <text:p text:style-name="P18"><text:tab/><text:span text:style-name="T15">[number patterns ...]</text:span><text:tab/>Means that specified <text:span text:style-name="T15">pattern</text:span> should repeat itself <text:s/><text:line-break/><text:tab/><text:tab/><text:tab/><text:tab/><text:tab/><text:tab/><text:span text:style-name="T15">number</text:span> of times.<text:line-break/><text:tab/><text:span text:style-name="T15">[REST patterns ...]<text:tab/></text:span><text:tab/>Means that specified <text:span text:style-name="T15">pattern</text:span> should repeat itself<text:line-break/><text:tab/><text:tab/><text:tab/><text:tab/><text:tab/><text:tab/>indefinitely. If this is defined it must be the last <text:line-break/><text:tab/><text:tab/><text:tab/><text:tab/><text:tab/><text:tab/>in the structure declaration.<text:line-break/><text:tab/><text:span text:style-name="T15">[OPT patterns ...]</text:span><text:tab/><text:tab/>Means that this <text:span text:style-name="T15">structure</text:span> can either be empty or <text:line-break/><text:tab/><text:tab/><text:tab/><text:tab/><text:tab/><text:tab/>follow <text:tab/>the defined <text:span text:style-name="T15">pattern</text:span>. Only a <text:span text:style-name="T15">REST</text:span> <text:line-break/><text:tab/><text:tab/><text:tab/><text:tab/><text:tab/><text:tab/>construction can follow <text:span text:style-name="T15">OPT</text:span>.</text:p>
      <text:p text:style-name="P18">Finally, it is allowed to specify several possible <text:span text:style-name="T15">decl</text:span> to an atom with the compound <text:span text:style-name="T15">decl</text:span> <text:span text:style-name="T15">OR</text:span>.</text:p>
      <text:p text:style-name="P57"><text:span text:style-name="T15">&lt;OR decl ...&gt;</text:span> <text:tab/>This means that the <text:span text:style-name="T15">atoms</text:span> can be one of the specified <text:span text:style-name="T15">decl</text:span>. Each <text:line-break/><text:tab/><text:tab/><text:tab/><text:tab/>of the <text:span text:style-name="T15">decl</text:span> follow the same rules as above.</text:p>
      <text:p text:style-name="P18">Examples:</text:p>
      <text:p text:style-name="P18"><text:tab/><text:tab/><text:tab/><text:tab/><text:tab/><text:tab/><text:tab/><text:tab/><text:span text:style-name="T15">X must be:</text:span><text:line-break/><text:tab/><text:span text:style-name="T15">&lt;GDECL (X) FIX&gt;<text:tab/><text:tab/><text:tab/>--&gt; <text:tab/>FIX<text:line-break/><text:tab/>&lt;GDECL (X) &lt;OR FIX STRING&gt;&gt;<text:tab/>--&gt; <text:tab/>FIX or STRING<text:line-break/><text:tab/>&lt;GDECL (X) &lt;LIST FIX&gt;<text:tab/><text:tab/>--&gt;<text:tab/>LIST with FIX in pos 1<text:line-break/><text:tab/>&lt;GDECL (X) &lt;LIST [3 FIX]&gt;<text:tab/>--&gt;<text:tab/>LIST with FIX in pos 1-3<text:line-break/><text:tab/>&lt;GDECL (X) &lt;LIST [REST FIX]&gt;<text:tab/>--&gt;<text:tab/>LIST with only FIX<text:line-break/><text:tab/>&lt;GDECL (X) &lt;LIST [OPT FIX] [REST FIX]&gt;&gt;<text:line-break/><text:tab/><text:tab/><text:tab/><text:tab/><text:tab/>--&gt;<text:tab/>Empty LIST or LIST containing FIX<text:line-break/><text:line-break/><text:tab/>See DECL? for more examples on how to format decl.</text:span></text:p>
      <text:list xml:id="list63205240896752" text:continue-numbering="true" text:style-name="WWNum3">
        <text:list-item>
          <text:list>
            <text:list-item>
              <text:list>
                <text:list-item>
                  <text:p text:style-name="P90"><text:bookmark text:name="_39kk8xu"/><text:span text:style-name="T25">GET-DECL</text:span></text:p>
                </text:list-item>
              </text:list>
            </text:list-item>
          </text:list>
        </text:list-item>
      </text:list>
      <text:p text:style-name="P41"><text:span text:style-name="T16">&lt;GET-DECL item&gt;</text:span></text:p>
      <text:p text:style-name="P43"/>
      <text:p text:style-name="P41"><text:span text:style-name="T15">MDL built-in</text:span></text:p>
      <text:p text:style-name="P43"/>
      <text:p text:style-name="P40"><text:soft-page-break/><text:span text:style-name="T15">GET-DECL</text:span> returns the <text:span text:style-name="T15">pattern</text:span> defined to the <text:span text:style-name="T15">item</text:span>. It returns <text:span text:style-name="T15">FALSE</text:span> if no <text:span text:style-name="T15">item</text:span> exists.</text:p>
      <text:p text:style-name="P40">See <text:span text:style-name="T15">DECL?</text:span>, <text:span text:style-name="T15">GDECL</text:span> and <text:span text:style-name="T15">PUT-DECL</text:span> for more on declaration patterns.</text:p>
      <text:p text:style-name="P40">Examples:</text:p>
      <text:p text:style-name="P40"><text:tab/><text:span text:style-name="T15">&lt;GET-DECL BOOLEAN&gt;<text:tab/><text:tab/><text:tab/><text:tab/><text:tab/>--&gt;<text:tab/>#FALSE</text:span></text:p>
      <text:p text:style-name="P40"><text:span text:style-name="T15"><text:tab/>&lt;PUT-DECL BOOLEAN '&lt;OR ATOM FALSE&gt;&gt;<text:line-break/><text:tab/>&lt;GET-DECL BOOLEAN&gt;<text:tab/><text:tab/><text:tab/><text:tab/><text:tab/>--&gt;<text:tab/>&lt;OR ATOM FALSE&gt;</text:span></text:p>
      <text:list xml:id="list63203986150851" text:continue-numbering="true" text:style-name="WWNum3">
        <text:list-item>
          <text:list>
            <text:list-item>
              <text:list>
                <text:list-item>
                  <text:p text:style-name="P90"><text:bookmark text:name="_1opuj5n"/><text:span text:style-name="T25">GETB</text:span></text:p>
                </text:list-item>
              </text:list>
            </text:list-item>
          </text:list>
        </text:list-item>
      </text:list>
      <text:p text:style-name="P41"><text:span text:style-name="T16">&lt;GETB table index&gt;</text:span></text:p>
      <text:p text:style-name="P42"/>
      <text:p text:style-name="P41"><text:span text:style-name="T16">ZIL library</text:span></text:p>
      <text:p text:style-name="P42"/>
      <text:p text:style-name="P15"><text:span text:style-name="T3">Returns BYTE-record (1 byte) stored at </text:span><text:span text:style-name="T7">index</text:span><text:span text:style-name="T3">.</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GETB</text:span><text:span text:style-name="T3"> is equivalent to the Z-code </text:span>built-in<text:span text:style-name="T3"> </text:span><text:span text:style-name="T7">GETB</text:span><text:span text:style-name="T3">. </text:span></text:p>
      <text:p text:style-name="P15"><text:span text:style-name="T3">Also see </text:span><text:span text:style-name="T7">PU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5"><text:span text:style-name="T3">Example:</text:span></text:p>
      <text:p text:style-name="P45"><text:span text:style-name="T7">&lt;GETB &lt;TABLE (BYTE) !\A !\B !\C !\D&gt; 2&gt;<text:tab/><text:tab/>--&gt;<text:tab/>!\C</text:span></text:p>
      <text:list xml:id="list63203854643211" text:continue-numbering="true" text:style-name="WWNum3">
        <text:list-item>
          <text:list>
            <text:list-item>
              <text:list>
                <text:list-item>
                  <text:p text:style-name="P90"><text:bookmark text:name="_48pi1tg"/><text:span text:style-name="T25">GETPROP</text:span></text:p>
                </text:list-item>
              </text:list>
            </text:list-item>
          </text:list>
        </text:list-item>
      </text:list>
      <text:p text:style-name="P41"><text:span text:style-name="T16">&lt;GETPROP item indicator [default-value]&gt;</text:span></text:p>
      <text:p text:style-name="P43"/>
      <text:p text:style-name="P41"><text:span text:style-name="T15">MDL built-in</text:span></text:p>
      <text:p text:style-name="P43"/>
      <text:p text:style-name="P18"><text:span text:style-name="T15">GETPROP</text:span> returns the property-value stored under <text:span text:style-name="T15">indicator</text:span> on <text:span text:style-name="T15">item</text:span>. If no value can be found <text:span text:style-name="T15">GETPROP</text:span> returns the default-value or <text:span text:style-name="T15">FALSE</text:span> if no default-value is given.</text:p>
      <text:p text:style-name="P18">See <text:span text:style-name="T15">ASSOCIATIONS</text:span>, <text:span text:style-name="T15">AVALUE</text:span>, <text:span text:style-name="T15">INDICATOR</text:span>, <text:span text:style-name="T15">ITEM</text:span>, <text:span text:style-name="T15">NEXT</text:span> and <text:span text:style-name="T15">PUTPROP</text:span>.</text:p>
      <text:p text:style-name="P18">Examples:</text:p>
      <text:p text:style-name="P18"><text:span text:style-name="T15"><text:tab/>&lt;PUTPROP FOO BAR BAZ&gt;<text:line-break/><text:tab/>&lt;GETPROP FOO BAR&gt;<text:tab/><text:tab/><text:tab/><text:tab/> <text:s/>--&gt; BAZ<text:line-break/><text:tab/>&lt;GETPROP FOO BAZ&gt;<text:tab/><text:tab/><text:tab/><text:tab/> <text:s/>--&gt; #FALSE<text:line-break/><text:tab/>&lt;GETPROP FOO BAZ "Value not found."&gt; --&gt; "Value not found."</text:span></text:p>
      <text:p text:style-name="P18"><text:span text:style-name="T15"><text:tab/>&lt;SET L (1 2 3)&gt;<text:line-break/><text:tab/>&lt;PUTPROP .L FOO 456&gt;<text:line-break/><text:tab/>.L<text:tab/><text:tab/><text:tab/><text:tab/><text:tab/><text:tab/><text:tab/> <text:s/>--&gt; (1 2 3)<text:line-break/><text:tab/>&lt;GETPROP .L FOO&gt;<text:tab/><text:tab/><text:tab/><text:tab/> <text:s/>--&gt; 456</text:span></text:p>
      <text:list xml:id="list63203970834750" text:continue-numbering="true" text:style-name="WWNum3">
        <text:list-item>
          <text:list>
            <text:list-item>
              <text:list>
                <text:list-item>
                  <text:p text:style-name="P90"><text:bookmark text:name="_2nusc19"/><text:span text:style-name="T25">GLOBAL</text:span></text:p>
                </text:list-item>
              </text:list>
            </text:list-item>
          </text:list>
        </text:list-item>
      </text:list>
      <text:p text:style-name="P41"><text:span text:style-name="T16">&lt;GLOBAL atom default-value [decl] [size]&gt; </text:span></text:p>
      <text:p text:style-name="P42"/>
      <text:p text:style-name="P41"><text:span text:style-name="T16">ZIL library</text:span></text:p>
      <text:p text:style-name="P42"/>
      <text:p text:style-name="P15"><text:span text:style-name="T3">Declare a global variable </text:span><text:span text:style-name="T7">atom</text:span><text:span text:style-name="T3">, that later can be used inside a </text:span><text:span text:style-name="T7">ROUTINE</text:span><text:span text:style-name="T3">. The variable is initialized with </text:span><text:span text:style-name="T7">default-value</text:span><text:span text:style-name="T3">.</text:span></text:p>
      <text:p text:style-name="P15"><text:span text:style-name="T3">ZILF ignores the </text:span><text:span text:style-name="T7">decl</text:span><text:span text:style-name="T3">.</text:span></text:p>
      <text:p text:style-name="P15"><text:span text:style-name="T3">Example</text:span><text:span text:style-name="T2">:</text:span></text:p>
      <text:p text:style-name="P15"><text:span text:style-name="T7"><text:tab/>&lt;GLOBAL MYVAR 0&gt;</text:span></text:p>
      <text:list xml:id="list63205585733459" text:continue-numbering="true" text:style-name="WWNum3">
        <text:list-item>
          <text:list>
            <text:list-item>
              <text:list>
                <text:list-item>
                  <text:p text:style-name="P90"><text:bookmark text:name="_1302m92"/><text:span text:style-name="T25">GROW</text:span></text:p>
                </text:list-item>
              </text:list>
            </text:list-item>
          </text:list>
        </text:list-item>
      </text:list>
      <text:p text:style-name="P41"><text:span text:style-name="T16">&lt;GROW </text:span><text:span text:style-name="T15">vector</text:span><text:span text:style-name="T16"> end beginning&gt;</text:span></text:p>
      <text:p text:style-name="P43"><text:soft-page-break/></text:p>
      <text:p text:style-name="P41"><text:span text:style-name="T15">MDL built-in</text:span></text:p>
      <text:p text:style-name="P43"/>
      <text:p text:style-name="P18"><text:span text:style-name="T15">GROW</text:span> expands the <text:span text:style-name="T15">vector</text:span> with <text:span text:style-name="T15">end</text:span> and/or <text:span text:style-name="T15">beginning</text:span> number of elements to respectively end of the <text:span text:style-name="T15">vector</text:span>. <text:s/>Only non-negative values for end and beginning are valid. The new elements have <text:span text:style-name="T15">FALSE</text:span> as an initial value.</text:p>
      <text:p text:style-name="P18">If elements are added to the <text:span text:style-name="T15">beginning</text:span> of a <text:span text:style-name="T15">vector</text:span> all old references to that <text:span text:style-name="T15">vector</text:span> have to use <text:span text:style-name="T15">TOP</text:span> or <text:span text:style-name="T15">BACK</text:span> to access the new elements.</text:p>
      <text:p text:style-name="P18">Examples:</text:p>
      <text:p text:style-name="P18"><text:span text:style-name="T15"><text:tab/>&lt;SET V1 [1 2 3]&gt;<text:line-break/><text:tab/>&lt;SET V2 &lt;GROW .V1 1 1&gt;&gt;<text:line-break/><text:tab/>&lt;LVAL V1&gt;<text:tab/><text:tab/><text:tab/><text:tab/>--&gt;<text:tab/>[1 2 3 #FALSE ()]<text:line-break/><text:tab/>&lt;LVAL V2&gt;<text:tab/><text:tab/><text:tab/><text:tab/>--&gt;<text:tab/>[#FALSE () 1 2 3 #FALSE ()]<text:line-break/><text:tab/>&lt;2 .V1 4&gt;<text:line-break/><text:tab/>&lt;LVAL V1&gt;<text:tab/><text:tab/><text:tab/><text:tab/>--&gt;<text:tab/>[1 4 3 #FALSE ()]<text:line-break/><text:tab/>&lt;LVAL V2&gt;<text:tab/><text:tab/><text:tab/><text:tab/>--&gt;<text:tab/>[#FALSE () 1 4 3 #FALSE ()]<text:line-break/><text:tab/>&lt;TOP .V1&gt;<text:tab/><text:tab/><text:tab/><text:tab/>--&gt;<text:tab/>[#FALSE () 1 4 3 #FALSE ()]<text:tab/></text:span></text:p>
      <text:list xml:id="list63205920403395" text:continue-numbering="true" text:style-name="WWNum3">
        <text:list-item>
          <text:list>
            <text:list-item>
              <text:list>
                <text:list-item>
                  <text:p text:style-name="P90"><text:bookmark text:name="_3mzq4wv"/><text:span text:style-name="T25">GUNASSIGN</text:span></text:p>
                </text:list-item>
              </text:list>
            </text:list-item>
          </text:list>
        </text:list-item>
      </text:list>
      <text:p text:style-name="P41"><text:span text:style-name="T16">&lt;GUNASSIGN atom&gt;</text:span></text:p>
      <text:p text:style-name="P42"/>
      <text:p text:style-name="P41"><text:span text:style-name="T16">MDL </text:span><text:span text:style-name="T15">built-in</text:span></text:p>
      <text:p text:style-name="P42"/>
      <text:p text:style-name="P15"><text:span text:style-name="T3">Unassign global </text:span><text:span text:style-name="T7">atom</text:span><text:span text:style-name="T3">.</text:span></text:p>
      <text:p text:style-name="P15"><text:span text:style-name="T3">Example:</text:span></text:p>
      <text:p text:style-name="P15"><text:span text:style-name="T7"><text:tab/>&lt;SETG X 1&gt;<text:line-break/><text:tab/>&lt;GASSIGNED? X&gt;<text:tab/><text:tab/>--&gt;<text:tab/>True<text:line-break/><text:tab/>&lt;GUNASSIGN X&gt;<text:line-break/><text:tab/>&lt;GASSIGNED? X&gt;<text:tab/><text:tab/>--&gt;<text:tab/>False</text:span></text:p>
      <text:list xml:id="list63204470249320" text:continue-numbering="true" text:style-name="WWNum3">
        <text:list-item>
          <text:list>
            <text:list-item>
              <text:list>
                <text:list-item>
                  <text:p text:style-name="P90"><text:bookmark text:name="_2250f4o"/><text:span text:style-name="T25">GVAL</text:span></text:p>
                </text:list-item>
              </text:list>
            </text:list-item>
          </text:list>
        </text:list-item>
      </text:list>
      <text:p text:style-name="P41"><text:span text:style-name="T16">&lt;GVAL atom&gt;<text:line-break/>,atom<text:tab/><text:tab/><text:tab/><text:tab/>;"Alternative syntax"</text:span></text:p>
      <text:p text:style-name="P42"/>
      <text:p text:style-name="P41"><text:span text:style-name="T16">MDL </text:span><text:span text:style-name="T15">built-in</text:span></text:p>
      <text:p text:style-name="P42"/>
      <text:p text:style-name="P15">Get the value<text:span text:style-name="T3"> </text:span>of the global<text:span text:style-name="T3"> </text:span><text:span text:style-name="T7">atom</text:span><text:span text:style-name="T3">. More often used in its short form "</text:span><text:span text:style-name="T7">,atom</text:span><text:span text:style-name="T3">". </text:span></text:p>
      <text:p text:style-name="P15"><text:span text:style-name="T3">Example:</text:span></text:p>
      <text:p text:style-name="P15"><text:span text:style-name="T7"><text:tab/>&lt;SETG X 5&gt;<text:line-break/><text:line-break/><text:tab/>&lt;GVAL X&gt;<text:tab/>--&gt;<text:tab/>5<text:line-break/><text:tab/>,X<text:tab/><text:tab/>--&gt;<text:tab/>5</text:span></text:p>
      <text:list xml:id="list63204408420563" text:continue-numbering="true" text:style-name="WWNum3">
        <text:list-item>
          <text:list>
            <text:list-item>
              <text:list>
                <text:list-item>
                  <text:p text:style-name="P90"><text:bookmark text:name="_haapch"/><text:span text:style-name="T25">IFFLAG</text:span></text:p>
                </text:list-item>
              </text:list>
            </text:list-item>
          </text:list>
        </text:list-item>
      </text:list>
      <text:p text:style-name="P41"><text:span text:style-name="T16">&lt;IFFLAG (condition body ...) ...&gt;</text:span></text:p>
      <text:p text:style-name="P42"/>
      <text:p text:style-name="P41"><text:span text:style-name="T16">ZIL library</text:span></text:p>
      <text:p text:style-name="P42"/>
      <text:p text:style-name="P15"><text:span text:style-name="T3">Each </text:span><text:span text:style-name="T7">condition</text:span><text:span text:style-name="T3"> is either:</text:span></text:p>
      <text:list xml:id="list413922914" text:style-name="WWNum7">
        <text:list-item>
          <text:p text:style-name="P51"><text:span text:style-name="T22">A </text:span><text:span text:style-name="T16">STRING</text:span><text:span text:style-name="T22"> naming a compilation flag, to evaluate the corresponding </text:span><text:span text:style-name="T16">body</text:span><text:span text:style-name="T22"> if the flag’s value is true.</text:span></text:p>
        </text:list-item>
        <text:list-item>
          <text:p text:style-name="P51"><text:span text:style-name="T22">An </text:span><text:span text:style-name="T16">ATOM</text:span><text:span text:style-name="T22"> whose </text:span><text:span text:style-name="T16">PNAME</text:span><text:span text:style-name="T22"> names a compilation flag, to evaluate the corresponding </text:span><text:span text:style-name="T16">body</text:span><text:span text:style-name="T22"> if the flag’s value is true.</text:span></text:p>
        </text:list-item>
        <text:list-item>
          <text:p text:style-name="P51"><text:span text:style-name="T22">A </text:span><text:span text:style-name="T16">FORM</text:span><text:span text:style-name="T22">, to evaluate the </text:span><text:span text:style-name="T16">FORM</text:span><text:span text:style-name="T22"> after replacing any element </text:span><text:span text:style-name="T16">ATOM</text:span><text:span text:style-name="T22">s whose </text:span><text:span text:style-name="T16">PNAME</text:span><text:span text:style-name="T22">s name compilation flags with the flag values, and then evaluate the corresponding </text:span><text:span text:style-name="T16">body</text:span><text:span text:style-name="T22"> if the result is true.</text:span></text:p>
        </text:list-item>
        <text:list-item>
          <text:p text:style-name="P51"><text:span text:style-name="T22">Any other value, to evaluate the corresponding </text:span><text:span text:style-name="T16">body</text:span><text:span text:style-name="T22"> immediately.</text:span></text:p>
        </text:list-item>
      </text:list>
      <text:p text:style-name="P54"/>
      <text:p text:style-name="P15"><text:span text:style-name="T3">As soon as any </text:span><text:span text:style-name="T7">body</text:span><text:span text:style-name="T3"> is evaluated, the function returns the result. If no </text:span><text:span text:style-name="T7">body</text:span><text:span text:style-name="T3"> is evaluated, the function returns </text:span><text:span text:style-name="T7">FALSE</text:span><text:span text:style-name="T3">.</text:span></text:p>
      <text:p text:style-name="P15"><text:span text:style-name="T3">Note: as a consequence of the evaluation rules above, undefined compilation flags are effectively </text:span><text:span text:style-name="T15">TRUE</text:span><text:span text:style-name="T3">.</text:span></text:p>
      <text:p text:style-name="P15"><text:soft-page-break/>Example:</text:p>
      <text:p text:style-name="P61"><text:span text:style-name="T15">&lt;COMPILATION-FLAG MYFLAG &lt;&gt;&gt;<text:line-break/><text:tab/>&lt;IFFLAG (MYFLAG &lt;SETG FOO "NOT OFF"&gt;) (T &lt;SETG FOO "OFF"&gt;)&gt;<text:line-break/><text:tab/>,FOO<text:tab/><text:tab/><text:tab/>--&gt;<text:tab/>"OFF"</text:span></text:p>
      <text:list xml:id="list63205747211626" text:continue-list="list63204408420563" text:style-name="WWNum3">
        <text:list-item>
          <text:list>
            <text:list-item>
              <text:list>
                <text:list-item>
                  <text:p text:style-name="P90"><text:bookmark text:name="_319y80a"/><text:span text:style-name="T25">ILIST</text:span></text:p>
                </text:list-item>
              </text:list>
            </text:list-item>
          </text:list>
        </text:list-item>
      </text:list>
      <text:p text:style-name="P41"><text:span text:style-name="T16">&lt;ILIST count [init]&gt;</text:span></text:p>
      <text:p text:style-name="P42"/>
      <text:p text:style-name="P41"><text:span text:style-name="T16">MDL </text:span><text:span text:style-name="T15">built-in</text:span></text:p>
      <text:p text:style-name="P42"/>
      <text:p text:style-name="P15"><text:span text:style-name="T3">ILIST ("implicit" or "iterated") returns a </text:span><text:span text:style-name="T7">LIST</text:span><text:span text:style-name="T3"> with </text:span><text:span text:style-name="T7">count</text:span><text:span text:style-name="T3"> items all set to </text:span><text:span text:style-name="T7">init</text:span><text:span text:style-name="T3">. </text:span></text:p>
      <text:p text:style-name="P15"><text:span text:style-name="T3">Examples:</text:span></text:p>
      <text:p text:style-name="P15"><text:span text:style-name="T7"><text:tab/>&lt;ILIST 4 2&gt;<text:tab/><text:tab/><text:tab/><text:tab/><text:tab/>--&gt;<text:tab/>(2 2 2 2)</text:span></text:p>
      <text:p text:style-name="P45"><text:span text:style-name="T7">&lt;SET A 0&gt;<text:line-break/>&lt;ILIST 4 '&lt;SET A &lt;+ .A 1&gt;&gt;&gt;<text:tab/><text:tab/>--&gt;<text:tab/>(1 2 3 4)</text:span></text:p>
      <text:list xml:id="list63205723306839" text:continue-numbering="true" text:style-name="WWNum3">
        <text:list-item>
          <text:list>
            <text:list-item>
              <text:list>
                <text:list-item>
                  <text:p text:style-name="P90"><text:bookmark text:name="_1gf8i83"/><text:span text:style-name="T25">IMAGE</text:span></text:p>
                </text:list-item>
              </text:list>
            </text:list-item>
          </text:list>
        </text:list-item>
      </text:list>
      <text:p text:style-name="P41"><text:span text:style-name="T16">&lt;IMAGE ch [channel]&gt;</text:span></text:p>
      <text:p text:style-name="P43"/>
      <text:p text:style-name="P41"><text:span text:style-name="T15">MDL built-in</text:span></text:p>
      <text:p text:style-name="P43"/>
      <text:p text:style-name="P18"><text:span text:style-name="T15">IMAGE</text:span> prints the actual raw character with number <text:span text:style-name="T15">ch</text:span> to <text:span text:style-name="T15">channel</text:span>. No extra characters are ever printed. <text:span text:style-name="T15">IMAGE</text:span> returns <text:span text:style-name="T15">ch</text:span>.</text:p>
      <text:p text:style-name="P18">Example:</text:p>
      <text:p text:style-name="P18"><text:span text:style-name="T15"><text:tab/>&lt;DEFINE FOO ()<text:line-break/><text:tab/><text:tab/>&lt;IMAGE 70&gt;<text:line-break/><text:tab/><text:tab/>&lt;IMAGE 79&gt;<text:line-break/><text:tab/><text:tab/>&lt;IMAGE 79&gt;<text:line-break/><text:tab/><text:tab/>&lt;CRLF&gt;&gt;</text:span></text:p>
      <text:p text:style-name="P57"><text:span text:style-name="T15">&lt;FOO&gt;<text:tab/><text:tab/><text:tab/>--&gt;<text:tab/>"FOO" </text:span></text:p>
      <text:list xml:id="list63205553950165" text:continue-numbering="true" text:style-name="WWNum3">
        <text:list-item>
          <text:list>
            <text:list-item>
              <text:list>
                <text:list-item>
                  <text:p text:style-name="P90"><text:bookmark text:name="_40ew0vw"/><text:span text:style-name="T25">INCLUDE</text:span></text:p>
                </text:list-item>
              </text:list>
            </text:list-item>
          </text:list>
        </text:list-item>
      </text:list>
      <text:p text:style-name="P41"><text:span text:style-name="T16">&lt;INCLUDE package-name ...&gt;</text:span></text:p>
      <text:p text:style-name="P43"/>
      <text:p text:style-name="P41"><text:span text:style-name="T15">MDL package system</text:span></text:p>
      <text:p text:style-name="P43"/>
      <text:p text:style-name="P40"><text:span text:style-name="T15">INCLUDE</text:span> activates one or many <text:span text:style-name="T15">package-name</text:span>s and makes its content available in the current <text:span text:style-name="T15">OBLIST</text:span>-path. In practice <text:span text:style-name="T15">INCLUDE</text:span> copies the <text:span text:style-name="T15">OBLIST</text:span> <text:span text:style-name="T15">package-name</text:span> and adds it last to the local <text:span text:style-name="T15">OBLIST</text:span> (<text:span text:style-name="T15">&lt;LVAL OBLIST&gt;</text:span>). This means that all <text:span text:style-name="T15">ATOM</text:span>s on the <text:span text:style-name="T15">DEFINITIONS</text:span> <text:span text:style-name="T15">OBLIST</text:span> becomes available in current environment.</text:p>
      <text:p text:style-name="P40">If the <text:span text:style-name="T15">package-name</text:span> is not available in the current environment, <text:span text:style-name="T15">INCLUDE</text:span> tries to load “<text:span text:style-name="T15">package-name.zil</text:span>” from the current path.</text:p>
      <text:p text:style-name="P40"><text:span text:style-name="T15">INCLUDE</text:span> only works together with <text:span text:style-name="T15">DEFINITIONS</text:span> and if the definition of the <text:span text:style-name="T15">package-name</text:span> is missing from the environment or no file is found containing that definition is found, an error is raised.</text:p>
      <text:p text:style-name="P40">See <text:span text:style-name="T15">DEFINITIONS</text:span> and <text:span text:style-name="T15">INCLUDE-WHEN</text:span>.</text:p>
      <text:p text:style-name="P40">Example:</text:p>
      <text:p text:style-name="P40"><text:tab/><text:span text:style-name="T15">&lt;INCLUDE "FOOFOO"&gt;<text:tab/>;"Searches for file "foofoo.zil" which<text:line-break/> <text:tab/><text:tab/><text:tab/><text:tab/> <text:s/><text:tab/>contains the definition for <text:line-break/><text:tab/><text:tab/><text:tab/><text:tab/> <text:s/><text:tab/>&lt;DEFINITIONS "FOOFOO"&gt; ..."</text:span></text:p>
      <text:list xml:id="list63205917293850" text:continue-numbering="true" text:style-name="WWNum3">
        <text:list-item>
          <text:list>
            <text:list-item>
              <text:list>
                <text:list-item>
                  <text:p text:style-name="P90"><text:bookmark text:name="_2fk6b3p"/><text:span text:style-name="T25">INCLUDE-WHEN</text:span></text:p>
                </text:list-item>
              </text:list>
            </text:list-item>
          </text:list>
        </text:list-item>
      </text:list>
      <text:p text:style-name="P41"><text:span text:style-name="T16">&lt;INCLUDE-WHEN condition package-name ...&gt;</text:span></text:p>
      <text:p text:style-name="P43"/>
      <text:p text:style-name="P41"><text:span text:style-name="T15">MDL package system</text:span></text:p>
      <text:p text:style-name="P43"/>
      <text:p text:style-name="P40"><text:soft-page-break/><text:span text:style-name="T15">INCLUDE-WHEN</text:span> is exactly like <text:span text:style-name="T15">INCLUDE</text:span> but only activates the <text:span text:style-name="T15">package-name</text:span> if the <text:span text:style-name="T15">condition</text:span> evaluates to <text:span text:style-name="T15">TRUE</text:span>.</text:p>
      <text:p text:style-name="P40">See <text:span text:style-name="T15">DEFINITIONS</text:span> and <text:span text:style-name="T15">INCLUDE</text:span>.</text:p>
      <text:p text:style-name="P40">Example:</text:p>
      <text:p text:style-name="P40"><text:span text:style-name="T15"><text:tab/>&lt;DEFINITIONS "FOO"&gt;<text:line-break/><text:tab/>&lt;SETG AAAA 1234&gt;<text:line-break/><text:tab/>&lt;END-DEFINITIONS&gt;</text:span></text:p>
      <text:p text:style-name="P40"><text:span text:style-name="T15"><text:tab/>&lt;GASSIGNED? AAAA&gt;<text:tab/><text:tab/><text:tab/><text:tab/><text:tab/><text:tab/><text:tab/>--&gt;<text:tab/>#FALSE<text:line-break/><text:tab/>&lt;REMOVE AAAA&gt; ;"Secure that ATOM not on any OBLIST"<text:line-break/><text:tab/>&lt;INCLUDE-WHEN &lt;=? 1 2&gt; "FOO"&gt;<text:line-break/><text:tab/>&lt;GASSIGNED? AAAA&gt;<text:tab/><text:tab/><text:tab/><text:tab/><text:tab/><text:tab/><text:tab/>--&gt;<text:tab/>#FALSE<text:line-break/><text:tab/>&lt;REMOVE AAAA&gt; ;"Secure that ATOM not on any OBLIST"<text:line-break/><text:tab/>&lt;INCLUDE-WHEN &lt;=? 1 1&gt; "FOO"&gt;<text:line-break/><text:tab/>,AAAA<text:tab/><text:tab/><text:tab/><text:tab/><text:tab/><text:tab/><text:tab/><text:tab/><text:tab/>--&gt;<text:tab/>1234</text:span></text:p>
      <text:list xml:id="list63205575311501" text:continue-numbering="true" text:style-name="WWNum3">
        <text:list-item>
          <text:list>
            <text:list-item>
              <text:list>
                <text:list-item>
                  <text:p text:style-name="P90"><text:bookmark text:name="_upglbi"/><text:span text:style-name="T25">INDENT-TO</text:span></text:p>
                </text:list-item>
              </text:list>
            </text:list-item>
          </text:list>
        </text:list-item>
      </text:list>
      <text:p text:style-name="P41"><text:span text:style-name="T16">&lt;INDENT-TO position [channel]&gt;</text:span></text:p>
      <text:p text:style-name="P43"/>
      <text:p text:style-name="P41"><text:span text:style-name="T15">ZIL library</text:span></text:p>
      <text:p text:style-name="P43"/>
      <text:p text:style-name="P18"><text:span text:style-name="T15">INDENT-TO</text:span> places the cursor at the <text:span text:style-name="T15">position</text:span> on <text:span text:style-name="T15">channel</text:span>. Default value for the <text:span text:style-name="T15">channel</text:span> is <text:span text:style-name="T15">.OUTCHAN</text:span> (the console).</text:p>
      <text:p text:style-name="P18">Example:</text:p>
      <text:p text:style-name="P57"><text:span text:style-name="T15">&lt;DEFINE PRINT-2-COL (LST)<text:line-break/><text:tab/><text:tab/>&lt;REPEAT ((I 0))<text:line-break/><text:tab/><text:tab/><text:tab/>&lt;SET I &lt;+ .I 1&gt;&gt;<text:line-break/><text:tab/><text:tab/><text:tab/>&lt;COND (&lt;G? .I &lt;LENGTH .LST&gt;&gt; &lt;RETURN&gt;)&gt;<text:line-break/><text:tab/><text:tab/><text:tab/>&lt;COND (&lt;1? &lt;MOD .I 2&gt;&gt;<text:line-break/><text:tab/><text:tab/><text:tab/><text:tab/><text:tab/>&lt;INDENT-TO 3&gt; <text:line-break/><text:tab/><text:tab/><text:tab/><text:tab/><text:tab/>&lt;PRINC &lt;.I .LST&gt;&gt;)<text:line-break/><text:tab/><text:tab/><text:tab/><text:tab/> (T <text:s/>&lt;INDENT-TO 15&gt; <text:line-break/><text:tab/><text:tab/><text:tab/><text:tab/><text:tab/>&lt;PRINC &lt;.I .LST&gt;&gt; <text:line-break/><text:tab/><text:tab/><text:tab/><text:tab/><text:tab/>&lt;CRLF&gt;)&gt;&gt;<text:line-break/><text:tab/><text:tab/>&lt;CRLF&gt;&gt;</text:span></text:p>
      <text:p text:style-name="P57"><text:span text:style-name="T15">&lt;PRINT-2-COL ("Apple" "Banana" "Orange" "Lime")&gt;<text:line-break/><text:tab/><text:tab/>--&gt;<text:tab/> <text:s text:c="2"/>Apple <text:s text:c="6"/>Banana<text:line-break/><text:tab/><text:tab/><text:tab/> <text:s text:c="2"/>Orange<text:tab/><text:tab/>Lime</text:span></text:p>
      <text:list xml:id="list63204159219341" text:continue-numbering="true" text:style-name="WWNum3">
        <text:list-item>
          <text:list>
            <text:list-item>
              <text:list>
                <text:list-item>
                  <text:p text:style-name="P90"><text:bookmark text:name="_3ep43zb"/><text:span text:style-name="T25">INDEX</text:span></text:p>
                </text:list-item>
              </text:list>
            </text:list-item>
          </text:list>
        </text:list-item>
      </text:list>
      <text:p text:style-name="P41"><text:span text:style-name="T16">&lt;INDEX offset&gt;</text:span></text:p>
      <text:p text:style-name="P43"/>
      <text:p text:style-name="P41"><text:span text:style-name="T15">MDL built-in</text:span></text:p>
      <text:p text:style-name="P43"/>
      <text:p text:style-name="P18"><text:span text:style-name="T15">INDEX</text:span> returns the <text:span text:style-name="T15">index</text:span>-part of an <text:span text:style-name="T15">OFFSET</text:span>.</text:p>
      <text:p text:style-name="P18">Example:</text:p>
      <text:p text:style-name="P18"><text:span text:style-name="T15"><text:tab/>&lt;SETG OFF3 &lt;OFFSET 3 '&lt;VECTOR&gt; 'STRING&gt;&gt;<text:line-break/><text:tab/>&lt;INDEX ,OFF3&gt;<text:tab/><text:tab/><text:tab/><text:tab/><text:tab/><text:tab/><text:tab/>--&gt;<text:tab/>3</text:span></text:p>
      <text:list xml:id="list63205249044868" text:continue-numbering="true" text:style-name="WWNum3">
        <text:list-item>
          <text:list>
            <text:list-item>
              <text:list>
                <text:list-item>
                  <text:p text:style-name="P90"><text:bookmark text:name="_1tuee74"/><text:span text:style-name="T25">INDICATOR</text:span></text:p>
                </text:list-item>
              </text:list>
            </text:list-item>
          </text:list>
        </text:list-item>
      </text:list>
      <text:p text:style-name="P41"><text:span text:style-name="T16">&lt;INDICATOR asoc&gt;</text:span></text:p>
      <text:p text:style-name="P43"/>
      <text:p text:style-name="P41"><text:span text:style-name="T15">MDL built-in</text:span></text:p>
      <text:p text:style-name="P43"/>
      <text:p text:style-name="P40"><text:span text:style-name="T15">INDICATOR</text:span> returns the indicator part from an <text:span text:style-name="T15">asoc</text:span> entry, of <text:span text:style-name="T15">TYPE</text:span> <text:span text:style-name="T15">ASOC</text:span>, in the <text:span text:style-name="T15">ASSOCIATION</text:span> chain.</text:p>
      <text:p text:style-name="P40">See <text:span text:style-name="T15">ASSOCIATIONS</text:span>, <text:span text:style-name="T15">AVALUE</text:span>, <text:span text:style-name="T15">GETPROP</text:span>, <text:span text:style-name="T15">ITEM</text:span>, <text:span text:style-name="T15">NEXT</text:span> and <text:span text:style-name="T15">PUTPROP</text:span>.</text:p>
      <text:p text:style-name="P40">Example:</text:p>
      <text:p text:style-name="P40"><text:span text:style-name="T15"><text:tab/>&lt;DEFINE LAST-ASOC ()<text:line-break/><text:tab/><text:tab/>&lt;REPEAT ((A &lt;ASSOCIATIONS&gt;))<text:line-break/><text:tab/><text:tab/><text:tab/>&lt;COND (&lt;=? .A &lt;&gt;&gt; &lt;RETURN &lt;&gt;&gt;)<text:line-break/><text:tab/><text:tab/><text:tab/>(&lt;=? &lt;NEXT .A&gt; &lt;&gt;&gt; &lt;RETURN .A&gt;)&gt;<text:line-break/><text:tab/><text:tab/>&lt;SET A &lt;NEXT .A&gt;&gt;&gt;&gt;</text:span></text:p>
      <text:p text:style-name="P40"><text:span text:style-name="T15"><text:tab/>&lt;PUTPROP NEW-ASOC TEXT "Hello, world!"&gt;<text:line-break/><text:tab/>&lt;SET A &lt;LAST-ASOC&gt;&gt;<text:line-break/><text:tab/>&lt;INDICATOR .A&gt;<text:tab/><text:tab/><text:tab/><text:tab/>--&gt;<text:tab/>TEXT</text:span></text:p>
      <text:list xml:id="list63204299406398" text:continue-numbering="true" text:style-name="WWNum3">
        <text:list-item>
          <text:list>
            <text:list-item>
              <text:list>
                <text:list-item>
                  <text:p text:style-name="P90"><text:bookmark text:name="_4du1wux"/><text:span text:style-name="T25">INSERT</text:span></text:p>
                </text:list-item>
              </text:list>
            </text:list-item>
          </text:list>
        </text:list-item>
      </text:list>
      <text:p text:style-name="P41"><text:span text:style-name="T16">&lt;INSERT </text:span><text:span text:style-name="T15">atom | pname</text:span><text:span text:style-name="T16"> oblist&gt;</text:span></text:p>
      <text:p text:style-name="P43"/>
      <text:p text:style-name="P41"><text:span text:style-name="T15">MDL built-in</text:span></text:p>
      <text:p text:style-name="P43"><text:soft-page-break/></text:p>
      <text:p text:style-name="P18"><text:span text:style-name="T15">INSERT</text:span> creates an <text:span text:style-name="T15">ATOM</text:span> with the <text:span text:style-name="T15">pname</text:span> and inserts it into <text:span text:style-name="T15">oblist</text:span>. <text:span text:style-name="T15">INSERT</text:span> returns the newly created <text:span text:style-name="T15">ATOM</text:span> (or raises an error if the <text:span text:style-name="T15">ATOM</text:span> already was on the <text:span text:style-name="T15">oblis</text:span>t). First argument can also be an <text:span text:style-name="T15">atom</text:span> but this <text:span text:style-name="T15">ATOM</text:span> can not be on any <text:span text:style-name="T15">OBLIST</text:span> and therefore must be newly created by <text:span text:style-name="T15">ATOM</text:span> or recently <text:span text:style-name="T15">REMOVE</text:span>d.</text:p>
      <text:p text:style-name="P18"><text:span text:style-name="T15">INSERT</text:span> requires that you specify <text:span text:style-name="T15">oblist</text:span>, if you want to create an <text:span text:style-name="T15">ATOM</text:span> on the standard <text:span text:style-name="T15">OBLIST</text:span>, usually <text:span text:style-name="T15">&lt;1 .OBLIST&gt;</text:span>, you can use<text:span text:style-name="T15"> &lt;PARSE string&gt;</text:span> instead.</text:p>
      <text:p text:style-name="P18">Note that you also can use trailers to both create the <text:span text:style-name="T15">ATOM</text:span> and the <text:span text:style-name="T15">OBLIST</text:span> (or one of them). <text:span text:style-name="T15">atom!-oblist</text:span> inserts the <text:span text:style-name="T15">atom</text:span> on the <text:span text:style-name="T15">oblist</text:span> and if one of them or both don’t exist, they are created.</text:p>
      <text:p text:style-name="P18">Examples:</text:p>
      <text:p text:style-name="P18"><text:tab/><text:span text:style-name="T15">&lt;INSERT "FOO-1" &lt;MOBLIST OB&gt;&gt;<text:tab/><text:tab/><text:tab/><text:tab/>--&gt;<text:tab/>FOO-1!-OB</text:span></text:p>
      <text:p text:style-name="P18"><text:span text:style-name="T15"><text:tab/>&lt;INSERT &lt;ATOM "FOO-2"&gt; &lt;MOBLIST OB&gt;&gt;<text:tab/><text:tab/>--&gt;<text:tab/>FOO-2!-OB<text:line-break/><text:tab/>&lt;INSERT &lt;REMOVE "FOO-2" &lt;MOBLIST OB&gt;&gt; &lt;MOBLIST OB2&gt;&gt;<text:line-break/><text:tab/><text:tab/><text:tab/><text:tab/><text:tab/><text:tab/><text:tab/><text:tab/><text:tab/><text:tab/>--&gt;<text:tab/>FOO-2!-OB2</text:span></text:p>
      <text:p text:style-name="P18"><text:span text:style-name="T15"><text:tab/>&lt;INSERT FOO-3 &lt;MOBLIST OB&gt;&gt;<text:line-break/><text:tab/><text:tab/>--&gt; <text:tab/>Error (Interpreter already placed it on &lt;1 .OBLIST&gt;</text:span></text:p>
      <text:p text:style-name="P57"><text:span text:style-name="T15">;"Returns FOO from OB. Creates ATOM/OBLIST if needed." </text:span><text:line-break/><text:tab/><text:span text:style-name="T15">&lt;OR &lt;LOOKUP "FOO" &lt;MOBLIST OB&gt;&gt; &lt;INSERT "FOO" &lt;MOBLIST OB&gt;&gt;<text:line-break/><text:tab/><text:tab/><text:tab/><text:tab/><text:tab/><text:tab/><text:tab/><text:tab/><text:tab/><text:tab/>--&gt;<text:tab/>FOO!-OB</text:span></text:p>
      <text:p text:style-name="P57"><text:span text:style-name="T15">FOO!-OB<text:tab/><text:tab/><text:tab/><text:tab/><text:tab/><text:tab/><text:tab/><text:tab/>--&gt;<text:tab/>FOO!-OB<text:line-break/><text:tab/>BAR!-OB<text:tab/><text:tab/><text:tab/><text:tab/><text:tab/><text:tab/><text:tab/><text:tab/>--&gt;<text:tab/>BAR!-OB<text:line-break/><text:tab/>&lt;MOBLIST OB&gt;<text:tab/>--&gt;<text:tab/>#OBLIST (("FOO" FOO!-OB) ("BAR" BAR!-OB))</text:span></text:p>
      <text:list xml:id="list63204697845788" text:continue-numbering="true" text:style-name="WWNum3">
        <text:list-item>
          <text:list>
            <text:list-item>
              <text:list>
                <text:list-item>
                  <text:p text:style-name="P90"><text:bookmark text:name="_2szc72q"/><text:span text:style-name="T25">INSERT-FILE</text:span></text:p>
                </text:list-item>
              </text:list>
            </text:list-item>
          </text:list>
        </text:list-item>
      </text:list>
      <text:p text:style-name="P41"><text:span text:style-name="T16">&lt;INSERT-FILE filename&gt;</text:span></text:p>
      <text:p text:style-name="P42"/>
      <text:p text:style-name="P41"><text:span text:style-name="T16">ZIL library</text:span></text:p>
      <text:p text:style-name="P42"/>
      <text:p text:style-name="P15"><text:span text:style-name="T3">Insert file with </text:span><text:span text:style-name="T7">filename</text:span><text:span text:style-name="T3"> at this point. If extension is omitted, ".zil" is assumed.</text:span></text:p>
      <text:p text:style-name="P15"><text:span text:style-name="T3">The </text:span><text:span text:style-name="T7">filename</text:span><text:span text:style-name="T3"> can have an absolute or relative path. If no path is given, the compiler looks </text:span>in the current<text:span text:style-name="T3"> library and the libraries specified to the compiler with the </text:span><text:span text:style-name="T7">-ip</text:span><text:span text:style-name="T3"> switch. </text:span></text:p>
      <text:p text:style-name="P15"><text:span text:style-name="T3">Note that path is specified like in L</text:span>inux<text:span text:style-name="T3"> (forward slashes etc.) and uppercase/lowercase can be significant, depending on the host system.</text:span></text:p>
      <text:p text:style-name="P40">ZILF ignores all but the first argument.</text:p>
      <text:p text:style-name="P15"><text:span text:style-name="T3">Examples:</text:span></text:p>
      <text:p text:style-name="P15"><text:span text:style-name="T7"><text:tab/>&lt;INSERT-FILE "rooms"&gt;<text:tab/><text:tab/>--&gt;<text:tab/>Include "rooms.zil" from<text:line-break/> <text:tab/><text:tab/><text:tab/><text:tab/><text:tab/><text:tab/><text:tab/><text:tab/>current directory<text:line-break/><text:tab/>&lt;INSERT-FILE "zillib/parser"&gt;<text:tab/>--&gt;<text:tab/>Include "parser.zil" from<text:line-break/><text:tab/><text:tab/><text:tab/><text:tab/><text:tab/><text:tab/><text:tab/><text:tab/>subdir "zilllib"</text:span></text:p>
      <text:p text:style-name="P27"><text:span text:style-name="T16"><text:s/></text:span></text:p>
      <text:list xml:id="list63205546472208" text:continue-numbering="true" text:style-name="WWNum3">
        <text:list-item>
          <text:list>
            <text:list-item>
              <text:list>
                <text:list-item>
                  <text:p text:style-name="P90"><text:bookmark text:name="_184mhaj"/><text:span text:style-name="T25">ISTRING</text:span></text:p>
                </text:list-item>
              </text:list>
            </text:list-item>
          </text:list>
        </text:list-item>
      </text:list>
      <text:p text:style-name="P41"><text:span text:style-name="T16">&lt;ISTRING count [init]&gt;</text:span></text:p>
      <text:p text:style-name="P42"/>
      <text:p text:style-name="P41"><text:span text:style-name="T16">MDL </text:span><text:span text:style-name="T15">built-in</text:span></text:p>
      <text:p text:style-name="P42"/>
      <text:p text:style-name="P15"><text:span text:style-name="T7">ISTRING</text:span><text:span text:style-name="T3"> ("implicit" or "iterated") returns a </text:span><text:span text:style-name="T7">STRING</text:span><text:span text:style-name="T3"> with </text:span><text:span text:style-name="T7">count</text:span><text:span text:style-name="T3"> items all set to </text:span><text:span text:style-name="T7">init</text:span><text:span text:style-name="T3"> (character). </text:span></text:p>
      <text:p text:style-name="P15"><text:span text:style-name="T3">Examples:</text:span></text:p>
      <text:p text:style-name="P15"><text:span text:style-name="T7"><text:tab/>&lt;ISTRING 4 !\A&gt;<text:tab/><text:tab/><text:tab/><text:tab/><text:tab/>--&gt;<text:tab/>"AAAA"</text:span></text:p>
      <text:p text:style-name="P45"><text:span text:style-name="T7">&lt;SET A 64&gt;<text:line-break/>&lt;ISTRING 4 '&lt;ASCII &lt;SET A &lt;+ .A 1&gt;&gt;&gt;&gt;<text:tab/>--&gt;<text:tab/>"ABCD"</text:span></text:p>
      <text:list xml:id="list63203888632444" text:continue-numbering="true" text:style-name="WWNum3">
        <text:list-item>
          <text:list>
            <text:list-item>
              <text:list>
                <text:list-item>
                  <text:p text:style-name="P90"><text:bookmark text:name="_3s49zyc"/><text:span text:style-name="T25">ITABLE</text:span></text:p>
                </text:list-item>
              </text:list>
            </text:list-item>
          </text:list>
        </text:list-item>
      </text:list>
      <text:p text:style-name="P41"><text:span text:style-name="T16">&lt;ITABLE [specifier] count [(flags...)] defaults ...&gt;</text:span></text:p>
      <text:p text:style-name="P27"><text:span text:style-name="T16"><text:line-break/><text:tab/>ZIL library</text:span></text:p>
      <text:p text:style-name="P28"/>
      <text:p text:style-name="P15"><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5"><text:soft-page-break/><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5"><text:span text:style-name="T3">Examples:</text:span></text:p>
      <text:p text:style-name="Standard"><text:span text:style-name="T17"><text:tab/>&lt;ITABLE 4 0&gt; <text:s/>--&gt;</text:span></text:p>
      <table:table table:name="Table3" table:style-name="Table3">
        <table:table-column table:style-name="Table3.A"/>
        <table:table-column table:style-name="Table3.B"/>
        <table:table-column table:style-name="Table3.C"/>
        <table:table-column table:style-name="Table3.B"/>
        <table:table-row table:style-name="Table3.1">
          <table:table-cell table:style-name="Table3.A1" office:value-type="string">
            <text:p text:style-name="P22"><text:span text:style-name="T7">Element 0<text:line-break/>WORD</text:span></text:p>
          </table:table-cell>
          <table:table-cell table:style-name="Table3.A1" office:value-type="string">
            <text:p text:style-name="P22"><text:span text:style-name="T7">Element 1<text:line-break/>WORD</text:span></text:p>
          </table:table-cell>
          <table:table-cell table:style-name="Table3.A1" office:value-type="string">
            <text:p text:style-name="P22"><text:span text:style-name="T7">Element 2<text:line-break/>WORD</text:span></text:p>
          </table:table-cell>
          <table:table-cell table:style-name="Table3.D1" office:value-type="string">
            <text:p text:style-name="P22"><text:span text:style-name="T7">Element 3<text:line-break/>WORD</text:span></text:p>
          </table:table-cell>
        </table:table-row>
        <table:table-row table:style-name="Table3.1">
          <table:table-cell table:style-name="Table3.A1" office:value-type="string">
            <text:p text:style-name="P22"><text:span text:style-name="T7">0</text:span></text:p>
          </table:table-cell>
          <table:table-cell table:style-name="Table3.A1" office:value-type="string">
            <text:p text:style-name="P22"><text:span text:style-name="T7">0</text:span></text:p>
          </table:table-cell>
          <table:table-cell table:style-name="Table3.A1" office:value-type="string">
            <text:p text:style-name="P22"><text:span text:style-name="T7">0</text:span></text:p>
          </table:table-cell>
          <table:table-cell table:style-name="Table3.D1" office:value-type="string">
            <text:p text:style-name="P22"><text:span text:style-name="T7">0</text:span></text:p>
          </table:table-cell>
        </table:table-row>
      </table:table>
      <text:p text:style-name="Standard"><text:span text:style-name="T17"><text:tab/></text:span></text:p>
      <text:p text:style-name="Standard"><text:span text:style-name="T17"><text:tab/>&lt;ITABLE (BYTE LENGTH) 4 0&gt; <text:s/>--&gt;</text:span></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P22"><text:span text:style-name="T7">Element 0<text:line-break/>BYTE</text:span></text:p>
          </table:table-cell>
          <table:table-cell table:style-name="Table4.A1" office:value-type="string">
            <text:p text:style-name="P22"><text:span text:style-name="T7">Element 1<text:line-break/>BYTE</text:span></text:p>
          </table:table-cell>
          <table:table-cell table:style-name="Table4.A1" office:value-type="string">
            <text:p text:style-name="P22"><text:span text:style-name="T7">Element 2<text:line-break/>BYTE</text:span></text:p>
          </table:table-cell>
          <table:table-cell table:style-name="Table4.A1" office:value-type="string">
            <text:p text:style-name="P22"><text:span text:style-name="T7">Element 3<text:line-break/>BYTE</text:span></text:p>
          </table:table-cell>
          <table:table-cell table:style-name="Table4.E1" office:value-type="string">
            <text:p text:style-name="P22"><text:span text:style-name="T7">Element 4<text:line-break/>BYTE</text:span></text:p>
          </table:table-cell>
        </table:table-row>
        <table:table-row table:style-name="Table4.1">
          <table:table-cell table:style-name="Table4.A1" office:value-type="string">
            <text:p text:style-name="P22"><text:span text:style-name="T7">4</text:span></text:p>
          </table:table-cell>
          <table:table-cell table:style-name="Table4.A1" office:value-type="string">
            <text:p text:style-name="P22"><text:span text:style-name="T7">0</text:span></text:p>
          </table:table-cell>
          <table:table-cell table:style-name="Table4.A1" office:value-type="string">
            <text:p text:style-name="P22"><text:span text:style-name="T7">0</text:span></text:p>
          </table:table-cell>
          <table:table-cell table:style-name="Table4.A1" office:value-type="string">
            <text:p text:style-name="P22"><text:span text:style-name="T7">0</text:span></text:p>
          </table:table-cell>
          <table:table-cell table:style-name="Table4.E1" office:value-type="string">
            <text:p text:style-name="P22"><text:span text:style-name="T7">0</text:span></text:p>
          </table:table-cell>
        </table:table-row>
      </table:table>
      <text:p text:style-name="P10"/>
      <text:p text:style-name="Standard"><text:span text:style-name="T17"><text:tab/>&lt;ITABLE BYTE 4 0&gt; <text:s/>--&gt;</text:span></text:p>
      <table:table table:name="Table5" table:style-name="Table5">
        <table:table-column table:style-name="Table5.A" table:number-columns-repeated="2"/>
        <table:table-column table:style-name="Table5.C"/>
        <table:table-column table:style-name="Table5.D"/>
        <table:table-column table:style-name="Table5.E"/>
        <table:table-row table:style-name="Table5.1">
          <table:table-cell table:style-name="Table5.A1" office:value-type="string">
            <text:p text:style-name="P22"><text:span text:style-name="T7">Element 0<text:line-break/>BYTE</text:span></text:p>
          </table:table-cell>
          <table:table-cell table:style-name="Table5.A1" office:value-type="string">
            <text:p text:style-name="P22"><text:span text:style-name="T7">Element 1<text:line-break/>BYTE</text:span></text:p>
          </table:table-cell>
          <table:table-cell table:style-name="Table5.A1" office:value-type="string">
            <text:p text:style-name="P22"><text:span text:style-name="T7">Element 2<text:line-break/>BYTE</text:span></text:p>
          </table:table-cell>
          <table:table-cell table:style-name="Table5.A1" office:value-type="string">
            <text:p text:style-name="P22"><text:span text:style-name="T7">Element 3<text:line-break/>BYTE</text:span></text:p>
          </table:table-cell>
          <table:table-cell table:style-name="Table5.E1" office:value-type="string">
            <text:p text:style-name="P22"><text:span text:style-name="T7">Element 4<text:line-break/>BYTE</text:span></text:p>
          </table:table-cell>
        </table:table-row>
        <table:table-row table:style-name="Table5.1">
          <table:table-cell table:style-name="Table5.A1" office:value-type="string">
            <text:p text:style-name="P22"><text:span text:style-name="T7">4</text:span></text:p>
          </table:table-cell>
          <table:table-cell table:style-name="Table5.A1" office:value-type="string">
            <text:p text:style-name="P22"><text:span text:style-name="T7">0</text:span></text:p>
          </table:table-cell>
          <table:table-cell table:style-name="Table5.A1" office:value-type="string">
            <text:p text:style-name="P22"><text:span text:style-name="T7">0</text:span></text:p>
          </table:table-cell>
          <table:table-cell table:style-name="Table5.A1" office:value-type="string">
            <text:p text:style-name="P22"><text:span text:style-name="T7">0</text:span></text:p>
          </table:table-cell>
          <table:table-cell table:style-name="Table5.E1" office:value-type="string">
            <text:p text:style-name="P22"><text:span text:style-name="T7">0</text:span></text:p>
          </table:table-cell>
        </table:table-row>
      </table:table>
      <text:p text:style-name="P10"/>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63205802941576" text:continue-numbering="true" text:style-name="WWNum3">
        <text:list-item>
          <text:list>
            <text:list-item>
              <text:list>
                <text:list-item>
                  <text:p text:style-name="P90"><text:bookmark text:name="_279ka65"/><text:span text:style-name="T25">ITEM</text:span></text:p>
                </text:list-item>
              </text:list>
            </text:list-item>
          </text:list>
        </text:list-item>
      </text:list>
      <text:p text:style-name="P41"><text:span text:style-name="T16">&lt;ITEM asoc&gt;</text:span></text:p>
      <text:p text:style-name="P43"/>
      <text:p text:style-name="P41"><text:span text:style-name="T15">MDL built-in</text:span></text:p>
      <text:p text:style-name="P43"/>
      <text:p text:style-name="P40"><text:span text:style-name="T15">ITEM</text:span> returns the item part from an <text:span text:style-name="T15">asoc</text:span> entry, of <text:span text:style-name="T15">TYPE</text:span> <text:span text:style-name="T15">ASOC</text:span>, in the <text:span text:style-name="T15">ASSOCIATION</text:span> chain.</text:p>
      <text:p text:style-name="P40">See <text:span text:style-name="T15">ASSOCIATIONS</text:span>, <text:span text:style-name="T15">AVALUE</text:span>, <text:span text:style-name="T15">GETPROP</text:span>, <text:span text:style-name="T15">INDICATOR</text:span>, <text:span text:style-name="T15">NEXT</text:span> and <text:span text:style-name="T15">PUTPROP</text:span>.</text:p>
      <text:p text:style-name="P40">Example:</text:p>
      <text:p text:style-name="P40"><text:span text:style-name="T15"><text:tab/>&lt;DEFINE LAST-ASOC ()<text:line-break/><text:tab/><text:tab/>&lt;REPEAT ((A &lt;ASSOCIATIONS&gt;))<text:line-break/><text:tab/><text:tab/><text:tab/>&lt;COND (&lt;=? .A &lt;&gt;&gt; &lt;RETURN &lt;&gt;&gt;)<text:line-break/><text:tab/><text:tab/><text:tab/>(&lt;=? &lt;NEXT .A&gt; &lt;&gt;&gt; &lt;RETURN .A&gt;)&gt;<text:line-break/><text:tab/><text:tab/>&lt;SET A &lt;NEXT .A&gt;&gt;&gt;&gt;</text:span></text:p>
      <text:p text:style-name="P40"><text:span text:style-name="T15"><text:tab/>&lt;PUTPROP NEW-ASOC TEXT "Hello, world!"&gt;<text:line-break/><text:tab/>&lt;SET A &lt;LAST-ASOC&gt;&gt;<text:line-break/><text:tab/>&lt;ITEM .A&gt;<text:tab/><text:tab/><text:tab/><text:tab/>--&gt;<text:tab/>NEW-ASOC</text:span></text:p>
      <text:list xml:id="list63205735673229" text:continue-numbering="true" text:style-name="WWNum3">
        <text:list-item>
          <text:list>
            <text:list-item>
              <text:list>
                <text:list-item>
                  <text:p text:style-name="P90"><text:bookmark text:name="_meukdy"/><text:span text:style-name="T25">IVECTOR</text:span></text:p>
                </text:list-item>
              </text:list>
            </text:list-item>
          </text:list>
        </text:list-item>
      </text:list>
      <text:p text:style-name="P41"><text:span text:style-name="T16">&lt;IVECTOR count [init]&gt;</text:span></text:p>
      <text:p text:style-name="P42"/>
      <text:p text:style-name="P41"><text:span text:style-name="T16">MDL </text:span><text:span text:style-name="T15">built-in</text:span></text:p>
      <text:p text:style-name="P42"/>
      <text:p text:style-name="P15"><text:span text:style-name="T7">IVECTOR</text:span><text:span text:style-name="T3"> ("implicit" or "iterated") returns a </text:span><text:span text:style-name="T7">VECTOR</text:span><text:span text:style-name="T3"> with </text:span><text:span text:style-name="T7">count</text:span><text:span text:style-name="T3"> items all set to </text:span><text:span text:style-name="T7">init</text:span><text:span text:style-name="T3">. </text:span></text:p>
      <text:p text:style-name="P15"><text:span text:style-name="T3">Examples:</text:span></text:p>
      <text:p text:style-name="P15"><text:span text:style-name="T7"><text:tab/>&lt;IVECTOR 4 2&gt;<text:tab/><text:tab/><text:tab/><text:tab/><text:tab/>--&gt;<text:tab/>[2 2 2 2]</text:span></text:p>
      <text:p text:style-name="P15"><text:span text:style-name="T7"><text:tab/>&lt;SET A 0&gt;<text:line-break/><text:tab/>&lt;IVECTOR 4 '&lt;SET A &lt;+ .A 1&gt;&gt;&gt;<text:tab/><text:tab/>--&gt;<text:tab/>[1 2 3 4]</text:span></text:p>
      <text:list xml:id="list63205741062785" text:continue-numbering="true" text:style-name="WWNum3">
        <text:list-item>
          <text:list>
            <text:list-item>
              <text:list>
                <text:list-item>
                  <text:p text:style-name="P90"><text:bookmark text:name="_36ei31r"/><text:span text:style-name="T25">L=?</text:span></text:p>
                </text:list-item>
              </text:list>
            </text:list-item>
          </text:list>
        </text:list-item>
      </text:list>
      <text:p text:style-name="P41"><text:span text:style-name="T16">&lt;L=? value1 value2&gt;</text:span></text:p>
      <text:p text:style-name="P42"><text:soft-page-break/></text:p>
      <text:p text:style-name="P41"><text:span text:style-name="T16">MDL </text:span><text:span text:style-name="T15">built-in</text:span></text:p>
      <text:p text:style-name="P42"/>
      <text:p text:style-name="P27"><text:span text:style-name="T22">Predicate. True if </text:span><text:span text:style-name="T16">value1</text:span><text:span text:style-name="T22"> is lower or equal than </text:span><text:span text:style-name="T16">value2</text:span><text:span text:style-name="T22"> otherwise false.</text:span></text:p>
      <text:list xml:id="list63204396081863" text:continue-numbering="true" text:style-name="WWNum3">
        <text:list-item>
          <text:list>
            <text:list-item>
              <text:list>
                <text:list-item>
                  <text:p text:style-name="P90"><text:bookmark text:name="_1ljsd9k"/><text:span text:style-name="T25">L?</text:span></text:p>
                </text:list-item>
              </text:list>
            </text:list-item>
          </text:list>
        </text:list-item>
      </text:list>
      <text:p text:style-name="P41"><text:span text:style-name="T16">&lt;L? value1 value2&gt;</text:span></text:p>
      <text:p text:style-name="P42"/>
      <text:p text:style-name="P41"><text:span text:style-name="T16">MDL </text:span><text:span text:style-name="T15">built-in</text:span></text:p>
      <text:p text:style-name="P42"/>
      <text:p text:style-name="P27"><text:span text:style-name="T22">Predicate. True if </text:span><text:span text:style-name="T16">value1</text:span><text:span text:style-name="T22"> is lower than </text:span><text:span text:style-name="T16">value2</text:span><text:span text:style-name="T22"> otherwise false.</text:span></text:p>
      <text:list xml:id="list63204929466740" text:continue-numbering="true" text:style-name="WWNum3">
        <text:list-item>
          <text:list>
            <text:list-item>
              <text:list>
                <text:list-item>
                  <text:p text:style-name="P90"><text:bookmark text:name="_45jfvxd"/><text:span text:style-name="T25">LANGUAGE</text:span></text:p>
                </text:list-item>
              </text:list>
            </text:list-item>
          </text:list>
        </text:list-item>
      </text:list>
      <text:p text:style-name="P41"><text:span text:style-name="T16">&lt;LANGUAGE name [escape-char] [change-chrset]&gt;</text:span></text:p>
      <text:p text:style-name="P42"/>
      <text:p text:style-name="P41"><text:span text:style-name="T16">ZIL library</text:span></text:p>
      <text:p text:style-name="P42"/>
      <text:p text:style-name="P15"><text:span text:style-name="T3">The language setting changes how text is encoded in two ways: it lets you write language-specific characters in ZIL source code by adding a prefix to ASCII characters, and it changes the Z-machine alphabet to encode them more efficiently.</text:span></text:p>
      <text:p text:style-name="P15"><text:span text:style-name="T3">If </text:span><text:span text:style-name="T7">change-chrset</text:span><text:span text:style-name="T3"> is false, the Z-machine character set won’t be changed, so the language setting will only affect how source code is read.</text:span></text:p>
      <text:p text:style-name="P15"><text:span text:style-name="T3">The </text:span><text:span text:style-name="T7">escape-char</text:span><text:span text:style-name="T3"> is </text:span><text:span text:style-name="T7">!\%</text:span><text:span text:style-name="T3"> by default, meaning that language-specific characters may be used in strings or atoms by adding a percent sign prefix (e.g. </text:span><text:span text:style-name="T7">%s</text:span><text:span text:style-name="T3"> for ß).</text:span></text:p>
      <text:p text:style-name="P15"><text:span text:style-name="T3">The </text:span><text:span text:style-name="T7">name</text:span><text:span text:style-name="T3"> may be </text:span><text:span text:style-name="T7">GERMAN</text:span><text:span text:style-name="T3">, or </text:span><text:span text:style-name="T7">DEFAULT</text:span><text:span text:style-name="T3"> to stick with classic ZSCII.</text:span></text:p>
      <text:p text:style-name="P15"><text:span text:style-name="T7">GERMAN</text:span><text:span text:style-name="T3"> is defined as follows:</text:span></text:p>
      <text:list xml:id="list4065587886" text:style-name="WWNum11">
        <text:list-item>
          <text:p text:style-name="P52"><text:span text:style-name="T22">Alphabet 0: </text:span><text:span text:style-name="T16">abcdefghiklmnoprstuwzäöü.,</text:span></text:p>
        </text:list-item>
        <text:list-item>
          <text:p text:style-name="P52"><text:span text:style-name="T22">Alphabet 1: </text:span><text:span text:style-name="T16">ABCDEFGHIKLMNOPRSTUWZjqvxy</text:span></text:p>
        </text:list-item>
        <text:list-item>
          <text:p text:style-name="P52"><text:span text:style-name="T22">Alphabet 2: </text:span><text:span text:style-name="T16">0123456789!?'-:()JÄÖÜß«»</text:span></text:p>
        </text:list-item>
        <text:list-item>
          <text:p text:style-name="P52"><text:span text:style-name="T22">Special characters:</text:span> <text:s/><text:span text:style-name="T16">ä(%a), ö(%o), ü(%u), ß(%s), Ä(%A), Ö(%O),<text:line-break/><text:tab/><text:tab/><text:tab/></text:span><text:span text:style-name="T15"> </text:span><text:span text:style-name="T16">Ü(%U), «(%&lt;), »(%&gt;)</text:span></text:p>
        </text:list-item>
      </text:list>
      <text:list xml:id="list63205976584380" text:continue-list="list63204929466740" text:style-name="WWNum3">
        <text:list-item>
          <text:list>
            <text:list-item>
              <text:list>
                <text:list-item>
                  <text:p text:style-name="P90"><text:bookmark text:name="_2koq656"/><text:span text:style-name="T25">LEGAL?</text:span></text:p>
                </text:list-item>
              </text:list>
            </text:list-item>
          </text:list>
        </text:list-item>
      </text:list>
      <text:p text:style-name="P41"><text:span text:style-name="T16">&lt;LEGAL? </text:span><text:span text:style-name="T15">v</text:span><text:span text:style-name="T16">alue&gt;</text:span></text:p>
      <text:p text:style-name="P43"/>
      <text:p text:style-name="P41"><text:span text:style-name="T15">MDL built-in</text:span></text:p>
      <text:p text:style-name="P43"/>
      <text:p text:style-name="P18"><text:span text:style-name="T15">LEGAL?</text:span> is a predicate that returns <text:span text:style-name="T15">TRUE</text:span> if portion of the stack value occupies is still active, otherwise <text:span text:style-name="T15">FALSE</text:span>. Although <text:span text:style-name="T15">LEGAL?</text:span> works for all <text:span text:style-name="T15">TYPE</text:span>s, it’s only useful for those <text:span text:style-name="T15">TYPE</text:span>s that live on the stack, like <text:span text:style-name="T15">TUPLE</text:span>, <text:span text:style-name="T15">activation</text:span> and <text:span text:style-name="T15">environment</text:span>, all other types always return <text:s/><text:span text:style-name="T15">TRUE</text:span>.</text:p>
      <text:p text:style-name="P18">Examples:</text:p>
      <text:p text:style-name="P18"><text:tab/><text:span text:style-name="T15">;"Activation"</text:span><text:line-break/><text:tab/><text:span text:style-name="T15">&lt;DEFINE FOO ACT () &lt;SETG ACT .ACT&gt; &lt;LEGAL? .ACT&gt;&gt;<text:line-break/><text:tab/>&lt;FOO&gt;<text:tab/><text:tab/>--&gt;<text:tab/>T <text:tab/> <text:s/>;"ACT legal inside function"<text:line-break/><text:tab/>&lt;LEGAL? ,ACT&gt;</text:span><text:tab/><text:span text:style-name="T15">--&gt;<text:tab/>#FALSE ;"ACT illegal outside function"</text:span></text:p>
      <text:p text:style-name="P57"><text:span text:style-name="T15">;"Environment"<text:line-break/><text:tab/>&lt;DEFINE BAR () &lt;BAZ&gt;&gt;<text:line-break/><text:tab/>&lt;DEFINE BAZ ("BIND" ENV) &lt;SETG ENV .ENV&gt; &lt;LEGAL? .ENV&gt;&gt;<text:line-break/><text:tab/>&lt;BAR&gt;<text:tab/><text:tab/>--&gt;<text:tab/>T<text:tab/> <text:s/>;"Sets ENV to BARs environment"<text:line-break/><text:tab/>&lt;LEGAL? ,ENV&gt;<text:tab/>--&gt;<text:tab/>#FALSE ;"BARs environment illegal"<text:line-break/><text:tab/>&lt;BAZ&gt;<text:tab/><text:tab/>--&gt;<text:tab/>T<text:tab/> <text:s/>;"Sets ENV to ROOT environment"<text:line-break/><text:tab/>&lt;LEGAL? ,ENV&gt;<text:tab/>--&gt;<text:tab/>T<text:tab/> <text:s/>;"ROOTs environment always legal"</text:span></text:p>
      <text:list xml:id="list63204367389230" text:continue-numbering="true" text:style-name="WWNum3">
        <text:list-item>
          <text:list>
            <text:list-item>
              <text:list>
                <text:list-item>
                  <text:p text:style-name="P90"><text:bookmark text:name="_zu0gcz"/><text:span text:style-name="T25">LENGTH</text:span></text:p>
                </text:list-item>
              </text:list>
            </text:list-item>
          </text:list>
        </text:list-item>
      </text:list>
      <text:p text:style-name="P41"><text:span text:style-name="T16">&lt;LENGTH structure&gt;</text:span></text:p>
      <text:p text:style-name="P42"/>
      <text:p text:style-name="P41"><text:soft-page-break/><text:span text:style-name="T16">MDL </text:span><text:span text:style-name="T15">built-in</text:span></text:p>
      <text:p text:style-name="P42"/>
      <text:p text:style-name="P15"><text:span text:style-name="T3">Return the number of elements in </text:span><text:span text:style-name="T7">structure</text:span><text:span text:style-name="T3">.</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text:span></text:p>
      <text:p text:style-name="P15"><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3"><text:tab/></text:span><text:span text:style-name="T7">&lt;LENGTH &lt;LIST 1 2 3&gt;&gt;<text:tab/><text:tab/>--&gt;<text:tab/>3</text:span></text:p>
      <text:list xml:id="list63205295105719" text:continue-numbering="true" text:style-name="WWNum3">
        <text:list-item>
          <text:list>
            <text:list-item>
              <text:list>
                <text:list-item>
                  <text:p text:style-name="P90"><text:bookmark text:name="_3jtnz0s"/><text:span text:style-name="T25">LENGTH?</text:span></text:p>
                </text:list-item>
              </text:list>
            </text:list-item>
          </text:list>
        </text:list-item>
      </text:list>
      <text:p text:style-name="P41"><text:span text:style-name="T16">&lt;LENGTH? structure limit&gt;</text:span></text:p>
      <text:p text:style-name="P42"/>
      <text:p text:style-name="P41"><text:span text:style-name="T16">MDL </text:span><text:span text:style-name="T15">built-in</text:span></text:p>
      <text:p text:style-name="P42"/>
      <text:p text:style-name="P15"><text:span text:style-name="T7">LENGTH?</text:span><text:span text:style-name="T3"> is a predicate that returns false if </text:span><text:span text:style-name="T7">LENGTH</text:span><text:span text:style-name="T3"> of </text:span><text:span text:style-name="T7">structure</text:span><text:span text:style-name="T3"> is greater than </text:span><text:span text:style-name="T7">limit</text:span><text:span text:style-name="T3">, otherwise true (it actually returns </text:span><text:span text:style-name="T7">LENGTH</text:span><text:span text:style-name="T3"> of </text:span><text:span text:style-name="T7">structure</text:span><text:span text:style-name="T3">).</text:span></text:p>
      <text:p text:style-name="P15"><text:span text:style-name="T7">LENGTH?</text:span><text:span text:style-name="T3"> answers the question: "is </text:span><text:span text:style-name="T7">LENGTH</text:span><text:span text:style-name="T3"> of </text:span><text:span text:style-name="T7">structure</text:span><text:span text:style-name="T3"> less or equal to </text:span><text:span text:style-name="T7">limit</text:span><text:span text:style-name="T3">?"</text:span></text:p>
      <text:p text:style-name="P15"><text:span text:style-name="T3">Examples:</text:span></text:p>
      <text:p text:style-name="P27"><text:span text:style-name="T16"><text:tab/>&lt;LENGTH? (1 2 3) 1&gt;<text:tab/><text:tab/><text:tab/><text:tab/>--&gt;<text:tab/>False<text:line-break/><text:tab/>&lt;LENGTH? (1 2 3) 3&gt;<text:tab/><text:tab/><text:tab/><text:tab/>--&gt;<text:tab/>3<text:line-break/><text:tab/>&lt;NOT &lt;NOT &lt;LENGTH? (1 2 3) 4&gt;&gt;&gt;<text:tab/>--&gt;<text:tab/>True</text:span></text:p>
      <text:list xml:id="list63205231624320" text:continue-numbering="true" text:style-name="WWNum3">
        <text:list-item>
          <text:list>
            <text:list-item>
              <text:list>
                <text:list-item>
                  <text:p text:style-name="P90"><text:bookmark text:name="_1yyy98l"/><text:span text:style-name="T25">LINK</text:span></text:p>
                </text:list-item>
              </text:list>
            </text:list-item>
          </text:list>
        </text:list-item>
      </text:list>
      <text:p text:style-name="P41"><text:span text:style-name="T16">&lt;LINK value str oblist&gt;</text:span></text:p>
      <text:p text:style-name="P43"/>
      <text:p text:style-name="P41"><text:span text:style-name="T15">MDL built-in</text:span></text:p>
      <text:p text:style-name="P43"/>
      <text:p text:style-name="P18"><text:span text:style-name="T15">LINK</text:span> links a <text:span text:style-name="T15">value</text:span> to <text:span text:style-name="T15">PNAME</text:span> <text:span text:style-name="T15">str</text:span>. The <text:span text:style-name="T15">PNAME</text:span> is placed in the specified <text:span text:style-name="T15">oblist</text:span>. <text:span text:style-name="T15">LINK</text:span> has the effect that when the MDL encounters the <text:span text:style-name="T15">str</text:span> it immediately replaces it with the <text:span text:style-name="T15">value</text:span>. <text:span text:style-name="T15">LINK</text:span> is primarily used in interactive mode to replace phrases that are annoyingly long to type.</text:p>
      <text:p text:style-name="P18">Example:</text:p>
      <text:p text:style-name="P18"><text:span text:style-name="T15"><text:tab/>&lt;LINK '&lt;INSERT-FILE "HEDGEMAZE"&gt; "H" &lt;ROOT&gt;&gt;<text:line-break/><text:tab/>H<text:tab/>--&gt;<text:tab/>Tries to load the file "HEDGEMAZE"</text:span></text:p>
      <text:list xml:id="list63205005039199" text:continue-numbering="true" text:style-name="WWNum3">
        <text:list-item>
          <text:list>
            <text:list-item>
              <text:list>
                <text:list-item>
                  <text:p text:style-name="P90"><text:bookmark text:name="_4iylrwe"/><text:span text:style-name="T25">LIST</text:span></text:p>
                </text:list-item>
              </text:list>
            </text:list-item>
          </text:list>
        </text:list-item>
      </text:list>
      <text:p text:style-name="P41"><text:span text:style-name="T16">&lt;LIST values ...&gt;<text:line-break/>(values ...)<text:tab/><text:tab/><text:tab/><text:tab/>;"Alternative syntax"</text:span></text:p>
      <text:p text:style-name="P42"/>
      <text:p text:style-name="P41"><text:span text:style-name="T16">MDL </text:span><text:span text:style-name="T15">built-in</text:span></text:p>
      <text:p text:style-name="P42"/>
      <text:p text:style-name="P15"><text:span text:style-name="T3">Returns a list of containing </text:span><text:span text:style-name="T7">values</text:span><text:span text:style-name="T3">.</text:span></text:p>
      <text:p text:style-name="P15"><text:span text:style-name="T3">A list is a collection of items where each item </text:span>has<text:span text:style-name="T3"> a pointer to the next item in the collection. This makes it easy to add and insert items in lists but a list is always forward looking. See more about </text:span><text:span text:style-name="T7">LIST</text:span><text:span text:style-name="T3"> structure in </text:span><text:span text:style-name="T2">The MDL Programming Language, Appendix 1</text:span><text:span text:style-name="T3">.</text:span></text:p>
      <text:p text:style-name="P15"><text:span text:style-name="T3">Example:</text:span></text:p>
      <text:p text:style-name="P15"><text:span text:style-name="T7"><text:tab/>&lt;LIST 1 2 "AB" !\C&gt;<text:tab/><text:tab/>--&gt;<text:tab/>(1 2 "AB" !\C)<text:line-break/><text:tab/>(1 2 "AB" !\C)<text:tab/><text:tab/><text:tab/>--&gt;<text:tab/>(1 2 "AB" !\C)</text:span></text:p>
      <text:list xml:id="list63205689757094" text:continue-numbering="true" text:style-name="WWNum3">
        <text:list-item>
          <text:list>
            <text:list-item>
              <text:list>
                <text:list-item>
                  <text:p text:style-name="P90"><text:bookmark text:name="_2y3w247"/><text:span text:style-name="T25">LONG-WORDS?</text:span></text:p>
                </text:list-item>
              </text:list>
            </text:list-item>
          </text:list>
        </text:list-item>
      </text:list>
      <text:p text:style-name="P41"><text:span text:style-name="T16">&lt;LONG-WORDS? [boolean]&gt;</text:span></text:p>
      <text:p text:style-name="P42"><text:soft-page-break/></text:p>
      <text:p text:style-name="P41"><text:span text:style-name="T16">ZIL library</text:span></text:p>
      <text:p text:style-name="P42"/>
      <text:p text:style-name="P15"><text:span text:style-name="T3">The </text:span><text:span text:style-name="T7">boolean</text:span><text:span text:style-name="T3"> , which defaults to true if omitted, tells the compiler whether to generate the </text:span><text:span text:style-name="T15">CONSTANT</text:span><text:span text:style-name="T3"> </text:span><text:span text:style-name="T8">LONG-WORDS-TABLE</text:span><text:span text:style-name="T3">. </text:span></text:p>
      <text:p text:style-name="P15"><text:span text:style-name="T8">LONG-WORDS-TABLE</text:span><text:span text:style-name="T3"> contains an entry for each vocab word whose length exceeds the maximum word length for the selected Z-machine version (6 Z-characters for V3, or 9 Z-characters for V4+). The table is prefixed by the number of entries, and each entry consists of a word pointer followed by a string giving the printed form of the word.</text:span></text:p>
      <text:p text:style-name="P15"><text:span text:style-name="T3">For example, the table might be defined as equivalent to:</text:span></text:p>
      <text:p text:style-name="P15"><text:span text:style-name="T7"><text:tab/>&lt;CONSTANT LONG-WORDS-TABLE<text:line-break/><text:tab/><text:tab/>&lt;TABLE 2<text:line-break/><text:tab/><text:tab/><text:tab/>,W?HEMIDEMIS </text:span><text:span text:style-name="T15">"</text:span><text:span text:style-name="T7">hemidemisemiquaver</text:span><text:span text:style-name="T15">"</text:span><text:span text:style-name="T7"><text:line-break/><text:tab/><text:tab/><text:tab/>,W?SUPERCALI </text:span><text:span text:style-name="T15">"</text:span><text:span text:style-name="T7">supercalifragilisticexpialidocious</text:span><text:span text:style-name="T15">"</text:span><text:span text:style-name="T7">&gt;&gt;</text:span></text:p>
      <text:p text:style-name="P15">Example:</text:p>
      <text:p text:style-name="P15"><text:tab/><text:span text:style-name="T15">&lt;VERSION 5&gt;</text:span></text:p>
      <text:p text:style-name="P15"><text:span text:style-name="T15"><text:tab/>&lt;LONG-WORDS? T&gt;</text:span></text:p>
      <text:p text:style-name="P15"><text:span text:style-name="T15"><text:tab/>&lt;OBJECT FOO (SYNONYM HEMIDEMISEMI)&gt;</text:span></text:p>
      <text:p text:style-name="P15"><text:span text:style-name="T15"><text:tab/>&lt;VOC "SUPERCALIFRAG"&gt;</text:span></text:p>
      <text:p text:style-name="P15"><text:span text:style-name="T15"><text:tab/>&lt;ROUTINE GO ()<text:line-break/><text:tab/><text:tab/>&lt;TELL "Table length = " N &lt;GET ,LONG-WORD-TABLE 0&gt; CR&gt;<text:line-break/><text:tab/><text:tab/>&lt;TELL "W?SUPERCALIFRAG = " N ,W?SUPERCALIFRAG CR&gt;<text:line-break/><text:tab/><text:tab/>&lt;TELL "WORD 1 = " N &lt;GET ,LONG-WORD-TABLE 1&gt; CR&gt;<text:line-break/><text:tab/><text:tab/>&lt;TELL "WORD 2 = " &lt;GET ,LONG-WORD-TABLE 2&gt; CR&gt;<text:line-break/><text:tab/><text:tab/>&lt;TELL "W?HEMIDEMISEMI = " N ,W?HEMIDEMISEMI CR&gt;<text:line-break/><text:tab/><text:tab/>&lt;TELL "WORD 3 = " N &lt;GET ,LONG-WORD-TABLE 3&gt; CR&gt;<text:line-break/><text:tab/><text:tab/>&lt;TELL "WORD 4 = " &lt;GET ,LONG-WORD-TABLE 4&gt; CR&gt;<text:line-break/><text:tab/>&gt;</text:span></text:p>
      <text:list xml:id="list63205264587535" text:continue-numbering="true" text:style-name="WWNum3">
        <text:list-item>
          <text:list>
            <text:list-item>
              <text:list>
                <text:list-item>
                  <text:p text:style-name="P90"><text:bookmark text:name="_1d96cc0"/><text:span text:style-name="T25">LOOKUP</text:span></text:p>
                </text:list-item>
              </text:list>
            </text:list-item>
          </text:list>
        </text:list-item>
      </text:list>
      <text:p text:style-name="P41"><text:span text:style-name="T16">&lt;LOOKUP string oblist&gt;</text:span></text:p>
      <text:p text:style-name="P43"/>
      <text:p text:style-name="P41"><text:span text:style-name="T15">MDL built-in</text:span></text:p>
      <text:p text:style-name="P43"/>
      <text:p text:style-name="P18"><text:span text:style-name="T15">LOOKUP</text:span> returns the <text:span text:style-name="T15">ATOM</text:span> with <text:span text:style-name="T15">PNAME</text:span> <text:span text:style-name="T15">string</text:span> from <text:span text:style-name="T15">oblist</text:span>. It returns <text:span text:style-name="T15">FALSE</text:span> if no <text:span text:style-name="T15">ATOM</text:span> is found.</text:p>
      <text:p text:style-name="P18">Examples:</text:p>
      <text:p text:style-name="P18"><text:tab/><text:span text:style-name="T15">&lt;LOOKUP "FIX" &lt;ROOT&gt;&gt;<text:tab/><text:tab/><text:tab/>--&gt;<text:tab/>FIX</text:span></text:p>
      <text:p text:style-name="P18"><text:span text:style-name="T15"><text:tab/>FOO!-MYOBLIST<text:line-break/><text:tab/>&lt;LOOKUP "FOO" &lt;ROOT&gt;&gt;<text:tab/><text:tab/><text:tab/>--&gt;<text:tab/>#FALSE<text:line-break/><text:tab/>&lt;LOOKUP "FOO" &lt;MOBLIST MYOBLIST&gt;&gt;<text:tab/>--&gt;<text:tab/>FOO!-MYOBLIST<text:tab/></text:span></text:p>
      <text:list xml:id="list63205473363438" text:continue-numbering="true" text:style-name="WWNum3">
        <text:list-item>
          <text:list>
            <text:list-item>
              <text:list>
                <text:list-item>
                  <text:p text:style-name="P90"><text:bookmark text:name="_3x8tuzt"/><text:span text:style-name="T25">LPARSE</text:span></text:p>
                </text:list-item>
              </text:list>
            </text:list-item>
          </text:list>
        </text:list-item>
      </text:list>
      <text:p text:style-name="P41"><text:span text:style-name="T16">&lt;LPARSE text [10] [lookup-oblist]&gt;</text:span></text:p>
      <text:p text:style-name="P43"/>
      <text:p text:style-name="P41"><text:span text:style-name="T15">MDL built-in</text:span></text:p>
      <text:p text:style-name="P43"/>
      <text:p text:style-name="P18"><text:span text:style-name="T15">LPARSE</text:span> ("list parse") is just like <text:span text:style-name="T15">PARSE</text:span> with the exception that <text:span text:style-name="T15">LPARSE</text:span> returns a <text:span text:style-name="T15">LIST</text:span> of all the expressions in the <text:span text:style-name="T15">text</text:span>.</text:p>
      <text:p text:style-name="P18">ZILF requires that the second argument is <text:span text:style-name="T15">10</text:span> if a <text:span text:style-name="T15">lookup-oblist</text:span> is given.</text:p>
      <text:p text:style-name="P18">Examples:</text:p>
      <text:p text:style-name="P18"><text:tab/><text:span text:style-name="T15">&lt;LPARSE "1 FOO [3]"&gt;<text:tab/><text:tab/><text:tab/>--&gt;<text:tab/>(1 FOO [3])</text:span></text:p>
      <text:p text:style-name="P18"><text:span text:style-name="T15"><text:tab/>&lt;LPARSE " "&gt;<text:tab/><text:tab/><text:tab/><text:tab/><text:tab/>--&gt;<text:tab/>()</text:span></text:p>
      <text:p text:style-name="P57"><text:span text:style-name="T15">&lt;SET A 0&gt;<text:line-break/><text:tab/>&lt;DEFINE NXT () &lt;SET A &lt;+ .A 1&gt;&gt;&gt;<text:line-break/><text:tab/>&lt;LPARSE "%&lt;NXT&gt; %&lt;NXT&gt; %&lt;NXT&gt;"&gt;<text:tab/>--&gt;<text:tab/>(1 2 3)</text:span></text:p>
      <text:list xml:id="list63203986403471" text:continue-numbering="true" text:style-name="WWNum3">
        <text:list-item>
          <text:list>
            <text:list-item>
              <text:list>
                <text:list-item>
                  <text:p text:style-name="P90"><text:bookmark text:name="_2ce457m"/><text:span text:style-name="T25">LSH</text:span></text:p>
                </text:list-item>
              </text:list>
            </text:list-item>
          </text:list>
        </text:list-item>
      </text:list>
      <text:p text:style-name="P41"><text:span text:style-name="T16">&lt;LSH number places&gt;</text:span></text:p>
      <text:p text:style-name="P42"/>
      <text:p text:style-name="P41"><text:soft-page-break/><text:span text:style-name="T16">MDL </text:span><text:span text:style-name="T15">built-in</text:span></text:p>
      <text:p text:style-name="P42"/>
      <text:p text:style-name="P15"><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5"><text:span text:style-name="T3"><text:tab/></text:span><text:span text:style-name="T7">1000 0000 0000 1010<text:tab/><text:tab/>--&gt; <text:tab/>0100 0000 0000 0101</text:span></text:p>
      <text:p text:style-name="P15"><text:span text:style-name="T3">Examples:</text:span></text:p>
      <text:p text:style-name="P45"><text:span text:style-name="T7"><text:tab/>&lt;LSH 4 1&gt;<text:tab/><text:tab/>--&gt;<text:tab/>8<text:line-break/><text:tab/>&lt;LSH 4 -2&gt;<text:tab/>--&gt;<text:tab/>1</text:span></text:p>
      <text:list xml:id="list63204411770076" text:continue-numbering="true" text:style-name="WWNum3">
        <text:list-item>
          <text:list>
            <text:list-item>
              <text:list>
                <text:list-item>
                  <text:p text:style-name="P90"><text:bookmark text:name="_rjefff"/><text:span text:style-name="T25">LTABLE</text:span></text:p>
                </text:list-item>
              </text:list>
            </text:list-item>
          </text:list>
        </text:list-item>
      </text:list>
      <text:p text:style-name="P41"><text:span text:style-name="T16">&lt;L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63204607579341" text:continue-numbering="true" text:style-name="WWNum3">
        <text:list-item>
          <text:list>
            <text:list-item>
              <text:list>
                <text:list-item>
                  <text:p text:style-name="P90"><text:bookmark text:name="_3bj1y38"/><text:span text:style-name="T25">LVAL</text:span></text:p>
                </text:list-item>
              </text:list>
            </text:list-item>
          </text:list>
        </text:list-item>
      </text:list>
      <text:p text:style-name="P41"><text:span text:style-name="T16">&lt;LVAL atom [environment]&gt;<text:line-break/>.atom<text:tab/><text:tab/><text:tab/><text:tab/><text:tab/>;"Alternative syntax"</text:span></text:p>
      <text:p text:style-name="P42"/>
      <text:p text:style-name="P27"><text:span text:style-name="T16"><text:tab/>MDL </text:span><text:span text:style-name="T15">built-in</text:span></text:p>
      <text:p text:style-name="P28"/>
      <text:p text:style-name="P15">Get the value<text:span text:style-name="T3"> </text:span>of the local<text:span text:style-name="T3"> </text:span><text:span text:style-name="T7">atom</text:span><text:span text:style-name="T3">. More often used in its short form "</text:span><text:span text:style-name="T7">.atom</text:span><text:span text:style-name="T3">". </text:span></text:p>
      <text:p text:style-name="P15"><text:span text:style-name="T3">It i</text:span>s<text:span text:style-name="T3"> possible to supply an </text:span><text:span text:style-name="T7">environment</text:span><text:span text:style-name="T3"> for </text:span><text:span text:style-name="T7">LVAL</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7"><text:tab/>&lt;SET X 5&gt;<text:line-break/><text:line-break/><text:tab/>&lt;LVAL X&gt;<text:tab/>--&gt;<text:tab/>5<text:line-break/><text:tab/>.X<text:tab/><text:tab/>--&gt;<text:tab/>5</text:span></text:p>
      <text:list xml:id="list63204389543584" text:continue-numbering="true" text:style-name="WWNum3">
        <text:list-item>
          <text:list>
            <text:list-item>
              <text:list>
                <text:list-item>
                  <text:p text:style-name="P90"><text:bookmark text:name="_1qoc8b1"/><text:span text:style-name="T25">M-HPOS</text:span></text:p>
                </text:list-item>
              </text:list>
            </text:list-item>
          </text:list>
        </text:list-item>
      </text:list>
      <text:p text:style-name="P41"><text:span text:style-name="T16">&lt;M-HPOS channel&gt;</text:span></text:p>
      <text:p text:style-name="P43"/>
      <text:p text:style-name="P41"><text:span text:style-name="T15">ZIL library</text:span></text:p>
      <text:p text:style-name="P43"/>
      <text:p text:style-name="P18"><text:span text:style-name="T15">M-HPOS</text:span> returns the current horizontal cursor position on <text:span text:style-name="T15">channel</text:span>.</text:p>
      <text:p text:style-name="P18">Example:</text:p>
      <text:p text:style-name="P18"><text:tab/><text:span text:style-name="T15">&lt;PRINC "Hello"&gt;&lt;M-HPOS .OUTCHAN&gt;<text:tab/>--&gt;<text:tab/>Hello5</text:span></text:p>
      <text:p text:style-name="P91"><text:bookmark text:name="_i66rqxfsowd5"/>MAKE-GVAL</text:p>
      <text:p text:style-name="P41"><text:span text:style-name="T15">&lt;MAKE-GVAL atom&gt;</text:span></text:p>
      <text:p text:style-name="P43"/>
      <text:p text:style-name="P41"><text:span text:style-name="T15">ZIL library</text:span></text:p>
      <text:p text:style-name="P43"/>
      <text:p text:style-name="P18"><text:span text:style-name="T15">MAKE-GVAL</text:span> returns the <text:span text:style-name="T15">atom</text:span> as <text:span text:style-name="T15">GVAL</text:span> (<text:span text:style-name="T15">,atom</text:span>).</text:p>
      <text:p text:style-name="P18"><text:soft-page-break/>Example:</text:p>
      <text:p text:style-name="P18"><text:span text:style-name="T15"><text:tab/>&lt;SET FOO BAR&gt;<text:line-break/><text:tab/>&lt;SETG BAR 123&gt;<text:line-break/><text:tab/>&lt;MAKE-GVAL .FOO&gt;<text:tab/><text:tab/><text:tab/>--&gt;<text:tab/>,BAR<text:line-break/><text:tab/>&lt;EVAL &lt;MAKE-GVAL .FOO&gt;&gt;<text:tab/><text:tab/>--&gt;<text:tab/>123</text:span></text:p>
      <text:list xml:id="list63205322601120" text:continue-numbering="true" text:style-name="WWNum3">
        <text:list-item>
          <text:list>
            <text:list-item>
              <text:list>
                <text:list-item>
                  <text:p text:style-name="P90"><text:bookmark text:name="_vq8v1tpbcqxn"/><text:span text:style-name="T25">MAPF</text:span></text:p>
                </text:list-item>
              </text:list>
            </text:list-item>
          </text:list>
        </text:list-item>
      </text:list>
      <text:p text:style-name="P41"><text:span text:style-name="T16">&lt;MAPF finalf applicable structs ...&gt;</text:span></text:p>
      <text:p text:style-name="P43"/>
      <text:p text:style-name="P41"><text:span text:style-name="T15">MDL built-in</text:span></text:p>
      <text:p text:style-name="P43"/>
      <text:p text:style-name="P18"><text:span text:style-name="T15">MAPF</text:span> ("map first") traverses over all <text:span text:style-name="T15">structs</text:span> one element at a time until one of the <text:span text:style-name="T15">structs</text:span> is out of elements and calls the function <text:span text:style-name="T15">applicable</text:span> with the elements. In other words, the first iteration takes the first element from each of the <text:span text:style-name="T15">structs</text:span> and calls <text:span text:style-name="T15">applicable</text:span>, the second iteration takes the second element from each of the <text:span text:style-name="T15">structs</text:span> and calls <text:span text:style-name="T15">applicable</text:span>, and so on until one of the <text:span text:style-name="T15">structs</text:span> doesn't have any more elements. The intermediate results from each call to <text:span text:style-name="T15">applicable</text:span> is stored in a <text:span text:style-name="T15">TUPLE</text:span>.</text:p>
      <text:p text:style-name="P18">The <text:span text:style-name="T15">finalf</text:span> can either be a <text:span text:style-name="T15">FUNCTION</text:span> or <text:span text:style-name="T15">&lt;&gt;</text:span> (<text:span text:style-name="T15">FALSE</text:span>). If it is <text:span text:style-name="T15">FALSE</text:span> the <text:span text:style-name="T15">TUPLE</text:span> with the intermediate result <text:s/>is thrown away, otherwise <text:span text:style-name="T15">finalf</text:span> is called with the <text:span text:style-name="T15">TUPLE</text:span>. </text:p>
      <text:p text:style-name="P18"><text:span text:style-name="T15">MAPF</text:span> returns the result from <text:span text:style-name="T15">finalf</text:span>. If <text:span text:style-name="T15">finalf</text:span> is <text:span text:style-name="T15">FALSE</text:span>, <text:span text:style-name="T15">MAPF</text:span> returns the result from the last call to <text:span text:style-name="T15">applicable</text:span>. If <text:span text:style-name="T15">applicable</text:span> never was called (one of the <text:span text:style-name="T15">structs</text:span> was empty) <text:span text:style-name="T15">MAPF</text:span> returns <text:span text:style-name="T15">FALSE</text:span>.</text:p>
      <text:p text:style-name="P18">One special case is if only <text:span text:style-name="T15">finalf</text:span> and <text:span text:style-name="T15">applicable</text:span> are given. In this case <text:span text:style-name="T15">applicable</text:span> is called indefinitely with no arguments until a <text:span text:style-name="T15">MAPLEAVE</text:span> or <text:span text:style-name="T15">MAPSTOP</text:span> is invoked. <text:span text:style-name="T15">finalf</text:span> is called if <text:span text:style-name="T15">MAPSTOP</text:span> is used to leave the iteration. </text:p>
      <text:p text:style-name="P18">Examples:</text:p>
      <text:p text:style-name="P18"><text:tab/><text:span text:style-name="T15">&lt;MAPF ,VECTOR ,+ (1 2 3) [10 11 12]&gt;<text:tab/>--&gt;<text:tab/>[11 13 15]</text:span></text:p>
      <text:p text:style-name="P18"><text:span text:style-name="T15"><text:tab/>&lt;MAPF ,STRING 1 <text:line-break/><text:tab/><text:tab/>["Zil" "is" "lots of" "fun"]&gt;<text:tab/><text:tab/>--&gt; <text:tab/>"Zilf"</text:span></text:p>
      <text:p text:style-name="P18"><text:span text:style-name="T15"><text:tab/>&lt;MAPF ,VECTOR <text:line-break/><text:tab/><text:tab/>&lt;FUNCTION (N) &lt;* .N .N&gt;&gt; (1 2 3)&gt;<text:tab/>--&gt;<text:tab/>[1 4 9]</text:span></text:p>
      <text:p text:style-name="P18"><text:span text:style-name="T15"><text:tab/>&lt;DEFINE SETG-MANY ("TUPLE" TUP)<text:line-break/><text:tab/><text:tab/>&lt;MAPF &lt;&gt;<text:line-break/><text:tab/><text:tab/>,SETG<text:line-break/><text:tab/><text:tab/>.TUP<text:line-break/><text:tab/><text:tab/>&lt;REST .TUP &lt;/ &lt;LENGTH .TUP&gt; 2&gt;&gt;&gt;&gt;<text:line-break/><text:tab/>&lt;SETG-MANY VAR-1 VAR-2 VAR-3 100 55 616&gt;<text:line-break/><text:tab/>,VAR-1<text:tab/><text:tab/><text:tab/><text:tab/><text:tab/><text:tab/><text:tab/>--&gt;<text:tab/>100<text:line-break/><text:tab/>,VAR-2<text:tab/><text:tab/><text:tab/><text:tab/><text:tab/><text:tab/><text:tab/>--&gt;<text:tab/>55<text:line-break/><text:tab/>,VAR-3<text:tab/><text:tab/><text:tab/><text:tab/><text:tab/><text:tab/><text:tab/>--&gt;<text:tab/>616</text:span></text:p>
      <text:p text:style-name="P18"><text:span text:style-name="T15"><text:tab/>&lt;DEFINE LNUM (N)<text:line-break/><text:tab/> <text:s text:c="2"/>&lt;MAPF ,LIST<text:line-break/><text:tab/> <text:s text:c="5"/>&lt;FUNCTION ()<text:line-break/><text:tab/> <text:s text:c="8"/>&lt;COND (&lt;=? 0 &lt;SET N &lt;- .N 1&gt;&gt;&gt; &lt;MAPSTOP .N&gt;)<text:line-break/><text:tab/><text:tab/><text:tab/><text:tab/>(ELSE .N)&gt;&gt;&gt;&gt;<text:line-break/><text:tab/>&lt;LNUM 5&gt;<text:tab/><text:tab/><text:tab/><text:tab/><text:tab/><text:tab/><text:tab/>--&gt;<text:tab/>(4 3 2 1 0)</text:span></text:p>
      <text:list xml:id="list63204720748592" text:continue-numbering="true" text:style-name="WWNum3">
        <text:list-item>
          <text:list>
            <text:list-item>
              <text:list>
                <text:list-item>
                  <text:p text:style-name="P90"><text:bookmark text:name="_2pta16n"/><text:span text:style-name="T25">MAPLEAVE</text:span></text:p>
                </text:list-item>
              </text:list>
            </text:list-item>
          </text:list>
        </text:list-item>
      </text:list>
      <text:p text:style-name="P41"><text:span text:style-name="T16">&lt;MAPLEAVE [value]&gt;</text:span></text:p>
      <text:p text:style-name="P43"/>
      <text:p text:style-name="P41"><text:span text:style-name="T15">MDL built-in</text:span></text:p>
      <text:p text:style-name="P43"/>
      <text:p text:style-name="P18"><text:span text:style-name="T15">MAPLEAVE</text:span> leaves the <text:span text:style-name="T15">MAPF</text:span> or the <text:span text:style-name="T15">MAPR</text:span> immediately and makes the <text:span text:style-name="T15">MAPF</text:span> or the <text:span text:style-name="T15">MAPR</text:span> return the <text:span text:style-name="T15">value</text:span> (<text:span text:style-name="T15">TRUE</text:span> by default). This means that an eventual <text:span text:style-name="T15">finalf</text:span> in the <text:span text:style-name="T15">MAPF</text:span> or the <text:span text:style-name="T15">MAPR</text:span> never will be invoked.</text:p>
      <text:p text:style-name="P18">Example:</text:p>
      <text:p text:style-name="P18"><text:span text:style-name="T15"><text:tab/>;"Return first non-zero value in STRUC"<text:line-break/><text:tab/>&lt;DEFINE FIRST-N0 (STRUC)<text:line-break/><text:tab/><text:tab/>&lt;MAPF &lt;&gt; &lt;FUNCTION (X)<text:line-break/><text:tab/><text:tab/><text:tab/>&lt;COND (&lt;N==? .X 0&gt; &lt;MAPLEAVE .X&gt;)&gt;&gt; .STRUC&gt;&gt;<text:line-break/><text:tab/>&lt;FIRST-N0 [0 0 0 "ZIL" 6 0]&gt;<text:tab/><text:tab/><text:tab/>--&gt;<text:tab/>"ZIL"</text:span></text:p>
      <text:list xml:id="list63204815775975" text:continue-numbering="true" text:style-name="WWNum3">
        <text:list-item>
          <text:list>
            <text:list-item>
              <text:list>
                <text:list-item>
                  <text:p text:style-name="P90"><text:bookmark text:name="_14ykbeg"/><text:span text:style-name="T25">MAPR</text:span></text:p>
                </text:list-item>
              </text:list>
            </text:list-item>
          </text:list>
        </text:list-item>
      </text:list>
      <text:p text:style-name="P41"><text:span text:style-name="T16">&lt;MAPR finalf applicable structs ...&gt;</text:span></text:p>
      <text:p text:style-name="P43"/>
      <text:p text:style-name="P41"><text:span text:style-name="T15">MDL built-in</text:span></text:p>
      <text:p text:style-name="P43"/>
      <text:p text:style-name="P40"><text:span text:style-name="T15">MAPR</text:span> ("map rest") works the same as <text:span text:style-name="T15">MAPF</text:span> but instead of sending one element at a time to applicable it sends the <text:span text:style-name="T15">REST</text:span> of the <text:span text:style-name="T15">structs</text:span>, starting with <text:span text:style-name="T15">&lt;REST struct 0&gt;</text:span>. In other words, the first iteration takes <text:span text:style-name="T15">REST 0</text:span> from each of the <text:span text:style-name="T15">structs</text:span> and calls <text:span text:style-name="T15">applicable</text:span>, the second iteration takes <text:span text:style-name="T15">REST 1</text:span> from each of the <text:span text:style-name="T15">structs</text:span> and calls <text:span text:style-name="T15">applicable</text:span>, and so on until one of the <text:span text:style-name="T15">structs</text:span> doesn't have any more elements. The intermediate results from each call to <text:span text:style-name="T15">applicable</text:span> is stored in a <text:span text:style-name="T15">TUPLE</text:span>.</text:p>
      <text:p text:style-name="P40">The <text:span text:style-name="T15">finalf</text:span> can either be a <text:span text:style-name="T15">FUNCTION</text:span> or <text:span text:style-name="T15">&lt;&gt;</text:span> (<text:span text:style-name="T15">FALSE</text:span>). If it is <text:span text:style-name="T15">FALSE</text:span> the <text:span text:style-name="T15">TUPLE</text:span> with the intermediate result <text:s/>is thrown away, otherwise <text:span text:style-name="T15">finalf</text:span> is called with the <text:span text:style-name="T15">TUPLE</text:span>. </text:p>
      <text:p text:style-name="P40"><text:span text:style-name="T15">MAPR</text:span> returns the result from <text:span text:style-name="T15">finalf</text:span>. If <text:span text:style-name="T15">finalf</text:span> is <text:span text:style-name="T15">FALSE</text:span>, <text:span text:style-name="T15">MAPR</text:span> returns the result from the last call to <text:span text:style-name="T15">applicable</text:span>. If <text:span text:style-name="T15">applicable</text:span> never was called (one of the <text:span text:style-name="T15">structs</text:span> was empty) <text:span text:style-name="T15">MAPR</text:span> returns <text:span text:style-name="T15">FALSE</text:span>.</text:p>
      <text:p text:style-name="P40">One special case is if only <text:span text:style-name="T15">finalf</text:span> and <text:span text:style-name="T15">applicable</text:span> are given. In this case <text:span text:style-name="T15">applicable</text:span> is called indefinitely with no arguments until a <text:span text:style-name="T15">MAPLEAVE</text:span> or <text:span text:style-name="T15">MAPSTOP</text:span> is invoked. <text:span text:style-name="T15">finalf</text:span> is called if <text:span text:style-name="T15">MAPSTOP</text:span> is used to leave the iteration.</text:p>
      <text:p text:style-name="P40">Example:</text:p>
      <text:p text:style-name="P40"><text:span text:style-name="T15"><text:tab/>&lt;SET FOO [1 2 3]&gt;<text:line-break/><text:tab/>;"Triple value of struct"<text:line-break/><text:tab/>&lt;MAPR &lt;&gt; &lt;FUNCTION (L) &lt;1 .L &lt;* &lt;1 .L&gt; 3&gt;&gt;&gt; .FOO&gt;<text:line-break/><text:tab/>.FOO<text:tab/><text:tab/><text:tab/><text:tab/><text:tab/><text:tab/><text:tab/><text:tab/><text:tab/>--&gt;<text:tab/>[3 6 9]</text:span></text:p>
      <text:list xml:id="list63204936923028" text:continue-numbering="true" text:style-name="WWNum3">
        <text:list-item>
          <text:list>
            <text:list-item>
              <text:list>
                <text:list-item>
                  <text:p text:style-name="P90"><text:bookmark text:name="_3oy7u29"/><text:soft-page-break/><text:span text:style-name="T25">MAPRET</text:span></text:p>
                </text:list-item>
              </text:list>
            </text:list-item>
          </text:list>
        </text:list-item>
      </text:list>
      <text:p text:style-name="P41"><text:span text:style-name="T16">&lt;MAPRET [value] ...&gt;</text:span></text:p>
      <text:p text:style-name="P43"/>
      <text:p text:style-name="P41"><text:span text:style-name="T15">MDL built-in</text:span></text:p>
      <text:p text:style-name="P43"/>
      <text:p text:style-name="P40"><text:span text:style-name="T15">MAPRET</text:span> leaves the current iteration of the <text:span text:style-name="T15">MAPF</text:span> or the <text:span text:style-name="T15">MAPR</text:span> and adds the specified <text:span text:style-name="T15">value</text:span>s to the <text:span text:style-name="T15">TUPLE</text:span> of arguments used when the <text:span text:style-name="T15">finalf</text:span> is called. If no <text:span text:style-name="T15">value</text:span>s are specified nothing is added to the <text:span text:style-name="T15">TUPLE</text:span> in this iteration. Note that the <text:span text:style-name="T15">MAPF</text:span> or the <text:span text:style-name="T15">MAPR</text:span> continues to run through the iterations until one of the <text:span text:style-name="T15">structs</text:span> is out of elements.</text:p>
      <text:p text:style-name="P40">Example:</text:p>
      <text:p text:style-name="P40"><text:span text:style-name="T15"><text:tab/>&lt;SET FOO (65 66 67 68)&gt;<text:line-break/><text:tab/>&lt;MAPF ,LIST <text:line-break/><text:tab/><text:tab/>#FUNCTION ((L) <text:line-break/><text:tab/><text:tab/>&lt;MAPRET &lt;ASCII .L&gt;&gt;) .FOO&gt;<text:tab/>--&gt;<text:tab/>(!\A !\B !\C !\D)<text:tab/></text:span></text:p>
      <text:list xml:id="list63206065281293" text:continue-numbering="true" text:style-name="WWNum3">
        <text:list-item>
          <text:list>
            <text:list-item>
              <text:list>
                <text:list-item>
                  <text:p text:style-name="P90"><text:bookmark text:name="_243i4a2"/><text:span text:style-name="T25">MAPSTOP</text:span></text:p>
                </text:list-item>
              </text:list>
            </text:list-item>
          </text:list>
        </text:list-item>
      </text:list>
      <text:p text:style-name="P41"><text:span text:style-name="T16">&lt;MAPSTOP [value] ...&gt;</text:span></text:p>
      <text:p text:style-name="P43"/>
      <text:p text:style-name="P41"><text:span text:style-name="T15">MDL built-in</text:span></text:p>
      <text:p text:style-name="P43"/>
      <text:p text:style-name="P18"><text:span text:style-name="T15">MAPSTOP</text:span> is similar to <text:span text:style-name="T15">MAPRET</text:span> but after it adds the <text:span text:style-name="T15">value</text:span>s to the <text:span text:style-name="T15">TUPLE</text:span> of arguments it directly calls <text:span text:style-name="T15">finalf</text:span> and aborts all remaining iterations.</text:p>
      <text:p text:style-name="P18">Example:</text:p>
      <text:p text:style-name="P18"><text:span text:style-name="T15"><text:tab/>&lt;DEFINE FIRST-THREE (STRUC "AUX" (I 3))<text:line-break/><text:tab/><text:tab/>&lt;MAPF ,LIST<text:line-break/><text:tab/><text:tab/>&lt;FUNCTION (E)<text:line-break/><text:tab/><text:tab/><text:tab/>&lt;COND (&lt;0? &lt;SET I &lt;- .I 1&gt;&gt;&gt; &lt;MAPSTOP .E&gt;)&gt;<text:line-break/><text:tab/><text:tab/>.E&gt; .STRUC&gt;&gt;<text:line-break/><text:tab/>&lt;FIRST-THREE "ABCDEFG"&gt;<text:tab/><text:tab/>--&gt;<text:tab/>(!\A !\B !\C)</text:span></text:p>
      <text:list xml:id="list63204741929444" text:continue-numbering="true" text:style-name="WWNum3">
        <text:list-item>
          <text:list>
            <text:list-item>
              <text:list>
                <text:list-item>
                  <text:p text:style-name="P90"><text:bookmark text:name="_j8sehv"/><text:span text:style-name="T25">MAX</text:span></text:p>
                </text:list-item>
              </text:list>
            </text:list-item>
          </text:list>
        </text:list-item>
      </text:list>
      <text:p text:style-name="P41"><text:span text:style-name="T16">&lt;MAX numbers ...&gt;</text:span></text:p>
      <text:p text:style-name="P42"/>
      <text:p text:style-name="P41"><text:span text:style-name="T16">MDL </text:span><text:span text:style-name="T15">built-in</text:span></text:p>
      <text:p text:style-name="P42"/>
      <text:p text:style-name="P15"><text:span text:style-name="T7">MAX</text:span><text:span text:style-name="T3"> returns the maximum number among </text:span><text:span text:style-name="T7">numbers</text:span><text:span text:style-name="T3">.</text:span></text:p>
      <text:p text:style-name="P15"><text:span text:style-name="T3">Example:</text:span></text:p>
      <text:p text:style-name="P45"><text:span text:style-name="T7"><text:tab/>&lt;MAX 2 3 4 1&gt;<text:tab/><text:tab/>--&gt;<text:tab/>4</text:span></text:p>
      <text:list xml:id="list63204952091841" text:continue-numbering="true" text:style-name="WWNum3">
        <text:list-item>
          <text:list>
            <text:list-item>
              <text:list>
                <text:list-item>
                  <text:p text:style-name="P90"><text:bookmark text:name="_338fx5o"/><text:span text:style-name="T25">MEMBER</text:span></text:p>
                </text:list-item>
              </text:list>
            </text:list-item>
          </text:list>
        </text:list-item>
      </text:list>
      <text:p text:style-name="P41"><text:span text:style-name="T16">&lt;MEMBER item structure&gt;</text:span></text:p>
      <text:p text:style-name="P42"/>
      <text:p text:style-name="P41"><text:span text:style-name="T16">MDL </text:span><text:span text:style-name="T15">built-in</text:span></text:p>
      <text:p text:style-name="P42"/>
      <text:p text:style-name="P15"><text:span text:style-name="T7">MEMBER</text:span><text:span text:style-name="T3">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7">=?</text:span><text:span text:style-name="T3"> with </text:span><text:span text:style-name="T7">item</text:span><text:span text:style-name="T3">.</text:span></text:p>
      <text:p text:style-name="P15"><text:span text:style-name="T7">MEMBER</text:span><text:span text:style-name="T3"> returns false </text:span>if the <text:span text:style-name="T15">item</text:span><text:span text:style-name="T3"> is not found.</text:span></text:p>
      <text:p text:style-name="P15"><text:span text:style-name="T3">Examples:</text:span></text:p>
      <text:p text:style-name="P15"><text:span text:style-name="T7"><text:tab/>&lt;MEMBER "BC" "ABCD"&gt;<text:tab/>--&gt;<text:tab/>"BCD"<text:line-break/><text:tab/>&lt;MEMBER 2 (1 2 3 4)&gt;<text:tab/>--&gt;<text:tab/>(2 3 4)<text:line-break/><text:tab/>&lt;MEMBER 0 (1 2 3 4)&gt;<text:tab/>--&gt; <text:tab/>#FALSE &lt;&gt;</text:span></text:p>
      <text:list xml:id="list63205531324553" text:continue-numbering="true" text:style-name="WWNum3">
        <text:list-item>
          <text:list>
            <text:list-item>
              <text:list>
                <text:list-item>
                  <text:p text:style-name="P90"><text:bookmark text:name="_1idq7dh"/><text:span text:style-name="T25">MEMQ</text:span></text:p>
                </text:list-item>
              </text:list>
            </text:list-item>
          </text:list>
        </text:list-item>
      </text:list>
      <text:p text:style-name="P41"><text:span text:style-name="T16">&lt;MEMQ item structure&gt;</text:span></text:p>
      <text:p text:style-name="P42"/>
      <text:p text:style-name="P41"><text:soft-page-break/><text:span text:style-name="T16">MDL </text:span><text:span text:style-name="T15">built-in</text:span></text:p>
      <text:p text:style-name="P42"/>
      <text:p text:style-name="P15"><text:span text:style-name="T7">MEMQ</text:span><text:span text:style-name="T3"> ("member quick")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8">==?</text:span><text:span text:style-name="T3"> with </text:span><text:span text:style-name="T7">item</text:span><text:span text:style-name="T3">.</text:span></text:p>
      <text:p text:style-name="P15"><text:span text:style-name="T7">MEMQ</text:span><text:span text:style-name="T3"> returns false </text:span>if the <text:span text:style-name="T15">item</text:span><text:span text:style-name="T3"> is not found.</text:span></text:p>
      <text:p text:style-name="P15"><text:span text:style-name="T3">Examples:</text:span></text:p>
      <text:p text:style-name="P15"><text:span text:style-name="T7"><text:tab/>&lt;</text:span><text:span text:style-name="T15">MEMQ</text:span><text:span text:style-name="T7"> "BC" "ABCD"&gt;<text:tab/>--&gt;<text:tab/>#FALSE &lt;&gt;<text:line-break/><text:tab/>&lt;</text:span><text:span text:style-name="T15">MEMQ</text:span><text:span text:style-name="T7"> 2 (1 2 3 4)&gt;<text:tab/>--&gt; <text:tab/>(2 3 4)<text:line-break/><text:tab/>&lt;</text:span><text:span text:style-name="T15">MEMQ</text:span><text:span text:style-name="T7"> 0 (1 2 3 4)&gt;<text:tab/>--&gt; <text:tab/>#FALSE &lt;&gt;</text:span></text:p>
      <text:list xml:id="list63204559925820" text:continue-numbering="true" text:style-name="WWNum3">
        <text:list-item>
          <text:list>
            <text:list-item>
              <text:list>
                <text:list-item>
                  <text:p text:style-name="P90"><text:bookmark text:name="_42ddq1a"/><text:span text:style-name="T25">MIN</text:span></text:p>
                </text:list-item>
              </text:list>
            </text:list-item>
          </text:list>
        </text:list-item>
      </text:list>
      <text:p text:style-name="P41"><text:span text:style-name="T16">&lt;MIN numbers ...&gt;</text:span></text:p>
      <text:p text:style-name="P42"/>
      <text:p text:style-name="P41"><text:span text:style-name="T16">MDL </text:span><text:span text:style-name="T15">built-in</text:span></text:p>
      <text:p text:style-name="P42"/>
      <text:p text:style-name="P15"><text:span text:style-name="T7">MIN</text:span><text:span text:style-name="T3"> returns the minimum number among </text:span><text:span text:style-name="T7">numbers</text:span><text:span text:style-name="T3">.</text:span></text:p>
      <text:p text:style-name="P15"><text:span text:style-name="T3">Example:</text:span></text:p>
      <text:p text:style-name="P15"><text:span text:style-name="T7"><text:tab/>&lt;MIN 2 3 4 1&gt;<text:tab/><text:tab/>--&gt;<text:tab/>1</text:span></text:p>
      <text:list xml:id="list63205966773640" text:continue-numbering="true" text:style-name="WWNum3">
        <text:list-item>
          <text:list>
            <text:list-item>
              <text:list>
                <text:list-item>
                  <text:p text:style-name="P90"><text:bookmark text:name="_2hio093"/><text:span text:style-name="T25">MOBLIST</text:span></text:p>
                </text:list-item>
              </text:list>
            </text:list-item>
          </text:list>
        </text:list-item>
      </text:list>
      <text:p text:style-name="P41"><text:span text:style-name="T16">&lt;MOBLIST name&gt;</text:span></text:p>
      <text:p text:style-name="P43"/>
      <text:p text:style-name="P41"><text:span text:style-name="T15">MDL built-in</text:span></text:p>
      <text:p text:style-name="P43"/>
      <text:p text:style-name="P18"><text:span text:style-name="T15">MOBLIST</text:span> ("make oblist") creates and returns a new empty <text:span text:style-name="T15">OBLIST</text:span> named <text:span text:style-name="T15">name</text:span>. If an <text:span text:style-name="T15">OBLIST</text:span> with the <text:span text:style-name="T15">name</text:span> already exists the existing one is returned instead.</text:p>
      <text:p text:style-name="P18">Example:</text:p>
      <text:p text:style-name="P18"><text:tab/><text:span text:style-name="T15">&lt;INSERT "FOO" &lt;MOBLIST NEW-OBLIST&gt;&gt;<text:tab/>--&gt;<text:tab/>FOO!-NEW-OBLIST</text:span></text:p>
      <text:p text:style-name="P18"><text:span text:style-name="T15"><text:tab/>FOO!-NEW-OBLIST ;"This can also be done with trailer"</text:span></text:p>
      <text:list xml:id="list63206130539344" text:continue-numbering="true" text:style-name="WWNum3">
        <text:list-item>
          <text:list>
            <text:list-item>
              <text:list>
                <text:list-item>
                  <text:p text:style-name="P90"><text:bookmark text:name="_wnyagw"/><text:span text:style-name="T25">MOD</text:span></text:p>
                </text:list-item>
              </text:list>
            </text:list-item>
          </text:list>
        </text:list-item>
      </text:list>
      <text:p text:style-name="P41"><text:span text:style-name="T16">&lt;MOD number1 number2&gt;</text:span></text:p>
      <text:p text:style-name="P42"/>
      <text:p text:style-name="P41"><text:span text:style-name="T16">MDL </text:span><text:span text:style-name="T15">built-in</text:span></text:p>
      <text:p text:style-name="P42"/>
      <text:p text:style-name="P15"><text:span text:style-name="T7">MOD</text:span><text:span text:style-name="T3"> divides </text:span><text:span text:style-name="T7">number1</text:span><text:span text:style-name="T3"> with </text:span><text:span text:style-name="T7">number2</text:span><text:span text:style-name="T3">, which must be non-zero, and returns the remainder.</text:span></text:p>
      <text:p text:style-name="P15"><text:span text:style-name="T3">Examples:</text:span></text:p>
      <text:p text:style-name="P15"><text:span text:style-name="T7"><text:tab/>&lt;MOD 3 2&gt;<text:tab/><text:tab/>--&gt;<text:tab/>1<text:line-break/><text:tab/>&lt;MOD 3256 256&gt;<text:tab/>--&gt;<text:tab/>184</text:span></text:p>
      <text:list xml:id="list63205649580812" text:continue-numbering="true" text:style-name="WWNum3">
        <text:list-item>
          <text:list>
            <text:list-item>
              <text:list>
                <text:list-item>
                  <text:p text:style-name="P90"><text:bookmark text:name="_3gnlt4p"/><text:span text:style-name="T25">MSETG</text:span></text:p>
                </text:list-item>
              </text:list>
            </text:list-item>
          </text:list>
        </text:list-item>
      </text:list>
      <text:p text:style-name="P41"><text:span text:style-name="T16">&lt;MSETG atom value&gt;<text:line-break/><text:line-break/>ZIL library</text:span></text:p>
      <text:p text:style-name="P42"/>
      <text:p text:style-name="P15"><text:span text:style-name="T7">MSETG</text:span><text:span text:style-name="T3"> (</text:span>"manifest<text:span text:style-name="T3"> </text:span>set<text:span text:style-name="T3"> </text:span>g<text:span text:style-name="T3">lobal</text:span>"<text:span text:style-name="T3">) is an alias for </text:span><text:span text:style-name="T7">CONSTANT</text:span><text:span text:style-name="T3">. </text:span></text:p>
      <text:p text:style-name="P15"><text:span text:style-name="T7">MSETG</text:span><text:span text:style-name="T3"> (</text:span><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MSETG</text:span><text:span text:style-name="T3"> (</text:span><text:span text:style-name="T7">CONSTANT</text:span><text:span text:style-name="T3">) instead of a </text:span><text:span text:style-name="T7">GLOBAL</text:span><text:span text:style-name="T3"> when possible can be vital information the compiler can use for optimization. </text:span></text:p>
      <text:p text:style-name="P15"><text:soft-page-break/><text:span text:style-name="T3">Example:</text:span></text:p>
      <text:p text:style-name="P41"><text:span text:style-name="T16">&lt;MSETG MSG-CANT-DO-THAT "You can't do that!"&gt;<text:line-break/>...<text:line-break/>&lt;TELL ,MSG-CANT-DO-THAT CR&gt;</text:span></text:p>
      <text:list xml:id="list63206070578215" text:continue-numbering="true" text:style-name="WWNum3">
        <text:list-item>
          <text:list>
            <text:list-item>
              <text:list>
                <text:list-item>
                  <text:p text:style-name="P90"><text:bookmark text:name="_1vsw3ci"/><text:span text:style-name="T25">N==?</text:span></text:p>
                </text:list-item>
              </text:list>
            </text:list-item>
          </text:list>
        </text:list-item>
      </text:list>
      <text:p text:style-name="P41"><text:span text:style-name="T16">&lt;N==? value1 value2&gt;</text:span></text:p>
      <text:p text:style-name="P42"/>
      <text:p text:style-name="P41"><text:span text:style-name="T16">MDL </text:span><text:span text:style-name="T15">built-in</text:span></text:p>
      <text:p text:style-name="P42"/>
      <text:p text:style-name="P15"><text:span text:style-name="T3">Predicate. False if </text:span><text:span text:style-name="T7">value1</text:span><text:span text:style-name="T3"> and </text:span><text:span text:style-name="T7">value2</text:span><text:span text:style-name="T3"> <text:s/>is the same object, otherwise true. </text:span><text:span text:style-name="T7">N==?</text:span><text:span text:style-name="T3"> is the opposite to </text:span><text:span text:style-name="T7">==?</text:span><text:span text:style-name="T3">.</text:span></text:p>
      <text:p text:style-name="P40">ZILF defines "the same object" more loosely than MDL, see <text:span text:style-name="T15">==?</text:span>.</text:p>
      <text:p text:style-name="P15"><text:span text:style-name="T3">Examples:</text:span></text:p>
      <text:p text:style-name="P15"><text:span text:style-name="T7"><text:tab/>&lt;SET X 1&gt;<text:line-break/><text:tab/>&lt;N==? .X 1&gt;<text:tab/><text:tab/>--&gt;<text:tab/>False</text:span></text:p>
      <text:p text:style-name="P45"><text:span text:style-name="T7">&lt;SET X (1 2 3)&gt;<text:line-break/>&lt;N==? .X (1 2 3)&gt;<text:tab/>--&gt;<text:tab/>True</text:span></text:p>
      <text:list xml:id="list63205357620305" text:continue-numbering="true" text:style-name="WWNum3">
        <text:list-item>
          <text:list>
            <text:list-item>
              <text:list>
                <text:list-item>
                  <text:p text:style-name="P90"><text:bookmark text:name="_4fsjm0b"/><text:span text:style-name="T25">N=?</text:span></text:p>
                </text:list-item>
              </text:list>
            </text:list-item>
          </text:list>
        </text:list-item>
      </text:list>
      <text:p text:style-name="P41"><text:span text:style-name="T16">&lt;N=? value1 value2&gt;</text:span></text:p>
      <text:p text:style-name="P42"/>
      <text:p text:style-name="P41"><text:span text:style-name="T16">MDL </text:span><text:span text:style-name="T15">built-in</text:span></text:p>
      <text:p text:style-name="P42"/>
      <text:p text:style-name="P15"><text:span text:style-name="T3">Predicate. False if </text:span><text:span text:style-name="T7">value1</text:span><text:span text:style-name="T3"> and </text:span><text:span text:style-name="T7">value2</text:span><text:span text:style-name="T3"> <text:s/>is of the same </text:span><text:span text:style-name="T7">TYPE</text:span><text:span text:style-name="T3"> and structurally equal, otherwise true. </text:span><text:span text:style-name="T7">N=?</text:span><text:span text:style-name="T3"> is the opposite to </text:span><text:span text:style-name="T7">=?</text:span><text:span text:style-name="T3">.</text:span></text:p>
      <text:p text:style-name="P15"><text:span text:style-name="T3">Examples:</text:span></text:p>
      <text:p text:style-name="P15"><text:span text:style-name="T7"><text:tab/>&lt;SET X 1&gt;<text:line-break/><text:tab/>&lt;N=?<text:tab/>.X 1&gt;<text:tab/><text:tab/>--&gt;<text:tab/>True</text:span></text:p>
      <text:p text:style-name="P41"><text:span text:style-name="T16">&lt;SET X (1 2 3)&gt;<text:line-break/>&lt;N=? .X (1 2 3)&gt;<text:tab/>--&gt;<text:tab/>True</text:span></text:p>
      <text:list xml:id="list63204108161769" text:continue-numbering="true" text:style-name="WWNum3">
        <text:list-item>
          <text:list>
            <text:list-item>
              <text:list>
                <text:list-item>
                  <text:p text:style-name="P90"><text:bookmark text:name="_2uxtw84"/>NEVER-ZAP-TO-SOURCE-DIRECTORY?</text:p>
                </text:list-item>
                <text:list-item>
                  <text:p text:style-name="P8"><text:span text:style-name="T15">&lt;NEVER-ZAP-TO-SOURCE-DIRECTORY?&gt;<text:line-break/><text:line-break/>ZIL library</text:span></text:p>
                </text:list-item>
              </text:list>
            </text:list-item>
          </text:list>
        </text:list-item>
      </text:list>
      <text:p text:style-name="P29"/>
      <text:p text:style-name="P18">ZILF ignores this and always returns <text:span text:style-name="T15">FALSE</text:span>.</text:p>
      <text:list xml:id="list63204272149981" text:continue-numbering="true" text:style-name="WWNum3">
        <text:list-item>
          <text:list>
            <text:list-item>
              <text:list>
                <text:list-item>
                  <text:p text:style-name="P90"><text:bookmark text:name="_w6kncfyhc9ue"/><text:span text:style-name="T25">NEW-ADD-WORD</text:span></text:p>
                </text:list-item>
              </text:list>
            </text:list-item>
          </text:list>
        </text:list-item>
      </text:list>
      <text:p text:style-name="P41"><text:span text:style-name="T16">&lt;NEW-ADD-WORD atom-or-string [type] [value] [flags]&gt;</text:span></text:p>
      <text:p text:style-name="P43"/>
      <text:p text:style-name="P41"><text:span text:style-name="T15">ZIL parser library</text:span></text:p>
      <text:p text:style-name="P43"/>
      <text:p text:style-name="P18"><text:span text:style-name="T15">NEW-ADD-WORD</text:span> is an alias to <text:span text:style-name="T15">ADD-WORD.</text:span></text:p>
      <text:list xml:id="list63205517608272" text:continue-numbering="true" text:style-name="WWNum3">
        <text:list-item>
          <text:list>
            <text:list-item>
              <text:list>
                <text:list-item>
                  <text:p text:style-name="P90"><text:bookmark text:name="_1a346fx"/><text:span text:style-name="T25">NEWTYPE</text:span></text:p>
                </text:list-item>
              </text:list>
            </text:list-item>
          </text:list>
        </text:list-item>
      </text:list>
      <text:p text:style-name="P41"><text:span text:style-name="T16">&lt;NEWTYPE name primtype-atom [decl]&gt;</text:span></text:p>
      <text:p text:style-name="P43"/>
      <text:p text:style-name="P41"><text:span text:style-name="T15">MDL built-in</text:span></text:p>
      <text:p text:style-name="P43"/>
      <text:p text:style-name="P18"><text:soft-page-break/><text:span text:style-name="T15">NEWTYPE</text:span> creates a new <text:span text:style-name="T15">TYPE</text:span> with the name, <text:span text:style-name="T15">name</text:span> and the same <text:span text:style-name="T15">PRIMTYPE</text:span> as <text:span text:style-name="T15">primtype-atom</text:span>. It returns the new <text:span text:style-name="T15">TYPE</text:span>. The <text:span text:style-name="T15">name</text:span> must be unique (<text:span text:style-name="T15">&lt;VALID-TYPE? name&gt;</text:span> is <text:span text:style-name="T15">FALSE</text:span>&gt; otherwise <text:span text:style-name="T15">NEWTYPE</text:span> results in an error.</text:p>
      <text:p text:style-name="P18">It is possible to specify a <text:span text:style-name="T15">decl</text:span> (see <text:span text:style-name="T15">GDECL</text:span>) for the new <text:span text:style-name="T15">TYPE</text:span> that is enforced when <text:span text:style-name="T15">CHTYPE</text:span>.</text:p>
      <text:p text:style-name="P18">See <text:span text:style-name="T15">APPLYTYPE</text:span>, <text:span text:style-name="T15">EVALTYPE</text:span> and <text:span text:style-name="T15">PRINTTYPE</text:span>.</text:p>
      <text:p text:style-name="P18">Examples:</text:p>
      <text:p text:style-name="P18"><text:tab/><text:span text:style-name="T15">&lt;NEWTYPE GARGLE CHARACTER&gt;<text:line-break/><text:tab/>&lt;TYPEPRIM GARGLE&gt;<text:tab/><text:tab/><text:tab/><text:tab/><text:tab/><text:tab/>--&gt;<text:tab/>FIX<text:line-break/><text:tab/>&lt;SET A &lt;CHTYPE 65 GARGLE&gt;&gt;<text:line-break/><text:tab/>&lt;TYPE .A&gt;<text:tab/><text:tab/><text:tab/><text:tab/><text:tab/><text:tab/><text:tab/><text:tab/>--&gt;<text:tab/>GARGLE<text:line-break/><text:tab/>&lt;PRIMTYPE .A&gt;<text:tab/><text:tab/><text:tab/><text:tab/><text:tab/><text:tab/><text:tab/>--&gt;<text:tab/>FIX<text:line-break/><text:tab/></text:span></text:p>
      <text:p text:style-name="P18"><text:span text:style-name="T15"><text:tab/>&lt;NEWTYPE FIRSTNAME ATOM&gt;<text:line-break/><text:tab/>&lt;NEWTYPE LASTNAME FIRSTNAME&gt;<text:line-break/><text:tab/>&lt;=? ALFONSO #FIRSTNAME ALFONSO&gt;<text:tab/><text:tab/><text:tab/>--&gt;<text:tab/>#FALSE<text:line-break/><text:tab/>&lt;=? #FIRSTNAME MADISON #LASTNAME MADISON&gt;<text:tab/>--&gt;<text:tab/>#FALSE</text:span><text:line-break/><text:tab/><text:span text:style-name="T15">&lt;=? #LASTNAME MADISON #LASTNAME MADISON&gt;<text:tab/>--&gt;<text:tab/>T</text:span></text:p>
      <text:p text:style-name="P18"><text:span text:style-name="T15"><text:tab/>&lt;NEWTYPE 2FIXLIST LIST '!&lt;LIST FIX FIX&gt;&gt;<text:line-break/><text:tab/>#2FIXLIST (1 2)<text:tab/><text:tab/><text:tab/><text:tab/><text:tab/><text:tab/>--&gt;<text:tab/>Ok<text:line-break/><text:tab/>#2FIXLIST (1 2 3)<text:tab/><text:tab/><text:tab/><text:tab/><text:tab/><text:tab/>--&gt;<text:tab/>Error</text:span></text:p>
      <text:list xml:id="list63205577860533" text:continue-numbering="true" text:style-name="WWNum3">
        <text:list-item>
          <text:list>
            <text:list-item>
              <text:list>
                <text:list-item>
                  <text:p text:style-name="P90"><text:bookmark text:name="_3u2rp3q"/><text:span text:style-name="T25">NEXT</text:span></text:p>
                </text:list-item>
              </text:list>
            </text:list-item>
          </text:list>
        </text:list-item>
      </text:list>
      <text:p text:style-name="P41"><text:span text:style-name="T16">&lt;NEXT asoc&gt;</text:span></text:p>
      <text:p text:style-name="P43"/>
      <text:p text:style-name="P41"><text:span text:style-name="T15">MDL built-in</text:span></text:p>
      <text:p text:style-name="P43"/>
      <text:p text:style-name="P40"><text:span text:style-name="T15">NEXT</text:span> returns the next <text:span text:style-name="T15">asoc</text:span> entry, of <text:span text:style-name="T15">TYPE</text:span> <text:span text:style-name="T15">ASOC</text:span>, in the <text:span text:style-name="T15">ASSOCIATION</text:span> chain. If there are no more entries then <text:span text:style-name="T15">FALSE</text:span> is returned.</text:p>
      <text:p text:style-name="P40">See <text:span text:style-name="T15">ASSOCIATIONS</text:span>, <text:span text:style-name="T15">AVALUE</text:span>, <text:span text:style-name="T15">GETPROP</text:span>, <text:span text:style-name="T15">INDICATOR</text:span>, <text:span text:style-name="T15">ITEM</text:span> and <text:span text:style-name="T15">PUTPROP</text:span>.</text:p>
      <text:p text:style-name="P40">Example:</text:p>
      <text:p text:style-name="P40"><text:span text:style-name="T15"><text:tab/>&lt;DEFINE FIND-ASOC (ITEM)<text:line-break/><text:tab/><text:tab/>&lt;REPEAT ((A &lt;ASSOCIATIONS&gt;))<text:line-break/><text:tab/><text:tab/><text:tab/>&lt;COND (&lt;=? .A &lt;&gt;&gt; &lt;RETURN &lt;&gt;&gt;)&gt;<text:line-break/><text:tab/><text:tab/><text:tab/>&lt;COND (&lt;==? .ITEM &lt;ITEM .A&gt;&gt; &lt;RETURN .A&gt;)&gt; <text:line-break/><text:tab/><text:tab/>&lt;SET A &lt;NEXT .A&gt;&gt;&gt;&gt;</text:span></text:p>
      <text:p text:style-name="P40"><text:span text:style-name="T15"><text:tab/>&lt;PUTPROP NEW-ASOC TEXT "Hello, world!"&gt;<text:line-break/><text:tab/>&lt;FIND-ASOC NEW-ASOC&gt; <text:line-break/><text:tab/><text:tab/>--&gt;<text:tab/>#ASOC (NEW-ASOC TEXT "Hello, world!")</text:span></text:p>
      <text:list xml:id="list63204116377782" text:continue-numbering="true" text:style-name="WWNum3">
        <text:list-item>
          <text:list>
            <text:list-item>
              <text:list>
                <text:list-item>
                  <text:p text:style-name="P90"><text:bookmark text:name="_2981zbj"/><text:span text:style-name="T25">NOT</text:span></text:p>
                </text:list-item>
              </text:list>
            </text:list-item>
          </text:list>
        </text:list-item>
      </text:list>
      <text:p text:style-name="P41"><text:span text:style-name="T16">&lt;NOT value&gt;</text:span></text:p>
      <text:p text:style-name="P42"/>
      <text:p text:style-name="P41"><text:span text:style-name="T16">MDL </text:span><text:span text:style-name="T15">built-in</text:span></text:p>
      <text:p text:style-name="P42"/>
      <text:p text:style-name="P15"><text:span text:style-name="T3">Boolean (logical) "not". </text:span><text:span text:style-name="T7">NOT</text:span><text:span text:style-name="T3"> returns true if value is false (</text:span><text:span text:style-name="T7">#FALSE &lt;&gt;</text:span><text:span text:style-name="T3">), otherwise </text:span><text:span text:style-name="T7">NOT</text:span><text:span text:style-name="T3"> returns false.</text:span></text:p>
      <text:p text:style-name="P15"><text:span text:style-name="T3">Examples:</text:span></text:p>
      <text:p text:style-name="P15"><text:span text:style-name="T7"><text:tab/>&lt;NOT &lt;&gt;&gt;<text:tab/><text:tab/>--&gt;<text:tab/>T<text:line-break/><text:tab/>&lt;NOT T&gt;<text:tab/><text:tab/>--&gt;<text:tab/>#FALSE &lt;&gt;<text:line-break/><text:tab/>&lt;NOT &lt;=? 1 2&gt;&gt;<text:tab/>--&gt;<text:tab/>T (Same as &lt;N=? 1 2&gt;</text:span></text:p>
      <text:list xml:id="list63204850102129" text:continue-numbering="true" text:style-name="WWNum3">
        <text:list-item>
          <text:list>
            <text:list-item>
              <text:list>
                <text:list-item>
                  <text:p text:style-name="P90"><text:bookmark text:name="_odc9jc"/><text:span text:style-name="T25">NTH</text:span></text:p>
                </text:list-item>
              </text:list>
            </text:list-item>
          </text:list>
        </text:list-item>
      </text:list>
      <text:p text:style-name="P41"><text:span text:style-name="T16">&lt;NTH structure index&gt;<text:line-break/>&lt;index structure&gt;<text:tab/><text:tab/><text:tab/>;"Alternative syntax"</text:span></text:p>
      <text:p text:style-name="P42"/>
      <text:p text:style-name="P41"><text:span text:style-name="T16">MDL </text:span><text:span text:style-name="T15">built-in</text:span></text:p>
      <text:p text:style-name="P28"/>
      <text:p text:style-name="P15"><text:span text:style-name="T3">Returns the element at </text:span><text:span text:style-name="T7">index</text:span><text:span text:style-name="T3"> in </text:span><text:span text:style-name="T7">structure</text:span><text:span text:style-name="T3">. Valid values for </text:span><text:span text:style-name="T7">index</text:span><text:span text:style-name="T3"> are between 1 and </text:span><text:span text:style-name="T7">&lt;LENGTH structure&gt;</text:span><text:span text:style-name="T3">.</text:span></text:p>
      <text:p text:style-name="P15"><text:span text:style-name="T7">structure</text:span><text:span text:style-name="T3"> must be </text:span>an object<text:span text:style-name="T3"> that </text:span><text:span text:style-name="T7">STRUCTURED?</text:span><text:span text:style-name="T3"> evaluates to </text:span><text:span text:style-name="T15">TRUE</text:span><text:span text:style-name="T3">.</text:span></text:p>
      <text:p text:style-name="P15"><text:span text:style-name="T8">NTH</text:span><text:span text:style-name="T3"> can also be abbreviated as </text:span><text:span text:style-name="T8">&lt;index structure&gt;</text:span><text:span text:style-name="T3">.</text:span></text:p>
      <text:p text:style-name="P15"><text:span text:style-name="T3">Note that </text:span><text:span text:style-name="T7">TABLE</text:span><text:span text:style-name="T3"> is not a </text:span><text:span text:style-name="T7">structure</text:span><text:span text:style-name="T3">.</text:span></text:p>
      <text:p text:style-name="P15"><text:span text:style-name="T3">Also see </text:span><text:span text:style-name="T7">BACK</text:span><text:span text:style-name="T3">, </text:span><text:span text:style-name="T7">LENG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 </text:span></text:p>
      <text:p text:style-name="P15"><text:soft-page-break/><text:span text:style-name="T3"><text:tab/></text:span><text:span text:style-name="T7">&lt;NTH &lt;VECTOR "AB" "CD" "EF"&gt; 2&gt;<text:tab/>--&gt; <text:tab/>"CD"<text:line-break/><text:tab/>&lt;2 &lt;VECTOR "AB" "CD" "EF"&gt;&gt;<text:tab/><text:tab/>--&gt;<text:tab/></text:span><text:span text:style-name="T15">“CD”</text:span></text:p>
      <text:list xml:id="list63204153054682" text:continue-numbering="true" text:style-name="WWNum3">
        <text:list-item>
          <text:list>
            <text:list-item>
              <text:list>
                <text:list-item>
                  <text:p text:style-name="P90"><text:bookmark text:name="_38czs75"/><text:span text:style-name="T25">OBJECT</text:span></text:p>
                </text:list-item>
              </text:list>
            </text:list-item>
          </text:list>
        </text:list-item>
      </text:list>
      <text:p text:style-name="P41"><text:span text:style-name="T16">&lt;OBJECT name (property values ...) ...&gt;</text:span></text:p>
      <text:p text:style-name="P43"/>
      <text:p text:style-name="P41"><text:span text:style-name="T15">ZIL library</text:span></text:p>
      <text:p text:style-name="P43"/>
      <text:p text:style-name="P40"><text:span text:style-name="T15">OBJECT</text:span> creates an object with the internal objectname, <text:span text:style-name="T15">name</text:span>. After the name follows <text:span text:style-name="T15">LIST</text:span>s of properties for the <text:span text:style-name="T15">OBJECT</text:span> and the <text:span text:style-name="T15">value</text:span>s for each <text:span text:style-name="T15">property</text:span>. Which properties that define up a <text:span text:style-name="T15">OBJECT</text:span> is determined by the parser and it’s possible to add new properties with <text:span text:style-name="T15">PROPDEF</text:span> as long as the parser is modified to support the new <text:span text:style-name="T15">property</text:span>. Below is a list of common properties.</text:p>
      <text:p text:style-name="P40"><text:tab/><text:span text:style-name="T15">IN</text:span> or <text:span text:style-name="T15">LOC</text:span><text:tab/>This is the <text:span text:style-name="T15">OBJECT</text:span>s initial location. This could, for example, be a <text:span text:style-name="T15">ROOM</text:span>, <text:line-break/><text:tab/><text:tab/><text:tab/>another <text:span text:style-name="T15">OBJECT</text:span> (container) or the player (in its inventory). There are a <text:line-break/><text:tab/><text:tab/><text:tab/>couple of special locations like <text:span text:style-name="T15">GLOBAL-OBJECTS</text:span> for <text:span text:style-name="T15">OBJECT</text:span>s that the <text:line-break/><text:tab/><text:tab/><text:tab/>player can refer to everywhere, <text:span text:style-name="T15">LOCAL-GLOBALS</text:span> for <text:span text:style-name="T15">OBJECT</text:span>s the player <text:line-break/><text:tab/><text:tab/><text:tab/>can refer to in <text:span text:style-name="T15">ROOM</text:span>s that define this <text:span text:style-name="T15">OBJECT</text:span> in its <text:span text:style-name="T15">GLOBAL</text:span> list and <text:line-break/><text:tab/><text:tab/><text:tab/><text:span text:style-name="T15">GENERIC-OBJECTS</text:span> for <text:span text:style-name="T15">OBJECT</text:span>s that are concepts more than objects (for <text:line-break/><text:tab/><text:tab/><text:tab/>example the murder or the new will in Deadline).<text:line-break/><text:tab/><text:span text:style-name="T15">SYNONYMS</text:span><text:tab/>This lists all the nouns that can be used to refer to the <text:span text:style-name="T15">OBJECT</text:span>.<text:line-break/><text:tab/><text:span text:style-name="T15">ADJECTIVE</text:span><text:tab/>This lists all the adjectives that can be used to refer to the <text:span text:style-name="T15">OBJECT</text:span>.<text:line-break/><text:tab/><text:span text:style-name="T15">DESC</text:span><text:tab/><text:tab/>The short description text of the <text:span text:style-name="T15">OBJECT</text:span>. This is the text that is, for <text:line-break/><text:tab/><text:tab/><text:tab/>example, printed in the players inventory. <text:line-break/><text:tab/><text:span text:style-name="T15">FLAGS</text:span><text:tab/>This lists all the flagbits that are set on this <text:span text:style-name="T15">OBJECT</text:span>.<text:line-break/><text:tab/><text:span text:style-name="T15">FDESC</text:span><text:tab/>(“first description”), this is the text that is used to describe the <text:span text:style-name="T15">OBJECT</text:span> until <text:line-break/><text:tab/><text:tab/><text:tab/>it is touched (picked up).<text:line-break/><text:span text:style-name="T15"><text:tab/>LDESC<text:tab/></text:span>(“long description”), this is the text that is used to describe the <text:span text:style-name="T15">OBJECT</text:span>, <text:line-break/><text:tab/><text:tab/><text:tab/>when it is on the ground, after it is touched.<text:span text:style-name="T15"><text:line-break/><text:tab/>GLOBAL<text:tab/></text:span>Optional <text:span text:style-name="T15">property</text:span>. This is a <text:span text:style-name="T15">LIST</text:span> of all the <text:span text:style-name="T15">OBJECT</text:span>s that is <text:span text:style-name="T15">IN</text:span> the <text:line-break/><text:tab/><text:tab/><text:tab/><text:span text:style-name="T15">LOCAL-GLOBALS</text:span> that are accessible from this <text:span text:style-name="T15">ROOM</text:span>. This could, for<text:line-break/><text:tab/><text:tab/><text:tab/>example, be a door that is accessible from two different <text:span text:style-name="T15">ROOM</text:span>s.<text:span text:style-name="T15"><text:line-break/><text:tab/>THINGS</text:span> <text:span text:style-name="T15"><text:tab/></text:span>Optional <text:span text:style-name="T15">property</text:span>. This creates one or more simple “pseudo-objects”. <text:line-break/><text:tab/><text:span text:style-name="T15"><text:tab/></text:span><text:tab/>Each object has three parts: a <text:span text:style-name="T15">LIST</text:span> of adjectives (<text:span text:style-name="T15">FALSE</text:span> if none), a <text:span text:style-name="T15">LIST</text:span> <text:line-break/><text:tab/><text:tab/><text:tab/>of nouns and the name of the action-routine to call when this object is <text:line-break/><text:tab/><text:tab/><text:tab/>accessed. In early Infocom games this property was called <text:span text:style-name="T15">PSEUDO</text:span> and had <text:line-break/><text:tab/><text:tab/><text:tab/>a slightly different syntax.<text:line-break/><text:tab/><text:span text:style-name="T15">ACTION<text:tab/></text:span>Defined as <text:span text:style-name="T15">(ACTION routine-name)</text:span>. This is the <text:span text:style-name="T15">OBJECT</text:span>s <text:line-break/><text:tab/><text:tab/><text:tab/>action-routine. For <text:span text:style-name="T15">OBJECT</text:span>s action-routines there is no argument.<text:line-break/><text:tab/><text:span text:style-name="T15">SIZE</text:span><text:tab/><text:tab/>Size of <text:span text:style-name="T15">OBJECT</text:span> (for inventory handling).<text:line-break/><text:tab/><text:span text:style-name="T15">VALUE</text:span><text:tab/>Value of <text:span text:style-name="T15">OBJECT</text:span> (for scoring purpose).<text:line-break/><text:tab/><text:span text:style-name="T15">DESCFCN</text:span><text:tab/>This is used to define a function to handle the<text:span text:style-name="T15"> OBJECT</text:span>s description. It is <text:line-break/><text:tab/><text:tab/><text:tab/>called with an argument, <text:span text:style-name="T15">ARG</text:span>, that can be <text:span text:style-name="T15">M-OBJDESC?</text:span> or <text:span text:style-name="T15">M-OBJDESC</text:span>. If <text:line-break/><text:tab/><text:tab/><text:tab/>the routine returns <text:span text:style-name="T15">FALSE</text:span> during the <text:span text:style-name="T15">M-OBJDESC?</text:span> call, the <text:span text:style-name="T15">OBJECT</text:span> <text:line-break/><text:tab/><text:tab/><text:tab/>defaults to standard descriptions with <text:span text:style-name="T15">FDESC</text:span> and <text:span text:style-name="T15">LDESC</text:span>, otherwise the <text:line-break/><text:tab/><text:tab/><text:tab/>description is handled during the <text:span text:style-name="T15">M-OBJDESC</text:span> call. <text:line-break/><text:tab/><text:span text:style-name="T15">CAPACITY</text:span><text:tab/>Capacity of the <text:span text:style-name="T15">OBJECT</text:span> if it is a container.<text:line-break/><text:tab/><text:span text:style-name="T15">CONTFCN</text:span><text:tab/>This routine is called on the container when <text:span text:style-name="T15">OBJECT</text:span>s inside the container <text:line-break/><text:tab/><text:tab/><text:tab/>are handled (used rarely).</text:p>
      <text:p text:style-name="P40">See <text:span text:style-name="T14">Learning ZIL, Steve E. Meretzky</text:span> and <text:span text:style-name="T14">ZIL Course, Marc S. Blank</text:span> for more on properties, flagsbits and how to write and design games.</text:p>
      <text:p text:style-name="P40">Examples:</text:p>
      <text:p text:style-name="P40"><text:tab/><text:span text:style-name="T15">&lt;OBJECT LAMP<text:line-break/><text:tab/><text:tab/>(IN LIVING-ROOM)<text:line-break/><text:tab/><text:tab/>(SYNONYM LAMP LANTERN LIGHT)<text:line-break/><text:tab/><text:tab/>(ADJECTIVE BRASS)<text:line-break/><text:tab/><text:tab/>(DESC "brass lantern")<text:line-break/><text:tab/><text:tab/>(FLAGS TAKEBIT LIGHTBIT)<text:line-break/><text:tab/><text:tab/>(ACTION LANTERN)<text:line-break/><text:tab/><text:tab/>(FDESC "A battery-powered brass lantern is <text:line-break/><text:tab/><text:tab/><text:tab/> <text:s text:c="2"/>on the trophy case.")<text:line-break/><text:tab/><text:tab/>(LDESC "There is a brass lantern <text:line-break/><text:tab/><text:tab/><text:tab/> <text:s text:c="2"/>(battery-powered) here.")<text:line-break/><text:tab/><text:tab/>(SIZE 15)&gt;</text:span></text:p>
      <text:list xml:id="list63204160731692" text:continue-numbering="true" text:style-name="WWNum3">
        <text:list-item>
          <text:list>
            <text:list-item>
              <text:list>
                <text:list-item>
                  <text:p text:style-name="P90"><text:bookmark text:name="_1nia2ey"/><text:span text:style-name="T25">OBLIST?</text:span></text:p>
                </text:list-item>
              </text:list>
            </text:list-item>
          </text:list>
        </text:list-item>
      </text:list>
      <text:p text:style-name="P41"><text:span text:style-name="T16">&lt;OBLIST? </text:span><text:span text:style-name="T15">a</text:span><text:span text:style-name="T16">tom&gt;</text:span></text:p>
      <text:p text:style-name="P43"/>
      <text:p text:style-name="P41"><text:span text:style-name="T15">MDL built-in</text:span></text:p>
      <text:p text:style-name="P43"/>
      <text:p text:style-name="P18"><text:span text:style-name="T15">OBLIST?</text:span> returns the <text:span text:style-name="T15">OBLIST</text:span> that contains the <text:span text:style-name="T15">atom</text:span>. If the <text:span text:style-name="T15">atom</text:span> is not in any <text:span text:style-name="T15">OBLIST</text:span> it returns <text:span text:style-name="T15">FALSE</text:span>.</text:p>
      <text:p text:style-name="P18">Examples:</text:p>
      <text:p text:style-name="P18"><text:tab/><text:span text:style-name="T15">&lt;==? &lt;OBLIST? STRING&gt; &lt;ROOT&gt;&gt;<text:tab/><text:tab/><text:tab/><text:tab/><text:tab/>--&gt;<text:tab/>T</text:span></text:p>
      <text:p text:style-name="P57"><text:span text:style-name="T15">&lt;OBLIST? &lt;ATOM "SPANK-NEW-ATOM"&gt;&gt;<text:tab/><text:tab/><text:tab/><text:tab/>--&gt;<text:tab/>#FALSE</text:span></text:p>
      <text:p text:style-name="P57"><text:span text:style-name="T15">&lt;==? &lt;OBLIST? FOO!-MY-OBLST&gt; &lt;MOBLIST MY-OBLST&gt;&gt;<text:tab/>--&gt;<text:tab/>T</text:span></text:p>
      <text:list xml:id="list63204445129270" text:continue-numbering="true" text:style-name="WWNum3">
        <text:list-item>
          <text:list>
            <text:list-item>
              <text:list>
                <text:list-item>
                  <text:p text:style-name="P90"><text:bookmark text:name="_47hxl2r"/><text:span text:style-name="T25">OFFSET</text:span></text:p>
                </text:list-item>
              </text:list>
            </text:list-item>
          </text:list>
        </text:list-item>
      </text:list>
      <text:p text:style-name="P41"><text:span text:style-name="T16">&lt;OFFSET </text:span><text:span text:style-name="T15">index</text:span><text:span text:style-name="T16"> structure-decl [value-decl]&gt;</text:span></text:p>
      <text:p text:style-name="P43"/>
      <text:p text:style-name="P41"><text:span text:style-name="T15">MDL built-in</text:span></text:p>
      <text:p text:style-name="P43"/>
      <text:p text:style-name="P18"><text:span text:style-name="T15">OFFSET</text:span> creates an <text:span text:style-name="T15">OFFSET</text:span> <text:span text:style-name="T15">TYPE</text:span> that is used with <text:span text:style-name="T15">NTH</text:span> and <text:span text:style-name="T15">PUT</text:span> to check that an element at <text:span text:style-name="T15">index</text:span> in the <text:span text:style-name="T15">structure</text:span> follows the specified pattern, <text:span text:style-name="T15">structure-decl</text:span> and <text:span text:style-name="T15">value-decl.</text:span></text:p>
      <text:p text:style-name="P18">The <text:span text:style-name="T15">index</text:span> is an integer and the <text:span text:style-name="T15">structure-decl</text:span> follow the normal rules for a <text:span text:style-name="T15">decl</text:span> (see <text:span text:style-name="T15">GDECL</text:span>). Because the <text:span text:style-name="T15">OFFSET</text:span> only specifies the <text:span text:style-name="T15">decl</text:span> for one element in the <text:span text:style-name="T15">structure</text:span> it is possible to split the <text:span text:style-name="T15">decl</text:span> in two parts where <text:span text:style-name="T15">structure-decl</text:span> specifies the <text:span text:style-name="T15">structure</text:span> and <text:span text:style-name="T15">value-decl</text:span> is the <text:span text:style-name="T15">decl</text:span> for this specific element.</text:p>
      <text:p text:style-name="P18">Note that in ZILF can <text:span text:style-name="T15">OFFSET</text:span> only be used with <text:span text:style-name="T15">NTH</text:span> and <text:span text:style-name="T15">PUT</text:span> in the form <text:span text:style-name="T15">&lt;index-or-offset structure&gt;</text:span> and <text:span text:style-name="T15">&lt;index-or-offset structure value&gt;</text:span> respectively.</text:p>
      <text:p text:style-name="P18"><text:span text:style-name="T15">GET-DECL</text:span> and <text:span text:style-name="T15">PUT-DECL</text:span> can be used to examine and change the <text:span text:style-name="T15">decl</text:span> of the<text:span text:style-name="T15"> OFFSET</text:span> and <text:span text:style-name="T15">INDEX</text:span> returns the <text:span text:style-name="T15">index</text:span> of an <text:span text:style-name="T15">OFFSET</text:span>.</text:p>
      <text:p text:style-name="P18">Example:</text:p>
      <text:p text:style-name="P18"><text:span text:style-name="T15"><text:tab/>&lt;SETG OFF1 &lt;OFFSET 1 '&lt;VECTOR FIX&gt;&gt;&gt;<text:line-break/><text:tab/>&lt;SETG OFF2 &lt;OFFSET 2 '&lt;VECTOR FIX CHARACTER&gt;&gt;&gt;<text:line-break/><text:tab/>&lt;SETG OFF3 &lt;OFFSET 3 '&lt;VECTOR&gt; 'STRING&gt;&gt;<text:line-break/><text:tab/>&lt;GET-DECL ,OFF2&gt;<text:tab/><text:tab/><text:tab/>--&gt;<text:tab/>&lt;VECTOR FIX CHARACTER&gt;<text:line-break/><text:tab/>&lt;SET V [1 !\A "BCD"]&gt;<text:line-break/><text:tab/>&lt;OFF1 .V&gt;<text:tab/><text:tab/><text:tab/><text:tab/><text:tab/>--&gt;<text:tab/>1<text:line-break/><text:tab/>&lt;OFF3 .V&gt;<text:tab/><text:tab/><text:tab/><text:tab/><text:tab/>--&gt;<text:tab/>"BCD"<text:line-break/><text:tab/>&lt;OFF2 .V !\B&gt;<text:tab/><text:tab/><text:tab/><text:tab/>--&gt;<text:tab/>[1 !\B "BCD"]<text:line-break/><text:tab/>&lt;OFF1 .V !\A&gt;<text:tab/><text:tab/><text:tab/><text:tab/>--&gt;<text:tab/>ERROR<text:line-break/><text:tab/>&lt;2 .V 65&gt;<text:line-break/><text:tab/>&lt;OFF2 .V&gt;<text:tab/><text:tab/><text:tab/><text:tab/><text:tab/>--&gt;<text:tab/>ERROR</text:span></text:p>
      <text:list xml:id="list63204559815599" text:continue-numbering="true" text:style-name="WWNum3">
        <text:list-item>
          <text:list>
            <text:list-item>
              <text:list>
                <text:list-item>
                  <text:p text:style-name="P90"><text:bookmark text:name="_2mn7vak"/><text:span text:style-name="T25">OPEN</text:span></text:p>
                </text:list-item>
              </text:list>
            </text:list-item>
          </text:list>
        </text:list-item>
      </text:list>
      <text:p text:style-name="P41"><text:span text:style-name="T16">&lt;OPEN "READ" path&gt;</text:span></text:p>
      <text:p text:style-name="P43"/>
      <text:p text:style-name="P41"><text:span text:style-name="T15">MDL built-in</text:span></text:p>
      <text:p text:style-name="P43"><text:soft-page-break/></text:p>
      <text:p text:style-name="P18"><text:span text:style-name="T15">OPEN</text:span> the file at <text:span text:style-name="T15">path</text:span> for input. The second argument must always be <text:span text:style-name="T15">"READ"</text:span> in ZILF and the <text:span text:style-name="T15">path</text:span> is specified like in Linux (forward slashes etc.) and uppercase/lowercase can be significant, depending on the host system.</text:p>
      <text:p text:style-name="P18">Example:</text:p>
      <text:p text:style-name="P40"><text:tab/>;<text:span text:style-name="T15">"ZILF ver 0.9"<text:line-break/><text:tab/>&lt;SET CH &lt;OPEN "READ" "../zillib/parser.zil"&gt;&gt;<text:line-break/><text:tab/>&lt;SET BUFFER &lt;ISTRING 1000&gt;&gt;<text:line-break/><text:tab/>&lt;READSTRING .BUFFER .CH ";"&gt;<text:tab/>--&gt;<text:tab/>124 ;"READ until first ;"<text:line-break/><text:tab/>&lt;CLOSE .CH&gt;</text:span></text:p>
      <text:list xml:id="list63205454643826" text:continue-numbering="true" text:style-name="WWNum3">
        <text:list-item>
          <text:list>
            <text:list-item>
              <text:list>
                <text:list-item>
                  <text:p text:style-name="P90"><text:bookmark text:name="_11si5id"/><text:span text:style-name="T25">OR</text:span></text:p>
                </text:list-item>
              </text:list>
            </text:list-item>
          </text:list>
        </text:list-item>
      </text:list>
      <text:p text:style-name="P41"><text:span text:style-name="T15">&lt;OR expressions...&gt;</text:span></text:p>
      <text:p text:style-name="P43"/>
      <text:p text:style-name="P41"><text:span text:style-name="T15">MDL built-in</text:span></text:p>
      <text:p text:style-name="P29"/>
      <text:p text:style-name="P15"><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5"><text:span text:style-name="T3">Because false is its own </text:span><text:span text:style-name="T7">TYPE</text:span><text:span text:style-name="T3"> outside a routine </text:span><text:span text:style-name="T7">OR</text:span><text:span text:style-name="T3"> returns </text:span><text:span text:style-name="T7">#FALSE</text:span><text:span text:style-name="T3"> if all </text:span><text:span text:style-name="T7">expressions</text:span><text:span text:style-name="T3"> </text:span>are false<text:span text:style-name="T3"> or the value of the first true </text:span><text:span text:style-name="T7">expression.</text:span></text:p>
      <text:p text:style-name="P15"><text:span text:style-name="T3">Example:</text:span></text:p>
      <text:p text:style-name="P15"><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0<text:line-break/><text:tab/>&lt;SET X &lt;OR &lt;&gt; 1 2 3&gt;&gt;<text:tab/><text:tab/>--&gt;<text:tab/>X is set to 1</text:span></text:p>
      <text:list xml:id="list63204694069816" text:continue-numbering="true" text:style-name="WWNum3">
        <text:list-item>
          <text:list>
            <text:list-item>
              <text:list>
                <text:list-item>
                  <text:p text:style-name="P90"><text:bookmark text:name="_3ls5o66"/><text:span text:style-name="T25">OR?</text:span></text:p>
                </text:list-item>
              </text:list>
            </text:list-item>
          </text:list>
        </text:list-item>
      </text:list>
      <text:p text:style-name="P41"><text:span text:style-name="T16">&lt;OR? Expressions ...&gt;</text:span></text:p>
      <text:p text:style-name="P42"/>
      <text:p text:style-name="P41"><text:span text:style-name="T16">MDL </text:span><text:span text:style-name="T15">built-in</text:span></text:p>
      <text:p text:style-name="P42"/>
      <text:p text:style-name="P15"><text:span text:style-name="T3">Returns the same result as </text:span><text:span text:style-name="T7">OR</text:span><text:span text:style-name="T3"> with the difference that all </text:span><text:span text:style-name="T7">exressions</text:span><text:span text:style-name="T3"> are evaluated.</text:span></text:p>
      <text:p text:style-name="P15"><text:span text:style-name="T3">Examples:</text:span></text:p>
      <text:p text:style-name="P15"><text:span text:style-name="T3"><text:tab/></text:span><text:span text:style-name="T7">&lt;OR? &lt;=? 1 2&gt; &lt;=? 1 1&gt;&gt;<text:tab/><text:tab/>--&gt;<text:tab/>True<text:line-break/><text:tab/>&lt;OR? &lt;=? 1 1&gt; &lt;SET X 2&gt;&gt;<text:tab/><text:tab/>--&gt; <text:tab/>X is set to 2 because<text:line-break/><text:tab/><text:tab/><text:tab/><text:tab/><text:tab/><text:tab/><text:tab/><text:tab/>all expressions are<text:line-break/><text:tab/><text:tab/><text:tab/><text:tab/><text:tab/><text:tab/><text:tab/><text:tab/>evaluated</text:span></text:p>
      <text:list xml:id="list63205023511185" text:continue-numbering="true" text:style-name="WWNum3">
        <text:list-item>
          <text:list>
            <text:list-item>
              <text:list>
                <text:list-item>
                  <text:p text:style-name="P90"><text:bookmark text:name="_20xfydz"/><text:span text:style-name="T25">ORB</text:span></text:p>
                </text:list-item>
              </text:list>
            </text:list-item>
          </text:list>
        </text:list-item>
      </text:list>
      <text:p text:style-name="P41"><text:span text:style-name="T16">&lt;ORB numbers ...&gt;</text:span></text:p>
      <text:p text:style-name="P42"/>
      <text:p text:style-name="P41"><text:span text:style-name="T16">MDL </text:span><text:span text:style-name="T15">built-in</text:span></text:p>
      <text:p text:style-name="P42"/>
      <text:p text:style-name="P15"><text:span text:style-name="T3">Bitwise OR.</text:span></text:p>
      <text:p text:style-name="P15"><text:span text:style-name="T3">Examples:</text:span></text:p>
      <text:p text:style-name="P15"><text:span text:style-name="T7"><text:tab/>&lt;ORB 33 96&gt;<text:tab/>--&gt;<text:tab/>97<text:line-break/><text:tab/>&lt;ORB 33 96 64&gt;<text:tab/>--&gt;<text:tab/>97</text:span></text:p>
      <text:list xml:id="list63205482709939" text:continue-numbering="true" text:style-name="WWNum3">
        <text:list-item>
          <text:list>
            <text:list-item>
              <text:list>
                <text:list-item>
                  <text:p text:style-name="P90"><text:bookmark text:name="_4kx3h1s"/><text:span text:style-name="T25">ORDER-FLAGS?</text:span></text:p>
                </text:list-item>
              </text:list>
            </text:list-item>
          </text:list>
        </text:list-item>
      </text:list>
      <text:p text:style-name="P41"><text:span text:style-name="T16">&lt;ORDER-FLAGS? LAST objects ...&gt;</text:span></text:p>
      <text:p text:style-name="P42"/>
      <text:p text:style-name="P41"><text:span text:style-name="T16">ZIL library</text:span></text:p>
      <text:p text:style-name="P42"/>
      <text:p text:style-name="P15"><text:span text:style-name="T3">Each of the </text:span><text:span text:style-name="T7">objects</text:span><text:span text:style-name="T3"> is an atom naming a flag, as seen in the </text:span><text:span text:style-name="T7">(FLAGS </text:span><text:span text:style-name="T15">...</text:span><text:span text:style-name="T7">)</text:span><text:span text:style-name="T3"> clause of an OBJECTdefinition.</text:span></text:p>
      <text:p text:style-name="P15"><text:span text:style-name="T3">The only ordering allowed is </text:span><text:span text:style-name="T7">LAST</text:span><text:span text:style-name="T3">, which causes the named flags to be added to the list of “flags requiring high numbers”, which are assigned the highest flag numbers so they may be distinguished from zero. Flags mentioned in the </text:span><text:span text:style-name="T7">(FIND ...)</text:span><text:span text:style-name="T3"> clause of </text:span><text:span text:style-name="T7">SYNTAX</text:span><text:span text:style-name="T3"> definitions are already added to this list by default.</text:span></text:p>
      <text:list xml:id="list63205851358565" text:continue-numbering="true" text:style-name="WWNum3">
        <text:list-item>
          <text:list>
            <text:list-item>
              <text:list>
                <text:list-item>
                  <text:p text:style-name="P90"><text:bookmark text:name="_302dr9l"/><text:soft-page-break/><text:span text:style-name="T25">ORDER-OBJECTS?</text:span></text:p>
                </text:list-item>
              </text:list>
            </text:list-item>
          </text:list>
        </text:list-item>
      </text:list>
      <text:p text:style-name="P41"><text:span text:style-name="T16">&lt;ORDER-OBJECTS? atom&gt;</text:span></text:p>
      <text:p text:style-name="P42"/>
      <text:p text:style-name="P41"><text:span text:style-name="T16">ZIL library</text:span></text:p>
      <text:p text:style-name="P28"/>
      <text:p text:style-name="P15"><text:span text:style-name="T3">This controls the order in which object numbers are assigned to objects.</text:span></text:p>
      <text:p text:style-name="P15"><text:span text:style-name="T3">Note that there are two ways the compiler can learn about an object: some objects are explicitly “defined” using </text:span><text:span text:style-name="T7">ROOM</text:span><text:span text:style-name="T3"> or </text:span><text:span text:style-name="T7">OBJECT</text:span><text:span text:style-name="T3">, whereas the existence of others is merely implied when the objects are “mentioned” as part of another object’s definition (in a </text:span><text:span text:style-name="T7">LOC</text:span><text:span text:style-name="T3"> or direction property).</text:span></text:p>
      <text:p text:style-name="P15"><text:span text:style-name="T3">By default, if </text:span><text:span text:style-name="T7">ORDER-OBJECTS?</text:span><text:span text:style-name="T3"> is not used, object numbers are assigned in reverse mention order. That is, the first object defined is given the highest number, and any other objects mentioned in its definition are given the next highest numbers (in order), whether or not those objects are explicitly defined later.</text:span></text:p>
      <text:p text:style-name="P15"><text:span text:style-name="T3">The </text:span><text:span text:style-name="T7">atom</text:span><text:span text:style-name="T3"> is one of the following:</text:span></text:p>
      <text:p text:style-name="P15"><text:tab/><text:span text:style-name="T16">DEFINED</text:span><text:tab/><text:tab/><text:tab/>T<text:span text:style-name="T22">o assign numbers to all explicitly defined objects in the order<text:line-break/></text:span><text:tab/><text:tab/><text:tab/><text:tab/><text:tab/><text:span text:style-name="T22">of their definitions (starting at 1), then to all other mentioned<text:line-break/></text:span><text:tab/><text:tab/><text:tab/><text:tab/><text:tab/><text:span text:style-name="T22">objects in the order of their mentions.<text:line-break/><text:tab/></text:span><text:span text:style-name="T16">ROOMS-FIRST</text:span><text:tab/><text:tab/>T<text:span text:style-name="T22">he same as </text:span><text:span text:style-name="T16">DEFINED</text:span><text:span text:style-name="T22"> except that numbers are assigned to<text:line-break/></text:span><text:tab/><text:tab/><text:tab/><text:tab/><text:tab/><text:span text:style-name="T22">rooms before non-rooms, so room numbers can be packed into<text:line-break/></text:span><text:tab/><text:tab/><text:tab/><text:tab/><text:tab/><text:span text:style-name="T22">a byte array (assuming there are less than 256 of them).<text:line-break/><text:tab/></text:span><text:span text:style-name="T16">ROOMS-LAST</text:span><text:tab/><text:tab/>T<text:span text:style-name="T22">he same as </text:span><text:span text:style-name="T16">DEFINED</text:span><text:span text:style-name="T22"> except that numbers are assigned to<text:line-break/></text:span><text:tab/><text:tab/><text:tab/><text:tab/><text:tab/><text:span text:style-name="T22">non-rooms before rooms.<text:line-break/><text:tab/></text:span><text:span text:style-name="T16">ROOMS-AND-LGS-FIRST</text:span><text:tab/>T<text:span text:style-name="T22">he same as </text:span><text:span text:style-name="T16">ROOMS-FIRST</text:span><text:span text:style-name="T22"> except that numbers are</text:span> <text:line-break/><text:tab/><text:tab/><text:tab/><text:tab/><text:tab/><text:span text:style-name="T22">assigned to rooms and local globals before the remaining<text:line-break/></text:span><text:tab/><text:tab/><text:tab/><text:tab/><text:tab/><text:span text:style-name="T22">objects</text:span>.</text:p>
      <text:p text:style-name="P15"><text:span text:style-name="T3">For the purpose of object ordering, “rooms” include all objects defined with </text:span><text:span text:style-name="T7">ROOM</text:span><text:span text:style-name="T3"> (instead of </text:span><text:span text:style-name="T7">OBJECT</text:span><text:span text:style-name="T3">) as well as all objects whose initial </text:span><text:span text:style-name="T7">LOC</text:span><text:span text:style-name="T3"> is an object named </text:span><text:span text:style-name="T7">ROOMS</text:span><text:span text:style-name="T3">. “Local globals” includes all objects whose initial </text:span><text:span text:style-name="T7">LOC</text:span><text:span text:style-name="T3"> is an object named </text:span><text:span text:style-name="T7">LOCAL-GLOBALS</text:span><text:span text:style-name="T3">.</text:span></text:p>
      <text:list xml:id="list63204967470598" text:continue-numbering="true" text:style-name="WWNum3">
        <text:list-item>
          <text:list>
            <text:list-item>
              <text:list>
                <text:list-item>
                  <text:p text:style-name="P90"><text:bookmark text:name="_1f7o1he"/><text:span text:style-name="T25">ORDER-TREE?</text:span></text:p>
                </text:list-item>
              </text:list>
            </text:list-item>
          </text:list>
        </text:list-item>
      </text:list>
      <text:p text:style-name="P41"><text:span text:style-name="T16">&lt;ORDER-TREE? atom&gt;</text:span></text:p>
      <text:p text:style-name="P42"/>
      <text:p text:style-name="P41"><text:span text:style-name="T16">ZIL library</text:span></text:p>
      <text:p text:style-name="P42"/>
      <text:p text:style-name="P15"><text:span text:style-name="T3">This controls the initial layout of the Z-machine object tree.</text:span></text:p>
      <text:p text:style-name="P15"><text:span text:style-name="T3">The object tree is defined by three fields on each object, named in the Z-Machine Standards Document as “parent”, “child”, and “sibling”, which are read by the ZIL functions </text:span><text:span text:style-name="T7">LOC</text:span><text:span text:style-name="T3">, </text:span><text:span text:style-name="T7">FIRST?</text:span><text:span text:style-name="T3">, and </text:span><text:span text:style-name="T7">NEXT?</text:span><text:span text:style-name="T3">. Each object’s parent field is specified by the </text:span><text:span text:style-name="T7">(LOC …)</text:span><text:span text:style-name="T3"> clause in the object definition, but the compiler has discretion to set the child and sibling fields as long as the tree remains well-formed.</text:span></text:p>
      <text:p text:style-name="P15"><text:span text:style-name="T3">The </text:span><text:span text:style-name="T7">atom</text:span><text:span text:style-name="T3"> must be:</text:span></text:p>
      <text:list xml:id="list1300929235" text:style-name="WWNum14">
        <text:list-item>
          <text:p text:style-name="P53"><text:span text:style-name="T16">REVERSE-DEFINED</text:span><text:span text:style-name="T22">, to force objects to be linked in the reverse order of their definitions. That is, the child of an object </text:span><text:span text:style-name="T16">X</text:span><text:span text:style-name="T22"> is the last object in the source code whose definition contains </text:span><text:span text:style-name="T16">(LOC X)</text:span><text:span text:style-name="T22">; the sibling of that child is the next to last object in the source code that contains </text:span><text:span text:style-name="T16">(LOC X)</text:span><text:span text:style-name="T22">; and so on.</text:span></text:p>
        </text:list-item>
      </text:list>
      <text:p text:style-name="P6"/>
      <text:p text:style-name="P15"><text:span text:style-name="T3">By default, if </text:span><text:span text:style-name="T8">ORDER-TREE?</text:span><text:span text:style-name="T3"> is not used, the order is the same as </text:span><text:span text:style-name="T7">REVERSE-DEFINED</text:span><text:span text:style-name="T3"> except for the first defined child, which remains the first object linked. That is, the child of an object </text:span><text:span text:style-name="T7">X</text:span><text:span text:style-name="T3"> is the first object in the source code whose definition contains </text:span><text:span text:style-name="T7">(LOC X)</text:span><text:span text:style-name="T3">; the sibling of that child is the last object that contains </text:span><text:span text:style-name="T7">(LOC X)</text:span><text:span text:style-name="T3">; the sibling of that child in turn is the next to last object that contains </text:span><text:span text:style-name="T7">(LOC X)</text:span><text:span text:style-name="T3">; and so on.</text:span></text:p>
      <text:list xml:id="list63204174273349" text:continue-list="list63204967470598" text:style-name="WWNum3">
        <text:list-item>
          <text:list>
            <text:list-item>
              <text:list>
                <text:list-item>
                  <text:p text:style-name="P90"><text:bookmark text:name="_3z7bk57"/><text:span text:style-name="T25">PACKAGE</text:span></text:p>
                </text:list-item>
              </text:list>
            </text:list-item>
          </text:list>
        </text:list-item>
      </text:list>
      <text:p text:style-name="P41"><text:span text:style-name="T16">&lt;PACKAGE package-name&gt;</text:span></text:p>
      <text:p text:style-name="P43"/>
      <text:p text:style-name="P41"><text:span text:style-name="T15">MDL package system</text:span></text:p>
      <text:p text:style-name="P43"/>
      <text:p text:style-name="P18"><text:span text:style-name="T15">PACKAGE</text:span> defines a group of <text:span text:style-name="T15">ATOM</text:span>s (i.e. variables and functions) with the <text:span text:style-name="T15">package-name</text:span> for potential later inclusion (via <text:span text:style-name="T15">USE</text:span> or <text:span text:style-name="T15">USE-WHEN</text:span>) in the project. A <text:span text:style-name="T15">PACKAGE</text:span> is often used to functionally group together library functions that can have a usage over many projects.</text:p>
      <text:p text:style-name="P18">Internally an <text:span text:style-name="T15">OBLIST</text:span> named <text:span text:style-name="T15">PACKAGE</text:span> is used in conjunction with <text:span text:style-name="T15">BLOCK</text:span> and <text:span text:style-name="T15">ENDBLOCK</text:span>. When you define a <text:span text:style-name="T15">PACKAGE</text:span> the following is happening:</text:p>
      <text:list xml:id="list441337908" text:style-name="WWNum6">
        <text:list-item>
          <text:p text:style-name="P73">An external <text:span text:style-name="T15">OBLIST</text:span>, <text:span text:style-name="T15">package-name</text:span>, is created and added to the <text:span text:style-name="T15">OBLIST</text:span> <text:span text:style-name="T15">PACKAGE</text:span> (e.g. <text:span text:style-name="T15">FOO!-PACKAGE</text:span>).</text:p>
        </text:list-item>
        <text:list-item>
          <text:p text:style-name="P73">An internal <text:span text:style-name="T15">OBLIST</text:span>, <text:span text:style-name="T15">Ipackage-name</text:span>, is created and added to the <text:span text:style-name="T15">OBLIST</text:span> <text:span text:style-name="T15">package-name</text:span> (e.g. <text:span text:style-name="T15">IFOO!-FOO!-PACKAGE</text:span>).</text:p>
        </text:list-item>
        <text:list-item>
          <text:p text:style-name="P78">A <text:span text:style-name="T15">BLOCK</text:span> is started with the <text:span text:style-name="T15">OBLIST</text:span>s (in this order) <text:span text:style-name="T15">Ipackage-name</text:span>, <text:span text:style-name="T15">package-name</text:span> and <text:span text:style-name="T15">&lt;ROOT&gt;</text:span> (e.g. <text:span text:style-name="T15">IFOO</text:span>, <text:span text:style-name="T15">FOO</text:span>, <text:span text:style-name="T15">&lt;ROOT&gt;</text:span>).</text:p>
        </text:list-item>
      </text:list>
      <text:p text:style-name="P18">This means that every <text:span text:style-name="T15">ATOM</text:span> that is created inside the <text:span text:style-name="T15">PACKAGE</text:span> ends up on the internal <text:span text:style-name="T15">OBLIST</text:span> first. If <text:span text:style-name="T15">ENTRY</text:span> is used the <text:span text:style-name="T15">ATOM</text:span> is created/moved to the external <text:span text:style-name="T15">OBLIST</text:span> and finally <text:span text:style-name="T15">RENTRY</text:span> creates/moves the <text:span text:style-name="T15">ATOM</text:span> to the <text:span text:style-name="T15">ROOT</text:span> <text:span text:style-name="T15">OBLIST</text:span>.</text:p>
      <text:p text:style-name="P18">The <text:span text:style-name="T15">PACKAGE</text:span> definition is ended by <text:span text:style-name="T15">END-PACKAGE</text:span> (in fact an <text:span text:style-name="T15">ENDBLOCK</text:span>) which restores the <text:span text:style-name="T15">OBLIST</text:span>s to the state they had before the <text:span text:style-name="T15">PACKAGE</text:span> definition began.</text:p>
      <text:p text:style-name="P18">When you decide to use a package by <text:span text:style-name="T15">USE</text:span> or <text:span text:style-name="T15">USE-WHEN</text:span> the <text:span text:style-name="T15">OBLIST</text:span> <text:span text:style-name="T15">package-name</text:span> is copied and added last to the local <text:span text:style-name="T15">OBLIST</text:span> (<text:span text:style-name="T15">&lt;LVAL OBLIST&gt;</text:span>). This means that all <text:span text:style-name="T15">ATOM</text:span>s on the external package <text:span text:style-name="T15">OBLIST</text:span> becomes available in current environment.</text:p>
      <text:p text:style-name="P18">Note that a <text:span text:style-name="T15">PACKAGE</text:span> can be defined additive (i.e. multiple <text:span text:style-name="T15">PACKAGE</text:span> definitions with the same <text:span text:style-name="T15">package-name</text:span> is added together to one <text:span text:style-name="T15">PACKAGE</text:span>).</text:p>
      <text:p text:style-name="P18"><text:soft-page-break/>ZILF has three packages predefined in <text:span text:style-name="T15">&lt;MOBLIST PACKAGE&gt;</text:span>; <text:span text:style-name="T15">NEWSTRUC</text:span>, <text:span text:style-name="T15">ZIL</text:span> and <text:span text:style-name="T15">ZILCH</text:span>. They are all empty and are only there for compatibility (all <text:span text:style-name="T15">ATOM</text:span>s in these packages are already in ZILF).</text:p>
      <text:p text:style-name="P18">See <text:span text:style-name="T15">DEFINITIONS</text:span>, <text:span text:style-name="T15">ENDPACKAGE</text:span>, <text:span text:style-name="T15">ENTRY</text:span>, <text:span text:style-name="T15">RENTRY</text:span>, <text:span text:style-name="T15">USE</text:span> and <text:span text:style-name="T15">USE-WHEN</text:span>.</text:p>
      <text:p text:style-name="P18">Examples:</text:p>
      <text:p text:style-name="P18"><text:span text:style-name="T15"><text:tab/>;"Define PACKAGE"<text:line-break/><text:tab/>&lt;REMOVE ANSWER&gt; ;"Secure that ATOM not on any OBLIST"<text:line-break/><text:tab/>&lt;REMOVE DBL-ANSWER&gt; <text:line-break/><text:tab/>&lt;REMOVE ROOT-ANSWER&gt;<text:line-break/><text:tab/>&lt;REMOVE SECRET&gt;<text:line-break/><text:tab/>&lt;PACKAGE "FOO"&gt;<text:line-break/><text:tab/>&lt;ENTRY ANSWER&gt;<text:line-break/><text:tab/>&lt;SETG ANSWER 42&gt;<text:line-break/><text:tab/>&lt;SETG SECRET 12345&gt;<text:line-break/><text:tab/>&lt;RENTRY ROOT-ANSWER&gt;<text:line-break/><text:tab/>&lt;SETG ROOT-ANSWER 21&gt;<text:line-break/><text:tab/>&lt;ENDPACKAGE&gt; </text:span></text:p>
      <text:p text:style-name="P18"><text:span text:style-name="T15"><text:tab/>&lt;TYPE? &lt;GETPROP FOO!-PACKAGE OBLIST&gt; OBLIST&gt;<text:tab/><text:tab/>--&gt;<text:tab/>OBLIST<text:line-break/><text:tab/>&lt;TYPE? &lt;GETPROP IFOO!-FOO!-PACKAGE OBLIST&gt; OBLIST&gt;--&gt;<text:tab/>OBLIST<text:line-break/><text:tab/>&lt;GASSIGNED? ANSWER&gt;<text:tab/><text:tab/><text:tab/><text:tab/><text:tab/><text:tab/><text:tab/>--&gt;<text:tab/>#FALSE<text:line-break/><text:tab/>&lt;GASSIGNED? ANSWER!-FOO!-PACKAGE&gt;<text:tab/><text:tab/><text:tab/><text:tab/>--&gt;<text:tab/>T<text:line-break/><text:tab/>&lt;GASSIGNED? SECRET!-IFOO!-FOO!-PACKAGE&gt;<text:tab/><text:tab/><text:tab/>--&gt;<text:tab/>T<text:line-break/><text:tab/>,ANSWER!-FOO!-PACKAGE<text:tab/><text:tab/><text:tab/><text:tab/><text:tab/><text:tab/>--&gt;<text:tab/>42<text:line-break/><text:tab/>,SECRET!-IFOO!-FOO!-PACKAGE<text:tab/><text:tab/><text:tab/><text:tab/><text:tab/>--&gt;<text:tab/>12345<text:line-break/><text:tab/>,ROOT-ANSWER<text:tab/><text:tab/><text:tab/><text:tab/><text:tab/><text:tab/><text:tab/><text:tab/>--&gt;<text:tab/>21</text:span></text:p>
      <text:p text:style-name="P18"><text:span text:style-name="T15"><text:tab/>;"PACKAGEs can be defined additive"<text:line-break/><text:tab/>&lt;PACKAGE "FOO"&gt;<text:line-break/><text:tab/>&lt;SETG DBL-ANSWER &lt;* ,ANSWER 2&gt;&gt;<text:line-break/><text:tab/>&lt;ENTRY DBL-ANSWER&gt;<text:line-break/><text:tab/>&lt;ENDPACKAGE&gt;</text:span></text:p>
      <text:p text:style-name="P57"><text:span text:style-name="T15">,ANSWER!-FOO!-PACKAGE<text:tab/><text:tab/><text:tab/><text:tab/><text:tab/><text:tab/>--&gt;<text:tab/>42<text:line-break/><text:tab/>,DBL-ANSWER!-FOO!-PACKAGE<text:tab/><text:tab/><text:tab/><text:tab/><text:tab/>--&gt;<text:tab/>84</text:span></text:p>
      <text:p text:style-name="P57"><text:span text:style-name="T15">;"USE adds external OBLIST to local OBLIST-path"<text:line-break/><text:tab/>&lt;REMOVE ANSWER&gt; ;"Secure that ATOM not on any OBLIST"<text:line-break/><text:tab/>&lt;LENGTH .OBLIST&gt;<text:tab/><text:tab/><text:tab/><text:tab/><text:tab/><text:tab/><text:tab/>--&gt;<text:tab/>2<text:line-break/><text:tab/>&lt;USE "FOO"&gt;<text:line-break/><text:tab/>&lt;LENGTH .OBLIST&gt;<text:tab/><text:tab/><text:tab/><text:tab/><text:tab/><text:tab/><text:tab/>--&gt;<text:tab/>3<text:line-break/><text:tab/>,ANSWER<text:tab/><text:tab/><text:tab/><text:tab/><text:tab/><text:tab/><text:tab/><text:tab/><text:tab/>--&gt;<text:tab/>42<text:line-break/><text:tab/>&lt;GASSIGNED? SECRET&gt;<text:tab/><text:tab/><text:tab/><text:tab/><text:tab/><text:tab/><text:tab/>--&gt;<text:tab/>#FALSE<text:line-break/><text:tab/>,SECRET!-IFOO<text:tab/><text:tab/><text:tab/><text:tab/><text:tab/><text:tab/><text:tab/><text:tab/>--&gt;<text:tab/>12345 </text:span></text:p>
      <text:list xml:id="list63204531383504" text:continue-list="list63204174273349" text:style-name="WWNum3">
        <text:list-item>
          <text:list>
            <text:list-item>
              <text:list>
                <text:list-item>
                  <text:p text:style-name="P90"><text:bookmark text:name="_2eclud0"/><text:span text:style-name="T25">PARSE</text:span></text:p>
                </text:list-item>
              </text:list>
            </text:list-item>
          </text:list>
        </text:list-item>
      </text:list>
      <text:p text:style-name="P41"><text:span text:style-name="T16">&lt;PARSE text [10] [lookup-oblist]&gt;</text:span></text:p>
      <text:p text:style-name="P43"/>
      <text:p text:style-name="P41"><text:span text:style-name="T15">MDL built-in</text:span></text:p>
      <text:p text:style-name="P43"/>
      <text:p text:style-name="P18"><text:span text:style-name="T15">PARSE</text:span> takes a string, <text:span text:style-name="T15">text</text:span>, and returns the first MDL object encountered in it. If <text:span text:style-name="T15">lookup-oblist</text:span> is supplied, <text:span text:style-name="T15">PARSE</text:span> looks for potential <text:span text:style-name="T15">ATOM</text:span>s on this <text:span text:style-name="T15">OBLIST</text:span>. If no <text:span text:style-name="T15">lookup-oblist</text:span> is supplied, <text:span text:style-name="T15">.OBLIST</text:span> is used.</text:p>
      <text:p text:style-name="P18">ZILF requires that the second argument is <text:span text:style-name="T15">10</text:span> if a <text:span text:style-name="T15">lookup-oblist</text:span> is supplied.</text:p>
      <text:p text:style-name="P18">Examples:</text:p>
      <text:p text:style-name="P18"><text:tab/><text:span text:style-name="T15">&lt;PARSE "FOO"&gt;<text:tab/><text:tab/><text:tab/><text:tab/><text:tab/><text:tab/>--&gt;<text:tab/>FOO</text:span></text:p>
      <text:p text:style-name="P18"><text:span text:style-name="T15"><text:tab/>&lt;PARSE "+"&gt;<text:tab/><text:tab/><text:tab/><text:tab/><text:tab/><text:tab/>--&gt;<text:tab/>+<text:line-break/><text:tab/>&lt;PARSE "+" 10 &lt;GETPROP PACKAGE OBLIST&gt;&gt;<text:tab/>--&gt;<text:tab/>+!-PACKAGE</text:span></text:p>
      <text:p text:style-name="P18"><text:span text:style-name="T15"><text:tab/>&lt;PARSE "23"&gt;<text:tab/><text:tab/><text:tab/><text:tab/><text:tab/><text:tab/>--&gt;<text:tab/>23</text:span></text:p>
      <text:p text:style-name="P18"><text:span text:style-name="T15"><text:tab/>&lt;PARSE "(1 2 3)"&gt;<text:tab/><text:tab/><text:tab/><text:tab/><text:tab/>--&gt;<text:tab/>(1 2 3)</text:span></text:p>
      <text:p text:style-name="P18"><text:span text:style-name="T15"><text:tab/>&lt;PARSE "&lt;+ 12 34&gt;"&gt;<text:tab/><text:tab/><text:tab/><text:tab/><text:tab/>--&gt;<text:tab/>&lt;+ 12 34&gt;<text:line-break/><text:tab/>&lt;PARSE "%&lt;+ 12 34&gt;"&gt;<text:tab/><text:tab/><text:tab/><text:tab/>--&gt;<text:tab/>46</text:span></text:p>
      <text:p text:style-name="P18"><text:span text:style-name="T15"><text:tab/>&lt;PARSE "&lt;+ .A .B&gt;" 10 &lt;MOBLIST OB&gt;&gt;<text:line-break/><text:tab/><text:tab/><text:tab/>--&gt;<text:tab/>&lt;+!-OB &lt;LVAL!-OB A!-OB&gt; &lt;LVAL!-OB B!-OB&gt;&gt;</text:span></text:p>
      <text:p text:style-name="P18"><text:span text:style-name="T15"><text:tab/>&lt;PARSE " "&gt;<text:tab/><text:tab/><text:tab/><text:tab/>--&gt;<text:tab/>ERROR (No expression)</text:span></text:p>
      <text:p text:style-name="P18"><text:span text:style-name="T15"><text:tab/>&lt;PARSE "1 2 3"&gt;<text:tab/><text:tab/><text:tab/>--&gt;<text:tab/>1 (Only 1st expression)</text:span></text:p>
      <text:p text:style-name="P85"><text:bookmark text:name="_uagkh4g68sm4"/>PICFILE</text:p>
      <text:list xml:id="list63204491316458" text:continue-numbering="true" text:style-name="WWNum3">
        <text:list-item>
          <text:list>
            <text:list-item>
              <text:list>
                <text:list-item>
                  <text:p text:style-name="P8"><text:span text:style-name="T15">&lt;PICFILE&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text:p>
      <text:list xml:id="list63204532332413" text:continue-numbering="true" text:style-name="WWNum3">
        <text:list-item>
          <text:list>
            <text:list-item>
              <text:list>
                <text:list-item>
                  <text:p text:style-name="P90"><text:bookmark text:name="_yoal25lo9g0s"/><text:span text:style-name="T25">PLTABLE</text:span></text:p>
                </text:list-item>
              </text:list>
            </text:list-item>
          </text:list>
        </text:list-item>
      </text:list>
      <text:p text:style-name="P41"><text:span text:style-name="T16">&lt;PL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p text:style-name="P15"><text:soft-page-break/><text:span text:style-name="T7">TABLE</text:span><text:span text:style-name="T3"> </text:span>is a ZIL-specific<text:span text:style-name="T3"> structure that can be used both outside and inside </text:span><text:span text:style-name="T7">ROUTINES</text:span><text:span text:style-name="T3">.</text:span></text:p>
      <text:list xml:id="list63205567303330" text:continue-numbering="true" text:style-name="WWNum3">
        <text:list-item>
          <text:list>
            <text:list-item>
              <text:list>
                <text:list-item>
                  <text:p text:style-name="P90"><text:bookmark text:name="_3dhjn8m"/><text:span text:style-name="T25">PNAME</text:span></text:p>
                </text:list-item>
              </text:list>
            </text:list-item>
          </text:list>
        </text:list-item>
      </text:list>
      <text:p text:style-name="P41"><text:span text:style-name="T16">&lt;PNAME atom&gt;</text:span></text:p>
      <text:p text:style-name="P43"/>
      <text:p text:style-name="P41"><text:span text:style-name="T15">MDL built-in</text:span></text:p>
      <text:p text:style-name="P43"/>
      <text:p text:style-name="P18"><text:span text:style-name="T15">PNAME</text:span> ("printed name") returns a newly created string copy of the <text:span text:style-name="T15">atom</text:span>’s pname. <text:span text:style-name="T15">PNAME</text:span> never prints an <text:span text:style-name="T15">ATOM</text:span>s trailers, unlike <text:span text:style-name="T15">UNPARSE</text:span>, and is therefore quicker.</text:p>
      <text:p text:style-name="P18">Examples:</text:p>
      <text:p text:style-name="P18"><text:span text:style-name="T15"><text:tab/>&lt;PNAME FOO&gt;<text:tab/><text:tab/><text:tab/><text:tab/>--&gt;<text:tab/>"FOO"</text:span></text:p>
      <text:p text:style-name="P18"><text:span text:style-name="T15"><text:tab/>&lt;PNAME FOO!-NEW-OBLIST&gt;<text:tab/><text:tab/>--&gt;<text:tab/>"FOO"<text:line-break/><text:tab/>&lt;UNPARSE FOO!-NEW-OBLIST&gt;<text:tab/>--&gt;<text:tab/>"FOO!-NEW-OBLIST"</text:span></text:p>
      <text:list xml:id="list63204814074909" text:continue-numbering="true" text:style-name="WWNum3">
        <text:list-item>
          <text:list>
            <text:list-item>
              <text:list>
                <text:list-item>
                  <text:p text:style-name="P90"><text:bookmark text:name="_1smtxgf"/><text:span text:style-name="T25">PREP-SYNONYM</text:span></text:p>
                </text:list-item>
              </text:list>
            </text:list-item>
          </text:list>
        </text:list-item>
      </text:list>
      <text:p text:style-name="P41"><text:span text:style-name="T16">&lt;PREP-SYNONYM original synonyms ...&gt;</text:span></text:p>
      <text:p text:style-name="P43"/>
      <text:p text:style-name="P41"><text:span text:style-name="T15">ZIL parser library</text:span></text:p>
      <text:p text:style-name="P43"/>
      <text:p text:style-name="P40"><text:span text:style-name="T15">PREP-SYNONYM</text:span> creates one or more <text:span text:style-name="T15">synonyms</text:span> to the <text:span text:style-name="T15">original</text:span> preposition.</text:p>
      <text:p text:style-name="P40">ZILF treats <text:span text:style-name="T15">PREP-SYNONYM</text:span> as an alias to <text:span text:style-name="T15">SYNONYM</text:span>.<text:span text:style-name="T15"> </text:span></text:p>
      <text:list xml:id="list63204221377595" text:continue-numbering="true" text:style-name="WWNum3">
        <text:list-item>
          <text:list>
            <text:list-item>
              <text:list>
                <text:list-item>
                  <text:p text:style-name="P86"><text:bookmark text:name="_4cmhg48"/><text:span text:style-name="T25">PRIMTYPE</text:span></text:p>
                </text:list-item>
              </text:list>
            </text:list-item>
          </text:list>
        </text:list-item>
      </text:list>
      <text:p text:style-name="P41"><text:span text:style-name="T16">&lt;PRIMTYPE value&gt;</text:span></text:p>
      <text:p text:style-name="P41"/>
      <text:p text:style-name="P41"><text:span text:style-name="T15">MDL built-in</text:span></text:p>
      <text:p text:style-name="P41"/>
      <text:p text:style-name="P15"><text:span text:style-name="T3">evaluates to the primitive type of </text:span><text:span text:style-name="T7">valu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5"><text:span text:style-name="T3">Examples:</text:span></text:p>
      <text:p text:style-name="P41"><text:span text:style-name="T16">&lt;PRIMTYPE !\A&gt;</text:span><text:tab/><text:tab/><text:span text:style-name="T16">--&gt; <text:tab/>FIX</text:span></text:p>
      <text:p text:style-name="P41"><text:span text:style-name="T16">&lt;PRIMTYPE &lt;+1 2&gt;&gt;<text:tab/>--&gt; <text:tab/>FIX</text:span></text:p>
      <text:p text:style-name="P41"><text:span text:style-name="T16">&lt;PRIMTYPE "ABC"&gt;</text:span><text:tab/><text:span text:style-name="T16">--&gt; <text:tab/>STRING</text:span></text:p>
      <text:list xml:id="list63204636293499" text:continue-numbering="true" text:style-name="WWNum3">
        <text:list-item>
          <text:list>
            <text:list-item>
              <text:list>
                <text:list-item>
                  <text:p text:style-name="P90"><text:bookmark text:name="_2rrrqc1"/><text:span text:style-name="T25">PRIN1</text:span></text:p>
                </text:list-item>
              </text:list>
            </text:list-item>
          </text:list>
        </text:list-item>
      </text:list>
      <text:p text:style-name="P41"><text:span text:style-name="T16">&lt;PRIN1 value [channel]&gt;</text:span></text:p>
      <text:p text:style-name="P42"/>
      <text:p text:style-name="P41"><text:span text:style-name="T16">MDL </text:span><text:span text:style-name="T15">built-in</text:span></text:p>
      <text:p text:style-name="P28"/>
      <text:p text:style-name="P15"><text:span text:style-name="T3">Prints the evaluated representation of </text:span><text:span text:style-name="T7">value</text:span><text:span text:style-name="T3"> to </text:span><text:span text:style-name="T7">channel</text:span><text:span text:style-name="T3"> (default for </text:span><text:span text:style-name="T7">channel</text:span><text:span text:style-name="T3"> is </text:span><text:span text:style-name="T7">&lt;LVAL OUTCHAN&gt;</text:span><text:span text:style-name="T3"> - the console). </text:span><text:span text:style-name="T7">PRIN1</text:span><text:span text:style-name="T3"> also returns the evaluated representation of </text:span><text:span text:style-name="T7">value</text:span><text:span text:style-name="T3">. <text:s/></text:span></text:p>
      <text:p text:style-name="P27">Examples:</text:p>
      <text:p text:style-name="P27"><text:span text:style-name="T15"><text:tab/>&lt;PRIN1 !\A&gt;<text:tab/><text:tab/><text:tab/><text:tab/>--&gt;<text:tab/>!\A<text:line-break/><text:tab/>&lt;PRIN1 42&gt;<text:tab/><text:tab/><text:tab/><text:tab/>--&gt;<text:tab/>42<text:line-break/><text:tab/>&lt;PRIN1 "Hello, world!"&gt;<text:tab/><text:tab/>--&gt;<text:tab/>"Hello, world!"<text:line-break/><text:tab/>&lt;PRIN1 (1 2 3)&gt;<text:tab/><text:tab/><text:tab/>--&gt;<text:tab/>(1 2 3)<text:line-break/><text:tab/>&lt;PRIN1 &lt;+ 1 2&gt;&gt;<text:tab/><text:tab/><text:tab/>--&gt;<text:tab/>3</text:span></text:p>
      <text:list xml:id="list63204460293743" text:continue-numbering="true" text:style-name="WWNum3">
        <text:list-item>
          <text:list>
            <text:list-item>
              <text:list>
                <text:list-item>
                  <text:p text:style-name="P90"><text:bookmark text:name="_16x20ju"/><text:span text:style-name="T25">PRINC</text:span></text:p>
                </text:list-item>
              </text:list>
            </text:list-item>
          </text:list>
        </text:list-item>
      </text:list>
      <text:p text:style-name="P41"><text:soft-page-break/><text:span text:style-name="T16">&lt;PRINC value [channel]&gt;</text:span></text:p>
      <text:p text:style-name="P42"/>
      <text:p text:style-name="P41"><text:span text:style-name="T16">MDL </text:span><text:span text:style-name="T15">built-in</text:span></text:p>
      <text:p text:style-name="P28"/>
      <text:p text:style-name="P15"><text:span text:style-name="T7">PRINC</text:span><text:span text:style-name="T3"> is </text:span>just<text:span text:style-name="T3"> like </text:span><text:span text:style-name="T7">PRIN1</text:span><text:span text:style-name="T3">, except for </text:span><text:span text:style-name="T7">STRING</text:span><text:span text:style-name="T3"> and </text:span><text:span text:style-name="T7">CHARACTER</text:span><text:span text:style-name="T3"> where surrounding </text:span>dubbel quote<text:span text:style-name="T3"> (</text:span><text:span text:style-name="T7">"</text:span><text:span text:style-name="T3">) and initial </text:span><text:span text:style-name="T7">!\</text:span><text:span text:style-name="T3"> is suppressed. <text:s/></text:span><text:span text:style-name="T7">PRINC</text:span><text:span text:style-name="T3"> returns the evaluated representation of </text:span><text:span text:style-name="T7">value</text:span><text:span text:style-name="T3">.</text:span></text:p>
      <text:p text:style-name="P27">Examples:</text:p>
      <text:p text:style-name="P27"><text:span text:style-name="T16"><text:tab/>&lt;PRINC !\A&gt;<text:tab/><text:tab/><text:tab/><text:tab/>--&gt;<text:tab/>A<text:line-break/><text:tab/>&lt;PRINC 42&gt;<text:tab/><text:tab/><text:tab/><text:tab/>--&gt;<text:tab/>42<text:line-break/><text:tab/>&lt;PRINC "Hello, world!"&gt;<text:tab/><text:tab/>--&gt;<text:tab/>Hello, world!<text:line-break/><text:tab/>&lt;PRINC (1 2 3)&gt;<text:tab/><text:tab/><text:tab/>--&gt;<text:tab/>(1 2 3)<text:line-break/><text:tab/>&lt;PRINC &lt;+ 1 2&gt;&gt;<text:tab/><text:tab/><text:tab/>--&gt;<text:tab/>3</text:span></text:p>
      <text:list xml:id="list63206169669771" text:continue-numbering="true" text:style-name="WWNum3">
        <text:list-item>
          <text:list>
            <text:list-item>
              <text:list>
                <text:list-item>
                  <text:p text:style-name="P90"><text:bookmark text:name="_3qwpj7n"/><text:span text:style-name="T25">PRINT</text:span></text:p>
                </text:list-item>
              </text:list>
            </text:list-item>
          </text:list>
        </text:list-item>
      </text:list>
      <text:p text:style-name="P41"><text:span text:style-name="T16">&lt;PRINT value [channel]&gt;</text:span></text:p>
      <text:p text:style-name="P42"/>
      <text:p text:style-name="P41"><text:span text:style-name="T16">MDL </text:span><text:span text:style-name="T15">built-in</text:span></text:p>
      <text:p text:style-name="P28"/>
      <text:p text:style-name="P15"><text:span text:style-name="T7">PRINT </text:span><text:span text:style-name="T3">is </text:span>just<text:span text:style-name="T3"> like </text:span><text:span text:style-name="T7">PRIN1</text:span><text:span text:style-name="T3">, except that it first prints a CRLF, then the evaluated representation of value and lastly a space. <text:s/></text:span><text:span text:style-name="T7">PRINT</text:span><text:span text:style-name="T3"> returns the evaluated representation of </text:span><text:span text:style-name="T7">value</text:span><text:span text:style-name="T3">.</text:span></text:p>
      <text:p text:style-name="P27">Examples:</text:p>
      <text:p text:style-name="P27"><text:span text:style-name="T16"><text:tab/>&lt;PRINT !\A&gt;<text:tab/><text:tab/><text:tab/><text:tab/>--&gt;<text:tab/>\n!\A&lt;space&gt;<text:line-break/><text:tab/>&lt;PRINT 42&gt;<text:tab/><text:tab/><text:tab/><text:tab/>--&gt;<text:tab/>\n42&lt;space&gt;<text:line-break/><text:tab/>&lt;PRINT "Hello, world!"&gt;<text:tab/><text:tab/>--&gt;<text:tab/>\n"Hello, world!"&lt;space&gt;<text:line-break/><text:tab/>&lt;PRINT (1 2 3)&gt;<text:tab/><text:tab/><text:tab/>--&gt;<text:tab/>\n(1 2 3)&lt;space&gt;<text:line-break/><text:tab/>&lt;PRINT &lt;+ 1 2&gt;&gt;<text:tab/><text:tab/><text:tab/>--&gt;<text:tab/>\n3&lt;space&gt;</text:span></text:p>
      <text:list xml:id="list63204548289358" text:continue-numbering="true" text:style-name="WWNum3">
        <text:list-item>
          <text:list>
            <text:list-item>
              <text:list>
                <text:list-item>
                  <text:p text:style-name="P90"><text:bookmark text:name="_261ztfg"/><text:span text:style-name="T25">PRINT-MANY</text:span></text:p>
                </text:list-item>
              </text:list>
            </text:list-item>
          </text:list>
        </text:list-item>
      </text:list>
      <text:p text:style-name="P41"><text:span text:style-name="T16">&lt;PRINT-MANY channel printer items ...&gt;</text:span></text:p>
      <text:p text:style-name="P43"/>
      <text:p text:style-name="P41"><text:span text:style-name="T15">ZIL library </text:span></text:p>
      <text:p text:style-name="P43"/>
      <text:p text:style-name="P18"><text:span text:style-name="T15">PRINT-MANY</text:span> prints multiple <text:span text:style-name="T15">items</text:span> to <text:span text:style-name="T15">channel</text:span> with the <text:span text:style-name="T15">printer</text:span>. The <text:span text:style-name="T15">printer</text:span> is usually <text:span text:style-name="T15">PRINT</text:span>, <text:span text:style-name="T15">PRINC</text:span> or <text:span text:style-name="T15">PRIN1</text:span> but could actually be any <text:span text:style-name="T15">FUNCTION</text:span> that takes one argument. The <text:span text:style-name="T15">printer</text:span> is called repeatedly with one <text:span text:style-name="T15">item</text:span> at a time until the list of <text:span text:style-name="T15">items</text:span> is exhausted.</text:p>
      <text:p text:style-name="P18">If <text:span text:style-name="T15">PRMANY-CRLF</text:span> is given as an <text:span text:style-name="T15">item</text:span>, a <text:span text:style-name="T15">CRLF</text:span> is printed at that position. </text:p>
      <text:p text:style-name="P18">Examples:</text:p>
      <text:p text:style-name="P57"><text:span text:style-name="T15">&lt;PRINT-MANY .OUTCHAN PRINC "Hello" !\! PRMANY-CRLF&gt;<text:line-break/><text:tab/><text:tab/>--&gt;<text:tab/>Hello!\n</text:span></text:p>
      <text:p text:style-name="P57"><text:span text:style-name="T15">&lt;PRINT-MANY .OUTCHAN PRIN1 "string" !\c PRMANY-CRLF&gt;<text:line-break/><text:tab/><text:tab/>--&gt;<text:tab/>"string"!\c\n</text:span></text:p>
      <text:list xml:id="list63205997575582" text:continue-numbering="true" text:style-name="WWNum3">
        <text:list-item>
          <text:list>
            <text:list-item>
              <text:list>
                <text:list-item>
                  <text:p text:style-name="P90"><text:bookmark text:name="_l7a3n9"/><text:span text:style-name="T25">PRINTTYPE</text:span></text:p>
                </text:list-item>
              </text:list>
            </text:list-item>
          </text:list>
        </text:list-item>
      </text:list>
      <text:p text:style-name="P41"><text:span text:style-name="T16">&lt;PRINTTYPE atom [handler]&gt;</text:span></text:p>
      <text:p text:style-name="P43"/>
      <text:p text:style-name="P41"><text:span text:style-name="T15">MDL built-in</text:span></text:p>
      <text:p text:style-name="P43"/>
      <text:p text:style-name="P40"><text:span text:style-name="T15">PRINTTYPE</text:span> tells the <text:span text:style-name="T15">TYPE</text:span> <text:span text:style-name="T15">atom</text:span> how it should be printed (<text:span text:style-name="T15">PRIN1</text:span>-style). If <text:span text:style-name="T15">PRINT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40">Note that it is possible to replace the <text:span text:style-name="T15">handler</text:span> with a new <text:span text:style-name="T15">handler</text:span>, even on the predefined <text:span text:style-name="T15">TYPE</text:span>s.</text:p>
      <text:p text:style-name="P40">See <text:span text:style-name="T15">APPLYTYPE</text:span>, <text:span text:style-name="T15">EVALTYPE</text:span> and <text:span text:style-name="T15">NEWTYPE</text:span>.</text:p>
      <text:p text:style-name="P40">Examples:</text:p>
      <text:p text:style-name="P57"><text:span text:style-name="T15">&lt;DEFINE ROMAN-PRINT (ROMAN "AUX" (RNUM &lt;CHTYPE .ROMAN FIX&gt;))<text:line-break/><text:tab/>&lt;COND (&lt;OR &lt;L=? .RNUM 0&gt; &lt;G? .RNUM 3999&gt;&gt;<text:line-break/><text:tab/><text:tab/> &lt;PRINC &lt;CHTYPE .NUMB TIME&gt;&gt;)<text:line-break/> <text:tab/><text:tab/>(T<text:line-break/> <text:tab/><text:tab/> &lt;RCPRINT &lt;/ .RNUM 1000&gt; '![!\M]&gt;<text:line-break/><text:tab/><text:tab/> &lt;RCPRINT &lt;/ .RNUM 100&gt; <text:s/>'![!\C !\D !\M]&gt;<text:line-break/><text:tab/><text:tab/> &lt;RCPRINT &lt;/ .RNUM 10&gt; <text:s text:c="2"/>'![!\X !\L !\C]&gt;<text:line-break/><text:tab/><text:tab/> &lt;RCPRINT <text:s text:c="3"/>.RNUM <text:s text:c="6"/>'![!\I !\V !\X]&gt;)&gt;&gt;</text:span></text:p>
      <text:p text:style-name="P57"><text:span text:style-name="T15">&lt;DEFINE RCPRINT (MODN V)<text:line-break/><text:tab/>&lt;SET MODN &lt;MOD .MODN 10&gt;&gt;<text:line-break/><text:tab/>&lt;COND (&lt;==? 0 .MODN&gt;)<text:line-break/> <text:tab/><text:tab/> (&lt;==? 1 .MODN&gt; &lt;PRINC &lt;1 .V&gt;&gt;)<text:line-break/><text:tab/><text:tab/> (&lt;==? 2 .MODN&gt; &lt;PRINC &lt;1 .V&gt;&gt; &lt;PRINC &lt;1 .V&gt;&gt;)<text:line-break/><text:tab/><text:tab/> (&lt;==? 3 .MODN&gt; &lt;PRINC &lt;1 .V&gt;&gt; &lt;PRINC &lt;1 .V&gt;&gt;<text:line-break/><text:tab/><text:tab/><text:tab/><text:tab/><text:tab/><text:tab/><text:tab/><text:tab/> &lt;PRINC &lt;1 .V&gt;&gt;)<text:line-break/><text:tab/><text:tab/> (&lt;==? 4 .MODN&gt; &lt;PRINC &lt;1 .V&gt;&gt; &lt;PRINC &lt;2 .V&gt;&gt;)<text:line-break/><text:tab/><text:tab/> (&lt;==? 5 .MODN&gt; &lt;PRINC &lt;2 .V&gt;&gt;)<text:line-break/><text:tab/><text:tab/> (&lt;==? 6 .MODN&gt; &lt;PRINC &lt;2 .V&gt;&gt; &lt;PRINC &lt;1 .V&gt;&gt;)<text:line-break/><text:tab/><text:tab/> (&lt;==? 7 .MODN&gt; &lt;PRINC &lt;2 .V&gt;&gt; &lt;PRINC &lt;1 .V&gt;&gt;<text:line-break/><text:tab/><text:tab/><text:tab/><text:tab/><text:tab/><text:tab/><text:tab/><text:tab/> &lt;PRINC &lt;1 .V&gt;&gt;)<text:line-break/><text:tab/><text:tab/> (&lt;==? 8 .MODN&gt; &lt;PRINC &lt;2 .V&gt;&gt; &lt;PRINC &lt;1 .V&gt;&gt;<text:line-break/><text:tab/><text:tab/><text:tab/><text:tab/> <text:s text:c="5"/>&lt;PRINC &lt;1 .V&gt;&gt; &lt;PRINC &lt;1 .V&gt;&gt;)<text:line-break/><text:tab/><text:tab/> (&lt;==? 9 .MODN&gt; &lt;PRINC &lt;1 .V&gt;&gt; &lt;PRINC &lt;3 .V&gt;&gt;)&gt;&gt;</text:span></text:p>
      <text:p text:style-name="P57"><text:soft-page-break/><text:span text:style-name="T15">&lt;NEWTYPE ROMAN FIX&gt;<text:line-break/><text:tab/>&lt;PRINTTYPE ROMAN ,ROMAN-PRINT&gt;<text:line-break/><text:tab/>&lt;==? &lt;PRINTTYPE ROMAN&gt; ,ROMAN-PRINT&gt;</text:span><text:line-break/><text:tab/><text:span text:style-name="T15">#ROMAN 1984<text:tab/><text:tab/><text:tab/><text:tab/><text:tab/><text:tab/>--&gt;<text:tab/>MCMLXXXIV</text:span></text:p>
      <text:p text:style-name="P57"><text:span text:style-name="T15">&lt;NEWTYPE ROMAN2 FIX&gt;<text:line-break/><text:tab/>&lt;PRINTTYPE ROMAN2 ROMAN&gt; ;"Copies active handler, if exists"<text:line-break/><text:tab/>#ROMAN2 2020<text:tab/><text:tab/><text:tab/><text:tab/><text:tab/><text:tab/>--&gt;<text:tab/>MMXX</text:span></text:p>
      <text:p text:style-name="P57"><text:span text:style-name="T15">&lt;PRINTTYPE ROMAN FIX&gt;<text:line-break/><text:tab/>&lt;=? &lt;PRINTTYPE ROMAN&gt; &lt;&gt;&gt;<text:tab/><text:tab/><text:tab/>--&gt;<text:tab/>T<text:line-break/><text:tab/>#ROMAN 2020<text:tab/><text:tab/><text:tab/><text:tab/><text:tab/><text:tab/>--&gt;<text:tab/>2020<text:line-break/><text:tab/>;"Change in ROMAN doesn’t affect ROMAN2"<text:line-break/><text:tab/>#ROMAN2 2020 <text:tab/><text:tab/><text:tab/><text:tab/><text:tab/><text:tab/>--&gt;<text:tab/>MMXX</text:span></text:p>
      <text:p text:style-name="P57"><text:span text:style-name="T15">&lt;PRINTTYPE FIX ,ROMAN-PRINT&gt; ;"Works on built-in too!"<text:line-break/><text:tab/>23<text:tab/><text:tab/><text:tab/><text:tab/><text:tab/><text:tab/><text:tab/><text:tab/>--&gt;<text:tab/>XXIII</text:span></text:p>
      <text:p text:style-name="P57"><text:span text:style-name="T15">&lt;PRINTTYPE FORM &lt;FUNCTION (F) &lt;PRIN1 &lt;CHTYPE .F LIST&gt;&gt;&gt;&gt;<text:line-break/><text:tab/>&lt;FORM + 1 2&gt;<text:tab/><text:tab/><text:tab/><text:tab/><text:tab/><text:tab/>--&gt;<text:tab/>(+ I II)</text:span></text:p>
      <text:list xml:id="list63204950313736" text:continue-numbering="true" text:style-name="WWNum3">
        <text:list-item>
          <text:list>
            <text:list-item>
              <text:list>
                <text:list-item>
                  <text:p text:style-name="P90"><text:bookmark text:name="_356xmb2"/><text:span text:style-name="T25">PROG</text:span></text:p>
                </text:list-item>
              </text:list>
            </text:list-item>
          </text:list>
        </text:list-item>
      </text:list>
      <text:p text:style-name="P41"><text:span text:style-name="T16">&lt;PROG [activation] (bindings ...) [decl] expressions ...&gt;</text:span></text:p>
      <text:p text:style-name="P42"/>
      <text:p text:style-name="P27"><text:span text:style-name="T16"><text:tab/>MDL </text:span><text:span text:style-name="T15">built-in</text:span></text:p>
      <text:p text:style-name="P28"/>
      <text:p text:style-name="P15"><text:span text:style-name="T7">PROG</text:span><text:span text:style-name="T3"> defines a program block with </text:span>its own<text:span text:style-name="T3"> set of </text:span><text:span text:style-name="T7">bindings</text:span><text:span text:style-name="T3">. </text:span><text:span text:style-name="T7">PROG</text:span><text:span text:style-name="T3"> is </text:span>similar<text:span text:style-name="T3"> to </text:span><text:span text:style-name="T7">BIND</text:span><text:span text:style-name="T3"> and </text:span><text:span text:style-name="T7">REPEAT</text:span><text:span text:style-name="T3"> but unlike </text:span><text:span text:style-name="T7">BIND</text:span><text:span text:style-name="T3"> it creates a default </text:span><text:span text:style-name="T7">activation</text:span><text:span text:style-name="T3"> (like </text:span><text:span text:style-name="T7">REPEAT</text:span><text:span text:style-name="T3">) at the start of the block and </text:span>doesn't<text:span text:style-name="T3"> have an automatic </text:span><text:span text:style-name="T7">AGAIN</text:span><text:span text:style-name="T3"> at the end of the block (like </text:span><text:span text:style-name="T7">REPEAT</text:span><text:span text:style-name="T3">). It is possible to name an </text:span><text:span text:style-name="T7">atom</text:span><text:span text:style-name="T3"> to the </text:span><text:span text:style-name="T7">activation</text:span><text:span text:style-name="T3"> but it is not </text:span>necessary<text:span text:style-name="T3">. </text:span><text:span text:style-name="T7">AGAIN</text:span><text:span text:style-name="T3"> and </text:span><text:span text:style-name="T7">RETURN</text:span><text:span text:style-name="T3"> inside a PROG-block will start the block over or return from the block.</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pan text:style-name="T3">Also see </text:span><text:span text:style-name="T7">AGAIN</text:span><text:span text:style-name="T3">, </text:span><text:span text:style-name="T7">BIND</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PROG ((X 1)) #DECL ((X) FIX) <text:line-break/><text:tab/><text:tab/>&lt;PROG ((X 2)) &lt;PRIN1 .X&gt;&gt; &lt;PRIN1 .X&gt;&gt;<text:line-break/><text:tab/>--&gt; "21"</text:span></text:p>
      <text:p text:style-name="P15"><text:span text:style-name="T7"><text:tab/>&lt;DEFINE TEST-PROG-AS-REPEAT ()<text:line-break/><text:tab/><text:tab/>&lt;PRINC "START "&gt;<text:line-break/><text:tab/><text:tab/>&lt;PROG ((X 0))<text:line-break/><text:tab/><text:tab/><text:tab/>&lt;SET X &lt;+ .X 1&gt;&gt;<text:line-break/><text:tab/><text:tab/><text:tab/>&lt;PRIN1 .X&gt;<text:line-break/><text:tab/><text:tab/><text:tab/>&lt;COND (&lt;=? .X 3&gt; &lt;RETURN&gt;)&gt;<text:tab/>;"--&gt; exit block"<text:line-break/><text:tab/><text:tab/><text:tab/>&lt;AGAIN&gt; <text:s text:c="20"/><text:tab/>;"--&gt; repeat"<text:line-break/><text:tab/><text:tab/>&gt;<text:line-break/><text:tab/><text:tab/>&lt;PRINC " END"&gt;<text:line-break/><text:tab/>&gt;<text:line-break/><text:tab/><text:tab/>&lt;TEST-PROG-AS-REPEAT&gt;<text:tab/>--&gt; "START 123 END"</text:span></text:p>
      <text:list xml:id="list63205999752333" text:continue-numbering="true" text:style-name="WWNum3">
        <text:list-item>
          <text:list>
            <text:list-item>
              <text:list>
                <text:list-item>
                  <text:p text:style-name="P90"><text:bookmark text:name="_1kc7wiv"/><text:span text:style-name="T25">PROPDEF</text:span></text:p>
                </text:list-item>
              </text:list>
            </text:list-item>
          </text:list>
        </text:list-item>
      </text:list>
      <text:p text:style-name="P41"><text:span text:style-name="T16">&lt;PROPDEF atom default-value [spec-patterns ...]&gt;</text:span></text:p>
      <text:p text:style-name="P43"/>
      <text:p text:style-name="P41"><text:span text:style-name="T15">ZIL library</text:span></text:p>
      <text:p text:style-name="P43"/>
      <text:p text:style-name="P18"><text:span text:style-name="T15">PROPDEF</text:span> defines a property, <text:span text:style-name="T15">atom</text:span>, with a <text:span text:style-name="T15">default-value</text:span> for <text:span text:style-name="T15">OBJECT</text:span>s (and <text:span text:style-name="T15">ROOM</text:span>s). The <text:span text:style-name="T15">default-value</text:span> is the value that <text:span text:style-name="T15">GETP</text:span> will return if the property is not defined for the given <text:span text:style-name="T15">OBJECT</text:span>.</text:p>
      <text:p text:style-name="P18">For the more complex properties it is possible to define a <text:span text:style-name="T15">spec-pattern</text:span> according to: </text:p>
      <text:p text:style-name="P18"><text:tab/><text:span text:style-name="T15">(atom|DIR ["MANY"|"OPT"] [phrase] var:type ... = <text:line-break/><text:tab/><text:tab/><text:tab/>[form-len] ["MANY"] &lt;fnc-size var&gt;|(const value)|<text:line-break/><text:tab/><text:tab/><text:tab/>(ptr &lt;fnc-size var&gt;) ...) ...</text:span></text:p>
      <text:p text:style-name="P18">The <text:span text:style-name="T15">spec-pattern</text:span> consists of two parts divided by an equal sign. The left side is the pattern and the right side is the rules on how to store the property.<text:span text:style-name="T15"> </text:span></text:p>
      <text:p text:style-name="P18"><text:tab/><text:span text:style-name="T15">atom|DIR</text:span><text:tab/><text:tab/>This is the property. <text:span text:style-name="T15">DIR</text:span> is a special case that is used for <text:line-break/><text:tab/><text:tab/><text:tab/><text:tab/><text:span text:style-name="T15">DIRECTIONS</text:span>.<text:line-break/><text:tab/><text:span text:style-name="T15">"MANY"<text:tab/><text:tab/></text:span>This means that the pattern of <text:span text:style-name="T15">var:type</text:span> repeats itself. If <text:span text:style-name="T15">"MANY"</text:span> <text:line-break/><text:tab/><text:tab/><text:tab/><text:tab/>is defined on the left side of the equal sign there must be a matching <text:line-break/><text:tab/><text:tab/><text:tab/><text:tab/>on the right side.<text:line-break/><text:tab/><text:span text:style-name="T15">"OPT"<text:tab/><text:tab/></text:span>This means that the pattern after is optional.<text:line-break/><text:tab/><text:span text:style-name="T15">[phrase]</text:span><text:tab/><text:tab/>This can be tokens like <text:span text:style-name="T15">IF</text:span>, <text:span text:style-name="T15">ELSE</text:span>, <text:span text:style-name="T15">TO</text:span>.<text:line-break/><text:tab/><text:span text:style-name="T15">var:type</text:span><text:tab/><text:tab/>This is a variable name, <text:span text:style-name="T15">var</text:span>, and its <text:span text:style-name="T15">type</text:span>. Usually <text:span text:style-name="T15">FIX</text:span>, <text:span text:style-name="T15">STRING</text:span> <text:line-break/><text:tab/><text:tab/><text:tab/><text:tab/>or <text:span text:style-name="T15">ROOM</text:span>.<text:line-break/><text:tab/><text:span text:style-name="T15">form-len</text:span><text:tab/><text:tab/>The length (records) of the form. The <text:span text:style-name="T15">form-len</text:span> is optional and can <text:line-break/><text:tab/><text:tab/><text:tab/><text:tab/>also be given as <text:span text:style-name="T15">&lt;&gt;</text:span>.<text:line-break/><text:tab/><text:span text:style-name="T15">&lt;fnc-size var&gt;</text:span><text:tab/>The <text:span text:style-name="T15">fnc-size</text:span> can be a call with <text:span text:style-name="T15">var</text:span> to either <text:span text:style-name="T15">BYTE</text:span>, <text:span text:style-name="T15">WORD</text:span>, <text:line-break/><text:tab/><text:span text:style-name="T15"><text:tab/><text:tab/></text:span><text:tab/><text:span text:style-name="T15">STRING</text:span>, <text:span text:style-name="T15">OBJECT</text:span>, <text:span text:style-name="T15">ROOM</text:span>, <text:span text:style-name="T15">GLOBAL</text:span>, <text:span text:style-name="T15">NOUN</text:span>, <text:span text:style-name="T15">ADJ</text:span>, or <text:span text:style-name="T15">VOC</text:span>. This stores <text:line-break/><text:tab/><text:span text:style-name="T15"><text:tab/><text:tab/></text:span><text:tab/><text:span text:style-name="T15">var</text:span> or derivative of <text:span text:style-name="T15">var</text:span> and adds to the vocabulary and/or creates a <text:line-break/><text:tab/><text:span text:style-name="T15"> <text:tab/><text:tab/><text:tab/>GVAL</text:span>.<text:line-break/><text:tab/><text:span text:style-name="T15">(ptr &lt;fnc-size </text:span>This creates a <text:span text:style-name="T15">GVAL</text:span>, <text:span text:style-name="T15">ptr</text:span>, that contains the address-pointer relative <text:line-break/><text:tab/><text:span text:style-name="T15"><text:tab/>var&gt;</text:span>)<text:tab/><text:tab/>to the property.<text:line-break/><text:tab/><text:span text:style-name="T15">(const value)</text:span> <text:tab/>This creates a <text:span text:style-name="T15">CONSTANT</text:span>, <text:span text:style-name="T15">name</text:span>, containing <text:span text:style-name="T15">value</text:span>.</text:p>
      <text:p text:style-name="P18">Examples:</text:p>
      <text:p text:style-name="P18"><text:span text:style-name="T15"><text:tab/>;"Ordinary property"<text:line-break/><text:tab/>&lt;PROPDEF HEIGHT 72&gt;<text:line-break/><text:tab/>&lt;OBJECT OBJ1&gt;<text:line-break/><text:tab/>&lt;OBJECT OBJ2 (HEIGHT 80)&gt;<text:line-break/><text:tab/>;"Implies, inside routine"<text:line-break/><text:tab/>&lt;GETP ,OBJ1 ,P?HEIGHT&gt;<text:tab/><text:tab/><text:tab/>--&gt;<text:tab/>72<text:line-break/><text:tab/>&lt;GETP ,OBJ2 ,P?HEIGHT&gt;<text:tab/><text:tab/><text:tab/>--&gt;<text:tab/>80</text:span></text:p>
      <text:p text:style-name="P18"><text:span text:style-name="T15"><text:tab/>;"Basic pattern"<text:line-break/><text:tab/>&lt;PROPDEF HEIGHT &lt;&gt;<text:line-break/><text:tab/><text:tab/>(HEIGHT FEET:FIX FOOT INCHES:FIX = 2 &lt;WORD .FEET&gt; <text:line-break/><text:tab/><text:tab/><text:tab/><text:tab/><text:tab/><text:tab/><text:tab/><text:tab/><text:tab/> <text:s/>&lt;BYTE .INCHES&gt;)<text:line-break/><text:tab/><text:tab/>(HEIGHT FEET:FIX FT INCHES:FIX = 2 &lt;WORD .FEET&gt; <text:line-break/><text:tab/><text:tab/><text:tab/><text:tab/><text:tab/><text:tab/><text:tab/><text:tab/><text:tab/>&lt;BYTE .INCHES&gt;)&gt;<text:line-break/><text:tab/>&lt;OBJECT GIANT (HEIGHT 10 FT 8)&gt;<text:line-break/><text:tab/>;"Implies, inside routine"<text:line-break/><text:tab/>&lt;=? &lt;GET &lt;GETPT ,GIANT ,P?HEIGHT&gt; 0&gt; 10&gt;<text:line-break/><text:tab/>&lt;=? &lt;GETB &lt;GETPT ,GIANT ,P?HEIGHT&gt; 2&gt; 8&gt;</text:span></text:p>
      <text:p text:style-name="P18"><text:span text:style-name="T15"><text:tab/>;"Basic pattern with OPT"<text:line-break/><text:tab/>&lt;PROPDEF HEIGHT &lt;&gt; (HEIGHT FEET:FIX FT "OPT" INCHES:FIX = <text:line-break/><text:tab/><text:tab/><text:tab/><text:tab/>&lt;WORD .FEET&gt; &lt;BYTE .INCHES&gt;)&gt;<text:line-break/><text:tab/>&lt;OBJECT GIANT1 (HEIGHT 100 FT)&gt;<text:line-break/><text:tab/>&lt;OBJECT GIANT2 (HEIGHT 50 FT 11)&gt;<text:line-break/><text:tab/>;"Implies, inside routine"<text:line-break/><text:tab/>&lt;=? &lt;PTSIZE &lt;GETPT ,GIANT1 ,P?HEIGHT&gt;&gt; 3&gt;<text:line-break/><text:tab/>&lt;=? &lt;GET &lt;GETPT ,GIANT1 ,P?HEIGHT&gt; 0&gt; 100&gt;<text:line-break/><text:tab/>&lt;=? &lt;GETB &lt;GETPT ,GIANT1 ,P?HEIGHT&gt; 2&gt; 0&gt;<text:line-break/><text:tab/>&lt;=? &lt;PTSIZE &lt;GETPT ,GIANT2 ,P?HEIGHT&gt;&gt; 3&gt;<text:line-break/><text:tab/>&lt;=? &lt;GET &lt;GETPT ,GIANT2 ,P?HEIGHT&gt; 0&gt; 50&gt;<text:line-break/><text:tab/>&lt;=? &lt;GETB &lt;GETPT ,GIANT2 ,P?HEIGHT&gt; 2&gt; 11&gt;</text:span></text:p>
      <text:p text:style-name="P18"><text:span text:style-name="T15"><text:tab/>;"Basic pattern with MANY"<text:line-break/><text:tab/>&lt;PROPDEF TRANSLATE &lt;&gt; (TRANSLATE "MANY" A:ATOM N:FIX = <text:line-break/><text:tab/><text:tab/><text:tab/><text:tab/>"MANY" &lt;VOC .A BUZZ&gt; &lt;WORD .N&gt;)&gt;<text:line-break/><text:tab/>&lt;OBJECT NUMBERS (TRANSLATE ONE 1 TWO 2)&gt;<text:line-break/><text:tab/>;"Implies, inside routine"<text:line-break/><text:tab/>&lt;=? &lt;PTSIZE &lt;GETPT ,NUMBERS ,P?TRANSLATE&gt;&gt; 8&gt;<text:line-break/><text:tab/>&lt;=? &lt;GET &lt;GETPT ,NUMBERS ,P?TRANSLATE&gt; 0&gt; ,W?ONE&gt;<text:line-break/><text:tab/>&lt;=? &lt;GET &lt;GETPT ,NUMBERS ,P?TRANSLATE&gt; 1&gt; 1&gt;<text:line-break/><text:tab/>&lt;=? &lt;GET &lt;GETPT ,NUMBERS ,P?TRANSLATE&gt; 2&gt; ,W?TWO&gt;<text:line-break/><text:tab/>&lt;=? &lt;GET &lt;GETPT ,NUMBERS ,P?TRANSLATE&gt; 3&gt; 2&gt;</text:span></text:p>
      <text:p text:style-name="P18"><text:span text:style-name="T15"><text:tab/>;"Pattern with constants"<text:line-break/><text:tab/>&lt;PROPDEF HEIGHT &lt;&gt; (HEIGHT FEET:FIX FT INCHES:FIX = <text:line-break/><text:tab/><text:tab/>(HEIGHTSIZE 3) (H-FEET &lt;WORD .FEET&gt;) <text:line-break/><text:tab/><text:tab/>(H-INCHES &lt;BYTE .INCHES&gt;))&gt;<text:line-break/><text:tab/>&lt;=? ,HEIGHTSIZE 3&gt;<text:line-break/><text:tab/>&lt;=? ,H-FEET 0&gt;<text:line-break/><text:tab/>&lt;=? ,H-INCHES 2&gt;</text:span></text:p>
      <text:p text:style-name="P18"><text:span text:style-name="T15"><text:tab/>;"DIR sets pattern for all DIRECTIONS"<text:line-break/><text:tab/>&lt;PROPDEF DIRECTIONS &lt;&gt; (DIR GOES TO R:ROOM = <text:line-break/><text:tab/><text:tab/>(MY-UEXIT 3) &lt;WORD 0&gt; (MY-REXIT &lt;ROOM .R&gt;))&gt;<text:line-break/><text:tab/>&lt;DIRECTIONS NORTH SOUTH&gt;<text:line-break/><text:tab/>&lt;OBJECT HOUSE (SOUTH GOES TO WOODS)&gt;<text:line-break/><text:tab/>&lt;OBJECT WOODS (NORTH GOES TO HOUSE)&gt;<text:line-break/><text:tab/>;"Implies, inside routine"<text:line-break/><text:tab/>&lt;=? &lt;PTSIZE &lt;GETPT ,HOUSE ,P?SOUTH&gt;&gt; ,MY-UEXIT&gt;<text:line-break/><text:tab/>&lt;=? &lt;GETB &lt;GETPT ,HOUSE ,P?SOUTH&gt; ,MY-REXIT&gt; ,WOODS&gt;</text:span></text:p>
      <text:p text:style-name="P18"><text:span text:style-name="T15"><text:tab/>;"DIR sets implicit DIRECTIONS"<text:line-break/><text:tab/>&lt;PROPDEF DIRECTIONS &lt;&gt; (DIR GOES TO R:ROOM = <text:line-break/><text:tab/><text:tab/>(MY-UEXIT 3) &lt;WORD 0&gt; (MY-REXIT &lt;ROOM .R&gt;))&gt;<text:line-break/><text:tab/>&lt;DIRECTIONS NORTH SOUTH&gt;<text:line-break/><text:tab/>&lt;OBJECT HOUSE (EAST GOES TO WOODS)&gt;<text:line-break/><text:tab/>&lt;OBJECT WOODS (WEST GOES TO HOUSE)&gt;<text:line-break/><text:tab/>;"Implies, inside routine"<text:line-break/><text:tab/>&lt;=? &lt;PTSIZE &lt;GETPT ,HOUSE ,P?EAST&gt;&gt; ,MY-UEXIT&gt;<text:line-break/><text:tab/>&lt;=? &lt;GETB &lt;GETPT ,HOUSE ,P?EAST&gt; ,MY-REXIT&gt; ,WOODS&gt;<text:line-break/><text:tab/>&lt;BAND &lt;GETB ,W?EAST 4&gt; ,PS?DIRECTION&gt;</text:span></text:p>
      <text:p text:style-name="P18"><text:span text:style-name="T15"><text:tab/>;"VOC in pattern adds word to vocabulary"<text:line-break/><text:tab/>&lt;PROPDEF FOO &lt;&gt; (FOO A:ATOM = &lt;VOC .A PREP&gt;)&gt;<text:line-break/><text:tab/>&lt;OBJECT BAR (FOO FOO)&gt;<text:line-break/><text:tab/>;"Implies, inside routine"<text:line-break/><text:tab/>&lt;=? &lt;GETP ,BAR ,P?FOO&gt; ,W?FOO&gt;</text:span></text:p>
      <text:p text:style-name="P18"><text:span text:style-name="T15"><text:tab/>;"Complex PROPDEF (DIRECTIONS from Zork Zero)"<text:line-break/><text:tab/>&lt;PROPDEF DIRECTIONS &lt;&gt;<text:line-break/><text:tab/><text:tab/>(DIR TO R:ROOM = (UEXIT 1) (REXIT &lt;ROOM .R&gt;))<text:line-break/><text:tab/><text:tab/>(DIR S:STRING = (NEXIT 2) (NEXITSTR &lt;STRING .S&gt;))<text:line-break/><text:tab/><text:tab/>(DIR SORRY S:STRING = (NEXIT 2) (NEXITSTR &lt;STRING .S&gt;))<text:line-break/><text:tab/><text:tab/>(DIR PER F:FCN = (FEXIT 3) <text:line-break/><text:tab/><text:tab/><text:tab/><text:tab/><text:tab/> <text:s/>(FEXITFCN &lt;WORD .F&gt;) &lt;BYTE 0&gt;)<text:line-break/><text:tab/><text:tab/>(DIR TO R:ROOM IF F:GLOBAL "OPT" ELSE S:STRING =<text:line-break/><text:tab/><text:tab/><text:tab/>(CEXIT 4)<text:tab/>(REXIT &lt;ROOM .R&gt;) (CEXITFLAG &lt;GLOBAL .F&gt;) <text:line-break/><text:tab/><text:tab/><text:tab/><text:tab/><text:tab/><text:tab/><text:tab/><text:tab/> <text:s text:c="2"/>(CEXITSTR &lt;STRING .S&gt;)) <text:line-break/><text:tab/><text:tab/>(DIR TO R:ROOM IF O:OBJECT IS OPEN "OPT" ELSE S:STRING =<text:line-break/><text:tab/><text:tab/><text:tab/>(DEXIT 5) (DEXITOBJ &lt;OBJECT .O&gt;)<text:line-break/><text:tab/><text:tab/><text:tab/>(DEXITSTR &lt;STRING .S&gt;) (DEXITRM &lt;ROOM .R&gt;))&gt;</text:span><text:tab/></text:p>
      <text:list xml:id="list63205765340604" text:continue-numbering="true" text:style-name="WWNum3">
        <text:list-item>
          <text:list>
            <text:list-item>
              <text:list>
                <text:list-item>
                  <text:p text:style-name="P90"><text:bookmark text:name="_44bvf6o"/><text:soft-page-break/><text:span text:style-name="T25">PTABLE</text:span></text:p>
                </text:list-item>
              </text:list>
            </text:list-item>
          </text:list>
        </text:list-item>
      </text:list>
      <text:p text:style-name="P41"><text:span text:style-name="T16">&lt;P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63206089583168" text:continue-numbering="true" text:style-name="WWNum3">
        <text:list-item>
          <text:list>
            <text:list-item>
              <text:list>
                <text:list-item>
                  <text:p text:style-name="P90"><text:bookmark text:name="_2jh5peh"/><text:span text:style-name="T25">PUT</text:span></text:p>
                </text:list-item>
              </text:list>
            </text:list-item>
          </text:list>
        </text:list-item>
      </text:list>
      <text:p text:style-name="P41"><text:span text:style-name="T16">&lt;PUT structure index new-value&gt;</text:span></text:p>
      <text:p text:style-name="P42"/>
      <text:p text:style-name="P41"><text:span text:style-name="T16">MDL </text:span><text:span text:style-name="T15">built-in</text:span></text:p>
      <text:p text:style-name="P42"/>
      <text:p text:style-name="P15"><text:span text:style-name="T3">Sets the element at </text:span><text:span text:style-name="T7">index</text:span><text:span text:style-name="T3"> in </text:span><text:span text:style-name="T7">structure</text:span><text:span text:style-name="T3"> to </text:span><text:span text:style-name="T7">new-value</text:span><text:span text:style-name="T3">. Valid values for </text:span><text:span text:style-name="T7">index</text:span><text:span text:style-name="T3"> are between 1 and </text:span><text:span text:style-name="T7">&lt;LENGTH structure&gt;</text:span><text:span text:style-name="T3">.</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 </text:span></text:p>
      <text:p text:style-name="P15"><text:span text:style-name="T3"><text:tab/></text:span><text:span text:style-name="T7">&lt;SETG STRUCT (1 2 3 4)&gt;<text:line-break/><text:tab/>&lt;PUT ,STRUCT 2 5&gt;<text:tab/><text:tab/>--&gt; <text:tab/>STRUCT = (1 5 3 4)</text:span></text:p>
      <text:list xml:id="list63204940143378" text:continue-numbering="true" text:style-name="WWNum3">
        <text:list-item>
          <text:list>
            <text:list-item>
              <text:list>
                <text:list-item>
                  <text:p text:style-name="P90"><text:bookmark text:name="_ymfzma"/><text:span text:style-name="T25">PUT-DECL</text:span></text:p>
                </text:list-item>
              </text:list>
            </text:list-item>
          </text:list>
        </text:list-item>
      </text:list>
      <text:p text:style-name="P41"><text:span text:style-name="T16">&lt;PUT-DECL item pattern&gt;<text:line-break/><text:line-break/>MDL </text:span><text:span text:style-name="T15">built-in</text:span></text:p>
      <text:p text:style-name="P43"/>
      <text:p text:style-name="P18"><text:span text:style-name="T15">PUT-DECL</text:span> defines an alias, <text:span text:style-name="T15">item</text:span>, for a <text:span text:style-name="T15">pattern</text:span>. See <text:span text:style-name="T15">DECL?</text:span>, <text:span text:style-name="T15">GDECL</text:span> and <text:span text:style-name="T15">GET-DECL</text:span> for more on declaration patterns.</text:p>
      <text:p text:style-name="P18">Examples:</text:p>
      <text:p text:style-name="P18"><text:tab/><text:span text:style-name="T15">&lt;DECL? T BOOLEAN&gt;<text:tab/><text:tab/><text:tab/><text:tab/><text:tab/>--&gt;<text:tab/>Error</text:span></text:p>
      <text:p text:style-name="P18"><text:span text:style-name="T15"><text:tab/>&lt;PUT-DECL BOOLEAN '&lt;OR ATOM FALSE&gt;&gt;<text:line-break/><text:tab/>&lt;DECL? T BOOLEAN&gt;<text:tab/><text:tab/><text:tab/><text:tab/><text:tab/>--&gt;<text:tab/>T<text:line-break/><text:tab/>&lt;DECL? "Hi" BOOLEAN&gt;<text:tab/><text:tab/><text:tab/><text:tab/>--&gt;<text:tab/>#FALSE</text:span></text:p>
      <text:p text:style-name="P85"><text:bookmark text:name="_ioyxaf8hq901"/>PUT-PURE-HERE</text:p>
      <text:p text:style-name="P41"><text:span text:style-name="T15">&lt;PUT-PURE-HERE&gt;</text:span></text:p>
      <text:p text:style-name="P43"/>
      <text:p text:style-name="P41"><text:span text:style-name="T15">ZIL library</text:span></text:p>
      <text:p text:style-name="P43"/>
      <text:p text:style-name="P18">ZILF ignores this and always returns <text:span text:style-name="T15">FALSE</text:span>.</text:p>
      <text:list xml:id="list63205319886137" text:continue-numbering="true" text:style-name="WWNum3">
        <text:list-item>
          <text:list>
            <text:list-item>
              <text:list>
                <text:list-item>
                  <text:p text:style-name="P90"><text:bookmark text:name="_3im3ia3"/><text:span text:style-name="T25">PUTB</text:span></text:p>
                </text:list-item>
              </text:list>
            </text:list-item>
          </text:list>
        </text:list-item>
      </text:list>
      <text:p text:style-name="P41"><text:span text:style-name="T16">&lt;PUTB table index new-value&gt;</text:span></text:p>
      <text:p text:style-name="P42"/>
      <text:p text:style-name="P41"><text:span text:style-name="T16">ZIL library</text:span></text:p>
      <text:p text:style-name="P42"/>
      <text:p text:style-name="P15"><text:soft-page-break/><text:span text:style-name="T3">Put a byte </text:span><text:span text:style-name="T7">new-value</text:span><text:span text:style-name="T3"> in the </text:span><text:span text:style-name="T7">table</text:span><text:span text:style-name="T3"> at byte position </text:span><text:span text:style-name="T7">index</text:span><text:span text:style-name="T3">. Actual address is table-address+index.</text:span></text:p>
      <text:p text:style-name="P15"><text:span text:style-name="T7">TABLE</text:span><text:span text:style-name="T3"> </text:span>is a ZIL-specific<text:span text:style-name="T3"> structure that can be used both outside and inside ROUTINES. </text:span><text:span text:style-name="T7">PUTB</text:span><text:span text:style-name="T3"> is equivalent to the Z-code </text:span>built-in<text:span text:style-name="T3"> </text:span><text:span text:style-name="T7">PUTB</text:span><text:span text:style-name="T3">. </text:span></text:p>
      <text:p text:style-name="P15"><text:span text:style-name="T3">Also see </text:span><text:span text:style-name="T7">GE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5"><text:span text:style-name="T3">Example:</text:span></text:p>
      <text:p text:style-name="P15"><text:span text:style-name="T7"><text:tab/>&lt;PUTB ,MYTABLE 1 !\A&gt;<text:tab/><text:tab/>--&gt;<text:tab/>Stores character A at<text:line-break/><text:tab/><text:tab/><text:tab/><text:tab/><text:tab/><text:tab/><text:tab/><text:tab/>position 1 in MYTABLE</text:span></text:p>
      <text:list xml:id="list63204618041387" text:continue-numbering="true" text:style-name="WWNum3">
        <text:list-item>
          <text:list>
            <text:list-item>
              <text:list>
                <text:list-item>
                  <text:p text:style-name="P90"><text:bookmark text:name="_1xrdshw"/><text:span text:style-name="T25">PUTPROP</text:span></text:p>
                </text:list-item>
              </text:list>
            </text:list-item>
          </text:list>
        </text:list-item>
      </text:list>
      <text:p text:style-name="P41"><text:span text:style-name="T16">&lt;PUTPROP item indicator [value]&gt;</text:span></text:p>
      <text:p text:style-name="P43"/>
      <text:p text:style-name="P41"><text:span text:style-name="T15">MDL built-in</text:span></text:p>
      <text:p text:style-name="P43"/>
      <text:p text:style-name="P40"><text:span text:style-name="T15">PUTPROP</text:span> stores <text:span text:style-name="T15">value</text:span> as an association on the <text:span text:style-name="T15">item</text:span> under the <text:span text:style-name="T15">indicator</text:span> and returns the <text:span text:style-name="T15">item</text:span>. If no <text:span text:style-name="T15">value</text:span> is specified <text:span text:style-name="T15">PUTPROP</text:span> returns the <text:span text:style-name="T15">value</text:span> and then clears the association.</text:p>
      <text:p text:style-name="P40">In ZILF there is a special <text:span text:style-name="T15">indicator</text:span>, <text:span text:style-name="T15">PROPSPEC</text:span>, that has a special meaning inside <text:span text:style-name="T15">OBJECT</text:span>s. A <text:span text:style-name="T15">PROPSPEC</text:span> property is defined:</text:p>
      <text:p text:style-name="P40"><text:tab/><text:span text:style-name="T15">&lt;PUTPROP item PROPSPEC [function]&gt;</text:span></text:p>
      <text:p text:style-name="P40">When an <text:span text:style-name="T15">item</text:span> defined in this way is used in an <text:span text:style-name="T15">OBJECT</text:span>, the <text:span text:style-name="T15">function</text:span> is invoked during the compilation with the <text:span text:style-name="T15">LIST</text:span> (containing the <text:span text:style-name="T15">item</text:span>) as an argument. The return value from the <text:span text:style-name="T15">function</text:span> must be a <text:span text:style-name="T15">LIST</text:span> and it is stored as <text:span text:style-name="T15">value</text:span> under <text:span text:style-name="T15">PROPSPEC</text:span> on the <text:span text:style-name="T15">item</text:span>. If no <text:span text:style-name="T15">function</text:span> is specified the <text:span text:style-name="T15">PROPSPEC</text:span> for the <text:span text:style-name="T15">item</text:span> is cleared. See examples below.</text:p>
      <text:p text:style-name="P40">See <text:span text:style-name="T15">ASSOCIATIONS</text:span>, <text:span text:style-name="T15">AVALUE</text:span>, <text:span text:style-name="T15">GETPROP</text:span>, <text:span text:style-name="T15">INDICATOR</text:span>, <text:span text:style-name="T15">ITEM</text:span> and <text:span text:style-name="T15">NEXT</text:span>.</text:p>
      <text:p text:style-name="P40">Examples:</text:p>
      <text:p text:style-name="P40"><text:span text:style-name="T15"><text:tab/>&lt;SET L (1 2 3)&gt;<text:line-break/><text:tab/>&lt;PUTPROP .L FOO "Hello"&gt;<text:tab/><text:tab/>--&gt;<text:tab/>(1 2 3)<text:line-break/><text:tab/>&lt;GETPROP .L FOO&gt;<text:tab/><text:tab/><text:tab/>--&gt;<text:tab/>"Hello"<text:line-break/><text:tab/>&lt;PUTPROP .L FOO&gt;<text:tab/><text:tab/><text:tab/>--&gt;<text:tab/>"Hello"<text:line-break/><text:tab/>&lt;GETPROP .L FOO&gt;<text:tab/><text:tab/><text:tab/>--&gt;<text:tab/>#FALSE</text:span></text:p>
      <text:p text:style-name="P40"><text:span text:style-name="T15"><text:tab/>;"PROPSPEC, loop through all words and add to buzz"<text:line-break/><text:tab/>&lt;VERSION XZIP&gt;<text:line-break/><text:tab/>&lt;OBJECT FOO <text:line-break/><text:tab/><text:tab/>(ADJECTIVE SMALL CURIOUS) <text:line-break/><text:tab/><text:tab/>(MYBUZZ "ABCD" "BAR" "BAZ")&gt;<text:line-break/><text:tab/>&lt;DEFINE MYBUZZ-PROP (L)<text:line-break/><text:tab/><text:tab/>&lt;SET L &lt;REST .L&gt;&gt;<text:tab/>;"Ignore MYBUZZ in LIST"<text:line-break/><text:tab/><text:tab/>&lt;MAPF ,LIST &lt;FUNCTION (W) &lt;VOC .W BUZZ&gt;&gt; .L&gt;&gt;<text:line-break/><text:tab/>&lt;PUTPROP MYBUZZ PROPSPEC MYBUZZ-PROP&gt;<text:line-break/><text:tab/>&lt;ROUTINE GO () &lt;TEST-PROPSPEC&gt;&gt;<text:line-break/><text:tab/>&lt;ROUTINE TEST-PROPSPEC ("AUX" W)<text:line-break/><text:tab/><text:tab/>&lt;TELL "Part-of-Speech, 4 = BUZZ" CR&gt;<text:line-break/><text:tab/><text:tab/>&lt;SET W W?ABCD&gt;<text:line-break/><text:tab/><text:tab/>&lt;TELL "ABCD = " N &lt;GETB .W 6&gt; CR&gt;<text:line-break/><text:tab/><text:tab/>&lt;SET W W?BAR&gt;<text:line-break/><text:tab/><text:tab/>&lt;TELL "BAR = " N &lt;GETB .W 6&gt; CR&gt;<text:line-break/><text:tab/><text:tab/>&lt;SET W W?BAZ&gt;<text:line-break/><text:tab/><text:tab/>&lt;TELL "BAZ = " N &lt;GETB .W 6&gt; CR&gt;&gt;</text:span></text:p>
      <text:list xml:id="list63205654710155" text:continue-numbering="true" text:style-name="WWNum3">
        <text:list-item>
          <text:list>
            <text:list-item>
              <text:list>
                <text:list-item>
                  <text:p text:style-name="P90"><text:bookmark text:name="_4hr1b5p"/><text:span text:style-name="T25">PUTREST</text:span></text:p>
                </text:list-item>
              </text:list>
            </text:list-item>
          </text:list>
        </text:list-item>
      </text:list>
      <text:p text:style-name="P41"><text:span text:style-name="T16">&lt;PUTREST list new-rest&gt;</text:span></text:p>
      <text:p text:style-name="P43"/>
      <text:p text:style-name="P41"><text:span text:style-name="T15">MDL built-in</text:span></text:p>
      <text:p text:style-name="P43"/>
      <text:p text:style-name="P18"><text:span text:style-name="T15">PUTREST</text:span> replaces the <text:span text:style-name="T15">REST</text:span> of <text:span text:style-name="T15">list</text:span> with <text:span text:style-name="T15">new-rest</text:span> and returns <text:span text:style-name="T15">list</text:span>. In other words, <text:span text:style-name="T15">list</text:span> is assigned the first element of <text:span text:style-name="T15">list</text:span> and then all the elements from <text:span text:style-name="T15">new-rest</text:span>. Note that this actually changes the <text:span text:style-name="T15">list</text:span>.</text:p>
      <text:p text:style-name="P18">Examples:</text:p>
      <text:p text:style-name="P18"><text:tab/><text:span text:style-name="T15">&lt;PUTREST (1 2 3) (A B)&gt;<text:tab/><text:tab/>--&gt;<text:tab/>(1 A B)</text:span></text:p>
      <text:p text:style-name="P18"><text:span text:style-name="T15"><text:tab/>&lt;SET L1 [&lt;SET L2 (1 2 3)&gt;]&gt;<text:line-break/><text:tab/>&lt;PUTREST .L2 (A B)&gt;<text:line-break/><text:tab/>.L1<text:tab/><text:tab/><text:tab/><text:tab/><text:tab/><text:tab/>--&gt;<text:tab/>[(1 A B)]</text:span></text:p>
      <text:p text:style-name="P18"><text:span text:style-name="T15"><text:tab/>&lt;SET L1 [1 2 3]&gt;<text:line-break/><text:tab/>&lt;SET L2 &lt;PUTREST (!.L1) (A B)&gt;&gt;<text:line-break/><text:tab/>.L1<text:tab/><text:tab/><text:tab/><text:tab/><text:tab/><text:tab/>--&gt;<text:tab/>[1 2 3]<text:line-break/><text:tab/>.L2<text:tab/><text:tab/><text:tab/><text:tab/><text:tab/><text:tab/>--&gt;<text:tab/>(1 A B)</text:span></text:p>
      <text:p text:style-name="P18"><text:span text:style-name="T15"><text:tab/>&lt;SET L1 (1 2 3 4 5 6 7 8 9)&gt;<text:line-break/><text:tab/>&lt;PUTREST &lt;REST .L1 3&gt; &lt;REST .L1 7&gt;&gt;<text:line-break/><text:tab/>.L1<text:tab/><text:tab/><text:tab/><text:tab/><text:tab/><text:tab/>--&gt;<text:tab/>(1 2 3 4 8 9) </text:span></text:p>
      <text:list xml:id="list63206072158870" text:continue-numbering="true" text:style-name="WWNum3">
        <text:list-item>
          <text:list>
            <text:list-item>
              <text:list>
                <text:list-item>
                  <text:p text:style-name="P90"><text:bookmark text:name="_2wwbldi"/><text:span text:style-name="T25">QUIT</text:span></text:p>
                </text:list-item>
              </text:list>
            </text:list-item>
          </text:list>
        </text:list-item>
      </text:list>
      <text:p text:style-name="P41"><text:span text:style-name="T16">&lt;QUIT [exit-code]&gt;</text:span></text:p>
      <text:p text:style-name="P43"/>
      <text:p text:style-name="P41"><text:span text:style-name="T15">MDL built-in</text:span></text:p>
      <text:p text:style-name="P43"/>
      <text:p text:style-name="P18"><text:span text:style-name="T15">QUIT</text:span> exits ZILF (interpreter mode) and returns to the operating system with <text:span text:style-name="T15">exit-code</text:span>.</text:p>
      <text:p text:style-name="P18">Example:</text:p>
      <text:p text:style-name="P18"><text:soft-page-break/><text:tab/><text:span text:style-name="T15">&lt;QUIT&gt;</text:span></text:p>
      <text:list xml:id="list63204624882457" text:continue-numbering="true" text:style-name="WWNum3">
        <text:list-item>
          <text:list>
            <text:list-item>
              <text:list>
                <text:list-item>
                  <text:p text:style-name="P90"><text:bookmark text:name="_1c1lvlb"/><text:span text:style-name="T25">QUOTE</text:span></text:p>
                </text:list-item>
              </text:list>
            </text:list-item>
          </text:list>
        </text:list-item>
      </text:list>
      <text:p text:style-name="P41"><text:span text:style-name="T16">&lt;QUOTE value&gt;<text:line-break/>'value<text:tab/><text:tab/><text:tab/><text:tab/><text:tab/>;"Alternative syntax"</text:span></text:p>
      <text:p text:style-name="P41"><text:span text:style-name="T16">MDL </text:span><text:span text:style-name="T15">built-in</text:span></text:p>
      <text:p text:style-name="P42"/>
      <text:p text:style-name="P15"><text:span text:style-name="T7">QUOTE</text:span><text:span text:style-name="T10"> returns </text:span><text:span text:style-name="T8">value</text:span><text:span text:style-name="T10"> unevaluated.</text:span></text:p>
      <text:p text:style-name="P15"><text:span text:style-name="T10">Examples:</text:span></text:p>
      <text:p text:style-name="P15"><text:span text:style-name="T7"><text:tab/>&lt;SET F &lt;QUOTE &lt;+ 1 2&gt;&gt;<text:tab/>--&gt;<text:tab/>Or &lt;SET F '&lt;+ 1 2&gt;&gt;<text:line-break/><text:tab/>.F<text:tab/><text:tab/><text:tab/><text:tab/><text:tab/>--&gt;<text:tab/>&lt;+ 1 2&gt;<text:line-break/><text:tab/>&lt;EVAL .F&gt;<text:tab/><text:tab/><text:tab/><text:tab/>--&gt;<text:tab/>3</text:span></text:p>
      <text:p text:style-name="P15"><text:span text:style-name="T15"><text:tab/>'%&lt;+ 1 2&gt;<text:tab/><text:tab/><text:tab/><text:tab/>--&gt;<text:tab/>3</text:span></text:p>
      <text:list xml:id="list63205851478206" text:continue-numbering="true" text:style-name="WWNum3">
        <text:list-item>
          <text:list>
            <text:list-item>
              <text:list>
                <text:list-item>
                  <text:p text:style-name="P90"><text:bookmark text:name="_3w19e94"/><text:span text:style-name="T25">READSTRING</text:span></text:p>
                </text:list-item>
              </text:list>
            </text:list-item>
          </text:list>
        </text:list-item>
      </text:list>
      <text:p text:style-name="P41"><text:span text:style-name="T16">&lt;READSTRING </text:span><text:span text:style-name="T15">buffer-str</text:span><text:span text:style-name="T16"> channel [max-length-or-stop-chars]&gt;</text:span></text:p>
      <text:p text:style-name="P43"/>
      <text:p text:style-name="P41"><text:span text:style-name="T15">MDL built-in</text:span></text:p>
      <text:p text:style-name="P43"/>
      <text:p text:style-name="P40"><text:span text:style-name="T15">READSTRING</text:span> reads bytes from the <text:span text:style-name="T15">channel</text:span> into <text:span text:style-name="T15">buffer-str</text:span> and returns the number of bytes read into <text:span text:style-name="T15">buffer-str</text:span>. The <text:span text:style-name="T15">buffer-str</text:span> needs to have room for the input. For each call to <text:span text:style-name="T15">READSTRING</text:span> it either reads bytes to fill up the <text:span text:style-name="T15">buffer-str</text:span> or until <text:span text:style-name="T15">max-length-or-stop-chars</text:span> is reached. The <text:span text:style-name="T15">max-length-or-stop-chars</text:span> can be a <text:span text:style-name="T15">FIX</text:span> number of bytes or a <text:span text:style-name="T15">STRING</text:span> that halts input.</text:p>
      <text:p text:style-name="P40"><text:span text:style-name="T15">READSTRING</text:span> returns the actual number of bytes read and returns 0 when the EOF is reached.</text:p>
      <text:p text:style-name="P40">Example:</text:p>
      <text:p text:style-name="P40"><text:tab/>;<text:span text:style-name="T15">"ZILF ver 0.9"<text:line-break/><text:tab/>&lt;SET CH &lt;OPEN "READ" "../zillib/parser.zil"&gt;&gt;<text:line-break/><text:tab/>&lt;SET BUFFER &lt;ISTRING 10&gt;&gt;<text:line-break/><text:tab/>&lt;READSTRING .BUFFER .CH&gt;<text:tab/><text:tab/><text:tab/>--&gt;<text:tab/>10<text:line-break/><text:tab/>&lt;LVAL BUFFER&gt;<text:tab/><text:tab/><text:tab/><text:tab/><text:tab/>--&gt;<text:tab/>"\"Library h"<text:line-break/><text:tab/>&lt;READSTRING .BUFFER .CH 6&gt;<text:tab/><text:tab/>--&gt;<text:tab/>6<text:line-break/><text:tab/>&lt;LVAL BUFFER&gt;<text:tab/><text:tab/><text:tab/><text:tab/><text:tab/>--&gt;<text:tab/>"eader\"ry h"<text:line-break/><text:tab/>&lt;READSTRING .BUFFER .CH "ZIL"&gt;<text:tab/>--&gt;<text:tab/>10<text:line-break/><text:tab/>&lt;LVAL BUFFER&gt;<text:tab/><text:tab/><text:tab/><text:tab/><text:tab/>--&gt;<text:tab/>"\n\n&lt;SETG " <text:s/><text:line-break/><text:tab/>&lt;CLOSE .CH&gt;<text:tab/><text:tab/><text:tab/><text:tab/><text:tab/><text:tab/>;"\n = CR+LF"</text:span></text:p>
      <text:list xml:id="list63204304273085" text:continue-numbering="true" text:style-name="WWNum3">
        <text:list-item>
          <text:list>
            <text:list-item>
              <text:list>
                <text:list-item>
                  <text:p text:style-name="P90"><text:bookmark text:name="_2b6jogx"/><text:span text:style-name="T25">REMOVE</text:span></text:p>
                </text:list-item>
              </text:list>
            </text:list-item>
          </text:list>
        </text:list-item>
      </text:list>
      <text:p text:style-name="P41"><text:span text:style-name="T16">&lt;REMOVE pname oblist&gt;<text:line-break/>&lt;REMOVE atom&gt;</text:span></text:p>
      <text:p text:style-name="P43"/>
      <text:p text:style-name="P41"><text:span text:style-name="T15">MDL built-in</text:span></text:p>
      <text:p text:style-name="P43"/>
      <text:p text:style-name="P18">This <text:span text:style-name="T15">REMOVE</text:span>s the <text:span text:style-name="T15">ATOM</text:span> with <text:span text:style-name="T15">pname</text:span> from <text:span text:style-name="T15">oblist</text:span>. It returns <text:span text:style-name="T15">FALSE</text:span> If the <text:span text:style-name="T15">ATOM</text:span> is not on the <text:span text:style-name="T15">oblist</text:span>.</text:p>
      <text:p text:style-name="P18"><text:span text:style-name="T15">&lt;REMOVE atom&gt;</text:span> <text:span text:style-name="T15">REMOVE</text:span>s the atom from its <text:span text:style-name="T15">OBLIST</text:span>. <text:span text:style-name="T15">FALSE</text:span> is returned if it's not on its <text:span text:style-name="T15">OBLIST</text:span>. </text:p>
      <text:p text:style-name="P18">Examples:</text:p>
      <text:p text:style-name="P18"><text:span text:style-name="T15"><text:tab/>FOO<text:line-break/><text:tab/>&lt;1 .OBLIST&gt;<text:tab/><text:tab/><text:tab/>--&gt;<text:tab/>(... ("FOO" FOO))<text:line-break/><text:tab/>&lt;REMOVE FOO&gt;<text:tab/><text:tab/><text:tab/><text:tab/><text:line-break/><text:tab/>&lt;1 .OBLIST&gt;<text:tab/><text:tab/><text:tab/>--&gt;<text:tab/>FOO is removed from &lt;1 .OBLIST&gt;</text:span></text:p>
      <text:p text:style-name="P57"><text:span text:style-name="T15">FOO-1!-OB<text:line-break/><text:tab/>FOO-2!-OB<text:line-break/><text:tab/>&lt;MOBLIST OB&gt;<text:tab/><text:tab/><text:tab/><text:tab/>--&gt;<text:tab/>FOO-1, FOO-2 on OB<text:line-break/><text:tab/>&lt;REMOVE "FOO-1" &lt;MOBLIST OB&gt;&gt;<text:tab/>--&gt;<text:tab/>FOO-1!-#FALSE ()<text:line-break/><text:tab/>&lt;MOBLIST OB&gt;<text:tab/><text:tab/><text:tab/><text:tab/>--&gt;<text:tab/>Only FOO-1 on OB<text:line-break/><text:tab/>&lt;REMOVE FOO-2!-OB&gt;<text:line-break/><text:tab/>&lt;MOBLIST OB&gt;<text:tab/><text:tab/><text:tab/><text:tab/>--&gt;<text:tab/>OB is empty</text:span><text:tab/></text:p>
      <text:list xml:id="list63204933525320" text:continue-numbering="true" text:style-name="WWNum3">
        <text:list-item>
          <text:list>
            <text:list-item>
              <text:list>
                <text:list-item>
                  <text:p text:style-name="P90"><text:bookmark text:name="_qbtyoq"/><text:span text:style-name="T25">RENTRY</text:span></text:p>
                </text:list-item>
              </text:list>
            </text:list-item>
          </text:list>
        </text:list-item>
      </text:list>
      <text:p text:style-name="P41"><text:span text:style-name="T16">&lt;RENTRY atoms ...&gt;</text:span></text:p>
      <text:p text:style-name="P43"/>
      <text:p text:style-name="P41"><text:span text:style-name="T15">MDL package system</text:span></text:p>
      <text:p text:style-name="P43"/>
      <text:p text:style-name="P40"><text:span text:style-name="T15">RENTRY</text:span> creates/moves one or more <text:span text:style-name="T15">ATOM</text:span>s to <text:span text:style-name="T15">&lt;ROOT&gt;</text:span> in a <text:span text:style-name="T15">PACKAGE</text:span> or <text:span text:style-name="T15">DEFINITION</text:span>. <text:span text:style-name="T15">RENTRY</text:span> is only valid inside a <text:span text:style-name="T15">PACKAGE</text:span> or <text:span text:style-name="T15">DEFINITION</text:span>, if it's used outside an error is raised.</text:p>
      <text:p text:style-name="P40">See <text:span text:style-name="T15">DEFINITIONS</text:span>, <text:span text:style-name="T15">ENTRY</text:span>, <text:span text:style-name="T15">INCLUDE</text:span>, <text:span text:style-name="T15">INCLUDE-WHEN</text:span>, <text:span text:style-name="T15">PACKAGE</text:span>, <text:span text:style-name="T15">USE</text:span>, <text:span text:style-name="T15">USE-WHEN</text:span>.</text:p>
      <text:p text:style-name="P40">Examples:</text:p>
      <text:p text:style-name="P57"><text:soft-page-break/><text:span text:style-name="T15">&lt;REMOVE ANSWER&gt; ;"Secure that ATOM not on any OBLIST"<text:line-break/><text:tab/>&lt;PACKAGE "FOO"&gt;<text:line-break/><text:tab/>&lt;SETG ANSWER 42&gt;<text:line-break/><text:tab/>&lt;RENTRY ANSWER&gt;<text:line-break/><text:tab/>&lt;ENDPACKAGE&gt;</text:span></text:p>
      <text:p text:style-name="P57"><text:span text:style-name="T15">,ANSWER<text:tab/><text:tab/>--&gt;<text:tab/>42 ;”Accessible without previous USE” </text:span></text:p>
      <text:list xml:id="list63205163158449" text:continue-numbering="true" text:style-name="WWNum3">
        <text:list-item>
          <text:list>
            <text:list-item>
              <text:list>
                <text:list-item>
                  <text:p text:style-name="P90"><text:bookmark text:name="_3abhhcj"/><text:span text:style-name="T25">REPEAT</text:span></text:p>
                </text:list-item>
              </text:list>
            </text:list-item>
          </text:list>
        </text:list-item>
      </text:list>
      <text:p text:style-name="P41"><text:span text:style-name="T16">&lt;REPEAT [activation] (bindings ...) [decl] expressions ...&gt;</text:span></text:p>
      <text:p text:style-name="P42"/>
      <text:p text:style-name="P27"><text:span text:style-name="T16"><text:tab/>MDL </text:span><text:span text:style-name="T15">built-in</text:span></text:p>
      <text:p text:style-name="P28"/>
      <text:p text:style-name="P15"><text:span text:style-name="T7">REPEAT</text:span><text:span text:style-name="T3"> defines a program block with </text:span>its own<text:span text:style-name="T3"> set of </text:span><text:span text:style-name="T7">bindings</text:span><text:span text:style-name="T3">. </text:span><text:span text:style-name="T7">REPEAT</text:span><text:span text:style-name="T3"> is </text:span>similar<text:span text:style-name="T3"> to </text:span><text:span text:style-name="T7">BIND</text:span><text:span text:style-name="T3"> and </text:span><text:span text:style-name="T7">PROG</text:span><text:span text:style-name="T3"> but unlike </text:span><text:span text:style-name="T7">BIND</text:span><text:span text:style-name="T3"> it creates a default </text:span><text:span text:style-name="T7">activation</text:span><text:span text:style-name="T3"> (like </text:span><text:span text:style-name="T7">PROG</text:span><text:span text:style-name="T3">) at the start of the block but unlike </text:span><text:span text:style-name="T7">PROG</text:span><text:span text:style-name="T3"> it also </text:span>has<text:span text:style-name="T3"> an automatic </text:span><text:span text:style-name="T7">AGAIN</text:span><text:span text:style-name="T3"> at the end of the block. It is possible to name an </text:span><text:span text:style-name="T7">atom</text:span><text:span text:style-name="T3"> to the </text:span><text:span text:style-name="T7">activation</text:span><text:span text:style-name="T3"> but it is not </text:span>necessary<text:span text:style-name="T3">. A REPEAT-block repeatedly executes expressions until it encounters a </text:span><text:span text:style-name="T7">RETURN</text:span><text:span text:style-name="T3"> statement that will exit the block.</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pan text:style-name="T3">Also see </text:span><text:span text:style-name="T7">AGAIN</text:span><text:span text:style-name="T3">, </text:span><text:span text:style-name="T7">BIND</text:span><text:span text:style-name="T3">, </text:span><text:span text:style-name="T7">PROG</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REPEAT ((X 1)) #DECL ((X) FIX) <text:line-break/><text:tab/><text:tab/>&lt;REPEAT ((X 2)) &lt;PRIN1 .X&gt; &lt;RETURN&gt;&gt; <text:line-break/><text:tab/><text:tab/>&lt;PRIN1 .X&gt; &lt;RETURN&gt;&gt;<text:line-break/><text:tab/>--&gt; "21"</text:span></text:p>
      <text:p text:style-name="P15"><text:span text:style-name="T7"><text:tab/>&lt;DEFINE TEST-REPEAT ()<text:line-break/><text:tab/><text:tab/>&lt;PRINC "START "&gt;<text:line-break/><text:tab/><text:tab/>&lt;REPEAT ((X 0))<text:line-break/><text:tab/><text:tab/><text:tab/>&lt;SET X &lt;+ .X 1&gt;&gt;<text:line-break/><text:tab/><text:tab/><text:tab/>&lt;PRIN1 .X&gt;<text:line-break/><text:tab/><text:tab/><text:tab/>&lt;COND (&lt;=? .X 3&gt; &lt;RETURN&gt;)&gt;<text:tab/>;"--&gt; exit block"<text:line-break/><text:tab/><text:tab/>&gt;<text:line-break/><text:tab/><text:tab/>&lt;PRINC " END"&gt;<text:line-break/><text:tab/>&gt;<text:line-break/><text:tab/><text:tab/>&lt;TEST-REPEAT&gt;<text:tab/>--&gt; "START 123 END"</text:span></text:p>
      <text:list xml:id="list63206120944754" text:continue-numbering="true" text:style-name="WWNum3">
        <text:list-item>
          <text:list>
            <text:list-item>
              <text:list>
                <text:list-item>
                  <text:p text:style-name="P90"><text:bookmark text:name="_1pgrrkc"/><text:span text:style-name="T25">REPLACE-DEFINITION</text:span></text:p>
                </text:list-item>
              </text:list>
            </text:list-item>
          </text:list>
        </text:list-item>
      </text:list>
      <text:p text:style-name="P41"><text:span text:style-name="T16">&lt;REPLACE-DEFINITION name body ...&gt;</text:span></text:p>
      <text:p text:style-name="P42"/>
      <text:p text:style-name="P41"><text:span text:style-name="T16">ZIL library</text:span></text:p>
      <text:p text:style-name="P42"/>
      <text:p text:style-name="P15"><text:span text:style-name="T3">This tells the compiler this block of code defined by </text:span><text:span text:style-name="T7">name</text:span><text:span text:style-name="T3"> should replace a later <text:s/></text:span><text:span text:style-name="T7">DEFAULT-DEFINITION</text:span><text:span text:style-name="T3"> block of code with the same </text:span><text:span text:style-name="T7">name</text:span><text:span text:style-name="T3">.</text:span></text:p>
      <text:p text:style-name="P15"><text:span text:style-name="T3">This is usually used when there is a library that is inserted (like "parser.zil") </text:span>where<text:span text:style-name="T3"> some definitions are possible to override.</text:span></text:p>
      <text:p text:style-name="P15"><text:span text:style-name="T3">Note that the </text:span><text:span text:style-name="T7">REPLACE-DEFINITION</text:span><text:span text:style-name="T3"> is required to appear before the </text:span><text:span text:style-name="T7">DEFAULT-DEFINITION</text:span><text:span text:style-name="T3">.</text:span></text:p>
      <text:p text:style-name="P15"><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5"><text:span text:style-name="T3">See </text:span><text:span text:style-name="T15">DEFAULT-DEFINITION</text:span> and <text:span text:style-name="T15">REPLACE-DEFINITION</text:span>.<text:span text:style-name="T3">.</text:span></text:p>
      <text:list xml:id="list63204968370577" text:continue-numbering="true" text:style-name="WWNum3">
        <text:list-item>
          <text:list>
            <text:list-item>
              <text:list>
                <text:list-item>
                  <text:p text:style-name="P90"><text:bookmark text:name="_49gfa85"/><text:span text:style-name="T25">REST</text:span></text:p>
                </text:list-item>
              </text:list>
            </text:list-item>
          </text:list>
        </text:list-item>
      </text:list>
      <text:p text:style-name="P41"><text:span text:style-name="T16">&lt;REST structure [count]&gt;</text:span></text:p>
      <text:p text:style-name="P42"/>
      <text:p text:style-name="P41"><text:span text:style-name="T16">MDL natvive</text:span></text:p>
      <text:p text:style-name="P42"/>
      <text:p text:style-name="P15"><text:span text:style-name="T3">Return </text:span><text:span text:style-name="T7">structure</text:span><text:span text:style-name="T3"> without its first </text:span><text:span text:style-name="T7">count</text:span><text:span text:style-name="T3"> elements (</text:span><text:span text:style-name="T7">count</text:span><text:span text:style-name="T3"> is default 1). Note that this is not a copy of the </text:span><text:span text:style-name="T7">structure</text:span><text:span text:style-name="T3">, it is pointing to the same </text:span><text:span text:style-name="T7">structure</text:span><text:span text:style-name="T3"> with another starting element.</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 </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7"><text:tab/>&lt;SETG STRUCT1 [1 2 3 4]&gt;<text:tab/><text:tab/><text:tab/>--&gt;<text:tab/>STRUCT1 = [1 2 3 4]<text:line-break/><text:tab/>&lt;SETG STRUCT2 &lt;REST ,STRUCT1&gt;&gt;<text:tab/>--&gt;<text:tab/>STRUCT2 = [2 3 4]<text:line-break/><text:tab/>&lt;PUT ,STRUCT2 1 5&gt;<text:tab/><text:tab/><text:tab/><text:tab/>--&gt;<text:tab/>STRUCT1 = [1 5 3 4],<text:line-break/><text:tab/><text:tab/><text:tab/><text:tab/><text:tab/><text:tab/><text:tab/><text:tab/><text:tab/>STRUCT2 = [5 3 4]</text:span></text:p>
      <text:list xml:id="list63205224502094" text:continue-numbering="true" text:style-name="WWNum3">
        <text:list-item>
          <text:list>
            <text:list-item>
              <text:list>
                <text:list-item>
                  <text:p text:style-name="P90"><text:bookmark text:name="_2olpkfy"/><text:span text:style-name="T25">RETURN</text:span></text:p>
                </text:list-item>
              </text:list>
            </text:list-item>
          </text:list>
        </text:list-item>
      </text:list>
      <text:p text:style-name="P41"><text:span text:style-name="T16">&lt;RETURN [value] [activation]&gt;</text:span></text:p>
      <text:p text:style-name="P42"><text:soft-page-break/></text:p>
      <text:p text:style-name="P41"><text:span text:style-name="T16">MDL </text:span><text:span text:style-name="T15">built-in</text:span></text:p>
      <text:p text:style-name="P42"/>
      <text:p text:style-name="P15"><text:span text:style-name="T3">This returns </text:span><text:span text:style-name="T7">value</text:span><text:span text:style-name="T3"> from program-block defined by </text:span><text:span text:style-name="T7">activation</text:span><text:span text:style-name="T3">. True is returned if no </text:span><text:span text:style-name="T7">value</text:span><text:span text:style-name="T3"> is specified. If </text:span><text:span text:style-name="T7">activation</text:span><text:span text:style-name="T3"> is not specified </text:span><text:span text:style-name="T7">RETURN</text:span><text:span text:style-name="T3"> will </text:span>exit the current<text:span text:style-name="T3"> defined program-block where an automatic </text:span><text:span text:style-name="T7">activation</text:span><text:span text:style-name="T3"> was created (</text:span><text:span text:style-name="T7">PROG</text:span><text:span text:style-name="T3"> and </text:span><text:span text:style-name="T7">REPEAT</text:span><text:span text:style-name="T3"> creates automatic </text:span><text:span text:style-name="T7">activations</text:span><text:span text:style-name="T3">, </text:span><text:span text:style-name="T7">BIND</text:span><text:span text:style-name="T3"> does not). </text:span></text:p>
      <text:p text:style-name="P15"><text:span text:style-name="T3">In practice </text:span><text:span text:style-name="T7">RETURN</text:span><text:span text:style-name="T3"> exits current program-block and returns </text:span><text:span text:style-name="T7">value</text:span><text:span text:style-name="T3"> <text:s/>to outer program-block defined by </text:span><text:span text:style-name="T7">BIND</text:span><text:span text:style-name="T3"> (needs </text:span><text:span text:style-name="T7">activation)</text:span><text:span text:style-name="T3">, </text:span><text:span text:style-name="T7">PROG</text:span><text:span text:style-name="T3"> or </text:span><text:span text:style-name="T7">REPEAT</text:span><text:span text:style-name="T3">. </text:span></text:p>
      <text:p text:style-name="P15"><text:span text:style-name="T3">See </text:span><text:span text:style-name="T7">AGAIN</text:span><text:span text:style-name="T3">, </text:span><text:span text:style-name="T7">BIND</text:span><text:span text:style-name="T3">, </text:span><text:span text:style-name="T7">PROG</text:span><text:span text:style-name="T3"> and </text:span><text:span text:style-name="T7">REPEAT</text:span><text:span text:style-name="T3"> for more examples of using </text:span><text:span text:style-name="T7">RETURN</text:span><text:span text:style-name="T3"> and details how to control program flow.</text:span></text:p>
      <text:p text:style-name="P15"><text:span text:style-name="T3">Examples:</text:span></text:p>
      <text:p text:style-name="P15"><text:span text:style-name="T3"><text:tab/></text:span><text:span text:style-name="T7">&lt;PROG () &lt;RETURN&gt;&gt;<text:tab/><text:tab/><text:tab/><text:tab/><text:tab/>--&gt;<text:tab/>T</text:span></text:p>
      <text:p text:style-name="P15"><text:span text:style-name="T7"><text:tab/>&lt;PROG ACT () <text:line-break/><text:tab/><text:tab/>&lt;PROG () &lt;RETURN 42 .ACT&gt;&gt;<text:line-break/><text:tab/>&lt;RETURN 43&gt;&gt;<text:tab/>;"Never reached"<text:tab/><text:tab/>--&gt;<text:tab/>42</text:span></text:p>
      <text:list xml:id="list63204894524375" text:continue-numbering="true" text:style-name="WWNum3">
        <text:list-item>
          <text:list>
            <text:list-item>
              <text:list>
                <text:list-item>
                  <text:p text:style-name="P90"><text:bookmark text:name="_13qzunr"/><text:span text:style-name="T25">ROOM</text:span></text:p>
                </text:list-item>
              </text:list>
            </text:list-item>
          </text:list>
        </text:list-item>
      </text:list>
      <text:p text:style-name="P41"><text:span text:style-name="T16">&lt;ROOM name (property value ...) ...&gt;</text:span></text:p>
      <text:p text:style-name="P43"/>
      <text:p text:style-name="P41"><text:span text:style-name="T15">ZIL library</text:span></text:p>
      <text:p text:style-name="P43"/>
      <text:p text:style-name="P18"><text:span text:style-name="T15">ROOM</text:span> creates a room-object with the internal objectname, <text:span text:style-name="T15">name</text:span>. After the name follows <text:span text:style-name="T15">LIST</text:span>s of properties for the <text:span text:style-name="T15">ROOM</text:span> and the <text:span text:style-name="T15">value</text:span>s for each <text:span text:style-name="T15">property</text:span>. Which properties that define up a <text:span text:style-name="T15">ROOM</text:span> is determined by the parser and it’s possible to add new properties with <text:span text:style-name="T15">PROPDEF</text:span> as long as the parser is modified to support the new <text:span text:style-name="T15">property</text:span>. Usually the below properties are understood by the parser and the properties <text:span text:style-name="T15">IN</text:span> (or <text:span text:style-name="T15">LOC</text:span>), <text:span text:style-name="T15">DESC</text:span> and <text:span text:style-name="T15">FLAGS</text:span> are required, the others are optional.</text:p>
      <text:p text:style-name="P18"><text:tab/><text:span text:style-name="T15">IN</text:span> or <text:span text:style-name="T15">LOC</text:span><text:tab/>Required <text:span text:style-name="T15">property</text:span>. The value is always <text:span text:style-name="T15">ROOMS</text:span> for <text:span text:style-name="T15">ROOM</text:span>-objects.<text:line-break/><text:tab/><text:span text:style-name="T15">DESC</text:span><text:tab/><text:tab/>Required <text:span text:style-name="T15">property</text:span>. The short description text of the <text:span text:style-name="T15">ROOM</text:span>. This is the <text:line-break/><text:tab/><text:tab/><text:tab/>text that is, for example, printed in the statusbar. <text:line-break/><text:tab/><text:span text:style-name="T15">FLAGS</text:span><text:tab/>Required <text:span text:style-name="T15">property</text:span>. This lists all the flagbits that are set on this <text:span text:style-name="T15">ROOM</text:span>.<text:line-break/><text:span text:style-name="T15"><text:tab/>LDESC<text:tab/></text:span>Optional <text:span text:style-name="T15">property</text:span>. The long description of the ROOM. This is the text <text:line-break/><text:tab/><text:tab/><text:tab/>that is printed, for example, the first time the player visits the <text:span text:style-name="T15">ROOM<text:line-break/><text:tab/>(dir ...)<text:tab/></text:span>Optional <text:span text:style-name="T15">property</text:span>. List a direction, dir and where it leads. There is 5 <text:line-break/><text:tab/><text:tab/><text:tab/>different types of EXITS: <text:span text:style-name="T15"><text:line-break/><text:tab/><text:tab/><text:tab/>UEXIT</text:span> (“unconditional exit”). The syntax is <text:span text:style-name="T15">(dir TO room-name)</text:span>. If <text:line-break/><text:tab/><text:tab/><text:tab/>the player moves in this direction he is moved unconditionally to <text:line-break/><text:tab/><text:tab/><text:tab/><text:span text:style-name="T15">room-name</text:span>.<text:span text:style-name="T15"><text:line-break/><text:tab/><text:tab/><text:tab/>NEXIT</text:span> (“non-exit”). The syntax is <text:span text:style-name="T15">(dir "text-why-not")</text:span>. The <text:line-break/><text:tab/><text:tab/><text:tab/><text:span text:style-name="T15">text-why-not</text:span> is printed when the player tries to move in this direction. <text:line-break/><text:tab/><text:tab/><text:tab/>Use this only if you want a different text than the standard message, typically <text:line-break/><text:tab/><text:tab/><text:tab/>something like <text:span text:style-name="T15">"You can’t move in that direction!"</text:span>. <text:span text:style-name="T15"><text:line-break/><text:tab/><text:tab/><text:tab/>CEXIT</text:span> (“conditional exit”). The syntax is <text:span text:style-name="T15">(dir TO room-name IF <text:line-break/><text:tab/><text:tab/><text:tab/>gval [ELSE "text-why-not"])</text:span>. This moves the player if the global <text:line-break/><text:tab/><text:tab/><text:tab/>value, <text:span text:style-name="T15">gval</text:span>, is <text:span text:style-name="T15">TRUE</text:span>. The <text:span text:style-name="T15">ELSE</text:span>-part is optional and the standard message <text:line-break/><text:tab/><text:tab/><text:tab/>is printed if it is not supplied.<text:span text:style-name="T15"><text:line-break/><text:tab/><text:tab/><text:tab/>DEXIT</text:span> (“door-exit”). The syntax is <text:span text:style-name="T15">(dir TO room-name IF <text:line-break/><text:tab/><text:tab/><text:tab/>door-name IS OPEN)</text:span>. This is a special case of <text:span text:style-name="T15">CEXIT</text:span> that moves the <text:line-break/><text:tab/><text:tab/><text:tab/>player to <text:span text:style-name="T15">room-name</text:span> if the <text:span text:style-name="T15">door-name</text:span> has the <text:span text:style-name="T15">OPENBIT</text:span> set.<text:span text:style-name="T15"> <text:line-break/><text:tab/><text:tab/><text:tab/>FEXIT</text:span> (“function-exit”). The syntax is <text:span text:style-name="T15">(dir PER routine-name)</text:span>. <text:line-break/><text:tab/><text:tab/><text:tab/>This moves the player to the <text:span text:style-name="T15">ROOM</text:span> returned by the <text:span text:style-name="T15">ROUTINE</text:span>, <text:line-break/><text:tab/><text:tab/><text:tab/><text:span text:style-name="T15">routine-name</text:span>. If the routine returns <text:span text:style-name="T15">FALSE</text:span> it is presumed that the <text:line-break/><text:tab/><text:tab/><text:tab/>routine has printed an appropriate message. <text:span text:style-name="T15"><text:line-break/><text:tab/>GLOBAL<text:tab/></text:span>Optional <text:span text:style-name="T15">property</text:span>. This is a <text:span text:style-name="T15">LIST</text:span> of all the <text:span text:style-name="T15">OBJECT</text:span>s that is <text:span text:style-name="T15">IN</text:span> the <text:line-break/><text:tab/><text:tab/><text:tab/><text:span text:style-name="T15">LOCAL-GLOBALS</text:span> that are accessible from this <text:span text:style-name="T15">ROOM</text:span>. This could, for<text:line-break/><text:tab/><text:tab/><text:tab/>example, be a door that is accessible from two different <text:span text:style-name="T15">ROOM</text:span>s.<text:span text:style-name="T15"><text:line-break/><text:tab/>THINGS</text:span> <text:span text:style-name="T15"><text:tab/></text:span>Optional <text:span text:style-name="T15">property</text:span>. This creates one or more simple “pseudo-objects”. <text:line-break/><text:tab/><text:span text:style-name="T15"><text:tab/></text:span><text:tab/>Each object has three parts: a <text:span text:style-name="T15">LIST</text:span> of adjectives (<text:span text:style-name="T15">FALSE</text:span> if none), a <text:span text:style-name="T15">LIST</text:span> <text:line-break/><text:tab/><text:tab/><text:tab/>of nouns and the name of the action-routine to call when this object is <text:line-break/><text:tab/><text:tab/><text:tab/>accessed. In early Infocom games this property was called <text:span text:style-name="T15">PSEUDO</text:span> and had <text:line-break/><text:tab/><text:tab/><text:tab/>a slightly different syntax.<text:line-break/><text:tab/><text:span text:style-name="T15">ACTION<text:tab/></text:span>Optional <text:span text:style-name="T15">property</text:span>. The syntax is <text:span text:style-name="T15">(ACTION routine-name)</text:span>. This <text:line-break/><text:tab/><text:tab/><text:tab/><text:span text:style-name="T15">ROUTINE</text:span> takes one argument, by convention call <text:span text:style-name="T15">RARG</text:span> (“room-argument”), <text:line-break/><text:tab/><text:tab/><text:tab/>and is called more than once during a turn with different values to <text:span text:style-name="T15">RARG</text:span>.<text:line-break/><text:tab/><text:tab/><text:tab/><text:span text:style-name="T15">M-BEG</text:span>, the <text:span text:style-name="T15">routine-name</text:span> is called with this value to <text:span text:style-name="T15">RARG</text:span> before any <text:line-break/><text:tab/><text:tab/><text:tab/><text:span text:style-name="T15">OBJECT</text:span>s or <text:span text:style-name="T15">verb</text:span> action-routines. <text:line-break/><text:tab/><text:tab/><text:tab/><text:span text:style-name="T15">M-END</text:span>, the <text:span text:style-name="T15">routine-name</text:span> is called with this value to <text:span text:style-name="T15">RARG</text:span> after any <text:line-break/><text:tab/><text:tab/><text:tab/><text:span text:style-name="T15">OBJECT</text:span>s or <text:span text:style-name="T15">verb</text:span> action-routines.<text:line-break/><text:tab/><text:tab/><text:tab/><text:span text:style-name="T15">M-LOOK</text:span>, the <text:span text:style-name="T15">routine-name</text:span> is called with this value to <text:span text:style-name="T15">RARG</text:span> when the <text:line-break/><text:tab/><text:tab/><text:tab/>player <text:span text:style-name="T15">LOOK</text:span>s.<text:line-break/><text:tab/><text:tab/><text:tab/><text:span text:style-name="T15">M-ENTER</text:span>, the <text:span text:style-name="T15">routine-name</text:span> is called with this value to <text:span text:style-name="T15">RARG</text:span> when the <text:line-break/><text:tab/><text:tab/><text:tab/>player enters the <text:span text:style-name="T15">ROOM</text:span> (before any room description).</text:p>
      <text:p text:style-name="P18">Note that <text:span text:style-name="T15">ROOM</text:span>s can just as easily be created with <text:span text:style-name="T15">OBJECT</text:span> as long as they are <text:span text:style-name="T15">(IN ROOMS)</text:span>. </text:p>
      <text:p text:style-name="P40">See <text:span text:style-name="T14">Learning ZIL, Steve E. Meretzky</text:span> and <text:span text:style-name="T14">ZIL Course, Marc S. Blank</text:span> for more on properties, flagsbits and how to write and design games.</text:p>
      <text:p text:style-name="P18">Example:</text:p>
      <text:p text:style-name="P18"><text:span text:style-name="T15"><text:tab/>&lt;ROOM INSIDE-HOUSE<text:line-break/><text:tab/> <text:s text:c="3"/>(DESC "Inside House")<text:line-break/><text:tab/> <text:s text:c="3"/>(IN ROOMS)<text:line-break/><text:tab/> <text:s text:c="3"/>(LDESC<text:line-break/><text:tab/>"You are standing inside the rotting house. The house is<text:line-break/><text:tab/> sparsely furnished, in fact not at all. On one wall is<text:line-break/><text:tab/> positioned a sign. Beside the sign is a button, and an open<text:line-break/><text:tab/> trap-door is placed on the floor. The exit is west<text:line-break/><text:tab/> and there is a walk-in closet in the eastern wall.")<text:line-break/><text:tab/>(UP "You have yet to master the art of flying.")<text:line-break/> <text:s text:c="3"/><text:tab/>(EAST TO CLOSET)<text:line-break/><text:tab/>(WEST TO OUTSIDE-HOUSE IF FRONT-DOOR-FLAG ELSE ,MSG-025)<text:line-break/><text:tab/>(DOWN PER TRAP-DOOR-F)<text:line-break/><text:tab/>(ACTION INSIDE-HOUSE-F)<text:line-break/> <text:s text:c="3"/><text:tab/>(FLAGS LIGHTBIT NDUNGEONBIT)<text:line-break/><text:tab/>(THINGS (&lt;&gt;) (BUTTON) LIGHTBUTTON-F<text:line-break/><text:tab/><text:tab/> <text:s text:c="2"/>(&lt;&gt;) (SIGN) HOUSE-SIGN-F<text:line-break/><text:tab/><text:tab/> <text:s text:c="2"/>(&lt;&gt;) (HOUSE FLOOR CLOSET KEYHOLE) STANDARD-F)<text:line-break/><text:tab/>(GLOBAL FRONT-DOOR)&gt;</text:span></text:p>
      <text:list xml:id="list63206041172049" text:continue-numbering="true" text:style-name="WWNum3">
        <text:list-item>
          <text:list>
            <text:list-item>
              <text:list>
                <text:list-item>
                  <text:p text:style-name="P90"><text:bookmark text:name="_3nqndbk"/><text:span text:style-name="T25">ROOT</text:span></text:p>
                </text:list-item>
              </text:list>
            </text:list-item>
          </text:list>
        </text:list-item>
      </text:list>
      <text:p text:style-name="P41"><text:span text:style-name="T16">&lt;ROOT&gt;</text:span></text:p>
      <text:p text:style-name="P43"/>
      <text:p text:style-name="P41"><text:span text:style-name="T15">MDL built-in</text:span></text:p>
      <text:p text:style-name="P43"/>
      <text:p text:style-name="P18"><text:span text:style-name="T15">ROOT</text:span> returns the <text:span text:style-name="T15">OBLIST</text:span> containing names of primitives (the same as <text:span text:style-name="T15">&lt;2 .OBLIST&gt;</text:span>). Initially it contains all predefined <text:span text:style-name="T15">SUBR</text:span>s or <text:span text:style-name="T15">FSUBR</text:span>s, as well as <text:span text:style-name="T15">OBLIST</text:span>, <text:span text:style-name="T15">DEFAULT</text:span>, <text:span text:style-name="T15">T</text:span>, etc.</text:p>
      <text:list xml:id="list63204753338104" text:continue-numbering="true" text:style-name="WWNum3">
        <text:list-item>
          <text:list>
            <text:list-item>
              <text:list>
                <text:list-item>
                  <text:p text:style-name="P90"><text:bookmark text:name="_22vxnjd"/><text:span text:style-name="T25">ROUTINE</text:span></text:p>
                </text:list-item>
              </text:list>
            </text:list-item>
          </text:list>
        </text:list-item>
      </text:list>
      <text:p text:style-name="P41"><text:span text:style-name="T16">&lt;ROUTINE name [activation-atom] arg-list body ...&gt;</text:span></text:p>
      <text:p text:style-name="P43"/>
      <text:p text:style-name="P41"><text:span text:style-name="T15">ZIL library</text:span></text:p>
      <text:p text:style-name="P43"/>
      <text:p text:style-name="P18">The <text:span text:style-name="T15">ROUTINE</text:span>s are the central building block in a ZIL-program. Inside the ROUTINE it is only possible to use the reduced instruction set that can be executed on the Z-machine. It is the instructions inside the ROUTINEs that are compiled to the actual ZIP-program.</text:p>
      <text:p text:style-name="P40"><text:span text:style-name="T15">ROUTINE</text:span> defines a program block with its own set of <text:span text:style-name="T15">bindings</text:span>. It is possible to specify an <text:span text:style-name="T15">activation-atom</text:span> to use as an argument to control the <text:span text:style-name="T15">RETURN</text:span> statement inside the <text:span text:style-name="T15">ROUTINE</text:span>. </text:p>
      <text:p text:style-name="P40">The arg-list is formatted the same way as FUNCTION, but the legal tokens is reduced to these:</text:p>
      <text:p text:style-name="P40"><text:tab/><text:span text:style-name="T15">Arguments</text:span><text:tab/>The required <text:span text:style-name="T15">arguments</text:span> for this <text:span text:style-name="T15">ROUTINE</text:span>. The <text:span text:style-name="T15">arguments</text:span> are <text:line-break/><text:tab/><text:tab/><text:tab/>bound to local variables inside this <text:span text:style-name="T15">ROUTINE</text:span>.<text:line-break/><text:tab/><text:span text:style-name="T15">"OPT"</text:span><text:tab/>The optional <text:span text:style-name="T15">arguments</text:span> for this <text:span text:style-name="T15">ROUTINE</text:span>. The <text:span text:style-name="T15">arguments</text:span> are <text:line-break/><text:tab/><text:tab/><text:tab/>bound to local variables inside this <text:span text:style-name="T15">ROUTINE</text:span> and can be defined with<text:line-break/><text:tab/><text:tab/><text:tab/>a default value. <text:span text:style-name="T15">"OPTIONAL"</text:span> is an alias for <text:span text:style-name="T15">"OPT"</text:span>.<text:line-break/><text:tab/><text:span text:style-name="T15">"AUX"</text:span><text:tab/>Followed by any number of <text:span text:style-name="T15">ATOM</text:span>s that becomes local variables inside<text:line-break/><text:tab/><text:tab/><text:tab/>this <text:span text:style-name="T15">ROUTINE</text:span> and can be defined with a default value. <text:span text:style-name="T15">"EXTRA"</text:span><text:line-break/><text:tab/><text:tab/><text:tab/>is a alias for <text:span text:style-name="T15">"AUX"</text:span>.<text:line-break/><text:tab/><text:span text:style-name="T15">"NAME"</text:span><text:tab/>Followed by an <text:span text:style-name="T15">ATOM</text:span> that becomes the <text:span text:style-name="T15">activation-atom</text:span> for this <text:line-break/><text:tab/><text:tab/><text:tab/><text:span text:style-name="T15">ROUTINE</text:span>. This is equivalent to naming the <text:span text:style-name="T15">activation-atom </text:span><text:s/>before <text:line-break/><text:tab/><text:tab/><text:tab/>the <text:span text:style-name="T15">arg-list</text:span>. <text:span text:style-name="T15">"ACT"</text:span> is an alias for <text:span text:style-name="T15">"NAME"</text:span>.</text:p>
      <text:p text:style-name="P40">Default values for <text:span text:style-name="T15">"OPT"</text:span> and <text:span text:style-name="T15">"AUX"</text:span> are defined by a two-element <text:span text:style-name="T15">LIST</text:span> whose first element is the <text:span text:style-name="T15">ATOM</text:span> and the second element is assigned to. </text:p>
      <text:p text:style-name="P40"><text:soft-page-break/><text:tab/><text:span text:style-name="T15">&lt;ROUTINE TEST ("AUX" (X 1) (Y 2)) &lt;+ .X .Y&gt;&gt;</text:span></text:p>
      <text:p text:style-name="P40">Means that the local variables <text:span text:style-name="T15">X</text:span> and <text:span text:style-name="T15">Y</text:span> are initially assigned 1 and 2.</text:p>
      <text:p text:style-name="P40">After the <text:span text:style-name="T15">arg-list</text:span> follows the ZIL-instructions that makes up the <text:span text:style-name="T15">body</text:span> of the <text:span text:style-name="T15">ROUTINE</text:span>.</text:p>
      <text:p text:style-name="P40">Example:</text:p>
      <text:p text:style-name="P40"><text:span text:style-name="T15"><text:tab/>;"Move all child objects from object src to object dst"<text:line-break/><text:tab/>&lt;ROUTINE MOVE-INVENTORY (SRC DST "AUX" X N)<text:line-break/><text:tab/><text:tab/>&lt;SET X &lt;FIRST? .SRC&gt;&gt;<text:line-break/><text:tab/><text:tab/>&lt;REPEAT ()<text:line-break/><text:tab/><text:tab/><text:tab/>&lt;COND (.X<text:line-break/><text:tab/><text:tab/><text:tab/><text:tab/>&lt;SET N &lt;NEXT? .X&gt;&gt;<text:line-break/><text:tab/><text:tab/><text:tab/><text:tab/>&lt;MOVE .X .DST&gt;<text:line-break/><text:tab/><text:tab/><text:tab/><text:tab/>&lt;SET X .N&gt;)<text:line-break/><text:tab/><text:tab/><text:tab/>(T &lt;RETURN&gt;)&gt;&gt;&gt;</text:span></text:p>
      <text:list xml:id="list63205806994338" text:continue-numbering="true" text:style-name="WWNum3">
        <text:list-item>
          <text:list>
            <text:list-item>
              <text:list>
                <text:list-item>
                  <text:p text:style-name="P90"><text:bookmark text:name="_i17xr6"/><text:span text:style-name="T25">ROUTINE-FLAGS</text:span></text:p>
                </text:list-item>
              </text:list>
            </text:list-item>
          </text:list>
        </text:list-item>
      </text:list>
      <text:p text:style-name="P41"><text:span text:style-name="T16">&lt;ROUTINE-FLAGS </text:span><text:span text:style-name="T15">CLEAN-STACK?</text:span><text:span text:style-name="T16">&gt;</text:span></text:p>
      <text:p text:style-name="P43"/>
      <text:p text:style-name="P41"><text:span text:style-name="T15">ZIL library</text:span></text:p>
      <text:p text:style-name="P43"/>
      <text:p text:style-name="P40">This sets flags to control how ZILF should compile. To clear, call FILE-FLAGS without any flags. The flags are:</text:p>
      <text:p text:style-name="P57"><text:span text:style-name="T15">CLEAN-STACK?</text:span> <text:tab/>Tells the compiler to generate extra code to remove unneeded values<text:line-break/><text:tab/><text:tab/><text:tab/><text:tab/>from the stack. Without it, the compiler will generate smaller code in<text:line-break/><text:tab/><text:tab/><text:tab/><text:tab/>some cases, at the risk of potentially causing stack overflow at<text:line-break/><text:tab/><text:tab/><text:tab/><text:tab/>runtime.</text:p>
      <text:p text:style-name="P40">Examples:</text:p>
      <text:p text:style-name="P40"><text:span text:style-name="T15"><text:tab/>&lt;FILE-FLAGS CLEAN-STACK?&gt;</text:span></text:p>
      <text:list xml:id="list63205027452256" text:continue-numbering="true" text:style-name="WWNum3">
        <text:list-item>
          <text:list>
            <text:list-item>
              <text:list>
                <text:list-item>
                  <text:p text:style-name="P90"><text:bookmark text:name="_320vgez"/><text:span text:style-name="T25">SET</text:span></text:p>
                </text:list-item>
              </text:list>
            </text:list-item>
          </text:list>
        </text:list-item>
      </text:list>
      <text:p text:style-name="P41"><text:span text:style-name="T16">&lt;SET atom value [environment]&gt;</text:span></text:p>
      <text:p text:style-name="P42"/>
      <text:p text:style-name="P41"><text:span text:style-name="T16">MDL </text:span><text:span text:style-name="T15">built-in</text:span></text:p>
      <text:p text:style-name="P42"/>
      <text:p text:style-name="P15"><text:span text:style-name="T3">Assign </text:span><text:span text:style-name="T7">value</text:span><text:span text:style-name="T3"> </text:span>to the local<text:span text:style-name="T3"> </text:span><text:span text:style-name="T7">atom</text:span><text:span text:style-name="T3">.</text:span></text:p>
      <text:p text:style-name="P15"><text:span text:style-name="T3">It i</text:span>s<text:span text:style-name="T3"> possible to supply an </text:span><text:span text:style-name="T7">environment</text:span><text:span text:style-name="T3"> for </text:span><text:span text:style-name="T7">SET</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45"><text:span text:style-name="T7">&lt;PROG (X) &lt;SET X 5&gt; &lt;RETURN .X&gt;&gt;<text:tab/>--&gt;<text:tab/>5 </text:span></text:p>
      <text:list xml:id="list63204983384002" text:continue-numbering="true" text:style-name="WWNum3">
        <text:list-item>
          <text:list>
            <text:list-item>
              <text:list>
                <text:list-item>
                  <text:p text:style-name="P90"><text:bookmark text:name="_1h65qms"/><text:span text:style-name="T25">SET-DEFSTRUCT-FILE-DEFAULTS</text:span></text:p>
                </text:list-item>
              </text:list>
            </text:list-item>
          </text:list>
        </text:list-item>
      </text:list>
      <text:p text:style-name="P41"><text:span text:style-name="T16">&lt;SET-DEFSTRUCT-FILE-DEFAULTS args ...&gt;</text:span></text:p>
      <text:p text:style-name="P43"/>
      <text:p text:style-name="P41"><text:span text:style-name="T15">MDL built-in</text:span></text:p>
      <text:p text:style-name="P43"/>
      <text:p text:style-name="P18"><text:span text:style-name="T15">SET-DEFSTRUCT-FILE-DEFAULTS</text:span> is used to change the default behaviour of the <text:span text:style-name="T15">struct-option</text:span> and the <text:span text:style-name="T15">field-option</text:span> tokens in <text:span text:style-name="T15">DEFSTRUCT.</text:span> </text:p>
      <text:p text:style-name="P18">The newly defined defaults are only active in the same file as they were defined. If a file is loaded via, for example, <text:span text:style-name="T15">FLOAD</text:span> or<text:span text:style-name="T15"> INSERT-FILE</text:span> the defaults are the built-in defaults inside these files. </text:p>
      <text:p text:style-name="P18">If <text:span text:style-name="T15">SET-DEFSTRUCT-FILE-DEFAULTS</text:span> is called without any arguments the built-in default behaviour is restored.</text:p>
      <text:p text:style-name="P18">The tokens that can have changed default behaviour are:</text:p>
      <text:p text:style-name="P18"><text:tab/><text:span text:style-name="T15">'CONSTRUCTOR</text:span><text:tab/>Replace the default constructor (<text:span text:style-name="T15">MAKE-</text:span>).<text:line-break/><text:tab/><text:span text:style-name="T15">'INIT-ARGS</text:span><text:tab/>Replace the init arguments to the base-type. This is empty by default.<text:line-break/><text:tab/><text:span text:style-name="T15">'NODECL</text:span><text:tab/><text:tab/>Use <text:span text:style-name="T15">'NODECL</text:span>, to get <text:span text:style-name="T15">'NODECL</text:span> by default.<text:line-break/><text:tab/><text:span text:style-name="T15">‘NOTYPE</text:span><text:tab/><text:tab/>Use <text:span text:style-name="T15">'NOTYPE</text:span>, to get <text:span text:style-name="T15">'NOTYPE</text:span> by default.<text:line-break/><text:tab/><text:span text:style-name="T15">'NTH</text:span><text:tab/><text:tab/><text:tab/>Default <text:span text:style-name="T15">ATOM</text:span> for this is <text:span text:style-name="T15">NTH</text:span>. Change to other with <text:line-break/><text:tab/><text:tab/><text:tab/><text:tab/><text:span text:style-name="T15">('NTH MY-NTH)</text:span>.<text:line-break/><text:tab/><text:span text:style-name="T15">'PRINTTYPE</text:span><text:tab/>Change the default <text:span text:style-name="T15">ATOM</text:span> for <text:span text:style-name="T15">PRINTTYPE</text:span> with <text:line-break/><text:tab/><text:tab/><text:tab/><text:tab/><text:span text:style-name="T15">('PRINTTYPE MY-PRINTTYPE)</text:span>.<text:line-break/><text:tab/><text:span text:style-name="T15">'PUT</text:span><text:tab/><text:tab/><text:tab/>Default <text:span text:style-name="T15">ATOM</text:span> for this is <text:span text:style-name="T15">PUT</text:span>. Change to other with <text:line-break/><text:tab/><text:tab/><text:tab/><text:tab/><text:span text:style-name="T15">('PUT MY-PUT)</text:span>.<text:line-break/><text:tab/><text:span text:style-name="T15">'START-OFFSET</text:span><text:tab/>Default value is 1. Change with <text:span text:style-name="T15">('START-OFFSET value)</text:span>.</text:p>
      <text:p text:style-name="P18">See <text:span text:style-name="T15">DEFSTRUCT</text:span> for more on user defined structures.</text:p>
      <text:p text:style-name="P18">Example:</text:p>
      <text:p text:style-name="P18"><text:tab/><text:span text:style-name="T15">&lt;SET-DEFSTRUCT-FILE-DEFAULTS ('NTH GETB) ('PUT PUTB) <text:line-break/><text:tab/><text:tab/>('START-OFFSET 0) 'NODECL ('INIT-ARGS (BYTE))&gt;<text:line-break/><text:tab/>&lt;DEFSTRUCT B-TBL TABLE (B-TBL-X FIX 65) (B-TBL-Y FIX 111)&gt;<text:line-break/><text:tab/>&lt;MAKE-B-TBL&gt;<text:tab/><text:tab/><text:tab/>--&gt;<text:tab/>#B-TBL %&lt;TABLE (BYTE) 65 111&gt;<text:line-break/><text:tab/>&lt;B-TBL-Y &lt;MAKE-B-TBL&gt;&gt;<text:tab/>--&gt;<text:tab/>111</text:span></text:p>
      <text:list xml:id="list63205657519286" text:continue-numbering="true" text:style-name="WWNum3">
        <text:list-item>
          <text:list>
            <text:list-item>
              <text:list>
                <text:list-item>
                  <text:p text:style-name="P90"><text:bookmark text:name="_415t9al"/><text:soft-page-break/><text:span text:style-name="T25">SETG</text:span></text:p>
                </text:list-item>
              </text:list>
            </text:list-item>
          </text:list>
        </text:list-item>
      </text:list>
      <text:p text:style-name="P41"><text:span text:style-name="T16">&lt;SETG atom value&gt;</text:span></text:p>
      <text:p text:style-name="P42"/>
      <text:p text:style-name="P41"><text:span text:style-name="T16">MDL </text:span><text:span text:style-name="T15">built-in</text:span></text:p>
      <text:p text:style-name="P42"/>
      <text:p text:style-name="P15"><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5"><text:span text:style-name="T3">Example:</text:span></text:p>
      <text:p text:style-name="P45"><text:span text:style-name="T7">&lt;SETG MYVAR 42&gt;<text:tab/>--&gt;<text:tab/>Store 42 in global atom MYVAR </text:span></text:p>
      <text:list xml:id="list63206007781516" text:continue-numbering="true" text:style-name="WWNum3">
        <text:list-item>
          <text:list>
            <text:list-item>
              <text:list>
                <text:list-item>
                  <text:p text:style-name="P90"><text:bookmark text:name="_2gb3jie"/><text:span text:style-name="T25">SETG20</text:span></text:p>
                </text:list-item>
              </text:list>
            </text:list-item>
          </text:list>
        </text:list-item>
      </text:list>
      <text:p text:style-name="P41"><text:span text:style-name="T16">&lt;SETG20 atom value&gt;</text:span></text:p>
      <text:p text:style-name="P42"/>
      <text:p text:style-name="P41"><text:span text:style-name="T16">ZIL library</text:span></text:p>
      <text:p text:style-name="P42"/>
      <text:p text:style-name="P15"><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5"><text:span text:style-name="T7">SETG20</text:span><text:span text:style-name="T3"> is an alias for </text:span><text:span text:style-name="T7">SETG</text:span><text:span text:style-name="T3">.</text:span></text:p>
      <text:p text:style-name="P15"><text:span text:style-name="T3">Example:</text:span></text:p>
      <text:p text:style-name="P45"><text:span text:style-name="T7">&lt;SETG20 MYVAR 42&gt;<text:tab/>--&gt;<text:tab/>Store 42 in global atom MYVAR </text:span></text:p>
      <text:list xml:id="list63205493791001" text:continue-numbering="true" text:style-name="WWNum3">
        <text:list-item>
          <text:list>
            <text:list-item>
              <text:list>
                <text:list-item>
                  <text:p text:style-name="P90"><text:bookmark text:name="_vgdtq7"/><text:span text:style-name="T25">SORT</text:span></text:p>
                </text:list-item>
              </text:list>
            </text:list-item>
          </text:list>
        </text:list-item>
      </text:list>
      <text:p text:style-name="P41"><text:span text:style-name="T16">&lt;SORT predicate vector [record-size] [key-offset] </text:span></text:p>
      <text:p text:style-name="P41"><text:span text:style-name="T16"><text:tab/><text:tab/>[vector [record-size] </text:span><text:span text:style-name="T15"><text:s/>...</text:span><text:span text:style-name="T16">]&gt;</text:span></text:p>
      <text:p text:style-name="P43"/>
      <text:p text:style-name="P41"><text:span text:style-name="T15">MDL built-in</text:span></text:p>
      <text:p text:style-name="P43"/>
      <text:p text:style-name="P18"><text:span text:style-name="T15">SORT</text:span> can sort a <text:span text:style-name="T15">VECTOR</text:span> (or <text:span text:style-name="T15">TUPLE</text:span>). The <text:span text:style-name="T15">predicate</text:span> can either be <text:span text:style-name="T15">&lt;&gt;</text:span> or a <text:span text:style-name="T15">FUNCTION</text:span> that takes two keys and returns <text:span text:style-name="T15">TRUE</text:span> if the two records are correctly sorted and <text:span text:style-name="T15">FALSE</text:span> if they are incorrectly sorted. For example <text:span text:style-name="T15">,G?</text:span> will sort keys in ascending order and <text:span text:style-name="T15">,L?</text:span> will sort keys in descending order. If the <text:span text:style-name="T15">predicate</text:span> is <text:span text:style-name="T15">&lt;&gt;</text:span> the keys must be of the same <text:span text:style-name="T15">TYPE</text:span> and the <text:span text:style-name="T15">vector</text:span> will be sorted in ascending order.</text:p>
      <text:p text:style-name="P18">The <text:span text:style-name="T15">record-size</text:span> is the length of each record (default value is 1) and the <text:span text:style-name="T15">key-offset</text:span> is the offset in the record to the value to use as the sort key (default value is 0).</text:p>
      <text:p text:style-name="P18">If additional <text:span text:style-name="T15">vector</text:span>s are supplied all <text:span text:style-name="T15">vector</text:span>s can have their own record length but each <text:span text:style-name="T15">vector</text:span> must have the same number of records. Records in the additional <text:span text:style-name="T15">vector</text:span>s are interchanged based on how the main <text:span text:style-name="T15">vector</text:span> is sorted.</text:p>
      <text:p text:style-name="P18"><text:span text:style-name="T15">SORT</text:span> returns the first sorted <text:span text:style-name="T15">vector</text:span>.</text:p>
      <text:p text:style-name="P18">Examples:</text:p>
      <text:p text:style-name="P18"><text:span text:style-name="T15"><text:tab/>&lt;SORT &lt;&gt; [3 4 2 1]&gt;<text:tab/><text:tab/>--&gt;<text:tab/>[1 2 3 4]</text:span></text:p>
      <text:p text:style-name="P18"><text:span text:style-name="T15"><text:tab/>&lt;SET V [1 MONEY 2 SHOW 3 READY 4 GO]&gt;<text:line-break/><text:tab/>&lt;SORT &lt;&gt; .V 2 1&gt;<text:tab/><text:tab/>--&gt;<text:tab/>[4 GO 1 MONEY 3 READY 2 SHOW]<text:line-break/><text:tab/>&lt;SORT ,L? .V 2&gt;<text:tab/><text:tab/>--&gt;<text:tab/>[4 GO 3 READY 2 SHOW 1 MONEY]</text:span></text:p>
      <text:p text:style-name="P57"><text:span text:style-name="T15">&lt;SET V [1 MONEY 2 SHOW 3 READY 4 GO]&gt;<text:line-break/><text:tab/>&lt;SORT &lt;&gt; [5 1 6 3 7 2 8 4] 1 0 .V 1&gt;<text:line-break/><text:tab/>.V<text:tab/><text:tab/><text:tab/><text:tab/><text:tab/>--&gt;<text:tab/>[MONEY READY SHOW GO 1 2 3 4]</text:span></text:p>
      <text:list xml:id="list63205702981371" text:continue-numbering="true" text:style-name="WWNum3">
        <text:list-item>
          <text:list>
            <text:list-item>
              <text:list>
                <text:list-item>
                  <text:p text:style-name="P90"><text:bookmark text:name="_3fg1ce0"/><text:span text:style-name="T25">SPNAME</text:span></text:p>
                </text:list-item>
              </text:list>
            </text:list-item>
          </text:list>
        </text:list-item>
      </text:list>
      <text:p text:style-name="P41"><text:span text:style-name="T16">&lt;SPNAME atom&gt;</text:span></text:p>
      <text:p text:style-name="P43"/>
      <text:p text:style-name="P41"><text:span text:style-name="T15">MDL built-in</text:span></text:p>
      <text:p text:style-name="P43"/>
      <text:p text:style-name="P40"><text:soft-page-break/><text:span text:style-name="T15">SPNAME</text:span> ("shared printed name") should return the same string of the <text:span text:style-name="T15">atom</text:span>’s pname that is in its <text:span text:style-name="T15">OBLIST</text:span> (i.e. pointing to the same storage and therefore not able to change or modify). </text:p>
      <text:p text:style-name="P40">ZILF treats <text:span text:style-name="T15">SPNAME</text:span> as an alias to <text:span text:style-name="T15">PNAME</text:span> and returns a string copy of the <text:span text:style-name="T15">atom</text:span>’s pname.</text:p>
      <text:p text:style-name="P40">See <text:span text:style-name="T15">PNAME</text:span>.</text:p>
      <text:list xml:id="list63205368625100" text:continue-numbering="true" text:style-name="WWNum3">
        <text:list-item>
          <text:list>
            <text:list-item>
              <text:list>
                <text:list-item>
                  <text:p text:style-name="P90"><text:bookmark text:name="_1ulbmlt"/><text:span text:style-name="T25">STRING</text:span></text:p>
                </text:list-item>
              </text:list>
            </text:list-item>
          </text:list>
        </text:list-item>
      </text:list>
      <text:p text:style-name="P41"><text:span text:style-name="T16">&lt;STRING values ...&gt;</text:span></text:p>
      <text:p text:style-name="P42"/>
      <text:p text:style-name="P41"><text:span text:style-name="T16">MDL </text:span><text:span text:style-name="T15">built-in</text:span></text:p>
      <text:p text:style-name="P42"/>
      <text:p text:style-name="P15"><text:span text:style-name="T7">STRING</text:span><text:span text:style-name="T3"> returns a concatenated string of all </text:span><text:span text:style-name="T7">values</text:span><text:span text:style-name="T3">. </text:span><text:span text:style-name="T7">values</text:span><text:span text:style-name="T3"> can be </text:span><text:span text:style-name="T7">character</text:span><text:span text:style-name="T3"> or </text:span><text:span text:style-name="T7">string</text:span><text:span text:style-name="T3">.</text:span></text:p>
      <text:p text:style-name="P15"><text:span text:style-name="T3">A string is a block of contiguous bytes where each byte holds a character. See more about </text:span><text:span text:style-name="T7">STRING </text:span><text:span text:style-name="T3"><text:s/>structure in </text:span><text:span text:style-name="T2">The MDL Programming Language, Appendix 1</text:span><text:span text:style-name="T3">.</text:span></text:p>
      <text:p text:style-name="P15"><text:span text:style-name="T3">Example:</text:span></text:p>
      <text:p text:style-name="P15"><text:span text:style-name="T3"><text:tab/></text:span><text:span text:style-name="T7">&lt;STRING !\A &lt;ASCII 66&gt; "CD"&gt;<text:tab/><text:tab/>--&gt;<text:tab/>"ABCD"</text:span></text:p>
      <text:list xml:id="list63204556813224" text:continue-numbering="true" text:style-name="WWNum3">
        <text:list-item>
          <text:list>
            <text:list-item>
              <text:list>
                <text:list-item>
                  <text:p text:style-name="P90"><text:bookmark text:name="_4ekz59m"/><text:span text:style-name="T25">STRUCTURED?</text:span></text:p>
                </text:list-item>
              </text:list>
            </text:list-item>
          </text:list>
        </text:list-item>
      </text:list>
      <text:p text:style-name="P41"><text:span text:style-name="T16">&lt;STRUCTURED? value&gt;</text:span></text:p>
      <text:p text:style-name="P42"/>
      <text:p text:style-name="P41"><text:span text:style-name="T16">MDL </text:span><text:span text:style-name="T15">built-in</text:span></text:p>
      <text:p text:style-name="P42"/>
      <text:p text:style-name="P15"><text:span text:style-name="T15">STRUCTURED?</text:span><text:span text:style-name="T3"> is a predicate and </text:span>r<text:span text:style-name="T3">eturns true if </text:span><text:span text:style-name="T7">value</text:span><text:span text:style-name="T3"> is of a structured </text:span><text:span text:style-name="T7">TYPE</text:span><text:span text:style-name="T3">. The structured </text:span><text:span text:style-name="T7">TYPE</text:span><text:span text:style-name="T3">s are:</text:span></text:p>
      <text:p text:style-name="P15"><text:span text:style-name="T7"><text:tab/>CHANNEL<text:line-break/><text:tab/>DECL<text:line-break/><text:tab/>FALSE<text:line-break/><text:tab/>FORM<text:line-break/><text:tab/>FUNCTION<text:line-break/><text:tab/>LIST<text:line-break/><text:tab/>MACRO<text:line-break/><text:tab/>OBLIST<text:line-break/><text:tab/>SEGMENT<text:line-break/><text:tab/>SPLICE<text:line-break/><text:tab/>STRING<text:line-break/><text:tab/>VECTOR</text:span></text:p>
      <text:p text:style-name="P15"><text:span text:style-name="T3">Examples:</text:span></text:p>
      <text:p text:style-name="P15"><text:span text:style-name="T7"><text:tab/>&lt;STRUCTURED? &lt;LIST 1 2 3&gt;&gt;<text:tab/>--&gt;<text:tab/>T<text:line-break/><text:tab/>&lt;STRUCTURED? &lt;TABLE 1 2 3&gt;&gt;<text:tab/>--&gt;<text:tab/>#F</text:span><text:span text:style-name="T15">ALSE</text:span></text:p>
      <text:list xml:id="list63205539488715" text:continue-numbering="true" text:style-name="WWNum3">
        <text:list-item>
          <text:list>
            <text:list-item>
              <text:list>
                <text:list-item>
                  <text:p text:style-name="P90"><text:bookmark text:name="_2tq9fhf"/><text:span text:style-name="T25">SUBSTRUC</text:span></text:p>
                </text:list-item>
              </text:list>
            </text:list-item>
          </text:list>
        </text:list-item>
      </text:list>
      <text:p text:style-name="P41"><text:span text:style-name="T16">&lt;SUBSTRUC structure-from [rest] [amount] [structure-to]&gt;</text:span></text:p>
      <text:p text:style-name="P42"/>
      <text:p text:style-name="P41"><text:span text:style-name="T16">MDL </text:span><text:span text:style-name="T15">built-in</text:span></text:p>
      <text:p text:style-name="P42"/>
      <text:p text:style-name="P15"><text:span text:style-name="T3">Copies an </text:span><text:span text:style-name="T7">amount</text:span><text:span text:style-name="T3"> number of elements, starting at </text:span><text:span text:style-name="T7">rest</text:span><text:span text:style-name="T3">, from </text:span><text:span text:style-name="T7">structure-from</text:span><text:span text:style-name="T3">. The result is copied into </text:span><text:span text:style-name="T7">structure-to</text:span><text:span text:style-name="T3">, if supplied, otherwise a new </text:span><text:span text:style-name="T7">structure</text:span><text:span text:style-name="T3"> is returned.</text:span></text:p>
      <text:p text:style-name="P15"><text:span text:style-name="T3">Default value for </text:span><text:span text:style-name="T7">rest</text:span><text:span text:style-name="T3"> is 0 and default value for </text:span><text:span text:style-name="T7">amount</text:span><text:span text:style-name="T3"> is </text:span><text:span text:style-name="T7">LENGTH</text:span><text:span text:style-name="T3"> – </text:span><text:span text:style-name="T7">rest</text:span><text:span text:style-name="T3"> (in other words, copies from </text:span><text:span text:style-name="T7">rest</text:span><text:span text:style-name="T3"> to end of </text:span><text:span text:style-name="T7">structure-from</text:span><text:span text:style-name="T3">).</text:span></text:p>
      <text:p text:style-name="P15"><text:span text:style-name="T7">structure-from</text:span><text:span text:style-name="T3"> must be of </text:span><text:span text:style-name="T7">PRIMTYPE</text:span><text:span text:style-name="T3"> </text:span><text:span text:style-name="T7">LIST</text:span><text:span text:style-name="T3">, </text:span><text:span text:style-name="T7">VECTOR</text:span><text:span text:style-name="T3"> or </text:span><text:span text:style-name="T7">STRING</text:span><text:span text:style-name="T3"> and </text:span><text:span text:style-name="T7">structure-to</text:span><text:span text:style-name="T3"> must be of the same </text:span><text:span text:style-name="T7">PRIMTYPE</text:span><text:span text:style-name="T3"> as </text:span><text:span text:style-name="T7">struture-from</text:span><text:span text:style-name="T3"> and have enough room for the </text:span><text:span text:style-name="T8">SUBSTRUC</text:span><text:span text:style-name="T3"> to fit.</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REST</text:span><text:span text:style-name="T3"> and </text:span><text:span text:style-name="T7">TOP</text:span><text:span text:style-name="T3">.</text:span></text:p>
      <text:p text:style-name="P15"><text:span text:style-name="T3">Examples:</text:span></text:p>
      <text:p text:style-name="P15"><text:span text:style-name="T3"><text:tab/></text:span><text:span text:style-name="T7">&lt;SUBSTRUC "ABCD" 1 2&gt;<text:tab/><text:tab/>--&gt;<text:tab/>"BC"<text:line-break/><text:line-break/><text:tab/>&lt;SETG STR1 "EEEEEE"&gt;<text:line-break/><text:tab/>&lt;SUBSTRUC "ABCD" 1 2 ,STR1&gt;<text:tab/>--&gt;<text:tab/>STR1 = "BCEEEEEE"</text:span></text:p>
      <text:list xml:id="list63205416026563" text:continue-numbering="true" text:style-name="WWNum3">
        <text:list-item>
          <text:list>
            <text:list-item>
              <text:list>
                <text:list-item>
                  <text:p text:style-name="P90"><text:bookmark text:name="_18vjpp8"/>SUPPRESS-WARNINGS?</text:p>
                </text:list-item>
                <text:list-item>
                  <text:p text:style-name="P8"><text:span text:style-name="T15">&lt;SUPPRESS-WARNINGS? all | none | codes ...&gt;<text:line-break/><text:line-break/>ZILF compiler directive<text:line-break/></text:span></text:p>
                </text:list-item>
              </text:list>
            </text:list-item>
          </text:list>
        </text:list-item>
      </text:list>
      <text:p text:style-name="P18"><text:span text:style-name="T15">SUPPRESS-WARNINGS?</text:span> tells the compiler how to treat warnings. <text:span text:style-name="T15">NONE</text:span> is the default.</text:p>
      <text:p text:style-name="P18"><text:tab/><text:span text:style-name="T15">ALL</text:span><text:tab/><text:tab/>Suppress all warnings.<text:line-break/><text:tab/><text:span text:style-name="T15">NONE</text:span><text:tab/><text:tab/>Don’t suppress any warnings.<text:line-break/><text:tab/><text:span text:style-name="T15">codes</text:span><text:tab/>Suppress listet warning codes. </text:p>
      <text:p text:style-name="P18"><text:soft-page-break/>Examples:</text:p>
      <text:p text:style-name="P57"><text:span text:style-name="T15">;"Examples must be compiled with -w, otherwise warnings is<text:line-break/><text:tab/> <text:s/>always suppressed."</text:span></text:p>
      <text:p text:style-name="P57"><text:span text:style-name="T15">;"Compiles with warnings"<text:line-break/><text:tab/>&lt;SUPPRESS-WARNINGS? NONE&gt;<text:line-break/><text:tab/>&lt;GLOBAL X 5&gt;<text:line-break/><text:tab/>&lt;ROUTINE GO () &lt;TELL N .X&gt;&gt;</text:span></text:p>
      <text:p text:style-name="P57"><text:span text:style-name="T15">;"Compiles with suppressed warnings"<text:line-break/><text:tab/>&lt;SUPPRESS-WARNINGS? ALL&gt;<text:line-break/><text:tab/>&lt;GLOBAL X 5&gt;<text:line-break/><text:tab/>&lt;ROUTINE GO () &lt;TELL N .X&gt;&gt;</text:span></text:p>
      <text:p text:style-name="P57"><text:span text:style-name="T15">;"Compiles with suppressed warnings"<text:line-break/><text:tab/>&lt;SUPPRESS-WARNINGS? "ZIL0204"&gt;<text:line-break/><text:tab/>&lt;GLOBAL X 5&gt;<text:line-break/><text:tab/>&lt;ROUTINE GO () &lt;TELL N .X&gt;&gt;</text:span></text:p>
      <text:list xml:id="list63206306729736" text:continue-numbering="true" text:style-name="WWNum3">
        <text:list-item>
          <text:list>
            <text:list-item>
              <text:list>
                <text:list-item>
                  <text:p text:style-name="P90"><text:bookmark text:name="_s1gwiysqrg1z"/><text:span text:style-name="T25">SYNONYM</text:span></text:p>
                </text:list-item>
              </text:list>
            </text:list-item>
          </text:list>
        </text:list-item>
      </text:list>
      <text:p text:style-name="P41"><text:span text:style-name="T16">&lt;SYNONYM original synonyms ...&gt;</text:span></text:p>
      <text:p text:style-name="P43"/>
      <text:p text:style-name="P41"><text:span text:style-name="T15">ZIL parser library</text:span></text:p>
      <text:p text:style-name="P43"/>
      <text:p text:style-name="P18"><text:span text:style-name="T15">SYNONYM</text:span> creates one or more synonyms to the original verb, adjective, preposition or direction. Instead of <text:s/><text:span text:style-name="T15">SYNONYM</text:span> it is also possible to use <text:span text:style-name="T15">VERB-SYNONYM, ADJ-SYNONYM</text:span>, <text:span text:style-name="T15">PREP-SYNONYM</text:span> and <text:span text:style-name="T15">DIR-SYNONYM</text:span> for verbs, adjectives, prepositions and directions respectively, ZILF handles them all like aliases to <text:span text:style-name="T15">SYNONYM</text:span>.</text:p>
      <text:p text:style-name="P40"><office:annotation office:name="__Annotation__18665_3695253710"><dc:creator>Jason Compton</dc:creator><dc:date>2020-08-30T19:40:18</dc:date><text:p><text:span text:style-name="T33">(discussion pending)</text:span></text:p></office:annotation>Note that due to the way words, especially adjectives and nouns, <text:s/>are stored in the vocabulary synonyms for adjectives only work in version 3 (ZIP) games.<office:annotation-end office:name="__Annotation__18665_3695253710"/></text:p>
      <text:p text:style-name="P18">Examples:</text:p>
      <text:p text:style-name="P18"><text:span text:style-name="T15"><text:tab/>&lt;SYNONYM NORTH FORE&gt;<text:line-break/><text:tab/>&lt;SYNONYM SOUTH AFT&gt;<text:line-break/><text:tab/>&lt;SYNONYM WEST PORT&gt;<text:line-break/><text:tab/>&lt;SYNONYM EAST STARBOARD&gt;</text:span></text:p>
      <text:p text:style-name="P18"><text:span text:style-name="T15"><text:tab/>&lt;SYNTAX PUT OBJECT = V-INSERT&gt;<text:line-break/><text:tab/>&lt;VERB-SYNONYM PUT SLIDE DIP SOAK&gt;</text:span></text:p>
      <text:list xml:id="list63204720564618" text:continue-numbering="true" text:style-name="WWNum3">
        <text:list-item>
          <text:list>
            <text:list-item>
              <text:list>
                <text:list-item>
                  <text:p text:style-name="P90"><text:bookmark text:name="_3sv78d1"/><office:annotation office:name="__Annotation__18699_3695253710"><dc:creator>Henrik Åsman</dc:creator><dc:date>2021-02-15T15:15:13</dc:date><text:p><text:span text:style-name="T33">SYNTAX can take a third parameter after the equal sign, which overrides the action name, used when the same action routine implements multiple verbs that only need to be distinguished in rare cases</text:span></text:p><text:p/><text:p><text:span text:style-name="T33">For example, from Lurking Horror:</text:span></text:p><text:p><text:span text:style-name="T33">&lt;SYNTAX SIT AT OBJECT = V-SIT &lt;&gt; SIT-AT&gt;</text:span></text:p><text:p><text:span text:style-name="T33">...which is then used exactly once, to redirect SIT AT COMPUTER to SIT CHAIR</text:span></text:p></office:annotation><text:span text:style-name="T25">SYNTAX</text:span></text:p>
                </text:list-item>
              </text:list>
            </text:list-item>
          </text:list>
        </text:list-item>
      </text:list>
      <text:p text:style-name="P41"><text:span text:style-name="T16">&lt;SYNTAX verb [prep1] [OBJECT] [(FIND flag-name)] </text:span></text:p>
      <text:p text:style-name="P41"><text:span text:style-name="T16"><text:tab/><text:tab/>[(search-flags ...)] [prep2] [OBJECT] </text:span></text:p>
      <text:p text:style-name="P41"><text:span text:style-name="T16"><text:tab/><text:tab/>[(FIND flag-name)] [(search-flags ...)]</text:span></text:p>
      <text:p text:style-name="P41"><text:span text:style-name="T16"><text:s text:c="8"/><text:tab/>= action-routine-name [preaction-routine-name]&gt;</text:span><office:annotation-end office:name="__Annotation__18699_3695253710"/></text:p>
      <text:p text:style-name="P43"/>
      <text:p text:style-name="P41"><text:span text:style-name="T15">ZIL parser library</text:span></text:p>
      <text:p text:style-name="P43"/>
      <text:p text:style-name="P18"><text:span text:style-name="T15">SYNTAX</text:span> defines a <text:span text:style-name="T15">verb</text:span>-phrase and specifies which <text:span text:style-name="T15">action-routine-name</text:span> should be called when an input matches this <text:span text:style-name="T15">verb</text:span>-phrase. A <text:span text:style-name="T15">SYNTAX</text:span> must contain a <text:span text:style-name="T15">verb</text:span> and an <text:span text:style-name="T15">action-routine-name</text:span>. Optionally it can contain one direct noun-phrase, the first token <text:span text:style-name="T15">OBJECT</text:span>, and one indirect noun-phrase, the second token <text:span text:style-name="T15">OBJECT</text:span>. Each noun-phrase can also have a corresponding preposition, <text:span text:style-name="T15">prep1</text:span> and <text:span text:style-name="T15">prep2</text:span> respectively.</text:p>
      <text:p text:style-name="P18">The noun-phrases can have <text:span text:style-name="T15">FIND</text:span> and search, <text:span text:style-name="T15">search-flags</text:span>, conditions defined. The token <text:span text:style-name="T15">FIND</text:span> means that the <text:span text:style-name="T15">OBJECT</text:span> must have the <text:span text:style-name="T15">flag-name</text:span> bit set. If there is only one <text:span text:style-name="T15">OBJECT</text:span> in the scope that meets the <text:span text:style-name="T15">FIND</text:span> condition the parser makes a GWIM (“Get what I mean”). For example if there is only one doore in the room with the <text:span text:style-name="T15">DOORBIT</text:span> set an <text:span text:style-name="T15">OPEN</text:span> assumes that you mean that door.</text:p>
      <text:p text:style-name="P18">One special case of <text:span text:style-name="T15">FIND</text:span> is when there is no indirect <text:span text:style-name="T15">OBJECT</text:span> but the <text:span text:style-name="T15">SYNTAX</text:span> ends with a preposition. In these cases a special bit, <text:span text:style-name="T15">KLUDGEBIT</text:span> (or <text:span text:style-name="T15">ROOMBIT</text:span>), is used so that the player can type sentences like “turn machine on” (<text:span text:style-name="T15">&lt;SYNTAX TURN OBJECT (FIND DEVICEBIT) ON OBJECT (FIND KLUDGEBIT) = V-TURN-ON&gt;</text:span>). <text:s/></text:p>
      <text:p text:style-name="P18">The <text:span text:style-name="T15">search-flags</text:span> <text:span text:style-name="T15">HAVE</text:span>, <text:span text:style-name="T15">MANY</text:span> and <text:span text:style-name="T15">TAKE</text:span> define the following rules for the <text:span text:style-name="T15">OBJECT</text:span>:<text:tab/></text:p>
      <text:p text:style-name="P18"><text:span text:style-name="T15"><text:tab/>HAVE<text:tab/><text:tab/></text:span>The <text:span text:style-name="T15">OBJECT</text:span> must be in the player’s inventory (or inside open containers in <text:line-break/><text:tab/><text:tab/><text:tab/>the player’s inventory). If the OBJECT is not in the inventory the parser fails <text:line-break/><text:tab/><text:tab/><text:tab/>and prints something like “You don’t have the x,”. <text:line-break/><text:tab/><text:span text:style-name="T15">MANY<text:tab/><text:tab/></text:span>It is possible to use multiple <text:span text:style-name="T15">OBJECT</text:span>s with this <text:span text:style-name="T15">verb</text:span>.<text:span text:style-name="T15"><text:line-break/></text:span><text:tab/><text:span text:style-name="T15">TAKE<text:tab/><text:tab/></text:span>If the <text:span text:style-name="T15">OBJECT</text:span> is not in <text:s/>the player’s inventory but takeble the parser <text:line-break/><text:tab/><text:tab/><text:tab/>attempts to take the <text:span text:style-name="T15">OBJECT</text:span>, an so called implicit take is performed, before <text:line-break/><text:tab/><text:tab/><text:tab/>continuing (the <text:span text:style-name="T15">OBJECT</text:span> is moved to the player’s inventory<text:tab/>and the parser <text:line-break/><text:tab/><text:tab/><text:tab/>prints something like “[Taken.]”).</text:p>
      <text:p text:style-name="P18">The <text:span text:style-name="T15">search-flags</text:span> <text:span text:style-name="T15">CARRIED</text:span>, <text:span text:style-name="T15">HELD</text:span>, <text:span text:style-name="T15">IN-ROOM</text:span> and <text:span text:style-name="T15">ON-GROUND</text:span> can be seen as hints to the parser where to first look for the <text:span text:style-name="T15">OBJECT</text:span>. These flags define the scope for the search. Note that these flags are only hints to the parser and if the <text:span text:style-name="T15">OBJECT</text:span> is not in the defined scope the parser continues the search in the other scopes before it fails. The default value for scope is that all flags are set.</text:p>
      <text:p text:style-name="P18"><text:span text:style-name="T15"><text:tab/>CARRIED<text:tab/></text:span>Search for the <text:span text:style-name="T15">OBJECT</text:span> inside open containers in the player’s inventory.<text:span text:style-name="T15"><text:line-break/><text:tab/>HELD<text:tab/><text:tab/></text:span>Search for <text:span text:style-name="T15">t</text:span>he <text:span text:style-name="T15">OBJECT</text:span> in the player’s inventory at top-level (not inside <text:line-break/><text:tab/><text:tab/><text:tab/>other containers).<text:span text:style-name="T15"><text:line-break/><text:tab/>IN-ROOM<text:tab/></text:span>Search for <text:span text:style-name="T15">t</text:span>he <text:span text:style-name="T15">OBJECT</text:span> inside containers on the ground.<text:line-break/><text:span text:style-name="T15"><text:tab/>ON-GROUND<text:tab/></text:span>Search for <text:span text:style-name="T15">t</text:span>he <text:span text:style-name="T15">OBJECT</text:span> on the ground at the top-level.</text:p>
      <text:p text:style-name="P18">Finally after the token <text:span text:style-name="T15">=</text:span> (equal-sign) there is one or two <text:span text:style-name="T15">ROUTINE</text:span>-names specified, <text:span text:style-name="T15">action-routine-name</text:span> and <text:span text:style-name="T15">preaction-routine-name</text:span> (optional). By convention these handlers are usually named <text:span text:style-name="T15">V-verb</text:span> and <text:span text:style-name="T15">PRE-verb</text:span>, respectively. </text:p>
      <text:p text:style-name="P18">The <text:span text:style-name="T15">preaction-routine-name</text:span> is fired before the <text:span text:style-name="T15">OBJECT</text:span>s action-routine and the <text:span text:style-name="T15">action-routine-name</text:span> is fired after the <text:span text:style-name="T15">OBJECT</text:span>s action-routine. The preaction is usually used to check the prerequisites for the <text:span text:style-name="T15">verb</text:span>, for example that you have a weapon before attacking something so you don’t have to check that in every attackable <text:span text:style-name="T15">OBJECT</text:span>s action-routine. The <text:span text:style-name="T15">action-routine-name</text:span> is usually used to handle response when the <text:span text:style-name="T15">OBJECT</text:span>s action-routine fails.</text:p>
      <text:p text:style-name="P18">Each occurrence of an <text:span text:style-name="T15">action-routine-name</text:span> together with an optional <text:span text:style-name="T15">preaction-routine-name</text:span> must always have the same pattern (same <text:span text:style-name="T15">action-routine-name</text:span> can’t exist with different <text:span text:style-name="T15">preaction-routine-name</text:span>s). </text:p>
      <text:p text:style-name="P18">It is possible to replace the <text:span text:style-name="T15">search-flags</text:span> with the <text:span text:style-name="T15">GVAL</text:span> <text:span text:style-name="T15">NEW-SFLAGS</text:span>. This is used with the new parser in Arthur, Shogun and Zork Zero where the <text:span text:style-name="T15">search-flags</text:span> <text:span text:style-name="T15">ALL</text:span>, <text:span text:style-name="T15">ROOM</text:span>, <text:span text:style-name="T15">HELD</text:span>, <text:span text:style-name="T15">CARRIED</text:span>, <text:span text:style-name="T15">IN-ROOM</text:span>, <text:span text:style-name="T15">ON-GROUND</text:span>, <text:span text:style-name="T15">EVERYWHERE</text:span>, <text:span text:style-name="T15">MOBY</text:span> and <text:span text:style-name="T15">ADJACENT</text:span> are defined.</text:p>
      <text:p text:style-name="P18">Examples:</text:p>
      <text:p text:style-name="P18"><text:span text:style-name="T15"><text:tab/>&lt;SYNTAX QUIT = V-QUIT&gt;<text:line-break/><text:tab/>&lt;SYNTAX CONTEMPLATE OBJECT = V-THINK-ABOUT&gt;<text:line-break/><text:tab/>&lt;SYNTAX TAKE OBJECT (FIND TAKEBIT) (MANY ON-GROUND IN-ROOM) <text:line-break/><text:tab/><text:tab/>= V-TAKE&gt;<text:line-break/><text:tab/>&lt;SYNTAX PUT OBJECT (MANY TAKE HELD CARRIED) IN OBJECT <text:line-break/><text:tab/><text:tab/>(FIND CONTBIT) = V-PUT-IN PRE-PUT-IN&gt;<text:line-break/><text:tab/>&lt;SYNTAX WAKE OBJECT (FIND PERSONBIT) = V-WAKE&gt;</text:span></text:p>
      <text:p text:style-name="P57"><text:soft-page-break/><text:span text:style-name="T15">&lt;SYNTAX WAKE UP OBJECT (FIND PERSONBIT) = V-WAKE&gt;<text:line-break/><text:tab/>&lt;SYNTAX WAKE OBJECT (FIND PERSONBIT) UP OBJECT <text:line-break/><text:tab/><text:tab/>(FIND KLUDGEBIT) = V-WAKE&gt;</text:span></text:p>
      <text:p text:style-name="P92"><text:bookmark text:name="_p6ra8x7xj7ul"/>TABLE</text:p>
      <text:p text:style-name="P41"><text:span text:style-name="T16">&lt;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text:span></text:p>
      <text:p text:style-name="P15"><text:span text:style-name="T3">These </text:span><text:span text:style-name="T7">flags</text:span><text:span text:style-name="T3"> control the format of the table:</text:span></text:p>
      <text:list xml:id="list2278451041" text:style-name="WWNum10">
        <text:list-item>
          <text:p text:style-name="P74"><text:span text:style-name="T7">WORD</text:span><text:span text:style-name="T3"> causes the elements to be 2-byte words. This is the default.</text:span></text:p>
        </text:list-item>
        <text:list-item>
          <text:p text:style-name="P74"><text:span text:style-name="T7">BYTE</text:span><text:span text:style-name="T3"> causes the elements to be single bytes.</text:span></text:p>
        </text:list-item>
        <text:list-item>
          <text:p text:style-name="P74"><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79"><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5"><text:span text:style-name="T3">These </text:span><text:span text:style-name="T7">flags</text:span><text:span text:style-name="T3"> alter the table without changing its basic format:</text:span></text:p>
      <text:list xml:id="list3160555992" text:style-name="WWNum8">
        <text:list-item>
          <text:p text:style-name="P75"><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80"><text:span text:style-name="T7">PURE</text:span><text:span text:style-name="T3"> causes the table to be compiled into static memory (ROM).</text:span></text:p>
        </text:list-item>
      </text:list>
      <text:p text:style-name="P15"><text:span text:style-name="T3">The flag </text:span><text:span text:style-name="T7">LENGTH</text:span><text:span text:style-name="T3"> </text:span>is<text:span text:style-name="T3"> implied in </text:span><text:span text:style-name="T15">LTABLE</text:span><text:span text:style-name="T3"> and </text:span><text:span text:style-name="T15">PLTABLE</text:span><text:span text:style-name="T3">. The flag </text:span><text:span text:style-name="T7">PURE</text:span><text:span text:style-name="T3"> </text:span>is <text:span text:style-name="T3">implied in </text:span><text:span text:style-name="T7">PTABLE</text:span><text:span text:style-name="T3"> </text:span>and<text:span text:style-name="T3"> </text:span><text:span text:style-name="T7">PLTABLE</text:span><text:span text:style-name="T3">.</text:span></text:p>
      <text:p text:style-name="P15"><text:span text:style-name="T3">Examples:</text:span></text:p>
      <text:p text:style-name="Standard"><text:span text:style-name="T17"><text:tab/>&lt;TABLE 1 2 3 4&gt; <text:s/>--&gt;</text:span></text:p>
      <table:table table:name="Table6" table:style-name="Table6">
        <table:table-column table:style-name="Table6.A"/>
        <table:table-column table:style-name="Table6.B"/>
        <table:table-column table:style-name="Table6.C"/>
        <table:table-column table:style-name="Table6.B"/>
        <table:table-row table:style-name="Table6.1">
          <table:table-cell table:style-name="Table6.A1" office:value-type="string">
            <text:p text:style-name="P22"><text:span text:style-name="T7">Element 0<text:line-break/>WORD</text:span></text:p>
          </table:table-cell>
          <table:table-cell table:style-name="Table6.A1" office:value-type="string">
            <text:p text:style-name="P22"><text:span text:style-name="T7">Element 1<text:line-break/>WORD</text:span></text:p>
          </table:table-cell>
          <table:table-cell table:style-name="Table6.A1" office:value-type="string">
            <text:p text:style-name="P22"><text:span text:style-name="T7">Element 2<text:line-break/>WORD</text:span></text:p>
          </table:table-cell>
          <table:table-cell table:style-name="Table6.D1" office:value-type="string">
            <text:p text:style-name="P22"><text:span text:style-name="T7">Element 3<text:line-break/>WORD</text:span></text:p>
          </table:table-cell>
        </table:table-row>
        <table:table-row table:style-name="Table6.1">
          <table:table-cell table:style-name="Table6.A1" office:value-type="string">
            <text:p text:style-name="P22"><text:span text:style-name="T7">1</text:span></text:p>
          </table:table-cell>
          <table:table-cell table:style-name="Table6.A1" office:value-type="string">
            <text:p text:style-name="P22"><text:span text:style-name="T7">2</text:span></text:p>
          </table:table-cell>
          <table:table-cell table:style-name="Table6.A1" office:value-type="string">
            <text:p text:style-name="P22"><text:span text:style-name="T7">3</text:span></text:p>
          </table:table-cell>
          <table:table-cell table:style-name="Table6.D1" office:value-type="string">
            <text:p text:style-name="P22"><text:span text:style-name="T7">4</text:span></text:p>
          </table:table-cell>
        </table:table-row>
      </table:table>
      <text:p text:style-name="Standard"><text:span text:style-name="T17"><text:tab/></text:span></text:p>
      <text:p text:style-name="Standard"><text:span text:style-name="T17"><text:tab/>&lt;TABLE (BYTE LENGTH) 1 2 3 4&gt; <text:s/>--&gt;</text:span></text:p>
      <table:table table:name="Table7" table:style-name="Table7">
        <table:table-column table:style-name="Table7.A" table:number-columns-repeated="2"/>
        <table:table-column table:style-name="Table7.C"/>
        <table:table-column table:style-name="Table7.D"/>
        <table:table-column table:style-name="Table7.E"/>
        <table:table-row table:style-name="Table7.1">
          <table:table-cell table:style-name="Table7.A1" office:value-type="string">
            <text:p text:style-name="P22"><text:span text:style-name="T7">Element 0<text:line-break/>BYTE</text:span></text:p>
          </table:table-cell>
          <table:table-cell table:style-name="Table7.A1" office:value-type="string">
            <text:p text:style-name="P22"><text:span text:style-name="T7">Element 1<text:line-break/>BYTE</text:span></text:p>
          </table:table-cell>
          <table:table-cell table:style-name="Table7.A1" office:value-type="string">
            <text:p text:style-name="P22"><text:span text:style-name="T7">Element 2<text:line-break/>BYTE</text:span></text:p>
          </table:table-cell>
          <table:table-cell table:style-name="Table7.A1" office:value-type="string">
            <text:p text:style-name="P22"><text:span text:style-name="T7">Element 3<text:line-break/>BYTE</text:span></text:p>
          </table:table-cell>
          <table:table-cell table:style-name="Table7.E1" office:value-type="string">
            <text:p text:style-name="P22"><text:span text:style-name="T7">Element 4<text:line-break/>BYTE</text:span></text:p>
          </table:table-cell>
        </table:table-row>
        <table:table-row table:style-name="Table7.1">
          <table:table-cell table:style-name="Table7.A1" office:value-type="string">
            <text:p text:style-name="P22"><text:span text:style-name="T7">4</text:span></text:p>
          </table:table-cell>
          <table:table-cell table:style-name="Table7.A1" office:value-type="string">
            <text:p text:style-name="P22"><text:span text:style-name="T7">1</text:span></text:p>
          </table:table-cell>
          <table:table-cell table:style-name="Table7.A1" office:value-type="string">
            <text:p text:style-name="P22"><text:span text:style-name="T7">2</text:span></text:p>
          </table:table-cell>
          <table:table-cell table:style-name="Table7.A1" office:value-type="string">
            <text:p text:style-name="P22"><text:span text:style-name="T7">3</text:span></text:p>
          </table:table-cell>
          <table:table-cell table:style-name="Table7.E1" office:value-type="string">
            <text:p text:style-name="P22"><text:span text:style-name="T7">4</text:span></text:p>
          </table:table-cell>
        </table:table-row>
      </table:table>
      <text:p text:style-name="P10"/>
      <text:p text:style-name="P15"><text:span text:style-name="T7">TABLE</text:span><text:span text:style-name="T3"> </text:span>is a ZIL-specific<text:span text:style-name="T3"> structure that can be used both outside and inside </text:span><text:span text:style-name="T7">ROUTINES</text:span><text:span text:style-name="T3">.</text:span></text:p>
      <text:p text:style-name="P91"><text:bookmark text:name="_n5rssn"/><text:span text:style-name="T25">TELL-TOKENS</text:span></text:p>
      <text:p text:style-name="P41"><text:span text:style-name="T16">&lt;TELL-TOKENS {pattern form} ...&gt;</text:span></text:p>
      <text:p text:style-name="P42"/>
      <text:p text:style-name="P41"><text:span text:style-name="T16">ZIL library</text:span></text:p>
      <text:p text:style-name="P28"/>
      <text:p text:style-name="P15"><text:span text:style-name="T3">Replace current </text:span><text:span text:style-name="T7">TELL-TOKENS</text:span><text:span text:style-name="T3"> with the specified list of </text:span><text:span text:style-name="T7">pattern</text:span><text:span text:style-name="T3"> and </text:span><text:span text:style-name="T7">form</text:span><text:span text:style-name="T3">. These can then be used in </text:span><text:span text:style-name="T7">TELL</text:span><text:span text:style-name="T3">. See </text:span><text:span text:style-name="T8">ADD-TELL-TOKEN</text:span><text:span text:style-name="T3"> for a description of </text:span><text:span text:style-name="T8">pattern</text:span><text:span text:style-name="T3"> and </text:span><text:span text:style-name="T8">form</text:span><text:span text:style-name="T3">.</text:span></text:p>
      <text:p text:style-name="P15"><text:span text:style-name="T3">Example (from Infocom's Trinity):</text:span></text:p>
      <text:p text:style-name="P45"><text:span text:style-name="T7">&lt;TELL-TOKENS <text:line-break/><text:tab/>(CR CRLF)<text:tab/><text:tab/>&lt;CRLF&gt;<text:line-break/><text:tab/>(N NUM) *<text:tab/><text:tab/>&lt;PRINTN .X&gt;<text:line-break/><text:tab/>(C CHAR CHR) *<text:tab/>&lt;PRINTC .X&gt;<text:line-break/><text:tab/>(D DESC) *<text:tab/>&lt;PRINTD .X&gt;<text:line-break/><text:tab/>(A AN) *<text:tab/><text:tab/>&lt;PRINTA .X&gt;<text:line-break/><text:tab/>THE *<text:tab/><text:tab/>&lt;THE-PRINT .X&gt;<text:line-break/><text:tab/>CTHE *<text:tab/><text:tab/>&lt;CTHE-PRINT .X&gt;<text:line-break/><text:tab/>THEO<text:tab/><text:tab/><text:tab/>&lt;THE-PRINT&gt;<text:line-break/><text:tab/>CTHEO<text:tab/><text:tab/>&lt;CTHE-PRINT&gt;<text:line-break/><text:tab/>CTHEI<text:tab/><text:tab/>&lt;CTHEI-PRINT&gt;<text:line-break/><text:tab/>THEI<text:tab/><text:tab/><text:tab/>&lt;THEI-PRINT&gt;&gt;</text:span></text:p>
      <text:list xml:id="list63206230199446" text:continue-list="list63204720564618" text:style-name="WWNum3">
        <text:list-item>
          <text:list>
            <text:list-item>
              <text:list>
                <text:list-item>
                  <text:p text:style-name="P86"><text:bookmark text:name="_375fbgg"/>TIME</text:p>
                </text:list-item>
                <text:list-item>
                  <text:p text:style-name="P8"><text:span text:style-name="T15">&lt;TIME&gt;<text:line-break/><text:line-break/>MDL built-in<text:line-break/></text:span></text:p>
                </text:list-item>
              </text:list>
            </text:list-item>
          </text:list>
        </text:list-item>
      </text:list>
      <text:p text:style-name="P18"><text:soft-page-break/>ZILF ignores this and always returns <text:span text:style-name="T15">1.</text:span></text:p>
      <text:list xml:id="list63204736263469" text:continue-numbering="true" text:style-name="WWNum3">
        <text:list-item>
          <text:list>
            <text:list-item>
              <text:list>
                <text:list-item>
                  <text:p text:style-name="P86"><text:bookmark text:name="_tvejozqi61yf"/><text:span text:style-name="T25">TOP</text:span></text:p>
                </text:list-item>
              </text:list>
            </text:list-item>
          </text:list>
        </text:list-item>
      </text:list>
      <text:p text:style-name="Standard"><text:span text:style-name="T16"><text:tab/>&lt;TOP array&gt;</text:span></text:p>
      <text:p text:style-name="P6"/>
      <text:p text:style-name="P41"><text:span text:style-name="T16">MDL </text:span><text:span text:style-name="T15">built-in</text:span></text:p>
      <text:p text:style-name="P42"/>
      <text:p text:style-name="P15"><text:span text:style-name="T3">Returns array with all elements put back in <text:s/></text:span><text:span text:style-name="T7">array</text:span><text:span text:style-name="T3">. </text:span></text:p>
      <text:p text:style-name="P15"><text:span text:style-name="T7">TOP</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5"><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5"><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and </text:span><text:span text:style-name="T7">SUBSTRUC</text:span><text:span text:style-name="T3">.</text:span></text:p>
      <text:p text:style-name="P15"><text:span text:style-name="T3">Example:</text:span></text:p>
      <text:p text:style-name="P15"><text:span text:style-name="T7"><text:tab/>&lt;SETG STRUCT1 [1 2 3 4 5]&gt;<text:tab/><text:tab/>--&gt;<text:tab/>STRUCT1 = [1 2 3 4 5]<text:line-break/><text:tab/>&lt;SETG STRUCT2 &lt;REST ,STRUCT1 2&gt;&gt;<text:tab/>--&gt;<text:tab/>STRUCT2 = [3 4 5]<text:line-break/><text:tab/>&lt;TOP ,STRUCT2&gt;<text:tab/><text:tab/><text:tab/><text:tab/><text:tab/>--&gt;<text:tab/>STRUCT2 = [1 2 3 4 5]</text:span></text:p>
      <text:list xml:id="list63205975244228" text:continue-numbering="true" text:style-name="WWNum3">
        <text:list-item>
          <text:list>
            <text:list-item>
              <text:list>
                <text:list-item>
                  <text:p text:style-name="P86"><text:bookmark text:name="_1maplo9"/><text:span text:style-name="T25">TUPLE</text:span></text:p>
                </text:list-item>
              </text:list>
            </text:list-item>
          </text:list>
        </text:list-item>
      </text:list>
      <text:p text:style-name="Standard"><text:span text:style-name="T16"><text:tab/>&lt;TUPLE values ...&gt;</text:span></text:p>
      <text:p text:style-name="P1"/>
      <text:p text:style-name="Standard"><text:span text:style-name="T16"><text:tab/>MDL </text:span><text:span text:style-name="T15">built-in</text:span></text:p>
      <text:p text:style-name="P1"/>
      <text:p text:style-name="P15"><text:span text:style-name="T7">TUPLE</text:span><text:span text:style-name="T3"> is just like a </text:span><text:span text:style-name="T7">VECTOR</text:span><text:span text:style-name="T3"> with the only difference that a </text:span><text:span text:style-name="T7">TUPLE</text:span><text:span text:style-name="T3"> should live on the control stack. The advantage of a </text:span><text:span text:style-name="T7">TUPLE</text:span><text:span text:style-name="T3"> over a </text:span><text:span text:style-name="T7">VECTOR</text:span><text:span text:style-name="T3"> is that a </text:span><text:span text:style-name="T7">TUPLE</text:span><text:span text:style-name="T3"> </text:span>doesn't<text:span text:style-name="T3"> need to be garbage collected, the disadvantage is that a </text:span><text:span text:style-name="T7">TUPLE</text:span><text:span text:style-name="T3"> only lives during the execution of the function where it was declared. </text:span>It is only<text:span text:style-name="T3"> valid to declare a </text:span><text:span text:style-name="T7">TUPLE</text:span><text:span text:style-name="T3"> in the </text:span><text:span text:style-name="T7">"AUX"</text:span><text:span text:style-name="T3"> or </text:span><text:span text:style-name="T7">"OPTIONAL"</text:span><text:span text:style-name="T3"> part of a functions definition or as a </text:span><text:span text:style-name="T7">"TUPLE"</text:span><text:span text:style-name="T3"> in a functions definition.</text:span></text:p>
      <text:p text:style-name="P15"><text:span text:style-name="T3">The above is not entirely true for ZILF. In ZILF, </text:span><text:span text:style-name="T7">TUPLE</text:span><text:span text:style-name="T3"> is treated as an </text:span>alias to<text:span text:style-name="T3"> </text:span><text:span text:style-name="T7">VECTOR</text:span><text:span text:style-name="T3">.</text:span></text:p>
      <text:p text:style-name="P15"><text:span text:style-name="T3">A </text:span><text:span text:style-name="T8">TUPLE</text:span><text:span text:style-name="T3"> defined in the </text:span><text:span text:style-name="T8">"AUX"</text:span><text:span text:style-name="T3"> or </text:span><text:span text:style-name="T8">"OPT"</text:span><text:span text:style-name="T3"> is just like a </text:span><text:span text:style-name="T8">VECTOR</text:span><text:span text:style-name="T3">. A </text:span><text:span text:style-name="T8">"TUPLE"</text:span><text:span text:style-name="T3"> definition makes it possible to have a variable number of arguments to a </text:span><text:span text:style-name="T15">FUNCTION</text:span><text:span text:style-name="T3">.</text:span></text:p>
      <text:p text:style-name="P15"><text:span text:style-name="T3">Examples:</text:span></text:p>
      <text:p text:style-name="P45"><text:span text:style-name="T7">&lt;DEFINE MY+ ("TUPLE" T)<text:line-break/><text:tab/>&lt;REPEAT ((M 0))<text:line-break/><text:tab/><text:tab/>&lt;COND (&lt;EMPTY? .T&gt; &lt;RETURN .M&gt;)&gt;<text:line-break/><text:tab/><text:tab/>&lt;SET M &lt;+ .M &lt;1 .T&gt;&gt;&gt;<text:line-break/><text:tab/><text:tab/>&lt;SET T &lt;REST .T&gt;&gt;<text:line-break/><text:tab/>&gt;<text:line-break/>&gt;<text:line-break/><text:line-break/>&lt;MY+ 1 2 3&gt;<text:tab/><text:tab/>--&gt;<text:tab/>6<text:line-break/>&lt;MY+ 4 5&gt;<text:tab/><text:tab/><text:tab/>--&gt;<text:tab/>9<text:line-break/><text:line-break/>&lt;TYPE &lt;TUPLE 1 2 3&gt;&gt;<text:tab/>--&gt;<text:tab/>VECTOR (in ZILF!)<text:line-break/><text:tab/><text:tab/><text:tab/><text:tab/><text:tab/><text:tab/>TUPLE (in MDL)</text:span></text:p>
      <text:list xml:id="list63205194556104" text:continue-numbering="true" text:style-name="WWNum3">
        <text:list-item>
          <text:list>
            <text:list-item>
              <text:list>
                <text:list-item>
                  <text:p text:style-name="P86"><text:bookmark text:name="_46ad4c2"/><text:span text:style-name="T25">TYPE</text:span></text:p>
                </text:list-item>
              </text:list>
            </text:list-item>
          </text:list>
        </text:list-item>
      </text:list>
      <text:p text:style-name="P41"><text:span text:style-name="T16">&lt;TYPE value&gt;</text:span></text:p>
      <text:p text:style-name="P42"/>
      <text:p text:style-name="P41"><text:span text:style-name="T16">MDL </text:span><text:span text:style-name="T15">built-in</text:span></text:p>
      <text:p text:style-name="P41"/>
      <text:p text:style-name="P15"><text:span text:style-name="T3">evaluates to the type of </text:span><text:span text:style-name="T7">value</text:span><text:span text:style-name="T3">. See </text:span>a<text:span text:style-name="T3">lso </text:span><text:span text:style-name="T7">ALLTYPES</text:span><text:span text:style-name="T3">.</text:span></text:p>
      <text:p text:style-name="P15"><text:span text:style-name="T3">Examples:</text:span></text:p>
      <text:p text:style-name="P41"><text:span text:style-name="T16">&lt;TYPE !\A&gt;</text:span><text:tab/><text:tab/><text:tab/><text:span text:style-name="T16">--&gt; <text:tab/>CHARACTER</text:span></text:p>
      <text:p text:style-name="P41"><text:span text:style-name="T16">&lt;TYPE &lt;+1 2&gt;&gt;<text:tab/><text:tab/>--&gt; <text:tab/>FIX</text:span></text:p>
      <text:p text:style-name="P41"><text:span text:style-name="T16">&lt;TYPE #BYTE 42&gt;</text:span><text:tab/><text:tab/><text:span text:style-name="T16">--&gt; <text:tab/>BYTE</text:span></text:p>
      <text:list xml:id="list63204527870303" text:continue-numbering="true" text:style-name="WWNum3">
        <text:list-item>
          <text:list>
            <text:list-item>
              <text:list>
                <text:list-item>
                  <text:p text:style-name="P90"><text:bookmark text:name="_2lfnejv"/><text:span text:style-name="T25">TYPE?</text:span></text:p>
                </text:list-item>
              </text:list>
            </text:list-item>
          </text:list>
        </text:list-item>
      </text:list>
      <text:p text:style-name="P41"><text:span text:style-name="T16">&lt;TYPE? value type-1 ... type-N&gt;</text:span></text:p>
      <text:p text:style-name="P42"/>
      <text:p text:style-name="P41"><text:span text:style-name="T16">MDL </text:span><text:span text:style-name="T15">built-in</text:span></text:p>
      <text:p text:style-name="P42"><text:soft-page-break/></text:p>
      <text:p text:style-name="P15"><text:span text:style-name="T3">Evaluates to type-i only if </text:span><text:span text:style-name="T7">&lt;==? type-i &gt;</text:span><text:span text:style-name="T3"> is true. It is faster and gives more information than </text:span><text:span text:style-name="T7">OR</text:span><text:span text:style-name="T3">ing tests for each </text:span><text:span text:style-name="T7">TYPE</text:span><text:span text:style-name="T3">. If the test fails for all type-i’s, </text:span><text:span text:style-name="T7">TYPE?</text:span><text:span text:style-name="T3"> returns </text:span><text:span text:style-name="T7">#FALSE ()</text:span><text:span text:style-name="T3">.</text:span></text:p>
      <text:p text:style-name="P15"><text:span text:style-name="T3">Examples:</text:span></text:p>
      <text:p text:style-name="P41"><text:span text:style-name="T16">&lt;TYPE? !\A CHARACTER FIX&gt;</text:span><text:tab/><text:tab/><text:tab/><text:span text:style-name="T16">--&gt;</text:span><text:span text:style-name="T15"><text:tab/></text:span><text:span text:style-name="T16">CHARACTER</text:span></text:p>
      <text:p text:style-name="P41"><text:span text:style-name="T16">&lt;TYPE? &lt;+1 2&gt; CHARACTER FIX&gt;</text:span><text:tab/><text:tab/><text:span text:style-name="T16">--&gt; <text:tab/>FIX</text:span></text:p>
      <text:p text:style-name="P41"><text:span text:style-name="T16">&lt;TYPE? #BYTE 42 CHARACTER FIX&gt;</text:span><text:tab/><text:tab/><text:span text:style-name="T16">--&gt; <text:tab/>#FALSE ()</text:span></text:p>
      <text:list xml:id="list63205536543027" text:continue-numbering="true" text:style-name="WWNum3">
        <text:list-item>
          <text:list>
            <text:list-item>
              <text:list>
                <text:list-item>
                  <text:p text:style-name="P89"><text:bookmark text:name="_10kxoro"/><text:span text:style-name="T25">TYPEPRIM</text:span></text:p>
                </text:list-item>
              </text:list>
            </text:list-item>
          </text:list>
        </text:list-item>
      </text:list>
      <text:p text:style-name="P41"><text:span text:style-name="T16">&lt;TYPEPRIM type&gt;</text:span></text:p>
      <text:p text:style-name="P42"/>
      <text:p text:style-name="P41"><text:span text:style-name="T16">MDL </text:span><text:span text:style-name="T15">built-in</text:span></text:p>
      <text:p text:style-name="P42"/>
      <text:p text:style-name="P15"><text:span text:style-name="T3">evaluates to the primitive type of </text:span><text:span text:style-name="T7">typ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5"><text:span text:style-name="T3">Examples:</text:span></text:p>
      <text:p text:style-name="P41"><text:span text:style-name="T16">&lt;TYPEPRIM CHARACTER&gt;</text:span><text:tab/><text:tab/><text:span text:style-name="T16">--&gt; <text:tab/>FIX</text:span></text:p>
      <text:p text:style-name="P41"><text:span text:style-name="T16">&lt;TYPEPRIM FORM&gt;</text:span><text:tab/><text:tab/><text:tab/><text:span text:style-name="T16">--&gt; <text:tab/>LIST</text:span></text:p>
      <text:p text:style-name="P41"><text:span text:style-name="T16">&lt;TYPEPRIM BYTE&gt;</text:span><text:tab/><text:tab/><text:tab/><text:span text:style-name="T16">--&gt; <text:tab/>FIX</text:span></text:p>
      <text:list xml:id="list63205573649241" text:continue-numbering="true" text:style-name="WWNum3">
        <text:list-item>
          <text:list>
            <text:list-item>
              <text:list>
                <text:list-item>
                  <text:p text:style-name="P90"><text:bookmark text:name="_3kkl7fh"/><text:span text:style-name="T25">UNASSIGN</text:span></text:p>
                </text:list-item>
              </text:list>
            </text:list-item>
          </text:list>
        </text:list-item>
      </text:list>
      <text:p text:style-name="P41"><text:span text:style-name="T16">&lt;UNASSIGN atom [environment]&gt;</text:span></text:p>
      <text:p text:style-name="P42"/>
      <text:p text:style-name="P41"><text:span text:style-name="T16">MDL </text:span><text:span text:style-name="T15">built-in</text:span></text:p>
      <text:p text:style-name="P42"/>
      <text:p text:style-name="P15"><text:span text:style-name="T3">Unassign global </text:span><text:span text:style-name="T7">atom</text:span><text:span text:style-name="T3">.</text:span></text:p>
      <text:p text:style-name="P15"><text:span text:style-name="T3">It i</text:span>s<text:span text:style-name="T3"> possible to supply an environment for </text:span><text:span text:style-name="T7">ASSIGNED?</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45"><text:span text:style-name="T7"><text:tab/>&lt;SET X 1&gt;<text:line-break/><text:tab/>&lt;ASSIGNED? X&gt;<text:tab/><text:tab/>--&gt;<text:tab/>True<text:line-break/><text:tab/>&lt;UNASSIGN X&gt;<text:line-break/><text:tab/>&lt;ASSIGNED? X&gt;<text:tab/><text:tab/>--&gt;<text:tab/>False</text:span></text:p>
      <text:list xml:id="list63205157471241" text:continue-numbering="true" text:style-name="WWNum3">
        <text:list-item>
          <text:list>
            <text:list-item>
              <text:list>
                <text:list-item>
                  <text:p text:style-name="P90"><text:bookmark text:name="_1zpvhna"/><text:span text:style-name="T25">UNPARSE</text:span></text:p>
                </text:list-item>
              </text:list>
            </text:list-item>
          </text:list>
        </text:list-item>
      </text:list>
      <text:p text:style-name="P41"><text:span text:style-name="T16">&lt;UNPARSE value&gt;</text:span></text:p>
      <text:p text:style-name="P43"/>
      <text:p text:style-name="P41"><text:span text:style-name="T15">MDL built-in</text:span></text:p>
      <text:p text:style-name="P43"/>
      <text:p text:style-name="P18"><text:span text:style-name="T15">UNPARSE</text:span> returns a <text:span text:style-name="T15">STRING</text:span> representation of <text:span text:style-name="T15">value</text:span>. Unlike <text:span text:style-name="T15">PNAME</text:span>, <text:span text:style-name="T15">UNPASE</text:span> prints an <text:span text:style-name="T15">ATOM</text:span>s trailers if required.</text:p>
      <text:p text:style-name="P18">Examples:USE</text:p>
      <text:p text:style-name="P18"><text:tab/><text:span text:style-name="T15">&lt;UNPARSE 123&gt;<text:tab/><text:tab/><text:tab/>--&gt;<text:tab/>"123"</text:span></text:p>
      <text:p text:style-name="P18"><text:span text:style-name="T15"><text:tab/>&lt;UNPARSE &lt;+ 1 2&gt;&gt;<text:tab/><text:tab/>--&gt;<text:tab/>"3"</text:span></text:p>
      <text:p text:style-name="P18"><text:span text:style-name="T15"><text:tab/>&lt;UNPARSE FOO&gt;<text:tab/><text:tab/><text:tab/>--&gt;<text:tab/>"FOO"</text:span></text:p>
      <text:p text:style-name="P18"><text:span text:style-name="T15"><text:tab/>&lt;UNPARSE &lt;ATOM "FOO"&gt;&gt;<text:tab/>--&gt;<text:tab/>"FOO!-#FALSE ()"<text:line-break/><text:tab/>&lt;PNAME &lt;ATOM "FOO"&gt;&gt;<text:tab/>--&gt;<text:tab/>"FOO"</text:span></text:p>
      <text:list xml:id="list3848084679" text:style-name="WWNum12">
        <text:list-item>
          <text:list>
            <text:list-item>
              <text:list>
                <text:list-item>
                  <text:p text:style-name="P87"><text:bookmark text:name="_4jpj0b3"/><text:soft-page-break/>USE</text:p>
                </text:list-item>
              </text:list>
            </text:list-item>
          </text:list>
        </text:list-item>
      </text:list>
      <text:p text:style-name="P41"><text:span text:style-name="T15">&lt;USE package-name ...&gt;</text:span></text:p>
      <text:p text:style-name="P43"/>
      <text:p text:style-name="P41"><text:span text:style-name="T15">MDL package system</text:span></text:p>
      <text:p text:style-name="P43"/>
      <text:p text:style-name="P40"><text:span text:style-name="T15">USE</text:span> activates one or many <text:span text:style-name="T15">package-name</text:span>s and makes its content available in the current <text:span text:style-name="T15">OBLIST</text:span>-path. In practice <text:span text:style-name="T15">USE</text:span> copies the <text:span text:style-name="T15">OBLIST</text:span> <text:span text:style-name="T15">package-name</text:span> and adds it last to the local <text:span text:style-name="T15">OBLIST</text:span> (<text:span text:style-name="T15">&lt;LVAL OBLIST&gt;</text:span>). This means that all <text:span text:style-name="T15">ATOM</text:span>s on the external package <text:span text:style-name="T15">OBLIST</text:span> becomes available in current environment.</text:p>
      <text:p text:style-name="P40">If the <text:span text:style-name="T15">package-name</text:span> is not available in the current environment, <text:span text:style-name="T15">USE</text:span> tries to load “<text:span text:style-name="T15">package-name.zil</text:span>” from the current path.</text:p>
      <text:p text:style-name="P40"><text:span text:style-name="T15">USE</text:span> only works together with <text:span text:style-name="T15">PACKAGE</text:span> and if the definition of the <text:span text:style-name="T15">package-name</text:span> is missing from the environment or no file is found containing that definition is found, an error is raised.</text:p>
      <text:p text:style-name="P40">See <text:span text:style-name="T15">PACKAGE</text:span> and <text:span text:style-name="T15">USE-WHEN</text:span>.</text:p>
      <text:p text:style-name="P40">Example:</text:p>
      <text:p text:style-name="P40"><text:tab/><text:span text:style-name="T15">&lt;USE "FOOFOO"&gt;<text:tab/>;"Searches for file "foofoo.zil" which<text:line-break/> <text:tab/><text:tab/><text:tab/><text:tab/> <text:s/>contains the definition for <text:line-break/><text:tab/><text:tab/><text:tab/><text:tab/> <text:s/>&lt;PACKAGE "FOOFOO"&gt; ..."</text:span></text:p>
      <text:p text:style-name="P91"><text:bookmark text:name="_2yutaiw"/>USE-WHEN</text:p>
      <text:p text:style-name="P41"><text:span text:style-name="T15">&lt;USE-WHEN condition package-name ...&gt;</text:span></text:p>
      <text:p text:style-name="P43"/>
      <text:p text:style-name="P41"><text:span text:style-name="T15">MDL package system</text:span></text:p>
      <text:p text:style-name="P43"/>
      <text:p text:style-name="P40"><text:span text:style-name="T15">USE-WHEN</text:span> is exactly like <text:span text:style-name="T15">USE</text:span> but only activates the <text:span text:style-name="T15">package-name</text:span> if the <text:span text:style-name="T15">condition</text:span> evaluates to <text:span text:style-name="T15">TRUE</text:span>.</text:p>
      <text:p text:style-name="P40">See <text:span text:style-name="T15">PACKAGE</text:span> and <text:span text:style-name="T15">USE</text:span>.</text:p>
      <text:p text:style-name="P40">Example:</text:p>
      <text:p text:style-name="P40"><text:span text:style-name="T15"><text:tab/>&lt;PACKAGE "FOO"&gt;<text:line-break/><text:tab/>&lt;SETG AAAA 1234&gt;<text:line-break/><text:tab/>&lt;ENTRY AAAA&gt;<text:line-break/><text:tab/>&lt;ENDPACKAGE&gt;</text:span></text:p>
      <text:p text:style-name="P40"><text:span text:style-name="T15"><text:tab/>&lt;GASSIGNED? AAAA&gt;<text:tab/><text:tab/><text:tab/><text:tab/><text:tab/><text:tab/><text:tab/>--&gt;<text:tab/>#FALSE<text:line-break/><text:tab/>&lt;REMOVE AAAA&gt; ;"Secure that ATOM not on any OBLIST"<text:line-break/><text:tab/>&lt;USE-WHEN &lt;=? 1 2&gt; "FOO"&gt;<text:line-break/><text:tab/>&lt;GASSIGNED? AAAA&gt;<text:tab/><text:tab/><text:tab/><text:tab/><text:tab/><text:tab/><text:tab/>--&gt;<text:tab/>#FALSE<text:line-break/><text:tab/>&lt;REMOVE AAAA&gt; ;"Secure that ATOM not on any OBLIST"<text:line-break/><text:tab/>&lt;USE-WHEN &lt;=? 1 1&gt; "FOO"&gt;<text:line-break/><text:tab/>,AAAA<text:tab/><text:tab/><text:tab/><text:tab/><text:tab/><text:tab/><text:tab/><text:tab/><text:tab/>--&gt;<text:tab/>1234</text:span></text:p>
      <text:list xml:id="list63205140310467" text:continue-list="list63205157471241" text:style-name="WWNum3">
        <text:list-item>
          <text:list>
            <text:list-item>
              <text:list>
                <text:list-item>
                  <text:p text:style-name="P90"><text:bookmark text:name="_1e03kqp"/><text:span text:style-name="T25">VALID-TYPE?</text:span></text:p>
                </text:list-item>
              </text:list>
            </text:list-item>
          </text:list>
        </text:list-item>
      </text:list>
      <text:p text:style-name="P41"><text:span text:style-name="T16">&lt;VALID-TYPE? </text:span><text:span text:style-name="T15">a</text:span><text:span text:style-name="T16">tom&gt;</text:span></text:p>
      <text:p text:style-name="P43"/>
      <text:p text:style-name="P41"><text:span text:style-name="T15">MDL built-in</text:span></text:p>
      <text:p text:style-name="P43"/>
      <text:p text:style-name="P18"><text:span text:style-name="T15">VALID-TYPE?</text:span> returns the <text:span text:style-name="T15">TYPE</text:span> if the <text:span text:style-name="T15">atom</text:span> is a valid name of a <text:span text:style-name="T15">TYPE</text:span> (the atom name is in <text:span text:style-name="T15">ALLTYPES</text:span>), otherwise <text:span text:style-name="T15">FALSE</text:span>.</text:p>
      <text:p text:style-name="P18">Examples:</text:p>
      <text:p text:style-name="P18"><text:span text:style-name="T15"><text:tab/>&lt;VALID-TYPE? VECTOR&gt;<text:tab/>--&gt;<text:tab/>VECTOR</text:span></text:p>
      <text:p text:style-name="P18"><text:span text:style-name="T15"><text:tab/>&lt;VALID-TYPE? FOO&gt;<text:tab/><text:tab/>--&gt;<text:tab/>#FALSE<text:line-break/><text:tab/>&lt;NEWTYPE FOO FIX&gt;<text:line-break/><text:tab/>&lt;VALID-TYPE? FOO&gt;<text:tab/><text:tab/>--&gt;<text:tab/>FOO</text:span></text:p>
      <text:list xml:id="list63206304555450" text:continue-numbering="true" text:style-name="WWNum3">
        <text:list-item>
          <text:list>
            <text:list-item>
              <text:list>
                <text:list-item>
                  <text:p text:style-name="P90"><text:bookmark text:name="_3xzr3ei"/><text:span text:style-name="T25">VALUE</text:span></text:p>
                </text:list-item>
              </text:list>
            </text:list-item>
          </text:list>
        </text:list-item>
      </text:list>
      <text:p text:style-name="P41"><text:span text:style-name="T16">&lt;VALUE atom [environment]&gt;</text:span></text:p>
      <text:p text:style-name="P42"/>
      <text:p text:style-name="P41"><text:span text:style-name="T16">MDL </text:span><text:span text:style-name="T15">built-in</text:span></text:p>
      <text:p text:style-name="P28"/>
      <text:p text:style-name="P15"><text:span text:style-name="T15">VALUE</text:span><text:span text:style-name="T3"> </text:span>returns<text:span text:style-name="T3"> the value of an </text:span><text:span text:style-name="T7">atom</text:span><text:span text:style-name="T3">. If <text:s/>the</text:span><text:span text:style-name="T8"> atom</text:span><text:span text:style-name="T3"> has an </text:span><text:span text:style-name="T7">LVAL</text:span><text:span text:style-name="T3"> then the </text:span><text:span text:style-name="T7">LVAL</text:span><text:span text:style-name="T3"> is returned, otherwise the </text:span><text:span text:style-name="T7">GVAL</text:span><text:span text:style-name="T3"> of the </text:span><text:span text:style-name="T7">atom</text:span><text:span text:style-name="T3"> is returned.</text:span></text:p>
      <text:p text:style-name="P15"><text:soft-page-break/><text:span text:style-name="T3">It i</text:span>s<text:span text:style-name="T3"> possible to supply an environment for </text:span><text:span text:style-name="T15">VALUE</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7"><text:tab/>&lt;SETG X 3&gt;<text:line-break/><text:tab/>&lt;SET X 4&gt;<text:line-break/><text:tab/>&lt;VALUE X&gt;<text:tab/><text:tab/><text:tab/>;"--&gt; 4<text:line-break/><text:tab/>&lt;UNASSIGN X&gt;<text:line-break/><text:tab/>&lt;VALUE X&gt;<text:tab/><text:tab/><text:tab/>;"--&gt; 3</text:span></text:p>
      <text:list xml:id="list63205115651164" text:continue-numbering="true" text:style-name="WWNum3">
        <text:list-item>
          <text:list>
            <text:list-item>
              <text:list>
                <text:list-item>
                  <text:p text:style-name="P90"><text:bookmark text:name="_2d51dmb"/><text:span text:style-name="T25">VECTOR</text:span></text:p>
                </text:list-item>
              </text:list>
            </text:list-item>
          </text:list>
        </text:list-item>
      </text:list>
      <text:p text:style-name="P41"><text:span text:style-name="T16">&lt;VECTOR values ...&gt;</text:span></text:p>
      <text:p text:style-name="P41"><text:span text:style-name="T16">[values ...]<text:tab/><text:tab/><text:tab/><text:tab/>;"Alternative syntax"</text:span></text:p>
      <text:p text:style-name="P42"/>
      <text:p text:style-name="P41"><text:span text:style-name="T16">MDL </text:span><text:span text:style-name="T15">built-in</text:span></text:p>
      <text:p text:style-name="P42"/>
      <text:p text:style-name="P15"><text:span text:style-name="T3">This returns a </text:span><text:span text:style-name="T15">VECTOR</text:span><text:span text:style-name="T3"> of containing </text:span><text:span text:style-name="T7">values</text:span><text:span text:style-name="T3">.</text:span></text:p>
      <text:p text:style-name="P15"><text:span text:style-name="T3">A </text:span><text:span text:style-name="T15">VECTOR</text:span> <text:span text:style-name="T3">is a collection of items that occupies a </text:span>continuous<text:span text:style-name="T3"> block of memory. This makes it easy to traverse a </text:span><text:span text:style-name="T15">VECTOR</text:span> <text:span text:style-name="T3">both forward and backward but costly to add or insert items in the </text:span><text:span text:style-name="T15">VECTOR</text:span><text:span text:style-name="T3">. See more about </text:span><text:span text:style-name="T7">VECTOR</text:span><text:span text:style-name="T3"> structure in </text:span><text:span text:style-name="T2">The MDL Programming Language, Appendix 1</text:span><text:span text:style-name="T3">.</text:span></text:p>
      <text:p text:style-name="P15"><text:span text:style-name="T3">Note that in MDL there is another type of vector, </text:span><text:span text:style-name="T7">UVECTOR</text:span><text:span text:style-name="T3"> (uniform vector). In an </text:span><text:span text:style-name="T7">UVECTOR</text:span><text:span text:style-name="T3"> every item is of the same TYPE which makes an </text:span><text:span text:style-name="T7">UVECTOR</text:span><text:span text:style-name="T3"> more space efficient. ZILF does not support </text:span><text:span text:style-name="T8">UVECTOR</text:span><text:span text:style-name="T3"> but treats short form definitions of </text:span>an<text:span text:style-name="T3"> </text:span><text:span text:style-name="T7">UVECTOR</text:span><text:span text:style-name="T3"> as a ordinary </text:span><text:span text:style-name="T7">VECTOR</text:span><text:span text:style-name="T3"> </text:span></text:p>
      <text:p text:style-name="P61"><text:span text:style-name="T3">(</text:span><text:span text:style-name="T7">![1 2 3!] --&gt; [1 2 3]</text:span><text:span text:style-name="T3">).</text:span></text:p>
      <text:p text:style-name="P15"><text:span text:style-name="T3">Examples:</text:span></text:p>
      <text:p text:style-name="P45"><text:span text:style-name="T7"><text:tab/>&lt;VECTOR 1 2 "AB" !\C&gt;<text:tab/>--&gt;<text:tab/>[1 2 "AB" !\C]<text:line-break/><text:tab/>[1 2 "AB" !\C]<text:tab/><text:tab/><text:tab/>--&gt;<text:tab/>[1 2 "AB" !\C]<text:line-break/><text:line-break/><text:tab/>&lt;TYPE ![1 2 3!]&gt;<text:tab/><text:tab/>--&gt;<text:tab/>VECTOR (in ZILF)<text:line-break/><text:tab/><text:tab/><text:tab/><text:tab/><text:tab/><text:tab/><text:tab/>UVECTOR (in MDL)</text:span></text:p>
      <text:list xml:id="list63206249488815" text:continue-numbering="true" text:style-name="WWNum3">
        <text:list-item>
          <text:list>
            <text:list-item>
              <text:list>
                <text:list-item>
                  <text:p text:style-name="P90"><text:bookmark text:name="_sabnu4"/><text:span text:style-name="T25">VERB-SYNONYM</text:span></text:p>
                </text:list-item>
              </text:list>
            </text:list-item>
          </text:list>
        </text:list-item>
      </text:list>
      <text:p text:style-name="P41"><text:span text:style-name="T16">&lt;VERB-SYNONYM original synonyms ...&gt;</text:span></text:p>
      <text:p text:style-name="P43"/>
      <text:p text:style-name="P41"><text:span text:style-name="T15">ZIL parser library</text:span></text:p>
      <text:p text:style-name="P43"/>
      <text:p text:style-name="P40"><text:span text:style-name="T15">VERB-SYNONYM</text:span> creates one or more <text:span text:style-name="T15">synonyms</text:span> to the <text:span text:style-name="T15">original</text:span> verb.</text:p>
      <text:p text:style-name="P40">ZILF treats <text:span text:style-name="T15">VERB-SYNONYM</text:span> as an alias to <text:span text:style-name="T15">SYNONYM</text:span>.<text:span text:style-name="T15"> </text:span></text:p>
      <text:list xml:id="list63205226759183" text:continue-numbering="true" text:style-name="WWNum3">
        <text:list-item>
          <text:list>
            <text:list-item>
              <text:list>
                <text:list-item>
                  <text:p text:style-name="P90"><text:bookmark text:name="_3c9z6hx"/><text:span text:style-name="T25">VERSION</text:span></text:p>
                </text:list-item>
              </text:list>
            </text:list-item>
          </text:list>
        </text:list-item>
      </text:list>
      <text:p text:style-name="P41"><text:span text:style-name="T16">&lt;VERSION {ZIP | EZIP | XZIP | YZIP | number} [TIME]&gt;</text:span></text:p>
      <text:p text:style-name="P42"/>
      <text:p text:style-name="P41"><text:span text:style-name="T16">ZIL library</text:span></text:p>
      <text:p text:style-name="P28"/>
      <text:p text:style-name="P15"><text:span text:style-name="T3">This </text:span>tells<text:span text:style-name="T3"> the compiler which Z-machine version that this program is targeting. </text:span></text:p>
      <text:p text:style-name="P28"/>
      <table:table table:name="Table8" table:style-name="Table8">
        <table:table-column table:style-name="Table8.A"/>
        <table:table-column table:style-name="Table8.B"/>
        <table:table-row table:style-name="Table8.1">
          <table:table-cell table:style-name="Table8.A1" office:value-type="string">
            <text:p text:style-name="P22"><text:span text:style-name="T3">Version</text:span></text:p>
          </table:table-cell>
          <table:table-cell table:style-name="Table8.B1" office:value-type="string">
            <text:p text:style-name="P22"><text:span text:style-name="T3">Description</text:span></text:p>
          </table:table-cell>
        </table:table-row>
        <table:table-row table:style-name="Table8.1">
          <table:table-cell table:style-name="Table8.A1" office:value-type="string">
            <text:p text:style-name="P21"><text:span text:style-name="T7">3 or ZIP</text:span></text:p>
          </table:table-cell>
          <table:table-cell table:style-name="Table8.B1" office:value-type="string">
            <text:p text:style-name="P21"><text:span text:style-name="T3">Version 3 (file extension *.z3). </text:span>Almost<text:span text:style-name="T3"> all classical Infocom games </text:span>are in<text:span text:style-name="T3"> this version. You are limited to 255 objects (rooms+items) and the game can't be bigger than 128K.</text:span></text:p>
          </table:table-cell>
        </table:table-row>
        <table:table-row table:style-name="Table8.1">
          <table:table-cell table:style-name="Table8.A1" office:value-type="string">
            <text:p text:style-name="P21"><text:span text:style-name="T7">4 or EZIP</text:span></text:p>
          </table:table-cell>
          <table:table-cell table:style-name="Table8.B1" office:value-type="string">
            <text:p text:style-name="P21"><text:span text:style-name="T3">Version 4 (file extension *.z4). Infocom's "plus" games – AMFV, </text:span>Bureaucracy<text:span text:style-name="T3">, Nord and Bert... and Trinity. This format supports 65535 objects and a game size up to 256K.</text:span></text:p>
          </table:table-cell>
        </table:table-row>
        <table:table-row table:style-name="Table8.1">
          <table:table-cell table:style-name="Table8.A1" office:value-type="string">
            <text:p text:style-name="P21"><text:span text:style-name="T7">5 or XZIP</text:span></text:p>
          </table:table-cell>
          <table:table-cell table:style-name="Table8.B1" office:value-type="string">
            <text:p text:style-name="P21"><text:span text:style-name="T3">Version 5 (file extension *.z5). Infocom's Beyond Zork, Border Zone, Sherlock and the Solid Gold versions of older games. This version </text:span>adds<text:span text:style-name="T3"> things like UNDO, COLOR and timed input. This format supports 65535 objects and a game size up to 256K.</text:span></text:p>
          </table:table-cell>
        </table:table-row>
        <table:table-row table:style-name="Table8.1">
          <table:table-cell table:style-name="Table8.A1" office:value-type="string">
            <text:p text:style-name="P21"><text:span text:style-name="T7">6 or YZIP</text:span></text:p>
          </table:table-cell>
          <table:table-cell table:style-name="Table8.B1" office:value-type="string">
            <text:p text:style-name="P21"><text:span text:style-name="T3">Version 6 (file extension *.z6). Infocom's Arthur, Journey, </text:span>Shogun<text:span text:style-name="T3"> and Zork Zero. This version primarily </text:span>adds<text:span text:style-name="T3"> graphics. This version </text:span>supports<text:span text:style-name="T3"> game size up to 512K.</text:span></text:p>
          </table:table-cell>
        </table:table-row>
        <table:table-row table:style-name="Table8.1">
          <table:table-cell table:style-name="Table8.A1" office:value-type="string">
            <text:p text:style-name="P21"><text:span text:style-name="T7">7</text:span></text:p>
          </table:table-cell>
          <table:table-cell table:style-name="Table8.B1" office:value-type="string">
            <text:p text:style-name="P21"><text:span text:style-name="T3">Version 7 (file extension *.z7). Post Infocom </text:span><text:span text:style-name="T3"><office:annotation office:name="__Annotation__19990_3695253710"><dc:creator>Jason Compton</dc:creator><dc:date>2020-08-30T19:45:51</dc:date><text:p><text:span text:style-name="T33">Should this (and the z8 section) mention that z7/z8 are more like "a post-Infocom version of version 5"? Since 7/8 don't support pictures, movable windows, etc?</text:span></text:p></office:annotation></text:span><text:span text:style-name="T3">version</text:span><office:annotation-end office:name="__Annotation__19990_3695253710"/><text:span text:style-name="T3">. This version </text:span>supports<text:span text:style-name="T3"> game size up to 512K. Rarely used version that is </text:span>superseded<text:span text:style-name="T3"> by version 8.</text:span></text:p>
          </table:table-cell>
        </table:table-row>
        <table:table-row table:style-name="Table8.1">
          <table:table-cell table:style-name="Table8.A1" office:value-type="string">
            <text:p text:style-name="P21"><text:span text:style-name="T7">8</text:span></text:p>
          </table:table-cell>
          <table:table-cell table:style-name="Table8.B1" office:value-type="string">
            <text:p text:style-name="P21"><text:span text:style-name="T3">Version 8 (file extension *.z8). Post Infocom version. This version </text:span>supports<text:span text:style-name="T3"> game size up to 512K.</text:span></text:p>
          </table:table-cell>
        </table:table-row>
      </table:table>
      <text:p text:style-name="P13"><text:soft-page-break/></text:p>
      <text:p text:style-name="P15"><text:span text:style-name="T3">In version </text:span><text:span text:style-name="T7">ZIP</text:span><text:span text:style-name="T3"> the status line is drawn by the interpreter and the argument </text:span><text:span text:style-name="T7">TIME</text:span><text:span text:style-name="T3"> specifies that the status line should display hh:mm instead of score and moves. Global variable 2, usually </text:span><text:span text:style-name="T7">SCORE</text:span><text:span text:style-name="T3">, <text:s/>holds the hour-part and global variable 3, usually </text:span><text:span text:style-name="T7">MOVES</text:span><text:span text:style-name="T3">, </text:span>holds<text:span text:style-name="T3"> the minute-part.</text:span></text:p>
      <text:p text:style-name="P15"><text:span text:style-name="T3">Examples:</text:span></text:p>
      <text:p text:style-name="P15"><text:span text:style-name="T7"><text:tab/>&lt;VERSION XZIP&gt;<text:tab/><text:tab/>;"Target Z-machine version 5"</text:span></text:p>
      <text:p text:style-name="P15"><text:span text:style-name="T7"><text:tab/>&lt;VERSION 8&gt;<text:tab/><text:tab/>;"Target Z-machine version 8"</text:span></text:p>
      <text:p text:style-name="P15"><text:span text:style-name="T7"><text:tab/>&lt;VERSION ZIP TIME&gt;<text:tab/>;"Target Z-machine version 3 with hh:mm"<text:line-break/><text:tab/>&lt;ROUTINE GO ()<text:line-break/><text:tab/><text:tab/>&lt;SETG SCORE 13&gt;;"Game starting 13:30"<text:line-break/><text:tab/><text:tab/>&lt;SETG MOVES 30&gt;<text:line-break/><text:tab/>&gt;</text:span></text:p>
      <text:list xml:id="list63205023362366" text:continue-numbering="true" text:style-name="WWNum3">
        <text:list-item>
          <text:list>
            <text:list-item>
              <text:list>
                <text:list-item>
                  <text:p text:style-name="P90"><text:bookmark text:name="_1rf9gpq"/><text:span text:style-name="T25">VERSION?</text:span></text:p>
                </text:list-item>
              </text:list>
            </text:list-item>
          </text:list>
        </text:list-item>
      </text:list>
      <text:p text:style-name="P41"><text:span text:style-name="T16">&lt;VERSION? (version-spec body ...) ...&gt;</text:span></text:p>
      <text:p text:style-name="P42"/>
      <text:p text:style-name="P41"><text:span text:style-name="T16">ZIL library</text:span></text:p>
      <text:p text:style-name="P42"/>
      <text:p text:style-name="P15"><text:span text:style-name="T7">VERSION?</text:span><text:span text:style-name="T3"> Tell the compiler to use different code-blocks depending on the setting of </text:span><text:span text:style-name="T7">VERSION</text:span><text:span text:style-name="T3">. The </text:span><text:span text:style-name="T7">version-spec</text:span><text:span text:style-name="T3"> can be:<text:line-break/></text:span><text:span text:style-name="T8"><text:tab/>3<text:tab/>ZIP<text:tab/><text:tab/><text:line-break/><text:tab/>4<text:tab/>EZIP<text:line-break/><text:tab/>5<text:tab/>XZIP<text:line-break/><text:tab/>6<text:tab/>YZIP<text:line-break/><text:tab/>7<text:line-break/><text:tab/>8<text:line-break/><text:tab/><text:tab/>ELSE/T</text:span><text:span text:style-name="T3"><text:line-break/>Example:</text:span></text:p>
      <text:p text:style-name="P15"><text:span text:style-name="T7"><text:tab/>&lt;VERSION?<text:line-break/><text:tab/><text:tab/>(ZIP &lt;ROUTINE RTN-ZIP () ...&gt;)<text:line-break/><text:tab/><text:tab/>(XZIP &lt;ROUTINE RTN-XZIP () ...&gt;)<text:line-break/><text:tab/><text:tab/>(ELSE &lt;ROUTINE RTN-OTHER () ...&gt;)<text:line-break/><text:tab/>&gt;</text:span></text:p>
      <text:list xml:id="list63204918848845" text:continue-numbering="true" text:style-name="WWNum3">
        <text:list-item>
          <text:list>
            <text:list-item>
              <text:list>
                <text:list-item>
                  <text:p text:style-name="P90"><text:bookmark text:name="_4bewzdj"/><text:span text:style-name="T25">VOC</text:span></text:p>
                </text:list-item>
              </text:list>
            </text:list-item>
          </text:list>
        </text:list-item>
      </text:list>
      <text:p text:style-name="P41"><text:span text:style-name="T16">&lt;VOC string [part-of-speech]&gt;</text:span></text:p>
      <text:p text:style-name="P43"/>
      <text:p text:style-name="P41"><text:span text:style-name="T15">ZIL parser library</text:span></text:p>
      <text:p text:style-name="P43"/>
      <text:p text:style-name="P18"><text:span text:style-name="T15">VOC</text:span> inserts the <text:span text:style-name="T15">string</text:span> in the game vocabulary (dictionary). Normally there is no need to define the vocabulary with <text:span text:style-name="T15">VOC</text:span>, the vocabulary is automatically updated with words when you define <text:span text:style-name="T15">ROOM</text:span>s, <text:span text:style-name="T15">OBJECT</text:span>s, <text:span text:style-name="T15">SYNTAX</text:span>, etc. </text:p>
      <text:p text:style-name="P18">What follows below is a description of the vocabulary when you use the standard parser library. The vocabulary description for the new parser (<text:span text:style-name="T15">&lt;SETG NEW-PARSER? T&gt;</text:span>) is in <text:span text:style-name="T15">ADD-WORD</text:span>.</text:p>
      <text:p text:style-name="P18">The <text:span text:style-name="T15">part-of-speech</text:span> can be one of the following:</text:p>
      <text:p text:style-name="P18"><text:span text:style-name="T15"><text:tab/></text:span><text:span text:style-name="T20">part-of-speech<text:tab/>Value<text:tab/>Description<text:tab/></text:span><text:span text:style-name="T15"><text:line-break/><text:tab/>&lt;&gt;<text:tab/><text:tab/><text:tab/> <text:s/>0<text:tab/><text:tab/>None<text:line-break/><text:tab/>BUZZ<text:tab/><text:tab/><text:tab/> <text:s/>4<text:tab/><text:tab/>Buzz-word <text:line-break/><text:tab/>PREP<text:tab/><text:tab/><text:tab/> <text:s/>8<text:tab/><text:tab/>Preposition<text:line-break/><text:tab/>DIR<text:tab/><text:tab/><text:tab/> 16<text:tab/><text:tab/>Direction<text:line-break/><text:tab/>ADJ</text:span> or <text:span text:style-name="T15">ADJECTIVE<text:tab/> 32<text:tab/><text:tab/>Adjective<text:line-break/><text:tab/>VERB<text:tab/><text:tab/><text:tab/> 64<text:tab/><text:tab/>Verb<text:line-break/><text:tab/>NOUN</text:span> or <text:span text:style-name="T15">OBJECT<text:tab/>128<text:tab/><text:tab/>Noun</text:span><text:line-break/></text:p>
      <text:p text:style-name="P18">The vocabulary then occupies 6 or 9 bytes, depending on version, per entry distributed as follows.</text:p>
      <text:p text:style-name="P57"><text:span text:style-name="T32">Version 3</text:span></text:p>
      <table:table table:name="Table9" table:style-name="Table9">
        <table:table-column table:style-name="Table9.A"/>
        <table:table-column table:style-name="Table9.B" table:number-columns-repeated="2"/>
        <table:table-column table:style-name="Table9.A"/>
        <table:table-column table:style-name="Table9.B" table:number-columns-repeated="2"/>
        <table:table-column table:style-name="Table9.G"/>
        <table:table-row table:style-name="Table9.1">
          <table:table-cell table:style-name="Table9.A1" office:value-type="string">
            <text:p text:style-name="P22"><text:span text:style-name="T32">Byte 0</text:span></text:p>
          </table:table-cell>
          <table:table-cell table:style-name="Table9.A1" office:value-type="string">
            <text:p text:style-name="P22"><text:span text:style-name="T32">Byte 1</text:span></text:p>
          </table:table-cell>
          <table:table-cell table:style-name="Table9.A1" office:value-type="string">
            <text:p text:style-name="P9"><text:span text:style-name="T32">Byte 2</text:span></text:p>
          </table:table-cell>
          <table:table-cell table:style-name="Table9.A1" office:value-type="string">
            <text:p text:style-name="P9"><text:span text:style-name="T32">Byte 3</text:span></text:p>
          </table:table-cell>
          <table:table-cell table:style-name="Table9.A1" office:value-type="string">
            <text:p text:style-name="P9"><text:span text:style-name="T32">Byte 4</text:span></text:p>
          </table:table-cell>
          <table:table-cell table:style-name="Table9.A1" office:value-type="string">
            <text:p text:style-name="P9"><text:span text:style-name="T32">Byte 5</text:span></text:p>
          </table:table-cell>
          <table:table-cell table:style-name="Table9.A1" office:value-type="string">
            <text:p text:style-name="P9"><text:span text:style-name="T32">Byte 6</text:span></text:p>
          </table:table-cell>
        </table:table-row>
        <table:table-row table:style-name="Table9.2">
          <table:table-cell table:style-name="Table9.A1" table:number-columns-spanned="4" office:value-type="string">
            <text:p text:style-name="P22">Word up to 6 Z-characters (5 bit)</text:p>
          </table:table-cell>
          <table:covered-table-cell/>
          <table:covered-table-cell/>
          <table:covered-table-cell/>
          <table:table-cell table:style-name="Table9.A1" office:value-type="string">
            <text:p text:style-name="P22">PoS</text:p>
          </table:table-cell>
          <table:table-cell table:style-name="Table9.A1" office:value-type="string">
            <text:p text:style-name="P22">Value</text:p>
          </table:table-cell>
          <table:table-cell table:style-name="Table9.A1" office:value-type="string">
            <text:p text:style-name="P22">V2</text:p>
          </table:table-cell>
        </table:table-row>
      </table:table>
      <text:p text:style-name="P18"/>
      <text:p text:style-name="P57"><text:span text:style-name="T32">Version 4-</text:span></text:p>
      <table:table table:name="Table10" table:style-name="Table10">
        <table:table-column table:style-name="Table10.A" table:number-columns-repeated="2"/>
        <table:table-column table:style-name="Table10.C"/>
        <table:table-column table:style-name="Table10.A"/>
        <table:table-column table:style-name="Table10.C"/>
        <table:table-column table:style-name="Table10.A"/>
        <table:table-column table:style-name="Table10.C"/>
        <table:table-column table:style-name="Table10.A"/>
        <table:table-column table:style-name="Table10.C"/>
        <table:table-row table:style-name="Table10.1">
          <table:table-cell table:style-name="Table10.A1" office:value-type="string">
            <text:p text:style-name="P9"><text:span text:style-name="T32">Byte 0</text:span></text:p>
          </table:table-cell>
          <table:table-cell table:style-name="Table10.A1" office:value-type="string">
            <text:p text:style-name="P9"><text:span text:style-name="T32">Byte 1</text:span></text:p>
          </table:table-cell>
          <table:table-cell table:style-name="Table10.A1" office:value-type="string">
            <text:p text:style-name="P9"><text:span text:style-name="T32">Byte 2</text:span></text:p>
          </table:table-cell>
          <table:table-cell table:style-name="Table10.A1" office:value-type="string">
            <text:p text:style-name="P9"><text:span text:style-name="T32">Byte 3</text:span></text:p>
          </table:table-cell>
          <table:table-cell table:style-name="Table10.A1" office:value-type="string">
            <text:p text:style-name="P9"><text:span text:style-name="T32">Byte 4</text:span></text:p>
          </table:table-cell>
          <table:table-cell table:style-name="Table10.A1" office:value-type="string">
            <text:p text:style-name="P9"><text:span text:style-name="T32">Byte 5</text:span></text:p>
          </table:table-cell>
          <table:table-cell table:style-name="Table10.A1" office:value-type="string">
            <text:p text:style-name="P9"><text:span text:style-name="T32">Byte 6</text:span></text:p>
          </table:table-cell>
          <table:table-cell table:style-name="Table10.A1" office:value-type="string">
            <text:p text:style-name="P9"><text:span text:style-name="T32">Byte 7</text:span></text:p>
          </table:table-cell>
          <table:table-cell table:style-name="Table10.A1" office:value-type="string">
            <text:p text:style-name="P9"><text:span text:style-name="T32">Byte 8</text:span></text:p>
          </table:table-cell>
        </table:table-row>
        <table:table-row table:style-name="Table10.2">
          <table:table-cell table:style-name="Table10.A1" table:number-columns-spanned="6" office:value-type="string">
            <text:p text:style-name="P9">Word up to 9 Z-characters (5 bit)</text:p>
          </table:table-cell>
          <table:covered-table-cell/>
          <table:covered-table-cell/>
          <table:covered-table-cell/>
          <table:covered-table-cell/>
          <table:covered-table-cell/>
          <table:table-cell table:style-name="Table10.A1" office:value-type="string">
            <text:p text:style-name="P9">PoS</text:p>
          </table:table-cell>
          <table:table-cell table:style-name="Table10.A1" office:value-type="string">
            <text:p text:style-name="P9">V1</text:p>
          </table:table-cell>
          <table:table-cell table:style-name="Table10.A1" office:value-type="string">
            <text:p text:style-name="P9">V2</text:p>
          </table:table-cell>
        </table:table-row>
      </table:table>
      <text:p text:style-name="P40"/>
      <text:p text:style-name="P40"><text:tab/><text:span text:style-name="T15">PoS</text:span><text:tab/><text:tab/>Byte 6 (or byte 4) contains the <text:span text:style-name="T15">part-of-speech</text:span> value (as above) plus if <text:line-break/><text:tab/><text:tab/><text:tab/>the word is defined as a first <text:span text:style-name="T15">part-of-speech</text:span> in the first 2 bytes.<text:line-break/><text:tab/><text:tab/><text:span text:style-name="T15"><text:tab/><text:tab/>0<text:tab/>None<text:line-break/><text:tab/><text:tab/><text:tab/><text:tab/>1<text:tab/>Verb first<text:line-break/><text:tab/><text:tab/><text:tab/><text:tab/>2<text:tab/>Adjective first<text:line-break/><text:tab/><text:tab/><text:tab/><text:tab/>3<text:tab/>Direction first<text:line-break/><text:tab/>V1<text:tab/><text:tab/></text:span>Byte 7 (or byte 5) contains the words value (id). Each part-of-speech can <text:line-break/><text:tab/><text:tab/><text:tab/>have 255 (65535 for <text:span text:style-name="T15">NOUN</text:span>s) unique words (synonyms have the same value<text:line-break/><text:tab/><text:tab/><text:tab/>as parent).<text:line-break/><text:tab/><text:span text:style-name="T15">V2<text:tab/></text:span><text:tab/>Byte 8 is used for <text:span text:style-name="T15">NOUN</text:span>s (V1 &amp; V2 gives 2 bytes, 1-65535 <text:span text:style-name="T15">OBJECT</text:span>s).</text:p>
      <text:p text:style-name="P40">The different <text:span text:style-name="T15">part-of-speech</text:span> and first definitions have all global values defined as:</text:p>
      <text:p text:style-name="P57"><text:span text:style-name="T15">P1?OBJECT<text:tab/><text:tab/> <text:s/>0<text:line-break/><text:tab/>P1?VERB<text:tab/><text:tab/> <text:s/>1<text:line-break/><text:tab/>P1?ADJECTIVE<text:tab/> <text:s/>2<text:line-break/><text:tab/>P1?DIRECTION<text:tab/> <text:s/>3<text:line-break/><text:tab/>PS?BUZZ-WORD<text:tab/> <text:s/>4<text:line-break/><text:tab/>PS?PREPOSITION<text:tab/> <text:s/>8<text:line-break/><text:tab/>PS?DIRECTION<text:tab/> 16<text:line-break/><text:tab/>PS?ADJECTIVE<text:tab/> 32<text:line-break/><text:tab/>PS?VERB<text:tab/><text:tab/> 64<text:line-break/><text:tab/>PS?OBJECT<text:tab/><text:tab/>128</text:span></text:p>
      <text:p text:style-name="P18">Example:</text:p>
      <text:p text:style-name="P57"><text:span text:style-name="T15">&lt;VERSION XZIP&gt;<text:line-break/><text:tab/>&lt;VOC "FALSE" &lt;&gt;&gt;<text:line-break/><text:tab/>&lt;VOC "NOUN" NOUN&gt;<text:line-break/><text:tab/>&lt;VOC "BUZZ" BUZZ&gt;<text:line-break/><text:tab/>&lt;VOC "VERB" VERB&gt;<text:line-break/><text:tab/>&lt;VOC "ADJECTIVE" ADJ&gt;<text:line-break/><text:tab/>&lt;VOC "PREP" PREP&gt;</text:span></text:p>
      <text:p text:style-name="P39"><text:soft-page-break/><text:span text:style-name="T15">&lt;ROUTINE GO () &lt;TEST-VOC&gt; &lt;INPUT 1&gt;&gt;</text:span></text:p>
      <text:p text:style-name="P57"><text:span text:style-name="T15">&lt;ROUTINE TEST-VOC ("AUX" P)<text:line-break/><text:tab/><text:tab/>&lt;SET P W?FALSE&gt; <text:line-break/><text:tab/><text:tab/><text:tab/>&lt;TELL "FALSE: Pos=" N &lt;GETB .P 6&gt;<text:line-break/><text:tab/><text:tab/><text:tab/><text:tab/>", V1=" N &lt;GETB .P 7&gt;<text:line-break/><text:tab/><text:tab/><text:tab/><text:tab/>", V2=" N &lt;GETB .P 8&gt; CR&gt;<text:line-break/><text:tab/><text:tab/>&lt;SET P W?NOUN&gt;<text:line-break/><text:tab/><text:tab/><text:tab/>&lt;TELL "NOUN: Pos=" N &lt;GETB .P 6&gt;<text:line-break/><text:tab/><text:tab/><text:tab/><text:tab/>", V1=" N &lt;GETB .P 7&gt;<text:line-break/><text:tab/><text:tab/><text:tab/><text:tab/>", V2=" N &lt;GETB .P 8&gt; CR&gt;<text:line-break/><text:tab/><text:tab/>&lt;SET P W?BUZZ&gt;<text:line-break/><text:tab/><text:tab/><text:tab/>&lt;TELL "BUZZ: Pos=" N &lt;GETB .P 6&gt;<text:line-break/><text:tab/><text:tab/><text:tab/><text:tab/>", V1=" N &lt;GETB .P 7&gt;<text:line-break/><text:tab/><text:tab/><text:tab/><text:tab/>", V2=" N &lt;GETB .P 8&gt; CR&gt;<text:line-break/><text:tab/><text:tab/>&lt;SET P W?VERB&gt;<text:line-break/><text:tab/><text:tab/><text:tab/>&lt;TELL "VERB: Pos=" N &lt;GETB .P 6&gt;<text:line-break/><text:tab/><text:tab/><text:tab/><text:tab/>", V1=" N &lt;GETB .P 7&gt;<text:line-break/><text:tab/><text:tab/><text:tab/><text:tab/>", V2=" N &lt;GETB .P 8&gt; CR&gt;<text:line-break/><text:tab/><text:tab/>&lt;SET P W?ADJECTIVE&gt;<text:line-break/><text:tab/><text:tab/><text:tab/>&lt;TELL "ADJECTIVE: Pos=" N &lt;GETB .P 6&gt;<text:line-break/><text:tab/><text:tab/><text:tab/><text:tab/>", V1=" N &lt;GETB .P 7&gt;<text:line-break/><text:tab/><text:tab/><text:tab/><text:tab/>", V2=" N &lt;GETB .P 8&gt; CR&gt;<text:line-break/><text:tab/><text:tab/>&lt;SET P W?PREP&gt;<text:line-break/><text:tab/><text:tab/><text:tab/>&lt;TELL "PREP: Pos=" N &lt;GETB .P 6&gt;<text:line-break/><text:tab/><text:tab/><text:tab/><text:tab/>", V1=" N &lt;GETB .P 7&gt;<text:line-break/><text:tab/><text:tab/><text:tab/><text:tab/>", V2=" N &lt;GETB .P 8&gt; CR&gt;&gt;</text:span></text:p>
      <text:p text:style-name="P39"><text:span text:style-name="T15">--&gt;</text:span></text:p>
      <text:p text:style-name="P57"><text:span text:style-name="T15">FALSE: Pos=0, V1=0, V2=0<text:line-break/><text:tab/>NOUN: Pos=128, V1=1, V2=0<text:line-break/><text:tab/>BUZZ: Pos=4, V1=255, V2=0<text:line-break/><text:tab/>VERB: Pos=65, V1=255, V2=0<text:line-break/><text:tab/>ADJECTIVE: Pos=32, V1=0, V2=0<text:line-break/><text:tab/>PREP: Pos=8, V1=255, V2=0</text:span></text:p>
      <text:p text:style-name="P91"><text:bookmark text:name="_3x3pvmcunlrd"/>WARN-AS-ERROR?</text:p>
      <text:p text:style-name="Standard"><text:tab/><text:span text:style-name="T15">&lt;WARN-AS-ERROR? value&gt;<text:line-break/><text:line-break/><text:tab/>ZILF compiler directive</text:span></text:p>
      <text:p text:style-name="P3"/>
      <text:p text:style-name="P40"><text:span text:style-name="T15">WARN-AS-ERROR?</text:span> set to <text:span text:style-name="T15">TRUE</text:span>, tells the compiler to convert compiler warnings to errors. The default value is <text:span text:style-name="T15">FALSE</text:span>.</text:p>
      <text:p text:style-name="P40">Examples:</text:p>
      <text:p text:style-name="P40"><text:tab/><text:span text:style-name="T15">;"Compiles with warning [ZIL0204]"</text:span><text:line-break/><text:tab/><text:span text:style-name="T15">&lt;WARN-AS-ERROR? &lt;&gt;&gt;<text:line-break/><text:tab/>&lt;GLOBAL X 5&gt;<text:line-break/><text:tab/>&lt;ROUTINE GO () &lt;TELL N .X&gt;&gt;</text:span></text:p>
      <text:p text:style-name="P40"><text:span text:style-name="T15"><text:tab/>;"Don’t compile with error [ZIL0204]"</text:span><text:line-break/><text:tab/><text:span text:style-name="T15">&lt;WARN-AS-ERROR? T&gt;<text:line-break/><text:tab/>&lt;GLOBAL X 5&gt;<text:line-break/><text:tab/>&lt;ROUTINE GO () &lt;TELL N .X&gt;&gt;</text:span></text:p>
      <text:p text:style-name="P91"><text:bookmark text:name="_m3ye0kwa1dbk"/>XFLOAD</text:p>
      <text:p text:style-name="P41"><text:span text:style-name="T15">&lt;XFLOAD filename&gt;</text:span></text:p>
      <text:p text:style-name="P43"/>
      <text:p text:style-name="P41"><text:span text:style-name="T15">ZIL library</text:span></text:p>
      <text:p text:style-name="P43"/>
      <text:list xml:id="list63205274134258" text:continue-numbering="true" text:style-name="WWNum3">
        <text:list-item>
          <text:list>
            <text:list-item>
              <text:list>
                <text:list-item>
                  <text:p text:style-name="P66"><text:span text:style-name="T28">ZILF ignores all but the first argument and treats </text:span><text:span text:style-name="T15">XFLOAD</text:span><text:span text:style-name="T28"> as an alias to </text:span><text:span text:style-name="T15">INSERT-FILE</text:span><text:span text:style-name="T28">.</text:span></text:p>
                </text:list-item>
                <text:list-item>
                  <text:p text:style-name="P90"><text:bookmark text:name="_61qomf484he5"/><text:span text:style-name="T25">XORB</text:span></text:p>
                </text:list-item>
              </text:list>
            </text:list-item>
          </text:list>
        </text:list-item>
      </text:list>
      <text:p text:style-name="P41"><text:span text:style-name="T16">&lt;XORB numbers ...&gt;</text:span></text:p>
      <text:p text:style-name="P42"/>
      <text:p text:style-name="P41"><text:span text:style-name="T16">MDL </text:span><text:span text:style-name="T15">built-in</text:span></text:p>
      <text:p text:style-name="P42"/>
      <text:p text:style-name="P15"><text:span text:style-name="T3">Bitwise exclusive "or".</text:span></text:p>
      <text:p text:style-name="P15"><text:span text:style-name="T3">Examples:</text:span></text:p>
      <text:p text:style-name="P15"><text:span text:style-name="T3"><text:tab/></text:span><text:span text:style-name="T7">&lt;XORB 250 245&gt;<text:tab/>--&gt;<text:tab/>11111010 XOR 11110101 = 00001111 (15)</text:span></text:p>
      <text:list xml:id="list63204855829995" text:continue-numbering="true" text:style-name="WWNum3">
        <text:list-item>
          <text:list>
            <text:list-item>
              <text:list>
                <text:list-item>
                  <text:p text:style-name="P90"><text:bookmark text:name="_15phjt5"/><text:span text:style-name="T25">ZGET</text:span></text:p>
                </text:list-item>
              </text:list>
            </text:list-item>
          </text:list>
        </text:list-item>
      </text:list>
      <text:p text:style-name="P41"><text:span text:style-name="T16">&lt;ZGET table index&gt;</text:span></text:p>
      <text:p text:style-name="P42"/>
      <text:p text:style-name="P41"><text:span text:style-name="T16">ZIL libarary</text:span></text:p>
      <text:p text:style-name="P42"/>
      <text:p text:style-name="P15"><text:span text:style-name="T3">Returns WORD-record (2 bytes) stored at </text:span><text:span text:style-name="T7">index</text:span><text:span text:style-name="T3">.</text:span></text:p>
      <text:p text:style-name="P15"><text:span text:style-name="T7">TABLE</text:span><text:span text:style-name="T3"> </text:span>is a ZIL-specific<text:span text:style-name="T3"> structure that can be used both outside and inside ROUTINES. </text:span><text:span text:style-name="T7">ZGET</text:span><text:span text:style-name="T3"> is equivalent to the Z-code </text:span>built-in<text:span text:style-name="T3"> </text:span><text:span text:style-name="T7">GET</text:span><text:span text:style-name="T3">. </text:span></text:p>
      <text:p text:style-name="P15"><text:span text:style-name="T3">Also see </text:span><text:span text:style-name="T7">GETB</text:span><text:span text:style-name="T3">, </text:span><text:span text:style-name="T7">PUTB</text:span><text:span text:style-name="T3">, </text:span><text:span text:style-name="T7">ZPUT</text:span><text:span text:style-name="T3"> and </text:span><text:span text:style-name="T7">ZREST</text:span><text:span text:style-name="T3">.</text:span></text:p>
      <text:p text:style-name="P15"><text:span text:style-name="T3">Example:</text:span></text:p>
      <text:p text:style-name="P15"><text:span text:style-name="T7"><text:tab/>&lt;ZGET &lt;TABLE 0 1 2 3&gt; 2&gt;<text:tab/><text:tab/>--&gt;<text:tab/>2</text:span></text:p>
      <text:list xml:id="list63205837792249" text:continue-numbering="true" text:style-name="WWNum3">
        <text:list-item>
          <text:list>
            <text:list-item>
              <text:list>
                <text:list-item>
                  <text:p text:style-name="P90"><text:bookmark text:name="_3pp52gy"/><text:span text:style-name="T25">ZIP-OPTIONS</text:span></text:p>
                </text:list-item>
              </text:list>
            </text:list-item>
          </text:list>
        </text:list-item>
      </text:list>
      <text:p text:style-name="P41"><text:soft-page-break/><text:span text:style-name="T16">&lt;ZIP-OPTIONS {BIG | COLOR </text:span><text:span text:style-name="T15">| DISPLAY | MENU </text:span><text:span text:style-name="T16">| MOUSE | SOUND </text:span></text:p>
      <text:p text:style-name="P41"><text:span text:style-name="T16"><text:tab/><text:tab/></text:span><text:span text:style-name="T15">| UNDO</text:span><text:span text:style-name="T16">} ...&gt;</text:span></text:p>
      <text:p text:style-name="P43"/>
      <text:p text:style-name="P41"><text:span text:style-name="T15">ZIL library</text:span></text:p>
      <text:p text:style-name="P43"/>
      <text:p text:style-name="P18"><text:span text:style-name="T15">ZIP-OPTIONS</text:span> sets the corresponding bits in the header. This tells the Z-machine that runs the game, the interpreter, that the game intends to use these functions. The interpreter can, if it is unable to provide the requested functionality, clear the bits in return.</text:p>
      <text:p text:style-name="P18"><text:tab/><text:span text:style-name="T32">Option<text:tab/>Ver<text:tab/>Description</text:span><text:line-break/><text:tab/><text:span text:style-name="T15">BIG</text:span><text:tab/><text:tab/>X<text:tab/>ZILF ignores this.<text:line-break/><text:tab/><text:span text:style-name="T15">COLOR</text:span><text:tab/>5-<text:tab/>Sets bit 6 of byte 16 (Flags 2) in header (see Appendix B).<text:line-break/><text:tab/><text:span text:style-name="T15">DISPLAY</text:span><text:tab/>5-<text:tab/>Sets bit 3 of byte 16 (Flags 2) in header (see Appendix B).<text:line-break/><text:tab/><text:span text:style-name="T15">MENU</text:span><text:tab/><text:tab/>6-<text:tab/>Sets bit 8 of byte 16 (Flags 2) in header (see Appendix B).<text:line-break/><text:tab/><text:span text:style-name="T15">MOUSE</text:span><text:tab/>5-<text:tab/>Sets bit 5 of byte 16 (Flags 2) in header (see Appendix B).<text:line-break/><text:tab/><text:span text:style-name="T15">SOUND</text:span><text:tab/>5-<text:tab/>Sets bit 7 of byte 16 (Flags 2) in header (see Appendix B).<text:line-break/><text:tab/><text:span text:style-name="T15">UNDO</text:span><text:tab/><text:tab/>5-<text:tab/>Sets bit 4 of byte 16 (Flags 2) in header (see Appendix B).</text:p>
      <text:p text:style-name="P18">Example (From zillib/parser.zil in ZILF 0.9):</text:p>
      <text:p text:style-name="P18"><text:tab/>;<text:span text:style-name="T15">"Use UNDO and COLOR if version is 5+"<text:line-break/><text:tab/>&lt;VERSION?<text:line-break/><text:tab/> <text:s text:c="3"/>(ZIP)<text:line-break/><text:tab/> <text:s text:c="3"/>(EZIP)<text:line-break/><text:tab/> <text:s text:c="3"/>(ELSE &lt;ZIP-OPTIONS UNDO COLOR&gt;)&gt;</text:span><text:tab/></text:p>
      <text:p text:style-name="P91"><text:bookmark text:name="_ywjsywklgkdy"/>ZPACKAGE</text:p>
      <text:list xml:id="list63204848100972" text:continue-numbering="true" text:style-name="WWNum3">
        <text:list-item>
          <text:list>
            <text:list-item>
              <text:list>
                <text:list-item>
                  <text:p text:style-name="P8"><text:span text:style-name="T15">&lt;ZPACKAGE package-name&gt;<text:line-break/><text:line-break/>ZIL library</text:span></text:p>
                </text:list-item>
                <text:list-item>
                  <text:p text:style-name="P2"/>
                </text:list-item>
              </text:list>
            </text:list-item>
          </text:list>
        </text:list-item>
      </text:list>
      <text:p text:style-name="P40"><text:span text:style-name="T15">ZPACKAGE</text:span> is an alias to <text:span text:style-name="T15">PACKAGE</text:span>.</text:p>
      <text:list xml:id="list63204690833779" text:continue-numbering="true" text:style-name="WWNum3">
        <text:list-item>
          <text:list>
            <text:list-item>
              <text:list>
                <text:list-item>
                  <text:p text:style-name="P90"><text:bookmark text:name="_t3zlmykriflu"/><text:span text:style-name="T25">ZPUT</text:span></text:p>
                </text:list-item>
              </text:list>
            </text:list-item>
          </text:list>
        </text:list-item>
      </text:list>
      <text:p text:style-name="P41"><text:span text:style-name="T16">&lt;ZPUT table index new-value&gt;</text:span></text:p>
      <text:p text:style-name="P42"/>
      <text:p text:style-name="P41"><text:span text:style-name="T16">ZIL library</text:span></text:p>
      <text:p text:style-name="P42"/>
      <text:p text:style-name="P15"><text:span text:style-name="T3">Put a 16-bit WORD </text:span><text:span text:style-name="T7">new-value</text:span><text:span text:style-name="T3"> in the </text:span><text:span text:style-name="T7">table</text:span><text:span text:style-name="T3"> at word position </text:span><text:span text:style-name="T7">index</text:span><text:span text:style-name="T3">. Actual address is table-address+index*2.</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ZPUT</text:span><text:span text:style-name="T3"> is equivalent to the Z-code </text:span>built-in<text:span text:style-name="T3"> </text:span><text:span text:style-name="T7">PUT</text:span><text:span text:style-name="T3">. </text:span></text:p>
      <text:p text:style-name="P15"><text:span text:style-name="T3">Also see </text:span><text:span text:style-name="T7">GETB</text:span><text:span text:style-name="T3">, </text:span><text:span text:style-name="T7">PUTB</text:span><text:span text:style-name="T3">, </text:span><text:span text:style-name="T7">ZGET</text:span><text:span text:style-name="T3"> and </text:span><text:span text:style-name="T7">ZREST</text:span><text:span text:style-name="T3">.</text:span></text:p>
      <text:p text:style-name="P15"><text:span text:style-name="T3">Examples:</text:span></text:p>
      <text:p text:style-name="P15"><text:span text:style-name="T7"><text:tab/>&lt;ZPUT ,MYTABLE 1 123&gt;<text:tab/>--&gt; <text:tab/>Stores 123 at position 1 <text:line-break/><text:tab/><text:tab/><text:tab/><text:tab/><text:tab/><text:tab/><text:tab/>in MYTABLE</text:span></text:p>
      <text:list xml:id="list63205090045993" text:continue-numbering="true" text:style-name="WWNum3">
        <text:list-item>
          <text:list>
            <text:list-item>
              <text:list>
                <text:list-item>
                  <text:p text:style-name="P90"><text:bookmark text:name="_jzpmwk"/><text:span text:style-name="T25">ZREST</text:span></text:p>
                </text:list-item>
              </text:list>
            </text:list-item>
          </text:list>
        </text:list-item>
      </text:list>
      <text:p text:style-name="P41"><text:span text:style-name="T16">&lt;ZREST table bytes&gt;</text:span></text:p>
      <text:p text:style-name="P42"/>
      <text:p text:style-name="P41"><text:span text:style-name="T16">ZIL library</text:span></text:p>
      <text:p text:style-name="P42"/>
      <text:p text:style-name="P15"><text:span text:style-name="T3">Return </text:span><text:span text:style-name="T7">table</text:span><text:span text:style-name="T3"> without its first </text:span><text:span text:style-name="T7">bytes</text:span><text:span text:style-name="T3">. Note that this is not a copy of the </text:span><text:span text:style-name="T7">table</text:span><text:span text:style-name="T3">, it is pointing to the same </text:span><text:span text:style-name="T7">table</text:span><text:span text:style-name="T3"> with another starting address. </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ZREST</text:span><text:span text:style-name="T3"> is equivalent to the Z-code </text:span>built-in<text:span text:style-name="T3"> </text:span><text:span text:style-name="T7">REST</text:span><text:span text:style-name="T3">. </text:span></text:p>
      <text:p text:style-name="P15"><text:span text:style-name="T3">Also see </text:span><text:span text:style-name="T7">GETB</text:span><text:span text:style-name="T3">, </text:span><text:span text:style-name="T7">PUTB</text:span><text:span text:style-name="T3">, </text:span><text:span text:style-name="T7">ZGET</text:span><text:span text:style-name="T3"> and </text:span><text:span text:style-name="T7">ZPUT</text:span><text:span text:style-name="T3">.</text:span></text:p>
      <text:p text:style-name="P15"><text:span text:style-name="T3">Example:</text:span></text:p>
      <text:p text:style-name="P45"><text:span text:style-name="T7">&lt;SETG TBL1 &lt;TABLE 1 2 3 4&gt;&gt;<text:tab/><text:tab/>--&gt;<text:tab/>TBL1 = [1 2 3 4]<text:line-break/>&lt;SETG TBL2 &lt;ZREST ,TBL1 2&gt;&gt;<text:tab/><text:tab/>--&gt;<text:tab/>TBL2 = [2 3 4]<text:line-break/><text:tab/><text:tab/><text:tab/><text:tab/><text:tab/><text:tab/><text:tab/><text:tab/><text:tab/>Move 2 because<text:line-break/><text:tab/><text:tab/><text:tab/><text:tab/><text:tab/><text:tab/><text:tab/><text:tab/><text:tab/>WORD-table!<text:line-break/>&lt;ZPUT ,TBL2 0 5&gt;<text:tab/><text:tab/><text:tab/><text:tab/>--&gt;<text:tab/>TBL1 = [1 5 3 4],<text:line-break/><text:tab/><text:tab/><text:tab/><text:tab/><text:tab/><text:tab/><text:tab/><text:tab/><text:tab/>TBL2 = [5 3 4]</text:span></text:p>
      <text:list xml:id="list63205054072487" text:continue-numbering="true" text:style-name="WWNum3">
        <text:list-item>
          <text:list>
            <text:list-item>
              <text:list>
                <text:list-item>
                  <text:p text:style-name="P90"><text:bookmark text:name="_33zd5kd"/>ZSECTION</text:p>
                </text:list-item>
                <text:list-item>
                  <text:p text:style-name="P8"><text:span text:style-name="T15">&lt;ZSECTION package-name&gt;<text:line-break/><text:line-break/>ZIL library</text:span></text:p>
                </text:list-item>
                <text:list-item>
                  <text:p text:style-name="P4"/>
                </text:list-item>
              </text:list>
            </text:list-item>
          </text:list>
        </text:list-item>
      </text:list>
      <text:p text:style-name="P18"><text:soft-page-break/><text:span text:style-name="T15">ZSECTION</text:span> is an alias to <text:span text:style-name="T15">DEFINITIONS</text:span>.</text:p>
      <text:list xml:id="list63204698145572" text:continue-numbering="true" text:style-name="WWNum3">
        <text:list-item>
          <text:list>
            <text:list-item>
              <text:list>
                <text:list-item>
                  <text:p text:style-name="P90"><text:bookmark text:name="_pz3bxyvddut7"/><text:span text:style-name="T25">ZSTART</text:span></text:p>
                </text:list-item>
              </text:list>
            </text:list-item>
          </text:list>
        </text:list-item>
      </text:list>
      <text:p text:style-name="P41"><text:span text:style-name="T16">&lt;ZSTART atom&gt;</text:span></text:p>
      <text:p text:style-name="P42"/>
      <text:p text:style-name="P41"><text:span text:style-name="T16">ZIL library</text:span></text:p>
      <text:p text:style-name="P42"/>
      <text:p text:style-name="P15"><text:span text:style-name="T3">Default starting </text:span><text:span text:style-name="T7">ROUTINE</text:span><text:span text:style-name="T3"> for a compiled ZIL program is the </text:span><text:span text:style-name="T7">ROUTINE</text:span><text:span text:style-name="T3"> </text:span><text:span text:style-name="T7">GO</text:span><text:span text:style-name="T3">. </text:span><text:span text:style-name="T7">ZSTART</text:span><text:span text:style-name="T3"> can move to ZIL entry point to another </text:span><text:span text:style-name="T7">ROUTINE</text:span><text:span text:style-name="T3">.</text:span></text:p>
      <text:p text:style-name="P15"><text:span text:style-name="T3">Example:</text:span></text:p>
      <text:p text:style-name="P15"><text:span text:style-name="T3"><text:tab/></text:span><text:span text:style-name="T7">&lt;ZSTART MAIN&gt;<text:tab/>--&gt;<text:tab/>Starts with ROUTINE MAIN instead of GO</text:span></text:p>
      <text:list xml:id="list63205147848111" text:continue-numbering="true" text:style-name="WWNum3">
        <text:list-item>
          <text:list>
            <text:list-item>
              <text:list>
                <text:list-item>
                  <text:p text:style-name="P86"><text:bookmark text:name="_bszx47zazyks"/>ZSTR-OFF</text:p>
                </text:list-item>
              </text:list>
            </text:list-item>
          </text:list>
        </text:list-item>
      </text:list>
      <text:p text:style-name="P41"><text:span text:style-name="T15">&lt;ZSTR-OFF&gt;</text:span></text:p>
      <text:p text:style-name="P43"/>
      <text:p text:style-name="P41"><text:span text:style-name="T15">ZIL library</text:span></text:p>
      <text:p text:style-name="P43"/>
      <text:p text:style-name="P15">ZILF ignores this and always returns <text:span text:style-name="T15">FALSE</text:span>.</text:p>
      <text:list xml:id="list63206629321359" text:continue-numbering="true" text:style-name="WWNum3">
        <text:list-item>
          <text:list>
            <text:list-item>
              <text:list>
                <text:list-item>
                  <text:p text:style-name="P86"><text:bookmark text:name="_iulduu9el473"/>ZSTR-ON</text:p>
                </text:list-item>
              </text:list>
            </text:list-item>
          </text:list>
        </text:list-item>
      </text:list>
      <text:p text:style-name="P41"><text:span text:style-name="T15">&lt;ZSTR-ON&gt;</text:span></text:p>
      <text:p text:style-name="P43"/>
      <text:p text:style-name="P41"><text:span text:style-name="T15">ZIL library</text:span></text:p>
      <text:p text:style-name="P43"/>
      <text:p text:style-name="P15">ZILF ignores this and always returns <text:span text:style-name="T15">FALSE</text:span>.</text:p>
      <text:p text:style-name="P85"><text:bookmark text:name="_e8lte2wqvsv9"/>ZZPACKAGE</text:p>
      <text:list xml:id="list63205254533562" text:continue-numbering="true" text:style-name="WWNum3">
        <text:list-item>
          <text:list>
            <text:list-item>
              <text:list>
                <text:list-item>
                  <text:p text:style-name="P8"><text:span text:style-name="T15">&lt;ZZPACKAGE package-name&gt;<text:line-break/><text:line-break/>ZIL library</text:span></text:p>
                </text:list-item>
                <text:list-item>
                  <text:p text:style-name="P5"/>
                </text:list-item>
                <text:list-item>
                  <text:p text:style-name="P66"><text:span text:style-name="T15">ZZPACKAGE</text:span><text:span text:style-name="T28"> is an alias to </text:span><text:span text:style-name="T15">PACKAGE</text:span><text:span text:style-name="T28">.</text:span></text:p>
                </text:list-item>
                <text:list-item>
                  <text:p text:style-name="P86"><text:bookmark text:name="_x1gn6x1zsmpw"/>ZZSECTION</text:p>
                </text:list-item>
                <text:list-item>
                  <text:p text:style-name="P8"><text:span text:style-name="T15">&lt;ZZSECTION package-name&gt;<text:line-break/><text:line-break/>ZIL library</text:span></text:p>
                </text:list-item>
                <text:list-item>
                  <text:p text:style-name="P4"/>
                </text:list-item>
              </text:list>
            </text:list-item>
          </text:list>
        </text:list-item>
      </text:list>
      <text:p text:style-name="P15"><text:span text:style-name="T15">ZZSECTION</text:span> is an alias to <text:span text:style-name="T15">DEFINITIONS</text:span>.</text:p>
      <text:list xml:id="list63205037962150" text:continue-numbering="true" text:style-name="WWNum3">
        <text:list-item>
          <text:list>
            <text:list-item>
              <text:p text:style-name="P95"><text:bookmark text:name="_1j4nfs6"/>Z-code built-ins (use inside ROUTINE)</text:p>
            </text:list-item>
          </text:list>
        </text:list-item>
      </text:list>
      <text:p text:style-name="P15"><text:span text:style-name="T3">Sources:</text:span></text:p>
      <text:p text:style-name="P15"><text:span text:style-name="T2"><text:tab/>ZIP: Z-language Interpreter Program, Joel M. Berez,</text:span><text:span text:style-name="T14"> Marc S. Blank and P. David Lebling</text:span></text:p>
      <text:p text:style-name="P15"><text:span text:style-name="T2"><text:tab/>The Z-Machine Standards Document, Graham Nelson</text:span></text:p>
      <text:p text:style-name="P15"><text:span text:style-name="T2"><text:tab/> The Inform Designer’s Manual, Graham Nelson</text:span></text:p>
      <text:p text:style-name="P15"><text:span text:style-name="T2"><text:tab/>ZIL Language Guide, Jesse McGrew</text:span></text:p>
      <text:list xml:id="list63205313244634" text:continue-numbering="true" text:style-name="WWNum3">
        <text:list-item>
          <text:list>
            <text:list-item>
              <text:list>
                <text:list-item>
                  <text:p text:style-name="P86"><text:bookmark text:name="_434ayfz"/>*, MUL</text:p>
                </text:list-item>
              </text:list>
            </text:list-item>
          </text:list>
        </text:list-item>
      </text:list>
      <text:p text:style-name="P41"><text:span text:style-name="T16">&lt;* numbers ...&gt;<text:line-break/>&lt;MUL numbers ...&gt;<text:tab/><text:tab/>;"Alternative syntax"</text:span></text:p>
      <text:p text:style-name="P42"/>
      <text:p text:style-name="P41"><text:span text:style-name="T18">Zapf syntax<text:tab/><text:tab/>Inform syntax</text:span></text:p>
      <text:p text:style-name="P41"><text:span text:style-name="T16">MUL<text:tab/><text:tab/><text:tab/><text:tab/>mul</text:span></text:p>
      <text:p text:style-name="P42"/>
      <text:p text:style-name="P15"><text:span text:style-name="T3">Multiply </text:span><text:span text:style-name="T7">numbers</text:span><text:span text:style-name="T3">.</text:span></text:p>
      <text:p text:style-name="P15"><text:span text:style-name="T3">Example:</text:span></text:p>
      <text:p text:style-name="Standard"><text:span text:style-name="T22"><text:tab/></text:span><text:span text:style-name="T16">&lt;* 2 3 4&gt;<text:tab/>--&gt;<text:tab/>24</text:span></text:p>
      <text:list xml:id="list63206088730530" text:continue-numbering="true" text:style-name="WWNum3">
        <text:list-item>
          <text:list>
            <text:list-item>
              <text:list>
                <text:list-item>
                  <text:p text:style-name="P89"><text:bookmark text:name="_2i9l8ns"/><text:span text:style-name="T25">+, ADD</text:span></text:p>
                </text:list-item>
              </text:list>
            </text:list-item>
          </text:list>
        </text:list-item>
      </text:list>
      <text:p text:style-name="P41"><text:span text:style-name="T16">&lt;+ numbers ...&gt;<text:line-break/>&lt;ADD numbers ...&gt;<text:tab/><text:tab/>;"Alternative syntax"</text:span></text:p>
      <text:p text:style-name="P42"/>
      <text:p text:style-name="P41"><text:span text:style-name="T18">Zapf syntax<text:tab/><text:tab/>Inform syntax</text:span></text:p>
      <text:p text:style-name="P41"><text:span text:style-name="T16">ADD<text:tab/><text:tab/><text:tab/><text:tab/>add</text:span></text:p>
      <text:p text:style-name="P42"/>
      <text:p text:style-name="P41"><text:span text:style-name="T16">All versions</text:span></text:p>
      <text:p text:style-name="P42"/>
      <text:p text:style-name="P15"><text:span text:style-name="T3">Add </text:span><text:span text:style-name="T7">numbers</text:span><text:span text:style-name="T3">.</text:span></text:p>
      <text:p text:style-name="P15"><text:span text:style-name="T3">Example:</text:span></text:p>
      <text:p text:style-name="P27"><text:span text:style-name="T22"><text:tab/></text:span><text:span text:style-name="T16">&lt;+ 2 3 4&gt;<text:tab/>--&gt;<text:tab/>7</text:span></text:p>
      <text:list xml:id="list63204685452356" text:continue-numbering="true" text:style-name="WWNum3">
        <text:list-item>
          <text:list>
            <text:list-item>
              <text:list>
                <text:list-item>
                  <text:p text:style-name="P86"><text:bookmark text:name="_xevivl"/><text:span text:style-name="T25">-, SUB</text:span></text:p>
                </text:list-item>
              </text:list>
            </text:list-item>
          </text:list>
        </text:list-item>
      </text:list>
      <text:p text:style-name="P41"><text:span text:style-name="T16">&lt;- numbers ...&gt;<text:line-break/>&lt;SUB numbers ...&gt;<text:tab/><text:tab/>;"Alternative syntax"<text:line-break/>&lt;BACK number1 number2&gt;<text:tab/>;"Alternative syntax"</text:span></text:p>
      <text:p text:style-name="P42"/>
      <text:p text:style-name="P41"><text:span text:style-name="T18">Zapf syntax<text:tab/><text:tab/>Inform syntax</text:span></text:p>
      <text:p text:style-name="P41"><text:span text:style-name="T16">SUB<text:tab/><text:tab/><text:tab/><text:tab/>sub</text:span></text:p>
      <text:p text:style-name="P42"/>
      <text:p text:style-name="P41"><text:span text:style-name="T16">All versions</text:span></text:p>
      <text:p text:style-name="P42"/>
      <text:p text:style-name="P15"><text:span text:style-name="T3">Subtract first </text:span><text:span text:style-name="T7">number</text:span><text:span text:style-name="T3"> by subsequent </text:span><text:span text:style-name="T7">numbers</text:span><text:span text:style-name="T3">.</text:span></text:p>
      <text:p text:style-name="P40">If only one <text:span text:style-name="T15">number</text:span> is provided, it's subtracted from zero (i.e. negated). </text:p>
      <text:p text:style-name="P15"><text:soft-page-break/><text:span text:style-name="T3">Note that it is possible to use BACK </text:span>as an alias<text:span text:style-name="T3"> for </text:span><text:span text:style-name="T7">SUB</text:span><text:span text:style-name="T3">.</text:span></text:p>
      <text:p text:style-name="P15"><text:span text:style-name="T3">Example:</text:span></text:p>
      <text:p text:style-name="P27"><text:span text:style-name="T22"><text:tab/></text:span><text:span text:style-name="T16">&lt;- 8 3 4&gt;<text:tab/><text:tab/>--&gt;<text:tab/>1<text:line-break/><text:tab/>&lt;- </text:span><text:span text:style-name="T15">4&gt;<text:tab/><text:tab/>→<text:tab/>-4</text:span><text:span text:style-name="T16"><text:line-break/><text:tab/>&lt;BACK 2&gt;<text:tab/><text:tab/>--&gt;<text:tab/>1<text:tab/>(Defaults to 1)<text:line-break/><text:tab/>&lt;BACK 1 2&gt;<text:tab/>--&gt;<text:tab/>-1</text:span></text:p>
      <text:list xml:id="list63205946124999" text:continue-numbering="true" text:style-name="WWNum3">
        <text:list-item>
          <text:list>
            <text:list-item>
              <text:list>
                <text:list-item>
                  <text:p text:style-name="P90"><text:bookmark text:name="_3hej1je"/><text:span text:style-name="T25">/, DIV</text:span></text:p>
                </text:list-item>
              </text:list>
            </text:list-item>
          </text:list>
        </text:list-item>
      </text:list>
      <text:p text:style-name="P41"><text:span text:style-name="T16">&lt;/ numbers ...&gt;<text:line-break/>&lt;DIV numbers ...&gt;<text:tab/><text:tab/>;"Alternative syntax"</text:span></text:p>
      <text:p text:style-name="P42"/>
      <text:p text:style-name="P41"><text:span text:style-name="T18">Zapf syntax<text:tab/><text:tab/>Inform syntax</text:span></text:p>
      <text:p text:style-name="P41"><text:span text:style-name="T16">DIV<text:tab/><text:tab/><text:tab/><text:tab/>div</text:span></text:p>
      <text:p text:style-name="P42"/>
      <text:p text:style-name="P41"><text:span text:style-name="T16">All versions</text:span></text:p>
      <text:p text:style-name="P42"/>
      <text:p text:style-name="P15"><text:span text:style-name="T3">Divide first </text:span><text:span text:style-name="T7">number</text:span><text:span text:style-name="T3"> by subsequent </text:span><text:span text:style-name="T7">numbers</text:span><text:span text:style-name="T3">.</text:span></text:p>
      <text:p text:style-name="P15"><text:span text:style-name="T3">Example:</text:span></text:p>
      <text:p text:style-name="P27"><text:span text:style-name="T22"><text:tab/></text:span><text:span text:style-name="T16">&lt;* 20 5 2&gt;<text:tab/>--&gt;<text:tab/>2</text:span></text:p>
      <text:list xml:id="list63205474715218" text:continue-numbering="true" text:style-name="WWNum3">
        <text:list-item>
          <text:list>
            <text:list-item>
              <text:list>
                <text:list-item>
                  <text:p text:style-name="P90"><text:bookmark text:name="_1wjtbr7"/><text:span text:style-name="T25">0?, ZERO?</text:span></text:p>
                </text:list-item>
              </text:list>
            </text:list-item>
          </text:list>
        </text:list-item>
      </text:list>
      <text:p text:style-name="P41"><text:span text:style-name="T16">&lt;0? value&gt;<text:line-break/>&lt;ZERO? Value&gt;<text:tab/><text:tab/><text:tab/>;"Alternative syntax"</text:span></text:p>
      <text:p text:style-name="P42"/>
      <text:p text:style-name="P41"><text:span text:style-name="T18">Zapf syntax<text:tab/><text:tab/>Inform syntax</text:span></text:p>
      <text:p text:style-name="P41"><text:span text:style-name="T16">ZERO?<text:tab/><text:tab/><text:tab/><text:tab/>Jz</text:span></text:p>
      <text:p text:style-name="P42"/>
      <text:p text:style-name="P41"><text:span text:style-name="T16">All versions</text:span></text:p>
      <text:p text:style-name="P42"/>
      <text:p text:style-name="P15"><text:span text:style-name="T3">Predicate. True if </text:span><text:span text:style-name="T7">value</text:span><text:span text:style-name="T3"> is 0 otherwise false.</text:span></text:p>
      <text:p text:style-name="P15"><text:span text:style-name="T3">Example:</text:span></text:p>
      <text:p text:style-name="P15"><text:span text:style-name="T7"><text:tab/>&lt;0? &lt;- 1 1&gt;&gt;<text:tab/>--&gt; <text:tab/>TRUE</text:span></text:p>
      <text:list xml:id="list63204628560763" text:continue-numbering="true" text:style-name="WWNum3">
        <text:list-item>
          <text:list>
            <text:list-item>
              <text:list>
                <text:list-item>
                  <text:p text:style-name="P90"><text:bookmark text:name="_4gjguf0"/><text:span text:style-name="T25">1?</text:span></text:p>
                </text:list-item>
              </text:list>
            </text:list-item>
          </text:list>
        </text:list-item>
      </text:list>
      <text:p text:style-name="P41"><text:span text:style-name="T16">&lt;1? value&gt;</text:span></text:p>
      <text:p text:style-name="P42"/>
      <text:p text:style-name="P15"><text:span text:style-name="T3">Predicate. True if </text:span><text:span text:style-name="T7">value</text:span><text:span text:style-name="T3"> is 1 otherwise false.</text:span></text:p>
      <text:p text:style-name="P15"><text:span text:style-name="T3">Example:</text:span></text:p>
      <text:p text:style-name="P15"><text:span text:style-name="T3"><text:tab/></text:span><text:span text:style-name="T7">&lt;1? &lt;- 2 1&gt;&gt;<text:tab/>--&gt; <text:tab/>TRUE</text:span></text:p>
      <text:list xml:id="list63206296710952" text:continue-numbering="true" text:style-name="WWNum3">
        <text:list-item>
          <text:list>
            <text:list-item>
              <text:list>
                <text:list-item>
                  <text:p text:style-name="P90"><text:bookmark text:name="_2vor4mt"/><text:span text:style-name="T25">=?, ==?, EQUAL?</text:span></text:p>
                </text:list-item>
              </text:list>
            </text:list-item>
          </text:list>
        </text:list-item>
      </text:list>
      <text:p text:style-name="P41"><text:span text:style-name="T16">&lt;=? value1 value2...valueN&gt;<text:line-break/>&lt;==? value1 value2...valueN&gt;<text:tab/><text:tab/>;Alternative syntax"<text:line-break/>&lt;EQUAL? value1 value2...valueN&gt;<text:tab/>;Alternative syntax"</text:span></text:p>
      <text:p text:style-name="P42"/>
      <text:p text:style-name="P41"><text:span text:style-name="T18">Zapf syntax<text:tab/><text:tab/>Inform syntax</text:span></text:p>
      <text:p text:style-name="P41"><text:span text:style-name="T16">EQUAL?<text:tab/><text:tab/><text:tab/>Je</text:span></text:p>
      <text:p text:style-name="P42"><text:soft-page-break/></text:p>
      <text:p text:style-name="P41"><text:span text:style-name="T16">All versions</text:span></text:p>
      <text:p text:style-name="P42"/>
      <text:p text:style-name="P15"><text:span text:style-name="T3">Predicate. True if </text:span><text:span text:style-name="T7">value1</text:span><text:span text:style-name="T3"> is equal to any of the values </text:span><text:span text:style-name="T7">value2</text:span><text:span text:style-name="T3"> to </text:span><text:span text:style-name="T7">valueN</text:span><text:span text:style-name="T3">.</text:span></text:p>
      <text:p text:style-name="P15"><text:span text:style-name="T3">Examples:</text:span></text:p>
      <text:p text:style-name="P15"><text:span text:style-name="T3"><text:tab/></text:span><text:span text:style-name="T7">&lt;=? 1 1&gt;<text:tab/><text:tab/>--&gt;<text:tab/>TRUE<text:line-break/><text:tab/>&lt;=? 1 2&gt;<text:tab/><text:tab/>--&gt;<text:tab/>FALSE<text:line-break/><text:tab/>&lt;=? 1 2 1&gt;<text:tab/>--&gt;<text:tab/>TRUE</text:span></text:p>
      <text:list xml:id="list63204895728684" text:continue-numbering="true" text:style-name="WWNum3">
        <text:list-item>
          <text:list>
            <text:list-item>
              <text:list>
                <text:list-item>
                  <text:p text:style-name="P90"><text:bookmark text:name="_1au1eum"/><text:span text:style-name="T25">AGAIN</text:span></text:p>
                </text:list-item>
              </text:list>
            </text:list-item>
          </text:list>
        </text:list-item>
      </text:list>
      <text:p text:style-name="P41"><text:span text:style-name="T15">&lt;AGAIN [activation]&gt;</text:span></text:p>
      <text:p text:style-name="P43"/>
      <text:p text:style-name="P15"><text:span text:style-name="T7">AGAIN</text:span><text:span text:style-name="T3"> means "start doing this again", where "this" is </text:span><text:span text:style-name="T7">activation</text:span><text:span text:style-name="T3">. If no </text:span><text:span text:style-name="T7">activation</text:span><text:span text:style-name="T3"> is supplied the most recent is used. In practice </text:span><text:span text:style-name="T7">AGAIN</text:span><text:span text:style-name="T3"> is used to </text:span>restart<text:span text:style-name="T3"> a program block (</text:span><text:span text:style-name="T7">BIND</text:span><text:span text:style-name="T3">, </text:span><text:span text:style-name="T7">DO</text:span><text:span text:style-name="T3">, </text:span><text:span text:style-name="T7">PROG</text:span><text:span text:style-name="T3">, </text:span><text:span text:style-name="T7">REPEAT</text:span><text:span text:style-name="T3"> or </text:span><text:span text:style-name="T7">ROUTINE</text:span><text:span text:style-name="T3">) again from the top. Note that arguments and variables for a </text:span><text:span text:style-name="T7">ROUTINE</text:span><text:span text:style-name="T3"> are reinitialized (to </text:span>starting<text:span text:style-name="T3"> value, if supplied) otherwise they keep values between iterations. <text:s/></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don't reinitialize variables.</text:span></text:p>
      <text:p text:style-name="P15"><text:span text:style-name="T3">Also see </text:span><text:span text:style-name="T7">BIND</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s:</text:span></text:p>
      <text:p text:style-name="P15"><text:span text:style-name="T7"><text:tab/>&lt;ROUTINE TEST-AGAIN-1 ("AUX" X)<text:line-break/><text:tab/><text:tab/>&lt;SET X &lt;+ .X 1&gt;&gt;<text:line-break/><text:tab/><text:tab/>&lt;TELL N .X " "&gt;<text:line-break/><text:tab/><text:tab/>&lt;COND (&lt;=? .X 5&gt; &lt;RETURN&gt;)&gt;<text:line-break/><text:tab/><text:tab/>&lt;AGAIN&gt; <text:s text:c="3"/>;"Start routine again, X keeps value"<text:line-break/><text:tab/>&gt; <text:s text:c="26"/><text:line-break/><text:tab/>&lt;TEST-AGAIN-1&gt;<text:tab/>--&gt;<text:tab/>"1 2 3 4 5"</text:span></text:p>
      <text:p text:style-name="P15"><text:span text:style-name="T7"><text:tab/>&lt;ROUTINE TEST-AGAIN-2 ("AUX" (X 0))<text:line-break/><text:tab/><text:tab/>&lt;SET X &lt;+ .X 1&gt;&gt;<text:line-break/><text:tab/><text:tab/>&lt;TELL N .X " "&gt;<text:line-break/><text:tab/><text:tab/>&lt;COND (&lt;=? .X 5&gt; &lt;RETURN&gt;)&gt; <text:s/>;"Never reached"<text:line-break/><text:tab/><text:tab/>&lt;AGAIN&gt; <text:s text:c="3"/>;"Start routine again, X reinitialize to 0"<text:line-break/><text:tab/>&gt; <text:s text:c="13"/><text:line-break/><text:tab/>&lt;TEST-AGAIN-2&gt;<text:tab/>--&gt;<text:tab/>"1 1 1 1 1 ..."</text:span></text:p>
      <text:p text:style-name="P15"><text:span text:style-name="T7"><text:tab/>&lt;ROUTINE TEST-AGAIN-3 ()<text:line-break/><text:tab/><text:tab/>&lt;BIND ACT1 ((X 0)) <text:line-break/><text:tab/><text:tab/><text:tab/>&lt;SET X &lt;+ .X 1&gt;&gt;<text:line-break/><text:tab/><text:tab/><text:tab/>&lt;TELL N .X " "&gt;<text:line-break/><text:tab/><text:tab/><text:tab/>&lt;COND (&lt;=? .X 5&gt; &lt;RETURN&gt;)&gt;<text:line-break/><text:tab/><text:tab/>&lt;AGAIN .ACT1&gt; <text:s text:c="2"/>;"Start block again from ACT1,"<text:line-break/><text:tab/>&gt; <text:s text:c="19"/>;"X keeps value"<text:line-break/><text:tab/>&lt;TEST-AGAIN-3&gt;<text:tab/>--&gt;<text:tab/>"1 2 3 4 5"</text:span></text:p>
      <text:p text:style-name="P15"><text:span text:style-name="T7"><text:tab/>&lt;ROUTINE TEST-AGAIN-4 ()<text:line-break/><text:tab/><text:tab/>&lt;PROG ((X 0)) <text:s text:c="2"/>;"PROG generates default activation" <text:line-break/><text:tab/><text:tab/><text:tab/>&lt;SET X &lt;+ .X 1&gt;&gt;<text:line-break/><text:tab/><text:tab/><text:tab/>&lt;TELL N .X " "&gt;<text:line-break/><text:tab/><text:tab/><text:tab/>&lt;COND (&lt;=? .X 5&gt; &lt;RETURN&gt;)&gt;<text:line-break/><text:tab/><text:tab/>&lt;AGAIN&gt; <text:s text:c="8"/>;"Start block again from PROG,"<text:line-break/><text:tab/>&gt; <text:s text:c="19"/>;"X keeps value"<text:line-break/><text:tab/>&lt;TEST-AGAIN-4&gt;<text:tab/>--&gt;<text:tab/>"1 2 3 4 5"</text:span></text:p>
      <text:list xml:id="list63204819688948" text:continue-numbering="true" text:style-name="WWNum3">
        <text:list-item>
          <text:list>
            <text:list-item>
              <text:list>
                <text:list-item>
                  <text:p text:style-name="P90"><text:bookmark text:name="_3utoxif"/><text:span text:style-name="T25">AND</text:span></text:p>
                </text:list-item>
              </text:list>
            </text:list-item>
          </text:list>
        </text:list-item>
      </text:list>
      <text:p text:style-name="P41"><text:span text:style-name="T15">&lt;AND expressions...&gt;</text:span></text:p>
      <text:p text:style-name="P43"/>
      <text:p text:style-name="P15"><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5"><text:span text:style-name="T3">Example:</text:span></text:p>
      <text:p text:style-name="P15"><text:span text:style-name="T3"><text:tab/></text:span><text:span text:style-name="T7">&lt;AND &lt;=? 1 1&gt; &lt;N=? 1 2&gt;&gt;<text:tab/><text:tab/>--&gt;<text:tab/>True<text:line-break/><text:tab/>&lt;AND &lt;=? 1 2&gt; &lt;SET X 2&gt;&gt;<text:tab/><text:tab/>--&gt; <text:tab/>X never set to 2 because<text:line-break/><text:tab/><text:tab/><text:tab/><text:tab/><text:tab/><text:tab/><text:tab/><text:tab/>first predicate evaluates<text:line-break/><text:tab/><text:tab/><text:tab/><text:tab/><text:tab/><text:tab/><text:tab/><text:tab/>to false<text:line-break/><text:tab/>&lt;SET X &lt;AND 1 2 3 0 4&gt;&gt;<text:tab/><text:tab/>--&gt;<text:tab/>X is set to 0<text:line-break/><text:tab/>&lt;SET X &lt;AND 1 4 3 2&gt;&gt;<text:tab/><text:tab/>--&gt; <text:tab/>X is set to 2</text:span></text:p>
      <text:list xml:id="list63205087992876" text:continue-numbering="true" text:style-name="WWNum3">
        <text:list-item>
          <text:list>
            <text:list-item>
              <text:list>
                <text:list-item>
                  <text:p text:style-name="P90"><text:bookmark text:name="_29yz7q8"/><text:span text:style-name="T25">APPLY</text:span></text:p>
                </text:list-item>
              </text:list>
            </text:list-item>
          </text:list>
        </text:list-item>
      </text:list>
      <text:p text:style-name="P41"><text:span text:style-name="T15">&lt;APPLY routine values...&gt;</text:span></text:p>
      <text:p text:style-name="P43"/>
      <text:p text:style-name="P15"><text:span text:style-name="T3">Call the </text:span><text:span text:style-name="T7">routine</text:span><text:span text:style-name="T3"> with </text:span><text:span text:style-name="T7">values</text:span><text:span text:style-name="T3">. </text:span><text:span text:style-name="T7">&lt;APPLY routine values ...&gt;</text:span><text:span text:style-name="T3"> is equivalent to </text:span><text:span text:style-name="T7">&lt;routine values ...&gt;</text:span><text:span text:style-name="T3">, but </text:span><text:span text:style-name="T7">APPLY</text:span><text:span text:style-name="T3"> is often used when the </text:span><text:span text:style-name="T7">routine</text:span><text:span text:style-name="T3"> to be called is resolved during run-time (dispatch-table).</text:span></text:p>
      <text:p text:style-name="P15"><text:span text:style-name="T3">Examples:</text:span></text:p>
      <text:p text:style-name="P15"><text:span text:style-name="T7"><text:tab/>&lt;GLOBAL MYROUTINES &lt;LTABLE ROUTINE1 ROUTINE2&gt;&gt;<text:line-break/><text:tab/>...<text:line-break/><text:tab/>&lt;APPLY &lt;GET ,MYROUTINES 1&gt; .X&gt;<text:tab/>--&gt; <text:tab/>&lt;ROUTINE1 .X&gt;<text:line-break/><text:tab/>&lt;APPLY &lt;GET ,MYROUTINES 2&gt; .X&gt;<text:tab/>--&gt; <text:tab/>&lt;ROUTINE2 .X&gt;<text:line-break/><text:line-break/><text:tab/>&lt;APPLY &lt;GETP .OBJECT ,P?ACTION&gt;&gt;<text:tab/>--&gt; <text:tab/>Call ACTION-routine <text:line-break/><text:tab/><text:tab/><text:tab/><text:tab/><text:tab/><text:tab/><text:tab/><text:tab/><text:tab/>on OBJECT</text:span></text:p>
      <text:list xml:id="list63205909370906" text:continue-numbering="true" text:style-name="WWNum3">
        <text:list-item>
          <text:list>
            <text:list-item>
              <text:list>
                <text:list-item>
                  <text:p text:style-name="P90"><text:bookmark text:name="_p49hy1"/><text:span text:style-name="T25">ASH, ASHIFT</text:span></text:p>
                </text:list-item>
              </text:list>
            </text:list-item>
          </text:list>
        </text:list-item>
      </text:list>
      <text:p text:style-name="P41"><text:span text:style-name="T15">&lt;ASH number places&gt;<text:line-break/>&lt;ASHIFT number places&gt;<text:tab/><text:tab/>;"Alternative syntax"</text:span></text:p>
      <text:p text:style-name="P43"/>
      <text:p text:style-name="P41"><text:span text:style-name="T18">Zapf syntax<text:tab/><text:tab/>Inform syntax</text:span></text:p>
      <text:p text:style-name="P41"><text:span text:style-name="T15">ASHIFT<text:tab/><text:tab/><text:tab/>art_shift</text:span></text:p>
      <text:p text:style-name="P29"/>
      <text:p text:style-name="P27"><text:span text:style-name="T15"><text:tab/>Versions: 5-</text:span></text:p>
      <text:p text:style-name="P29"><text:soft-page-break/></text:p>
      <text:p text:style-name="P15"><text:span text:style-name="T3">Arithmetic shift. </text:span>Shift<text:span text:style-name="T3"> </text:span><text:span text:style-name="T7">number</text:span><text:span text:style-name="T3"> left when </text:span><text:span text:style-name="T7">places</text:span><text:span text:style-name="T3"> is positive and right if it is negative. When right shift the sign is preserved (if bit 15 is 1 a 1 is shifted in, otherwise a 0 is shifted in).</text:span></text:p>
      <text:p text:style-name="P15"><text:span text:style-name="T3"><text:tab/></text:span><text:span text:style-name="T7">1000 0000 0000 1010<text:tab/><text:tab/>--&gt; <text:tab/>1100 0000 0000 0101</text:span></text:p>
      <text:p text:style-name="P15"><text:span text:style-name="T3">Also see </text:span><text:span text:style-name="T7">LSH</text:span><text:span text:style-name="T3">. </text:span></text:p>
      <text:p text:style-name="P15"><text:span text:style-name="T3">Examples:</text:span></text:p>
      <text:p text:style-name="P15"><text:span text:style-name="T7"><text:tab/>&lt;ASH 4 1&gt;<text:tab/><text:tab/>--&gt;<text:tab/>8<text:line-break/><text:tab/>&lt;ASH 4 -2&gt;<text:tab/>--&gt;<text:tab/>1</text:span></text:p>
      <text:list xml:id="list63206494751389" text:continue-numbering="true" text:style-name="WWNum3">
        <text:list-item>
          <text:list>
            <text:list-item>
              <text:list>
                <text:list-item>
                  <text:p text:style-name="P90"><text:bookmark text:name="_393x0lu"/><text:span text:style-name="T25">ASSIGNED?</text:span></text:p>
                </text:list-item>
              </text:list>
            </text:list-item>
          </text:list>
        </text:list-item>
      </text:list>
      <text:p text:style-name="P41"><text:span text:style-name="T15">&lt;ASSIGNED? Name&gt;</text:span></text:p>
      <text:p text:style-name="P43"/>
      <text:p text:style-name="P41"><text:span text:style-name="T18">Zapf syntax<text:tab/><text:tab/>Inform syntax</text:span></text:p>
      <text:p text:style-name="P41"><text:span text:style-name="T15">ASSIGNED?<text:tab/><text:tab/><text:tab/>check_arg_count</text:span></text:p>
      <text:p text:style-name="P43"/>
      <text:p text:style-name="P41"><text:span text:style-name="T15">Versions: 5-</text:span></text:p>
      <text:p text:style-name="P43"/>
      <text:p text:style-name="P15"><text:span text:style-name="T3">Predicate. Can test </text:span>if an optional<text:span text:style-name="T3"> argument named </text:span><text:span text:style-name="T7">name</text:span><text:span text:style-name="T3"> is supplied in call to routine.</text:span></text:p>
      <text:p text:style-name="P15"><text:span text:style-name="T3">Example:</text:span></text:p>
      <text:p text:style-name="P41"><text:span text:style-name="T15">&lt;ROUTINE TEST("OPT" X)</text:span></text:p>
      <text:p text:style-name="P41"><text:span text:style-name="T15"><text:tab/>&lt;COND (&lt;ASSIGNED? X&gt; </text:span></text:p>
      <text:p text:style-name="P41"><text:span text:style-name="T15"><text:tab/><text:tab/>&lt;TELL "X is assigned." CR&gt;</text:span></text:p>
      <text:p text:style-name="P41"><text:span text:style-name="T15"><text:tab/>)</text:span></text:p>
      <text:p text:style-name="P41"><text:span text:style-name="T15"><text:tab/>(ELSE</text:span></text:p>
      <text:p text:style-name="P41"><text:span text:style-name="T15"><text:tab/><text:tab/>&lt;TELL "X is not assigned." CR&gt;</text:span></text:p>
      <text:p text:style-name="P41"><text:span text:style-name="T15"><text:tab/>)&gt;</text:span></text:p>
      <text:p text:style-name="P41"><text:span text:style-name="T15">&gt;</text:span></text:p>
      <text:p text:style-name="P43"/>
      <text:p text:style-name="P41"><text:span text:style-name="T15">&lt;TEST&gt;<text:tab/><text:tab/>--&gt; X is not assigned.</text:span></text:p>
      <text:p text:style-name="P41"><text:span text:style-name="T15">&lt;TEST 1&gt;<text:tab/><text:tab/>--&gt; X is assigned.</text:span></text:p>
      <text:list xml:id="list63205829000610" text:continue-numbering="true" text:style-name="WWNum3">
        <text:list-item>
          <text:list>
            <text:list-item>
              <text:list>
                <text:list-item>
                  <text:p text:style-name="P90"><text:bookmark text:name="_1o97atn"/><text:span text:style-name="T25">BACK</text:span></text:p>
                </text:list-item>
              </text:list>
            </text:list-item>
          </text:list>
        </text:list-item>
      </text:list>
      <text:p text:style-name="P41"><text:span text:style-name="T15">&lt;BACK table [bytes]&gt;</text:span></text:p>
      <text:p text:style-name="P43"/>
      <text:p text:style-name="P15"><text:span text:style-name="T3">Return </text:span><text:span text:style-name="T7">table</text:span><text:span text:style-name="T3"> with address moved </text:span><text:span text:style-name="T7">bytes</text:span><text:span text:style-name="T3"> back. If the </text:span><text:span text:style-name="T7">count</text:span><text:span text:style-name="T3"> moves </text:span>past the start<text:span text:style-name="T3"> of the </text:span><text:span text:style-name="T7">table</text:span><text:span text:style-name="T3"> no error is raised. Default value for </text:span><text:span text:style-name="T7">bytes</text:span><text:span text:style-name="T3"> is 1.</text:span></text:p>
      <text:p text:style-name="P15"><text:span text:style-name="T3">Note that this is not a copy of the </text:span><text:span text:style-name="T7">table</text:span><text:span text:style-name="T3">, it is pointing to the same </text:span><text:span text:style-name="T7">table</text:span><text:span text:style-name="T3"> with another starting address.</text:span></text:p>
      <text:p text:style-name="P15"><text:span text:style-name="T3">Also see </text:span><text:span text:style-name="T7">GET</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45"><text:span text:style-name="T7">&lt;GLOBAL TBL1 &lt;TABLE 1 2 3 4&gt;&gt;<text:tab/><text:tab/>--&gt;<text:tab/>TBL1 = [1 2 3 4]<text:line-break/>&lt;GLOBAL TBL2 &lt;REST ,STRUCT1 4&gt;&gt;<text:tab/>--&gt;<text:tab/>TBL2 = [3 4]<text:line-break/><text:tab/><text:tab/><text:tab/><text:tab/><text:tab/><text:tab/><text:tab/><text:tab/>Move 4 because<text:line-break/><text:tab/><text:tab/><text:tab/><text:tab/><text:tab/><text:tab/><text:tab/><text:tab/>WORD-table!<text:line-break/>&lt;SETG TBL2 &lt;BACK ,TBL2 2&gt;&gt;<text:tab/><text:tab/>--&gt;<text:tab/>TBL2 = [2 3 4]</text:span></text:p>
      <text:list xml:id="list63205527377914" text:continue-numbering="true" text:style-name="WWNum3">
        <text:list-item>
          <text:list>
            <text:list-item>
              <text:list>
                <text:list-item>
                  <text:p text:style-name="P90"><text:bookmark text:name="_488uthg"/><text:span text:style-name="T25">BAND, ANDB</text:span></text:p>
                </text:list-item>
              </text:list>
            </text:list-item>
          </text:list>
        </text:list-item>
      </text:list>
      <text:p text:style-name="P41"><text:soft-page-break/><text:span text:style-name="T15">&lt;BAND numbers ...&gt;<text:line-break/>&lt;ANDB numbers ...&gt;<text:tab/><text:tab/><text:tab/>;"Alternative syntax"</text:span></text:p>
      <text:p text:style-name="P43"/>
      <text:p text:style-name="P41"><text:span text:style-name="T18">Zapf syntax<text:tab/><text:tab/>Inform syntax</text:span></text:p>
      <text:p text:style-name="P41"><text:span text:style-name="T15">BAND<text:tab/><text:tab/><text:tab/><text:tab/>and</text:span></text:p>
      <text:p text:style-name="P43"/>
      <text:p text:style-name="P41"><text:span text:style-name="T15">All versions</text:span></text:p>
      <text:p text:style-name="P43"/>
      <text:p text:style-name="P15"><text:span text:style-name="T3">Bitwise AND. </text:span></text:p>
      <text:p text:style-name="P15"><text:span text:style-name="T3">Examples: </text:span></text:p>
      <text:p text:style-name="P15"><text:span text:style-name="T3"><text:tab/></text:span><text:span text:style-name="T7">&lt;BAND 33 96&gt;<text:tab/><text:tab/>--&gt;<text:tab/>32<text:line-break/><text:tab/>&lt;BAND 33 96 64&gt;<text:tab/>--&gt;<text:tab/>0</text:span></text:p>
      <text:list xml:id="list63205494942870" text:continue-numbering="true" text:style-name="WWNum3">
        <text:list-item>
          <text:list>
            <text:list-item>
              <text:list>
                <text:list-item>
                  <text:p text:style-name="P90"><text:bookmark text:name="_2ne53p9"/><text:span text:style-name="T25">BCOM</text:span></text:p>
                </text:list-item>
              </text:list>
            </text:list-item>
          </text:list>
        </text:list-item>
      </text:list>
      <text:p text:style-name="P41"><text:span text:style-name="T15">&lt;BCOM value&gt;</text:span></text:p>
      <text:p text:style-name="P43"/>
      <text:p text:style-name="P41"><text:span text:style-name="T18">Zapf syntax<text:tab/><text:tab/>Inform syntax</text:span></text:p>
      <text:p text:style-name="P41"><text:span text:style-name="T15">BCOM<text:tab/><text:tab/><text:tab/><text:tab/>not</text:span></text:p>
      <text:p text:style-name="P43"/>
      <text:p text:style-name="P41"><text:span text:style-name="T15">All versions</text:span></text:p>
      <text:p text:style-name="P43"/>
      <text:p text:style-name="P15"><text:span text:style-name="T3">Bitwise NOT. Reverse all bits in the </text:span><text:span text:style-name="T8">WORD</text:span><text:span text:style-name="T3"> </text:span><text:span text:style-name="T7">value</text:span><text:span text:style-name="T3"> (16 bits).</text:span></text:p>
      <text:p text:style-name="P15"><text:span text:style-name="T3">Examples:</text:span></text:p>
      <text:p text:style-name="P15"><text:span text:style-name="T3"><text:tab/></text:span><text:span text:style-name="T7">&lt;BCOM #2 000011110001111&gt;<text:tab/>--&gt; #2 1111000011110000</text:span></text:p>
      <text:list xml:id="list63206547195894" text:continue-numbering="true" text:style-name="WWNum3">
        <text:list-item>
          <text:list>
            <text:list-item>
              <text:list>
                <text:list-item>
                  <text:p text:style-name="P90"><text:bookmark text:name="_12jfdx2"/><text:span text:style-name="T25">BIND</text:span></text:p>
                </text:list-item>
              </text:list>
            </text:list-item>
          </text:list>
        </text:list-item>
      </text:list>
      <text:p text:style-name="P41"><text:span text:style-name="T15">&lt;BIND [activation] (bindings...) expressions...&gt;</text:span></text:p>
      <text:p text:style-name="P43"/>
      <text:p text:style-name="P15"><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but </text:span><text:span text:style-name="T7">BIND</text:span><text:span text:style-name="T3"> </text:span>doesn't<text:span text:style-name="T3"> create a default </text:span><text:span text:style-name="T7">activation</text:span><text:span text:style-name="T3"> at the start of the block.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previous </text:span><text:span text:style-name="T7">activation</text:span><text:span text:style-name="T3"> (most probably the </text:span><text:span text:style-name="T7">ROUTINE</text:span><text:span text:style-name="T3">). </text:span></text:p>
      <text:p text:style-name="P15"><text:span text:style-name="T3">Also see </text:span><text:span text:style-name="T7">AGAIN</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ROUTINE TEST-BIND-1 ("AUX" X)<text:line-break/><text:tab/><text:tab/>&lt;TELL "START "&gt;<text:line-break/><text:tab/><text:tab/>&lt;SET X 1&gt;<text:line-break/><text:tab/><text:tab/>&lt;BIND (X)<text:line-break/><text:tab/><text:tab/><text:tab/>&lt;SET X 2&gt;<text:line-break/><text:tab/><text:tab/><text:tab/>&lt;TELL N .X " "&gt;<text:tab/><text:tab/><text:tab/>;"--&gt; 2 (Inner X)"<text:line-break/><text:tab/><text:tab/>&gt;<text:line-break/><text:tab/><text:tab/>&lt;TELL N .X " "&gt;<text:tab/><text:tab/><text:tab/><text:tab/>;"--&gt; 1 (Outer X)"<text:line-break/><text:tab/><text:tab/>&lt;TELL "END" CR&gt;<text:line-break/><text:tab/>&gt;<text:line-break/><text:tab/>--&gt; "START 2 1 END"</text:span></text:p>
      <text:p text:style-name="P15"><text:span text:style-name="T7"><text:tab/>&lt;ROUTINE TEST-BIND-2 ()<text:line-break/><text:tab/><text:tab/>&lt;TELL "START "&gt;<text:line-break/><text:tab/><text:tab/>&lt;BIND (X)<text:line-break/><text:tab/><text:tab/><text:tab/>&lt;SET X &lt;+ .X 1&gt;&gt;<text:line-break/><text:tab/><text:tab/><text:tab/>&lt;TELL N .X " "&gt;<text:line-break/><text:tab/><text:tab/><text:tab/>&lt;COND (&lt;=? .X 3&gt; &lt;RETURN&gt;)&gt; ;"--&gt; exit routine"<text:line-break/><text:tab/><text:tab/><text:tab/>&lt;AGAIN&gt; <text:s text:c="20"/>;"--&gt; top of routine"<text:line-break/><text:tab/><text:tab/>&gt;<text:line-break/><text:tab/><text:tab/>&lt;TELL "END" CR&gt; <text:s text:c="17"/>;"Never reached"<text:line-break/><text:tab/>&gt;<text:line-break/><text:tab/>--&gt; "START 1 START 2 START 3 "</text:span></text:p>
      <text:list xml:id="list63206100370773" text:continue-numbering="true" text:style-name="WWNum3">
        <text:list-item>
          <text:list>
            <text:list-item>
              <text:list>
                <text:list-item>
                  <text:p text:style-name="P90"><text:bookmark text:name="_3mj2wkv"/><text:span text:style-name="T25">BOR, ORB</text:span></text:p>
                </text:list-item>
              </text:list>
            </text:list-item>
          </text:list>
        </text:list-item>
      </text:list>
      <text:p text:style-name="P41"><text:span text:style-name="T15">&lt;BOR numbers ...&gt;<text:line-break/>&lt;ORB numbers ...&gt;<text:tab/><text:tab/><text:tab/>;"Alternative syntax"</text:span></text:p>
      <text:p text:style-name="P43"/>
      <text:p text:style-name="P41"><text:span text:style-name="T18">Zapf syntax<text:tab/><text:tab/>Inform syntax</text:span></text:p>
      <text:p text:style-name="P41"><text:span text:style-name="T15">BOR<text:tab/><text:tab/><text:tab/><text:tab/>or</text:span></text:p>
      <text:p text:style-name="P43"/>
      <text:p text:style-name="P41"><text:span text:style-name="T15">All versions</text:span></text:p>
      <text:p text:style-name="P43"><text:soft-page-break/></text:p>
      <text:p text:style-name="P15"><text:span text:style-name="T3">Bitwise OR.</text:span></text:p>
      <text:p text:style-name="P15"><text:span text:style-name="T3">Examples:</text:span></text:p>
      <text:p text:style-name="P15"><text:span text:style-name="T3"><text:tab/></text:span><text:span text:style-name="T7">&lt;BOR 33 96&gt;<text:tab/>--&gt;<text:tab/>97<text:line-break/><text:tab/>&lt;BOR 33 96 64&gt;<text:tab/>--&gt;<text:tab/>97</text:span></text:p>
      <text:list xml:id="list63205135709527" text:continue-numbering="true" text:style-name="WWNum3">
        <text:list-item>
          <text:list>
            <text:list-item>
              <text:list>
                <text:list-item>
                  <text:p text:style-name="P90"><text:bookmark text:name="_21od6so"/><text:span text:style-name="T25">BTST</text:span></text:p>
                </text:list-item>
              </text:list>
            </text:list-item>
          </text:list>
        </text:list-item>
      </text:list>
      <text:p text:style-name="P41"><text:span text:style-name="T15">&lt;BTST value1 value2&gt;</text:span></text:p>
      <text:p text:style-name="P43"/>
      <text:p text:style-name="P41"><text:span text:style-name="T18">Zapf syntax<text:tab/><text:tab/>Inform syntax</text:span></text:p>
      <text:p text:style-name="P41"><text:span text:style-name="T15">BTST<text:tab/><text:tab/><text:tab/><text:tab/>test</text:span></text:p>
      <text:p text:style-name="P43"/>
      <text:p text:style-name="P41"><text:span text:style-name="T15">All versions</text:span></text:p>
      <text:p text:style-name="P43"/>
      <text:p text:style-name="P15"><text:span text:style-name="T3">Predicate. Binary test. Evaluates to true if <text:s/>all </text:span><text:span text:style-name="T7">value2</text:span><text:span text:style-name="T3"> bits are set in </text:span><text:span text:style-name="T7">value1</text:span><text:span text:style-name="T3">. Could be expressed as </text:span><text:span text:style-name="T7">&lt;=? &lt;BAND value1 value2&gt; value2&gt;</text:span><text:span text:style-name="T3">.</text:span></text:p>
      <text:p text:style-name="P15"><text:span text:style-name="T3">Examples:</text:span></text:p>
      <text:p text:style-name="P15"><text:span text:style-name="T7"><text:tab/>&lt;BTST 64 64&gt; <text:tab/>--&gt; TRUE<text:line-break/><text:tab/>&lt;BTST 64 63&gt;<text:tab/>--&gt; FALSE<text:line-break/><text:tab/>&lt;BTST 97 33&gt;<text:tab/>--&gt; TRUE</text:span></text:p>
      <text:list xml:id="list63205010954435" text:continue-numbering="true" text:style-name="WWNum3">
        <text:list-item>
          <text:list>
            <text:list-item>
              <text:list>
                <text:list-item>
                  <text:p text:style-name="P90"><text:bookmark text:name="_gtnh0h"/><text:span text:style-name="T25">BUFOUT</text:span></text:p>
                </text:list-item>
              </text:list>
            </text:list-item>
          </text:list>
        </text:list-item>
      </text:list>
      <text:p text:style-name="P41"><text:span text:style-name="T15">&lt;BUFOUT value&gt;</text:span></text:p>
      <text:p text:style-name="P43"/>
      <text:p text:style-name="P41"><text:span text:style-name="T18">Zapf syntax<text:tab/><text:tab/>Inform syntax</text:span></text:p>
      <text:p text:style-name="P41"><text:span text:style-name="T15">BUFOUT<text:tab/><text:tab/><text:tab/>buffer_mode</text:span></text:p>
      <text:p text:style-name="P43"/>
      <text:p text:style-name="P41"><text:span text:style-name="T15">Versions: 4-</text:span></text:p>
      <text:p text:style-name="P43"/>
      <text:p text:style-name="P15"><text:span text:style-name="T3">Flag that controls if output is buffered (to enable proper word-wrap). </text:span><text:span text:style-name="T15">v</text:span><text:span text:style-name="T7">alue</text:span><text:span text:style-name="T3"> can be true or false.</text:span></text:p>
      <text:p text:style-name="P15"><text:span text:style-name="T3">Examples:</text:span></text:p>
      <text:p text:style-name="P15"><text:span text:style-name="T3"><text:tab/></text:span><text:span text:style-name="T7">&lt;BUFOUT &lt;&gt;&gt;<text:tab/>--&gt; Turns off buffering(disables word-wrap)<text:line-break/><text:tab/>&lt;BUFOUT T&gt;<text:tab/>--&gt; Turns on buffering </text:span></text:p>
      <text:list xml:id="list63206604808317" text:continue-numbering="true" text:style-name="WWNum3">
        <text:list-item>
          <text:list>
            <text:list-item>
              <text:list>
                <text:list-item>
                  <text:p text:style-name="P90"><text:bookmark text:name="_30tazoa"/><text:span text:style-name="T25">CATCH</text:span></text:p>
                </text:list-item>
              </text:list>
            </text:list-item>
          </text:list>
        </text:list-item>
      </text:list>
      <text:p text:style-name="P41"><text:span text:style-name="T15">&lt;CATCH&gt;</text:span></text:p>
      <text:p text:style-name="P43"/>
      <text:p text:style-name="P41"><text:span text:style-name="T18">Zapf syntax<text:tab/><text:tab/>Inform syntax</text:span></text:p>
      <text:p text:style-name="P41"><text:span text:style-name="T15">CATCH<text:tab/><text:tab/><text:tab/><text:tab/>catch</text:span></text:p>
      <text:p text:style-name="P43"/>
      <text:p text:style-name="P41"><text:span text:style-name="T15">Versions: 5-</text:span></text:p>
      <text:p text:style-name="P43"/>
      <text:p text:style-name="P15"><text:span text:style-name="T3">Used in conjunction with </text:span><text:span text:style-name="T7">THROW</text:span><text:span text:style-name="T3">. </text:span><text:span text:style-name="T7">CATCH</text:span><text:span text:style-name="T3"> returns the current state of the stack (the "stack frame"). Also see </text:span><text:span text:style-name="T7">THROW</text:span><text:span text:style-name="T3">.</text:span></text:p>
      <text:p text:style-name="P15"><text:span text:style-name="T3">Example:</text:span></text:p>
      <text:p text:style-name="P15"><text:soft-page-break/><text:span text:style-name="T3"><text:tab/></text:span><text:span text:style-name="T7">&lt;SETG CATCH-POINT &lt;CATCH&gt;&gt;<text:tab/>--&gt; <text:tab/>Saves the current stack<text:line-break/><text:tab/><text:tab/><text:tab/><text:tab/><text:tab/><text:tab/><text:tab/><text:tab/>frame in global variable <text:s/></text:span></text:p>
      <text:list xml:id="list63206040055666" text:continue-numbering="true" text:style-name="WWNum3">
        <text:list-item>
          <text:list>
            <text:list-item>
              <text:list>
                <text:list-item>
                  <text:p text:style-name="P90"><text:bookmark text:name="_1fyl9w3"/><text:span text:style-name="T25">CHECKU</text:span></text:p>
                </text:list-item>
              </text:list>
            </text:list-item>
          </text:list>
        </text:list-item>
      </text:list>
      <text:p text:style-name="P41"><text:span text:style-name="T15">&lt;CHECKU character&gt;</text:span></text:p>
      <text:p text:style-name="P43"/>
      <text:p text:style-name="P41"><text:span text:style-name="T18">Zapf syntax<text:tab/><text:tab/>Inform syntax</text:span></text:p>
      <text:p text:style-name="P41"><text:span text:style-name="T15">CHECKU<text:tab/><text:tab/><text:tab/>check_unicode</text:span></text:p>
      <text:p text:style-name="P43"/>
      <text:p text:style-name="P41"><text:span text:style-name="T15">Versions: 5-</text:span></text:p>
      <text:p text:style-name="P29"/>
      <text:p text:style-name="P15"><text:span text:style-name="T3">Checks </text:span>if a given<text:span text:style-name="T3"> unicode </text:span><text:span text:style-name="T7">character</text:span><text:span text:style-name="T3"> can be printed and/or </text:span>received<text:span text:style-name="T3"> </text:span>from the keyboard<text:span text:style-name="T3">. Return is in bit 0 and 1 so the return result is <text:s/>either 0, 1, 2 or 3. <text:line-break/><text:tab/>0 = character can not be printed and not </text:span>received<text:span text:style-name="T3"> from keyboard<text:line-break/><text:tab/>1 = character can be printed but not </text:span>received<text:span text:style-name="T3"> from keyboard <text:line-break/><text:tab/>2 = character can not be printed but </text:span>received<text:span text:style-name="T3"> from keyboard<text:line-break/><text:tab/>3 = character can both be printed and </text:span>received<text:span text:style-name="T3"> from keyboard</text:span></text:p>
      <text:p text:style-name="P15"><text:span text:style-name="T3">Example:</text:span></text:p>
      <text:p text:style-name="P15"><text:span text:style-name="T3"><text:tab/></text:span><text:span text:style-name="T7">&lt;CHECKU 65&gt;<text:tab/>--&gt;<text:tab/>3</text:span></text:p>
      <text:list xml:id="list63205827596447" text:continue-numbering="true" text:style-name="WWNum3">
        <text:list-item>
          <text:list>
            <text:list-item>
              <text:list>
                <text:list-item>
                  <text:p text:style-name="P90"><text:bookmark text:name="_3zy8sjw"/><text:span text:style-name="T25">CLEAR</text:span></text:p>
                </text:list-item>
              </text:list>
            </text:list-item>
          </text:list>
        </text:list-item>
      </text:list>
      <text:p text:style-name="P41"><text:span text:style-name="T15">&lt;CLEAR window-number&gt;</text:span></text:p>
      <text:p text:style-name="P43"/>
      <text:p text:style-name="Standard"><text:span text:style-name="T18"><text:tab/>Zapf syntax<text:tab/><text:tab/>Inform syntax</text:span></text:p>
      <text:p text:style-name="Standard"><text:tab/><text:span text:style-name="T15">CLEAR<text:tab/><text:tab/><text:tab/>erase_window</text:span></text:p>
      <text:p text:style-name="P3"/>
      <text:p text:style-name="Standard"><text:span text:style-name="T15"><text:tab/>Versions: 4-</text:span></text:p>
      <text:p text:style-name="P3"/>
      <text:p text:style-name="P15"><text:span text:style-name="T3">Clears window with given </text:span><text:span text:style-name="T7">window-number</text:span><text:span text:style-name="T3">. If </text:span><text:span text:style-name="T7">window-number</text:span><text:span text:style-name="T3"> is -1 it unsplit all windows and then clears the resulting window. If </text:span><text:span text:style-name="T7">window-number</text:span><text:span text:style-name="T3"> is -2 it clears all windows without unsplitting.</text:span></text:p>
      <text:p text:style-name="P15"><text:span text:style-name="T3">Example:</text:span></text:p>
      <text:p text:style-name="P15"><text:span text:style-name="T7"><text:tab/>&lt;CLEAR 0&gt;<text:tab/><text:tab/>--&gt; Clears window 0 (the "main"-window)</text:span></text:p>
      <text:list xml:id="list63206511779943" text:continue-numbering="true" text:style-name="WWNum3">
        <text:list-item>
          <text:list>
            <text:list-item>
              <text:list>
                <text:list-item>
                  <text:p text:style-name="P90"><text:bookmark text:name="_2f3j2rp"/><text:span text:style-name="T25">COLOR</text:span></text:p>
                </text:list-item>
              </text:list>
            </text:list-item>
          </text:list>
        </text:list-item>
      </text:list>
      <text:p text:style-name="P41"><text:span text:style-name="T15">&lt;COLOR fg-color bg-color&gt;<text:tab/><text:tab/><text:tab/><text:tab/><text:tab/>;"Version 5"<text:line-break/>&lt;COLOR fg-color bg-color [window-number]&gt;<text:tab/>;"Versions: 6-"</text:span></text:p>
      <text:p text:style-name="P43"/>
      <text:p text:style-name="P41"><text:span text:style-name="T18">Zapf syntax<text:tab/><text:tab/>Inform syntax</text:span></text:p>
      <text:p text:style-name="P41"><text:span text:style-name="T15">COLOR<text:tab/><text:tab/><text:tab/><text:tab/>set_colour</text:span></text:p>
      <text:p text:style-name="P43"/>
      <text:p text:style-name="P41"><text:span text:style-name="T15">Versions: 5-</text:span></text:p>
      <text:p text:style-name="P43"/>
      <text:p text:style-name="P15"><text:span text:style-name="T3">Print text in given f</text:span><text:span text:style-name="T7">g-color</text:span><text:span text:style-name="T3"> and </text:span><text:span text:style-name="T7">bg-color</text:span><text:span text:style-name="T3"> from this point on (flushing out text in buffer in old colors first). Version 6 supports a third argument, </text:span><text:span text:style-name="T7">window-number</text:span><text:span text:style-name="T3">. The colors available (if interpreter supports it) are:</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22"><text:span text:style-name="T3">0</text:span></text:p>
          </table:table-cell>
          <table:table-cell table:style-name="Table11.B1" office:value-type="string">
            <text:p text:style-name="P21"><text:span text:style-name="T3">Current color</text:span></text:p>
          </table:table-cell>
        </table:table-row>
        <table:table-row table:style-name="Table11.1">
          <table:table-cell table:style-name="Table11.A1" office:value-type="string">
            <text:p text:style-name="P22"><text:span text:style-name="T3">1</text:span></text:p>
          </table:table-cell>
          <table:table-cell table:style-name="Table11.B1" office:value-type="string">
            <text:p text:style-name="P21"><text:span text:style-name="T3">Default color</text:span></text:p>
          </table:table-cell>
        </table:table-row>
        <table:table-row table:style-name="Table11.1">
          <table:table-cell table:style-name="Table11.A1" office:value-type="string">
            <text:p text:style-name="P22"><text:span text:style-name="T3">2</text:span></text:p>
          </table:table-cell>
          <table:table-cell table:style-name="Table11.B1" office:value-type="string">
            <text:p text:style-name="P21"><text:span text:style-name="T3">Black</text:span></text:p>
          </table:table-cell>
        </table:table-row>
        <table:table-row table:style-name="Table11.1">
          <table:table-cell table:style-name="Table11.A1" office:value-type="string">
            <text:p text:style-name="P22"><text:span text:style-name="T3">3</text:span></text:p>
          </table:table-cell>
          <table:table-cell table:style-name="Table11.B1" office:value-type="string">
            <text:p text:style-name="P21"><text:span text:style-name="T3">Red</text:span></text:p>
          </table:table-cell>
        </table:table-row>
        <table:table-row table:style-name="Table11.1">
          <table:table-cell table:style-name="Table11.A1" office:value-type="string">
            <text:p text:style-name="P22"><text:span text:style-name="T3">4</text:span></text:p>
          </table:table-cell>
          <table:table-cell table:style-name="Table11.B1" office:value-type="string">
            <text:p text:style-name="P21"><text:span text:style-name="T3">Green</text:span></text:p>
          </table:table-cell>
        </table:table-row>
        <table:table-row table:style-name="Table11.1">
          <table:table-cell table:style-name="Table11.A1" office:value-type="string">
            <text:p text:style-name="P22"><text:span text:style-name="T3">5</text:span></text:p>
          </table:table-cell>
          <table:table-cell table:style-name="Table11.B1" office:value-type="string">
            <text:p text:style-name="P21"><text:span text:style-name="T3">Yellow</text:span></text:p>
          </table:table-cell>
        </table:table-row>
        <table:table-row table:style-name="Table11.1">
          <table:table-cell table:style-name="Table11.A1" office:value-type="string">
            <text:p text:style-name="P22"><text:span text:style-name="T3">6</text:span></text:p>
          </table:table-cell>
          <table:table-cell table:style-name="Table11.B1" office:value-type="string">
            <text:p text:style-name="P21"><text:span text:style-name="T3">Blue</text:span></text:p>
          </table:table-cell>
        </table:table-row>
        <table:table-row table:style-name="Table11.1">
          <table:table-cell table:style-name="Table11.A1" office:value-type="string">
            <text:p text:style-name="P22"><text:span text:style-name="T3">7</text:span></text:p>
          </table:table-cell>
          <table:table-cell table:style-name="Table11.B1" office:value-type="string">
            <text:p text:style-name="P21"><text:span text:style-name="T3">Magenta</text:span></text:p>
          </table:table-cell>
        </table:table-row>
        <table:table-row table:style-name="Table11.1">
          <table:table-cell table:style-name="Table11.A1" office:value-type="string">
            <text:p text:style-name="P22"><text:span text:style-name="T3">8</text:span></text:p>
          </table:table-cell>
          <table:table-cell table:style-name="Table11.B1" office:value-type="string">
            <text:p text:style-name="P21"><text:span text:style-name="T3">Cyan</text:span></text:p>
          </table:table-cell>
        </table:table-row>
        <table:table-row table:style-name="Table11.1">
          <table:table-cell table:style-name="Table11.A1" office:value-type="string">
            <text:p text:style-name="P22"><text:span text:style-name="T3">9</text:span></text:p>
          </table:table-cell>
          <table:table-cell table:style-name="Table11.B1" office:value-type="string">
            <text:p text:style-name="P21"><text:span text:style-name="T3">White</text:span></text:p>
          </table:table-cell>
        </table:table-row>
      </table:table>
      <text:p text:style-name="P10"/>
      <text:p text:style-name="P15"><text:span text:style-name="T3">Example:</text:span></text:p>
      <text:p text:style-name="P15"><text:span text:style-name="T3"><text:tab/></text:span><text:span text:style-name="T7">&lt;COLOR 2 9&gt;<text:tab/>--&gt; <text:s/>Set black text against white background</text:span></text:p>
      <text:list xml:id="list63205234479549" text:continue-numbering="true" text:style-name="WWNum3">
        <text:list-item>
          <text:list>
            <text:list-item>
              <text:list>
                <text:list-item>
                  <text:p text:style-name="P90"><text:bookmark text:name="_u8tczi"/><text:span text:style-name="T25">COND</text:span></text:p>
                </text:list-item>
              </text:list>
            </text:list-item>
          </text:list>
        </text:list-item>
      </text:list>
      <text:p text:style-name="P41"><text:span text:style-name="T15">&lt;COND (condition expressions...)...&gt;</text:span></text:p>
      <text:p text:style-name="P43"/>
      <text:p text:style-name="P15"><text:span text:style-name="T3">Test </text:span><text:span text:style-name="T7">condition</text:span><text:span text:style-name="T3"> (predicate) and if </text:span><text:span text:style-name="T7">condition</text:span><text:span text:style-name="T3"> evaluates to true </text:span><text:span text:style-name="T7">expressions</text:span><text:span text:style-name="T3"> are executed.</text:span></text:p>
      <text:p text:style-name="P15"><text:span text:style-name="T3">IF-THEN style:</text:span></text:p>
      <text:p text:style-name="P15"><text:span text:style-name="T3"><text:tab/></text:span><text:span text:style-name="T7">&lt;COND (&lt;AND &lt;=? 1 1&gt; &lt;=? 2 2&gt;&gt; &lt;TELL "IF-THEN &lt;...&gt;</text:span><text:span text:style-name="T15">"&gt;</text:span><text:span text:style-name="T7">)&gt;</text:span></text:p>
      <text:p text:style-name="P15"><text:span text:style-name="T3">IF-THEN-ELSE style:</text:span></text:p>
      <text:p text:style-name="P15"><text:span text:style-name="T3"><text:tab/></text:span><text:span text:style-name="T7">&lt;COND (&lt;AND &lt;=? 1 1&gt; &lt;=? 2 2&gt;&gt;<text:line-break/><text:tab/><text:tab/>&lt;TELL "THEN &lt;...&gt;" CR&gt;<text:line-break/><text:tab/>)<text:line-break/><text:tab/>(ELSE<text:tab/><text:tab/><text:tab/><text:tab/><text:tab/><text:tab/>;"Or T"<text:line-break/><text:tab/><text:tab/>&lt;TELL "ELSE &lt;...&gt;" CR&gt;<text:line-break/><text:tab/>)&gt;</text:span></text:p>
      <text:p text:style-name="P15"><text:span text:style-name="T7">COND</text:span><text:span text:style-name="T3"> evaluates each </text:span><text:span text:style-name="T7">condition</text:span><text:span text:style-name="T3"> in turn and executes the </text:span><text:span text:style-name="T7">expressions</text:span><text:span text:style-name="T3"> directly after the first </text:span><text:span text:style-name="T7">condition</text:span><text:span text:style-name="T3"> that evaluates to true. </text:span><text:span text:style-name="T7">ELSE</text:span><text:span text:style-name="T3"> is an alias for </text:span><text:span text:style-name="T7">T</text:span><text:span text:style-name="T3"> so </text:span>if the first<text:span text:style-name="T3"> </text:span><text:span text:style-name="T7">condition</text:span><text:span text:style-name="T3"> is false the second is always true and is executed.</text:span></text:p>
      <text:p text:style-name="P15"><text:span text:style-name="T3">SWITCH style:</text:span></text:p>
      <text:p text:style-name="P15"><text:span text:style-name="T3"><text:tab/></text:span><text:span text:style-name="T7">&lt;COND<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text:tab/>(T<text:line-break/><text:tab/><text:tab/><text:tab/>&lt;TELL "Variable SWITCH not in (1 2 3)" CR&gt;)<text:line-break/><text:tab/>&gt;</text:span></text:p>
      <text:p text:style-name="P15"><text:span text:style-name="T3">Note that only one</text:span> of the <text:span text:style-name="T8">(conditions expressions </text:span><text:span text:style-name="T15">…</text:span><text:span text:style-name="T8">)</text:span><text:span text:style-name="T3">is executed, the </text:span><text:span text:style-name="T7">conditions</text:span><text:span text:style-name="T3"> after a </text:span><text:span text:style-name="T7">condition</text:span><text:span text:style-name="T3"> that </text:span>evaluates<text:span text:style-name="T3"> to true is skipped.</text:span></text:p>
      <text:p text:style-name="P15"><text:span text:style-name="T3"><text:tab/></text:span><text:span text:style-name="T7">&lt;COND<text:line-break/><text:tab/><text:tab/>(T<text:line-break/><text:tab/><text:tab/><text:tab/>&lt;TELL "Variable SWITCH not in (1 2 3)" CR&gt;)<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gt;</text:span></text:p>
      <text:p text:style-name="P15"><text:span text:style-name="T3">In this case </text:span><text:span text:style-name="T7">conditions</text:span><text:span text:style-name="T3"> for 1, 2 &amp; 3 is never executed and should result in </text:span>a compiler<text:span text:style-name="T3"> warning.<text:tab/></text:span></text:p>
      <text:p text:style-name="P15"><text:span text:style-name="T6">COPYT</text:span></text:p>
      <text:p text:style-name="P41"><text:span text:style-name="T15">&lt;COPYT src-table dest-table length&gt;</text:span></text:p>
      <text:p text:style-name="P43"/>
      <text:p text:style-name="P41"><text:span text:style-name="T18">Zapf syntax<text:tab/><text:tab/>Inform syntax</text:span></text:p>
      <text:p text:style-name="P41"><text:span text:style-name="T15">COPYT<text:tab/><text:tab/><text:tab/><text:tab/>copy_table </text:span></text:p>
      <text:p text:style-name="P43"/>
      <text:p text:style-name="P41"><text:span text:style-name="T15">Versions: 5-</text:span></text:p>
      <text:p text:style-name="P43"/>
      <text:p text:style-name="P15"><text:span text:style-name="T3">Copies </text:span><text:span text:style-name="T7">length</text:span><text:span text:style-name="T3"> number of bytes from </text:span><text:span text:style-name="T7">src-table</text:span><text:span text:style-name="T3"> to </text:span><text:span text:style-name="T7">dest-table</text:span><text:span text:style-name="T3">. The tables are allowed to overlap. If </text:span><text:span text:style-name="T7">length</text:span><text:span text:style-name="T3"> is positive then the copy is done without corrupting the </text:span><text:span text:style-name="T7">src-table</text:span><text:span text:style-name="T3">. If </text:span><text:span text:style-name="T7">length</text:span><text:span text:style-name="T3"> is negative the copy is always forward from </text:span><text:span text:style-name="T7">src-table</text:span><text:span text:style-name="T3"> to </text:span><text:span text:style-name="T7">dest-table</text:span><text:span text:style-name="T3"> (the absolute </text:span><text:span text:style-name="T7">length</text:span><text:span text:style-name="T3"> number of bytes) even if this corrupts </text:span><text:span text:style-name="T7">src-table</text:span><text:span text:style-name="T3">.</text:span></text:p>
      <text:p text:style-name="P15"><text:span text:style-name="T3">Example:</text:span></text:p>
      <text:p text:style-name="P15"><text:span text:style-name="T7"><text:tab/>&lt;GLOBAL TABLE1 &lt;TABLE 1 2 3&gt;&gt;<text:line-break/><text:tab/>&lt;GLOBAL TABLE2 &lt;TABLE 0 0 0&gt;&gt;<text:line-break/><text:tab/>&lt;ROUTINE TEST-COPYT()<text:line-break/><text:tab/><text:tab/>&lt;COPYT ,TABLE1 ,TABLE2 6&gt;<text:line-break/><text:tab/><text:tab/>&lt;GET ,TABLE2 2&gt;<text:line-break/><text:tab/>&gt;<text:line-break/><text:line-break/><text:tab/>&lt;TEST-COPYT&gt;<text:tab/>--&gt;<text:tab/>3</text:span></text:p>
      <text:list xml:id="list63205527249004" text:continue-numbering="true" text:style-name="WWNum3">
        <text:list-item>
          <text:list>
            <text:list-item>
              <text:list>
                <text:list-item>
                  <text:p text:style-name="P90"><text:bookmark text:name="_3e8gvnb"/><text:span text:style-name="T25">CRLF</text:span></text:p>
                </text:list-item>
              </text:list>
            </text:list-item>
          </text:list>
        </text:list-item>
      </text:list>
      <text:p text:style-name="P41"><text:span text:style-name="T15">&lt;CRLF&gt;</text:span></text:p>
      <text:p text:style-name="P43"/>
      <text:p text:style-name="P41"><text:span text:style-name="T18">Zapf syntax<text:tab/><text:tab/>Inform syntax</text:span></text:p>
      <text:p text:style-name="P41"><text:span text:style-name="T15">CRLF<text:tab/><text:tab/><text:tab/><text:tab/>new_line</text:span></text:p>
      <text:p text:style-name="P43"/>
      <text:p text:style-name="P41"><text:span text:style-name="T15">All versions</text:span></text:p>
      <text:p text:style-name="P43"><text:soft-page-break/></text:p>
      <text:p text:style-name="P15"><text:span text:style-name="T3">Prints carriage return and line feed.</text:span></text:p>
      <text:p text:style-name="P15"><text:span text:style-name="T3">Example:</text:span></text:p>
      <text:p text:style-name="P15"><text:span text:style-name="T7"><text:tab/>&lt;CRLF&gt;<text:tab/>--&gt;<text:tab/>Moves </text:span><text:span text:style-name="T15">cursor</text:span><text:span text:style-name="T7"> to position 1 on new line</text:span></text:p>
      <text:list xml:id="list63206093892969" text:continue-numbering="true" text:style-name="WWNum3">
        <text:list-item>
          <text:list>
            <text:list-item>
              <text:list>
                <text:list-item>
                  <text:p text:style-name="P90"><text:bookmark text:name="_1tdr5v4"/><text:span text:style-name="T25">CURGET</text:span></text:p>
                </text:list-item>
              </text:list>
            </text:list-item>
          </text:list>
        </text:list-item>
      </text:list>
      <text:p text:style-name="P41"><text:span text:style-name="T15">&lt;CURGET table&gt;</text:span></text:p>
      <text:p text:style-name="P43"/>
      <text:p text:style-name="P41"><text:span text:style-name="T18">Zapf syntax<text:tab/><text:tab/>Inform syntax</text:span></text:p>
      <text:p text:style-name="P41"><text:span text:style-name="T15">CURGET<text:tab/><text:tab/><text:tab/>get_cursor</text:span></text:p>
      <text:p text:style-name="P43"/>
      <text:p text:style-name="P41"><text:span text:style-name="T15">Versions: 4-</text:span></text:p>
      <text:p text:style-name="P43"/>
      <text:p text:style-name="P15"><text:span text:style-name="T7">CURGET</text:span><text:span text:style-name="T3"> puts current cursor row in record 0 and current cursor column in record 1 </text:span>of the supplied<text:span text:style-name="T3"> table.Both row and column are WORD (16-bit).</text:span></text:p>
      <text:p text:style-name="P15"><text:span text:style-name="T3">Example:</text:span></text:p>
      <text:p text:style-name="P15"><text:span text:style-name="T3"><text:tab/></text:span><text:span text:style-name="T7">&lt;GLOBAL CURTABLE &lt;TABLE 0 0&gt;&gt;<text:line-break/><text:tab/>&lt;ROUTINE TEST-CURGET ()<text:line-break/><text:tab/><text:tab/>&lt;CURGET ,CURTABLE&gt;<text:line-break/><text:tab/>&gt;<text:line-break/><text:line-break/><text:tab/>&lt;TEST-CURGET&gt;<text:tab/>--&gt;<text:tab/>Puts current row and column in CURTABLE</text:span></text:p>
      <text:list xml:id="list63206219774691" text:continue-numbering="true" text:style-name="WWNum3">
        <text:list-item>
          <text:list>
            <text:list-item>
              <text:list>
                <text:list-item>
                  <text:p text:style-name="P90"><text:bookmark text:name="_4ddeoix"/><text:span text:style-name="T25">CURSET</text:span></text:p>
                </text:list-item>
              </text:list>
            </text:list-item>
          </text:list>
        </text:list-item>
      </text:list>
      <text:p text:style-name="P41"><text:span text:style-name="T15">&lt;CURSET row column&gt;<text:tab/><text:tab/><text:tab/><text:tab/><text:tab/>;"Versions: 4-5"<text:line-break/>&lt;CURSET row column [window-number]&gt;<text:tab/><text:tab/>;"Versions: 6-"</text:span></text:p>
      <text:p text:style-name="P43"/>
      <text:p text:style-name="P41"><text:span text:style-name="T15">Versions: 4-</text:span></text:p>
      <text:p text:style-name="P29"/>
      <text:p text:style-name="P15"><text:span text:style-name="T7">CURSET</text:span><text:span text:style-name="T3"> moves cursor to </text:span><text:span text:style-name="T7">row</text:span><text:span text:style-name="T3"> and </text:span><text:span text:style-name="T7">column</text:span><text:span text:style-name="T3"> in current window (or supplied </text:span><text:span text:style-name="T7">window-number</text:span><text:span text:style-name="T3">).</text:span></text:p>
      <text:p text:style-name="P15"><text:span text:style-name="T3">In versions 4-5 it is only possible to move the cursor in the upper window (</text:span><text:span text:style-name="T7">window-number</text:span><text:span text:style-name="T3"> = 1).</text:span></text:p>
      <text:p text:style-name="P15"><text:span text:style-name="T3">In versions 6-, if </text:span><text:span text:style-name="T7">row</text:span><text:span text:style-name="T3"> is -1 then the cursor is turned off (-2 turns it back on).</text:span></text:p>
      <text:p text:style-name="P15"><text:span text:style-name="T3">Example:</text:span></text:p>
      <text:p text:style-name="P15"><text:span text:style-name="T3"><text:tab/></text:span><text:span text:style-name="T7">&lt;CURSET 1 1&gt;<text:tab/>--&gt;<text:tab/>Move cursor to upper left corner in <text:tab/><text:tab/><text:tab/><text:tab/><text:tab/><text:tab/>current window</text:span></text:p>
      <text:list xml:id="list63205796707141" text:continue-numbering="true" text:style-name="WWNum3">
        <text:list-item>
          <text:list>
            <text:list-item>
              <text:list>
                <text:list-item>
                  <text:p text:style-name="P90"><text:bookmark text:name="_2sioyqq"/><text:span text:style-name="T25">DCLEAR</text:span></text:p>
                </text:list-item>
              </text:list>
            </text:list-item>
          </text:list>
        </text:list-item>
      </text:list>
      <text:p text:style-name="P41"><text:span text:style-name="T15">&lt;DCLEAR picture-number [row] [column]&gt;</text:span></text:p>
      <text:p text:style-name="P43"/>
      <text:p text:style-name="P41"><text:span text:style-name="T18">Zapf syntax<text:tab/><text:tab/>Inform syntax</text:span></text:p>
      <text:p text:style-name="P41"><text:span text:style-name="T15">DCLEAR<text:tab/><text:tab/><text:tab/>erase_picture</text:span></text:p>
      <text:p text:style-name="P43"/>
      <text:p text:style-name="P41"><text:span text:style-name="T15">Versions: 6-</text:span></text:p>
      <text:p text:style-name="P43"/>
      <text:p text:style-name="P15"><text:span text:style-name="T3">Clears (draw background color) area covered by </text:span><text:span text:style-name="T7">picture-number</text:span><text:span text:style-name="T3">, starting at </text:span><text:span text:style-name="T7">row</text:span><text:span text:style-name="T3"> and </text:span><text:span text:style-name="T7">column</text:span><text:span text:style-name="T3">. Also see </text:span><text:span text:style-name="T7">DISPLAY</text:span><text:span text:style-name="T3">.</text:span></text:p>
      <text:p text:style-name="P15"><text:span text:style-name="T3">Example:</text:span></text:p>
      <text:p text:style-name="P15"><text:span text:style-name="T7"><text:tab/>&lt;DCLEAR 1 1 1&gt;<text:tab/><text:tab/>--&gt; Clears picture 1</text:span></text:p>
      <text:list xml:id="list63204867896176" text:continue-numbering="true" text:style-name="WWNum3">
        <text:list-item>
          <text:list>
            <text:list-item>
              <text:list>
                <text:list-item>
                  <text:p text:style-name="P90"><text:bookmark text:name="_17nz8yj"/><text:soft-page-break/><text:span text:style-name="T25">DEC</text:span></text:p>
                </text:list-item>
              </text:list>
            </text:list-item>
          </text:list>
        </text:list-item>
      </text:list>
      <text:p text:style-name="P41"><text:span text:style-name="T15">&lt;DEC name&gt;</text:span></text:p>
      <text:p text:style-name="P43"/>
      <text:p text:style-name="P41"><text:span text:style-name="T18">Zapf syntax<text:tab/><text:tab/>Inform syntax</text:span></text:p>
      <text:p text:style-name="P41"><text:span text:style-name="T15">DEC<text:tab/><text:tab/><text:tab/><text:tab/>dec</text:span></text:p>
      <text:p text:style-name="P43"/>
      <text:p text:style-name="P41"><text:span text:style-name="T15">All versions</text:span></text:p>
      <text:p text:style-name="P43"/>
      <text:p text:style-name="P15"><text:span text:style-name="T3">Decrease variable (signed) </text:span><text:span text:style-name="T7">name</text:span><text:span text:style-name="T3"> with 1.</text:span></text:p>
      <text:p text:style-name="P15"><text:span text:style-name="T3">Example:</text:span></text:p>
      <text:p text:style-name="P15"><text:span text:style-name="T7"><text:tab/>&lt;ROUTINE TEST-DEC (X) &lt;DEC .X&gt;&gt;</text:span></text:p>
      <text:p text:style-name="P15"><text:span text:style-name="T7"><text:line-break/><text:tab/>&lt;TEST-DEC 45&gt;<text:tab/><text:tab/>--&gt;<text:tab/>44<text:line-break/><text:tab/>&lt;TEST-DEC 0&gt;<text:tab/><text:tab/>--&gt;<text:tab/>-1</text:span></text:p>
      <text:list xml:id="list63206219937261" text:continue-numbering="true" text:style-name="WWNum3">
        <text:list-item>
          <text:list>
            <text:list-item>
              <text:list>
                <text:list-item>
                  <text:p text:style-name="P90"><text:bookmark text:name="_3rnmrmc"/><text:span text:style-name="T25">DIRIN</text:span></text:p>
                </text:list-item>
              </text:list>
            </text:list-item>
          </text:list>
        </text:list-item>
      </text:list>
      <text:p text:style-name="P41"><text:span text:style-name="T15">&lt;DIRIN stream-number&gt;</text:span></text:p>
      <text:p text:style-name="P43"/>
      <text:p text:style-name="P41"><text:span text:style-name="T18">Zapf syntax<text:tab/><text:tab/>Inform syntax</text:span></text:p>
      <text:p text:style-name="P41"><text:span text:style-name="T15">DIRIN<text:tab/><text:tab/><text:tab/><text:tab/>input_stream</text:span></text:p>
      <text:p text:style-name="P43"/>
      <text:p text:style-name="P41"><text:span text:style-name="T15">All versions</text:span></text:p>
      <text:p text:style-name="P43"/>
      <text:p text:style-name="P15"><text:span text:style-name="T3">Select input stream. Only </text:span><text:span text:style-name="T7">stream-number</text:span><text:span text:style-name="T3"> 0 and 1 are valid.</text:span></text:p>
      <table:table table:name="Table12" table:style-name="Table12">
        <table:table-column table:style-name="Table12.A"/>
        <table:table-column table:style-name="Table12.B"/>
        <table:table-row table:style-name="Table12.1">
          <table:table-cell table:style-name="Table12.A1" office:value-type="string">
            <text:p text:style-name="P22"><text:span text:style-name="T3">0</text:span></text:p>
          </table:table-cell>
          <table:table-cell table:style-name="Table12.B1" office:value-type="string">
            <text:p text:style-name="P21"><text:span text:style-name="T3">Keyboard</text:span></text:p>
          </table:table-cell>
        </table:table-row>
        <table:table-row table:style-name="Table12.1">
          <table:table-cell table:style-name="Table12.A1" office:value-type="string">
            <text:p text:style-name="P22"><text:span text:style-name="T3">1</text:span></text:p>
          </table:table-cell>
          <table:table-cell table:style-name="Table12.B1" office:value-type="string">
            <text:p text:style-name="P21"><text:span text:style-name="T3">File on host</text:span></text:p>
          </table:table-cell>
        </table:table-row>
      </table:table>
      <text:p text:style-name="P15"><text:span text:style-name="T3">Example:</text:span></text:p>
      <text:p text:style-name="P15"><text:span text:style-name="T7"><text:tab/>&lt;DIRIN 0&gt;<text:tab/><text:tab/>--&gt;<text:tab/>True and select input stream keyboard </text:span></text:p>
      <text:list xml:id="list63206582157385" text:continue-numbering="true" text:style-name="WWNum3">
        <text:list-item>
          <text:list>
            <text:list-item>
              <text:list>
                <text:list-item>
                  <text:p text:style-name="P90"><text:bookmark text:name="_26sx1u5"/><text:span text:style-name="T25">DIROUT</text:span></text:p>
                </text:list-item>
              </text:list>
            </text:list-item>
          </text:list>
        </text:list-item>
      </text:list>
      <text:p text:style-name="P41"><text:span text:style-name="T15">&lt;DIROUT stream-number [table]&gt;<text:tab/><text:tab/><text:tab/>;"Versions -5"<text:line-break/>&lt;DIROUT stream-number [table] [width]&gt;<text:tab/>;"Versions 6-"</text:span></text:p>
      <text:p text:style-name="P43"/>
      <text:p text:style-name="P41"><text:span text:style-name="T18">Zapf syntax<text:tab/><text:tab/>Inform syntax</text:span></text:p>
      <text:p text:style-name="P41"><text:span text:style-name="T16">DIROUT<text:tab/><text:tab/><text:tab/>output_stream</text:span></text:p>
      <text:p text:style-name="P44"/>
      <text:p text:style-name="P15"><text:span text:style-name="T3">Directs output to one or more output streams (multiple streams can be active simultaneously). Turn on stream with positive </text:span><text:span text:style-name="T7">stream-number</text:span><text:span text:style-name="T3"> and turn off stream with negative </text:span><text:span text:style-name="T7">stream-number</text:span><text:span text:style-name="T3">.</text:span></text:p>
      <text:p text:style-name="P15"><text:span text:style-name="T3">If stream 3 is active a </text:span><text:span text:style-name="T7">table</text:span><text:span text:style-name="T3"> must be supplied. WORD 0 in </text:span><text:span text:style-name="T7">table</text:span><text:span text:style-name="T3"> holds number of printed characters and byte 2 onward holds the characters printed. </text:span><text:span text:style-name="T7">DIROUT</text:span><text:span text:style-name="T3"> can overrun </text:span><text:span text:style-name="T15">table</text:span><text:span text:style-name="T3"> if not enough space is allocated.</text:span></text:p>
      <text:p text:style-name="P15"><text:span text:style-name="T3">Later versions can format output text to </text:span><text:span text:style-name="T7">width</text:span><text:span text:style-name="T3"> (number of characters if </text:span><text:span text:style-name="T7">width</text:span><text:span text:style-name="T3"> is positive or number of pixels if </text:span><text:span text:style-name="T7">width</text:span><text:span text:style-name="T3"> is negative).</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22"><text:span text:style-name="T3">1</text:span></text:p>
          </table:table-cell>
          <table:table-cell table:style-name="Table13.B1" office:value-type="string">
            <text:p text:style-name="P21"><text:span text:style-name="T3">Screen</text:span></text:p>
          </table:table-cell>
        </table:table-row>
        <table:table-row table:style-name="Table13.1">
          <table:table-cell table:style-name="Table13.A1" office:value-type="string">
            <text:p text:style-name="P22"><text:span text:style-name="T3">2</text:span></text:p>
          </table:table-cell>
          <table:table-cell table:style-name="Table13.B1" office:value-type="string">
            <text:p text:style-name="P21"><text:span text:style-name="T3">File on host (transcript)</text:span></text:p>
          </table:table-cell>
        </table:table-row>
        <table:table-row table:style-name="Table13.1">
          <table:table-cell table:style-name="Table13.A1" office:value-type="string">
            <text:p text:style-name="P22"><text:span text:style-name="T3">3</text:span></text:p>
          </table:table-cell>
          <table:table-cell table:style-name="Table13.B1" office:value-type="string">
            <text:p text:style-name="P21"><text:span text:style-name="T3">Table</text:span></text:p>
          </table:table-cell>
        </table:table-row>
        <table:table-row table:style-name="Table13.1">
          <table:table-cell table:style-name="Table13.A1" office:value-type="string">
            <text:p text:style-name="P22"><text:span text:style-name="T3">4</text:span></text:p>
          </table:table-cell>
          <table:table-cell table:style-name="Table13.B1" office:value-type="string">
            <text:p text:style-name="P21"><text:span text:style-name="T3">File of commands on host</text:span></text:p>
          </table:table-cell>
        </table:table-row>
      </table:table>
      <text:p text:style-name="P15"><text:span text:style-name="T3">Example: </text:span></text:p>
      <text:p text:style-name="P15"><text:span text:style-name="T7"><text:tab/>&lt;DIROUT 3&gt;<text:tab/>--&gt;<text:tab/>Turns on output to file<text:line-break/><text:tab/>&lt;DIROUT -3&gt;<text:tab/>--&gt;<text:tab/>Turns off output to file</text:span></text:p>
      <text:list xml:id="list63204815860352" text:continue-numbering="true" text:style-name="WWNum3">
        <text:list-item>
          <text:list>
            <text:list-item>
              <text:list>
                <text:list-item>
                  <text:p text:style-name="P90"><text:bookmark text:name="_ly7c1y"/><text:span text:style-name="T25">DISPLAY</text:span></text:p>
                </text:list-item>
              </text:list>
            </text:list-item>
          </text:list>
        </text:list-item>
      </text:list>
      <text:p text:style-name="P41"><text:span text:style-name="T15">&lt;DISPLAY picture-number [row] [column]&gt;</text:span></text:p>
      <text:p text:style-name="P43"/>
      <text:p text:style-name="P41"><text:span text:style-name="T18">Zapf syntax<text:tab/><text:tab/>Inform syntax</text:span></text:p>
      <text:p text:style-name="P41"><text:span text:style-name="T16">DISPLAY<text:tab/><text:tab/><text:tab/>draw_picture</text:span></text:p>
      <text:p text:style-name="P44"/>
      <text:p text:style-name="P41"><text:span text:style-name="T16">Versions: 6-</text:span></text:p>
      <text:p text:style-name="P44"/>
      <text:p text:style-name="P15"><text:span text:style-name="T3">Draw picture-number at coordinates row and column. If row and column are </text:span>omitted the current<text:span text:style-name="T3"> cursor </text:span>position is<text:span text:style-name="T3"> used.</text:span></text:p>
      <text:p text:style-name="P15"><text:span text:style-name="T3">Example:</text:span></text:p>
      <text:p text:style-name="P15"><text:span text:style-name="T3"><text:tab/></text:span><text:span text:style-name="T7">&lt;DISPLAY 1&gt;<text:tab/>--&gt; Draws picture 1 at current cursor position </text:span></text:p>
      <text:list xml:id="list63205569345693" text:continue-numbering="true" text:style-name="WWNum3">
        <text:list-item>
          <text:list>
            <text:list-item>
              <text:list>
                <text:list-item>
                  <text:p text:style-name="P90"><text:bookmark text:name="_35xuupr"/><text:span text:style-name="T25">DLESS?</text:span></text:p>
                </text:list-item>
              </text:list>
            </text:list-item>
          </text:list>
        </text:list-item>
      </text:list>
      <text:p text:style-name="P41"><text:span text:style-name="T15">&lt;DLESS? name value&gt;</text:span></text:p>
      <text:p text:style-name="P43"/>
      <text:p text:style-name="P41"><text:span text:style-name="T18">Zapf syntax<text:tab/><text:tab/>Inform syntax</text:span></text:p>
      <text:p text:style-name="P41"><text:span text:style-name="T15">DLESS?<text:tab/><text:tab/><text:tab/>dec_chk</text:span></text:p>
      <text:p text:style-name="P43"/>
      <text:p text:style-name="P41"><text:span text:style-name="T15">All versions</text:span></text:p>
      <text:p text:style-name="P43"/>
      <text:p text:style-name="P15"><text:span text:style-name="T3">Predicate. Decrease variable (signed) </text:span><text:span text:style-name="T7">name</text:span><text:span text:style-name="T3"> with 1 and returns true if variable </text:span><text:span text:style-name="T7">name</text:span><text:span text:style-name="T3"> is lower than </text:span><text:span text:style-name="T7">value</text:span><text:span text:style-name="T3">, otherwise returns false.</text:span></text:p>
      <text:p text:style-name="P15"><text:span text:style-name="T3">Example:</text:span></text:p>
      <text:p text:style-name="P15"><text:span text:style-name="T3"><text:tab/></text:span><text:span text:style-name="T7">&lt;ROUTINE TEST-DLESS? (X) <text:line-break/><text:tab/><text:tab/>&lt;PRINTN &lt;DLESS? X 100&gt;&gt;<text:line-break/><text:tab/><text:tab/>&lt;CRLF&gt; <text:line-break/><text:tab/><text:tab/>&lt;PRINTN .X&gt;<text:line-break/><text:tab/>&gt;<text:line-break/><text:line-break/><text:tab/>&lt;TEST-DLESS? 101&gt;<text:tab/>--&gt;<text:tab/>"0\n100"</text:span></text:p>
      <text:list xml:id="list63205208037241" text:continue-numbering="true" text:style-name="WWNum3">
        <text:list-item>
          <text:list>
            <text:list-item>
              <text:list>
                <text:list-item>
                  <text:p text:style-name="P90"><text:bookmark text:name="_1l354xk"/><text:span text:style-name="T25">DO</text:span></text:p>
                </text:list-item>
              </text:list>
            </text:list-item>
          </text:list>
        </text:list-item>
      </text:list>
      <text:p text:style-name="P41"><text:span text:style-name="T15">&lt;DO (name start end [step]) <text:line-break/><text:tab/>[(END expressions ...)] expressions ...&gt;</text:span></text:p>
      <text:p text:style-name="P43"/>
      <text:p text:style-name="P15"><text:span text:style-name="T3">A quirk of the DO statement, which can be thought of as a cross between a Pascal-style "for" statement and a C-style "for" statement.</text:span></text:p>
      <text:p text:style-name="P15"><text:span text:style-name="T3">Pascal-style "for" statements loop over a range of values:</text:span></text:p>
      <text:p text:style-name="P45"><text:span text:style-name="T7">// Pascal<text:line-break/>for i := 1 to 10 do ...<text:line-break/>for j := 10 downto 1 do ...</text:span></text:p>
      <text:p text:style-name="P45"><text:span text:style-name="T7">// ZIL<text:line-break/>&lt;DO (I 1 10) ...&gt;<text:line-break/>&lt;DO (J 10 1 -1) ...&gt;</text:span></text:p>
      <text:p text:style-name="P15"><text:span text:style-name="T3">C-style "for" statements initialize some state, then mutate it and repeat until a condition becomes false. In ZIL, the condition is reversed - the loop exits when it becomes true:</text:span></text:p>
      <text:p text:style-name="P45"><text:span text:style-name="T7">// C<text:line-break/>for (i = first(obj); i; i = next(i)) { ... }</text:span></text:p>
      <text:p text:style-name="P45"><text:span text:style-name="T7">// ZIL<text:line-break/>&lt;DO (I &lt;FIRST? .OBJ&gt; &lt;NOT .I&gt; &lt;NEXT? .I&gt;) ...&gt;</text:span></text:p>
      <text:p text:style-name="P15"><text:span text:style-name="T3">Notice that every Pascal-style loop can be transformed into a C-style loop:</text:span></text:p>
      <text:p text:style-name="P45"><text:soft-page-break/><text:span text:style-name="T7">// Pascal-style loops<text:line-break/>&lt;DO (I 1 10) ...&gt;<text:line-break/>&lt;DO (J 10 1 -1) ...&gt;</text:span></text:p>
      <text:p text:style-name="P45"><text:span text:style-name="T7">// C-style equivalents<text:line-break/>&lt;DO (I 1 &lt;G? .I 10&gt; &lt;+ .I 1&gt;) ...&gt;<text:line-break/>&lt;DO (J 10 &lt;L? .J 1&gt; &lt;- .J 1&gt;) ...&gt;</text:span></text:p>
      <text:p text:style-name="P15"><text:span text:style-name="T3">The quirk is that the behavior of DO depends on the syntax you use for each part.</text:span></text:p>
      <text:p text:style-name="P15"><text:span text:style-name="T3">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span></text:p>
      <text:p text:style-name="P15"><text:span text:style-name="T12">More of the DO statement's quirks are demonstrated here:</text:span><text:span text:style-name="T3"> </text:span></text:p>
      <text:p text:style-name="P45"><text:span text:style-name="T7">&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span></text:p>
      <text:p text:style-name="P45"><text:span text:style-name="T7">&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 <text:s text:c="3"/><text:line-break/> <text:s text:c="3"/>&lt;CRLF&gt;&gt;</text:span></text:p>
      <text:p text:style-name="P15"><text:span text:style-name="T3">Highlights:</text:span></text:p>
      <text:p text:style-name="P15"><text:span text:style-name="T3">- Loops can include subsequent code in an (END ...) clause for brevity, e.g. to print a newline after a list.</text:span></text:p>
      <text:p text:style-name="P15"><text:span text:style-name="T3">A Pascal-style DO can *sometimes* determine when it needs to run backwards, even if no step size is provided.</text:span></text:p>
      <text:p text:style-name="P15"><text:span text:style-name="T3">Pascal and C style can be mixed in the same loop, e.g. &lt;DO (I 1 1000 &lt;* .I 2&gt;) ...&gt; to count powers of 2 up to 1000.</text:span></text:p>
      <text:list xml:id="list63205141799346" text:continue-numbering="true" text:style-name="WWNum3">
        <text:list-item>
          <text:list>
            <text:list-item>
              <text:list>
                <text:list-item>
                  <text:p text:style-name="P90"><text:bookmark text:name="_452snld"/><text:span text:style-name="T25">ERASE</text:span></text:p>
                </text:list-item>
              </text:list>
            </text:list-item>
          </text:list>
        </text:list-item>
      </text:list>
      <text:p text:style-name="P41"><text:span text:style-name="T15">&lt;ERASE value&gt;</text:span></text:p>
      <text:p text:style-name="P43"/>
      <text:p text:style-name="P41"><text:span text:style-name="T18">Zapf syntax<text:tab/><text:tab/>Inform syntax</text:span></text:p>
      <text:p text:style-name="P41"><text:span text:style-name="T16">ERASE<text:tab/><text:tab/><text:tab/><text:tab/>erase_line</text:span></text:p>
      <text:p text:style-name="P44"/>
      <text:p text:style-name="P41"><text:span text:style-name="T16">Versions: 4-</text:span></text:p>
      <text:p text:style-name="P31"/>
      <text:p text:style-name="P15"><text:span text:style-name="T3">Versions 4 and 5: if the </text:span><text:span text:style-name="T7">value</text:span><text:span text:style-name="T3"> is 1, erase from the current cursor position to the end of its line in the current window. If the </text:span><text:span text:style-name="T7">value</text:span><text:span text:style-name="T3"> is anything other than 1, do nothing. </text:span></text:p>
      <text:p text:style-name="P15"><text:span text:style-name="T3">Version 6: if the </text:span><text:span text:style-name="T7">value</text:span><text:span text:style-name="T3"> is 1, erase from the current cursor position to the end of the its line in the current window. If not, erase the given number of pixels minus one across from the cursor (clipped to stay inside the right margin). The cursor does not move. </text:span></text:p>
      <text:p text:style-name="P15"><text:span text:style-name="T3">Example:</text:span></text:p>
      <text:p text:style-name="P15"><text:span text:style-name="T7"><text:tab/>&lt;ERASE 1&gt;<text:tab/><text:tab/>--&gt;<text:tab/>Clears from cursor to end of line</text:span></text:p>
      <text:list xml:id="list63206159065419" text:continue-numbering="true" text:style-name="WWNum3">
        <text:list-item>
          <text:list>
            <text:list-item>
              <text:list>
                <text:list-item>
                  <text:p text:style-name="P86"><text:bookmark text:name="_2k82xt6"/><text:span text:style-name="T25">F?</text:span></text:p>
                </text:list-item>
              </text:list>
            </text:list-item>
          </text:list>
        </text:list-item>
      </text:list>
      <text:p text:style-name="P41"><text:span text:style-name="T15">&lt;F? expression&gt;</text:span></text:p>
      <text:p text:style-name="P43"/>
      <text:p text:style-name="P15"><text:span text:style-name="T3">Predicate. Test if </text:span><text:span text:style-name="T7">expression</text:span><text:span text:style-name="T3"> evaluates to false.</text:span></text:p>
      <text:p text:style-name="P15"><text:span text:style-name="T3">Example:</text:span></text:p>
      <text:p text:style-name="P15"><text:span text:style-name="T7"><text:tab/>&lt;F? &lt;=? 1 1&gt;&gt;<text:tab/><text:tab/>--&gt;<text:tab/>False<text:line-break/><text:tab/>&lt;F? &lt;=? 1 2&gt;&gt;<text:tab/><text:tab/>--&gt;<text:tab/>True</text:span></text:p>
      <text:list xml:id="list63205763278957" text:continue-numbering="true" text:style-name="WWNum3">
        <text:list-item>
          <text:list>
            <text:list-item>
              <text:list>
                <text:list-item>
                  <text:p text:style-name="P86"><text:bookmark text:name="_zdd80z"/><text:span text:style-name="T25">FCLEAR</text:span></text:p>
                </text:list-item>
              </text:list>
            </text:list-item>
          </text:list>
        </text:list-item>
      </text:list>
      <text:p text:style-name="P41"><text:span text:style-name="T15">&lt;FCLEAR object flag&gt;</text:span></text:p>
      <text:p text:style-name="P43"/>
      <text:p text:style-name="P41"><text:span text:style-name="T18">Zapf syntax<text:tab/><text:tab/>Inform syntax</text:span></text:p>
      <text:p text:style-name="P41"><text:span text:style-name="T16">FCLEAR<text:tab/><text:tab/><text:tab/>clear_attr</text:span></text:p>
      <text:p text:style-name="P44"/>
      <text:p text:style-name="P41"><text:span text:style-name="T16">All versions</text:span></text:p>
      <text:p text:style-name="P44"><text:soft-page-break/></text:p>
      <text:p text:style-name="P15"><text:span text:style-name="T3">Removes </text:span><text:span text:style-name="T7">flag</text:span><text:span text:style-name="T3"> from </text:span><text:span text:style-name="T7">object</text:span><text:span text:style-name="T3">.</text:span></text:p>
      <text:p text:style-name="P15"><text:span text:style-name="T3">Example:</text:span></text:p>
      <text:p text:style-name="P15"><text:span text:style-name="T3"><text:tab/></text:span><text:span text:style-name="T7">&lt;FCLEAR ,TRAP-DOOR ,OPENBIT&gt;<text:tab/>--&gt;<text:tab/>Marks the trap-door as<text:line-break/><text:tab/><text:tab/><text:tab/><text:tab/><text:tab/><text:tab/><text:tab/><text:tab/>closed</text:span></text:p>
      <text:list xml:id="list63205277517093" text:continue-numbering="true" text:style-name="WWNum3">
        <text:list-item>
          <text:list>
            <text:list-item>
              <text:list>
                <text:list-item>
                  <text:p text:style-name="P86"><text:bookmark text:name="_3jd0qos"/><text:span text:style-name="T25">FIRST?</text:span></text:p>
                </text:list-item>
              </text:list>
            </text:list-item>
          </text:list>
        </text:list-item>
      </text:list>
      <text:p text:style-name="P41"><text:span text:style-name="T15">&lt;FIRST? object&gt;</text:span></text:p>
      <text:p text:style-name="P43"/>
      <text:p text:style-name="P41"><text:span text:style-name="T18">Zapf syntax<text:tab/><text:tab/>Inform syntax</text:span></text:p>
      <text:p text:style-name="P41"><text:span text:style-name="T15">FIRST?<text:tab/><text:tab/><text:tab/>get_child</text:span></text:p>
      <text:p text:style-name="P43"/>
      <text:p text:style-name="P41"><text:span text:style-name="T15">All versions</text:span></text:p>
      <text:p text:style-name="P43"/>
      <text:p text:style-name="P15">Returns the first<text:span text:style-name="T3"> object inside (contained) in the </text:span><text:span text:style-name="T7">object</text:span><text:span text:style-name="T3">. Returns 0 (false) if no object exists.</text:span></text:p>
      <text:p text:style-name="P15"><text:span text:style-name="T3">Example:</text:span></text:p>
      <text:p text:style-name="P15"><text:span text:style-name="T3"><text:tab/></text:span><text:span text:style-name="T7">&lt;SET RM &lt;FIRST? ,ROOMS&gt;&gt;<text:tab/>--&gt; <text:tab/>Sets RM to first object in<text:line-break/><text:tab/><text:tab/><text:tab/><text:tab/><text:tab/><text:tab/><text:tab/>ROOMS. Also evaluates to <text:line-break/><text:tab/><text:tab/><text:tab/><text:tab/><text:tab/><text:tab/><text:tab/>true (all values not 0 is true)</text:span></text:p>
      <text:list xml:id="list63205627712383" text:continue-numbering="true" text:style-name="WWNum3">
        <text:list-item>
          <text:list>
            <text:list-item>
              <text:list>
                <text:list-item>
                  <text:p text:style-name="P86"><text:bookmark text:name="_1yib0wl"/>FONT</text:p>
                </text:list-item>
              </text:list>
            </text:list-item>
          </text:list>
        </text:list-item>
      </text:list>
      <text:p text:style-name="P41"><text:span text:style-name="T15">&lt;FONT number&gt;<text:tab/><text:tab/><text:tab/><text:tab/><text:tab/>;"Version 5"<text:line-break/>&lt;FONT number [window-number]&gt;<text:tab/><text:tab/>;"Versions 6-"</text:span></text:p>
      <text:p text:style-name="P43"/>
      <text:p text:style-name="P41"><text:span text:style-name="T18">Zapf syntax<text:tab/><text:tab/>Inform syntax</text:span></text:p>
      <text:p text:style-name="P41"><text:span text:style-name="T15">FONT<text:tab/><text:tab/><text:tab/><text:tab/>set_font</text:span></text:p>
      <text:p text:style-name="P43"/>
      <text:p text:style-name="P41"><text:span text:style-name="T15">Versions: 5-</text:span></text:p>
      <text:p text:style-name="P29"/>
      <text:p text:style-name="P27">Sets current font to <text:span text:style-name="T15">number</text:span>. Returns old fonts <text:span text:style-name="T15">number</text:span>. If the font <text:span text:style-name="T15">number</text:span> is not available 0 (false) is returned.</text:p>
      <text:p text:style-name="P29"/>
      <table:table table:name="Table14" table:style-name="Table14">
        <table:table-column table:style-name="Table14.A"/>
        <table:table-column table:style-name="Table14.B"/>
        <table:table-row table:style-name="Table14.1">
          <table:table-cell table:style-name="Table14.A1" office:value-type="string">
            <text:p text:style-name="P22"><text:span text:style-name="T3">1</text:span></text:p>
          </table:table-cell>
          <table:table-cell table:style-name="Table14.B1" office:value-type="string">
            <text:p text:style-name="P21"><text:span text:style-name="T3">Normal font</text:span></text:p>
          </table:table-cell>
        </table:table-row>
        <table:table-row table:style-name="Table14.1">
          <table:table-cell table:style-name="Table14.A1" office:value-type="string">
            <text:p text:style-name="P22"><text:span text:style-name="T3">3</text:span></text:p>
          </table:table-cell>
          <table:table-cell table:style-name="Table14.B1" office:value-type="string">
            <text:p text:style-name="P21"><text:span text:style-name="T3">Character graphics font<text:line-break/>(see §16 in </text:span><text:span text:style-name="T2">The Z-Machine Standards Document</text:span><text:span text:style-name="T3">)</text:span></text:p>
          </table:table-cell>
        </table:table-row>
        <table:table-row table:style-name="Table14.1">
          <table:table-cell table:style-name="Table14.A1" office:value-type="string">
            <text:p text:style-name="P22"><text:span text:style-name="T3">4</text:span></text:p>
          </table:table-cell>
          <table:table-cell table:style-name="Table14.B1" office:value-type="string">
            <text:p text:style-name="P21"><text:span text:style-name="T3">Monospace (fixed-pitch) font</text:span></text:p>
          </table:table-cell>
        </table:table-row>
      </table:table>
      <text:p text:style-name="P15"><text:span text:style-name="T3">Example:</text:span></text:p>
      <text:p text:style-name="P15"><text:span text:style-name="T3"><text:tab/></text:span><text:span text:style-name="T7">&lt;FONT 4&gt;<text:tab/>--&gt;<text:tab/>Sets fixed-pitch font. In version 3-4 this is<text:line-break/><text:tab/><text:tab/><text:tab/><text:tab/>done by setting bit 1 of Flags 2 in header<text:line-break/><text:tab/><text:tab/><text:tab/><text:tab/>&lt;PUT 0 8 &lt;BOR &lt;GET 0 8&gt; 2&gt;&gt;</text:span></text:p>
      <text:list xml:id="list63206017817741" text:continue-numbering="true" text:style-name="WWNum3">
        <text:list-item>
          <text:list>
            <text:list-item>
              <text:list>
                <text:list-item>
                  <text:p text:style-name="P86"><text:bookmark text:name="_4ihyjke"/>FSET</text:p>
                </text:list-item>
              </text:list>
            </text:list-item>
          </text:list>
        </text:list-item>
      </text:list>
      <text:p text:style-name="P41"><text:span text:style-name="T15">&lt;FSET object flag&gt;</text:span></text:p>
      <text:p text:style-name="P43"/>
      <text:p text:style-name="P41"><text:span text:style-name="T18">Zapf syntax<text:tab/><text:tab/>Inform syntax</text:span></text:p>
      <text:p text:style-name="P41"><text:span text:style-name="T15">FSET<text:tab/><text:tab/><text:tab/><text:tab/>set_attr</text:span></text:p>
      <text:p text:style-name="P43"/>
      <text:p text:style-name="P41"><text:soft-page-break/><text:span text:style-name="T16">All versions</text:span></text:p>
      <text:p text:style-name="P44"/>
      <text:p text:style-name="P15"><text:span text:style-name="T3">Add </text:span><text:span text:style-name="T7">flag</text:span><text:span text:style-name="T3"> to </text:span><text:span text:style-name="T7">object</text:span><text:span text:style-name="T3">.</text:span></text:p>
      <text:p text:style-name="P15"><text:span text:style-name="T3">Example:</text:span></text:p>
      <text:p text:style-name="P45"><text:span text:style-name="T7">&lt;FSET ,TRAP-DOOR ,OPENBIT&gt;<text:tab/>--&gt;<text:tab/>Marks the trap-door as<text:line-break/><text:tab/><text:tab/><text:tab/><text:tab/><text:tab/><text:tab/><text:tab/><text:tab/>open</text:span></text:p>
      <text:list xml:id="list63204912599711" text:continue-numbering="true" text:style-name="WWNum3">
        <text:list-item>
          <text:list>
            <text:list-item>
              <text:list>
                <text:list-item>
                  <text:p text:style-name="P86"><text:bookmark text:name="_2xn8ts7"/>FSET?</text:p>
                </text:list-item>
              </text:list>
            </text:list-item>
          </text:list>
        </text:list-item>
      </text:list>
      <text:p text:style-name="P41"><text:span text:style-name="T15">&lt;FSET? object flag&gt;</text:span></text:p>
      <text:p text:style-name="P43"/>
      <text:p text:style-name="P41"><text:span text:style-name="T18">Zapf syntax<text:tab/><text:tab/>Inform syntax</text:span></text:p>
      <text:p text:style-name="P41"><text:span text:style-name="T15">FSET?<text:tab/><text:tab/><text:tab/><text:tab/>test_attr</text:span></text:p>
      <text:p text:style-name="P43"/>
      <text:p text:style-name="P41"><text:span text:style-name="T16">All versions</text:span></text:p>
      <text:p text:style-name="P44"/>
      <text:p text:style-name="P15"><text:span text:style-name="T3">Predicate. Tests i</text:span>f the<text:span text:style-name="T3"> </text:span><text:span text:style-name="T7">flag</text:span><text:span text:style-name="T3"> is set on</text:span> the<text:span text:style-name="T3"> </text:span><text:span text:style-name="T7">object</text:span><text:span text:style-name="T3">.</text:span></text:p>
      <text:p text:style-name="P15"><text:span text:style-name="T3">Example:</text:span></text:p>
      <text:p text:style-name="P45"><text:span text:style-name="T7">&lt;FSET? ,TRAP-DOOR ,OPENBIT&gt;<text:tab/>--&gt;<text:tab/>True if OPENBIT is set</text:span></text:p>
      <text:list xml:id="list63206005420935" text:continue-numbering="true" text:style-name="WWNum3">
        <text:list-item>
          <text:list>
            <text:list-item>
              <text:list>
                <text:list-item>
                  <text:p text:style-name="P86"><text:bookmark text:name="_1csj400"/>FSTACK</text:p>
                </text:list-item>
              </text:list>
            </text:list-item>
          </text:list>
        </text:list-item>
      </text:list>
      <text:p text:style-name="P41"><text:span text:style-name="T15">&lt;FSTACK number [stack]&gt;</text:span></text:p>
      <text:p text:style-name="P43"/>
      <text:p text:style-name="P41"><text:span text:style-name="T18">Zapf syntax<text:tab/><text:tab/>Inform syntax</text:span></text:p>
      <text:p text:style-name="P41"><text:span text:style-name="T15">FSTACK<text:tab/><text:tab/><text:tab/>pop / pop_stack</text:span></text:p>
      <text:p text:style-name="P43"/>
      <text:p text:style-name="P41"><text:span text:style-name="T15">Versions: 6-</text:span></text:p>
      <text:p text:style-name="P43"/>
      <text:p text:style-name="P15"><text:span text:style-name="T3">Removes </text:span><text:span text:style-name="T7">number</text:span><text:span text:style-name="T3"> of items from system stack or given </text:span><text:span text:style-name="T7">stack</text:span><text:span text:style-name="T3"> (table).</text:span></text:p>
      <text:p text:style-name="P27">Example:</text:p>
      <text:p text:style-name="P27"><text:span text:style-name="T15"><text:tab/>&lt;PUSH 123&gt; &lt;PUSH 0&gt; &lt;PUSH 0&gt; &lt;PUSH 0&gt; &lt;FSTACK 3&gt; &lt;POP&gt;<text:line-break/><text:tab/><text:tab/>---&gt; 123</text:span></text:p>
      <text:list xml:id="list63204961887253" text:continue-numbering="true" text:style-name="WWNum3">
        <text:list-item>
          <text:list>
            <text:list-item>
              <text:list>
                <text:list-item>
                  <text:p text:style-name="P86"><text:bookmark text:name="_3ws6mnt"/>G?, GRTR?</text:p>
                </text:list-item>
              </text:list>
            </text:list-item>
          </text:list>
        </text:list-item>
      </text:list>
      <text:p text:style-name="P41"><text:span text:style-name="T15">&lt;G? value1 value2&gt;<text:line-break/>&lt;GRTR? Value1 value2&gt;<text:tab/><text:tab/></text:span><text:span text:style-name="T16">;Alternative syntax"</text:span></text:p>
      <text:p text:style-name="P43"/>
      <text:p text:style-name="P41"><text:span text:style-name="T18">Zapf syntax<text:tab/><text:tab/>Inform syntax</text:span></text:p>
      <text:p text:style-name="P41"><text:span text:style-name="T15">GRTR?<text:tab/><text:tab/><text:tab/><text:tab/>Jg</text:span></text:p>
      <text:p text:style-name="P43"/>
      <text:p text:style-name="P41"><text:span text:style-name="T15">All versions</text:span></text:p>
      <text:p text:style-name="P43"/>
      <text:p text:style-name="P15"><text:span text:style-name="T3">Predicate. Returns true if </text:span><text:span text:style-name="T7">value1</text:span><text:span text:style-name="T3"> is greater than </text:span><text:span text:style-name="T7">value2</text:span><text:span text:style-name="T3">, otherwise false.</text:span></text:p>
      <text:p text:style-name="P15"><text:soft-page-break/><text:span text:style-name="T3">Examples:</text:span></text:p>
      <text:p text:style-name="P15"><text:span text:style-name="T3"><text:tab/></text:span><text:span text:style-name="T7">&lt;G? 5 4&gt;<text:tab/>--&gt;<text:tab/>T<text:line-break/><text:tab/>&lt;G? 4 5&gt;<text:tab/>--&gt;<text:tab/>&lt;&gt;</text:span></text:p>
      <text:list xml:id="list63206759082732" text:continue-numbering="true" text:style-name="WWNum3">
        <text:list-item>
          <text:list>
            <text:list-item>
              <text:list>
                <text:list-item>
                  <text:p text:style-name="P86"><text:bookmark text:name="_2bxgwvm"/>G=?</text:p>
                </text:list-item>
              </text:list>
            </text:list-item>
          </text:list>
        </text:list-item>
      </text:list>
      <text:p text:style-name="P41"><text:span text:style-name="T15">&lt;G=? value1 value2&gt;</text:span></text:p>
      <text:p text:style-name="P29"/>
      <text:p text:style-name="P15"><text:span text:style-name="T3">Predicate. Returns true if </text:span><text:span text:style-name="T7">value1</text:span><text:span text:style-name="T3"> is greater or equal to </text:span><text:span text:style-name="T7">value2</text:span><text:span text:style-name="T3">, otherwise false.</text:span></text:p>
      <text:p text:style-name="P15"><text:span text:style-name="T3">Examples:</text:span></text:p>
      <text:p text:style-name="P15"><text:span text:style-name="T3"><text:tab/></text:span><text:span text:style-name="T7">&lt;G=? 5 4&gt;<text:tab/>--&gt;<text:tab/>T<text:line-break/><text:tab/>&lt;G=? 5 5&gt;<text:tab/>--&gt;<text:tab/>T</text:span></text:p>
      <text:list xml:id="list63205844318319" text:continue-numbering="true" text:style-name="WWNum3">
        <text:list-item>
          <text:list>
            <text:list-item>
              <text:list>
                <text:list-item>
                  <text:p text:style-name="P86"><text:bookmark text:name="_r2r73f"/>GET</text:p>
                </text:list-item>
              </text:list>
            </text:list-item>
          </text:list>
        </text:list-item>
      </text:list>
      <text:p text:style-name="P41"><text:span text:style-name="T15">&lt;GET table offset&gt;</text:span></text:p>
      <text:p text:style-name="P43"/>
      <text:p text:style-name="P41"><text:span text:style-name="T18">Zapf syntax<text:tab/><text:tab/>Inform syntax</text:span></text:p>
      <text:p text:style-name="P41"><text:span text:style-name="T15">GET<text:tab/><text:tab/><text:tab/><text:tab/>loadw</text:span></text:p>
      <text:p text:style-name="P43"/>
      <text:p text:style-name="P41"><text:span text:style-name="T15">All versions</text:span></text:p>
      <text:p text:style-name="P43"/>
      <text:p text:style-name="P15"><text:span text:style-name="T3">Returns WORD-record (2 bytes) stored at offset.</text:span></text:p>
      <text:p text:style-name="P15"><text:span text:style-name="T3">Note: </text:span><text:span text:style-name="T8">table</text:span><text:span text:style-name="T3"> is an address in memory so the WORD that is returned is at table+offset*2. It is legal to use, for example, 0 </text:span>as an address<text:span text:style-name="T3"> to retrieve information </text:span>from the header<text:span text:style-name="T3">. </text:span></text:p>
      <text:p text:style-name="P15"><text:span text:style-name="T3">Also see </text:span><text:span text:style-name="T7">BACK</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15"><text:span text:style-name="T7"><text:tab/>&lt;GET &lt;TABLE 0 1 2 3&gt; 2&gt;<text:tab/><text:tab/>--&gt;<text:tab/>2</text:span></text:p>
      <text:list xml:id="list63206020701829" text:continue-numbering="true" text:style-name="WWNum3">
        <text:list-item>
          <text:list>
            <text:list-item>
              <text:list>
                <text:list-item>
                  <text:p text:style-name="P86"><text:bookmark text:name="_3b2epr8"/>GETB</text:p>
                </text:list-item>
              </text:list>
            </text:list-item>
          </text:list>
        </text:list-item>
      </text:list>
      <text:p text:style-name="P41"><text:span text:style-name="T15">&lt;GETB table offset&gt;</text:span></text:p>
      <text:p text:style-name="P43"/>
      <text:p text:style-name="P41"><text:span text:style-name="T18">Zapf syntax<text:tab/><text:tab/>Inform syntax</text:span></text:p>
      <text:p text:style-name="P41"><text:span text:style-name="T15">GETB<text:tab/><text:tab/><text:tab/><text:tab/>loadb</text:span></text:p>
      <text:p text:style-name="P43"/>
      <text:p text:style-name="P41"><text:span text:style-name="T15">All versions</text:span></text:p>
      <text:p text:style-name="P43"/>
      <text:p text:style-name="P15"><text:span text:style-name="T3">Returns BYTE-record (1 byte) stored at offset.<text:line-break/>Note: table is an address in memory so the BYTE that is returned is at table+offset. It is legal to use, for example, 0 </text:span>as an address<text:span text:style-name="T3"> to retrieve information from the header. </text:span></text:p>
      <text:p text:style-name="P15"><text:span text:style-name="T3">Also see </text:span><text:span text:style-name="T7">BACK</text:span><text:span text:style-name="T3">, </text:span><text:span text:style-name="T7">GET</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45"><text:span text:style-name="T7">&lt;GETB &lt;TABLE (BYTE) !\A !\B !\C !\D&gt; 2&gt;<text:tab/><text:tab/>--&gt;<text:tab/>!\C</text:span></text:p>
      <text:list xml:id="list63205692554489" text:continue-numbering="true" text:style-name="WWNum3">
        <text:list-item>
          <text:list>
            <text:list-item>
              <text:list>
                <text:list-item>
                  <text:p text:style-name="P86"><text:bookmark text:name="_1q7ozz1"/>GETP</text:p>
                </text:list-item>
              </text:list>
            </text:list-item>
          </text:list>
        </text:list-item>
      </text:list>
      <text:p text:style-name="P41"><text:span text:style-name="T15">&lt;GETP object property&gt;</text:span></text:p>
      <text:p text:style-name="P43"/>
      <text:p text:style-name="P41"><text:soft-page-break/><text:span text:style-name="T18">Zapf syntax<text:tab/><text:tab/>Inform syntax</text:span></text:p>
      <text:p text:style-name="P41"><text:span text:style-name="T15">GETP<text:tab/><text:tab/><text:tab/><text:tab/>get_prop</text:span></text:p>
      <text:p text:style-name="P43"/>
      <text:p text:style-name="P41"><text:span text:style-name="T15">All versions</text:span></text:p>
      <text:p text:style-name="P43"/>
      <text:p text:style-name="P15"><text:span text:style-name="T3">Get </text:span><text:span text:style-name="T7">property</text:span><text:span text:style-name="T3"> from the </text:span><text:span text:style-name="T7">object</text:span><text:span text:style-name="T3">. Returns default value if </text:span><text:span text:style-name="T7">property</text:span><text:span text:style-name="T3"> is not declared in the </text:span><text:span text:style-name="T7">object</text:span><text:span text:style-name="T3">.</text:span></text:p>
      <text:p text:style-name="P15"><text:span text:style-name="T3">Example:</text:span></text:p>
      <text:p text:style-name="P15"><text:span text:style-name="T7"><text:tab/>&lt;OBJECT MYOBJ (MYPROP 123)&gt;<text:line-break/><text:line-break/><text:tab/>&lt;GETP ,MYOBJ ,P?MYPROP&gt;<text:tab/>--&gt;<text:tab/>123</text:span></text:p>
      <text:list xml:id="list63205043873132" text:continue-numbering="true" text:style-name="WWNum3">
        <text:list-item>
          <text:list>
            <text:list-item>
              <text:list>
                <text:list-item>
                  <text:p text:style-name="P86"><text:bookmark text:name="_4a7cimu"/>GETPT</text:p>
                </text:list-item>
              </text:list>
            </text:list-item>
          </text:list>
        </text:list-item>
      </text:list>
      <text:p text:style-name="P41"><text:span text:style-name="T15">&lt;GETPT object property&gt;</text:span></text:p>
      <text:p text:style-name="P43"/>
      <text:p text:style-name="P41"><text:span text:style-name="T18">Zapf syntax<text:tab/><text:tab/>Inform syntax</text:span></text:p>
      <text:p text:style-name="P41"><text:span text:style-name="T15">GETPT<text:tab/><text:tab/><text:tab/><text:tab/>get_prop_addr</text:span></text:p>
      <text:p text:style-name="P43"/>
      <text:p text:style-name="P41"><text:span text:style-name="T15">All versions</text:span></text:p>
      <text:p text:style-name="P43"/>
      <text:p text:style-name="P15"><text:span text:style-name="T3">Get </text:span><text:span text:style-name="T7">property</text:span><text:span text:style-name="T3"> </text:span>address<text:span text:style-name="T3"> from </text:span><text:span text:style-name="T7">object</text:span><text:span text:style-name="T3">. Returns 0 (false) if </text:span><text:span text:style-name="T7">property</text:span><text:span text:style-name="T3"> is not declared in the </text:span><text:span text:style-name="T7">object</text:span><text:span text:style-name="T3">.</text:span></text:p>
      <text:p text:style-name="P15"><text:span text:style-name="T3">Example:</text:span></text:p>
      <text:p text:style-name="P15"><text:span text:style-name="T7"><text:tab/>&lt;OBJECT MYOBJ (MYPROP 123)&gt;<text:line-break/><text:line-break/><text:tab/>&lt;GET &lt;GETPT ,MYOBJ ,P?MYPROP&gt; 0&gt;<text:tab/>--&gt;<text:tab/>123<text:line-break/><text:tab/>&lt;GETPT ,MYOBJ ,P?MYPROP2&gt;<text:tab/><text:tab/>--&gt;<text:tab/>0</text:span></text:p>
      <text:list xml:id="list63205098455093" text:continue-numbering="true" text:style-name="WWNum3">
        <text:list-item>
          <text:list>
            <text:list-item>
              <text:list>
                <text:list-item>
                  <text:p text:style-name="P86"><text:bookmark text:name="_2pcmsun"/>GVAL</text:p>
                </text:list-item>
              </text:list>
            </text:list-item>
          </text:list>
        </text:list-item>
      </text:list>
      <text:p text:style-name="P41"><text:span text:style-name="T15">&lt;GVAL name&gt;<text:line-break/>,name<text:tab/><text:tab/><text:tab/><text:tab/></text:span><text:span text:style-name="T16">;Alternative syntax"</text:span></text:p>
      <text:p text:style-name="P29"/>
      <text:p text:style-name="P15"><text:span text:style-name="T3">Get value of global variable </text:span><text:span text:style-name="T7">name</text:span><text:span text:style-name="T3">. More often used in its short form "</text:span><text:span text:style-name="T7">,name</text:span><text:span text:style-name="T3">". </text:span></text:p>
      <text:p text:style-name="P15"><text:span text:style-name="T3">Example:</text:span></text:p>
      <text:p text:style-name="P15"><text:span text:style-name="T7"><text:tab/>&lt;GLOBAL X 5&gt;<text:line-break/><text:line-break/><text:tab/>&lt;GVAL X&gt;<text:tab/>--&gt;<text:tab/>5<text:line-break/><text:tab/>,X<text:tab/><text:tab/>--&gt;<text:tab/>5</text:span></text:p>
      <text:list xml:id="list63206889576832" text:continue-numbering="true" text:style-name="WWNum3">
        <text:list-item>
          <text:list>
            <text:list-item>
              <text:list>
                <text:list-item>
                  <text:p text:style-name="P86"><text:bookmark text:name="_14hx32g"/>HLIGHT</text:p>
                </text:list-item>
              </text:list>
            </text:list-item>
          </text:list>
        </text:list-item>
      </text:list>
      <text:p text:style-name="P41"><text:span text:style-name="T15">&lt;HLIGHT style&gt;</text:span></text:p>
      <text:p text:style-name="P43"/>
      <text:p text:style-name="P41"><text:span text:style-name="T18">Zapf syntax<text:tab/><text:tab/>Inform syntax</text:span></text:p>
      <text:p text:style-name="P41"><text:span text:style-name="T15">HLIGHT<text:tab/><text:tab/><text:tab/>set_text_style</text:span></text:p>
      <text:p text:style-name="P43"/>
      <text:p text:style-name="P41"><text:span text:style-name="T15">Versions: 4-</text:span></text:p>
      <text:p text:style-name="P43"/>
      <text:p text:style-name="P15"><text:span text:style-name="T3">Set text to </text:span><text:span text:style-name="T8">style</text:span><text:span text:style-name="T3">. It </text:span>is possible<text:span text:style-name="T3"> to combine styles.</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22"><text:span text:style-name="T3">0</text:span></text:p>
          </table:table-cell>
          <table:table-cell table:style-name="Table15.B1" office:value-type="string">
            <text:p text:style-name="P21"><text:span text:style-name="T3">Normal</text:span></text:p>
          </table:table-cell>
        </table:table-row>
        <table:table-row table:style-name="Table15.1">
          <table:table-cell table:style-name="Table15.A1" office:value-type="string">
            <text:p text:style-name="P22"><text:span text:style-name="T3">1</text:span></text:p>
          </table:table-cell>
          <table:table-cell table:style-name="Table15.B1" office:value-type="string">
            <text:p text:style-name="P21"><text:span text:style-name="T3">Inverse</text:span></text:p>
          </table:table-cell>
        </table:table-row>
        <table:table-row table:style-name="Table15.1">
          <table:table-cell table:style-name="Table15.A1" office:value-type="string">
            <text:p text:style-name="P22"><text:span text:style-name="T3">2</text:span></text:p>
          </table:table-cell>
          <table:table-cell table:style-name="Table15.B1" office:value-type="string">
            <text:p text:style-name="P21"><text:span text:style-name="T3">Bold</text:span></text:p>
          </table:table-cell>
        </table:table-row>
        <table:table-row table:style-name="Table15.1">
          <table:table-cell table:style-name="Table15.A1" office:value-type="string">
            <text:p text:style-name="P22"><text:span text:style-name="T3">4</text:span></text:p>
          </table:table-cell>
          <table:table-cell table:style-name="Table15.B1" office:value-type="string">
            <text:p text:style-name="P21"><text:span text:style-name="T3">Italic</text:span></text:p>
          </table:table-cell>
        </table:table-row>
        <table:table-row table:style-name="Table15.1">
          <table:table-cell table:style-name="Table15.A1" office:value-type="string">
            <text:p text:style-name="P22"><text:span text:style-name="T3">8</text:span></text:p>
          </table:table-cell>
          <table:table-cell table:style-name="Table15.B1" office:value-type="string">
            <text:p text:style-name="P21"><text:span text:style-name="T3">Monospace</text:span></text:p>
          </table:table-cell>
        </table:table-row>
      </table:table>
      <text:p text:style-name="P15"><text:span text:style-name="T7"><text:line-break/></text:span><text:span text:style-name="T3">Example:</text:span></text:p>
      <text:p text:style-name="P15"><text:span text:style-name="T3"><text:tab/></text:span><text:span text:style-name="T7">&lt;HLIGHT 2&gt;<text:tab/><text:tab/>--&gt;<text:tab/>Set font to bold</text:span></text:p>
      <text:list xml:id="list63206127524659" text:continue-numbering="true" text:style-name="WWNum3">
        <text:list-item>
          <text:list>
            <text:list-item>
              <text:list>
                <text:list-item>
                  <text:p text:style-name="P86"><text:bookmark text:name="_3ohklq9"/>IFFLAG</text:p>
                </text:list-item>
              </text:list>
            </text:list-item>
          </text:list>
        </text:list-item>
      </text:list>
      <text:p text:style-name="P41"><text:span text:style-name="T15">&lt;IFFLAG (compilation-flag-condition expressions...) ...&gt;</text:span></text:p>
      <text:p text:style-name="P43"/>
      <text:p text:style-name="P27"><text:span text:style-name="T15">IFFLAG</text:span> inside a <text:span text:style-name="T15">ROUTINE</text:span> have the same behaviour as <text:span text:style-name="T15">IFFLAG</text:span> outside.See <text:span text:style-name="T15">IFFLAG</text:span> (outside <text:span text:style-name="T15">ROUTINE</text:span>) for more information.</text:p>
      <text:list xml:id="list63205398033896" text:continue-numbering="true" text:style-name="WWNum3">
        <text:list-item>
          <text:list>
            <text:list-item>
              <text:list>
                <text:list-item>
                  <text:p text:style-name="P86"><text:bookmark text:name="_23muvy2"/>IGRTR?</text:p>
                </text:list-item>
              </text:list>
            </text:list-item>
          </text:list>
        </text:list-item>
      </text:list>
      <text:p text:style-name="P41"><text:span text:style-name="T15">&lt;IGRTR? name value&gt;</text:span></text:p>
      <text:p text:style-name="P43"/>
      <text:p text:style-name="P41"><text:span text:style-name="T18">Zapf syntax<text:tab/><text:tab/>Inform syntax</text:span></text:p>
      <text:p text:style-name="P41"><text:span text:style-name="T15">IGRTR?<text:tab/><text:tab/><text:tab/>inc_chk</text:span></text:p>
      <text:p text:style-name="P43"/>
      <text:p text:style-name="P41"><text:span text:style-name="T15">All versions</text:span></text:p>
      <text:p text:style-name="P43"/>
      <text:p text:style-name="P15"><text:span text:style-name="T3">Predicate. Increase variable (signed) </text:span><text:span text:style-name="T7">name</text:span><text:span text:style-name="T3"> with 1 and returns true if variable </text:span><text:span text:style-name="T7">name</text:span><text:span text:style-name="T3"> is </text:span>greater <text:span text:style-name="T3">than </text:span><text:span text:style-name="T7">value</text:span><text:span text:style-name="T3">, otherwise returns false.</text:span></text:p>
      <text:p text:style-name="P15"><text:span text:style-name="T3">Example:</text:span></text:p>
      <text:p text:style-name="P15"><text:span text:style-name="T3"><text:tab/></text:span><text:span text:style-name="T7">&lt;ROUTINE TEST-IGRTR? (X) <text:line-break/><text:tab/><text:tab/>&lt;PRINTN &lt;IGRTR? X 100&gt;&gt;<text:line-break/><text:tab/><text:tab/>&lt;CRLF&gt; <text:line-break/><text:tab/><text:tab/>&lt;PRINTN .X&gt;<text:line-break/><text:tab/>&gt;<text:line-break/><text:line-break/><text:tab/>&lt;TEST-IGRTR? 100&gt;<text:tab/>--&gt;<text:tab/>"1\n101"<text:line-break/><text:tab/>&lt;TEST-IGRTR? 99&gt;<text:tab/>--&gt;<text:tab/>"0\n100"</text:span><text:span text:style-name="T3"> </text:span></text:p>
      <text:list xml:id="list63206558121232" text:continue-numbering="true" text:style-name="WWNum3">
        <text:list-item>
          <text:list>
            <text:list-item>
              <text:list>
                <text:list-item>
                  <text:p text:style-name="P86"><text:bookmark text:name="_is565v"/>IN?</text:p>
                </text:list-item>
              </text:list>
            </text:list-item>
          </text:list>
        </text:list-item>
      </text:list>
      <text:p text:style-name="P41"><text:span text:style-name="T15">&lt;IN? object1 object2&gt;</text:span></text:p>
      <text:p text:style-name="P43"/>
      <text:p text:style-name="P41"><text:span text:style-name="T18">Zapf syntax<text:tab/><text:tab/>Inform syntax</text:span></text:p>
      <text:p text:style-name="P41"><text:span text:style-name="T15">IN?<text:tab/><text:tab/><text:tab/><text:tab/>jin</text:span></text:p>
      <text:p text:style-name="P43"/>
      <text:p text:style-name="P41"><text:span text:style-name="T15">All versions</text:span></text:p>
      <text:p text:style-name="P43"/>
      <text:p text:style-name="P16"><text:span text:style-name="T3">Predicate. Returns true if </text:span><text:span text:style-name="T7">object1</text:span><text:span text:style-name="T3"> is in </text:span><text:span text:style-name="T7">object2</text:span><text:span text:style-name="T3"> (</text:span><text:span text:style-name="T7">object1</text:span><text:span text:style-name="T3"> has </text:span><text:span text:style-name="T7">object2</text:span><text:span text:style-name="T3"> as parent),otherwise false.</text:span></text:p>
      <text:p text:style-name="P16"><text:span text:style-name="T3">Example:</text:span></text:p>
      <text:p text:style-name="P46"><text:span text:style-name="T7">&lt;OBJECT ANIMAL&gt;<text:line-break/>&lt;OBJECT CAT (LOC ANIMAL)&gt;<text:line-break/><text:line-break/>&lt;IN? ,CAT ,ANIMAL&gt;<text:tab/>--&gt;<text:tab/>T<text:line-break/>&lt;IN? ,ANIMAL ,CAT&gt;<text:tab/>--&gt;<text:tab/>&lt;&gt;</text:span></text:p>
      <text:list xml:id="list63205244233355" text:continue-numbering="true" text:style-name="WWNum3">
        <text:list-item>
          <text:list>
            <text:list-item>
              <text:list>
                <text:list-item>
                  <text:p text:style-name="P86"><text:bookmark text:name="_32rsoto"/>INC</text:p>
                </text:list-item>
              </text:list>
            </text:list-item>
          </text:list>
        </text:list-item>
      </text:list>
      <text:p text:style-name="P41"><text:span text:style-name="T15">&lt;INC name&gt;</text:span></text:p>
      <text:p text:style-name="P43"/>
      <text:p text:style-name="P41"><text:span text:style-name="T18">Zapf syntax<text:tab/><text:tab/>Inform syntax</text:span></text:p>
      <text:p text:style-name="P41"><text:span text:style-name="T15">INC<text:tab/><text:tab/><text:tab/><text:tab/>inc</text:span></text:p>
      <text:p text:style-name="P43"/>
      <text:p text:style-name="P41"><text:span text:style-name="T15">All versions</text:span></text:p>
      <text:p text:style-name="P29"><text:soft-page-break/></text:p>
      <text:p text:style-name="P15"><text:span text:style-name="T3">Increment </text:span><text:span text:style-name="T7">name</text:span><text:span text:style-name="T3"> by 1. (This is signed, so -1 increments to 0)</text:span></text:p>
      <text:p text:style-name="P15"><text:span text:style-name="T3">Example:</text:span></text:p>
      <text:p text:style-name="P15"><text:span text:style-name="T7"><text:tab/>&lt;GLOBAL X 5&gt;<text:line-break/><text:line-break/><text:tab/>&lt;INC ,X&gt;<text:tab/>--&gt;<text:tab/>X=6 <text:s/></text:span></text:p>
      <text:list xml:id="list63205167430817" text:continue-numbering="true" text:style-name="WWNum3">
        <text:list-item>
          <text:list>
            <text:list-item>
              <text:list>
                <text:list-item>
                  <text:p text:style-name="P86"><text:bookmark text:name="_1hx2z1h"/>INPUT</text:p>
                </text:list-item>
              </text:list>
            </text:list-item>
          </text:list>
        </text:list-item>
      </text:list>
      <text:p text:style-name="P41"><text:span text:style-name="T15">&lt;INPUT 1 [time] [routine]&gt;</text:span></text:p>
      <text:p text:style-name="P43"/>
      <text:p text:style-name="P41"><text:span text:style-name="T18">Zapf syntax<text:tab/><text:tab/>Inform syntax</text:span></text:p>
      <text:p text:style-name="P41"><text:span text:style-name="T15">INPUT<text:tab/><text:tab/><text:tab/><text:tab/>read_char</text:span></text:p>
      <text:p text:style-name="P43"/>
      <text:p text:style-name="P41"><text:span text:style-name="T15">Versions: 4-</text:span></text:p>
      <text:p text:style-name="P29"/>
      <text:p text:style-name="P15"><text:span text:style-name="T7">INPUT</text:span><text:span text:style-name="T3"> reads a single character from the keyboard. Calls routine every time*0.1 s. If routine returns true input is aborted.</text:span></text:p>
      <text:p text:style-name="P15"><text:span text:style-name="T3">Examples:</text:span></text:p>
      <text:p text:style-name="P15"><text:span text:style-name="T7"><text:tab/>&lt;INPUT 1&gt;<text:tab/>--&gt;<text:tab/>Wait for keypress<text:line-break/><text:line-break/><text:tab/>&lt;ROUTINE WAIT-TWO-SECONDS () <text:line-break/> <text:tab/><text:tab/>&lt;INPUT 1 20 ABORT-WAIT&gt;<text:line-break/> <text:tab/>&gt;<text:line-break/><text:line-break/> <text:tab/>&lt;ROUTINE ABORT-WAIT () &lt;RETURN T&gt;&gt;<text:line-break/><text:line-break/><text:tab/>&lt;WAIT-TWO-SECONDS&gt;<text:tab/>--&gt; <text:s/>Pause two seconds (if not <text:line-break/><text:tab/><text:tab/><text:tab/><text:tab/><text:tab/><text:tab/>interrupted by a keypress <text:line-break/><text:tab/><text:tab/><text:tab/><text:tab/><text:tab/><text:tab/>from the keyboard</text:span></text:p>
      <text:list xml:id="list63205460879170" text:continue-numbering="true" text:style-name="WWNum3">
        <text:list-item>
          <text:list>
            <text:list-item>
              <text:list>
                <text:list-item>
                  <text:p text:style-name="P86"><text:bookmark text:name="_41wqhpa"/>INTBL?</text:p>
                </text:list-item>
              </text:list>
            </text:list-item>
          </text:list>
        </text:list-item>
      </text:list>
      <text:p text:style-name="P41"><text:span text:style-name="T15">&lt;INTBL? value table length [rec-spec]&gt;<text:tab/>;"Version 5, 7-"<text:line-break/>&lt;INTBL? value table length&gt;<text:tab/><text:tab/><text:tab/>;"Version 4, 6"</text:span></text:p>
      <text:p text:style-name="P43"/>
      <text:p text:style-name="P41"><text:span text:style-name="T18">Zapf syntax<text:tab/><text:tab/>Inform syntax</text:span></text:p>
      <text:p text:style-name="P41"><text:span text:style-name="T15">INTBL?<text:tab/><text:tab/><text:tab/>scan_table</text:span></text:p>
      <text:p text:style-name="P43"/>
      <text:p text:style-name="P41"><text:span text:style-name="T15">Versions: 4-</text:span></text:p>
      <text:p text:style-name="P43"/>
      <text:p text:style-name="P15"><text:span text:style-name="T15">INTBL?</text:span> is a p<text:span text:style-name="T3">redicate that</text:span> r<text:span text:style-name="T3">eturns the address of </text:span><text:span text:style-name="T8">value</text:span><text:span text:style-name="T3"> if </text:span><text:span text:style-name="T8">value</text:span><text:span text:style-name="T3"> is in </text:span><text:span text:style-name="T8">table</text:span><text:span text:style-name="T3"> of </text:span><text:span text:style-name="T8">length</text:span><text:span text:style-name="T3">, otherwise 0.</text:span></text:p>
      <text:p text:style-name="P15"><office:annotation office:name="__Annotation__24124_3695253710"><dc:creator>Henrik Åsman</dc:creator><dc:date>2020-08-31T07:17:23</dc:date><text:p><text:span text:style-name="T33">Needs clarification. See YZIP spec.</text:span></text:p></office:annotation><text:span text:style-name="T3">In version </text:span>5, 7 and 8 the <text:span text:style-name="T15">rec-spec</text:span><text:span text:style-name="T3"> describes the field where bit 7 is set for words and clear for bytes, rest defines the length </text:span>of the field<text:span text:style-name="T3">.</text:span><office:annotation-end office:name="__Annotation__24124_3695253710"/></text:p>
      <text:p text:style-name="P15"><text:span text:style-name="T3">Examples:</text:span></text:p>
      <text:p text:style-name="P15"><text:span text:style-name="T7"><text:tab/>&lt;T &lt;INTBL? 3 &lt;TABLE 1 2 3 4&gt; 4&gt;&gt;<text:tab/>--&gt; <text:tab/></text:span><text:span text:style-name="T15">T</text:span><text:span text:style-name="T7"><text:line-break/><text:tab/>&lt;T &lt;INTBL? 6 &lt;TABLE 1 2 3 4&gt; 4&gt;&gt;<text:tab/>--&gt; <text:tab/></text:span><text:span text:style-name="T15">#FALSE</text:span></text:p>
      <text:p text:style-name="P15"><text:span text:style-name="T15"><text:tab/>;"Search byte-table with record length 3 (ver 5, 7-)"<text:line-break/><text:tab/>&lt;</text:span><text:span text:style-name="T7">T &lt;INTBL? 8 &lt;TABLE (BYTE) 2 0 1 4 0 1 8 0 1&gt; 9 3&gt;&gt;</text:span><text:span text:style-name="T15"> <text:tab/></text:span><text:span text:style-name="T7">--&gt;</text:span><text:span text:style-name="T15"> T</text:span><text:span text:style-name="T7"><text:line-break/><text:tab/></text:span><text:span text:style-name="T15">&lt;T &lt;INTBL? 1 &lt;TABLE (BYTE) 2 0 1 4 0 1 8 0 1&gt; 9 3&gt;&gt; <text:tab/>--&gt; &lt;&gt;</text:span></text:p>
      <text:p text:style-name="P15"><text:span text:style-name="T15"><text:tab/>;"Search word-table with record length 3 (ver 5, 7-)"<text:line-break/><text:tab/>&lt;T &lt;INTBL? 8 &lt;TABLE 2 0 1 4 0 1 8 0 1&gt; 9 131&gt;&gt; <text:tab/><text:tab/>--&gt; <text:tab/>T<text:line-break/><text:tab/>&lt;T &lt;INTBL? 1 &lt;TABLE 2 0 1 4 0 1 8 0 1&gt; 9 131&gt;&gt; <text:tab/><text:tab/>--&gt; &lt;&gt;</text:span></text:p>
      <text:list xml:id="list63206893020551" text:continue-numbering="true" text:style-name="WWNum3">
        <text:list-item>
          <text:list>
            <text:list-item>
              <text:list>
                <text:list-item>
                  <text:p text:style-name="P86"><text:bookmark text:name="_2h20rx3"/>IRESTORE</text:p>
                </text:list-item>
              </text:list>
            </text:list-item>
          </text:list>
        </text:list-item>
      </text:list>
      <text:p text:style-name="P41"><text:span text:style-name="T15">&lt;IRESTORE&gt;</text:span></text:p>
      <text:p text:style-name="P43"/>
      <text:p text:style-name="P41"><text:span text:style-name="T18">Zapf syntax<text:tab/><text:tab/>Inform syntax</text:span></text:p>
      <text:p text:style-name="P41"><text:span text:style-name="T15">IRESTORE<text:tab/><text:tab/><text:tab/>restore_undo</text:span></text:p>
      <text:p text:style-name="P43"/>
      <text:p text:style-name="P41"><text:span text:style-name="T15">Versions: 5-</text:span></text:p>
      <text:p text:style-name="P43"><text:soft-page-break/></text:p>
      <text:p text:style-name="P15"><text:span text:style-name="T3">Restores game state saved to memory by </text:span><text:span text:style-name="T7">ISAVE</text:span><text:span text:style-name="T3"> (undo). </text:span></text:p>
      <text:list xml:id="list63204937391602" text:continue-numbering="true" text:style-name="WWNum3">
        <text:list-item>
          <text:list>
            <text:list-item>
              <text:list>
                <text:list-item>
                  <text:p text:style-name="P86"><text:bookmark text:name="_w7b24w"/>ISAVE</text:p>
                </text:list-item>
              </text:list>
            </text:list-item>
          </text:list>
        </text:list-item>
      </text:list>
      <text:p text:style-name="P41"><text:span text:style-name="T15">&lt;ISAVE&gt;</text:span></text:p>
      <text:p text:style-name="P43"/>
      <text:p text:style-name="P41"><text:span text:style-name="T18">Zapf syntax<text:tab/><text:tab/>Inform syntax</text:span></text:p>
      <text:p text:style-name="P41"><text:span text:style-name="T15">ISAVE<text:tab/><text:tab/><text:tab/><text:tab/>save_undo</text:span></text:p>
      <text:p text:style-name="P43"/>
      <text:p text:style-name="P27"><text:span text:style-name="T15"><text:tab/>Versions: 5-</text:span></text:p>
      <text:p text:style-name="P29"/>
      <text:p text:style-name="P15"><text:span text:style-name="T3">Save game state to memory that later can be restored by </text:span><text:span text:style-name="T7">IRESTORE</text:span><text:span text:style-name="T3"> (undo). Returns 0 if </text:span><text:span text:style-name="T7">ISAVE</text:span><text:span text:style-name="T3"> fails, 1 if it is successful and -1 if the </text:span>interpreter does<text:span text:style-name="T3"> not handle undo.</text:span></text:p>
      <text:list xml:id="list63205633122471" text:continue-numbering="true" text:style-name="WWNum3">
        <text:list-item>
          <text:list>
            <text:list-item>
              <text:list>
                <text:list-item>
                  <text:p text:style-name="P86"><text:bookmark text:name="_3g6yksp"/>ITABLE</text:p>
                </text:list-item>
              </text:list>
            </text:list-item>
          </text:list>
        </text:list-item>
      </text:list>
      <text:p text:style-name="P41"><text:span text:style-name="T16">&lt;ITABLE [specifier] count [(flags...)] defaults ...&gt;</text:span></text:p>
      <text:p text:style-name="P28"/>
      <text:p text:style-name="P15"><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5"><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5"><text:span text:style-name="T3">Examples:</text:span></text:p>
      <text:p text:style-name="Standard"><text:span text:style-name="T17"><text:tab/>&lt;ITABLE 4 0&gt; <text:s/>--&gt;</text:span></text:p>
      <table:table table:name="Table16" table:style-name="Table16">
        <table:table-column table:style-name="Table16.A"/>
        <table:table-column table:style-name="Table16.B"/>
        <table:table-column table:style-name="Table16.C"/>
        <table:table-column table:style-name="Table16.B"/>
        <table:table-row table:style-name="Table16.1">
          <table:table-cell table:style-name="Table16.A1" office:value-type="string">
            <text:p text:style-name="P22"><text:span text:style-name="T7">Element 0<text:line-break/>WORD</text:span></text:p>
          </table:table-cell>
          <table:table-cell table:style-name="Table16.A1" office:value-type="string">
            <text:p text:style-name="P22"><text:span text:style-name="T7">Element 1<text:line-break/>WORD</text:span></text:p>
          </table:table-cell>
          <table:table-cell table:style-name="Table16.A1" office:value-type="string">
            <text:p text:style-name="P22"><text:span text:style-name="T7">Element 2<text:line-break/>WORD</text:span></text:p>
          </table:table-cell>
          <table:table-cell table:style-name="Table16.D1" office:value-type="string">
            <text:p text:style-name="P22"><text:span text:style-name="T7">Element 3<text:line-break/>WORD</text:span></text:p>
          </table:table-cell>
        </table:table-row>
        <table:table-row table:style-name="Table16.1">
          <table:table-cell table:style-name="Table16.A1" office:value-type="string">
            <text:p text:style-name="P22"><text:span text:style-name="T7">0</text:span></text:p>
          </table:table-cell>
          <table:table-cell table:style-name="Table16.A1" office:value-type="string">
            <text:p text:style-name="P22"><text:span text:style-name="T7">0</text:span></text:p>
          </table:table-cell>
          <table:table-cell table:style-name="Table16.A1" office:value-type="string">
            <text:p text:style-name="P22"><text:span text:style-name="T7">0</text:span></text:p>
          </table:table-cell>
          <table:table-cell table:style-name="Table16.D1" office:value-type="string">
            <text:p text:style-name="P22"><text:span text:style-name="T7">0</text:span></text:p>
          </table:table-cell>
        </table:table-row>
      </table:table>
      <text:p text:style-name="Standard"><text:span text:style-name="T17"><text:tab/></text:span></text:p>
      <text:p text:style-name="Standard"><text:span text:style-name="T17"><text:tab/>&lt;ITABLE (BYTE LENGTH) 4 0&gt; <text:s/>--&gt;</text:span></text:p>
      <table:table table:name="Table17" table:style-name="Table17">
        <table:table-column table:style-name="Table17.A" table:number-columns-repeated="2"/>
        <table:table-column table:style-name="Table17.C"/>
        <table:table-column table:style-name="Table17.D"/>
        <table:table-column table:style-name="Table17.E"/>
        <table:table-row table:style-name="Table17.1">
          <table:table-cell table:style-name="Table17.A1" office:value-type="string">
            <text:p text:style-name="P22"><text:span text:style-name="T7">Element 0<text:line-break/>BYTE</text:span></text:p>
          </table:table-cell>
          <table:table-cell table:style-name="Table17.A1" office:value-type="string">
            <text:p text:style-name="P22"><text:span text:style-name="T7">Element 1<text:line-break/>BYTE</text:span></text:p>
          </table:table-cell>
          <table:table-cell table:style-name="Table17.A1" office:value-type="string">
            <text:p text:style-name="P22"><text:span text:style-name="T7">Element 2<text:line-break/>BYTE</text:span></text:p>
          </table:table-cell>
          <table:table-cell table:style-name="Table17.A1" office:value-type="string">
            <text:p text:style-name="P22"><text:span text:style-name="T7">Element 3<text:line-break/>BYTE</text:span></text:p>
          </table:table-cell>
          <table:table-cell table:style-name="Table17.E1" office:value-type="string">
            <text:p text:style-name="P22"><text:span text:style-name="T7">Element 4<text:line-break/>BYTE</text:span></text:p>
          </table:table-cell>
        </table:table-row>
        <table:table-row table:style-name="Table17.1">
          <table:table-cell table:style-name="Table17.A1" office:value-type="string">
            <text:p text:style-name="P22"><text:span text:style-name="T7">4</text:span></text:p>
          </table:table-cell>
          <table:table-cell table:style-name="Table17.A1" office:value-type="string">
            <text:p text:style-name="P22"><text:span text:style-name="T7">0</text:span></text:p>
          </table:table-cell>
          <table:table-cell table:style-name="Table17.A1" office:value-type="string">
            <text:p text:style-name="P22"><text:span text:style-name="T7">0</text:span></text:p>
          </table:table-cell>
          <table:table-cell table:style-name="Table17.A1" office:value-type="string">
            <text:p text:style-name="P22"><text:span text:style-name="T7">0</text:span></text:p>
          </table:table-cell>
          <table:table-cell table:style-name="Table17.E1" office:value-type="string">
            <text:p text:style-name="P22"><text:span text:style-name="T7">0</text:span></text:p>
          </table:table-cell>
        </table:table-row>
      </table:table>
      <text:p text:style-name="P10"/>
      <text:p text:style-name="Standard"><text:span text:style-name="T17"><text:tab/>&lt;ITABLE BYTE 4 0&gt; <text:s/>--&gt;</text:span></text:p>
      <table:table table:name="Table18" table:style-name="Table18">
        <table:table-column table:style-name="Table18.A" table:number-columns-repeated="2"/>
        <table:table-column table:style-name="Table18.C"/>
        <table:table-column table:style-name="Table18.D"/>
        <table:table-column table:style-name="Table18.E"/>
        <table:table-row table:style-name="Table18.1">
          <table:table-cell table:style-name="Table18.A1" office:value-type="string">
            <text:p text:style-name="P22"><text:span text:style-name="T7">Element 0<text:line-break/>BYTE</text:span></text:p>
          </table:table-cell>
          <table:table-cell table:style-name="Table18.A1" office:value-type="string">
            <text:p text:style-name="P22"><text:span text:style-name="T7">Element 1<text:line-break/>BYTE</text:span></text:p>
          </table:table-cell>
          <table:table-cell table:style-name="Table18.A1" office:value-type="string">
            <text:p text:style-name="P22"><text:span text:style-name="T7">Element 2<text:line-break/>BYTE</text:span></text:p>
          </table:table-cell>
          <table:table-cell table:style-name="Table18.A1" office:value-type="string">
            <text:p text:style-name="P22"><text:span text:style-name="T7">Element 3<text:line-break/>BYTE</text:span></text:p>
          </table:table-cell>
          <table:table-cell table:style-name="Table18.E1" office:value-type="string">
            <text:p text:style-name="P22"><text:span text:style-name="T7">Element 4<text:line-break/>BYTE</text:span></text:p>
          </table:table-cell>
        </table:table-row>
        <table:table-row table:style-name="Table18.1">
          <table:table-cell table:style-name="Table18.A1" office:value-type="string">
            <text:p text:style-name="P22"><text:span text:style-name="T7">4</text:span></text:p>
          </table:table-cell>
          <table:table-cell table:style-name="Table18.A1" office:value-type="string">
            <text:p text:style-name="P22"><text:span text:style-name="T7">0</text:span></text:p>
          </table:table-cell>
          <table:table-cell table:style-name="Table18.A1" office:value-type="string">
            <text:p text:style-name="P22"><text:span text:style-name="T7">0</text:span></text:p>
          </table:table-cell>
          <table:table-cell table:style-name="Table18.A1" office:value-type="string">
            <text:p text:style-name="P22"><text:span text:style-name="T7">0</text:span></text:p>
          </table:table-cell>
          <table:table-cell table:style-name="Table18.E1" office:value-type="string">
            <text:p text:style-name="P22"><text:span text:style-name="T7">0</text:span></text:p>
          </table:table-cell>
        </table:table-row>
      </table:table>
      <text:list xml:id="list63205928212895" text:continue-numbering="true" text:style-name="WWNum3">
        <text:list-item>
          <text:list>
            <text:list-item>
              <text:list>
                <text:list-item>
                  <text:p text:style-name="P86"><text:bookmark text:name="_1vc8v0i"/>L?, LESS?</text:p>
                </text:list-item>
              </text:list>
            </text:list-item>
          </text:list>
        </text:list-item>
      </text:list>
      <text:p text:style-name="P41"><text:span text:style-name="T15">&lt;L? value1 value2&gt;<text:line-break/>&lt;LESS? Value1 value2&gt;<text:tab/><text:tab/></text:span><text:span text:style-name="T16">;Alternative syntax"</text:span></text:p>
      <text:p text:style-name="P29"/>
      <text:p text:style-name="P41"><text:span text:style-name="T18">Zapf syntax<text:tab/><text:tab/>Inform syntax</text:span></text:p>
      <text:p text:style-name="P41"><text:span text:style-name="T15">LESS?<text:tab/><text:tab/><text:tab/><text:tab/>Jl</text:span></text:p>
      <text:p text:style-name="P43"/>
      <text:p text:style-name="P41"><text:span text:style-name="T15">All versions</text:span></text:p>
      <text:p text:style-name="P43"/>
      <text:p text:style-name="P15"><text:soft-page-break/><text:span text:style-name="T3">Predicate. Returns true if </text:span><text:span text:style-name="T7">value1</text:span><text:span text:style-name="T3"> is less than </text:span><text:span text:style-name="T7">value2</text:span><text:span text:style-name="T3">, otherwise false.</text:span></text:p>
      <text:p text:style-name="P15"><text:span text:style-name="T3">Examples:</text:span></text:p>
      <text:p text:style-name="P45"><text:span text:style-name="T7">&lt;L? 5 4&gt;<text:tab/>--&gt;<text:tab/>&lt;&gt;<text:line-break/>&lt;L? 4 5&gt;<text:tab/>--&gt;<text:tab/>T</text:span></text:p>
      <text:list xml:id="list63205488996930" text:continue-numbering="true" text:style-name="WWNum3">
        <text:list-item>
          <text:list>
            <text:list-item>
              <text:list>
                <text:list-item>
                  <text:p text:style-name="P86"><text:bookmark text:name="_4fbwdob"/>L=?</text:p>
                </text:list-item>
              </text:list>
            </text:list-item>
          </text:list>
        </text:list-item>
      </text:list>
      <text:p text:style-name="P41"><text:span text:style-name="T15">&lt;L=? value1 value2&gt;</text:span></text:p>
      <text:p text:style-name="P29"/>
      <text:p text:style-name="P15"><text:span text:style-name="T3">Predicate. Returns true if </text:span><text:span text:style-name="T7">value1</text:span><text:span text:style-name="T3"> is less or equal to </text:span><text:span text:style-name="T7">value2</text:span><text:span text:style-name="T3">, otherwise false.</text:span></text:p>
      <text:p text:style-name="P15"><text:span text:style-name="T3">Examples:</text:span></text:p>
      <text:p text:style-name="P45"><text:span text:style-name="T7">&lt;L=? 5 4&gt;<text:tab/>--&gt;<text:tab/>&lt;&gt;<text:line-break/>&lt;L=? 5 5&gt;<text:tab/>--&gt;<text:tab/>T</text:span></text:p>
      <text:list xml:id="list63205749782917" text:continue-numbering="true" text:style-name="WWNum3">
        <text:list-item>
          <text:list>
            <text:list-item>
              <text:list>
                <text:list-item>
                  <text:p text:style-name="P86"><text:bookmark text:name="_2uh6nw4"/>LEX</text:p>
                </text:list-item>
              </text:list>
            </text:list-item>
          </text:list>
        </text:list-item>
      </text:list>
      <text:p text:style-name="P41"><text:span text:style-name="T15">&lt;LEX text parse [dictionary] [flag]&gt;</text:span></text:p>
      <text:p text:style-name="P43"/>
      <text:p text:style-name="P41"><text:span text:style-name="T18">Zapf syntax<text:tab/><text:tab/>Inform syntax</text:span></text:p>
      <text:p text:style-name="P41"><text:span text:style-name="T15">LEX<text:tab/><text:tab/><text:tab/><text:tab/>tokenise</text:span></text:p>
      <text:p text:style-name="P43"/>
      <text:p text:style-name="P41"><text:span text:style-name="T15">Versions: 4-</text:span></text:p>
      <text:p text:style-name="P29"/>
      <text:p text:style-name="P15"><text:span text:style-name="T3">Parse the </text:span><text:span text:style-name="T7">text</text:span><text:span text:style-name="T3"> into </text:span><text:span text:style-name="T7">parse</text:span><text:span text:style-name="T3">. See </text:span><text:span text:style-name="T7">READ</text:span><text:span text:style-name="T3"> for more info about parsing. The game dictionary is used if not a </text:span><text:span text:style-name="T7">dictionary</text:span><text:span text:style-name="T3"> table (</text:span><text:span text:style-name="T7">LTABLE</text:span><text:span text:style-name="T3">) is supplied. If the length of the </text:span><text:span text:style-name="T7">dictionary</text:span><text:span text:style-name="T3"> is negative, the </text:span><text:span text:style-name="T7">dictionary</text:span><text:span text:style-name="T3"> can be unsorted. If the </text:span><text:span text:style-name="T7">flag</text:span><text:span text:style-name="T3"> is set (true), unrecognized words are not written to </text:span><text:span text:style-name="T7">parse</text:span><text:span text:style-name="T3"> but their slot is left unmodified. This makes it possible to run </text:span><text:span text:style-name="T7">LEX</text:span><text:span text:style-name="T3"> against different dictionaries serially. Also see </text:span><text:span text:style-name="T7">READ</text:span><text:span text:style-name="T3">.</text:span></text:p>
      <text:p text:style-name="P15"><text:span text:style-name="T3">Example:</text:span></text:p>
      <text:p text:style-name="P15"><text:span text:style-name="T7"><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span></text:p>
      <text:list xml:id="list63206909541272" text:continue-numbering="true" text:style-name="WWNum3">
        <text:list-item>
          <text:list>
            <text:list-item>
              <text:list>
                <text:list-item>
                  <text:p text:style-name="P86"><text:bookmark text:name="_19mgy3x"/>LOC</text:p>
                </text:list-item>
              </text:list>
            </text:list-item>
          </text:list>
        </text:list-item>
      </text:list>
      <text:p text:style-name="P41"><text:span text:style-name="T15">&lt;LOC object&gt;</text:span></text:p>
      <text:p text:style-name="P43"/>
      <text:p text:style-name="P41"><text:span text:style-name="T18">Zapf syntax<text:tab/><text:tab/>Inform syntax</text:span></text:p>
      <text:p text:style-name="P41"><text:span text:style-name="T15">LOC<text:tab/><text:tab/><text:tab/><text:tab/>get_parent</text:span></text:p>
      <text:p text:style-name="P43"/>
      <text:p text:style-name="P41"><text:span text:style-name="T15">All versions</text:span></text:p>
      <text:p text:style-name="P43"/>
      <text:p text:style-name="P15"><text:span text:style-name="T3">Returns parent to </text:span><text:span text:style-name="T7">object</text:span><text:span text:style-name="T3">.</text:span></text:p>
      <text:p text:style-name="P15"><text:span text:style-name="T3">Examples:</text:span></text:p>
      <text:p text:style-name="P46"><text:span text:style-name="T7">&lt;OBJECT ANIMAL&gt;<text:line-break/>&lt;OBJECT CAT (LOC ANIMAL)&gt;<text:line-break/><text:line-break/>&lt;=? &lt;LOC ,CAT&gt; ,ANIMAL&gt;<text:tab/>--&gt;<text:tab/>T<text:line-break/>&lt;LOC ,ANIMAL&gt;<text:tab/><text:tab/>--&gt;<text:tab/>0</text:span></text:p>
      <text:list xml:id="list63206102831476" text:continue-numbering="true" text:style-name="WWNum3">
        <text:list-item>
          <text:list>
            <text:list-item>
              <text:list>
                <text:list-item>
                  <text:p text:style-name="P86"><text:bookmark text:name="_3tm4grq"/>LOWCORE-TABLE</text:p>
                </text:list-item>
              </text:list>
            </text:list-item>
          </text:list>
        </text:list-item>
      </text:list>
      <text:p text:style-name="P41"><text:span text:style-name="T15">&lt;LOWCORE-TABLE field-spec length routine&gt;</text:span></text:p>
      <text:p text:style-name="P43"/>
      <text:p text:style-name="P15"><text:span text:style-name="T7">LOWCORE-TABLE</text:span><text:span text:style-name="T3"> reads</text:span> the<text:span text:style-name="T3"> </text:span><text:span text:style-name="T7">length</text:span><text:span text:style-name="T3"> number of bytes from </text:span><text:span text:style-name="T7">field-spec</text:span><text:span text:style-name="T3"> and calls </text:span><text:span text:style-name="T7">routine</text:span><text:span text:style-name="T3"> between each byte. See appendix B for list of valid values for </text:span><text:span text:style-name="T7">field-spec</text:span><text:span text:style-name="T3">.</text:span></text:p>
      <text:p text:style-name="P15"><text:span text:style-name="T3">Example:</text:span></text:p>
      <text:p text:style-name="P15"><text:soft-page-break/><text:span text:style-name="T3"><text:tab/></text:span><text:span text:style-name="T7">&lt;LOWCORE-TABLE SERIAL 6 PRINTC&gt;<text:tab/>--&gt;<text:tab/>Reads 6 bytes from<text:line-break/><text:tab/><text:tab/><text:tab/><text:tab/><text:tab/><text:tab/><text:tab/><text:tab/><text:tab/>SERIAL and print each<text:line-break/><text:tab/><text:tab/><text:tab/><text:tab/><text:tab/><text:tab/><text:tab/><text:tab/><text:tab/>byte as character</text:span></text:p>
      <text:list xml:id="list63205376158069" text:continue-numbering="true" text:style-name="WWNum3">
        <text:list-item>
          <text:list>
            <text:list-item>
              <text:list>
                <text:list-item>
                  <text:p text:style-name="P86"><text:bookmark text:name="_28reqzj"/>LOWCORE</text:p>
                </text:list-item>
              </text:list>
            </text:list-item>
          </text:list>
        </text:list-item>
      </text:list>
      <text:p text:style-name="P41"><text:span text:style-name="T15">&lt;LOWCORE field-spec [new-value]&gt;</text:span></text:p>
      <text:p text:style-name="P43"/>
      <text:p text:style-name="P15"><text:span text:style-name="T7">LOWCORE</text:span><text:span text:style-name="T3"> reads and in some cases writes to the header information fields. See appendix B for list of valid values for </text:span><text:span text:style-name="T7">field-spec</text:span><text:span text:style-name="T3">.</text:span></text:p>
      <text:p text:style-name="P15"><text:span text:style-name="T3">Examples:</text:span></text:p>
      <text:p text:style-name="P15"><text:span text:style-name="T7"><text:tab/>&lt;LOWCORE FLAGS &lt;BOR &lt;LOWCORE FLAGS&gt; 2&gt;&gt;<text:tab/><text:tab/><text:tab/>--&gt; <text:tab/>Monospace<text:tab/>bit (bit 1) in flags 2 is set<text:line-break/><text:tab/>&lt;PUT 0 8 &lt;BOR &lt;GET 0 8&gt; 2&gt;&gt;<text:tab/>--&gt;<text:tab/>Do the same as above<text:line-break/><text:tab/>&lt;PRINTN &lt;BAND &lt;LOWCORE RELEASEID&gt; *3777*&gt;&gt;<text:line-break/><text:tab/><text:tab/><text:tab/></text:span><text:span text:style-name="T15"><text:tab/></text:span><text:span text:style-name="T7">--&gt;<text:tab/>Print the 11 lower bytes in releaseid <text:tab/> </text:span></text:p>
      <text:list xml:id="list63205743225165" text:continue-numbering="true" text:style-name="WWNum3">
        <text:list-item>
          <text:list>
            <text:list-item>
              <text:list>
                <text:list-item>
                  <text:p text:style-name="P86"><text:bookmark text:name="_nwp17c"/>LSH, SHIFT</text:p>
                </text:list-item>
              </text:list>
            </text:list-item>
          </text:list>
        </text:list-item>
      </text:list>
      <text:p text:style-name="P41"><text:span text:style-name="T15">&lt;LSH number places&gt;<text:line-break/>&lt;SHIFT number places&gt;<text:tab/><text:tab/></text:span><text:span text:style-name="T16">;Alternative syntax"</text:span></text:p>
      <text:p text:style-name="P43"/>
      <text:p text:style-name="P41"><text:span text:style-name="T18">Zapf syntax<text:tab/><text:tab/>Inform syntax</text:span></text:p>
      <text:p text:style-name="P41"><text:span text:style-name="T15">SHIFT<text:tab/><text:tab/><text:tab/><text:tab/>log_shift</text:span></text:p>
      <text:p text:style-name="P43"/>
      <text:p text:style-name="P41"><text:span text:style-name="T15">Versions: 5-</text:span></text:p>
      <text:p text:style-name="P43"/>
      <text:p text:style-name="P15"><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5"><text:span text:style-name="T3"><text:tab/></text:span><text:span text:style-name="T7">1000 0000 0000 1010<text:tab/><text:tab/>--&gt; <text:tab/>0100 0000 0000 0101</text:span></text:p>
      <text:p text:style-name="P15"><text:span text:style-name="T3">Also see </text:span><text:span text:style-name="T8">A</text:span><text:span text:style-name="T7">SH</text:span><text:span text:style-name="T3">. </text:span></text:p>
      <text:p text:style-name="P15"><text:span text:style-name="T3">Examples:</text:span></text:p>
      <text:p text:style-name="P45"><text:span text:style-name="T7"><text:tab/>&lt;LSH 4 1&gt;<text:tab/><text:tab/>--&gt;<text:tab/>8<text:line-break/><text:tab/>&lt;LSH 4 -2&gt;<text:tab/>--&gt;<text:tab/>1</text:span></text:p>
      <text:list xml:id="list63205954908734" text:continue-numbering="true" text:style-name="WWNum3">
        <text:list-item>
          <text:list>
            <text:list-item>
              <text:list>
                <text:list-item>
                  <text:p text:style-name="P86"><text:bookmark text:name="_37wcjv5"/>LTABLE</text:p>
                </text:list-item>
              </text:list>
            </text:list-item>
          </text:list>
        </text:list-item>
      </text:list>
      <text:p text:style-name="P41"><text:span text:style-name="T16">&lt;LTABLE [(flags ...)] values ...&gt;</text:span></text:p>
      <text:p text:style-name="P42"/>
      <text:p text:style-name="P15"><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list xml:id="list63206618887179" text:continue-numbering="true" text:style-name="WWNum3">
        <text:list-item>
          <text:list>
            <text:list-item>
              <text:list>
                <text:list-item>
                  <text:p text:style-name="P86"><text:bookmark text:name="_1n1mu2y"/>LVAL</text:p>
                </text:list-item>
              </text:list>
            </text:list-item>
          </text:list>
        </text:list-item>
      </text:list>
      <text:p text:style-name="P41"><text:span text:style-name="T15">&lt;LVAL name&gt;</text:span></text:p>
      <text:p text:style-name="P41"><text:span text:style-name="T15">.name<text:tab/><text:tab/><text:tab/><text:tab/></text:span><text:span text:style-name="T16">;Alternative syntax"</text:span></text:p>
      <text:p text:style-name="P43"/>
      <text:p text:style-name="P15"><text:span text:style-name="T3">Get value of local variable </text:span><text:span text:style-name="T7">name</text:span><text:span text:style-name="T3">. More often used in its short form "</text:span><text:span text:style-name="T7">.name</text:span><text:span text:style-name="T3">".</text:span></text:p>
      <text:p text:style-name="P15"><text:span text:style-name="T3">Example:</text:span></text:p>
      <text:p text:style-name="P15"><text:span text:style-name="T7"><text:tab/>&lt;SET X 5&gt;<text:line-break/><text:tab/>&lt;LVAL X&gt;<text:tab/>--&gt;<text:tab/>5<text:line-break/><text:tab/>.X<text:tab/><text:tab/>--&gt;<text:tab/>5</text:span></text:p>
      <text:list xml:id="list63205349392017" text:continue-numbering="true" text:style-name="WWNum3">
        <text:list-item>
          <text:list>
            <text:list-item>
              <text:list>
                <text:list-item>
                  <text:p text:style-name="P86"><text:bookmark text:name="_471acqr"/>MAP-CONTENTS</text:p>
                </text:list-item>
              </text:list>
            </text:list-item>
          </text:list>
        </text:list-item>
      </text:list>
      <text:p text:style-name="P41"><text:span text:style-name="T15">&lt;MAP-CONTENTS (name [next] object) <text:line-break/><text:tab/>[(END expressions ...)] expressions ...&gt;</text:span></text:p>
      <text:p text:style-name="P43"/>
      <text:p text:style-name="P15"><text:span text:style-name="T3">Loop over all objects that have an </text:span><text:span text:style-name="T7">object</text:span><text:span text:style-name="T3"> as parent (all children to </text:span><text:span text:style-name="T7">object</text:span><text:span text:style-name="T3">). For ech iteration </text:span><text:span text:style-name="T7">name</text:span><text:span text:style-name="T3"> is assigned the current child-object and </text:span><text:span text:style-name="T7">next</text:span><text:span text:style-name="T3"> the child-object that will be </text:span><text:span text:style-name="T7">name</text:span><text:span text:style-name="T3"> in the next iteration (0 if current </text:span><text:span text:style-name="T7">name</text:span><text:span text:style-name="T3"> is the last child).</text:span></text:p>
      <text:p text:style-name="P15"><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5"><text:soft-page-break/><text:span text:style-name="T3">Example:</text:span></text:p>
      <text:p text:style-name="P41"><text:span text:style-name="T15">&lt;OBJECT SURVIVAL-KIT <text:line-break/><text:tab/>(DESC "adventure survival kit") (WEIGHT 10)&gt;</text:span></text:p>
      <text:p text:style-name="P41"><text:span text:style-name="T15">&lt;OBJECT SWORD <text:line-break/><text:tab/>(IN SURVIVAL-KIT) (DESC "sword") (WEIGHT 10)&gt;</text:span></text:p>
      <text:p text:style-name="P41"><text:span text:style-name="T15">&lt;OBJECT LAMP <text:line-break/><text:tab/>(IN SURVIVAL-KIT) (DESC "brass lamp") (WEIGHT 5)&gt;</text:span></text:p>
      <text:p text:style-name="P41"><text:span text:style-name="T15">&lt;OBJECT SPOON <text:line-break/><text:tab/>(IN SURVIVAL-KIT) (DESC "chrome spoon") (WEIGHT 2)&gt;</text:span></text:p>
      <text:p text:style-name="P41"><text:span text:style-name="T15"><text:line-break/>&lt;ROUTINE TEST-MAP-CONTENTS ()</text:span></text:p>
      <text:p text:style-name="P41"><text:span text:style-name="T15"><text:s text:c="4"/>&lt;TELL "Your " D ,SURVIVAL-KIT " contains:" CR&gt;</text:span></text:p>
      <text:p text:style-name="P41"><text:span text:style-name="T15"><text:s text:c="4"/>&lt;MAP-CONTENTS (F ,SURVIVAL-KIT)</text:span></text:p>
      <text:p text:style-name="P41"><text:span text:style-name="T15"><text:s text:c="8"/>&lt;TELL " <text:s text:c="3"/>a " D .F CR&gt;</text:span></text:p>
      <text:p text:style-name="P41"><text:span text:style-name="T15"><text:s text:c="4"/>&gt;</text:span></text:p>
      <text:p text:style-name="P41"><text:span text:style-name="T15"><text:line-break/> <text:s text:c="3"/>&lt;TELL "Your " D ,SURVIVAL-KIT " contains:" CR&gt;</text:span></text:p>
      <text:p text:style-name="P41"><text:span text:style-name="T15"><text:s text:c="4"/>&lt;MAP-CONTENTS (F N ,SURVIVAL-KIT)</text:span></text:p>
      <text:p text:style-name="P41"><text:span text:style-name="T15"><text:s text:c="8"/>&lt;TELL " <text:s text:c="3"/>a " D .F &gt;</text:span></text:p>
      <text:p text:style-name="P41"><text:span text:style-name="T15"><text:s text:c="8"/>&lt;COND (.N &lt;TELL " (next item is the " D .N ")"&gt;)&gt;</text:span></text:p>
      <text:p text:style-name="P41"><text:span text:style-name="T15"><text:s text:c="8"/>&lt;TELL CR&gt;</text:span></text:p>
      <text:p text:style-name="P41"><text:span text:style-name="T15"><text:s text:c="4"/>&gt;</text:span></text:p>
      <text:p text:style-name="P41"><text:span text:style-name="T15"><text:line-break/> <text:s text:c="3"/>&lt;BIND ((W 0))</text:span></text:p>
      <text:p text:style-name="P41"><text:span text:style-name="T15"><text:s text:c="8"/>&lt;SET W &lt;GETP ,SURVIVAL-KIT ,P?WEIGHT&gt;&gt;</text:span></text:p>
      <text:p text:style-name="P41"><text:span text:style-name="T15"><text:s text:c="8"/>&lt;MAP-CONTENTS (F ,SURVIVAL-KIT)</text:span></text:p>
      <text:p text:style-name="P41"><text:span text:style-name="T15"><text:s text:c="12"/>(END &lt;TELL "Total weight is = " N .W CR&gt;)</text:span></text:p>
      <text:p text:style-name="P41"><text:span text:style-name="T15"><text:s text:c="12"/>&lt;SET W &lt;+ .W &lt;GETP .F ,P?WEIGHT&gt;&gt;&gt;</text:span></text:p>
      <text:p text:style-name="P41"><text:span text:style-name="T15"><text:s text:c="8"/>&gt;</text:span></text:p>
      <text:p text:style-name="P41"><text:span text:style-name="T15"><text:s text:c="4"/>&gt;</text:span></text:p>
      <text:p text:style-name="P41"><text:span text:style-name="T15">&gt;<text:line-break/><text:line-break/>&lt;TEST-MAP-CONTENTS&gt;<text:tab/><text:tab/>--&gt;</text:span></text:p>
      <text:p text:style-name="P41"><text:span text:style-name="T15"><text:tab/>Your adventure survival kit contains:</text:span></text:p>
      <text:p text:style-name="P41"><text:span text:style-name="T15"><text:tab/> <text:s text:c="3"/>a sword</text:span></text:p>
      <text:p text:style-name="P41"><text:span text:style-name="T15"><text:tab/> <text:s text:c="3"/>a chrome spoon</text:span></text:p>
      <text:p text:style-name="P41"><text:span text:style-name="T15"><text:tab/> <text:s text:c="3"/>a brass lamp</text:span></text:p>
      <text:p text:style-name="P41"><text:span text:style-name="T15"><text:tab/>Your adventure survival kit contains:</text:span></text:p>
      <text:p text:style-name="P41"><text:span text:style-name="T15"><text:s text:c="4"/><text:tab/> <text:s text:c="3"/>a sword (next item is the chrome spoon)</text:span></text:p>
      <text:p text:style-name="P41"><text:span text:style-name="T15"><text:s text:c="4"/><text:tab/> <text:s text:c="3"/>a chrome spoon (next item is the brass lamp)</text:span></text:p>
      <text:p text:style-name="P41"><text:span text:style-name="T15"><text:s text:c="4"/><text:tab/> <text:s text:c="3"/>a brass lamp</text:span></text:p>
      <text:p text:style-name="P41"><text:span text:style-name="T15"><text:tab/>Total weight is = 27</text:span></text:p>
      <text:list xml:id="list63206352564437" text:continue-numbering="true" text:style-name="WWNum3">
        <text:list-item>
          <text:list>
            <text:list-item>
              <text:list>
                <text:list-item>
                  <text:p text:style-name="P86"><text:bookmark text:name="_2m6kmyk"/>MAP-DIRECTIONS</text:p>
                </text:list-item>
              </text:list>
            </text:list-item>
          </text:list>
        </text:list-item>
      </text:list>
      <text:p text:style-name="P41"><text:span text:style-name="T15">&lt;MAP-DIRECTIONS (name pt room)<text:line-break/><text:tab/>[(END expressions ...)] expressions ...&gt;</text:span></text:p>
      <text:p text:style-name="P43"/>
      <text:p text:style-name="P15"><text:soft-page-break/><text:span text:style-name="T3">Loop over all directions in a room. For </text:span>each<text:span text:style-name="T3"> iteration </text:span><text:span text:style-name="T7">name</text:span><text:span text:style-name="T3"> is assigned the current direction and </text:span><text:span text:style-name="T7">pt</text:span><text:span text:style-name="T3"> is the room the direction leads to.</text:span></text:p>
      <text:p text:style-name="P15"><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5"><text:span text:style-name="T3">Example:</text:span></text:p>
      <text:p text:style-name="P27"><text:span text:style-name="T15"><text:tab/>&lt;DIRECTIONS NORTH SOUTH EAST WEST&gt;</text:span></text:p>
      <text:p text:style-name="P27"><text:span text:style-name="T15"><text:tab/>&lt;OBJECT CENTER (DESC "center room") <text:s/></text:span></text:p>
      <text:p text:style-name="P27"><text:span text:style-name="T15"><text:s text:c="4"/><text:tab/><text:tab/>(NORTH TO N-ROOM) </text:span></text:p>
      <text:p text:style-name="P27"><text:span text:style-name="T15"><text:s text:c="4"/><text:tab/><text:tab/>(WEST TO W-ROOM)&gt;</text:span></text:p>
      <text:p text:style-name="P27"><text:span text:style-name="T15"><text:tab/>&lt;OBJECT N-ROOM (DESC "north room")&gt;</text:span></text:p>
      <text:p text:style-name="P27"><text:span text:style-name="T15"><text:tab/>&lt;OBJECT W-ROOM (DESC "west room")&gt;</text:span></text:p>
      <text:p text:style-name="P29"/>
      <text:p text:style-name="P27"><text:span text:style-name="T15"><text:tab/>&lt;ROUTINE TEST-MAP-DIRECTIONS ()</text:span></text:p>
      <text:p text:style-name="P27"><text:span text:style-name="T15"><text:s text:c="4"/><text:tab/><text:tab/>&lt;TELL "You're in the " D ,CENTER&gt;</text:span></text:p>
      <text:p text:style-name="P27"><text:span text:style-name="T15"><text:tab/><text:tab/>&lt;TELL CR "Obvious exits:" CR&gt;</text:span></text:p>
      <text:p text:style-name="P27"><text:span text:style-name="T15"><text:s text:c="4"/><text:tab/><text:tab/>&lt;MAP-DIRECTIONS (D P ,CENTER)</text:span></text:p>
      <text:p text:style-name="P27"><text:span text:style-name="T15"><text:s text:c="8"/><text:tab/><text:tab/>(END &lt;TELL "Room description done." CR&gt;)</text:span></text:p>
      <text:p text:style-name="P27"><text:span text:style-name="T15"><text:s text:c="8"/><text:tab/><text:tab/>&lt;COND (&lt;EQUAL? .D ,P?NORTH&gt; &lt;TELL " <text:s text:c="3"/>North"&gt;)</text:span></text:p>
      <text:p text:style-name="P27"><text:span text:style-name="T15"><text:s text:c="14"/><text:tab/><text:tab/> (&lt;EQUAL? .D ,P?SOUTH&gt; &lt;TELL " <text:s text:c="3"/>South"&gt;)</text:span></text:p>
      <text:p text:style-name="P27"><text:span text:style-name="T15"><text:s text:c="14"/><text:tab/><text:tab/> (&lt;EQUAL? .D ,P?EAST&gt; &lt;TELL " <text:s text:c="3"/>East"&gt;)</text:span></text:p>
      <text:p text:style-name="P27"><text:span text:style-name="T15"><text:s text:c="14"/><text:tab/><text:tab/> (&lt;EQUAL? .D ,P?WEST&gt; &lt;TELL " <text:s text:c="3"/>West"&gt;)</text:span></text:p>
      <text:p text:style-name="P27"><text:span text:style-name="T15"><text:s text:c="8"/><text:tab/><text:tab/>&gt;</text:span></text:p>
      <text:p text:style-name="P27"><text:span text:style-name="T15"><text:s text:c="8"/><text:tab/><text:tab/>&lt;VERSION?</text:span></text:p>
      <text:p text:style-name="P27"><text:span text:style-name="T15"><text:s text:c="12"/><text:tab/><text:tab/>(ZIP &lt;TELL " to the " D &lt;GETB .P ,REXIT&gt; CR&gt;)</text:span></text:p>
      <text:p text:style-name="P27"><text:span text:style-name="T15"><text:s text:c="12"/><text:tab/><text:tab/>(ELSE &lt;TELL " to the " D &lt;GET .P ,REXIT&gt; CR&gt;)</text:span></text:p>
      <text:p text:style-name="P27"><text:span text:style-name="T15"><text:s text:c="8"/><text:tab/><text:tab/>&gt;</text:span></text:p>
      <text:p text:style-name="P27"><text:span text:style-name="T15"><text:s text:c="4"/><text:tab/><text:tab/>&gt;</text:span></text:p>
      <text:p text:style-name="P27"><text:span text:style-name="T15"><text:tab/>&gt; <text:s text:c="3"/></text:span></text:p>
      <text:list xml:id="list63206299324323" text:continue-numbering="true" text:style-name="WWNum3">
        <text:list-item>
          <text:list>
            <text:list-item>
              <text:list>
                <text:list-item>
                  <text:p text:style-name="P86"><text:bookmark text:name="_11bux6d"/>MARGIN</text:p>
                </text:list-item>
              </text:list>
            </text:list-item>
          </text:list>
        </text:list-item>
      </text:list>
      <text:p text:style-name="P41"><text:span text:style-name="T15">&lt;MARGIN left right [window-number]&gt;</text:span></text:p>
      <text:p text:style-name="P43"/>
      <text:p text:style-name="P41"><text:span text:style-name="T18">Zapf syntax<text:tab/><text:tab/>Inform syntax</text:span></text:p>
      <text:p text:style-name="P41"><text:span text:style-name="T15">MARGIN<text:tab/><text:tab/><text:tab/>set_margins</text:span></text:p>
      <text:p text:style-name="P43"/>
      <text:p text:style-name="P41"><text:span text:style-name="T15">Versions: 6-</text:span></text:p>
      <text:p text:style-name="P43"/>
      <text:p text:style-name="P15"><text:span text:style-name="T3">Set </text:span><text:span text:style-name="T7">left</text:span><text:span text:style-name="T3"> and </text:span><text:span text:style-name="T7">right</text:span><text:span text:style-name="T3"> margin (in pixels) </text:span>in the given<text:span text:style-name="T3"> </text:span><text:span text:style-name="T7">window-number</text:span><text:span text:style-name="T3">. If no </text:span><text:span text:style-name="T7">window-number</text:span><text:span text:style-name="T3"> is specified </text:span><text:span text:style-name="T7">MARGIN</text:span><text:span text:style-name="T3"> sets margins in </text:span><text:span text:style-name="T7">window-number</text:span><text:span text:style-name="T3"> 0.</text:span></text:p>
      <text:p text:style-name="P15"><text:span text:style-name="T3">Example:</text:span></text:p>
      <text:p text:style-name="P15"><text:soft-page-break/><text:span text:style-name="T7"><text:tab/>&lt;MARGIN 1 1&gt;<text:tab/>--&gt; set 1 pixel margin in window 0</text:span></text:p>
      <text:list xml:id="list63205030987906" text:continue-numbering="true" text:style-name="WWNum3">
        <text:list-item>
          <text:list>
            <text:list-item>
              <text:list>
                <text:list-item>
                  <text:p text:style-name="P86"><text:bookmark text:name="_3lbifu6"/>MENU</text:p>
                </text:list-item>
              </text:list>
            </text:list-item>
          </text:list>
        </text:list-item>
      </text:list>
      <text:p text:style-name="P41"><text:span text:style-name="T15">&lt;MENU number table&gt;</text:span></text:p>
      <text:p text:style-name="P43"/>
      <text:p text:style-name="P41"><text:span text:style-name="T18">Zapf syntax<text:tab/><text:tab/>Inform syntax</text:span></text:p>
      <text:p text:style-name="P41"><text:span text:style-name="T15">MENU<text:tab/><text:tab/><text:tab/><text:tab/>make_menu</text:span></text:p>
      <text:p text:style-name="P43"/>
      <text:p text:style-name="P41"><text:span text:style-name="T15">Versions: 6-</text:span></text:p>
      <text:p text:style-name="P29"/>
      <text:p text:style-name="P15"><text:span text:style-name="T3">Controls menu 3- (not menu 0-2, they are system menus). The </text:span><text:span text:style-name="T7">table</text:span><text:span text:style-name="T3"> is a </text:span><text:span text:style-name="T7">LTABLE</text:span><text:span text:style-name="T3"> of </text:span><text:span text:style-name="T7">LTABLE</text:span><text:span text:style-name="T3">. Item 1 being the menu name. Item 2- are the entries. </text:span></text:p>
      <text:p text:style-name="P15"><text:span text:style-name="T3">Example (from Journey):</text:span></text:p>
      <text:p text:style-name="P15"><text:span text:style-name="T7"><text:tab/>&lt;GLOBAL MAC-SPECIAL-MENU</text:span></text:p>
      <text:p text:style-name="P15"><text:span text:style-name="T7"><text:tab/><text:tab/>&lt;LTABLE &lt;TABLE (STRING LENGTH) "Journey"&gt;</text:span></text:p>
      <text:p text:style-name="P15"><text:span text:style-name="T7"><text:tab/><text:tab/><text:tab/>&lt;TABLE (STRING LENGTH) "Essences"&gt;</text:span></text:p>
      <text:p text:style-name="P15"><text:span text:style-name="T7"><text:tab/><text:tab/><text:tab/>&lt;TABLE (STRING LENGTH) "No Defaults"&gt;&gt;&gt;</text:span></text:p>
      <text:p text:style-name="P15"><text:span text:style-name="T7"><text:tab/>...<text:line-break/><text:tab/>&lt;MENU 3 ,MAC-SPECIAL-MENU&gt;</text:span></text:p>
      <text:list xml:id="list63205561369054" text:continue-numbering="true" text:style-name="WWNum3">
        <text:list-item>
          <text:list>
            <text:list-item>
              <text:list>
                <text:list-item>
                  <text:p text:style-name="P86"><text:bookmark text:name="_20gsq1z"/>MOD</text:p>
                </text:list-item>
              </text:list>
            </text:list-item>
          </text:list>
        </text:list-item>
      </text:list>
      <text:p text:style-name="P41"><text:span text:style-name="T15">&lt;MOD number1 number2&gt;</text:span></text:p>
      <text:p text:style-name="P43"/>
      <text:p text:style-name="P41"><text:span text:style-name="T18">Zapf syntax<text:tab/><text:tab/>Inform syntax</text:span></text:p>
      <text:p text:style-name="P41"><text:span text:style-name="T15">MOD<text:tab/><text:tab/><text:tab/><text:tab/>mod</text:span></text:p>
      <text:p text:style-name="P43"/>
      <text:p text:style-name="P41"><text:span text:style-name="T15">All versions</text:span></text:p>
      <text:p text:style-name="P43"/>
      <text:p text:style-name="P15"><text:span text:style-name="T3">Returns remainder of 16-bit signed division. </text:span><text:span text:style-name="T7">number2</text:span><text:span text:style-name="T3"> is not allowed to be 0 ("Division by zero").</text:span></text:p>
      <text:p text:style-name="P15"><text:span text:style-name="T3">Examples:</text:span></text:p>
      <text:p text:style-name="P15"><text:span text:style-name="T3"><text:tab/></text:span><text:span text:style-name="T7">&lt;MOD 15 4&gt;<text:tab/>--&gt;<text:tab/>3<text:line-break/><text:tab/>&lt;MOD -15 4&gt;<text:tab/>--&gt;<text:tab/>-3<text:line-break/><text:tab/>&lt;MOD -15 -4&gt;<text:tab/>--&gt;<text:tab/>-3<text:line-break/><text:tab/>&lt;MOD 15 -4&gt;<text:tab/>--&gt;<text:tab/>3</text:span></text:p>
      <text:list xml:id="list63206614845683" text:continue-numbering="true" text:style-name="WWNum3">
        <text:list-item>
          <text:list>
            <text:list-item>
              <text:list>
                <text:list-item>
                  <text:p text:style-name="P86"><text:bookmark text:name="_4kgg8ps"/>MOUSE-INFO</text:p>
                </text:list-item>
              </text:list>
            </text:list-item>
          </text:list>
        </text:list-item>
      </text:list>
      <text:p text:style-name="P41"><text:span text:style-name="T15">&lt;MOUSE-INFO table&gt;</text:span></text:p>
      <text:p text:style-name="P43"/>
      <text:p text:style-name="P41"><text:span text:style-name="T18">Zapf syntax<text:tab/><text:tab/>Inform syntax</text:span></text:p>
      <text:p text:style-name="P41"><text:span text:style-name="T15">MOUSE-INFO<text:tab/><text:tab/><text:tab/>read_mouse</text:span></text:p>
      <text:p text:style-name="P43"/>
      <text:p text:style-name="P41"><text:span text:style-name="T15">Versions: 6-</text:span></text:p>
      <text:p text:style-name="P43"/>
      <text:p text:style-name="P15"><text:span text:style-name="T3">Reads mouse information into </text:span><text:span text:style-name="T7">table</text:span><text:span text:style-name="T3">. The table is 4 WORDS (2 bytes) long.</text:span></text:p>
      <text:p text:style-name="P10"><text:soft-page-break/></text:p>
      <table:table table:name="Table19" table:style-name="Table19">
        <table:table-column table:style-name="Table19.A"/>
        <table:table-column table:style-name="Table19.B"/>
        <table:table-row table:style-name="Table19.1">
          <table:table-cell table:style-name="Table19.A1" office:value-type="string">
            <text:p text:style-name="P22"><text:span text:style-name="T3">0</text:span></text:p>
          </table:table-cell>
          <table:table-cell table:style-name="Table19.B1" office:value-type="string">
            <text:p text:style-name="P21"><text:span text:style-name="T3">Y coordinate</text:span></text:p>
          </table:table-cell>
        </table:table-row>
        <table:table-row table:style-name="Table19.1">
          <table:table-cell table:style-name="Table19.A1" office:value-type="string">
            <text:p text:style-name="P22"><text:span text:style-name="T3">1</text:span></text:p>
          </table:table-cell>
          <table:table-cell table:style-name="Table19.B1" office:value-type="string">
            <text:p text:style-name="P21"><text:span text:style-name="T3">X coordinate</text:span></text:p>
          </table:table-cell>
        </table:table-row>
        <table:table-row table:style-name="Table19.1">
          <table:table-cell table:style-name="Table19.A1" office:value-type="string">
            <text:p text:style-name="P22"><text:span text:style-name="T3">2</text:span></text:p>
          </table:table-cell>
          <table:table-cell table:style-name="Table19.B1" office:value-type="string">
            <text:p text:style-name="P21"><text:span text:style-name="T3">Button bits (host dependent)</text:span></text:p>
          </table:table-cell>
        </table:table-row>
        <table:table-row table:style-name="Table19.1">
          <table:table-cell table:style-name="Table19.A1" office:value-type="string">
            <text:p text:style-name="P22"><text:span text:style-name="T3">3</text:span></text:p>
          </table:table-cell>
          <table:table-cell table:style-name="Table19.B1" office:value-type="string">
            <text:p text:style-name="P21"><text:span text:style-name="T3">Menu (number*256+entry)</text:span></text:p>
          </table:table-cell>
        </table:table-row>
      </table:table>
      <text:p text:style-name="P10"/>
      <text:p text:style-name="P15"><text:span text:style-name="T3">Example (from Journey):</text:span></text:p>
      <text:p text:style-name="P15"><text:span text:style-name="T3"><text:tab/></text:span><text:span text:style-name="T7">&lt;GLOBAL MOUSE-INFO-TBL &lt;TABLE 0 0 0 0&gt;&gt;<text:line-break/><text:tab/>...<text:line-break/><text:tab/>&lt;MOUSE-INFO ,MOUSE-INFO-TBL&gt;</text:span></text:p>
      <text:list xml:id="list63206532375807" text:continue-numbering="true" text:style-name="WWNum3">
        <text:list-item>
          <text:list>
            <text:list-item>
              <text:list>
                <text:list-item>
                  <text:p text:style-name="P86"><text:bookmark text:name="_2zlqixl"/>MOUSE-LIMIT</text:p>
                </text:list-item>
              </text:list>
            </text:list-item>
          </text:list>
        </text:list-item>
      </text:list>
      <text:p text:style-name="P41"><text:span text:style-name="T15">&lt;MOUSE-LIMIT window-number&gt;</text:span></text:p>
      <text:p text:style-name="P43"/>
      <text:p text:style-name="P41"><text:span text:style-name="T18">Zapf syntax<text:tab/><text:tab/>Inform syntax</text:span></text:p>
      <text:p text:style-name="P41"><text:span text:style-name="T15">MOUSE-LIMIT<text:tab/><text:tab/>mouse_window</text:span></text:p>
      <text:p text:style-name="P43"/>
      <text:p text:style-name="P41"><text:span text:style-name="T15">Versions: 6-</text:span></text:p>
      <text:p text:style-name="P43"/>
      <text:p text:style-name="P15"><text:span text:style-name="T3">Restricts mouse movement to </text:span><text:span text:style-name="T7">window-number</text:span><text:span text:style-name="T3">. If </text:span><text:span text:style-name="T7">window-number</text:span><text:span text:style-name="T3"> is -1 all restrictions are removed. 1 is default </text:span><text:span text:style-name="T7">window-number</text:span><text:span text:style-name="T3">.</text:span></text:p>
      <text:p text:style-name="P15"><text:span text:style-name="T3">Example:</text:span></text:p>
      <text:p text:style-name="P15"><text:span text:style-name="T7"><text:tab/>&lt;MOUSE-LIMIT 1&gt;<text:tab/><text:tab/>--&gt;<text:tab/>Mouse constrained to window 1</text:span></text:p>
      <text:list xml:id="list63206530307935" text:continue-numbering="true" text:style-name="WWNum3">
        <text:list-item>
          <text:list>
            <text:list-item>
              <text:list>
                <text:list-item>
                  <text:p text:style-name="P86"><text:bookmark text:name="_1er0t5e"/>MOVE</text:p>
                </text:list-item>
              </text:list>
            </text:list-item>
          </text:list>
        </text:list-item>
      </text:list>
      <text:p text:style-name="P41"><text:span text:style-name="T15">&lt;MOVE object1 object2&gt;</text:span></text:p>
      <text:p text:style-name="P43"/>
      <text:p text:style-name="P41"><text:span text:style-name="T18">Zapf syntax<text:tab/><text:tab/>Inform syntax</text:span></text:p>
      <text:p text:style-name="P27"><text:span text:style-name="T15"><text:tab/>MOVE<text:tab/><text:tab/><text:tab/><text:tab/>insert_obj</text:span></text:p>
      <text:p text:style-name="P29"/>
      <text:p text:style-name="P27"><text:span text:style-name="T15"><text:tab/>All versions</text:span></text:p>
      <text:p text:style-name="P29"/>
      <text:p text:style-name="P15"><text:span text:style-name="T3">Move </text:span><text:span text:style-name="T7">object1</text:span><text:span text:style-name="T3"> to </text:span>be the first<text:span text:style-name="T3"> child of </text:span><text:span text:style-name="T7">object2</text:span><text:span text:style-name="T3">. Children of </text:span><text:span text:style-name="T7">object1</text:span><text:span text:style-name="T3"> </text:span>move<text:span text:style-name="T3"> with it.</text:span></text:p>
      <text:p text:style-name="P15"><text:span text:style-name="T3">Example:</text:span></text:p>
      <text:p text:style-name="P15"><text:span text:style-name="T7"><text:tab/>&lt;OBJECT ANIMAL&gt;<text:line-break/><text:tab/>&lt;OBJECT CAT&gt;<text:line-break/><text:line-break/><text:tab/>&lt;MOVE ,CAT ,ANIMAL&gt;<text:line-break/><text:tab/>&lt;IN? ,CAT ,ANIMAL&gt;<text:tab/>--&gt;<text:tab/>T</text:span></text:p>
      <text:list xml:id="list63206332433602" text:continue-numbering="true" text:style-name="WWNum3">
        <text:list-item>
          <text:list>
            <text:list-item>
              <text:list>
                <text:list-item>
                  <text:p text:style-name="P86"><text:bookmark text:name="_3yqobt7"/>N=?, N==?</text:p>
                </text:list-item>
              </text:list>
            </text:list-item>
          </text:list>
        </text:list-item>
      </text:list>
      <text:p text:style-name="P41"><text:span text:style-name="T16">&lt;N=? value1 value2...valueN&gt;</text:span></text:p>
      <text:p text:style-name="P41"><text:span text:style-name="T16">&lt;N==? value1 value2...valueN&gt; <text:tab/>;Alternative syntax"</text:span></text:p>
      <text:p text:style-name="P42"/>
      <text:p text:style-name="P15"><text:span text:style-name="T3">Predicate. True if </text:span><text:span text:style-name="T7">value1</text:span><text:span text:style-name="T3"> is not equal to any of the values </text:span><text:span text:style-name="T7">value2</text:span><text:span text:style-name="T3"> to </text:span><text:span text:style-name="T7">valueN</text:span><text:span text:style-name="T3">.</text:span></text:p>
      <text:p text:style-name="P15"><text:span text:style-name="T3">Examples:</text:span></text:p>
      <text:p text:style-name="P45"><text:soft-page-break/><text:span text:style-name="T3"><text:tab/></text:span><text:span text:style-name="T7">&lt;N=? 1 1&gt;<text:tab/><text:tab/>--&gt;<text:tab/>FALSE<text:line-break/><text:tab/>&lt;N=? 1 2&gt;<text:tab/><text:tab/>--&gt;<text:tab/>TRUE<text:line-break/><text:tab/>&lt;N=? 1 2 1&gt;<text:tab/>--&gt;<text:tab/>FALSE</text:span></text:p>
      <text:list xml:id="list63206977060421" text:continue-numbering="true" text:style-name="WWNum3">
        <text:list-item>
          <text:list>
            <text:list-item>
              <text:list>
                <text:list-item>
                  <text:p text:style-name="P86"><text:bookmark text:name="_2dvym10"/>NEXT?</text:p>
                </text:list-item>
              </text:list>
            </text:list-item>
          </text:list>
        </text:list-item>
      </text:list>
      <text:p text:style-name="P41"><text:span text:style-name="T15">&lt;NEXT? object&gt;</text:span></text:p>
      <text:p text:style-name="P43"/>
      <text:p text:style-name="P41"><text:span text:style-name="T18">Zapf syntax<text:tab/><text:tab/>Inform syntax</text:span></text:p>
      <text:p text:style-name="P41"><text:span text:style-name="T15">NEXT?<text:tab/><text:tab/><text:tab/><text:tab/>get_sibling</text:span></text:p>
      <text:p text:style-name="P43"/>
      <text:p text:style-name="P41"><text:span text:style-name="T15">All versions</text:span></text:p>
      <text:p text:style-name="P43"/>
      <text:p text:style-name="P15"><text:span text:style-name="T3">Returns object after </text:span><text:span text:style-name="T7">object</text:span><text:span text:style-name="T3"> in object-list (sibling). Returns 0 (false) if no object exists.</text:span></text:p>
      <text:p text:style-name="P15"><text:span text:style-name="T3">Example:</text:span></text:p>
      <text:p text:style-name="P15"><text:span text:style-name="T7"><text:tab/>&lt;OBJECT ANIMAL&gt;<text:line-break/><text:tab/>&lt;OBJECT CAT&gt;<text:line-break/><text:tab/>&lt;OBJECT DOG&gt;<text:line-break/><text:line-break/><text:tab/>&lt;MOVE ,CAT ,ANIMAL&gt;<text:line-break/><text:tab/>&lt;MOVE ,DOG ,ANIMAL&gt;<text:line-break/><text:tab/>&lt;=? &lt;NEXT? ,DOG&gt; ,CAT&gt;<text:tab/><text:tab/>--&gt;<text:tab/>T</text:span></text:p>
      <text:list xml:id="list63206218197706" text:continue-numbering="true" text:style-name="WWNum3">
        <text:list-item>
          <text:list>
            <text:list-item>
              <text:list>
                <text:list-item>
                  <text:p text:style-name="P86"><text:bookmark text:name="_t18w8t"/>NEXTP</text:p>
                </text:list-item>
              </text:list>
            </text:list-item>
          </text:list>
        </text:list-item>
      </text:list>
      <text:p text:style-name="P41"><text:span text:style-name="T15">&lt;NEXTP object property&gt;</text:span></text:p>
      <text:p text:style-name="P43"/>
      <text:p text:style-name="P41"><text:span text:style-name="T18">Zapf syntax<text:tab/><text:tab/>Inform syntax</text:span></text:p>
      <text:p text:style-name="P41"><text:span text:style-name="T15">NEXTP<text:tab/><text:tab/><text:tab/><text:tab/>get_next_prop</text:span></text:p>
      <text:p text:style-name="P43"/>
      <text:p text:style-name="P41"><text:span text:style-name="T15">All versions</text:span></text:p>
      <text:p text:style-name="P43"/>
      <text:p text:style-name="P15"><text:span text:style-name="T3">Returns the property that comes after </text:span><text:span text:style-name="T7">property</text:span><text:span text:style-name="T3"> on </text:span>the<text:span text:style-name="T3"> </text:span><text:span text:style-name="T7">object</text:span><text:span text:style-name="T3">. Returns 0 if there </text:span>are no<text:span text:style-name="T3"> more properties after </text:span><text:span text:style-name="T7">property</text:span><text:span text:style-name="T3">. If </text:span><text:span text:style-name="T7">property</text:span><text:span text:style-name="T3"> is 0 then </text:span><text:span text:style-name="T7">NEXTP</text:span><text:span text:style-name="T3"> returns first property on </text:span><text:span text:style-name="T7">object</text:span><text:span text:style-name="T3">.</text:span></text:p>
      <text:p text:style-name="P15"><text:span text:style-name="T3">Example:</text:span></text:p>
      <text:p text:style-name="P15"><text:span text:style-name="T3"><text:tab/></text:span><text:span text:style-name="T7">&lt;OBJECT MYOBJ (FOO 123) (BAR 456)&gt;<text:line-break/><text:line-break/><text:tab/>&lt;=? &lt;NEXTP ,MYOBJ 0&gt; P?FOO&gt;<text:tab/><text:tab/>--&gt;<text:tab/>T<text:line-break/><text:tab/>&lt;=? &lt;NEXTP ,MYOBJ P?FOO&gt; P?BAR&gt;<text:tab/>--&gt;<text:tab/>T<text:line-break/><text:tab/>&lt;NEXTP ,MYOBJ P?BAR&gt;<text:tab/><text:tab/><text:tab/>--&gt;<text:tab/>0 (false) <text:s/></text:span></text:p>
      <text:list xml:id="list63205242706044" text:continue-numbering="true" text:style-name="WWNum3">
        <text:list-item>
          <text:list>
            <text:list-item>
              <text:list>
                <text:list-item>
                  <text:p text:style-name="P86"><text:bookmark text:name="_3d0wewm"/>NOT</text:p>
                </text:list-item>
              </text:list>
            </text:list-item>
          </text:list>
        </text:list-item>
      </text:list>
      <text:p text:style-name="P41"><text:span text:style-name="T15">&lt;NOT expression&gt;</text:span></text:p>
      <text:p text:style-name="P43"/>
      <text:p text:style-name="P15"><text:span text:style-name="T3">Returns the boolean </text:span><text:span text:style-name="T7">NOT</text:span><text:span text:style-name="T3"> of expression.</text:span></text:p>
      <text:p text:style-name="P15"><text:span text:style-name="T3">Examples:</text:span></text:p>
      <text:p text:style-name="P15"><text:span text:style-name="T3"><text:tab/></text:span><text:span text:style-name="T7">&lt;NOT &lt;=? 1 2&gt;&gt;<text:tab/>--&gt;<text:tab/>True (1)</text:span></text:p>
      <text:list xml:id="list63206935654130" text:continue-numbering="true" text:style-name="WWNum3">
        <text:list-item>
          <text:list>
            <text:list-item>
              <text:list>
                <text:list-item>
                  <text:p text:style-name="P90"><text:bookmark text:name="_1s66p4f"/>OR</text:p>
                </text:list-item>
              </text:list>
            </text:list-item>
          </text:list>
        </text:list-item>
      </text:list>
      <text:p text:style-name="P41"><text:span text:style-name="T15">&lt;OR expressions...&gt;</text:span></text:p>
      <text:p text:style-name="P29"/>
      <text:p text:style-name="P15"><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OR</text:span><text:span text:style-name="T3"> returns 0 if all </text:span><text:span text:style-name="T7">expressions</text:span><text:span text:style-name="T3"> </text:span>are false<text:span text:style-name="T3"> or the value of the first true </text:span><text:span text:style-name="T7">expression.</text:span></text:p>
      <text:p text:style-name="P15"><text:span text:style-name="T3">Example:</text:span></text:p>
      <text:p text:style-name="P15"><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1<text:line-break/><text:tab/>&lt;SET X &lt;OR 0 &lt;&gt; 0&gt;&gt;<text:tab/><text:tab/><text:tab/>--&gt;<text:tab/>X is set to 0</text:span></text:p>
      <text:list xml:id="list63206046280187" text:continue-numbering="true" text:style-name="WWNum3">
        <text:list-item>
          <text:list>
            <text:list-item>
              <text:list>
                <text:list-item>
                  <text:p text:style-name="P86"><text:bookmark text:name="_4c5u7s8"/><text:soft-page-break/>ORIGINAL?</text:p>
                </text:list-item>
              </text:list>
            </text:list-item>
          </text:list>
        </text:list-item>
      </text:list>
      <text:p text:style-name="P41"><text:span text:style-name="T15">&lt;ORIGINAL?&gt;</text:span></text:p>
      <text:p text:style-name="P43"/>
      <text:p text:style-name="P41"><text:span text:style-name="T18">Zapf syntax<text:tab/><text:tab/>Inform syntax</text:span></text:p>
      <text:p text:style-name="P41"><text:span text:style-name="T15">ORIGINAL?<text:tab/><text:tab/><text:tab/>piracy</text:span></text:p>
      <text:p text:style-name="P43"/>
      <text:p text:style-name="P41"><text:span text:style-name="T15">Versions: 5-</text:span></text:p>
      <text:p text:style-name="P43"/>
      <text:p text:style-name="P15"><text:span text:style-name="T3">Predicate. Tests </text:span>if the game<text:span text:style-name="T3"> disc is an original. Almost all modern interpreters always return true. </text:span></text:p>
      <text:list xml:id="list63206976809619" text:continue-numbering="true" text:style-name="WWNum3">
        <text:list-item>
          <text:list>
            <text:list-item>
              <text:list>
                <text:list-item>
                  <text:p text:style-name="P86"><text:bookmark text:name="_2rb4i01"/>PICINF</text:p>
                </text:list-item>
              </text:list>
            </text:list-item>
          </text:list>
        </text:list-item>
      </text:list>
      <text:p text:style-name="P41"><text:span text:style-name="T15">&lt;PICINF picture-number table&gt;</text:span></text:p>
      <text:p text:style-name="P43"/>
      <text:p text:style-name="P41"><text:span text:style-name="T18">Zapf syntax<text:tab/><text:tab/>Inform syntax</text:span></text:p>
      <text:p text:style-name="P41"><text:span text:style-name="T15">PICINF<text:tab/><text:tab/><text:tab/>picture_data</text:span></text:p>
      <text:p text:style-name="P43"/>
      <text:p text:style-name="P41"><text:span text:style-name="T15">Versions: 6-</text:span></text:p>
      <text:p text:style-name="P43"/>
      <text:p text:style-name="P15"><text:span text:style-name="T3">Writes picture data from </text:span><text:span text:style-name="T7">picture-number</text:span><text:span text:style-name="T3"> into </text:span><text:span text:style-name="T7">table</text:span><text:span text:style-name="T3">. Word 0 of </text:span><text:span text:style-name="T7">table</text:span><text:span text:style-name="T3"> holds picture width and word 1 holds picture height. Then follows the picture data.</text:span></text:p>
      <text:p text:style-name="P15"><text:span text:style-name="T3">If </text:span><text:span text:style-name="T7">picture-number</text:span><text:span text:style-name="T3"> is 0, the number of available pictures is written into word 0 of </text:span><text:span text:style-name="T7">table</text:span><text:span text:style-name="T3"> and release number of picture file is written into word 1.</text:span></text:p>
      <text:p text:style-name="P15"><text:span text:style-name="T3">Example:<text:line-break/></text:span><text:span text:style-name="T7"><text:tab/>&lt;GLOBAL MYPIC &lt;ITABLE 2048 0&gt;&gt;<text:line-break/><text:line-break/><text:tab/>&lt;PICINFO 1 ,MYPIC&gt;<text:tab/>--&gt;<text:tab/>Writes picture data into MYPIC</text:span></text:p>
      <text:list xml:id="list63205090964936" text:continue-numbering="true" text:style-name="WWNum3">
        <text:list-item>
          <text:list>
            <text:list-item>
              <text:list>
                <text:list-item>
                  <text:p text:style-name="P86"><text:bookmark text:name="_16ges7u"/>PICSET</text:p>
                </text:list-item>
              </text:list>
            </text:list-item>
          </text:list>
        </text:list-item>
      </text:list>
      <text:p text:style-name="P41"><text:span text:style-name="T15">&lt;PICSET table&gt;</text:span></text:p>
      <text:p text:style-name="P43"/>
      <text:p text:style-name="P41"><text:span text:style-name="T18">Zapf syntax<text:tab/><text:tab/>Inform syntax</text:span></text:p>
      <text:p text:style-name="P41"><text:span text:style-name="T15">PICSET<text:tab/><text:tab/><text:tab/>picture_table</text:span></text:p>
      <text:p text:style-name="P43"/>
      <text:p text:style-name="P41"><text:span text:style-name="T15">Versions: 6-</text:span></text:p>
      <text:p text:style-name="P43"/>
      <text:p text:style-name="P15">Give the interpreter<text:span text:style-name="T3"> a </text:span><text:span text:style-name="T7">table</text:span><text:span text:style-name="T3"> of picture numbers that the interpreter can then unpack from disc and cache in memory.</text:span></text:p>
      <text:list xml:id="list63205538460553" text:continue-numbering="true" text:style-name="WWNum3">
        <text:list-item>
          <text:list>
            <text:list-item>
              <text:list>
                <text:list-item>
                  <text:p text:style-name="P86"><text:bookmark text:name="_3qg2avn"/>PLTABLE</text:p>
                </text:list-item>
              </text:list>
            </text:list-item>
          </text:list>
        </text:list-item>
      </text:list>
      <text:p text:style-name="P41"><text:span text:style-name="T16">&lt;PLTABLE [(flags ...)] values ...&gt;</text:span></text:p>
      <text:p text:style-name="P42"/>
      <text:p text:style-name="P15"><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list xml:id="list63206522823406" text:continue-numbering="true" text:style-name="WWNum3">
        <text:list-item>
          <text:list>
            <text:list-item>
              <text:list>
                <text:list-item>
                  <text:p text:style-name="P88"><text:bookmark text:name="_25lcl3g"/>POP</text:p>
                </text:list-item>
              </text:list>
            </text:list-item>
          </text:list>
        </text:list-item>
      </text:list>
      <text:p text:style-name="P41"><text:span text:style-name="T15">&lt;POP [stack]&gt;</text:span></text:p>
      <text:p text:style-name="P43"/>
      <text:p text:style-name="P41"><text:soft-page-break/><text:span text:style-name="T18">Zapf syntax<text:tab/><text:tab/>Inform syntax</text:span></text:p>
      <text:p text:style-name="P41"><text:span text:style-name="T15">POP<text:tab/><text:tab/><text:tab/><text:tab/>pull</text:span></text:p>
      <text:p text:style-name="P43"/>
      <text:p text:style-name="P41"><text:span text:style-name="T15">Versions: 6-</text:span></text:p>
      <text:p text:style-name="P43"/>
      <text:p text:style-name="P15"><text:span text:style-name="T3">Pops value of stack. If no stack is </text:span>given, a value<text:span text:style-name="T3"> is popped </text:span>from the game<text:span text:style-name="T3"> stack.</text:span></text:p>
      <text:p text:style-name="P15"><text:span text:style-name="T3">Example:</text:span></text:p>
      <text:p text:style-name="P15"><text:span text:style-name="T7"><text:tab/>&lt;PUSH 123&gt;<text:line-break/><text:tab/>&lt;POP&gt;<text:tab/><text:tab/><text:tab/>--&gt;<text:tab/>123<text:line-break/><text:line-break/><text:tab/>&lt;GLOBAL MY-STACK &lt;TABLE 3 0 0 123&gt;&gt;<text:line-break/><text:tab/>&lt;POP ,MY-STACK&gt;<text:tab/>--&gt;<text:tab/>123</text:span></text:p>
      <text:list xml:id="list63205590651376" text:continue-numbering="true" text:style-name="WWNum3">
        <text:list-item>
          <text:list>
            <text:list-item>
              <text:list>
                <text:list-item>
                  <text:p text:style-name="P86"><text:bookmark text:name="_kqmvb9"/>PRINT</text:p>
                </text:list-item>
              </text:list>
            </text:list-item>
          </text:list>
        </text:list-item>
      </text:list>
      <text:p text:style-name="P41"><text:span text:style-name="T15">&lt;PRINT packed-string&gt;</text:span></text:p>
      <text:p text:style-name="P43"/>
      <text:p text:style-name="P41"><text:span text:style-name="T18">Zapf syntax<text:tab/><text:tab/>Inform syntax</text:span></text:p>
      <text:p text:style-name="P41"><text:span text:style-name="T15">PRINT<text:tab/><text:tab/><text:tab/><text:tab/>print_paddr</text:span></text:p>
      <text:p text:style-name="P43"/>
      <text:p text:style-name="P41"><text:span text:style-name="T15">All versions</text:span></text:p>
      <text:p text:style-name="P43"/>
      <text:p text:style-name="P15"><text:span text:style-name="T3">Print </text:span><text:span text:style-name="T7">packed-string</text:span><text:span text:style-name="T3"> from high memory (packed </text:span>address<text:span text:style-name="T3">).</text:span></text:p>
      <text:p text:style-name="P15"><text:span text:style-name="T3">Example:</text:span></text:p>
      <text:p text:style-name="P15"><text:span text:style-name="T7"><text:tab/>&lt;GLOBAL MSG "Hello, sailor!"&gt;<text:line-break/><text:tab/>&lt;PRINT ,MSG&gt;<text:tab/><text:tab/><text:tab/><text:tab/>--&gt; <text:tab/>"Hello, sailor!"</text:span></text:p>
      <text:list xml:id="list63207034540870" text:continue-numbering="true" text:style-name="WWNum3">
        <text:list-item>
          <text:list>
            <text:list-item>
              <text:list>
                <text:list-item>
                  <text:p text:style-name="P86"><text:bookmark text:name="_34qadz2"/>PRINTB</text:p>
                </text:list-item>
              </text:list>
            </text:list-item>
          </text:list>
        </text:list-item>
      </text:list>
      <text:p text:style-name="P41"><text:span text:style-name="T15">&lt;PRINTB unpacked-string&gt;</text:span></text:p>
      <text:p text:style-name="P43"/>
      <text:p text:style-name="P41"><text:span text:style-name="T18">Zapf syntax<text:tab/><text:tab/>Inform syntax</text:span></text:p>
      <text:p text:style-name="P41"><text:span text:style-name="T15">PRINTB<text:tab/><text:tab/><text:tab/></text:span><text:span text:style-name="T16">print_addr</text:span></text:p>
      <text:p text:style-name="P44"/>
      <text:p text:style-name="P41"><text:span text:style-name="T16">All versions</text:span></text:p>
      <text:p text:style-name="P44"/>
      <text:p text:style-name="P15"><text:span text:style-name="T3">Print un</text:span><text:span text:style-name="T7">packed-string</text:span><text:span text:style-name="T3"> from dynamic or static memory (unpacked </text:span>address<text:span text:style-name="T3">).</text:span></text:p>
      <text:p text:style-name="P15"><text:span text:style-name="T3">Example:</text:span></text:p>
      <text:p text:style-name="P15"><text:span text:style-name="T7"><text:tab/>&lt;OBJECT MYOBJECT (SYNONYM HELLO)&gt;<text:line-break/><text:line-break/><text:tab/>&lt;PRINTB &lt;GETP ,MYOBJECT ,P?SYNONYM&gt;&gt;<text:tab/>--&gt;<text:tab/>"hello"</text:span></text:p>
      <text:list xml:id="list63206513660179" text:continue-numbering="true" text:style-name="WWNum3">
        <text:list-item>
          <text:list>
            <text:list-item>
              <text:list>
                <text:list-item>
                  <text:p text:style-name="P86"><text:bookmark text:name="_1jvko6v"/>PRINTC</text:p>
                </text:list-item>
              </text:list>
            </text:list-item>
          </text:list>
        </text:list-item>
      </text:list>
      <text:p text:style-name="P41"><text:span text:style-name="T15">&lt;PRINTC character&gt;</text:span></text:p>
      <text:p text:style-name="P43"/>
      <text:p text:style-name="P41"><text:span text:style-name="T18">Zapf syntax<text:tab/><text:tab/>Inform syntax</text:span></text:p>
      <text:p text:style-name="P41"><text:span text:style-name="T15">PRINTC<text:tab/><text:tab/><text:tab/></text:span><text:span text:style-name="T16">print_char</text:span></text:p>
      <text:p text:style-name="P44"/>
      <text:p text:style-name="P41"><text:soft-page-break/><text:span text:style-name="T16">All versions</text:span></text:p>
      <text:p text:style-name="P44"/>
      <text:p text:style-name="P15"><text:span text:style-name="T3">Print </text:span><text:span text:style-name="T7">character</text:span><text:span text:style-name="T3">.</text:span></text:p>
      <text:p text:style-name="P15"><text:span text:style-name="T3">Example:</text:span></text:p>
      <text:p text:style-name="P15"><text:span text:style-name="T3"><text:tab/></text:span><text:span text:style-name="T7">&lt;PRINTC 65&gt;<text:tab/>--&gt;<text:tab/>A</text:span></text:p>
      <text:list xml:id="list63205475598972" text:continue-numbering="true" text:style-name="WWNum3">
        <text:list-item>
          <text:list>
            <text:list-item>
              <text:list>
                <text:list-item>
                  <text:p text:style-name="P86"><text:bookmark text:name="_43v86uo"/>PRINTD</text:p>
                </text:list-item>
              </text:list>
            </text:list-item>
          </text:list>
        </text:list-item>
      </text:list>
      <text:p text:style-name="P41"><text:span text:style-name="T15">&lt;PRINTD object&gt;</text:span></text:p>
      <text:p text:style-name="P43"/>
      <text:p text:style-name="P41"><text:span text:style-name="T18">Zapf syntax<text:tab/><text:tab/>Inform syntax</text:span></text:p>
      <text:p text:style-name="P41"><text:span text:style-name="T15">PRINTD<text:tab/><text:tab/><text:tab/></text:span><text:span text:style-name="T16">print_obj</text:span></text:p>
      <text:p text:style-name="P44"/>
      <text:p text:style-name="P41"><text:span text:style-name="T16">All versions</text:span></text:p>
      <text:p text:style-name="P44"/>
      <text:p text:style-name="P15"><text:span text:style-name="T3">Print description of </text:span><text:span text:style-name="T7">object</text:span><text:span text:style-name="T3">.</text:span></text:p>
      <text:p text:style-name="P15"><text:span text:style-name="T3">Example:</text:span></text:p>
      <text:p text:style-name="P15"><text:span text:style-name="T7"><text:tab/>&lt;GLOBAL MYOBJECT (DESC "sword"&gt;<text:line-break/><text:line-break/><text:tab/>&lt;PRINTD ,MYOBJECT&gt;<text:tab/>--&gt;<text:tab/>"sword"</text:span></text:p>
      <text:list xml:id="list63207017341427" text:continue-numbering="true" text:style-name="WWNum3">
        <text:list-item>
          <text:list>
            <text:list-item>
              <text:list>
                <text:list-item>
                  <text:p text:style-name="P86"><text:bookmark text:name="_2j0ih2h"/>PRINTF</text:p>
                </text:list-item>
              </text:list>
            </text:list-item>
          </text:list>
        </text:list-item>
      </text:list>
      <text:p text:style-name="P41"><text:span text:style-name="T15">&lt;PRINTF table&gt;</text:span></text:p>
      <text:p text:style-name="P43"/>
      <text:p text:style-name="P41"><text:span text:style-name="T18">Zapf syntax<text:tab/><text:tab/>Inform syntax</text:span></text:p>
      <text:p text:style-name="P41"><text:span text:style-name="T15">PRINTF<text:tab/><text:tab/><text:tab/></text:span><text:span text:style-name="T16">print_form</text:span></text:p>
      <text:p text:style-name="P44"/>
      <text:p text:style-name="P41"><text:span text:style-name="T16">Versions: 6-</text:span></text:p>
      <text:p text:style-name="P44"/>
      <text:p text:style-name="P15"><text:span text:style-name="T3">Print a formatted </text:span><text:span text:style-name="T7">table</text:span><text:span text:style-name="T3">. Each line starts with a WORD that is the number of </text:span>characters<text:span text:style-name="T3"> that follows. Last byte in each line is 0.</text:span></text:p>
      <text:list xml:id="list63205989777314" text:continue-numbering="true" text:style-name="WWNum3">
        <text:list-item>
          <text:list>
            <text:list-item>
              <text:list>
                <text:list-item>
                  <text:p text:style-name="P86"><text:bookmark text:name="_y5sraa"/>PRINTI</text:p>
                </text:list-item>
              </text:list>
            </text:list-item>
          </text:list>
        </text:list-item>
      </text:list>
      <text:p text:style-name="P41"><text:span text:style-name="T15">&lt;PRINTI string&gt;</text:span></text:p>
      <text:p text:style-name="P43"/>
      <text:p text:style-name="P41"><text:span text:style-name="T18">Zapf syntax<text:tab/><text:tab/>Inform syntax</text:span></text:p>
      <text:p text:style-name="P41"><text:span text:style-name="T15">PRINTI<text:tab/><text:tab/><text:tab/></text:span><text:span text:style-name="T16">print</text:span></text:p>
      <text:p text:style-name="P44"/>
      <text:p text:style-name="P41"><text:span text:style-name="T16">All versions</text:span></text:p>
      <text:p text:style-name="P31"/>
      <text:p text:style-name="P15"><text:span text:style-name="T3">Print </text:span><text:span text:style-name="T7">string</text:span><text:span text:style-name="T3">.</text:span></text:p>
      <text:p text:style-name="P15"><text:span text:style-name="T3">Example:</text:span></text:p>
      <text:p text:style-name="P27"><text:span text:style-name="T16"><text:tab/>&lt;PRINTI "Hello, sailor!"&gt;<text:tab/>--&gt; <text:tab/>"Hello, sailor!"</text:span></text:p>
      <text:list xml:id="list63207011175197" text:continue-numbering="true" text:style-name="WWNum3">
        <text:list-item>
          <text:list>
            <text:list-item>
              <text:list>
                <text:list-item>
                  <text:p text:style-name="P86"><text:bookmark text:name="_3i5g9y3"/><text:soft-page-break/>PRINTN</text:p>
                </text:list-item>
              </text:list>
            </text:list-item>
          </text:list>
        </text:list-item>
      </text:list>
      <text:p text:style-name="P41"><text:span text:style-name="T15">&lt;PRINTN number&gt;</text:span></text:p>
      <text:p text:style-name="P43"/>
      <text:p text:style-name="P41"><text:span text:style-name="T18">Zapf syntax<text:tab/><text:tab/>Inform syntax</text:span></text:p>
      <text:p text:style-name="P41"><text:span text:style-name="T15">PRINTN<text:tab/><text:tab/><text:tab/></text:span><text:span text:style-name="T16">print_num</text:span></text:p>
      <text:p text:style-name="P44"/>
      <text:p text:style-name="P41"><text:span text:style-name="T16">All versions</text:span></text:p>
      <text:p text:style-name="P44"/>
      <text:p text:style-name="P27"><text:span text:style-name="T16">Print number.</text:span></text:p>
      <text:p text:style-name="P27"><text:span text:style-name="T16">Example:</text:span></text:p>
      <text:p text:style-name="P27"><text:span text:style-name="T16"><text:tab/>&lt;PRINTN &lt;+ 1 3&gt;&gt;<text:tab/>--&gt;<text:tab/>4<text:line-break/><text:tab/>&lt;PRINTN -42&gt;<text:tab/><text:tab/>--&gt;<text:tab/>-42</text:span></text:p>
      <text:list xml:id="list63205744296281" text:continue-numbering="true" text:style-name="WWNum3">
        <text:list-item>
          <text:list>
            <text:list-item>
              <text:list>
                <text:list-item>
                  <text:p text:style-name="P86"><text:bookmark text:name="_1xaqk5w"/>PRINTR</text:p>
                </text:list-item>
              </text:list>
            </text:list-item>
          </text:list>
        </text:list-item>
      </text:list>
      <text:p text:style-name="P41"><text:span text:style-name="T15">&lt;PRINTR string&gt;</text:span></text:p>
      <text:p text:style-name="P43"/>
      <text:p text:style-name="P41"><text:span text:style-name="T18">Zapf syntax<text:tab/><text:tab/>Inform syntax</text:span></text:p>
      <text:p text:style-name="P41"><text:span text:style-name="T15">PRINTR<text:tab/><text:tab/><text:tab/>print_ret</text:span></text:p>
      <text:p text:style-name="P43"/>
      <text:p text:style-name="P41"><text:span text:style-name="T15">All versions</text:span></text:p>
      <text:p text:style-name="P43"/>
      <text:p text:style-name="P15"><text:span text:style-name="T3">Print </text:span><text:span text:style-name="T7">string</text:span><text:span text:style-name="T3"> and then </text:span><text:span text:style-name="T7">CRLF</text:span><text:span text:style-name="T3">.</text:span></text:p>
      <text:p text:style-name="P15"><text:span text:style-name="T3">Example:</text:span></text:p>
      <text:p text:style-name="P27"><text:span text:style-name="T15"><text:tab/>&lt;PRINTR "Hello, Sailor!"&gt;<text:tab/>--&gt;<text:tab/>"Hello, sailor!\n"</text:span></text:p>
      <text:list xml:id="list63205478134722" text:continue-numbering="true" text:style-name="WWNum3">
        <text:list-item>
          <text:list>
            <text:list-item>
              <text:list>
                <text:list-item>
                  <text:p text:style-name="P86"><text:bookmark text:name="_4hae2tp"/>PRINTT</text:p>
                </text:list-item>
              </text:list>
            </text:list-item>
          </text:list>
        </text:list-item>
      </text:list>
      <text:p text:style-name="P41"><text:span text:style-name="T15">&lt;PRINTT table width [height] [skip]&gt;</text:span></text:p>
      <text:p text:style-name="P43"/>
      <text:p text:style-name="P41"><text:span text:style-name="T18">Zapf syntax<text:tab/><text:tab/>Inform syntax</text:span></text:p>
      <text:p text:style-name="P41"><text:span text:style-name="T15">PRINTT<text:tab/><text:tab/><text:tab/>print_table</text:span></text:p>
      <text:p text:style-name="P43"/>
      <text:p text:style-name="P41"><text:span text:style-name="T15">Versions: 5-</text:span></text:p>
      <text:p text:style-name="P43"/>
      <text:p text:style-name="P15"><text:span text:style-name="T3">Print </text:span><text:span text:style-name="T7">table</text:span><text:span text:style-name="T3"> (string) in rectangle defined by </text:span><text:span text:style-name="T7">width</text:span><text:span text:style-name="T3"> and </text:span><text:span text:style-name="T7">height</text:span><text:span text:style-name="T3">. Default </text:span><text:span text:style-name="T7">height</text:span><text:span text:style-name="T3"> is 1. If </text:span><text:span text:style-name="T7">skip</text:span><text:span text:style-name="T3"> is given then that number of characters is skipped between lines.</text:span></text:p>
      <text:p text:style-name="P15"><text:span text:style-name="T3">Examples:</text:span></text:p>
      <text:p text:style-name="P27"><text:span text:style-name="T15"><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span></text:p>
      <text:list xml:id="list63206124613037" text:continue-numbering="true" text:style-name="WWNum3">
        <text:list-item>
          <text:list>
            <text:list-item>
              <text:list>
                <text:list-item>
                  <text:p text:style-name="P86"><text:bookmark text:name="_2wfod1i"/>PRINTU</text:p>
                </text:list-item>
              </text:list>
            </text:list-item>
          </text:list>
        </text:list-item>
      </text:list>
      <text:p text:style-name="P41"><text:span text:style-name="T15">&lt;PRINTU number&gt;</text:span></text:p>
      <text:p text:style-name="P43"/>
      <text:p text:style-name="P41"><text:soft-page-break/><text:span text:style-name="T18">Zapf syntax<text:tab/><text:tab/>Inform syntax</text:span></text:p>
      <text:p text:style-name="P41"><text:span text:style-name="T15">PRINTU<text:tab/><text:tab/><text:tab/>print_unicode</text:span></text:p>
      <text:p text:style-name="P43"/>
      <text:p text:style-name="P41"><text:span text:style-name="T15">Versions: 5-</text:span></text:p>
      <text:p text:style-name="P43"/>
      <text:p text:style-name="P15"><text:span text:style-name="T3">Print unicode-character </text:span><text:span text:style-name="T7">number</text:span><text:span text:style-name="T3">.</text:span></text:p>
      <text:p text:style-name="P15"><text:span text:style-name="T3">Examples:</text:span></text:p>
      <text:p text:style-name="P15"><text:span text:style-name="T3"><text:tab/></text:span><text:span text:style-name="T8">&lt;PRINTU 65&gt;<text:tab/><text:tab/>--&gt;<text:tab/>A<text:line-break/><text:tab/>&lt;PRINTU 196&gt;<text:tab/><text:tab/>--&gt;<text:tab/>Ä</text:span></text:p>
      <text:list xml:id="list63206437562835" text:continue-numbering="true" text:style-name="WWNum3">
        <text:list-item>
          <text:list>
            <text:list-item>
              <text:list>
                <text:list-item>
                  <text:p text:style-name="P86"><text:bookmark text:name="_1bkyn9b"/>PROG</text:p>
                </text:list-item>
              </text:list>
            </text:list-item>
          </text:list>
        </text:list-item>
      </text:list>
      <text:p text:style-name="P41"><text:span text:style-name="T15">&lt;PROG [activation] (bindings...) expressions...&gt;</text:span></text:p>
      <text:p text:style-name="P43"/>
      <text:p text:style-name="P15"><text:span text:style-name="T7">PROG</text:span><text:span text:style-name="T3"> defines a program block with </text:span>its own<text:span text:style-name="T3"> set of </text:span><text:span text:style-name="T7">bindings</text:span><text:span text:style-name="T3">. <text:s/></text:span><text:span text:style-name="T7">PROG</text:span><text:span text:style-name="T3"> is </text:span>similar<text:span text:style-name="T3"> to </text:span><text:span text:style-name="T7">BIND</text:span><text:span text:style-name="T3"> but </text:span><text:span text:style-name="T7">PROG</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PROG</text:span><text:span text:style-name="T3">-block.</text:span></text:p>
      <text:p text:style-name="P15"><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PROG</text:span><text:span text:style-name="T3">. </text:span><text:span text:style-name="T7">DO-FUNNY-RETURN?</text:span><text:span text:style-name="T3"> is default false in version 3-4 and default true in versions 5-. </text:span></text:p>
      <text:p text:style-name="P15"><text:span text:style-name="T3">Also see <text:s/></text:span><text:span text:style-name="T7">AGAIN</text:span><text:span text:style-name="T3">, </text:span><text:span text:style-name="T7">BIND</text:span><text:span text:style-name="T3">, </text:span><text:span text:style-name="T7">DO</text:span><text:span text:style-name="T3">, </text:span><text:span text:style-name="T7">REPEAT</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5"><text:span text:style-name="T3">Examples:</text:span></text:p>
      <text:p text:style-name="P45"><text:span text:style-name="T7">;"Block have own set of atoms"<text:line-break/>&lt;ROUTINE TEST-PROG-1 ("AUX" X)<text:line-break/> <text:s text:c="3"/>&lt;SET X 2&gt;<text:line-break/> <text:s text:c="3"/>&lt;TELL "START: "&gt;<text:line-break/> <text:s text:c="3"/>&lt;PROG (X)<text:line-break/> <text:s text:c="7"/>&lt;SET X 1&gt;<text:line-break/> <text:s text:c="7"/>&lt;TELL N .X " "&gt; <text:s text:c="3"/>;"Inner X"<text:line-break/> <text:s text:c="3"/>&gt;<text:line-break/> <text:s text:c="3"/>&lt;TELL N .X&gt; <text:s text:c="11"/>;"Outer X"<text:line-break/> <text:s text:c="3"/>&lt;TELL " END" CR CR&gt;<text:line-break/>&gt;<text:line-break/>--&gt;<text:tab/>"START: 1 2 END"<text:line-break/></text:span></text:p>
      <text:p text:style-name="P45"><text:span text:style-name="T7">;"AGAIN, Bare RETURN without ACTIVATION"<text:line-break/>&lt;ROUTINE TEST-PROG-2 ()<text:line-break/>&lt;TELL "START: "&gt;<text:line-break/>&lt;PROG (X) <text:s/>;"X is not reinitialized between iterations.<text:line-break/><text:tab/><text:tab/> <text:s text:c="2"/>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5"><text:tab/></text:span><text:span text:style-name="T7">ACTIVATION will exit<text:line-break/><text:tab/><text:tab/><text:tab/><text:tab/><text:tab/><text:tab/><text:tab/><text:tab/><text:tab/>BLOCK"<text:line-break/> <text:s text:c="7"/>&lt;AGAIN&gt; <text:s/>;"AGAIN without ACTIVATION will redo BLOCK"<text:line-break/> <text:s text:c="3"/>&gt;<text:line-break/> <text:s text:c="3"/>&lt;TELL "RETURN EXIT BLOCK" CR CR&gt;<text:line-break/>&gt;<text:line-break/>--&gt;<text:tab/>"START: 1 2 3 RETURN EXIT BLOCK"<text:line-break/><text:line-break/>;"AGAIN, RETURN with value but without ACTIVATION"<text:line-break/>&lt;ROUTINE TEST-PROG-3 ()<text:line-break/> <text:s text:c="3"/>&lt;TELL "START: "&gt;<text:line-break/> <text:s text:c="3"/>&lt;PROG ((X 0))</text:span><text:span text:style-name="T15"><text:tab/></text:span><text:span text:style-name="T7">;"X is not reinitialized between</text:span><text:span text:style-name="T15"><text:line-break/><text:tab/><text:tab/><text:tab/><text:tab/><text:tab/></text:span><text:span text:style-name="T7">iterations</text:span><text:span text:style-name="T15">. </text:span><text:span text:style-name="T7">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7"/>&lt;AGAIN&gt; <text:s/>;"AGAIN without ACTIVATION will redo BLOCK"<text:line-break/> <text:s text:c="3"/>&gt;<text:line-break/> <text:s text:c="3"/>&lt;TELL "RETURN EXIT BLOCK" CR CR&gt;<text:line-break/>&gt;<text:line-break/>--&gt;<text:tab/>"START: 1 2 3 RETURN EXIT ROUTINE"</text:span></text:p>
      <text:list xml:id="list63205669784796" text:continue-numbering="true" text:style-name="WWNum3">
        <text:list-item>
          <text:list>
            <text:list-item>
              <text:list>
                <text:list-item>
                  <text:p text:style-name="P86"><text:bookmark text:name="_3vkm5x4"/>PTABLE</text:p>
                </text:list-item>
              </text:list>
            </text:list-item>
          </text:list>
        </text:list-item>
      </text:list>
      <text:p text:style-name="P41"><text:span text:style-name="T16">&lt;PTABLE [(flags ...)] values ...&gt;</text:span></text:p>
      <text:p text:style-name="P42"/>
      <text:p text:style-name="P15"><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list xml:id="list63206486626916" text:continue-numbering="true" text:style-name="WWNum3">
        <text:list-item>
          <text:list>
            <text:list-item>
              <text:list>
                <text:list-item>
                  <text:p text:style-name="P86"><text:bookmark text:name="_2apwg4x"/>PTSIZE</text:p>
                </text:list-item>
              </text:list>
            </text:list-item>
          </text:list>
        </text:list-item>
      </text:list>
      <text:p text:style-name="P41"><text:span text:style-name="T15">&lt;PTSIZE property-address&gt;</text:span></text:p>
      <text:p text:style-name="P43"/>
      <text:p text:style-name="P41"><text:span text:style-name="T18">Zapf syntax<text:tab/><text:tab/>Inform syntax</text:span></text:p>
      <text:p text:style-name="P41"><text:span text:style-name="T15">PTSIZE<text:tab/><text:tab/><text:tab/>get_prop_len</text:span></text:p>
      <text:p text:style-name="P43"/>
      <text:p text:style-name="P41"><text:span text:style-name="T15">All versions</text:span></text:p>
      <text:p text:style-name="P43"/>
      <text:p text:style-name="P15"><text:span text:style-name="T3">Get size in bytes of property at </text:span><text:span text:style-name="T7">property-address</text:span><text:span text:style-name="T3">.</text:span></text:p>
      <text:p text:style-name="P15"><text:span text:style-name="T3">Example:</text:span></text:p>
      <text:p text:style-name="P41"><text:span text:style-name="T15">&lt;OBJECT MYOBJECT (FOO 1 2 3)&gt;</text:span></text:p>
      <text:p text:style-name="P41"><text:span text:style-name="T15"><text:line-break/>&lt;PTSIZE &lt;GETPT ,MYOBJECT ,P?FOO&gt;&gt;<text:tab/><text:tab/>--&gt;<text:tab/>6</text:span></text:p>
      <text:list xml:id="list63205572273956" text:continue-numbering="true" text:style-name="WWNum3">
        <text:list-item>
          <text:list>
            <text:list-item>
              <text:list>
                <text:list-item>
                  <text:p text:style-name="P86"><text:bookmark text:name="_pv6qcq"/>PUSH</text:p>
                </text:list-item>
              </text:list>
            </text:list-item>
          </text:list>
        </text:list-item>
      </text:list>
      <text:p text:style-name="P41"><text:span text:style-name="T15">&lt;PUSH value&gt;</text:span></text:p>
      <text:p text:style-name="P43"/>
      <text:p text:style-name="P41"><text:soft-page-break/><text:span text:style-name="T18">Zapf syntax<text:tab/><text:tab/>Inform syntax</text:span></text:p>
      <text:p text:style-name="P41"><text:span text:style-name="T15">PUSH<text:tab/><text:tab/><text:tab/><text:tab/>push</text:span></text:p>
      <text:p text:style-name="P43"/>
      <text:p text:style-name="P41"><text:span text:style-name="T15">All versions</text:span></text:p>
      <text:p text:style-name="P43"/>
      <text:p text:style-name="P15"><text:span text:style-name="T3">Push </text:span><text:span text:style-name="T7">value</text:span><text:span text:style-name="T3"> on game stack.</text:span></text:p>
      <text:p text:style-name="P15"><text:span text:style-name="T3">Example:</text:span></text:p>
      <text:p text:style-name="P15"><text:span text:style-name="T7"><text:tab/>&lt;PUSH 123&gt;</text:span></text:p>
      <text:list xml:id="list63205733620792" text:continue-numbering="true" text:style-name="WWNum3">
        <text:list-item>
          <text:list>
            <text:list-item>
              <text:list>
                <text:list-item>
                  <text:p text:style-name="P86"><text:bookmark text:name="_39uu90j"/>PUT</text:p>
                </text:list-item>
              </text:list>
            </text:list-item>
          </text:list>
        </text:list-item>
      </text:list>
      <text:p text:style-name="P41"><text:span text:style-name="T15">&lt;PUT table offset value&gt;</text:span></text:p>
      <text:p text:style-name="P43"/>
      <text:p text:style-name="P41"><text:span text:style-name="T18">Zapf syntax<text:tab/><text:tab/>Inform syntax</text:span></text:p>
      <text:p text:style-name="P27"><text:span text:style-name="T15"><text:tab/>PUT<text:tab/><text:tab/><text:tab/><text:tab/>storew</text:span></text:p>
      <text:p text:style-name="P29"/>
      <text:p text:style-name="P27"><text:span text:style-name="T15"><text:tab/>All versions</text:span></text:p>
      <text:p text:style-name="P29"/>
      <text:p text:style-name="P15"><text:span text:style-name="T3">Put a 16-bit WORD </text:span><text:span text:style-name="T7">value</text:span><text:span text:style-name="T3"> in the </text:span><text:span text:style-name="T7">table</text:span><text:span text:style-name="T3"> at word position </text:span><text:span text:style-name="T7">offset</text:span><text:span text:style-name="T3">. Actual address is table-address+offset*2.</text:span></text:p>
      <text:p text:style-name="P15"><text:span text:style-name="T3">Note that </text:span><text:span text:style-name="T7">table</text:span><text:span text:style-name="T3"> can be a byte-address in dynamic memory.</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B</text:span><text:span text:style-name="T3"> and </text:span><text:span text:style-name="T7">REST</text:span><text:span text:style-name="T3">.</text:span></text:p>
      <text:p text:style-name="P15"><text:span text:style-name="T3">Examples:</text:span></text:p>
      <text:p text:style-name="P15"><text:span text:style-name="T7"><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span></text:p>
      <text:list xml:id="list63206286490029" text:continue-numbering="true" text:style-name="WWNum3">
        <text:list-item>
          <text:list>
            <text:list-item>
              <text:list>
                <text:list-item>
                  <text:p text:style-name="P86"><text:bookmark text:name="_1p04j8c"/>PUTB</text:p>
                </text:list-item>
              </text:list>
            </text:list-item>
          </text:list>
        </text:list-item>
      </text:list>
      <text:p text:style-name="P41"><text:span text:style-name="T15">&lt;PUTB table offset value&gt;</text:span></text:p>
      <text:p text:style-name="P43"/>
      <text:p text:style-name="P41"><text:span text:style-name="T18">Zapf syntax<text:tab/><text:tab/>Inform syntax</text:span></text:p>
      <text:p text:style-name="P27"><text:span text:style-name="T15"><text:tab/>PUTB<text:tab/><text:tab/><text:tab/><text:tab/>storeb</text:span></text:p>
      <text:p text:style-name="P29"/>
      <text:p text:style-name="P27"><text:span text:style-name="T15"><text:tab/>All versions</text:span></text:p>
      <text:p text:style-name="P29"/>
      <text:p text:style-name="P15"><text:span text:style-name="T3">Put a byte </text:span><text:span text:style-name="T7">value</text:span><text:span text:style-name="T3"> in the </text:span><text:span text:style-name="T7">table</text:span><text:span text:style-name="T3"> at byte position </text:span><text:span text:style-name="T7">offset</text:span><text:span text:style-name="T3">. Actual address is table-address+offset.</text:span></text:p>
      <text:p text:style-name="P15"><text:span text:style-name="T3">Note that </text:span><text:span text:style-name="T7">table</text:span><text:span text:style-name="T3"> can be a byte-address in dynamic memory.</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REST</text:span><text:span text:style-name="T3">.</text:span></text:p>
      <text:p text:style-name="P15"><text:span text:style-name="T3">Example:</text:span></text:p>
      <text:p text:style-name="P15"><text:span text:style-name="T3"><text:tab/></text:span><text:span text:style-name="T7">&lt;PUTB ,MYTABLE 1 !\A&gt;<text:tab/><text:tab/>--&gt;<text:tab/>Stores character A at<text:line-break/><text:tab/><text:tab/><text:tab/><text:tab/><text:tab/><text:tab/><text:tab/><text:tab/>position 1 in MYTABLE</text:span></text:p>
      <text:list xml:id="list63206244831872" text:continue-numbering="true" text:style-name="WWNum3">
        <text:list-item>
          <text:list>
            <text:list-item>
              <text:list>
                <text:list-item>
                  <text:p text:style-name="P86"><text:bookmark text:name="_48zs1w5"/>PUTP</text:p>
                </text:list-item>
              </text:list>
            </text:list-item>
          </text:list>
        </text:list-item>
      </text:list>
      <text:p text:style-name="P41"><text:span text:style-name="T15">&lt;PUTP object property value&gt;</text:span></text:p>
      <text:p text:style-name="P43"><text:soft-page-break/></text:p>
      <text:p text:style-name="P41"><text:span text:style-name="T18">Zapf syntax<text:tab/><text:tab/>Inform syntax</text:span></text:p>
      <text:p text:style-name="P27"><text:span text:style-name="T15"><text:tab/>PUTP<text:tab/><text:tab/><text:tab/><text:tab/>put_prop</text:span></text:p>
      <text:p text:style-name="P29"/>
      <text:p text:style-name="P27"><text:span text:style-name="T15"><text:tab/>All versions</text:span></text:p>
      <text:p text:style-name="P43"/>
      <text:p text:style-name="P15"><text:span text:style-name="T3">Put </text:span><text:span text:style-name="T7">value</text:span><text:span text:style-name="T3"> into </text:span><text:span text:style-name="T7">property</text:span><text:span text:style-name="T3"> on the </text:span><text:span text:style-name="T7">object</text:span><text:span text:style-name="T3">.</text:span></text:p>
      <text:p text:style-name="P15"><text:span text:style-name="T3">Example:</text:span></text:p>
      <text:p text:style-name="P27"><text:span text:style-name="T15"><text:tab/>&lt;OBJECT MYOBJ (MYPROP 123)&gt;<text:line-break/><text:line-break/><text:tab/>&lt;PUTP ,MYOBJ ,P?MYPROP 456&gt;<text:tab/>--&gt;<text:tab/>Stores 456 in property<text:line-break/><text:tab/><text:tab/><text:tab/><text:tab/><text:tab/><text:tab/><text:tab/><text:tab/>MYPROP on MYOBJ</text:span></text:p>
      <text:list xml:id="list63205619691036" text:continue-numbering="true" text:style-name="WWNum3">
        <text:list-item>
          <text:list>
            <text:list-item>
              <text:list>
                <text:list-item>
                  <text:p text:style-name="P86"><text:bookmark text:name="_2o52c3y"/>QUIT</text:p>
                </text:list-item>
              </text:list>
            </text:list-item>
          </text:list>
        </text:list-item>
      </text:list>
      <text:p text:style-name="P41"><text:span text:style-name="T15">&lt;QUIT&gt;</text:span></text:p>
      <text:p text:style-name="P43"/>
      <text:p text:style-name="P41"><text:span text:style-name="T18">Zapf syntax<text:tab/><text:tab/>Inform syntax</text:span></text:p>
      <text:p text:style-name="P41"><text:span text:style-name="T15">QUIT<text:tab/><text:tab/><text:tab/><text:tab/>quit</text:span></text:p>
      <text:p text:style-name="P43"/>
      <text:p text:style-name="P41"><text:span text:style-name="T15">All versions</text:span></text:p>
      <text:p text:style-name="P43"/>
      <text:p text:style-name="P15"><text:span text:style-name="T3">Halts game execution. No questions asked.</text:span></text:p>
      <text:list xml:id="list63206186734921" text:continue-numbering="true" text:style-name="WWNum3">
        <text:list-item>
          <text:list>
            <text:list-item>
              <text:list>
                <text:list-item>
                  <text:p text:style-name="P86"><text:bookmark text:name="_13acmbr"/>RANDOM</text:p>
                </text:list-item>
              </text:list>
            </text:list-item>
          </text:list>
        </text:list-item>
      </text:list>
      <text:p text:style-name="P41"><text:span text:style-name="T15">&lt;RANDOM range&gt;</text:span></text:p>
      <text:p text:style-name="P43"/>
      <text:p text:style-name="P41"><text:span text:style-name="T18">Zapf syntax<text:tab/><text:tab/>Inform syntax</text:span></text:p>
      <text:p text:style-name="P41"><text:span text:style-name="T15">RANDOM<text:tab/><text:tab/><text:tab/>random</text:span></text:p>
      <text:p text:style-name="P43"/>
      <text:p text:style-name="P41"><text:span text:style-name="T15">All versions</text:span></text:p>
      <text:p text:style-name="P43"/>
      <text:p text:style-name="P15">Returns a random<text:span text:style-name="T3"> number between 1 and </text:span><text:span text:style-name="T7">range</text:span><text:span text:style-name="T3">. If </text:span><text:span text:style-name="T7">range</text:span><text:span text:style-name="T3"> is negative the randomizer is reseeded with -</text:span><text:span text:style-name="T7">range</text:span><text:span text:style-name="T3"> (</text:span>absolute<text:span text:style-name="T3"> value of </text:span><text:span text:style-name="T7">range</text:span><text:span text:style-name="T3">). </text:span></text:p>
      <text:p text:style-name="P15"><text:span text:style-name="T3">Example:</text:span></text:p>
      <text:p text:style-name="P15"><text:span text:style-name="T7"><text:tab/>&lt;- &lt;RANDOM 101&gt; 1&gt;<text:tab/>--&gt;<text:tab/>Generates random number <text:line-break/><text:tab/><text:tab/><text:tab/><text:tab/><text:tab/><text:tab/>between 0-100</text:span></text:p>
      <text:list xml:id="list63205869965336" text:continue-numbering="true" text:style-name="WWNum3">
        <text:list-item>
          <text:list>
            <text:list-item>
              <text:list>
                <text:list-item>
                  <text:p text:style-name="P86"><text:bookmark text:name="_3na04zk"/>READ</text:p>
                </text:list-item>
              </text:list>
            </text:list-item>
          </text:list>
        </text:list-item>
      </text:list>
      <text:p text:style-name="P41"><text:span text:style-name="T15">&lt;READ text parse&gt;<text:tab/><text:tab/><text:tab/><text:tab/><text:tab/>;"Versions 1-3"</text:span></text:p>
      <text:p text:style-name="P41"><text:span text:style-name="T15">&lt;READ text parse [time] [routine]&gt;<text:tab/><text:tab/>;"Version 4"<text:line-break/>&lt;READ text [parse] [time] [routine]&gt;<text:tab/>;"Versions 5-"</text:span></text:p>
      <text:p text:style-name="P43"/>
      <text:p text:style-name="P41"><text:span text:style-name="T18">Zapf syntax<text:tab/><text:tab/>Inform syntax</text:span></text:p>
      <text:p text:style-name="P41"><text:span text:style-name="T15">READ<text:tab/><text:tab/><text:tab/><text:tab/>aread / sread</text:span></text:p>
      <text:p text:style-name="P43"/>
      <text:p text:style-name="P41"><text:soft-page-break/><text:span text:style-name="T15">All versions</text:span></text:p>
      <text:p text:style-name="P43"/>
      <text:p text:style-name="P15">Read<text:span text:style-name="T3"> text </text:span>from the keyboard<text:span text:style-name="T3"> and parse it. Result is stored in two byte-tables. Byte 0 in </text:span><text:span text:style-name="T7">text</text:span><text:span text:style-name="T3"> </text:span>must<text:span text:style-name="T3"> contain the max-size of the buffer and if </text:span><text:span text:style-name="T7">parse</text:span><text:span text:style-name="T3"> is supplied, byte 0 of it </text:span>must<text:span text:style-name="T3"> </text:span>contain a max<text:span text:style-name="T3"> number of words that will be parsed.</text:span></text:p>
      <text:p text:style-name="P15">In version 5-, byte 1 should be 0 before <text:span text:style-name="T15">READ</text:span> begins, otherwise <text:span text:style-name="T15">READ</text:span> appends characters starting from value in byte 1.</text:p>
      <text:p text:style-name="P15"><text:span text:style-name="T3">After </text:span><text:span text:style-name="T7">READ</text:span><text:span text:style-name="T3">, </text:span><text:span text:style-name="T7">text</text:span><text:span text:style-name="T3"> contains:</text:span></text:p>
      <text:p text:style-name="P15"><text:tab/>Version 1-4,</text:p>
      <text:p text:style-name="P15"><text:span text:style-name="T3"><text:tab/>Byte<text:tab/>0<text:tab/>Max number of chars read into the buffer<text:line-break/><text:tab/><text:tab/></text:span>1<text:span text:style-name="T3">-<text:tab/>The typed chars all converted to lowercase</text:span></text:p>
      <text:p text:style-name="P40"><text:tab/>Version 5-,</text:p>
      <text:p text:style-name="P40"><text:tab/>Byte<text:tab/>0<text:tab/>Max number of chars read into the buffer<text:line-break/><text:tab/><text:tab/>1<text:tab/>Actual number of chars read into the buffer<text:line-break/><text:tab/><text:tab/>2-<text:tab/>The typed chars all converted to lowercase</text:p>
      <text:p text:style-name="P15"><text:span text:style-name="T7">parse</text:span><text:span text:style-name="T3"> contains:</text:span></text:p>
      <text:p text:style-name="P15"><text:span text:style-name="T3"><text:tab/>Byte<text:tab/>0<text:tab/>Max number of words parsed<text:line-break/><text:tab/><text:tab/>1<text:tab/>Actual number of words parsed<text:line-break/><text:tab/><text:tab/>2-3<text:tab/></text:span>Address<text:span text:style-name="T3"> to first word in dictionary (0 if word is not in it)<text:line-break/><text:tab/><text:tab/>4<text:tab/>Length of first word<text:line-break/><text:tab/><text:tab/>5<text:tab/>Start position (in </text:span><text:span text:style-name="T7">text</text:span><text:span text:style-name="T3">) of first word<text:line-break/><text:tab/><text:tab/>6-9<text:tab/>Second word<text:line-break/><text:tab/><text:tab/>...</text:span></text:p>
      <text:p text:style-name="P15"><text:span text:style-name="T3">Example:</text:span></text:p>
      <text:p text:style-name="P45"><text:span text:style-name="T7">&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span></text:p>
      <text:p text:style-name="P15"><text:span text:style-name="T3">See </text:span><text:span text:style-name="T2">The Inform Designer’s Manual</text:span><text:span text:style-name="T3"> (ch. §2.5, p. 44-46) for more details about </text:span><text:span text:style-name="T7">READ</text:span><text:span text:style-name="T3">.</text:span></text:p>
      <text:list xml:id="list63205376146743" text:continue-numbering="true" text:style-name="WWNum3">
        <text:list-item>
          <text:list>
            <text:list-item>
              <text:list>
                <text:list-item>
                  <text:p text:style-name="P86"><text:bookmark text:name="_22faf7d"/>REMOVE</text:p>
                </text:list-item>
              </text:list>
            </text:list-item>
          </text:list>
        </text:list-item>
      </text:list>
      <text:p text:style-name="P41"><text:span text:style-name="T15">&lt;REMOVE object&gt;</text:span></text:p>
      <text:p text:style-name="P43"/>
      <text:p text:style-name="P41"><text:span text:style-name="T18">Zapf syntax<text:tab/><text:tab/>Inform syntax</text:span></text:p>
      <text:p text:style-name="P41"><text:span text:style-name="T15">REMOVE<text:tab/><text:tab/><text:tab/>remove_obj<text:line-break/><text:line-break/>All versions</text:span></text:p>
      <text:p text:style-name="P43"/>
      <text:p text:style-name="P15"><text:span text:style-name="T3">Remove </text:span><text:span text:style-name="T7">object</text:span><text:span text:style-name="T3"> from parent. See </text:span><text:span text:style-name="T7">MOVE</text:span><text:span text:style-name="T3"> how to reattach <text:s/>it to another object.</text:span></text:p>
      <text:p text:style-name="P15"><text:span text:style-name="T3">Example:</text:span></text:p>
      <text:p text:style-name="P15"><text:span text:style-name="T7"><text:tab/>&lt;OBJECT ANIMAL&gt;<text:line-break/><text:tab/>&lt;OBJECT CAT (LOC ANIMAL)&gt;<text:line-break/><text:line-break/><text:tab/>&lt;REMOVE ,CAT&gt;<text:tab/><text:tab/>--&gt;<text:tab/>Detach CAT from ANIMAL</text:span></text:p>
      <text:list xml:id="list63206061241121" text:continue-numbering="true" text:style-name="WWNum3">
        <text:list-item>
          <text:list>
            <text:list-item>
              <text:list>
                <text:list-item>
                  <text:p text:style-name="P86"><text:bookmark text:name="_hkkpf6"/>REPEAT</text:p>
                </text:list-item>
              </text:list>
            </text:list-item>
          </text:list>
        </text:list-item>
      </text:list>
      <text:p text:style-name="P41"><text:span text:style-name="T15">&lt;REPEAT [activation] (bindings...) expressions...&gt;</text:span></text:p>
      <text:p text:style-name="P43"/>
      <text:p text:style-name="P15"><text:span text:style-name="T7">REPEAT</text:span><text:span text:style-name="T3"> defines a program block with </text:span>its own<text:span text:style-name="T3"> set of </text:span><text:span text:style-name="T7">bindings</text:span><text:span text:style-name="T3">. <text:s/></text:span><text:span text:style-name="T7">REPEAT</text:span><text:span text:style-name="T3"> is very </text:span>similar<text:span text:style-name="T3"> to </text:span><text:span text:style-name="T7">PROG</text:span><text:span text:style-name="T3"> the only difference is that at the end of the block is an automatic </text:span><text:span text:style-name="T7">AGAIN</text:span><text:span text:style-name="T3">. </text:span><text:span text:style-name="T7">REPEAT</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REPEAT</text:span><text:span text:style-name="T3">-block.</text:span></text:p>
      <text:p text:style-name="P15"><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REPEAT</text:span><text:span text:style-name="T3">. </text:span><text:span text:style-name="T7">DO-FUNNY-RETURN?</text:span><text:span text:style-name="T3"> is default false in version 3-4 and default true in versions 5-. </text:span></text:p>
      <text:p text:style-name="P15"><text:span text:style-name="T3">Also see <text:s/></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5"><text:span text:style-name="T3">Examples:</text:span></text:p>
      <text:p text:style-name="P45"><text:span text:style-name="T7">;"Bare RETURN without ACTIVATION"<text:line-break/>&lt;ROUTINE TEST-REPEAT-1 ()<text:line-break/>&lt;TELL "START: "&gt;<text:line-break/>&lt;REPEAT (X)<text:tab/>;"X is not reinitialized between iterations.<text:line-break/><text:tab/><text:tab/> <text:tab/> <text:s/>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5"><text:tab/></text:span><text:span text:style-name="T7">ACTIVATION will exit<text:line-break/><text:tab/><text:tab/><text:tab/><text:tab/><text:tab/><text:tab/><text:tab/><text:tab/><text:tab/>BLOCK"<text:line-break/> <text:s text:c="3"/>&gt;<text:line-break/> <text:s text:c="3"/>&lt;TELL "RETURN EXIT BLOCK" CR CR&gt;<text:line-break/>&gt;<text:line-break/>--&gt;<text:tab/>"START: 1 2 3 RETURN EXIT BLOCK"<text:line-break/><text:line-break/>;"RETURN with value but without ACTIVATION"<text:line-break/>&lt;ROUTINE TEST-REPEAT-2 ()<text:line-break/> <text:s text:c="3"/>&lt;TELL "START: "&gt;<text:line-break/> <text:s text:c="3"/>&lt;REPEAT ((X 0)) ;"X is not reinitialized between<text:line-break/><text:tab/><text:tab/><text:tab/><text:tab/> <text:s/><text:tab/>iterations. 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3"/>&gt;<text:line-break/> <text:s text:c="3"/>&lt;TELL "RETURN EXIT BLOCK" CR CR&gt;<text:line-break/>&gt;<text:line-break/>--&gt;<text:tab/>"START: 1 2 3 RETURN EXIT ROUTINE"</text:span></text:p>
      <text:list xml:id="list63206017034012" text:continue-numbering="true" text:style-name="WWNum3">
        <text:list-item>
          <text:list>
            <text:list-item>
              <text:list>
                <text:list-item>
                  <text:p text:style-name="P86"><text:bookmark text:name="_31k882z"/>REST</text:p>
                </text:list-item>
              </text:list>
            </text:list-item>
          </text:list>
        </text:list-item>
      </text:list>
      <text:p text:style-name="P41"><text:span text:style-name="T15">&lt;REST table [bytes]&gt;</text:span></text:p>
      <text:p text:style-name="P43"/>
      <text:p text:style-name="P15"><text:span text:style-name="T3">Return </text:span><text:span text:style-name="T7">table</text:span><text:span text:style-name="T3"> without its first </text:span><text:span text:style-name="T7">bytes</text:span><text:span text:style-name="T3"> <text:s/>(</text:span><text:span text:style-name="T7">bytes</text:span><text:span text:style-name="T3"> is default 1). Note that this is not a copy of the </text:span><text:span text:style-name="T7">table</text:span><text:span text:style-name="T3">, it is pointing to the same </text:span><text:span text:style-name="T7">table</text:span><text:span text:style-name="T3"> with another starting address. </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PUTB</text:span><text:span text:style-name="T3">.</text:span></text:p>
      <text:p text:style-name="P15"><text:soft-page-break/><text:span text:style-name="T3">Example:</text:span></text:p>
      <text:p text:style-name="P45"><text:span text:style-name="T7">&lt;GLOBAL TBL1 &lt;TABLE 1 2 3 4&gt;&gt;<text:tab/><text:tab/>--&gt;<text:tab/>TBL1 = [1 2 3 4]<text:line-break/>&lt;GLOBAL TBL2 &lt;REST ,TBL1 2&gt;&gt;<text:tab/><text:tab/>--&gt;<text:tab/>TBL2 = [2 3 4]<text:line-break/><text:tab/><text:tab/><text:tab/><text:tab/><text:tab/><text:tab/><text:tab/><text:tab/>Move 2 because<text:line-break/><text:tab/><text:tab/><text:tab/><text:tab/><text:tab/><text:tab/><text:tab/><text:tab/>WORD-table!<text:line-break/>&lt;PUT ,TBL2 0 5&gt;<text:tab/><text:tab/><text:tab/><text:tab/>--&gt;<text:tab/>TBL1 = [1 5 3 4],<text:line-break/><text:tab/><text:tab/><text:tab/><text:tab/><text:tab/><text:tab/><text:tab/><text:tab/>TBL2 = [5 3 4]</text:span></text:p>
      <text:list xml:id="list63207031846872" text:continue-numbering="true" text:style-name="WWNum3">
        <text:list-item>
          <text:list>
            <text:list-item>
              <text:list>
                <text:list-item>
                  <text:p text:style-name="P86"><text:bookmark text:name="_1gpiias"/>RESTART</text:p>
                </text:list-item>
              </text:list>
            </text:list-item>
          </text:list>
        </text:list-item>
      </text:list>
      <text:p text:style-name="P41"><text:span text:style-name="T15">&lt;RESTART&gt;</text:span></text:p>
      <text:p text:style-name="P43"/>
      <text:p text:style-name="P41"><text:span text:style-name="T18">Zapf syntax<text:tab/><text:tab/>Inform syntax</text:span></text:p>
      <text:p text:style-name="P41"><text:span text:style-name="T15">RESTART<text:tab/><text:tab/><text:tab/>restart</text:span></text:p>
      <text:p text:style-name="P43"/>
      <text:p text:style-name="P41"><text:span text:style-name="T15">All versions</text:span></text:p>
      <text:p text:style-name="P43"/>
      <text:p text:style-name="P15">Restarts the game<text:span text:style-name="T3">. No questions asked. The only things that </text:span>survive<text:span text:style-name="T3"> a restart are bit 0 and bit 1 of Flags 2 in the header (setting for transcribing and monospace).</text:span></text:p>
      <text:list xml:id="list63206519359341" text:continue-numbering="true" text:style-name="WWNum3">
        <text:list-item>
          <text:list>
            <text:list-item>
              <text:list>
                <text:list-item>
                  <text:p text:style-name="P86"><text:bookmark text:name="_40p60yl"/>RESTORE</text:p>
                </text:list-item>
              </text:list>
            </text:list-item>
          </text:list>
        </text:list-item>
      </text:list>
      <text:p text:style-name="P41"><text:span text:style-name="T15">&lt;RESTORE&gt;<text:tab/><text:tab/><text:tab/><text:tab/><text:tab/><text:tab/><text:tab/>;"Versions 1-4"<text:line-break/>&lt;RESTORE [table] [bytes] [filename]&gt;<text:tab/>;"Versions 5-"</text:span></text:p>
      <text:p text:style-name="P43"/>
      <text:p text:style-name="P41"><text:span text:style-name="T18">Zapf syntax<text:tab/><text:tab/>Inform syntax</text:span></text:p>
      <text:p text:style-name="P41"><text:span text:style-name="T15">RESTORE<text:tab/><text:tab/><text:tab/>restore</text:span></text:p>
      <text:p text:style-name="P43"/>
      <text:p text:style-name="P41"><text:span text:style-name="T15">All versions</text:span></text:p>
      <text:p text:style-name="P43"/>
      <text:p text:style-name="P15"><text:span text:style-name="T7">RESTORE</text:span><text:span text:style-name="T3"> a game to a previously saved state. All questions about filename and path are asked by the interpreter. </text:span></text:p>
      <text:p text:style-name="P15"><text:span text:style-name="T3">If </text:span><text:span text:style-name="T7">RESTORE</text:span><text:span text:style-name="T3"> </text:span>fails, game<text:span text:style-name="T3"> execution continues </text:span>with the next<text:span text:style-name="T3"> statement after </text:span><text:span text:style-name="T7">RESTORE</text:span><text:span text:style-name="T3">.</text:span></text:p>
      <text:p text:style-name="P15"><text:span text:style-name="T3">If </text:span><text:span text:style-name="T7">RESTORE</text:span><text:span text:style-name="T3"> is successful game execution continues from where the </text:span><text:span text:style-name="T7">SAVE</text:span><text:span text:style-name="T3"> was issued (</text:span><text:span text:style-name="T7">SAVE</text:span><text:span text:style-name="T3"> returns 2 in this case).</text:span></text:p>
      <text:p text:style-name="P15"><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p text:style-name="P15"><text:span text:style-name="T3">Example:</text:span></text:p>
      <text:p text:style-name="P15"><text:span text:style-name="T7"><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tab/><text:tab/>&lt;TELL "Restore failed." CR&gt;<text:line-break/><text:tab/>&gt;</text:span></text:p>
      <text:list xml:id="list63206963545164" text:continue-numbering="true" text:style-name="WWNum3">
        <text:list-item>
          <text:list>
            <text:list-item>
              <text:list>
                <text:list-item>
                  <text:p text:style-name="P86"><text:bookmark text:name="_2fugb6e"/>RETURN</text:p>
                </text:list-item>
              </text:list>
            </text:list-item>
          </text:list>
        </text:list-item>
      </text:list>
      <text:p text:style-name="P41"><text:span text:style-name="T15">&lt;RETURN [value] [activation]&gt;</text:span></text:p>
      <text:p text:style-name="P43"/>
      <text:p text:style-name="P41"><text:span text:style-name="T18">Zapf syntax<text:tab/><text:tab/>Inform syntax</text:span></text:p>
      <text:p text:style-name="P41"><text:span text:style-name="T15">RETURN<text:tab/><text:tab/><text:tab/>ret</text:span></text:p>
      <text:p text:style-name="P43"/>
      <text:p text:style-name="P41"><text:span text:style-name="T15">All versions<text:line-break/></text:span></text:p>
      <text:p text:style-name="P15"><text:span text:style-name="T7">RETURN</text:span><text:span text:style-name="T3"> from current routine with </text:span><text:span text:style-name="T7">value</text:span><text:span text:style-name="T3">. Returns 1 (true) if no </text:span><text:span text:style-name="T7">value</text:span><text:span text:style-name="T3"> is given.</text:span></text:p>
      <text:p text:style-name="P15"><text:span text:style-name="T7">RETURN</text:span><text:span text:style-name="T3"> is also used in commands that control program flow to exit program blocks. Also see </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for more details how to control program flow.</text:span></text:p>
      <text:p text:style-name="P15"><text:span text:style-name="T3">Examples:</text:span></text:p>
      <text:p text:style-name="P15"><text:span text:style-name="T7"><text:tab/>&lt;RETURN&gt;<text:tab/><text:tab/><text:tab/>--&gt; Returns 1<text:line-break/><text:tab/>&lt;RETURN 42&gt;<text:tab/><text:tab/>--&gt; Returns 42</text:span></text:p>
      <text:list xml:id="list63205659568394" text:continue-numbering="true" text:style-name="WWNum3">
        <text:list-item>
          <text:list>
            <text:list-item>
              <text:list>
                <text:list-item>
                  <text:p text:style-name="P86"><text:bookmark text:name="_uzqle7"/><text:soft-page-break/>RFALSE</text:p>
                </text:list-item>
              </text:list>
            </text:list-item>
          </text:list>
        </text:list-item>
      </text:list>
      <text:p text:style-name="P41"><text:span text:style-name="T15">&lt;RFALSE&gt;</text:span></text:p>
      <text:p text:style-name="P43"/>
      <text:p text:style-name="P41"><text:span text:style-name="T18">Zapf syntax<text:tab/><text:tab/>Inform syntax</text:span></text:p>
      <text:p text:style-name="P41"><text:span text:style-name="T15">RFALSE<text:tab/><text:tab/><text:tab/>rfalse</text:span></text:p>
      <text:p text:style-name="P43"/>
      <text:p text:style-name="P41"><text:span text:style-name="T15">All versions</text:span></text:p>
      <text:p text:style-name="P43"/>
      <text:p text:style-name="P15"><text:span text:style-name="T7">RFALSE</text:span><text:span text:style-name="T3"> always exits routine and returns false (0). Note that this differs from </text:span><text:span text:style-name="T7">RETURN</text:span><text:span text:style-name="T3"> that can both exit program blocks and routines.</text:span></text:p>
      <text:list xml:id="list63205594804786" text:continue-numbering="true" text:style-name="WWNum3">
        <text:list-item>
          <text:list>
            <text:list-item>
              <text:list>
                <text:list-item>
                  <text:p text:style-name="P86"><text:bookmark text:name="_3eze420"/>RFATAL</text:p>
                </text:list-item>
              </text:list>
            </text:list-item>
          </text:list>
        </text:list-item>
      </text:list>
      <text:p text:style-name="P41"><text:span text:style-name="T15">&lt;RFATAL&gt;</text:span></text:p>
      <text:p text:style-name="P43"/>
      <text:p text:style-name="P15"><text:span text:style-name="T7">RFATAL</text:span><text:span text:style-name="T3"> always exits routine and returns </text:span><text:span text:style-name="T7">FATAL-VALUE</text:span><text:span text:style-name="T3"> (2). Note that this differs from </text:span><text:span text:style-name="T7">RETURN</text:span><text:span text:style-name="T3"> that can both exit program blocks and routines.</text:span></text:p>
      <text:list xml:id="list63206757220935" text:continue-numbering="true" text:style-name="WWNum3">
        <text:list-item>
          <text:list>
            <text:list-item>
              <text:list>
                <text:list-item>
                  <text:p text:style-name="P86"><text:bookmark text:name="_1u4oe9t"/>RSTACK</text:p>
                </text:list-item>
              </text:list>
            </text:list-item>
          </text:list>
        </text:list-item>
      </text:list>
      <text:p text:style-name="P41"><text:span text:style-name="T15">&lt;RSTACK&gt;</text:span></text:p>
      <text:p text:style-name="P43"/>
      <text:p text:style-name="P41"><text:span text:style-name="T18">Zapf syntax<text:tab/><text:tab/>Inform syntax</text:span></text:p>
      <text:p text:style-name="P41"><text:span text:style-name="T15">RSTACK<text:tab/><text:tab/><text:tab/>ret_popped</text:span></text:p>
      <text:p text:style-name="P43"/>
      <text:p text:style-name="P41"><text:span text:style-name="T15">All versions</text:span></text:p>
      <text:p text:style-name="P43"/>
      <text:p text:style-name="P15"><text:span text:style-name="T3">Pops value from game stack and returns that value.</text:span></text:p>
      <text:p text:style-name="P15"><text:span text:style-name="T3">Example:</text:span></text:p>
      <text:p text:style-name="P15"><text:span text:style-name="T3"><text:tab/></text:span><text:span text:style-name="T7">&lt;PUSH 42&gt;<text:line-break/><text:tab/>&lt;RSTACK&gt;<text:tab/><text:tab/>--&gt; <text:tab/>Returns 42</text:span></text:p>
      <text:list xml:id="list63206404744982" text:continue-numbering="true" text:style-name="WWNum3">
        <text:list-item>
          <text:list>
            <text:list-item>
              <text:list>
                <text:list-item>
                  <text:p text:style-name="P90"><text:bookmark text:name="_4e4bwxm"/>RTRUE</text:p>
                </text:list-item>
              </text:list>
            </text:list-item>
          </text:list>
        </text:list-item>
      </text:list>
      <text:p text:style-name="P41"><text:span text:style-name="T15">&lt;RTRUE&gt;</text:span></text:p>
      <text:p text:style-name="P43"/>
      <text:p text:style-name="P41"><text:span text:style-name="T18">Zapf syntax<text:tab/><text:tab/>Inform syntax</text:span></text:p>
      <text:p text:style-name="P41"><text:span text:style-name="T15">RTRUE<text:tab/><text:tab/><text:tab/><text:tab/>rtrue</text:span></text:p>
      <text:p text:style-name="P43"/>
      <text:p text:style-name="P41"><text:span text:style-name="T15">All versions</text:span></text:p>
      <text:p text:style-name="P43"/>
      <text:p text:style-name="P15"><text:span text:style-name="T7">RTRUE</text:span><text:span text:style-name="T3"> always exits routine and returns true (1). Note that this differs from </text:span><text:span text:style-name="T7">RETURN</text:span><text:span text:style-name="T3"> that can both exit program blocks and routines.</text:span></text:p>
      <text:list xml:id="list63206059997159" text:continue-numbering="true" text:style-name="WWNum3">
        <text:list-item>
          <text:list>
            <text:list-item>
              <text:list>
                <text:list-item>
                  <text:p text:style-name="P86"><text:bookmark text:name="_2t9m75f"/>SAVE</text:p>
                </text:list-item>
              </text:list>
            </text:list-item>
          </text:list>
        </text:list-item>
      </text:list>
      <text:p text:style-name="P41"><text:span text:style-name="T15">&lt;SAVE&gt;<text:tab/><text:tab/><text:tab/><text:tab/><text:tab/><text:tab/><text:tab/>;"Versions 1-4"<text:line-break/>&lt;SAVE [table] [bytes] [filename]&gt;<text:tab/><text:tab/>;"Versions 5-"</text:span></text:p>
      <text:p text:style-name="P43"/>
      <text:p text:style-name="P41"><text:soft-page-break/><text:span text:style-name="T18">Zapf syntax<text:tab/><text:tab/>Inform syntax</text:span></text:p>
      <text:p text:style-name="P41"><text:span text:style-name="T15">SAVE<text:tab/><text:tab/><text:tab/><text:tab/>save</text:span></text:p>
      <text:p text:style-name="P43"/>
      <text:p text:style-name="P41"><text:span text:style-name="T15">All versions</text:span></text:p>
      <text:p text:style-name="P43"/>
      <text:p text:style-name="P15"><text:span text:style-name="T7">SAVE</text:span><text:span text:style-name="T3"> a game state that later can be restored. All questions about filename and path are asked by the interpreter. </text:span></text:p>
      <text:p text:style-name="P15"><text:span text:style-name="T7">SAVE</text:span><text:span text:style-name="T3"> returns 0 if </text:span><text:span text:style-name="T7">SAVE</text:span><text:span text:style-name="T3"> fails and 1 if it is successful.</text:span></text:p>
      <text:p text:style-name="P15"><text:span text:style-name="T7">SAVE</text:span><text:span text:style-name="T3"> also can return 2. That means this is a continuation from a successful </text:span><text:span text:style-name="T7">RESTORE</text:span><text:span text:style-name="T3">.</text:span></text:p>
      <text:p text:style-name="P15"><text:span text:style-name="T3">See </text:span><text:span text:style-name="T7">RESTORE</text:span><text:span text:style-name="T3"> on code example on </text:span><text:span text:style-name="T7">SAVE</text:span><text:span text:style-name="T3"> and </text:span><text:span text:style-name="T7">RESTORE</text:span><text:span text:style-name="T3">.</text:span></text:p>
      <text:p text:style-name="P15"><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list xml:id="list63207158294349" text:continue-numbering="true" text:style-name="WWNum3">
        <text:list-item>
          <text:list>
            <text:list-item>
              <text:list>
                <text:list-item>
                  <text:p text:style-name="P86"><text:bookmark text:name="_18ewhd8"/>SCREEN</text:p>
                </text:list-item>
              </text:list>
            </text:list-item>
          </text:list>
        </text:list-item>
      </text:list>
      <text:p text:style-name="P41"><text:span text:style-name="T15">&lt;SCREEN window-number&gt;</text:span></text:p>
      <text:p text:style-name="P43"/>
      <text:p text:style-name="P41"><text:span text:style-name="T18">Zapf syntax<text:tab/><text:tab/>Inform syntax</text:span></text:p>
      <text:p text:style-name="P41"><text:span text:style-name="T15">SCREEN<text:tab/><text:tab/><text:tab/>set_window</text:span></text:p>
      <text:p text:style-name="P43"/>
      <text:p text:style-name="P41"><text:span text:style-name="T15">Versions: 3-</text:span></text:p>
      <text:p text:style-name="P43"/>
      <text:p text:style-name="P15"><text:span text:style-name="T3">Select </text:span><text:span text:style-name="T7">window-number</text:span><text:span text:style-name="T3"> for text output.</text:span></text:p>
      <text:p text:style-name="P15"><text:span text:style-name="T3">Note that in versions 3-5 only the lower screen (</text:span><text:span text:style-name="T7">window-number</text:span><text:span text:style-name="T3"> = 0) has text-buffering and word-wrap.</text:span></text:p>
      <text:p text:style-name="P15"><text:span text:style-name="T3">Example:</text:span></text:p>
      <text:p text:style-name="P15"><text:span text:style-name="T3"><text:tab/></text:span><text:span text:style-name="T7">&lt;SPLIT 3&gt;<text:line-break/><text:tab/>&lt;SCREEN 1&gt;<text:line-break/><text:tab/>&lt;TELL "West of House"&gt;<text:tab/>--&gt;<text:tab/>Split screen in 2 (upper<text:line-break/><text:tab/><text:tab/><text:tab/><text:tab/><text:tab/><text:tab/><text:tab/>screen is 3 rows) and write<text:line-break/><text:tab/><text:tab/><text:tab/><text:tab/><text:tab/><text:tab/><text:tab/>"West of House" in upper screen</text:span></text:p>
      <text:list xml:id="list63206467508220" text:continue-numbering="true" text:style-name="WWNum3">
        <text:list-item>
          <text:list>
            <text:list-item>
              <text:list>
                <text:list-item>
                  <text:p text:style-name="P86"><text:bookmark text:name="_3sek011"/>SCROLL</text:p>
                </text:list-item>
              </text:list>
            </text:list-item>
          </text:list>
        </text:list-item>
      </text:list>
      <text:p text:style-name="P41"><text:span text:style-name="T15">&lt;SCROLL window-number pixels&gt;</text:span></text:p>
      <text:p text:style-name="P43"/>
      <text:p text:style-name="P41"><text:span text:style-name="T18">Zapf syntax<text:tab/><text:tab/>Inform syntax</text:span></text:p>
      <text:p text:style-name="P41"><text:span text:style-name="T15">SCROLL<text:tab/><text:tab/><text:tab/>scroll_window</text:span></text:p>
      <text:p text:style-name="P43"/>
      <text:p text:style-name="P41"><text:span text:style-name="T15">Versions: 6-</text:span></text:p>
      <text:p text:style-name="P43"/>
      <text:p text:style-name="P27">Scrolls <text:span text:style-name="T15">window-number</text:span> up (<text:span text:style-name="T15">pixels</text:span> is positive) or down (<text:span text:style-name="T15">pixels</text:span> is negative) the number of <text:span text:style-name="T15">pixels</text:span> supplied. The new lines are empty (background color).</text:p>
      <text:list xml:id="list63205807097074" text:continue-numbering="true" text:style-name="WWNum3">
        <text:list-item>
          <text:list>
            <text:list-item>
              <text:list>
                <text:list-item>
                  <text:p text:style-name="P86"><text:bookmark text:name="_27jua8u"/>SET</text:p>
                </text:list-item>
              </text:list>
            </text:list-item>
          </text:list>
        </text:list-item>
      </text:list>
      <text:p text:style-name="P41"><text:span text:style-name="T15">&lt;SET name value&gt;</text:span></text:p>
      <text:p text:style-name="P43"/>
      <text:p text:style-name="P41"><text:span text:style-name="T18">Zapf syntax<text:tab/><text:tab/>Inform syntax</text:span></text:p>
      <text:p text:style-name="P41"><text:span text:style-name="T15">SET<text:tab/><text:tab/><text:tab/><text:tab/>store</text:span></text:p>
      <text:p text:style-name="P43"><text:soft-page-break/></text:p>
      <text:p text:style-name="P41"><text:span text:style-name="T15">All versions</text:span></text:p>
      <text:p text:style-name="P43"/>
      <text:p text:style-name="P15"><text:span text:style-name="T3">Store </text:span><text:span text:style-name="T7">value</text:span><text:span text:style-name="T3"> in local variable </text:span><text:span text:style-name="T7">name</text:span><text:span text:style-name="T3">.</text:span></text:p>
      <text:p text:style-name="P15"><text:span text:style-name="T3">Example:</text:span></text:p>
      <text:p text:style-name="P15"><text:span text:style-name="T3"><text:tab/></text:span><text:span text:style-name="T7">&lt;SET MYVAR 42&gt;<text:tab/><text:tab/>--&gt;<text:tab/>Store 42 in local variable MYVAR </text:span></text:p>
      <text:list xml:id="list63206922343747" text:continue-numbering="true" text:style-name="WWNum3">
        <text:list-item>
          <text:list>
            <text:list-item>
              <text:list>
                <text:list-item>
                  <text:p text:style-name="P86"><text:bookmark text:name="_mp4kgn"/>SETG</text:p>
                </text:list-item>
              </text:list>
            </text:list-item>
          </text:list>
        </text:list-item>
      </text:list>
      <text:p text:style-name="P41"><text:span text:style-name="T15">&lt;SETG name value&gt;</text:span></text:p>
      <text:p text:style-name="P43"/>
      <text:p text:style-name="P41"><text:span text:style-name="T18">Zapf syntax<text:tab/><text:tab/>Inform syntax</text:span></text:p>
      <text:p text:style-name="P41"><text:span text:style-name="T15">SET<text:tab/><text:tab/><text:tab/><text:tab/>store</text:span></text:p>
      <text:p text:style-name="P43"/>
      <text:p text:style-name="P41"><text:span text:style-name="T15">All versions</text:span></text:p>
      <text:p text:style-name="P43"/>
      <text:p text:style-name="P15"><text:span text:style-name="T3">Store </text:span><text:span text:style-name="T7">value</text:span><text:span text:style-name="T3"> in global variable </text:span><text:span text:style-name="T7">name</text:span><text:span text:style-name="T3">. The </text:span><text:span text:style-name="T7">name</text:span><text:span text:style-name="T3"> variable must be declared with </text:span><text:span text:style-name="T7">GLOBAL</text:span><text:span text:style-name="T3"> outside the </text:span><text:span text:style-name="T7">ROUTINE</text:span><text:span text:style-name="T3">.</text:span></text:p>
      <text:p text:style-name="P15"><text:span text:style-name="T3">Example:</text:span></text:p>
      <text:p text:style-name="P45"><text:span text:style-name="T7">&lt;SETG MYVAR 42&gt;<text:tab/>--&gt;<text:tab/>Store 42 in global variable MYVAR </text:span></text:p>
      <text:list xml:id="list63205243087259" text:continue-numbering="true" text:style-name="WWNum3">
        <text:list-item>
          <text:list>
            <text:list-item>
              <text:list>
                <text:list-item>
                  <text:p text:style-name="P86"><text:bookmark text:name="_36os34g"/>SOUND</text:p>
                </text:list-item>
              </text:list>
            </text:list-item>
          </text:list>
        </text:list-item>
      </text:list>
      <text:p text:style-name="P41"><text:span text:style-name="T15">&lt;SOUND number [effect] [volrep]&gt;<text:tab/><text:tab/><text:tab/>;"Versions 3-4"<text:line-break/>&lt;SOUND number [effect] [volrep] [routine]&gt;<text:tab/>;"Versions 5-"</text:span></text:p>
      <text:p text:style-name="P43"/>
      <text:p text:style-name="P41"><text:span text:style-name="T18">Zapf syntax<text:tab/><text:tab/>Inform syntax</text:span></text:p>
      <text:p text:style-name="P41"><text:span text:style-name="T15">SOUND<text:tab/><text:tab/><text:tab/><text:tab/>sound_effect</text:span></text:p>
      <text:p text:style-name="P43"/>
      <text:p text:style-name="P41"><text:span text:style-name="T15">Versions: 3-</text:span></text:p>
      <text:p text:style-name="P43"/>
      <text:p text:style-name="P15"><text:span text:style-name="T3">Plays sound </text:span><text:span text:style-name="T7">number</text:span><text:span text:style-name="T3"> (1 = high-pitch beep, 2 = low-pitch beep and 3- is user defined). </text:span></text:p>
      <text:p text:style-name="P15"><text:span text:style-name="T3">Valid entries for </text:span><text:span text:style-name="T7">effect</text:span><text:span text:style-name="T3"> are 1 = prepare, 2 = start, 3 = stop and 4 = finished with.</text:span></text:p>
      <text:p text:style-name="P15"><text:span text:style-name="T3">The </text:span><text:span text:style-name="T7">volrep</text:span><text:span text:style-name="T3"> is calculated as 256 * repetitions + volume. Repetitions can be 0-255 (255 = infinite) and volume 1-8, 255 (1 = <text:s/>quiet, 8 = loud, 255 = loudest possible.</text:span></text:p>
      <text:p text:style-name="P15"><text:span text:style-name="T3">If </text:span><text:span text:style-name="T7">routine</text:span><text:span text:style-name="T3"> is supplied it is called after sound is finished.</text:span></text:p>
      <text:p text:style-name="P15"><text:span text:style-name="T3">See </text:span><text:span text:style-name="T2">The Inform Designer’s Manual</text:span><text:span text:style-name="T3"> (ch. §42, p. 315-316 and ch. §43) and </text:span><text:span text:style-name="T2">The Z-machine Standards Document</text:span><text:span text:style-name="T3"> for a description about how to include sound in games.</text:span></text:p>
      <text:list xml:id="list63206819309630" text:continue-numbering="true" text:style-name="WWNum3">
        <text:list-item>
          <text:list>
            <text:list-item>
              <text:list>
                <text:list-item>
                  <text:p text:style-name="P86"><text:bookmark text:name="_1lu2dc9"/>SPLIT</text:p>
                </text:list-item>
              </text:list>
            </text:list-item>
          </text:list>
        </text:list-item>
      </text:list>
      <text:p text:style-name="P41"><text:span text:style-name="T15">&lt;SPLIT number&gt;</text:span></text:p>
      <text:p text:style-name="P43"/>
      <text:p text:style-name="P41"><text:span text:style-name="T18">Zapf syntax<text:tab/><text:tab/>Inform syntax</text:span></text:p>
      <text:p text:style-name="P41"><text:span text:style-name="T15">SPLIT<text:tab/><text:tab/><text:tab/><text:tab/>split_window</text:span></text:p>
      <text:p text:style-name="P43"/>
      <text:p text:style-name="P41"><text:soft-page-break/><text:span text:style-name="T15">Versions: 3-</text:span></text:p>
      <text:p text:style-name="P43"/>
      <text:p text:style-name="P15"><text:span text:style-name="T7">SPLIT</text:span><text:span text:style-name="T3"> screen in two parts with the upper part having </text:span><text:span text:style-name="T7">number</text:span><text:span text:style-name="T3"> rows. If </text:span><text:span text:style-name="T7">number</text:span><text:span text:style-name="T3"> is 0 the screen is unsplit.The upper screen is window-number 1 and the lower screen is window-number 0.</text:span></text:p>
      <text:p text:style-name="P15"><text:span text:style-name="T3">See </text:span><text:span text:style-name="T7">SCREEN</text:span><text:span text:style-name="T3"> for example on how to use </text:span><text:span text:style-name="T7">SPLIT</text:span><text:span text:style-name="T3">.</text:span></text:p>
      <text:list xml:id="list63205876510507" text:continue-numbering="true" text:style-name="WWNum3">
        <text:list-item>
          <text:list>
            <text:list-item>
              <text:list>
                <text:list-item>
                  <text:p text:style-name="P86"><text:bookmark text:name="_45tpw02"/>T?</text:p>
                </text:list-item>
              </text:list>
            </text:list-item>
          </text:list>
        </text:list-item>
      </text:list>
      <text:p text:style-name="P41"><text:span text:style-name="T15">&lt;T? expression&gt;</text:span></text:p>
      <text:p text:style-name="P43"/>
      <text:p text:style-name="P15"><text:span text:style-name="T3">Predicate. Test if </text:span><text:span text:style-name="T7">expression</text:span><text:span text:style-name="T3"> evaluates to true ( not 0).</text:span></text:p>
      <text:p text:style-name="P15"><text:span text:style-name="T3">Example:</text:span></text:p>
      <text:p text:style-name="P15"><text:span text:style-name="T7"><text:tab/>&lt;T? &lt;=? 1 1&gt;&gt;<text:tab/><text:tab/>--&gt;<text:tab/>True<text:line-break/><text:tab/>&lt;T? &lt;=? 1 2&gt;&gt;<text:tab/><text:tab/>--&gt;<text:tab/>False</text:span></text:p>
      <text:list xml:id="list63205740279349" text:continue-numbering="true" text:style-name="WWNum3">
        <text:list-item>
          <text:list>
            <text:list-item>
              <text:list>
                <text:list-item>
                  <text:p text:style-name="P86"><text:bookmark text:name="_2kz067v"/>TABLE</text:p>
                </text:list-item>
              </text:list>
            </text:list-item>
          </text:list>
        </text:list-item>
      </text:list>
      <text:p text:style-name="P41"><text:span text:style-name="T16">&lt;TABLE [(flags ...)] values ...&gt;</text:span></text:p>
      <text:p text:style-name="P42"/>
      <text:p text:style-name="P15"><text:span text:style-name="T3">Defines a table containing the specified </text:span><text:span text:style-name="T7">values</text:span><text:span text:style-name="T3">.</text:span></text:p>
      <text:p text:style-name="P15"><text:span text:style-name="T3">These </text:span><text:span text:style-name="T7">flags</text:span><text:span text:style-name="T3"> control the format of the table:</text:span></text:p>
      <text:list xml:id="list2787894404" text:style-name="WWNum13">
        <text:list-item>
          <text:p text:style-name="P76"><text:span text:style-name="T7">WORD</text:span><text:span text:style-name="T3"> causes the elements to be 2-byte words. This is the default.</text:span></text:p>
        </text:list-item>
        <text:list-item>
          <text:p text:style-name="P76"><text:span text:style-name="T7">BYTE</text:span><text:span text:style-name="T3"> causes the elements to be single bytes.</text:span></text:p>
        </text:list-item>
        <text:list-item>
          <text:p text:style-name="P76"><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81"><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5"><text:span text:style-name="T3">These </text:span><text:span text:style-name="T7">flags</text:span><text:span text:style-name="T3"> alter the table without changing its basic format:</text:span></text:p>
      <text:list xml:id="list483452868" text:style-name="WWNum2">
        <text:list-item>
          <text:p text:style-name="P77"><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82"><text:span text:style-name="T7">PURE</text:span><text:span text:style-name="T3"> causes the table to be compiled into static memory (ROM).</text:span></text:p>
        </text:list-item>
      </text:list>
      <text:p text:style-name="P40">The flag <text:span text:style-name="T15">LENGTH</text:span> is implied in <text:span text:style-name="T15">LTABLE</text:span> and <text:span text:style-name="T15">PLTABLE</text:span>. The flag <text:span text:style-name="T15">PURE</text:span> is implied in <text:span text:style-name="T15">PTABLE</text:span> and <text:span text:style-name="T15">PLTABLE</text:span>.</text:p>
      <text:p text:style-name="P15"><text:span text:style-name="T3">Examples:</text:span></text:p>
      <text:p text:style-name="Standard"><text:span text:style-name="T17"><text:tab/>&lt;TABLE 1 2 3 4&gt; <text:s/>--&gt;</text:span></text:p>
      <table:table table:name="Table20" table:style-name="Table20">
        <table:table-column table:style-name="Table20.A"/>
        <table:table-column table:style-name="Table20.B"/>
        <table:table-column table:style-name="Table20.C"/>
        <table:table-column table:style-name="Table20.B"/>
        <table:table-row table:style-name="Table20.1">
          <table:table-cell table:style-name="Table20.A1" office:value-type="string">
            <text:p text:style-name="P22"><text:span text:style-name="T7">Element 0<text:line-break/>WORD</text:span></text:p>
          </table:table-cell>
          <table:table-cell table:style-name="Table20.A1" office:value-type="string">
            <text:p text:style-name="P22"><text:span text:style-name="T7">Element 1<text:line-break/>WORD</text:span></text:p>
          </table:table-cell>
          <table:table-cell table:style-name="Table20.A1" office:value-type="string">
            <text:p text:style-name="P22"><text:span text:style-name="T7">Element 2<text:line-break/>WORD</text:span></text:p>
          </table:table-cell>
          <table:table-cell table:style-name="Table20.D1" office:value-type="string">
            <text:p text:style-name="P22"><text:span text:style-name="T7">Element 3<text:line-break/>WORD</text:span></text:p>
          </table:table-cell>
        </table:table-row>
        <table:table-row table:style-name="Table20.1">
          <table:table-cell table:style-name="Table20.A1" office:value-type="string">
            <text:p text:style-name="P22"><text:span text:style-name="T7">1</text:span></text:p>
          </table:table-cell>
          <table:table-cell table:style-name="Table20.A1" office:value-type="string">
            <text:p text:style-name="P22"><text:span text:style-name="T7">2</text:span></text:p>
          </table:table-cell>
          <table:table-cell table:style-name="Table20.A1" office:value-type="string">
            <text:p text:style-name="P22"><text:span text:style-name="T7">3</text:span></text:p>
          </table:table-cell>
          <table:table-cell table:style-name="Table20.D1" office:value-type="string">
            <text:p text:style-name="P22"><text:span text:style-name="T7">4</text:span></text:p>
          </table:table-cell>
        </table:table-row>
      </table:table>
      <text:p text:style-name="Standard"><text:span text:style-name="T17"><text:tab/></text:span></text:p>
      <text:p text:style-name="Standard"><text:span text:style-name="T17"><text:tab/>&lt;TABLE (BYTE LENGTH) 1 2 3 4&gt; <text:s/>--&gt;</text:span></text:p>
      <table:table table:name="Table21" table:style-name="Table21">
        <table:table-column table:style-name="Table21.A" table:number-columns-repeated="2"/>
        <table:table-column table:style-name="Table21.C"/>
        <table:table-column table:style-name="Table21.D"/>
        <table:table-column table:style-name="Table21.E"/>
        <table:table-row table:style-name="Table21.1">
          <table:table-cell table:style-name="Table21.A1" office:value-type="string">
            <text:p text:style-name="P22"><text:span text:style-name="T7">Element 0<text:line-break/>BYTE</text:span></text:p>
          </table:table-cell>
          <table:table-cell table:style-name="Table21.A1" office:value-type="string">
            <text:p text:style-name="P22"><text:span text:style-name="T7">Element 1<text:line-break/>BYTE</text:span></text:p>
          </table:table-cell>
          <table:table-cell table:style-name="Table21.A1" office:value-type="string">
            <text:p text:style-name="P22"><text:span text:style-name="T7">Element 2<text:line-break/>BYTE</text:span></text:p>
          </table:table-cell>
          <table:table-cell table:style-name="Table21.A1" office:value-type="string">
            <text:p text:style-name="P22"><text:span text:style-name="T7">Element 3<text:line-break/>BYTE</text:span></text:p>
          </table:table-cell>
          <table:table-cell table:style-name="Table21.E1" office:value-type="string">
            <text:p text:style-name="P22"><text:span text:style-name="T7">Element 4<text:line-break/>BYTE</text:span></text:p>
          </table:table-cell>
        </table:table-row>
        <table:table-row table:style-name="Table21.1">
          <table:table-cell table:style-name="Table21.A1" office:value-type="string">
            <text:p text:style-name="P22"><text:span text:style-name="T7">4</text:span></text:p>
          </table:table-cell>
          <table:table-cell table:style-name="Table21.A1" office:value-type="string">
            <text:p text:style-name="P22"><text:span text:style-name="T7">1</text:span></text:p>
          </table:table-cell>
          <table:table-cell table:style-name="Table21.A1" office:value-type="string">
            <text:p text:style-name="P22"><text:span text:style-name="T7">2</text:span></text:p>
          </table:table-cell>
          <table:table-cell table:style-name="Table21.A1" office:value-type="string">
            <text:p text:style-name="P22"><text:span text:style-name="T7">3</text:span></text:p>
          </table:table-cell>
          <table:table-cell table:style-name="Table21.E1" office:value-type="string">
            <text:p text:style-name="P22"><text:span text:style-name="T7">4</text:span></text:p>
          </table:table-cell>
        </table:table-row>
      </table:table>
      <text:list xml:id="list63205293229760" text:continue-list="list63205740279349" text:style-name="WWNum3">
        <text:list-item>
          <text:list>
            <text:list-item>
              <text:list>
                <text:list-item>
                  <text:p text:style-name="P86"><text:bookmark text:name="_104agfo"/>TELL</text:p>
                </text:list-item>
              </text:list>
            </text:list-item>
          </text:list>
        </text:list-item>
      </text:list>
      <text:p text:style-name="P41"><text:span text:style-name="T15">&lt;TELL token-commands ...&gt;</text:span></text:p>
      <text:p text:style-name="P43"/>
      <text:p text:style-name="P15"><text:span text:style-name="T3">Print formatted text to screen. There is a set built-in tokens that can be replaced with </text:span><text:span text:style-name="T7">TELL-TOKENS</text:span><text:span text:style-name="T3"> or </text:span>expanded<text:span text:style-name="T3"> with </text:span><text:span text:style-name="T7">ADD-TELL-TOKENS</text:span><text:span text:style-name="T3">.</text:span></text:p>
      <text:p text:style-name="P15"><text:span text:style-name="T3">The built-in tokens are:</text:span></text:p>
      <table:table table:name="Table22" table:style-name="Table22">
        <table:table-column table:style-name="Table22.A"/>
        <table:table-column table:style-name="Table22.B"/>
        <table:table-column table:style-name="Table22.C"/>
        <text:soft-page-break/>
        <table:table-row table:style-name="Table22.1">
          <table:table-cell table:style-name="Table22.A1" office:value-type="string">
            <text:p text:style-name="P22"><text:span text:style-name="T4">Pattern</text:span></text:p>
          </table:table-cell>
          <table:table-cell table:style-name="Table22.A1" office:value-type="string">
            <text:p text:style-name="P21"><text:span text:style-name="T4">Form</text:span></text:p>
          </table:table-cell>
          <table:table-cell table:style-name="Table22.C1" office:value-type="string">
            <text:p text:style-name="P21"><text:span text:style-name="T4">Description</text:span></text:p>
          </table:table-cell>
        </table:table-row>
        <table:table-row table:style-name="Table22.1">
          <table:table-cell table:style-name="Table22.A1" office:value-type="string">
            <text:p text:style-name="P22"><text:span text:style-name="T7">(CR CRLF)</text:span></text:p>
          </table:table-cell>
          <table:table-cell table:style-name="Table22.A1" office:value-type="string">
            <text:p text:style-name="P21"><text:span text:style-name="T7">&lt;CRLF&gt;</text:span></text:p>
          </table:table-cell>
          <table:table-cell table:style-name="Table22.C1" office:value-type="string">
            <text:p text:style-name="P21"><text:span text:style-name="T7">Print CR</text:span></text:p>
          </table:table-cell>
        </table:table-row>
        <table:table-row table:style-name="Table22.1">
          <table:table-cell table:style-name="Table22.A1" office:value-type="string">
            <text:p text:style-name="P22"><text:span text:style-name="T7">D *</text:span></text:p>
          </table:table-cell>
          <table:table-cell table:style-name="Table22.A1" office:value-type="string">
            <text:p text:style-name="P21"><text:span text:style-name="T7">&lt;PRINTD .X&gt;</text:span></text:p>
          </table:table-cell>
          <table:table-cell table:style-name="Table22.C1" office:value-type="string">
            <text:p text:style-name="P21"><text:span text:style-name="T7">Print object-description</text:span></text:p>
          </table:table-cell>
        </table:table-row>
        <table:table-row table:style-name="Table22.1">
          <table:table-cell table:style-name="Table22.A1" office:value-type="string">
            <text:p text:style-name="P22"><text:span text:style-name="T7">N *</text:span></text:p>
          </table:table-cell>
          <table:table-cell table:style-name="Table22.A1" office:value-type="string">
            <text:p text:style-name="P21"><text:span text:style-name="T7">&lt;PRINTN .X&gt;</text:span></text:p>
          </table:table-cell>
          <table:table-cell table:style-name="Table22.C1" office:value-type="string">
            <text:p text:style-name="P21"><text:span text:style-name="T7">Print number</text:span></text:p>
          </table:table-cell>
        </table:table-row>
        <table:table-row table:style-name="Table22.1">
          <table:table-cell table:style-name="Table22.A1" office:value-type="string">
            <text:p text:style-name="P22"><text:span text:style-name="T7">C *</text:span></text:p>
          </table:table-cell>
          <table:table-cell table:style-name="Table22.A1" office:value-type="string">
            <text:p text:style-name="P21"><text:span text:style-name="T7">&lt;PRINTC .X&gt;</text:span></text:p>
          </table:table-cell>
          <table:table-cell table:style-name="Table22.C1" office:value-type="string">
            <text:p text:style-name="P21"><text:span text:style-name="T7">Print character</text:span></text:p>
          </table:table-cell>
        </table:table-row>
        <table:table-row table:style-name="Table22.1">
          <table:table-cell table:style-name="Table22.A1" office:value-type="string">
            <text:p text:style-name="P22"><text:span text:style-name="T7">B *</text:span></text:p>
          </table:table-cell>
          <table:table-cell table:style-name="Table22.A1" office:value-type="string">
            <text:p text:style-name="P21"><text:span text:style-name="T7">&lt;PRINTB .X&gt;</text:span></text:p>
          </table:table-cell>
          <table:table-cell table:style-name="Table22.C1" office:value-type="string">
            <text:p text:style-name="P21"><text:span text:style-name="T7">Print unpacked-string</text:span></text:p>
          </table:table-cell>
        </table:table-row>
      </table:table>
      <text:p text:style-name="P10"/>
      <text:p text:style-name="P15"><text:span text:style-name="T3">Example:</text:span></text:p>
      <text:p text:style-name="P15"><text:span text:style-name="T3"><text:tab/></text:span><text:span text:style-name="T7">&lt;TELL "You have " N ,SCORE " points." CR&gt;<text:line-break/><text:tab/><text:tab/>--&gt;<text:tab/>"You have 42 points.\n"</text:span></text:p>
      <text:list xml:id="list63207025696757" text:continue-numbering="true" text:style-name="WWNum3">
        <text:list-item>
          <text:list>
            <text:list-item>
              <text:list>
                <text:list-item>
                  <text:p text:style-name="P86"><text:bookmark text:name="_3k3xz3h"/>THROW</text:p>
                </text:list-item>
              </text:list>
            </text:list-item>
          </text:list>
        </text:list-item>
      </text:list>
      <text:p text:style-name="P41"><text:span text:style-name="T15">&lt;THROW value stack-frame&gt;</text:span></text:p>
      <text:p text:style-name="P43"/>
      <text:p text:style-name="P41"><text:span text:style-name="T18">Zapf syntax<text:tab/><text:tab/>Inform syntax</text:span></text:p>
      <text:p text:style-name="P41"><text:span text:style-name="T15">THROW<text:tab/><text:tab/><text:tab/><text:tab/>throw</text:span></text:p>
      <text:p text:style-name="P29"/>
      <text:p text:style-name="P27"><text:span text:style-name="T15"><text:tab/>Versions: 5-</text:span></text:p>
      <text:p text:style-name="P43"/>
      <text:p text:style-name="P15"><text:span text:style-name="T3">Used in conjunction with </text:span><text:span text:style-name="T7">CATCH</text:span><text:span text:style-name="T3">. </text:span><text:span text:style-name="T7">THROW</text:span><text:span text:style-name="T3"> sets the stack to </text:span><text:span text:style-name="T7">stack-frame</text:span><text:span text:style-name="T3"> and returns </text:span><text:span text:style-name="T7">value</text:span><text:span text:style-name="T3"> (the result is that execution returns from the routine where the </text:span><text:span text:style-name="T7">stack-frame</text:span><text:span text:style-name="T3"> </text:span>was<text:span text:style-name="T3"> "caught" with </text:span><text:span text:style-name="T7">value</text:span><text:span text:style-name="T3"> as the routines return value. Also see </text:span><text:span text:style-name="T7">CATCH</text:span><text:span text:style-name="T3">.</text:span></text:p>
      <text:p text:style-name="P15"><text:span text:style-name="T3">Example:</text:span></text:p>
      <text:p text:style-name="P27"><text:span text:style-name="T15"><text:tab/>&lt;ROUTINE TEST-CATCH ("AUX" X)</text:span></text:p>
      <text:p text:style-name="P27"><text:span text:style-name="T15"><text:tab/><text:tab/>&lt;SET X &lt;CATCH&gt;&gt;</text:span></text:p>
      <text:p text:style-name="P27"><text:span text:style-name="T15"><text:tab/><text:tab/>&lt;THROWER .X&gt;</text:span></text:p>
      <text:p text:style-name="P27"><text:span text:style-name="T15"><text:tab/><text:tab/>123</text:span></text:p>
      <text:p text:style-name="P27"><text:span text:style-name="T15"><text:tab/>&gt;</text:span></text:p>
      <text:p text:style-name="P29"/>
      <text:p text:style-name="P27"><text:span text:style-name="T15"><text:tab/>&lt;ROUTINE THROWER (F)</text:span></text:p>
      <text:p text:style-name="P27"><text:span text:style-name="T15"><text:tab/><text:tab/>&lt;THROW 456 .F&gt;</text:span></text:p>
      <text:p text:style-name="P27"><text:span text:style-name="T15"><text:tab/>&gt;</text:span></text:p>
      <text:p text:style-name="P29"/>
      <text:p text:style-name="P27"><text:span text:style-name="T15"><text:tab/>&lt;TEST-CATCH&gt;<text:tab/>--&gt;<text:tab/>456 </text:span></text:p>
      <text:list xml:id="list63206438968106" text:continue-numbering="true" text:style-name="WWNum3">
        <text:list-item>
          <text:list>
            <text:list-item>
              <text:list>
                <text:list-item>
                  <text:p text:style-name="P86"><text:bookmark text:name="_1z989ba"/>USL</text:p>
                </text:list-item>
              </text:list>
            </text:list-item>
          </text:list>
        </text:list-item>
      </text:list>
      <text:p text:style-name="P41"><text:span text:style-name="T15">&lt;USL&gt;</text:span></text:p>
      <text:p text:style-name="P43"/>
      <text:p text:style-name="P41"><text:span text:style-name="T18">Zapf syntax<text:tab/><text:tab/>Inform syntax</text:span></text:p>
      <text:p text:style-name="P41"><text:span text:style-name="T15">USL<text:tab/><text:tab/><text:tab/><text:tab/>show_status</text:span></text:p>
      <text:p text:style-name="P43"/>
      <text:p text:style-name="P41"><text:span text:style-name="T15">Versions: 3</text:span></text:p>
      <text:p text:style-name="P43"/>
      <text:p text:style-name="P15"><text:span text:style-name="T3">Update status line. In other versions than 3 this command is ignored.</text:span></text:p>
      <text:list xml:id="list63205283412402" text:continue-numbering="true" text:style-name="WWNum3">
        <text:list-item>
          <text:list>
            <text:list-item>
              <text:list>
                <text:list-item>
                  <text:p text:style-name="P86"><text:bookmark text:name="_4j8vrz3"/>VALUE</text:p>
                </text:list-item>
              </text:list>
            </text:list-item>
          </text:list>
        </text:list-item>
      </text:list>
      <text:p text:style-name="P41"><text:span text:style-name="T15">&lt;VALUE name/number&gt;</text:span></text:p>
      <text:p text:style-name="P43"><text:soft-page-break/></text:p>
      <text:p text:style-name="P41"><text:span text:style-name="T18">Zapf syntax<text:tab/><text:tab/>Inform syntax</text:span></text:p>
      <text:p text:style-name="P41"><text:span text:style-name="T15">VALUE<text:tab/><text:tab/><text:tab/><text:tab/>load</text:span></text:p>
      <text:p text:style-name="P43"/>
      <text:p text:style-name="P27"><text:span text:style-name="T15"><text:tab/>All versions</text:span></text:p>
      <text:p text:style-name="P29"/>
      <text:p text:style-name="P15"><text:span text:style-name="T3">Load </text:span><text:span text:style-name="T7">name/number</text:span><text:span text:style-name="T3">. Command is mostly redundant and rarely used.</text:span></text:p>
      <text:p text:style-name="P15"><text:span text:style-name="T3">Examples:</text:span></text:p>
      <text:p text:style-name="P27"><text:span text:style-name="T15"><text:tab/>&lt;VALUE X&gt;<text:tab/>--&gt;<text:tab/>Loads local or global variable X. Recommended<text:line-break/><text:tab/><text:tab/><text:tab/><text:tab/>to use LVAL or GVAL instead (.X or ,X)</text:span></text:p>
      <text:list xml:id="list63206566330328" text:continue-numbering="true" text:style-name="WWNum3">
        <text:list-item>
          <text:list>
            <text:list-item>
              <text:list>
                <text:list-item>
                  <text:p text:style-name="P86"><text:bookmark text:name="_2ye626w"/>VERIFY</text:p>
                </text:list-item>
              </text:list>
            </text:list-item>
          </text:list>
        </text:list-item>
      </text:list>
      <text:p text:style-name="P41"><text:span text:style-name="T15">&lt;VERIFY&gt;</text:span></text:p>
      <text:p text:style-name="P43"/>
      <text:p text:style-name="P41"><text:span text:style-name="T18">Zapf syntax<text:tab/><text:tab/>Inform syntax</text:span></text:p>
      <text:p text:style-name="P41"><text:span text:style-name="T15">VERIFY<text:tab/><text:tab/><text:tab/>verify</text:span></text:p>
      <text:p text:style-name="P43"/>
      <text:p text:style-name="P41"><text:span text:style-name="T15">All versions</text:span></text:p>
      <text:p text:style-name="P43"/>
      <text:p text:style-name="P15"><text:span text:style-name="T3">Returns true if sum(</text:span><text:span text:style-name="T7">$0040</text:span><text:span text:style-name="T3">:</text:span><text:span text:style-name="T7">PLENTH</text:span><text:span text:style-name="T3"> (byte 26-27 in header)) </text:span><text:span text:style-name="T7">MOD</text:span><text:span text:style-name="T3"> </text:span><text:span text:style-name="T7">$10000</text:span><text:span text:style-name="T3"> = </text:span><text:span text:style-name="T7">PCHKSUM</text:span><text:span text:style-name="T3"> (byte 28-29 in header), otherwise false.</text:span></text:p>
      <text:list xml:id="list63205920116801" text:continue-numbering="true" text:style-name="WWNum3">
        <text:list-item>
          <text:list>
            <text:list-item>
              <text:list>
                <text:list-item>
                  <text:p text:style-name="P86"><text:bookmark text:name="_1djgcep"/>VERSION?</text:p>
                </text:list-item>
              </text:list>
            </text:list-item>
          </text:list>
        </text:list-item>
      </text:list>
      <text:p text:style-name="P41"><text:span text:style-name="T15">&lt;VERSION? (name/number expressions...)...&gt;</text:span></text:p>
      <text:p text:style-name="P43"/>
      <text:p text:style-name="P15"><text:span text:style-name="T7">VERSION?</text:span><text:span text:style-name="T3"> Lets the game use different logic depending on which version the game is compiled in. The version is read from </text:span><text:span text:style-name="T7">ZVERSION</text:span><text:span text:style-name="T3"> (byte 0-1) in the header. Valid </text:span><text:span text:style-name="T7">name/number</text:span><text:span text:style-name="T3"> are:<text:line-break/><text:tab/></text:span><text:span text:style-name="T8">3<text:tab/>ZIP<text:tab/><text:line-break/><text:tab/>4<text:tab/>EZIP<text:line-break/><text:tab/>5<text:tab/>XZIP<text:line-break/><text:tab/>6<text:tab/>YZIP<text:line-break/><text:tab/>7<text:line-break/><text:tab/>8<text:line-break/><text:tab/><text:tab/>ELSE/T</text:span><text:span text:style-name="T15"><text:line-break/></text:span><text:span text:style-name="T3"><text:line-break/>Example:</text:span></text:p>
      <text:p text:style-name="P15"><text:span text:style-name="T7"><text:tab/>&lt;VERSION?<text:line-break/><text:tab/><text:tab/>(ZIP &lt;SET X 1&gt; &lt;SET Y 1&gt;)<text:line-break/><text:tab/><text:tab/>(XZIP &lt;SET X 2&gt; &lt;SET Y 2&gt;)<text:line-break/><text:tab/><text:tab/>(ELSE &lt;SET X 3&gt; &lt;SET Y 2&gt;)<text:line-break/><text:tab/>&gt; <text:s/></text:span></text:p>
      <text:list xml:id="list63205597578165" text:continue-numbering="true" text:style-name="WWNum3">
        <text:list-item>
          <text:list>
            <text:list-item>
              <text:list>
                <text:list-item>
                  <text:p text:style-name="P86"><text:bookmark text:name="_3xj3v2i"/>WINATTR</text:p>
                </text:list-item>
              </text:list>
            </text:list-item>
          </text:list>
        </text:list-item>
      </text:list>
      <text:p text:style-name="P41"><text:span text:style-name="T15">&lt;WINATTR window-number flags operation&gt;</text:span></text:p>
      <text:p text:style-name="P43"/>
      <text:p text:style-name="P41"><text:span text:style-name="T18">Zapf syntax<text:tab/><text:tab/>Inform syntax</text:span></text:p>
      <text:p text:style-name="P41"><text:span text:style-name="T15">WINATTR<text:tab/><text:tab/><text:tab/>window_style</text:span></text:p>
      <text:p text:style-name="P43"/>
      <text:p text:style-name="P41"><text:span text:style-name="T15">Versions: 6-</text:span></text:p>
      <text:p text:style-name="P43"/>
      <text:p text:style-name="P15"><text:span text:style-name="T3">Change flags for </text:span><text:span text:style-name="T7">window-number</text:span><text:span text:style-name="T3">. The </text:span><text:span text:style-name="T7">flags</text:span><text:span text:style-name="T3"> are:<text:line-break/><text:tab/>Bit 0:<text:tab/>Keep text inside margins<text:line-break/><text:tab/>Bit 1:<text:tab/>Scroll when reaching bottom<text:line-break/><text:tab/>Bit 2:<text:tab/>Copy text to stream 2 (printer)<text:line-break/><text:tab/>Bit 3:<text:tab/>Buffer text and word-wrap</text:span></text:p>
      <text:p text:style-name="P15"><text:span text:style-name="T3"><text:s/>The </text:span><text:span text:style-name="T7">opertions</text:span><text:span text:style-name="T3"> are:<text:line-break/><text:tab/>0:<text:tab/>Set to </text:span><text:span text:style-name="T7">flags</text:span><text:span text:style-name="T3"><text:line-break/><text:tab/>1:<text:tab/>Set bits supplied (BOR)<text:line-break/><text:tab/>2:<text:tab/>Clear bits supplied<text:line-break/><text:tab/>3:<text:tab/>Reverse bits supplied</text:span></text:p>
      <text:list xml:id="list63205167579821" text:continue-numbering="true" text:style-name="WWNum3">
        <text:list-item>
          <text:list>
            <text:list-item>
              <text:list>
                <text:list-item>
                  <text:p text:style-name="P86"><text:bookmark text:name="_2coe5ab"/>WINGET</text:p>
                </text:list-item>
              </text:list>
            </text:list-item>
          </text:list>
        </text:list-item>
      </text:list>
      <text:p text:style-name="P41"><text:span text:style-name="T15">&lt;WINGET window-number property&gt;</text:span></text:p>
      <text:p text:style-name="P43"/>
      <text:p text:style-name="P41"><text:soft-page-break/><text:span text:style-name="T18">Zapf syntax<text:tab/><text:tab/>Inform syntax</text:span></text:p>
      <text:p text:style-name="P41"><text:span text:style-name="T15">WINGET<text:tab/><text:tab/><text:tab/>get_wind_prop</text:span></text:p>
      <text:p text:style-name="P43"/>
      <text:p text:style-name="P41"><text:span text:style-name="T15">Versions: 6-</text:span></text:p>
      <text:p text:style-name="P29"/>
      <text:p text:style-name="P15"><text:span text:style-name="T7">Reads property</text:span><text:span text:style-name="T3"> on </text:span><text:span text:style-name="T7">window-number.</text:span></text:p>
      <text:list xml:id="list63206874048461" text:continue-numbering="true" text:style-name="WWNum3">
        <text:list-item>
          <text:list>
            <text:list-item>
              <text:list>
                <text:list-item>
                  <text:p text:style-name="P86"><text:bookmark text:name="_rtofi4"/>WINPOS</text:p>
                </text:list-item>
              </text:list>
            </text:list-item>
          </text:list>
        </text:list-item>
      </text:list>
      <text:p text:style-name="P41"><text:span text:style-name="T15">&lt;WINPOS window-number row column&gt;</text:span></text:p>
      <text:p text:style-name="P43"/>
      <text:p text:style-name="P41"><text:span text:style-name="T18">Zapf syntax<text:tab/><text:tab/>Inform syntax</text:span></text:p>
      <text:p text:style-name="P41"><text:span text:style-name="T15">WINPOS<text:tab/><text:tab/><text:tab/>move_window</text:span></text:p>
      <text:p text:style-name="P43"/>
      <text:p text:style-name="P41"><text:span text:style-name="T15">Versions: 6-</text:span></text:p>
      <text:p text:style-name="P43"/>
      <text:p text:style-name="P15"><text:span text:style-name="T3">Move </text:span><text:span text:style-name="T7">window-number</text:span><text:span text:style-name="T3"> to position </text:span><text:span text:style-name="T7">row</text:span><text:span text:style-name="T3"> </text:span><text:span text:style-name="T7">column</text:span><text:span text:style-name="T3"> (pixels). (1, 1) </text:span>is in the top<text:span text:style-name="T3"> left corner.</text:span></text:p>
      <text:list xml:id="list63205362304279" text:continue-numbering="true" text:style-name="WWNum3">
        <text:list-item>
          <text:list>
            <text:list-item>
              <text:list>
                <text:list-item>
                  <text:p text:style-name="P86"><text:bookmark text:name="_3btby5x"/>WINPUT</text:p>
                </text:list-item>
              </text:list>
            </text:list-item>
          </text:list>
        </text:list-item>
      </text:list>
      <text:p text:style-name="P41"><text:span text:style-name="T15">&lt;WINPUT window-number property value&gt;</text:span></text:p>
      <text:p text:style-name="P43"/>
      <text:p text:style-name="P41"><text:span text:style-name="T18">Zapf syntax<text:tab/><text:tab/>Inform syntax</text:span></text:p>
      <text:p text:style-name="P41"><text:span text:style-name="T15">WINPUT<text:tab/><text:tab/><text:tab/>put_wind_prop</text:span></text:p>
      <text:p text:style-name="P43"/>
      <text:p text:style-name="P41"><text:span text:style-name="T15">Versions: 6-</text:span></text:p>
      <text:p text:style-name="P43"/>
      <text:p text:style-name="P15"><text:span text:style-name="T3">Writes </text:span><text:span text:style-name="T7">value</text:span><text:span text:style-name="T3"> to </text:span><text:span text:style-name="T7">property</text:span><text:span text:style-name="T3"> </text:span><text:span text:style-name="T7">window-number</text:span><text:span text:style-name="T3">.</text:span></text:p>
      <text:list xml:id="list63205164286537" text:continue-numbering="true" text:style-name="WWNum3">
        <text:list-item>
          <text:list>
            <text:list-item>
              <text:list>
                <text:list-item>
                  <text:p text:style-name="P86"><text:bookmark text:name="_1qym8dq"/>WINSIZE</text:p>
                </text:list-item>
              </text:list>
            </text:list-item>
          </text:list>
        </text:list-item>
      </text:list>
      <text:p text:style-name="P41"><text:span text:style-name="T15">&lt;WINSIZE window-number height width&gt;</text:span></text:p>
      <text:p text:style-name="P43"/>
      <text:p text:style-name="P41"><text:span text:style-name="T18">Zapf syntax<text:tab/><text:tab/>Inform syntax</text:span></text:p>
      <text:p text:style-name="P41"><text:span text:style-name="T15">WINSIZE<text:tab/><text:tab/><text:tab/>window_size</text:span></text:p>
      <text:p text:style-name="P43"/>
      <text:p text:style-name="P41"><text:span text:style-name="T15">Varsions: 6-</text:span></text:p>
      <text:p text:style-name="P43"/>
      <text:p text:style-name="P15"><text:span text:style-name="T3">Changes size on </text:span><text:span text:style-name="T7">window-number</text:span><text:span text:style-name="T3">.</text:span></text:p>
      <text:list xml:id="list63207139438959" text:continue-numbering="true" text:style-name="WWNum3">
        <text:list-item>
          <text:list>
            <text:list-item>
              <text:list>
                <text:list-item>
                  <text:p text:style-name="P86"><text:bookmark text:name="_4ay9r1j"/>XPUSH</text:p>
                </text:list-item>
              </text:list>
            </text:list-item>
          </text:list>
        </text:list-item>
      </text:list>
      <text:p text:style-name="P41"><text:span text:style-name="T15">&lt;XPUSH value stack&gt;</text:span></text:p>
      <text:p text:style-name="P43"/>
      <text:p text:style-name="P41"><text:soft-page-break/><text:span text:style-name="T18">Zapf syntax<text:tab/><text:tab/>Inform syntax</text:span></text:p>
      <text:p text:style-name="P41"><text:span text:style-name="T15">XPUSH<text:tab/><text:tab/><text:tab/><text:tab/>push_stack</text:span></text:p>
      <text:p text:style-name="P43"/>
      <text:p text:style-name="P41"><text:span text:style-name="T15">Versions: 6-</text:span></text:p>
      <text:p text:style-name="P43"/>
      <text:p text:style-name="P15"><text:span text:style-name="T3">Push </text:span><text:span text:style-name="T7">value</text:span><text:span text:style-name="T3"> on </text:span><text:span text:style-name="T7">stack</text:span><text:span text:style-name="T3">.</text:span></text:p>
      <text:p text:style-name="P15"><text:span text:style-name="T3">Example:</text:span></text:p>
      <text:p text:style-name="P15"><text:span text:style-name="T7"><text:tab/>&lt;GLOBAL MY-STACK &lt;TABLE 1 0 0 0&gt;&gt;<text:line-break/><text:tab/>&lt;XPUSH 123 ,MY-STACK&gt;<text:tab/>--&gt;<text:tab/>MY-STACK &lt;TABLE 2 0 123 0&gt;</text:span></text:p>
      <text:list xml:id="list63205817921387" text:continue-numbering="true" text:style-name="WWNum3">
        <text:list-item>
          <text:list>
            <text:list-item>
              <text:list>
                <text:list-item>
                  <text:p text:style-name="P86"><text:bookmark text:name="_2q3k19c"/>ZWSTR</text:p>
                </text:list-item>
              </text:list>
            </text:list-item>
          </text:list>
        </text:list-item>
      </text:list>
      <text:p text:style-name="P41"><text:span text:style-name="T15">&lt;ZWSTR src-table length offset dest-table&gt;</text:span></text:p>
      <text:p text:style-name="P43"/>
      <text:p text:style-name="P41"><text:span text:style-name="T18">Zapf syntax<text:tab/><text:tab/>Inform syntax</text:span></text:p>
      <text:p text:style-name="P41"><text:span text:style-name="T15">ZWSTR<text:tab/><text:tab/><text:tab/><text:tab/>encode_text</text:span></text:p>
      <text:p text:style-name="P43"/>
      <text:p text:style-name="P41"><text:span text:style-name="T15">Varsions: 5-</text:span></text:p>
      <text:p text:style-name="P43"/>
      <text:p text:style-name="P15"><text:span text:style-name="T3">Encode </text:span><text:span text:style-name="T7">length</text:span><text:span text:style-name="T3"> characters starting at </text:span><text:span text:style-name="T7">offset</text:span><text:span text:style-name="T3"> from ZSCII word </text:span><text:span text:style-name="T7">zscii-text</text:span><text:span text:style-name="T3"> and stores result in 6-byte Z-encoded </text:span><text:span text:style-name="T7">dest-table</text:span><text:span text:style-name="T3">.</text:span></text:p>
      <text:p text:style-name="P15"><text:span text:style-name="T3">Example:</text:span></text:p>
      <text:p text:style-name="P15"><text:span text:style-name="T7"><text:tab/>&lt;GLOBAL SRCBUF &lt;TABLE (STRING) "hello"&gt;&gt;<text:line-break/><text:tab/>&lt;GLOBAL DSTBUF &lt;TABLE 0 0 0&gt;&gt;<text:line-break/><text:line-break/><text:tab/>&lt;ZWSTR ,SRCBUF 5 1 ,DSTBUF&gt;<text:line-break/><text:tab/>&lt;PRINTB ,DSTBUF&gt;<text:tab/><text:tab/>--&gt;<text:tab/>"hello"</text:span></text:p>
      <text:list xml:id="list63207256566664" text:continue-numbering="true" text:style-name="WWNum3">
        <text:list-item>
          <text:list>
            <text:list-item>
              <text:p text:style-name="P94"><text:bookmark text:name="_158ubh5"/></text:p>
            </text:list-item>
            <text:list-item>
              <text:p text:style-name="P95"><text:bookmark text:name="_hg55qag1kvng"/>Appendix A: Other Z-machine OP-codes</text:p>
            </text:list-item>
          </text:list>
        </text:list-item>
      </text:list>
      <text:p text:style-name="P15"><text:span text:style-name="T3">These OP-codes don't have direct ZIL-equivalent (they are used to call routines and control the program counter).</text:span></text:p>
      <text:p text:style-name="P15"><text:span text:style-name="T3">Sources:</text:span></text:p>
      <text:p text:style-name="P15"><text:span text:style-name="T2"><text:tab/>The Z-Machine Standards Document, Graham Nelso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7"><text:span text:style-name="T18">ZAPF syntax</text:span></text:p>
          </table:table-cell>
          <table:table-cell table:style-name="Table23.A1" office:value-type="string">
            <text:p text:style-name="P27"><text:span text:style-name="T18">Inform Syntax</text:span></text:p>
          </table:table-cell>
          <table:table-cell table:style-name="Table23.C1" office:value-type="string">
            <text:p text:style-name="P27"><text:span text:style-name="T18">Description (Z specifikations 1.0)</text:span></text:p>
          </table:table-cell>
        </table:table-row>
        <table:table-row table:style-name="Table23.1">
          <table:table-cell table:style-name="Table23.A1" office:value-type="string">
            <text:p text:style-name="P27"><text:span text:style-name="T19">CALL1</text:span></text:p>
          </table:table-cell>
          <table:table-cell table:style-name="Table23.A1" office:value-type="string">
            <text:p text:style-name="P27"><text:span text:style-name="T19">call_1s</text:span></text:p>
          </table:table-cell>
          <table:table-cell table:style-name="Table23.C1" office:value-type="string">
            <text:p text:style-name="P27"><text:span text:style-name="T24">Executes routine() and stores resulting return value. </text:span></text:p>
          </table:table-cell>
        </table:table-row>
        <table:table-row table:style-name="Table23.1">
          <table:table-cell table:style-name="Table23.A1" office:value-type="string">
            <text:p text:style-name="P27"><text:span text:style-name="T19">CALL2</text:span></text:p>
          </table:table-cell>
          <table:table-cell table:style-name="Table23.A1" office:value-type="string">
            <text:p text:style-name="P27"><text:span text:style-name="T19">call_2s</text:span></text:p>
          </table:table-cell>
          <table:table-cell table:style-name="Table23.C1" office:value-type="string">
            <text:p text:style-name="P27"><text:span text:style-name="T24">Executes routine(arg1) and stores resulting return value. </text:span></text:p>
          </table:table-cell>
        </table:table-row>
        <table:table-row table:style-name="Table23.1">
          <table:table-cell table:style-name="Table23.A1" office:value-type="string">
            <text:p text:style-name="P27"><text:span text:style-name="T19">CALL</text:span></text:p>
          </table:table-cell>
          <table:table-cell table:style-name="Table23.A1" office:value-type="string">
            <text:p text:style-name="P27"><text:span text:style-name="T19">call_vs</text:span></text:p>
          </table:table-cell>
          <table:table-cell table:style-name="Table23.C1" office:value-type="string">
            <text:p text:style-name="P27"><text:span text:style-name="T24">The only call instruction in Version 3. It calls the routine with 0, 1, 2 or 3 arguments as supplied and stores the resulting return value. (When the address 0 is called as a routine, nothing happens and the return value is false.) </text:span></text:p>
          </table:table-cell>
        </table:table-row>
        <table:table-row table:style-name="Table23.1">
          <table:table-cell table:style-name="Table23.A1" office:value-type="string">
            <text:p text:style-name="P27"><text:span text:style-name="T19">ICALL1</text:span></text:p>
          </table:table-cell>
          <table:table-cell table:style-name="Table23.A1" office:value-type="string">
            <text:p text:style-name="P27"><text:span text:style-name="T19">call_1n</text:span></text:p>
          </table:table-cell>
          <table:table-cell table:style-name="Table23.C1" office:value-type="string">
            <text:p text:style-name="P27"><text:span text:style-name="T24">Executes routine() and throws away the <text:s/>result. </text:span></text:p>
          </table:table-cell>
        </table:table-row>
        <table:table-row table:style-name="Table23.1">
          <table:table-cell table:style-name="Table23.A1" office:value-type="string">
            <text:p text:style-name="P27"><text:span text:style-name="T19">ICALL2</text:span></text:p>
          </table:table-cell>
          <table:table-cell table:style-name="Table23.A1" office:value-type="string">
            <text:p text:style-name="P27"><text:span text:style-name="T19">call_2n</text:span></text:p>
          </table:table-cell>
          <table:table-cell table:style-name="Table23.C1" office:value-type="string">
            <text:p text:style-name="P27"><text:span text:style-name="T24">Executes routine(arg1) and throws away the result. </text:span></text:p>
          </table:table-cell>
        </table:table-row>
        <table:table-row table:style-name="Table23.1">
          <table:table-cell table:style-name="Table23.A1" office:value-type="string">
            <text:p text:style-name="P27"><text:span text:style-name="T19">ICALL</text:span></text:p>
          </table:table-cell>
          <table:table-cell table:style-name="Table23.A1" office:value-type="string">
            <text:p text:style-name="P27"><text:span text:style-name="T19">call_vn</text:span></text:p>
          </table:table-cell>
          <table:table-cell table:style-name="Table23.C1" office:value-type="string">
            <text:p text:style-name="P27"><text:span text:style-name="T24">Like </text:span><text:span text:style-name="T19">CALL</text:span><text:span text:style-name="T24">, but throws away the result. </text:span></text:p>
          </table:table-cell>
        </table:table-row>
        <table:table-row table:style-name="Table23.1">
          <table:table-cell table:style-name="Table23.A1" office:value-type="string">
            <text:p text:style-name="P27"><text:span text:style-name="T19">IXCALL</text:span></text:p>
          </table:table-cell>
          <table:table-cell table:style-name="Table23.A1" office:value-type="string">
            <text:p text:style-name="P27"><text:span text:style-name="T19">call_vn2</text:span></text:p>
          </table:table-cell>
          <table:table-cell table:style-name="Table23.C1" office:value-type="string">
            <text:p text:style-name="P27"><text:span text:style-name="T19">CALL</text:span><text:span text:style-name="T24">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span></text:p>
          </table:table-cell>
        </table:table-row>
        <table:table-row table:style-name="Table23.1">
          <table:table-cell table:style-name="Table23.A1" office:value-type="string">
            <text:p text:style-name="P27"><text:span text:style-name="T19">JUMP</text:span></text:p>
          </table:table-cell>
          <table:table-cell table:style-name="Table23.A1" office:value-type="string">
            <text:p text:style-name="P27"><text:span text:style-name="T19">jump</text:span></text:p>
          </table:table-cell>
          <table:table-cell table:style-name="Table23.C1" office:value-type="string">
            <text:p text:style-name="P27"><text:span text:style-name="T24">Jump (unconditionally) to the given label. (This is not a branch instruction and the operand is a 2-byte signed offset to apply to the program counter.) It is legal for this to jump into a different routine (which should not change the routine call state), although it is considered bad practice to do so and the Txd disassembler is confused by it.</text:span><text:span text:style-name="T19"> </text:span></text:p>
          </table:table-cell>
        </table:table-row>
        <table:table-row table:style-name="Table23.1">
          <table:table-cell table:style-name="Table23.A1" office:value-type="string">
            <text:p text:style-name="P27"><text:span text:style-name="T19">NOOP</text:span></text:p>
          </table:table-cell>
          <table:table-cell table:style-name="Table23.A1" office:value-type="string">
            <text:p text:style-name="P27"><text:span text:style-name="T19">nop</text:span></text:p>
          </table:table-cell>
          <table:table-cell table:style-name="Table23.C1" office:value-type="string">
            <text:p text:style-name="P27"><text:span text:style-name="T24">Probably the official "no operation" instruction, which, appropriately, was never operated (in any of the Infocom datafiles): it may once have been a breakpoint.</text:span><text:span text:style-name="T19"> </text:span></text:p>
          </table:table-cell>
        </table:table-row>
        <table:table-row table:style-name="Table23.1">
          <table:table-cell table:style-name="Table23.A1" office:value-type="string">
            <text:p text:style-name="P27"><text:span text:style-name="T19">XCALL</text:span></text:p>
          </table:table-cell>
          <table:table-cell table:style-name="Table23.A1" office:value-type="string">
            <text:p text:style-name="P27"><text:span text:style-name="T19">call_vs2</text:span></text:p>
          </table:table-cell>
          <table:table-cell table:style-name="Table23.C1" office:value-type="string">
            <text:p text:style-name="P27"><text:span text:style-name="T24">Like </text:span><text:span text:style-name="T19">IXCALL</text:span><text:span text:style-name="T24">, but </text:span>stores the resulting<text:span text:style-name="T24"> value. </text:span></text:p>
          </table:table-cell>
        </table:table-row>
      </table:table>
      <text:p text:style-name="P30"/>
      <text:list xml:id="list63205227883419" text:continue-numbering="true" text:style-name="WWNum3">
        <text:list-item>
          <text:list>
            <text:list-item>
              <text:p text:style-name="P94"><text:bookmark text:name="_3p8hu4y"/>Appendix B – Field-spec for header</text:p>
            </text:list-item>
          </text:list>
        </text:list-item>
      </text:list>
      <text:p text:style-name="P15"><text:span text:style-name="T3">The information here is mostly from </text:span><text:span text:style-name="T2">The Z-Machine Standards Document, Graham Nelson </text:span><text:span text:style-name="T3">and ZILF Source Code. See </text:span><text:span text:style-name="T2">The Z-Machine Standards Document </text:span><text:span text:style-name="T3">for a more detailed discussion. The </text:span><text:span text:style-name="T7">field-spec</text:span><text:span text:style-name="T3"> is used in </text:span><text:span text:style-name="T7">LOWCORE</text:span><text:span text:style-name="T3"> and </text:span><text:span text:style-name="T7">LOWCORE-TABLE</text:span><text:span text:style-name="T3">.</text:span></text:p>
      <text:list xml:id="list63205712682614" text:continue-numbering="true" text:style-name="WWNum3">
        <text:list-item>
          <text:list>
            <text:list-item>
              <text:list>
                <text:list-item>
                  <text:p text:style-name="P86"><text:bookmark text:name="_24ds4cr"/>Ordinary header</text:p>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P21"><text:span text:style-name="T4">Field-spec</text:span></text:p>
          </table:table-cell>
          <table:table-cell table:style-name="Table24.A1" office:value-type="string">
            <text:p text:style-name="P22"><text:span text:style-name="T4">Byte</text:span></text:p>
          </table:table-cell>
          <table:table-cell table:style-name="Table24.A1" office:value-type="string">
            <text:p text:style-name="P22"><text:span text:style-name="T4">Ver</text:span></text:p>
          </table:table-cell>
          <table:table-cell table:style-name="Table24.A1" office:value-type="string">
            <text:p text:style-name="P22"><text:span text:style-name="T4">R/W</text:span></text:p>
          </table:table-cell>
          <table:table-cell table:style-name="Table24.E1" office:value-type="string">
            <text:p text:style-name="P21"><text:span text:style-name="T4">Description</text:span></text:p>
          </table:table-cell>
        </table:table-row>
        <table:table-row table:style-name="Table24.1">
          <table:table-cell table:style-name="Table24.A1" office:value-type="string">
            <text:p text:style-name="P21"><text:span text:style-name="T7">ZVERSION</text:span></text:p>
          </table:table-cell>
          <table:table-cell table:style-name="Table24.A1" office:value-type="string">
            <text:p text:style-name="P22"><text:span text:style-name="T7">0-1</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Byte 0 Version number</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1-3</text:span></text:p>
          </table:table-cell>
          <table:table-cell table:style-name="Table24.A1" office:value-type="string">
            <text:p text:style-name="P22"><text:span text:style-name="T7">-</text:span></text:p>
          </table:table-cell>
          <table:table-cell table:style-name="Table24.E1" office:value-type="string">
            <text:p text:style-name="P21"><text:span text:style-name="T3">Byte 1 Flag 1</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1: Status line type: 0=score/turns, 1=hh:mm</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2: Story file split over two disc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3: Tandy-bit</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4: Status line not available</text:span></text:p>
          </table:table-cell>
        </table:table-row>
        <text:soft-page-break/>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5: Screen-splitting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6: Is a proportional font the default</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4-</text:span></text:p>
          </table:table-cell>
          <table:table-cell table:style-name="Table24.A1" office:value-type="string">
            <text:p text:style-name="P22"><text:span text:style-name="T7">-</text:span></text:p>
          </table:table-cell>
          <table:table-cell table:style-name="Table24.E1" office:value-type="string">
            <text:p text:style-name="P21"><text:span text:style-name="T3">*01 Flag 1</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0: Colors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1: Picture displaying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2: Bold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3: Italic available</text:span></text:p>
          </table:table-cell>
        </table:table-row>
        <text:soft-page-break/>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4: Monospace (fixed) font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5: Sound effects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7: Timed keyboard input available</text:span></text:p>
          </table:table-cell>
        </table:table-row>
        <table:table-row table:style-name="Table24.1">
          <table:table-cell table:style-name="Table24.A1" office:value-type="string">
            <text:p text:style-name="P21"><text:span text:style-name="T7">ZORKID/RELEASEID</text:span></text:p>
          </table:table-cell>
          <table:table-cell table:style-name="Table24.A1" office:value-type="string">
            <text:p text:style-name="P22"><text:span text:style-name="T7">2-3</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Release number (word).</text:span></text:p>
            <text:p text:style-name="P21"><text:span text:style-name="T3">Note: </text:span>Traditionally<text:span text:style-name="T3"> in Infocom only 11 bits are used for release-id (binary and *3777*). That </text:span>suggests<text:span text:style-name="T3"> that the higher 5 bits sometime was used or reserved for other information.</text:span></text:p>
          </table:table-cell>
        </table:table-row>
        <table:table-row table:style-name="Table24.1">
          <table:table-cell table:style-name="Table24.A1" office:value-type="string">
            <text:p text:style-name="P21"><text:span text:style-name="T7">ENDLOD</text:span></text:p>
          </table:table-cell>
          <table:table-cell table:style-name="Table24.A1" office:value-type="string">
            <text:p text:style-name="P22"><text:span text:style-name="T7">4-5</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Base of high memory (byte address)</text:span></text:p>
          </table:table-cell>
        </table:table-row>
        <table:table-row table:style-name="Table24.1">
          <table:table-cell table:style-name="Table24.A1" office:value-type="string">
            <text:p text:style-name="P21"><text:span text:style-name="T7">START</text:span></text:p>
          </table:table-cell>
          <table:table-cell table:style-name="Table24.A1" office:value-type="string">
            <text:p text:style-name="P22"><text:span text:style-name="T7">6-7</text:span></text:p>
          </table:table-cell>
          <table:table-cell table:style-name="Table24.A1" office:value-type="string">
            <text:p text:style-name="P22"><text:span text:style-name="T7">1-5</text:span></text:p>
          </table:table-cell>
          <table:table-cell table:style-name="Table24.A1" office:value-type="string">
            <text:p text:style-name="P22"><text:span text:style-name="T7">R</text:span></text:p>
          </table:table-cell>
          <table:table-cell table:style-name="Table24.E1" office:value-type="string">
            <text:p text:style-name="P21"><text:span text:style-name="T3">Initial value of program counter (byte addres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6</text:span></text:p>
          </table:table-cell>
          <table:table-cell table:style-name="Table24.A1" office:value-type="string">
            <text:p text:style-name="P22"><text:span text:style-name="T7">R</text:span></text:p>
          </table:table-cell>
          <table:table-cell table:style-name="Table24.E1" office:value-type="string">
            <text:p text:style-name="P21"><text:span text:style-name="T3">Packed address of initial "main" routine</text:span></text:p>
          </table:table-cell>
        </table:table-row>
        <text:soft-page-break/>
        <table:table-row table:style-name="Table24.1">
          <table:table-cell table:style-name="Table24.A1" office:value-type="string">
            <text:p text:style-name="P21"><text:span text:style-name="T7">VOCAB</text:span></text:p>
          </table:table-cell>
          <table:table-cell table:style-name="Table24.A1" office:value-type="string">
            <text:p text:style-name="P22"><text:span text:style-name="T7">8-9</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Location of dictionary (byte address)</text:span></text:p>
          </table:table-cell>
        </table:table-row>
        <table:table-row table:style-name="Table24.1">
          <table:table-cell table:style-name="Table24.A1" office:value-type="string">
            <text:p text:style-name="P21"><text:span text:style-name="T7">OBJECT</text:span></text:p>
          </table:table-cell>
          <table:table-cell table:style-name="Table24.A1" office:value-type="string">
            <text:p text:style-name="P22"><text:span text:style-name="T7">*10-11</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Location of object table (byte address)</text:span></text:p>
          </table:table-cell>
        </table:table-row>
        <table:table-row table:style-name="Table24.1">
          <table:table-cell table:style-name="Table24.A1" office:value-type="string">
            <text:p text:style-name="P21"><text:span text:style-name="T7">GLOBALS</text:span></text:p>
          </table:table-cell>
          <table:table-cell table:style-name="Table24.A1" office:value-type="string">
            <text:p text:style-name="P22"><text:span text:style-name="T7">*12-13</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Location of global variables table(byte address)</text:span></text:p>
          </table:table-cell>
        </table:table-row>
        <table:table-row table:style-name="Table24.1">
          <table:table-cell table:style-name="Table24.A1" office:value-type="string">
            <text:p text:style-name="P21"><text:span text:style-name="T7">PURBOT</text:span></text:p>
          </table:table-cell>
          <table:table-cell table:style-name="Table24.A1" office:value-type="string">
            <text:p text:style-name="P22"><text:span text:style-name="T7">*14-15</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Base of static memory (byte address)</text:span></text:p>
          </table:table-cell>
        </table:table-row>
        <table:table-row table:style-name="Table24.1">
          <table:table-cell table:style-name="Table24.A1" office:value-type="string">
            <text:p text:style-name="P21"><text:span text:style-name="T7">FLAGS</text:span></text:p>
          </table:table-cell>
          <table:table-cell table:style-name="Table24.A1" office:value-type="string">
            <text:p text:style-name="P22"><text:span text:style-name="T7">*16-17</text:span></text:p>
          </table:table-cell>
          <table:table-cell table:style-name="Table24.A1" office:value-type="string">
            <text:p text:style-name="P22"><text:span text:style-name="T7">-</text:span></text:p>
          </table:table-cell>
          <table:table-cell table:style-name="Table24.A1" office:value-type="string">
            <text:p text:style-name="P22"><text:span text:style-name="T7">-</text:span></text:p>
          </table:table-cell>
          <table:table-cell table:style-name="Table24.E1" office:value-type="string">
            <text:p text:style-name="P21"><text:span text:style-name="T3">Flags 2:</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1-</text:span></text:p>
          </table:table-cell>
          <table:table-cell table:style-name="Table24.A1" office:value-type="string">
            <text:p text:style-name="P22"><text:span text:style-name="T7">R/W</text:span></text:p>
          </table:table-cell>
          <table:table-cell table:style-name="Table24.E1" office:value-type="string">
            <text:p text:style-name="P21"><text:span text:style-name="T3">Bit 0: Set when transcripting is on</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3-</text:span></text:p>
          </table:table-cell>
          <table:table-cell table:style-name="Table24.A1" office:value-type="string">
            <text:p text:style-name="P22"><text:span text:style-name="T7">R/W</text:span></text:p>
          </table:table-cell>
          <table:table-cell table:style-name="Table24.E1" office:value-type="string">
            <text:p text:style-name="P21"><text:span text:style-name="T3">Bit 1: Set to force printing in monospace font</text:span></text:p>
          </table:table-cell>
        </table:table-row>
        <text:soft-page-break/>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6-</text:span></text:p>
          </table:table-cell>
          <table:table-cell table:style-name="Table24.A1" office:value-type="string">
            <text:p text:style-name="P22"><text:span text:style-name="T7">R/W</text:span></text:p>
          </table:table-cell>
          <table:table-cell table:style-name="Table24.E1" office:value-type="string">
            <text:p text:style-name="P21"><text:span text:style-name="T3">Bit 2: Int sets to request screen redraw, game clears when it complies with thi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Bit 3: If set, game wants to use picture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Bit 4: Amigs ver of "The Lurking Horror" sets this probably sound.</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Bit 4: If set, game wants to use UNDO</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Bit 5: If set, game wants to use mous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Bit 6:If set, game wants to use color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Bit 7: If set, </text:span>game<text:span text:style-name="T3"> wants to use sound</text:span></text:p>
          </table:table-cell>
        </table:table-row>
        <text:soft-page-break/>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6</text:span></text:p>
          </table:table-cell>
          <table:table-cell table:style-name="Table24.A1" office:value-type="string">
            <text:p text:style-name="P22"><text:span text:style-name="T7">R</text:span></text:p>
          </table:table-cell>
          <table:table-cell table:style-name="Table24.E1" office:value-type="string">
            <text:p text:style-name="P21"><text:span text:style-name="T3">Bit 8: If set, </text:span>game<text:span text:style-name="T3"> wants to use menu</text:span></text:p>
          </table:table-cell>
        </table:table-row>
        <table:table-row table:style-name="Table24.1">
          <table:table-cell table:style-name="Table24.A1" office:value-type="string">
            <text:p text:style-name="P21"><text:span text:style-name="T7">SERIAL</text:span></text:p>
          </table:table-cell>
          <table:table-cell table:style-name="Table24.A1" office:value-type="string">
            <text:p text:style-name="P22"><text:span text:style-name="T7">18-19</text:span></text:p>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Serial number,YY-part</text:span></text:p>
          </table:table-cell>
        </table:table-row>
        <table:table-row table:style-name="Table24.1">
          <table:table-cell table:style-name="Table24.A1" office:value-type="string">
            <text:p text:style-name="P21"><text:span text:style-name="T7">SERI1</text:span></text:p>
          </table:table-cell>
          <table:table-cell table:style-name="Table24.A1" office:value-type="string">
            <text:p text:style-name="P22"><text:span text:style-name="T7">20-21</text:span></text:p>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Serial number,MM-part</text:span></text:p>
          </table:table-cell>
        </table:table-row>
        <table:table-row table:style-name="Table24.1">
          <table:table-cell table:style-name="Table24.A1" office:value-type="string">
            <text:p text:style-name="P21"><text:span text:style-name="T7">SERI2</text:span></text:p>
          </table:table-cell>
          <table:table-cell table:style-name="Table24.A1" office:value-type="string">
            <text:p text:style-name="P22"><text:span text:style-name="T7">22-23</text:span></text:p>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Serial number,DD-part</text:span></text:p>
          </table:table-cell>
        </table:table-row>
        <table:table-row table:style-name="Table24.1">
          <table:table-cell table:style-name="Table24.A1" office:value-type="string">
            <text:p text:style-name="P21"><text:span text:style-name="T7">FWORDS</text:span></text:p>
          </table:table-cell>
          <table:table-cell table:style-name="Table24.A1" office:value-type="string">
            <text:p text:style-name="P22"><text:span text:style-name="T7">24-25</text:span></text:p>
          </table:table-cell>
          <table:table-cell table:style-name="Table24.A1" office:value-type="string">
            <text:p text:style-name="P22"><text:span text:style-name="T7">2-</text:span></text:p>
          </table:table-cell>
          <table:table-cell table:style-name="Table24.A1" office:value-type="string">
            <text:p text:style-name="P22"><text:span text:style-name="T7">R</text:span></text:p>
          </table:table-cell>
          <table:table-cell table:style-name="Table24.E1" office:value-type="string">
            <text:p text:style-name="P21"><text:span text:style-name="T3">Location of abbreviations table (byte </text:span>address<text:span text:style-name="T3">)</text:span></text:p>
          </table:table-cell>
        </table:table-row>
        <table:table-row table:style-name="Table24.1">
          <table:table-cell table:style-name="Table24.A1" office:value-type="string">
            <text:p text:style-name="P21"><text:span text:style-name="T7">PLENTH</text:span></text:p>
          </table:table-cell>
          <table:table-cell table:style-name="Table24.A1" office:value-type="string">
            <text:p text:style-name="P22"><text:span text:style-name="T7">26-27</text:span></text:p>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Length of file</text:span></text:p>
          </table:table-cell>
        </table:table-row>
        <table:table-row table:style-name="Table24.1">
          <table:table-cell table:style-name="Table24.A1" office:value-type="string">
            <text:p text:style-name="P21"><text:span text:style-name="T7">PCHKSUM</text:span></text:p>
          </table:table-cell>
          <table:table-cell table:style-name="Table24.A1" office:value-type="string">
            <text:p text:style-name="P22"><text:span text:style-name="T7">28-29</text:span></text:p>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File checksum</text:span></text:p>
          </table:table-cell>
        </table:table-row>
        <text:soft-page-break/>
        <table:table-row table:style-name="Table24.1">
          <table:table-cell table:style-name="Table24.A1" office:value-type="string">
            <text:p text:style-name="P21"><text:span text:style-name="T7">INTWRD</text:span></text:p>
          </table:table-cell>
          <table:table-cell table:style-name="Table24.A1" office:value-type="string">
            <text:p text:style-name="P22"><text:span text:style-name="T7">30-31</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Interpreter </text:span>number and<text:span text:style-name="T3"> version</text:span></text:p>
          </table:table-cell>
        </table:table-row>
        <table:table-row table:style-name="Table24.1">
          <table:table-cell table:style-name="Table24.A1" office:value-type="string">
            <text:p text:style-name="P21"><text:span text:style-name="T7">INTID</text:span></text:p>
          </table:table-cell>
          <table:table-cell table:style-name="Table24.A1" office:value-type="string">
            <text:p text:style-name="P22"><text:span text:style-name="T7">30</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Interpreter number</text:span></text:p>
          </table:table-cell>
        </table:table-row>
        <table:table-row table:style-name="Table24.1">
          <table:table-cell table:style-name="Table24.A1" office:value-type="string">
            <text:p text:style-name="P21"><text:span text:style-name="T7">INTVER</text:span></text:p>
          </table:table-cell>
          <table:table-cell table:style-name="Table24.A1" office:value-type="string">
            <text:p text:style-name="P22"><text:span text:style-name="T7">31</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Interpreter version</text:span></text:p>
          </table:table-cell>
        </table:table-row>
        <table:table-row table:style-name="Table24.1">
          <table:table-cell table:style-name="Table24.A1" office:value-type="string">
            <text:p text:style-name="P21"><text:span text:style-name="T7">SCRWRD</text:span></text:p>
          </table:table-cell>
          <table:table-cell table:style-name="Table24.A1" office:value-type="string">
            <text:p text:style-name="P22"><text:span text:style-name="T7">32-33</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Screen width and </text:span>height</text:p>
          </table:table-cell>
        </table:table-row>
        <table:table-row table:style-name="Table24.1">
          <table:table-cell table:style-name="Table24.A1" office:value-type="string">
            <text:p text:style-name="P21"><text:span text:style-name="T7">SCRV</text:span></text:p>
          </table:table-cell>
          <table:table-cell table:style-name="Table24.A1" office:value-type="string">
            <text:p text:style-name="P22"><text:span text:style-name="T7">32</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Screen height(lines), 255 = infinite</text:span></text:p>
          </table:table-cell>
        </table:table-row>
        <table:table-row table:style-name="Table24.1">
          <table:table-cell table:style-name="Table24.A1" office:value-type="string">
            <text:p text:style-name="P21"><text:span text:style-name="T7">SCRH</text:span></text:p>
          </table:table-cell>
          <table:table-cell table:style-name="Table24.A1" office:value-type="string">
            <text:p text:style-name="P22"><text:span text:style-name="T7">33</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Screen width (characters)</text:span></text:p>
          </table:table-cell>
        </table:table-row>
        <table:table-row table:style-name="Table24.1">
          <table:table-cell table:style-name="Table24.A1" office:value-type="string">
            <text:p text:style-name="P21"><text:span text:style-name="T7">HWRD</text:span></text:p>
          </table:table-cell>
          <table:table-cell table:style-name="Table24.A1" office:value-type="string">
            <text:p text:style-name="P22"><text:span text:style-name="T7">34-35</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Screen width in units</text:span></text:p>
          </table:table-cell>
        </table:table-row>
        <text:soft-page-break/>
        <table:table-row table:style-name="Table24.1">
          <table:table-cell table:style-name="Table24.A1" office:value-type="string">
            <text:p text:style-name="P21"><text:span text:style-name="T7">VWRD</text:span></text:p>
          </table:table-cell>
          <table:table-cell table:style-name="Table24.A1" office:value-type="string">
            <text:p text:style-name="P22"><text:span text:style-name="T7">36-37</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Screen height in units</text:span></text:p>
          </table:table-cell>
        </table:table-row>
        <table:table-row table:style-name="Table24.1">
          <table:table-cell table:style-name="Table24.A1" office:value-type="string">
            <text:p text:style-name="P21"><text:span text:style-name="T7">FWRD</text:span></text:p>
          </table:table-cell>
          <table:table-cell table:style-name="Table24.A1" office:value-type="string">
            <text:p text:style-name="P22"><text:span text:style-name="T7">38-39</text:span></text:p>
          </table:table-cell>
          <table:table-cell table:style-name="Table24.A1" office:value-type="string">
            <text:p text:style-name="P22"><text:span text:style-name="T7">-</text:span></text:p>
          </table:table-cell>
          <table:table-cell table:style-name="Table24.A1" office:value-type="string">
            <text:p text:style-name="P22"><text:span text:style-name="T7">R</text:span></text:p>
          </table:table-cell>
          <table:table-cell table:style-name="Table24.E1" office:value-type="string">
            <text:p text:style-name="P21"><text:span text:style-name="T3">Font width and height</text:span></text:p>
          </table:table-cell>
        </table:table-row>
        <table:table-row table:style-name="Table24.1">
          <table:table-cell table:style-name="Table24.A1" office:value-type="string">
            <text:p text:style-name="P24"/>
          </table:table-cell>
          <table:table-cell table:style-name="Table24.A1" office:value-type="string">
            <text:p text:style-name="P22"><text:span text:style-name="T7">38</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Font width in units (width of '0')</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6-</text:span></text:p>
          </table:table-cell>
          <table:table-cell table:style-name="Table24.A1" office:value-type="string">
            <text:p text:style-name="P22"><text:span text:style-name="T7">R</text:span></text:p>
          </table:table-cell>
          <table:table-cell table:style-name="Table24.E1" office:value-type="string">
            <text:p text:style-name="P21"><text:span text:style-name="T3">Font height in units</text:span></text:p>
          </table:table-cell>
        </table:table-row>
        <table:table-row table:style-name="Table24.1">
          <table:table-cell table:style-name="Table24.A1" office:value-type="string">
            <text:p text:style-name="P24"/>
          </table:table-cell>
          <table:table-cell table:style-name="Table24.A1" office:value-type="string">
            <text:p text:style-name="P22"><text:span text:style-name="T7">39</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Font height in unit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6-</text:span></text:p>
          </table:table-cell>
          <table:table-cell table:style-name="Table24.A1" office:value-type="string">
            <text:p text:style-name="P22"><text:span text:style-name="T7">R</text:span></text:p>
          </table:table-cell>
          <table:table-cell table:style-name="Table24.E1" office:value-type="string">
            <text:p text:style-name="P21"><text:span text:style-name="T3">Font width in units (width of '0')</text:span></text:p>
          </table:table-cell>
        </table:table-row>
        <table:table-row table:style-name="Table24.1">
          <table:table-cell table:style-name="Table24.A1" office:value-type="string">
            <text:p text:style-name="P21"><text:span text:style-name="T7">LMRG / FOFF</text:span></text:p>
          </table:table-cell>
          <table:table-cell table:style-name="Table24.A1" office:value-type="string">
            <text:p text:style-name="P22"><text:span text:style-name="T7">40-41</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Routines offset (divided by 8)</text:span></text:p>
          </table:table-cell>
        </table:table-row>
        <text:soft-page-break/>
        <table:table-row table:style-name="Table24.1">
          <table:table-cell table:style-name="Table24.A1" office:value-type="string">
            <text:p text:style-name="P21"><text:span text:style-name="T7">RMRG / SOFF</text:span></text:p>
          </table:table-cell>
          <table:table-cell table:style-name="Table24.A1" office:value-type="string">
            <text:p text:style-name="P22"><text:span text:style-name="T7">42-43</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Static strings offset(divided by 8)</text:span></text:p>
          </table:table-cell>
        </table:table-row>
        <table:table-row table:style-name="Table24.1">
          <table:table-cell table:style-name="Table24.A1" office:value-type="string">
            <text:p text:style-name="P21"><text:span text:style-name="T7">CLRWRD</text:span></text:p>
          </table:table-cell>
          <table:table-cell table:style-name="Table24.A1" office:value-type="string">
            <text:p text:style-name="P22"><text:span text:style-name="T7">44-45</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Default background and foreground color</text:span></text:p>
          </table:table-cell>
        </table:table-row>
        <table:table-row table:style-name="Table24.1">
          <table:table-cell table:style-name="Table24.A1" office:value-type="string">
            <text:p text:style-name="P24"/>
          </table:table-cell>
          <table:table-cell table:style-name="Table24.A1" office:value-type="string">
            <text:p text:style-name="P22"><text:span text:style-name="T7">44</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Default background color</text:span></text:p>
          </table:table-cell>
        </table:table-row>
        <table:table-row table:style-name="Table24.1">
          <table:table-cell table:style-name="Table24.A1" office:value-type="string">
            <text:p text:style-name="P24"/>
          </table:table-cell>
          <table:table-cell table:style-name="Table24.A1" office:value-type="string">
            <text:p text:style-name="P22"><text:span text:style-name="T7">45</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Default foreground color</text:span></text:p>
          </table:table-cell>
        </table:table-row>
        <table:table-row table:style-name="Table24.1">
          <table:table-cell table:style-name="Table24.A1" office:value-type="string">
            <text:p text:style-name="P21"><text:span text:style-name="T7">TCHARS</text:span></text:p>
          </table:table-cell>
          <table:table-cell table:style-name="Table24.A1" office:value-type="string">
            <text:p text:style-name="P22"><text:span text:style-name="T7">46-47</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Address of terminating characters table (bytes)</text:span></text:p>
          </table:table-cell>
        </table:table-row>
        <table:table-row table:style-name="Table24.1">
          <table:table-cell table:style-name="Table24.A1" office:value-type="string">
            <text:p text:style-name="P21"><text:span text:style-name="T7">CRCNT</text:span></text:p>
          </table:table-cell>
          <table:table-cell table:style-name="Table24.A1" office:value-type="string">
            <text:p text:style-name="P22"><text:span text:style-name="T7">48-49</text:span></text:p>
          </table:table-cell>
          <table:table-cell table:style-name="Table24.A1" office:value-type="string">
            <text:p text:style-name="P22"><text:span text:style-name="T7">5</text:span></text:p>
          </table:table-cell>
          <table:table-cell table:style-name="Table24.A1" office:value-type="string">
            <text:p text:style-name="P22"><text:span text:style-name="T7">R/W</text:span></text:p>
          </table:table-cell>
          <table:table-cell table:style-name="Table24.E1" office:value-type="string">
            <text:p text:style-name="P21"><text:span text:style-name="T3">???</text:span></text:p>
          </table:table-cell>
        </table:table-row>
        <table:table-row table:style-name="Table24.1">
          <table:table-cell table:style-name="Table24.A1" office:value-type="string">
            <text:p text:style-name="P21"><text:span text:style-name="T7">TWID</text:span></text:p>
          </table:table-cell>
          <table:table-cell table:style-name="Table24.A1" office:value-type="string">
            <text:p text:style-name="P22"><text:span text:style-name="T7">48-49</text:span></text:p>
          </table:table-cell>
          <table:table-cell table:style-name="Table24.A1" office:value-type="string">
            <text:p text:style-name="P22"><text:span text:style-name="T7">6-</text:span></text:p>
          </table:table-cell>
          <table:table-cell table:style-name="Table24.A1" office:value-type="string">
            <text:p text:style-name="P22"><text:span text:style-name="T7">R</text:span></text:p>
          </table:table-cell>
          <table:table-cell table:style-name="Table24.E1" office:value-type="string">
            <text:p text:style-name="P21"><text:span text:style-name="T3">Total width in pixels of text sent to output stream 3</text:span></text:p>
          </table:table-cell>
        </table:table-row>
        <text:soft-page-break/>
        <table:table-row table:style-name="Table24.1">
          <table:table-cell table:style-name="Table24.A1" office:value-type="string">
            <text:p text:style-name="P21"><text:span text:style-name="T7">CRFUNC /STDREV</text:span></text:p>
          </table:table-cell>
          <table:table-cell table:style-name="Table24.A1" office:value-type="string">
            <text:p text:style-name="P22"><text:span text:style-name="T7">50-51</text:span></text:p>
          </table:table-cell>
          <table:table-cell table:style-name="Table24.A1" office:value-type="string">
            <text:p text:style-name="P22"><text:span text:style-name="T7">1-</text:span></text:p>
          </table:table-cell>
          <table:table-cell table:style-name="Table24.A1" office:value-type="string">
            <text:p text:style-name="P22"><text:span text:style-name="T7">R/W</text:span></text:p>
          </table:table-cell>
          <table:table-cell table:style-name="Table24.E1" office:value-type="string">
            <text:p text:style-name="P21"><text:span text:style-name="T3">Standard revision number</text:span></text:p>
          </table:table-cell>
        </table:table-row>
        <table:table-row table:style-name="Table24.1">
          <table:table-cell table:style-name="Table24.A1" office:value-type="string">
            <text:p text:style-name="P21"><text:span text:style-name="T7">CHRSET</text:span></text:p>
          </table:table-cell>
          <table:table-cell table:style-name="Table24.A1" office:value-type="string">
            <text:p text:style-name="P22"><text:span text:style-name="T7">52-53</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Alphabet table address (bytes), or 0 for default</text:span></text:p>
          </table:table-cell>
        </table:table-row>
        <table:table-row table:style-name="Table24.1">
          <table:table-cell table:style-name="Table24.A1" office:value-type="string">
            <text:p text:style-name="P21"><text:span text:style-name="T7">EXTAB</text:span></text:p>
          </table:table-cell>
          <table:table-cell table:style-name="Table24.A1" office:value-type="string">
            <text:p text:style-name="P22"><text:span text:style-name="T7">54-55</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Header </text:span>extension table<text:span text:style-name="T3"> address (bytes)</text:span></text:p>
          </table:table-cell>
        </table:table-row>
      </table:table>
      <text:p text:style-name="Standard"/>
      <text:list xml:id="list63205324541589" text:continue-numbering="true" text:style-name="WWNum3">
        <text:list-item>
          <text:list>
            <text:list-item>
              <text:list>
                <text:list-item>
                  <text:p text:style-name="P86"><text:bookmark text:name="_jj2ekk"/>Extended header</text:p>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P21"><text:span text:style-name="T4">Field-spec</text:span></text:p>
          </table:table-cell>
          <table:table-cell table:style-name="Table25.A1" office:value-type="string">
            <text:p text:style-name="P22"><text:span text:style-name="T4">Byte</text:span></text:p>
          </table:table-cell>
          <table:table-cell table:style-name="Table25.A1" office:value-type="string">
            <text:p text:style-name="P22"><text:span text:style-name="T4">Ver</text:span></text:p>
          </table:table-cell>
          <table:table-cell table:style-name="Table25.A1" office:value-type="string">
            <text:p text:style-name="P22"><text:span text:style-name="T4">R/W</text:span></text:p>
          </table:table-cell>
          <table:table-cell table:style-name="Table25.E1" office:value-type="string">
            <text:p text:style-name="P21"><text:span text:style-name="T4">Description</text:span></text:p>
          </table:table-cell>
        </table:table-row>
        <table:table-row table:style-name="Table25.1">
          <table:table-cell table:style-name="Table25.A1" office:value-type="string">
            <text:p text:style-name="P24"/>
          </table:table-cell>
          <table:table-cell table:style-name="Table25.A1" office:value-type="string">
            <text:p text:style-name="P22"><text:span text:style-name="T7">0-1</text:span></text:p>
          </table:table-cell>
          <table:table-cell table:style-name="Table25.A1" office:value-type="string">
            <text:p text:style-name="P22"><text:span text:style-name="T7">-</text:span></text:p>
          </table:table-cell>
          <table:table-cell table:style-name="Table25.A1" office:value-type="string">
            <text:p text:style-name="P22"><text:span text:style-name="T7">R</text:span></text:p>
          </table:table-cell>
          <table:table-cell table:style-name="Table25.E1" office:value-type="string">
            <text:p text:style-name="P21"><text:span text:style-name="T3">Number of further words in table</text:span></text:p>
          </table:table-cell>
        </table:table-row>
        <table:table-row table:style-name="Table25.1">
          <table:table-cell table:style-name="Table25.A1" office:value-type="string">
            <text:p text:style-name="P21"><text:span text:style-name="T7">MSLOCX</text:span></text:p>
          </table:table-cell>
          <table:table-cell table:style-name="Table25.A1" office:value-type="string">
            <text:p text:style-name="P22"><text:span text:style-name="T7">2-3</text:span></text:p>
          </table:table-cell>
          <table:table-cell table:style-name="Table25.A1" office:value-type="string">
            <text:p text:style-name="P22"><text:span text:style-name="T7">5-</text:span></text:p>
          </table:table-cell>
          <table:table-cell table:style-name="Table25.A1" office:value-type="string">
            <text:p text:style-name="P22"><text:span text:style-name="T7">R</text:span></text:p>
          </table:table-cell>
          <table:table-cell table:style-name="Table25.E1" office:value-type="string">
            <text:p text:style-name="P21"><text:span text:style-name="T3">X-coordinate of mouse after a click</text:span></text:p>
          </table:table-cell>
        </table:table-row>
        <table:table-row table:style-name="Table25.1">
          <table:table-cell table:style-name="Table25.A1" office:value-type="string">
            <text:p text:style-name="P21"><text:span text:style-name="T7">MSLOCY</text:span></text:p>
          </table:table-cell>
          <table:table-cell table:style-name="Table25.A1" office:value-type="string">
            <text:p text:style-name="P22"><text:span text:style-name="T7">4-5</text:span></text:p>
          </table:table-cell>
          <table:table-cell table:style-name="Table25.A1" office:value-type="string">
            <text:p text:style-name="P22"><text:span text:style-name="T7">5-</text:span></text:p>
          </table:table-cell>
          <table:table-cell table:style-name="Table25.A1" office:value-type="string">
            <text:p text:style-name="P22"><text:span text:style-name="T7">R</text:span></text:p>
          </table:table-cell>
          <table:table-cell table:style-name="Table25.E1" office:value-type="string">
            <text:p text:style-name="P21"><text:span text:style-name="T3">Y-coordinate of mouse after a click</text:span></text:p>
          </table:table-cell>
        </table:table-row>
        <table:table-row table:style-name="Table25.1">
          <table:table-cell table:style-name="Table25.A1" office:value-type="string">
            <text:p text:style-name="P21"><text:span text:style-name="T7">MSETBL / UNITBL</text:span></text:p>
          </table:table-cell>
          <table:table-cell table:style-name="Table25.A1" office:value-type="string">
            <text:p text:style-name="P22"><text:span text:style-name="T7">6-7</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1"><text:span text:style-name="T3">Unicode translation table (optional)</text:span></text:p>
          </table:table-cell>
        </table:table-row>
        <table:table-row table:style-name="Table25.1">
          <table:table-cell table:style-name="Table25.A1" office:value-type="string">
            <text:p text:style-name="P21"><text:span text:style-name="T7">MSEDIR / FLAGS3</text:span></text:p>
          </table:table-cell>
          <table:table-cell table:style-name="Table25.A1" office:value-type="string">
            <text:p text:style-name="P22"><text:span text:style-name="T7">8-9</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1"><text:span text:style-name="T3">Flags 3: Bit 0: If set, game wants to use transparency</text:span></text:p>
          </table:table-cell>
        </table:table-row>
        <table:table-row table:style-name="Table25.1">
          <table:table-cell table:style-name="Table25.A1" office:value-type="string">
            <text:p text:style-name="P21"><text:span text:style-name="T7">MSEINV / TRUFGC</text:span></text:p>
          </table:table-cell>
          <table:table-cell table:style-name="Table25.A1" office:value-type="string">
            <text:p text:style-name="P22"><text:span text:style-name="T7">10-11</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1"><text:span text:style-name="T3">True default foreground colour</text:span></text:p>
          </table:table-cell>
        </table:table-row>
        <table:table-row table:style-name="Table25.1">
          <table:table-cell table:style-name="Table25.A1" office:value-type="string">
            <text:p text:style-name="P21"><text:span text:style-name="T7">MSEVRB / TRUBGC</text:span></text:p>
          </table:table-cell>
          <table:table-cell table:style-name="Table25.A1" office:value-type="string">
            <text:p text:style-name="P22"><text:span text:style-name="T7">12-13</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1"><text:span text:style-name="T3">True default background colour</text:span></text:p>
          </table:table-cell>
        </table:table-row>
        <table:table-row table:style-name="Table25.1">
          <table:table-cell table:style-name="Table25.A1" office:value-type="string">
            <text:p text:style-name="P21"><text:span text:style-name="T7">MSEWRD</text:span></text:p>
          </table:table-cell>
          <table:table-cell table:style-name="Table25.A1" office:value-type="string">
            <text:p text:style-name="P22"><text:span text:style-name="T7">14-15</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6"/>
          </table:table-cell>
        </table:table-row>
        <table:table-row table:style-name="Table25.1">
          <table:table-cell table:style-name="Table25.A1" office:value-type="string">
            <text:p text:style-name="P21"><text:span text:style-name="T7">BUTTON</text:span></text:p>
          </table:table-cell>
          <table:table-cell table:style-name="Table25.A1" office:value-type="string">
            <text:p text:style-name="P22"><text:span text:style-name="T7">16-17</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6"/>
          </table:table-cell>
        </table:table-row>
        <table:table-row table:style-name="Table25.1">
          <table:table-cell table:style-name="Table25.A1" office:value-type="string">
            <text:p text:style-name="P21"><text:span text:style-name="T7">JOYSTICK</text:span></text:p>
          </table:table-cell>
          <table:table-cell table:style-name="Table25.A1" office:value-type="string">
            <text:p text:style-name="P22"><text:span text:style-name="T7">18-19</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6"/>
          </table:table-cell>
        </table:table-row>
        <table:table-row table:style-name="Table25.1">
          <table:table-cell table:style-name="Table25.A1" office:value-type="string">
            <text:p text:style-name="P21"><text:span text:style-name="T7">BSTAT</text:span></text:p>
          </table:table-cell>
          <table:table-cell table:style-name="Table25.A1" office:value-type="string">
            <text:p text:style-name="P22"><text:span text:style-name="T7">20-21</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6"/>
          </table:table-cell>
        </table:table-row>
        <table:table-row table:style-name="Table25.1">
          <table:table-cell table:style-name="Table25.A1" office:value-type="string">
            <text:p text:style-name="P21"><text:span text:style-name="T7">JSTAT</text:span></text:p>
          </table:table-cell>
          <table:table-cell table:style-name="Table25.A1" office:value-type="string">
            <text:p text:style-name="P22"><text:span text:style-name="T7">22-23</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6"/>
          </table:table-cell>
        </table:table-row>
      </table:table>
      <text:p text:style-name="Standard"/>
      <text:list xml:id="list63205553402475" text:continue-numbering="true" text:style-name="WWNum3">
        <text:list-item>
          <text:list>
            <text:list-item>
              <text:p text:style-name="P94"><text:bookmark text:name="_33ipx8d"/></text:p>
            </text:list-item>
            <text:list-item>
              <text:p text:style-name="P95"><text:bookmark text:name="_lzl71kiszlvw"/>Appendix C - Reserved constants, globals &amp; locals</text:p>
            </text:list-item>
          </text:list>
        </text:list-item>
      </text:list>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21"><text:span text:style-name="T9">Name</text:span></text:p>
          </table:table-cell>
          <table:table-cell table:style-name="Table26.A1" office:value-type="string">
            <text:p text:style-name="P21"><text:span text:style-name="T9">Type</text:span></text:p>
          </table:table-cell>
          <table:table-cell table:style-name="Table26.A1" office:value-type="string">
            <text:p text:style-name="P21"><text:span text:style-name="T20">Default v</text:span><text:span text:style-name="T9">alue</text:span></text:p>
          </table:table-cell>
          <table:table-cell table:style-name="Table26.D1" office:value-type="string">
            <text:p text:style-name="P21"><text:span text:style-name="T9">Description</text:span></text:p>
          </table:table-cell>
        </table:table-row>
        <table:table-row table:style-name="Table26.1">
          <table:table-cell table:style-name="Table26.A1" office:value-type="string">
            <text:p text:style-name="P21"><text:span text:style-name="T15">CRLF-CHARACTER</text:span></text:p>
          </table:table-cell>
          <table:table-cell table:style-name="Table26.A1" office:value-type="string">
            <text:p text:style-name="P21"><text:span text:style-name="T15">GVAL</text:span></text:p>
          </table:table-cell>
          <table:table-cell table:style-name="Table26.A1" office:value-type="string">
            <text:p text:style-name="P21"><text:span text:style-name="T15">|</text:span></text:p>
          </table:table-cell>
          <table:table-cell table:style-name="Table26.D1" office:value-type="string">
            <text:p text:style-name="P24"/>
          </table:table-cell>
        </table:table-row>
        <table:table-row table:style-name="Table26.1">
          <table:table-cell table:style-name="Table26.A1" office:value-type="string">
            <text:p text:style-name="P21"><text:span text:style-name="T7">DO-FUNNY-RETURNS?</text:span></text:p>
          </table:table-cell>
          <table:table-cell table:style-name="Table26.A1" office:value-type="string">
            <text:p text:style-name="P21"><text:span text:style-name="T15">GVAL</text:span></text:p>
          </table:table-cell>
          <table:table-cell table:style-name="Table26.A1" office:value-type="string">
            <text:p text:style-name="P21"><text:span text:style-name="T7">&lt;&gt; Versions 3-4<text:line-break/>T <text:s/>Versions 5-</text:span></text:p>
          </table:table-cell>
          <table:table-cell table:style-name="Table26.D1" office:value-type="string">
            <text:p text:style-name="P24"/>
          </table:table-cell>
        </table:table-row>
        <table:table-row table:style-name="Table26.1">
          <table:table-cell table:style-name="Table26.A1" office:value-type="string">
            <text:p text:style-name="P21"><text:span text:style-name="T7">FALSE-VALUE</text:span></text:p>
          </table:table-cell>
          <table:table-cell table:style-name="Table26.A1" office:value-type="string">
            <text:p text:style-name="P21"><text:span text:style-name="T7">CONSTANT</text:span></text:p>
          </table:table-cell>
          <table:table-cell table:style-name="Table26.A1" office:value-type="string">
            <text:p text:style-name="P21"><text:span text:style-name="T7">0</text:span></text:p>
          </table:table-cell>
          <table:table-cell table:style-name="Table26.D1" office:value-type="string">
            <text:p text:style-name="P24"/>
          </table:table-cell>
        </table:table-row>
        <table:table-row table:style-name="Table26.1">
          <table:table-cell table:style-name="Table26.A1" office:value-type="string">
            <text:p text:style-name="P21"><text:span text:style-name="T7">FATAL-VALUE</text:span></text:p>
          </table:table-cell>
          <table:table-cell table:style-name="Table26.A1" office:value-type="string">
            <text:p text:style-name="P21"><text:span text:style-name="T7">CONSTANT</text:span></text:p>
          </table:table-cell>
          <table:table-cell table:style-name="Table26.A1" office:value-type="string">
            <text:p text:style-name="P21"><text:span text:style-name="T7">2</text:span></text:p>
          </table:table-cell>
          <table:table-cell table:style-name="Table26.D1" office:value-type="string">
            <text:p text:style-name="P24"/>
          </table:table-cell>
        </table:table-row>
        <table:table-row table:style-name="Table26.1">
          <table:table-cell table:style-name="Table26.A1" office:value-type="string">
            <text:p text:style-name="P21"><text:span text:style-name="T15">IN-ZILCH</text:span></text:p>
          </table:table-cell>
          <table:table-cell table:style-name="Table26.A1" office:value-type="string">
            <text:p text:style-name="P21"><text:span text:style-name="T15">COMPILATION-FLAG</text:span></text:p>
          </table:table-cell>
          <table:table-cell table:style-name="Table26.A1" office:value-type="string">
            <text:p text:style-name="P21"><text:span text:style-name="T15">&lt;&gt;</text:span></text:p>
          </table:table-cell>
          <table:table-cell table:style-name="Table26.D1" office:value-type="string">
            <text:p text:style-name="P24"/>
          </table:table-cell>
        </table:table-row>
        <table:table-row table:style-name="Table26.1">
          <table:table-cell table:style-name="Table26.A1" office:value-type="string">
            <text:p text:style-name="Standard"><text:span text:style-name="T15"><office:annotation office:name="__Annotation__29264_3695253710"><dc:creator>Henrik Åsman</dc:creator><dc:date>2020-08-30T19:32:19</dc:date><text:p><text:span text:style-name="T33">I'll add some explanation and/or history about the "new parser" in the chapter tht tries to explain basic concepts.</text:span></text:p></office:annotation></text:span><text:span text:style-name="T15"><office:annotation office:name="__Annotation__29262_3695253710"><dc:creator>Jason Compton</dc:creator><dc:date>2020-08-30T17:07:10</dc:date><text:p><text:span text:style-name="T33">I feel like references to the "new parser" need even more explanation, and perhaps should always be surrounded by quotation marks or something else that makes it clear that the term is historical but no longer accurate. (ZILF's parser is "newer" than the "new parser" from the late 1980s, so to all but a hardcore insider, this is a confusing term.)</text:span></text:p></office:annotation></text:span><text:span text:style-name="T15">NEW-PARSER?</text:span><office:annotation-end office:name="__Annotation__29262_3695253710"/><office:annotation-end office:name="__Annotation__29264_3695253710"/></text:p>
          </table:table-cell>
          <table:table-cell table:style-name="Table26.A1" office:value-type="string">
            <text:p text:style-name="Standard"><text:span text:style-name="T15">GVAL</text:span></text:p>
          </table:table-cell>
          <table:table-cell table:style-name="Table26.A1" office:value-type="string">
            <text:p text:style-name="Standard"><text:span text:style-name="T15">Not defined</text:span></text:p>
          </table:table-cell>
          <table:table-cell table:style-name="Table26.D1" office:value-type="string">
            <text:p text:style-name="P21"><text:span text:style-name="T15">&lt;SETG NEW-PARSER T&gt; to use new parser</text:span></text:p>
          </table:table-cell>
        </table:table-row>
        <table:table-row table:style-name="Table26.1">
          <table:table-cell table:style-name="Table26.A1" office:value-type="string">
            <text:p text:style-name="Standard"><text:span text:style-name="T15">NEW-SFLAGS</text:span></text:p>
          </table:table-cell>
          <table:table-cell table:style-name="Table26.A1" office:value-type="string">
            <text:p text:style-name="Standard"><text:span text:style-name="T15">GVAL</text:span></text:p>
          </table:table-cell>
          <table:table-cell table:style-name="Table26.A1" office:value-type="string">
            <text:p text:style-name="P3"/>
          </table:table-cell>
          <table:table-cell table:style-name="Table26.D1" office:value-type="string">
            <text:p text:style-name="P24"/>
          </table:table-cell>
        </table:table-row>
        <table:table-row table:style-name="Table26.1">
          <table:table-cell table:style-name="Table26.A1" office:value-type="string">
            <text:p text:style-name="Standard"><text:span text:style-name="T15">PRESERVE-SPACES?</text:span></text:p>
          </table:table-cell>
          <table:table-cell table:style-name="Table26.A1" office:value-type="string">
            <text:p text:style-name="Standard"><text:span text:style-name="T15">GVAL</text:span></text:p>
          </table:table-cell>
          <table:table-cell table:style-name="Table26.A1" office:value-type="string">
            <text:p text:style-name="Standard"><text:span text:style-name="T15">&lt;&gt;</text:span></text:p>
          </table:table-cell>
          <table:table-cell table:style-name="Table26.D1" office:value-type="string">
            <text:p text:style-name="P24"/>
          </table:table-cell>
        </table:table-row>
        <table:table-row table:style-name="Table26.1">
          <table:table-cell table:style-name="Table26.A1" office:value-type="string">
            <text:p text:style-name="Standard"><text:span text:style-name="T15">REDEFINE</text:span></text:p>
          </table:table-cell>
          <table:table-cell table:style-name="Table26.A1" office:value-type="string">
            <text:p text:style-name="Standard"><text:span text:style-name="T15">LVAL</text:span></text:p>
          </table:table-cell>
          <table:table-cell table:style-name="Table26.A1" office:value-type="string">
            <text:p text:style-name="Standard"><text:span text:style-name="T15">&lt;&gt;</text:span></text:p>
          </table:table-cell>
          <table:table-cell table:style-name="Table26.D1" office:value-type="string">
            <text:p text:style-name="P24"/>
          </table:table-cell>
        </table:table-row>
        <table:table-row table:style-name="Table26.1">
          <table:table-cell table:style-name="Table26.A1" office:value-type="string">
            <text:p text:style-name="Standard"><text:span text:style-name="T15">SENTENCE-ENDS?</text:span></text:p>
          </table:table-cell>
          <table:table-cell table:style-name="Table26.A1" office:value-type="string">
            <text:p text:style-name="Standard"><text:span text:style-name="T15">FILE-FLAG</text:span></text:p>
          </table:table-cell>
          <table:table-cell table:style-name="Table26.A1" office:value-type="string">
            <text:p text:style-name="P3"/>
          </table:table-cell>
          <table:table-cell table:style-name="Table26.D1" office:value-type="string">
            <text:p text:style-name="P24"/>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0102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0%" fo:text-indent="-0.3957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1" style:font-family-asian="Arial" style:font-family-generic-asian="system" style:font-pitch-asian="variable" style:font-size-asian="10.5pt" style:font-weight-asian="bold" style:font-name-complex="Arial1"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1.1756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135</text:page-number><text:span text:style-name="MT1"><text:s/>-</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3" style:next-style-name="Converted2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0" meta:object-count="0" meta:page-count="135" meta:paragraph-count="4082" meta:word-count="37318" meta:character-count="221810" meta:non-whitespace-character-count="180558"/>
    <meta:generator>LibreOfficeDev/6.0.5.2$Linux_X86_64 LibreOffice_project/</meta:generator>
  </office:meta>
</office:document-meta>
</file>